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11" style:master-page-name="MasterPage2" style:family="paragraph" style:name="P35">
      <style:paragraph-properties fo:margin-left="0cm" fo:margin-right="0cm" fo:text-indent="0cm" fo:margin-top="0pt" fo:margin-bottom="12pt" fo:background-color="#ffffff" fo:border="none"/>
    </style:style>
    <style:style style:family="text" style:name="T650">
      <style:text-properties fo:color="#24292f" fo:font-family="Liberation Sans" style:font-family-complex="Liberation Sans" fo:font-weight="bold"/>
    </style:style>
    <style:style style:parent-style-name="713" style:family="paragraph" style:name="P37">
      <style:paragraph-properties fo:margin-left="0cm" fo:margin-right="0cm" fo:text-indent="0cm" fo:margin-top="18pt" fo:margin-bottom="12pt" fo:border="none"/>
    </style:style>
    <style:style style:family="text" style:name="T651">
      <style:text-properties fo:color="#24292f" fo:font-family="Liberation Sans" style:font-family-complex="Liberation Sans" fo:font-weight="bold"/>
    </style:style>
    <style:style style:family="paragraph" style:name="P38">
      <style:paragraph-properties fo:margin-left="0cm" fo:margin-right="0cm" fo:text-indent="0cm" fo:margin-top="0pt" fo:margin-bottom="12pt" fo:border="none"/>
    </style:style>
    <style:style style:family="text" style:name="T652">
      <style:text-properties fo:color="#24292f" fo:font-family="Liberation Sans" style:font-family-complex="Liberation Sans"/>
    </style:style>
    <style:style style:family="text" style:name="T653">
      <style:text-properties fo:color="#24292f" fo:font-family="Liberation Sans" style:font-family-complex="Liberation Sans" fo:font-size="12pt"/>
    </style:style>
    <style:style style:family="text" style:name="T654">
      <style:text-properties fo:color="#24292f" fo:font-family="Liberation Sans" style:font-family-complex="Liberation Sans"/>
    </style:style>
    <style:style style:family="text" style:name="T655">
      <style:text-properties fo:color="#24292f" fo:font-family="Liberation Sans" style:font-family-complex="Liberation Sans" fo:font-size="12pt"/>
    </style:style>
    <style:style style:family="text" style:name="T656">
      <style:text-properties fo:color="#24292f" fo:font-family="Liberation Sans" style:font-family-complex="Liberation Sans" fo:font-weight="bold"/>
    </style:style>
    <style:style style:family="text" style:name="T657">
      <style:text-properties fo:color="#24292f" fo:font-family="Liberation Sans" style:font-family-complex="Liberation Sans" fo:font-size="12pt"/>
    </style:style>
    <style:style style:family="text" style:name="T658">
      <style:text-properties fo:color="#24292f" fo:font-family="Liberation Sans" style:font-family-complex="Liberation Sans"/>
    </style:style>
    <style:style style:family="text" style:name="T659">
      <style:text-properties fo:color="#24292f" fo:font-family="Liberation Sans" style:font-family-complex="Liberation Sans" fo:font-size="12pt"/>
    </style:style>
    <style:style style:family="text" style:name="T660">
      <style:text-properties fo:color="#24292f" fo:font-family="Liberation Sans" style:font-family-complex="Liberation Sans"/>
    </style:style>
    <style:style style:family="paragraph" style:name="P39">
      <style:paragraph-properties fo:margin-left="0cm" fo:margin-right="0cm" fo:text-indent="0cm" fo:margin-top="0pt" fo:margin-bottom="12pt" fo:border="none"/>
    </style:style>
    <style:style style:family="text" style:name="T661">
      <style:text-properties fo:color="#24292f" fo:font-family="Liberation Sans" style:font-family-complex="Liberation Sans"/>
    </style:style>
    <style:style style:family="text" style:name="T662">
      <style:text-properties fo:color="#24292f" fo:font-family="Liberation Sans" style:font-family-complex="Liberation Sans" fo:font-size="12pt"/>
    </style:style>
    <style:style style:family="text" style:name="T663">
      <style:text-properties fo:color="#24292f" fo:font-family="Liberation Sans" style:font-family-complex="Liberation Sans"/>
    </style:style>
    <style:style style:family="paragraph" style:name="P40">
      <style:paragraph-properties fo:margin-left="0cm" fo:margin-right="0cm" fo:text-indent="0cm" fo:margin-top="0pt" fo:margin-bottom="12pt" fo:border="none"/>
    </style:style>
    <style:style style:family="text" style:name="T664">
      <style:text-properties fo:color="#24292f" fo:font-family="Liberation Sans" style:font-family-complex="Liberation Sans"/>
    </style:style>
    <style:style style:parent-style-name="764" style:list-style-name="WWNum1" style:family="paragraph" style:name="P41">
      <style:paragraph-properties fo:margin-left="0cm" fo:margin-right="0cm" fo:text-indent="0cm" fo:margin-top="12pt" fo:margin-bottom="12pt" fo:border="none"/>
    </style:style>
    <style:style style:family="text" style:name="T665">
      <style:text-properties fo:color="#24292f" fo:font-family="Liberation Sans" style:font-family-complex="Liberation Sans"/>
    </style:style>
    <style:style style:parent-style-name="764" style:list-style-name="WWNum2" style:family="paragraph" style:name="P42">
      <style:paragraph-properties fo:margin-left="0cm" fo:margin-right="0cm" fo:text-indent="0cm" fo:margin-top="12pt" fo:margin-bottom="12pt" fo:border="none"/>
    </style:style>
    <style:style style:family="text" style:name="T666">
      <style:text-properties fo:color="#24292f" fo:font-family="Liberation Sans" style:font-family-complex="Liberation Sans"/>
    </style:style>
    <style:style style:parent-style-name="764" style:list-style-name="WWNum3" style:family="paragraph" style:name="P43">
      <style:paragraph-properties fo:margin-left="0cm" fo:margin-right="0cm" fo:text-indent="0cm" fo:margin-top="12pt" fo:margin-bottom="12pt" fo:border="none"/>
    </style:style>
    <style:style style:family="text" style:name="T667">
      <style:text-properties fo:color="#24292f" fo:font-family="Liberation Sans" style:font-family-complex="Liberation Sans"/>
    </style:style>
    <style:style style:parent-style-name="764" style:list-style-name="WWNum4" style:family="paragraph" style:name="P44">
      <style:paragraph-properties fo:margin-left="0cm" fo:margin-right="0cm" fo:text-indent="0cm" fo:margin-top="12pt" fo:margin-bottom="12pt" fo:border="none"/>
    </style:style>
    <style:style style:family="text" style:name="T668">
      <style:text-properties fo:color="#24292f" fo:font-family="Liberation Sans" style:font-family-complex="Liberation Sans"/>
    </style:style>
    <style:style style:parent-style-name="764" style:list-style-name="WWNum5" style:family="paragraph" style:name="P45">
      <style:paragraph-properties fo:margin-left="0cm" fo:margin-right="0cm" fo:text-indent="0cm" fo:margin-top="12pt" fo:margin-bottom="12pt" fo:border="none"/>
    </style:style>
    <style:style style:family="text" style:name="T669">
      <style:text-properties fo:color="#24292f" fo:font-family="Liberation Sans" style:font-family-complex="Liberation Sans"/>
    </style:style>
    <style:style style:parent-style-name="764" style:list-style-name="WWNum6" style:family="paragraph" style:name="P46">
      <style:paragraph-properties fo:margin-left="0cm" fo:margin-right="0cm" fo:text-indent="0cm" fo:margin-top="12pt" fo:margin-bottom="12pt" fo:border="none"/>
    </style:style>
    <style:style style:family="text" style:name="T670">
      <style:text-properties fo:color="#24292f" fo:font-family="Liberation Sans" style:font-family-complex="Liberation Sans"/>
    </style:style>
    <style:style style:parent-style-name="764" style:list-style-name="WWNum7" style:family="paragraph" style:name="P47">
      <style:paragraph-properties fo:margin-left="0cm" fo:margin-right="0cm" fo:text-indent="0cm" fo:margin-top="12pt" fo:margin-bottom="12pt" fo:border="none"/>
    </style:style>
    <style:style style:family="text" style:name="T671">
      <style:text-properties fo:color="#24292f" fo:font-family="Liberation Sans" style:font-family-complex="Liberation Sans"/>
    </style:style>
    <style:style style:parent-style-name="764" style:list-style-name="WWNum8" style:family="paragraph" style:name="P48">
      <style:paragraph-properties fo:margin-left="0cm" fo:margin-right="0cm" fo:text-indent="0cm" fo:margin-top="12pt" fo:margin-bottom="12pt" fo:border="none"/>
    </style:style>
    <style:style style:family="text" style:name="T672">
      <style:text-properties fo:color="#24292f" fo:font-family="Liberation Sans" style:font-family-complex="Liberation Sans"/>
    </style:style>
    <style:style style:parent-style-name="764" style:list-style-name="WWNum9" style:family="paragraph" style:name="P49">
      <style:paragraph-properties fo:margin-left="0cm" fo:margin-right="0cm" fo:text-indent="0cm" fo:margin-top="12pt" fo:margin-bottom="12pt" fo:border="none"/>
    </style:style>
    <style:style style:family="text" style:name="T673">
      <style:text-properties fo:color="#24292f" fo:font-family="Liberation Sans" style:font-family-complex="Liberation Sans"/>
    </style:style>
    <style:style style:parent-style-name="764" style:list-style-name="WWNum10" style:family="paragraph" style:name="P50">
      <style:paragraph-properties fo:margin-left="0cm" fo:margin-right="0cm" fo:text-indent="0cm" fo:margin-top="12pt" fo:margin-bottom="12pt" fo:border="none"/>
    </style:style>
    <style:style style:family="text" style:name="T674">
      <style:text-properties fo:color="#24292f" fo:font-family="Liberation Sans" style:font-family-complex="Liberation Sans"/>
    </style:style>
    <style:style style:family="paragraph" style:name="P51">
      <style:paragraph-properties fo:margin-left="0cm" fo:margin-right="0cm" fo:text-indent="0cm" fo:margin-top="0pt" fo:margin-bottom="12pt" fo:border="none"/>
    </style:style>
    <style:style style:family="text" style:name="T675">
      <style:text-properties fo:color="#24292f" fo:font-family="Liberation Sans" style:font-family-complex="Liberation Sans" fo:font-weight="bold"/>
    </style:style>
    <style:style style:family="text" style:name="T676">
      <style:text-properties fo:color="#24292f" fo:font-family="Liberation Sans" style:font-family-complex="Liberation Sans" fo:font-size="12pt"/>
    </style:style>
    <style:style style:family="text" style:name="T677">
      <style:text-properties fo:color="#24292f" fo:font-family="Liberation Sans" style:font-family-complex="Liberation Sans"/>
    </style:style>
    <style:style style:family="paragraph" style:name="P52">
      <style:paragraph-properties fo:margin-left="0cm" fo:margin-right="0cm" fo:text-indent="0cm" fo:margin-top="0pt" fo:margin-bottom="12pt" fo:border="none"/>
    </style:style>
    <style:style style:family="text" style:name="T678">
      <style:text-properties fo:color="#24292f" fo:font-family="Liberation Sans" style:font-family-complex="Liberation Sans"/>
    </style:style>
    <style:style style:family="text" style:name="T679">
      <style:text-properties fo:color="#24292f" fo:font-family="Liberation Sans" style:font-family-complex="Liberation Sans" fo:font-size="12pt"/>
    </style:style>
    <style:style style:family="text" style:name="T680">
      <style:text-properties fo:color="#24292f" fo:font-family="Liberation Sans" style:font-family-complex="Liberation Sans"/>
    </style:style>
    <style:style style:family="text" style:name="T681">
      <style:text-properties fo:color="#24292f" fo:font-family="Liberation Sans" style:font-family-complex="Liberation Sans" fo:font-size="12pt"/>
    </style:style>
    <style:style style:family="text" style:name="T682">
      <style:text-properties fo:color="#24292f" fo:font-family="Liberation Sans" style:font-family-complex="Liberation Sans"/>
    </style:style>
    <style:style style:family="text" style:name="T683">
      <style:text-properties fo:color="#24292f" fo:font-family="Liberation Sans" style:font-family-complex="Liberation Sans" fo:font-size="12pt"/>
    </style:style>
    <style:style style:family="text" style:name="T684">
      <style:text-properties fo:color="#24292f" fo:font-family="Liberation Sans" style:font-family-complex="Liberation Sans"/>
    </style:style>
    <style:style style:parent-style-name="713" style:family="paragraph" style:name="P53">
      <style:paragraph-properties fo:margin-left="0cm" fo:margin-right="0cm" fo:text-indent="0cm" fo:margin-top="18pt" fo:margin-bottom="12pt" fo:border="none"/>
    </style:style>
    <style:style style:family="text" style:name="T685">
      <style:text-properties fo:color="#24292f" fo:font-family="Liberation Sans" style:font-family-complex="Liberation Sans" fo:font-weight="bold"/>
    </style:style>
    <style:style style:family="paragraph" style:name="P54">
      <style:paragraph-properties fo:margin-left="0cm" fo:margin-right="0cm" fo:text-indent="0cm" fo:margin-top="0pt" fo:margin-bottom="12pt" fo:border="none"/>
    </style:style>
    <style:style style:family="text" style:name="T686">
      <style:text-properties fo:color="#24292f" fo:font-family="Liberation Sans" style:font-family-complex="Liberation Sans"/>
    </style:style>
    <style:style style:family="text" style:name="T687">
      <style:text-properties fo:color="#24292f" fo:font-family="Liberation Sans" style:font-family-complex="Liberation Sans" fo:font-size="12pt"/>
    </style:style>
    <style:style style:family="text" style:name="T688">
      <style:text-properties fo:color="#24292f" fo:font-family="Liberation Sans" style:font-family-complex="Liberation Sans" fo:font-style="italic" fo:font-weight="bold"/>
    </style:style>
    <style:style style:family="text" style:name="T689">
      <style:text-properties fo:color="#24292f" fo:font-family="Liberation Sans" style:font-family-complex="Liberation Sans" fo:font-size="12pt"/>
    </style:style>
    <style:style style:family="text" style:name="T690">
      <style:text-properties fo:color="#24292f" fo:font-family="Liberation Sans" style:font-family-complex="Liberation Sans"/>
    </style:style>
    <style:style style:family="text" style:name="T691">
      <style:text-properties fo:color="#24292f" fo:font-family="Liberation Sans" style:font-family-complex="Liberation Sans" fo:font-size="12pt"/>
    </style:style>
    <style:style style:family="text" style:name="T692">
      <style:text-properties fo:color="#24292f" fo:font-family="Liberation Sans" style:font-family-complex="Liberation Sans"/>
    </style:style>
    <style:style style:family="text" style:name="T693">
      <style:text-properties fo:color="#24292f" fo:font-family="Liberation Sans" style:font-family-complex="Liberation Sans" fo:font-size="12pt"/>
    </style:style>
    <style:style style:family="text" style:name="T694">
      <style:text-properties fo:color="#24292f" fo:font-family="Liberation Sans" style:font-family-complex="Liberation Sans"/>
    </style:style>
    <style:style style:family="text" style:name="T695">
      <style:text-properties fo:color="#24292f" fo:font-family="Liberation Sans" style:font-family-complex="Liberation Sans" fo:font-size="12pt"/>
    </style:style>
    <style:style style:family="text" style:name="T696">
      <style:text-properties fo:color="#24292f" fo:font-family="Liberation Sans" style:font-family-complex="Liberation Sans"/>
    </style:style>
    <style:style style:family="text" style:name="T697">
      <style:text-properties fo:color="#24292f" fo:font-family="Liberation Sans" style:font-family-complex="Liberation Sans" fo:font-size="12pt"/>
    </style:style>
    <style:style style:family="text" style:name="T698">
      <style:text-properties fo:color="#24292f" fo:font-family="Liberation Sans" style:font-family-complex="Liberation Sans"/>
    </style:style>
    <style:style style:family="paragraph" style:name="P55">
      <style:paragraph-properties fo:margin-left="0cm" fo:margin-right="0cm" fo:text-indent="0cm" fo:margin-top="0pt" fo:margin-bottom="0pt" fo:border="none"/>
    </style:style>
    <style:style style:family="text" style:name="T699">
      <style:text-properties fo:color="#24292f" fo:font-family="Liberation Sans" style:font-family-complex="Liberation Sans"/>
    </style:style>
    <style:style style:family="paragraph" style:name="P56">
      <style:paragraph-properties fo:margin-left="0cm" fo:margin-right="0cm" fo:text-indent="0cm" fo:margin-top="0pt" fo:margin-bottom="0pt" fo:border="none"/>
    </style:style>
    <style:style style:family="text" style:name="T700">
      <style:text-properties fo:color="#24292f" fo:font-family="Liberation Sans" style:font-family-complex="Liberation Sans"/>
    </style:style>
    <style:style style:family="paragraph" style:name="P57">
      <style:paragraph-properties fo:margin-left="0cm" fo:margin-right="0cm" fo:text-indent="0cm" fo:margin-top="0pt" fo:margin-bottom="12pt" fo:border="none"/>
    </style:style>
    <style:style style:family="text" style:name="T701">
      <style:text-properties fo:color="#24292f" fo:font-family="Liberation Sans" style:font-family-complex="Liberation Sans"/>
    </style:style>
    <style:style style:family="text" style:name="T702">
      <style:text-properties fo:color="#24292f" fo:font-family="Liberation Sans" style:font-family-complex="Liberation Sans" fo:font-size="12pt"/>
    </style:style>
    <style:style style:family="text" style:name="T703">
      <style:text-properties fo:color="#24292f" fo:font-family="Liberation Sans" style:font-family-complex="Liberation Sans"/>
    </style:style>
    <style:style style:family="text" style:name="T704">
      <style:text-properties fo:color="#24292f" fo:font-family="Liberation Sans" style:font-family-complex="Liberation Sans" fo:font-size="12pt"/>
    </style:style>
    <style:style style:family="text" style:name="T705">
      <style:text-properties fo:color="#24292f" fo:font-family="Liberation Sans" style:font-family-complex="Liberation Sans"/>
    </style:style>
    <style:style style:family="paragraph" style:name="P58">
      <style:paragraph-properties fo:margin-left="0cm" fo:margin-right="0cm" fo:text-indent="0cm" fo:margin-top="0pt" fo:margin-bottom="12pt" fo:border="none"/>
    </style:style>
    <style:style style:family="text" style:name="T706">
      <style:text-properties fo:color="#24292f" fo:font-family="Liberation Sans" style:font-family-complex="Liberation Sans"/>
    </style:style>
    <style:style style:family="paragraph" style:name="P59">
      <style:paragraph-properties fo:margin-left="0cm" fo:margin-right="0cm" fo:text-indent="0cm" fo:margin-top="0pt" fo:margin-bottom="12pt" fo:border="none"/>
    </style:style>
    <style:style style:family="text" style:name="T707">
      <style:text-properties fo:color="#24292f" fo:font-family="Liberation Sans" style:font-family-complex="Liberation Sans"/>
    </style:style>
    <style:style style:family="text" style:name="T708">
      <style:text-properties fo:color="#000000" fo:font-family="Courier New" style:font-family-complex="Courier New" fo:font-size="10pt"/>
    </style:style>
    <style:style style:family="text" style:name="T709">
      <style:text-properties fo:color="#24292f" fo:font-family="Liberation Sans" style:font-family-complex="Liberation Sans"/>
    </style:style>
    <style:style style:family="paragraph" style:name="P60">
      <style:paragraph-properties fo:margin-left="0cm" fo:margin-right="0cm" fo:text-indent="0cm" fo:margin-top="0pt" fo:margin-bottom="12pt" fo:border="none"/>
    </style:style>
    <style:style style:family="text" style:name="T710">
      <style:text-properties fo:color="#24292f" fo:font-family="Liberation Sans" style:font-family-complex="Liberation Sans"/>
    </style:style>
    <style:style style:family="text" style:name="T711">
      <style:text-properties fo:color="#24292f" fo:font-family="Liberation Sans" style:font-family-complex="Liberation Sans" fo:font-size="12pt"/>
    </style:style>
    <style:style style:family="text" style:name="T712">
      <style:text-properties fo:color="#24292f" fo:font-family="Liberation Sans" style:font-family-complex="Liberation Sans" fo:font-style="italic"/>
    </style:style>
    <style:style style:family="text" style:name="T713">
      <style:text-properties fo:color="#24292f" fo:font-family="Liberation Sans" style:font-family-complex="Liberation Sans"/>
    </style:style>
    <style:style style:family="text" style:name="T714">
      <style:text-properties fo:color="#24292f" fo:font-family="Liberation Sans" style:font-family-complex="Liberation Sans" fo:font-size="12pt"/>
    </style:style>
    <style:style style:family="text" style:name="T715">
      <style:text-properties fo:color="#24292f" fo:font-family="Liberation Sans" style:font-family-complex="Liberation Sans"/>
    </style:style>
    <style:style style:family="paragraph" style:name="P61">
      <style:paragraph-properties fo:margin-left="0cm" fo:margin-right="0cm" fo:text-indent="0cm" fo:margin-top="0pt" fo:margin-bottom="12pt" fo:border="none"/>
    </style:style>
    <style:style style:family="text" style:name="T716">
      <style:text-properties fo:color="#24292f" fo:font-family="Liberation Sans" style:font-family-complex="Liberation Sans"/>
    </style:style>
    <style:style style:family="text" style:name="T717">
      <style:text-properties fo:color="#24292f" fo:font-family="Liberation Sans" style:font-family-complex="Liberation Sans" fo:font-size="12pt"/>
    </style:style>
    <style:style style:family="text" style:name="T718">
      <style:text-properties fo:color="#24292f" fo:font-family="Liberation Sans" style:font-family-complex="Liberation Sans" fo:font-style="italic"/>
    </style:style>
    <style:style style:family="text" style:name="T719">
      <style:text-properties fo:color="#24292f" fo:font-family="Liberation Sans" style:font-family-complex="Liberation Sans" fo:font-size="12pt"/>
    </style:style>
    <style:style style:family="text" style:name="T720">
      <style:text-properties fo:color="#24292f" fo:font-family="Liberation Sans" style:font-family-complex="Liberation Sans"/>
    </style:style>
    <style:style style:family="text" style:name="T721">
      <style:text-properties fo:color="#24292f" fo:font-family="Liberation Sans" style:font-family-complex="Liberation Sans" fo:font-size="12pt"/>
    </style:style>
    <style:style style:family="text" style:name="T722">
      <style:text-properties fo:color="#24292f" fo:font-family="Liberation Sans" style:font-family-complex="Liberation Sans" fo:font-style="italic"/>
    </style:style>
    <style:style style:family="text" style:name="T723">
      <style:text-properties fo:color="#24292f" fo:font-family="Liberation Sans" style:font-family-complex="Liberation Sans"/>
    </style:style>
    <style:style style:family="text" style:name="T724">
      <style:text-properties fo:color="#24292f" fo:font-family="Liberation Sans" style:font-family-complex="Liberation Sans" fo:font-size="12pt"/>
    </style:style>
    <style:style style:family="text" style:name="T725">
      <style:text-properties fo:color="#24292f" fo:font-family="Liberation Sans" style:font-family-complex="Liberation Sans" fo:font-style="italic"/>
    </style:style>
    <style:style style:family="text" style:name="T726">
      <style:text-properties fo:color="#24292f" fo:font-family="Liberation Sans" style:font-family-complex="Liberation Sans"/>
    </style:style>
    <style:style style:family="text" style:name="T727">
      <style:text-properties fo:color="#24292f" fo:font-family="Liberation Sans" style:font-family-complex="Liberation Sans" fo:font-size="12pt"/>
    </style:style>
    <style:style style:family="text" style:name="T728">
      <style:text-properties fo:color="#24292f" fo:font-family="Liberation Sans" style:font-family-complex="Liberation Sans"/>
    </style:style>
    <style:style style:family="text" style:name="T729">
      <style:text-properties fo:color="#24292f" fo:font-family="Liberation Sans" style:font-family-complex="Liberation Sans" fo:font-size="12pt"/>
    </style:style>
    <style:style style:family="text" style:name="T730">
      <style:text-properties fo:color="#24292f" fo:font-family="Liberation Sans" style:font-family-complex="Liberation Sans"/>
    </style:style>
    <style:style style:family="paragraph" style:name="P62">
      <style:paragraph-properties fo:margin-left="0cm" fo:margin-right="0cm" fo:text-indent="0cm" fo:margin-top="0pt" fo:margin-bottom="12pt" fo:border="none"/>
    </style:style>
    <style:style style:family="text" style:name="T731">
      <style:text-properties fo:color="#24292f" fo:font-family="Liberation Sans" style:font-family-complex="Liberation Sans"/>
    </style:style>
    <style:style style:family="text" style:name="T732">
      <style:text-properties fo:color="#24292f" fo:font-family="Liberation Sans" style:font-family-complex="Liberation Sans" fo:font-size="12pt"/>
    </style:style>
    <style:style style:family="text" style:name="T733">
      <style:text-properties fo:color="#24292f" fo:font-family="Liberation Sans" style:font-family-complex="Liberation Sans"/>
    </style:style>
    <style:style style:family="text" style:name="T734">
      <style:text-properties fo:color="#24292f" fo:font-family="Liberation Sans" style:font-family-complex="Liberation Sans" fo:font-size="12pt"/>
    </style:style>
    <style:style style:family="text" style:name="T735">
      <style:text-properties fo:color="#24292f" fo:font-family="Liberation Sans" style:font-family-complex="Liberation Sans"/>
    </style:style>
    <style:style style:family="text" style:name="T736">
      <style:text-properties fo:color="#24292f" fo:font-family="Liberation Sans" style:font-family-complex="Liberation Sans" fo:font-size="12pt"/>
    </style:style>
    <style:style style:family="text" style:name="T737">
      <style:text-properties fo:color="#24292f" fo:font-family="Liberation Sans" style:font-family-complex="Liberation Sans" fo:font-style="italic"/>
    </style:style>
    <style:style style:family="text" style:name="T738">
      <style:text-properties fo:color="#24292f" fo:font-family="Liberation Sans" style:font-family-complex="Liberation Sans" fo:font-size="12pt"/>
    </style:style>
    <style:style style:family="text" style:name="T739">
      <style:text-properties fo:color="#24292f" fo:font-family="Liberation Sans" style:font-family-complex="Liberation Sans"/>
    </style:style>
    <style:style style:family="text" style:name="T740">
      <style:text-properties fo:color="#24292f" fo:font-family="Liberation Sans" style:font-family-complex="Liberation Sans" fo:font-size="12pt"/>
    </style:style>
    <style:style style:family="text" style:name="T741">
      <style:text-properties fo:color="#24292f" fo:font-family="Liberation Sans" style:font-family-complex="Liberation Sans" fo:font-style="italic"/>
    </style:style>
    <style:style style:family="text" style:name="T742">
      <style:text-properties fo:color="#24292f" fo:font-family="Liberation Sans" style:font-family-complex="Liberation Sans" fo:font-size="12pt"/>
    </style:style>
    <style:style style:family="text" style:name="T743">
      <style:text-properties fo:color="#24292f" fo:font-family="Liberation Sans" style:font-family-complex="Liberation Sans"/>
    </style:style>
    <style:style style:family="paragraph" style:name="P63">
      <style:paragraph-properties fo:margin-left="0cm" fo:margin-right="0cm" fo:text-indent="0cm" fo:margin-top="0pt" fo:margin-bottom="12pt" fo:border="none"/>
    </style:style>
    <style:style style:family="text" style:name="T744">
      <style:text-properties fo:color="#24292f" fo:font-family="Liberation Sans" style:font-family-complex="Liberation Sans"/>
    </style:style>
    <style:style style:family="text" style:name="T745">
      <style:text-properties fo:color="#24292f" fo:font-family="Liberation Sans" style:font-family-complex="Liberation Sans" fo:font-size="12pt"/>
    </style:style>
    <style:style style:family="text" style:name="T746">
      <style:text-properties fo:color="#24292f" fo:font-family="Liberation Sans" style:font-family-complex="Liberation Sans" fo:font-style="italic"/>
    </style:style>
    <style:style style:family="text" style:name="T747">
      <style:text-properties fo:color="#24292f" fo:font-family="Liberation Sans" style:font-family-complex="Liberation Sans" fo:font-size="12pt"/>
    </style:style>
    <style:style style:family="text" style:name="T748">
      <style:text-properties fo:color="#24292f" fo:font-family="Liberation Sans" style:font-family-complex="Liberation Sans"/>
    </style:style>
    <style:style style:family="text" style:name="T749">
      <style:text-properties fo:color="#24292f" fo:font-family="Liberation Sans" style:font-family-complex="Liberation Sans" fo:font-size="12pt"/>
    </style:style>
    <style:style style:family="text" style:name="T750">
      <style:text-properties fo:color="#24292f" fo:font-family="Liberation Sans" style:font-family-complex="Liberation Sans" fo:font-style="italic"/>
    </style:style>
    <style:style style:family="text" style:name="T751">
      <style:text-properties fo:color="#24292f" fo:font-family="Liberation Sans" style:font-family-complex="Liberation Sans" fo:font-size="12pt"/>
    </style:style>
    <style:style style:family="text" style:name="T752">
      <style:text-properties fo:color="#24292f" fo:font-family="Liberation Sans" style:font-family-complex="Liberation Sans"/>
    </style:style>
    <style:style style:family="text" style:name="T753">
      <style:text-properties fo:color="#24292f" fo:font-family="Liberation Sans" style:font-family-complex="Liberation Sans" fo:font-size="12pt"/>
    </style:style>
    <style:style style:family="text" style:name="T754">
      <style:text-properties fo:color="#24292f" fo:font-family="Liberation Sans" style:font-family-complex="Liberation Sans" fo:font-style="italic"/>
    </style:style>
    <style:style style:family="text" style:name="T755">
      <style:text-properties fo:color="#24292f" fo:font-family="Liberation Sans" style:font-family-complex="Liberation Sans"/>
    </style:style>
    <style:style style:family="text" style:name="T756">
      <style:text-properties fo:color="#24292f" fo:font-family="Liberation Sans" style:font-family-complex="Liberation Sans" fo:font-size="12pt"/>
    </style:style>
    <style:style style:family="text" style:name="T757">
      <style:text-properties fo:color="#24292f" fo:font-family="Liberation Sans" style:font-family-complex="Liberation Sans" fo:font-style="italic"/>
    </style:style>
    <style:style style:family="text" style:name="T758">
      <style:text-properties fo:color="#24292f" fo:font-family="Liberation Sans" style:font-family-complex="Liberation Sans" fo:font-size="12pt"/>
    </style:style>
    <style:style style:family="text" style:name="T759">
      <style:text-properties fo:color="#24292f" fo:font-family="Liberation Sans" style:font-family-complex="Liberation Sans"/>
    </style:style>
    <style:style style:family="paragraph" style:name="P64">
      <style:paragraph-properties fo:margin-left="0cm" fo:margin-right="0cm" fo:text-indent="0cm" fo:margin-top="0pt" fo:margin-bottom="12pt" fo:border="none"/>
    </style:style>
    <style:style style:family="text" style:name="T760">
      <style:text-properties fo:color="#24292f" fo:font-family="Liberation Sans" style:font-family-complex="Liberation Sans"/>
    </style:style>
    <style:style style:family="text" style:name="T761">
      <style:text-properties fo:color="#24292f" fo:font-family="Liberation Sans" style:font-family-complex="Liberation Sans" fo:font-size="12pt"/>
    </style:style>
    <style:style style:family="text" style:name="T762">
      <style:text-properties fo:color="#24292f" fo:font-family="Liberation Sans" style:font-family-complex="Liberation Sans" fo:font-style="italic"/>
    </style:style>
    <style:style style:family="text" style:name="T763">
      <style:text-properties fo:color="#24292f" fo:font-family="Liberation Sans" style:font-family-complex="Liberation Sans"/>
    </style:style>
    <style:style style:family="text" style:name="T764">
      <style:text-properties fo:color="#24292f" fo:font-family="Liberation Sans" style:font-family-complex="Liberation Sans" fo:font-size="12pt"/>
    </style:style>
    <style:style style:family="text" style:name="T765">
      <style:text-properties fo:color="#24292f" fo:font-family="Liberation Sans" style:font-family-complex="Liberation Sans"/>
    </style:style>
    <style:style style:family="text" style:name="T766">
      <style:text-properties fo:color="#24292f" fo:font-family="Liberation Sans" style:font-family-complex="Liberation Sans" fo:font-size="12pt"/>
    </style:style>
    <style:style style:family="text" style:name="T767">
      <style:text-properties fo:color="#24292f" fo:font-family="Liberation Sans" style:font-family-complex="Liberation Sans" fo:font-style="italic"/>
    </style:style>
    <style:style style:family="text" style:name="T768">
      <style:text-properties fo:color="#24292f" fo:font-family="Liberation Sans" style:font-family-complex="Liberation Sans" fo:font-size="12pt"/>
    </style:style>
    <style:style style:family="text" style:name="T769">
      <style:text-properties fo:color="#24292f" fo:font-family="Liberation Sans" style:font-family-complex="Liberation Sans"/>
    </style:style>
    <style:style style:family="text" style:name="T770">
      <style:text-properties fo:color="#24292f" fo:font-family="Liberation Sans" style:font-family-complex="Liberation Sans" fo:font-size="12pt"/>
    </style:style>
    <style:style style:family="text" style:name="T771">
      <style:text-properties fo:color="#24292f" fo:font-family="Liberation Sans" style:font-family-complex="Liberation Sans" fo:font-style="italic"/>
    </style:style>
    <style:style style:family="text" style:name="T772">
      <style:text-properties fo:color="#24292f" fo:font-family="Liberation Sans" style:font-family-complex="Liberation Sans" fo:font-size="12pt"/>
    </style:style>
    <style:style style:family="text" style:name="T773">
      <style:text-properties fo:color="#24292f" fo:font-family="Liberation Sans" style:font-family-complex="Liberation Sans"/>
    </style:style>
    <style:style style:family="text" style:name="T774">
      <style:text-properties fo:color="#24292f" fo:font-family="Liberation Sans" style:font-family-complex="Liberation Sans" fo:font-size="12pt"/>
    </style:style>
    <style:style style:family="text" style:name="T775">
      <style:text-properties fo:color="#24292f" fo:font-family="Liberation Sans" style:font-family-complex="Liberation Sans"/>
    </style:style>
    <style:style style:family="paragraph" style:name="P65">
      <style:paragraph-properties fo:margin-left="0cm" fo:margin-right="0cm" fo:text-indent="0cm" fo:margin-top="0pt" fo:margin-bottom="0pt" fo:border="none"/>
    </style:style>
    <style:style style:family="paragraph" style:name="P66">
      <style:paragraph-properties fo:margin-left="0cm" fo:margin-right="0cm" fo:text-indent="0cm" fo:margin-top="0pt" fo:margin-bottom="0pt" fo:border="none"/>
    </style:style>
    <style:style style:family="text" style:name="T776">
      <style:text-properties fo:color="#24292f" fo:font-family="Liberation Sans" style:font-family-complex="Liberation Sans"/>
    </style:style>
    <style:style style:family="paragraph" style:name="P67">
      <style:paragraph-properties fo:margin-left="0cm" fo:margin-right="0cm" fo:text-indent="0cm" fo:margin-top="0pt" fo:margin-bottom="12pt" fo:border="none"/>
    </style:style>
    <style:style style:family="text" style:name="T777">
      <style:text-properties fo:color="#24292f" fo:font-family="Liberation Sans" style:font-family-complex="Liberation Sans"/>
    </style:style>
    <style:style style:family="text" style:name="T778">
      <style:text-properties fo:color="#24292f" fo:font-family="Liberation Sans" style:font-family-complex="Liberation Sans" fo:font-size="12pt"/>
    </style:style>
    <style:style style:family="text" style:name="T779">
      <style:text-properties fo:color="#24292f" fo:font-family="Liberation Sans" style:font-family-complex="Liberation Sans"/>
    </style:style>
    <style:style style:family="text" style:name="T780">
      <style:text-properties fo:color="#24292f" fo:font-family="Liberation Sans" style:font-family-complex="Liberation Sans" fo:font-size="12pt"/>
    </style:style>
    <style:style style:family="text" style:name="T781">
      <style:text-properties fo:color="#24292f" fo:font-family="Liberation Sans" style:font-family-complex="Liberation Sans"/>
    </style:style>
    <style:style style:family="paragraph" style:name="P68">
      <style:paragraph-properties fo:margin-left="0cm" fo:margin-right="0cm" fo:text-indent="0cm" fo:margin-top="0pt" fo:margin-bottom="12pt" fo:border="none"/>
    </style:style>
    <style:style style:family="text" style:name="T782">
      <style:text-properties fo:font-family="Liberation Sans" style:font-family-complex="Liberation Sans" fo:font-size="12pt"/>
    </style:style>
    <style:style style:family="text" style:name="T783">
      <style:text-properties fo:color="#000000" fo:font-family="Courier New" style:font-family-complex="Courier New" fo:font-size="10pt"/>
    </style:style>
    <style:style style:family="text" style:name="T784">
      <style:text-properties fo:font-family="Liberation Sans" style:font-family-complex="Liberation Sans" fo:font-size="12pt"/>
    </style:style>
    <style:style style:family="paragraph" style:name="P69">
      <style:paragraph-properties fo:margin-left="0cm" fo:margin-right="0cm" fo:text-indent="0cm" fo:margin-top="0pt" fo:margin-bottom="12pt" fo:border="none"/>
    </style:style>
    <style:style style:family="text" style:name="T785">
      <style:text-properties fo:color="#000000" fo:font-family="Courier New" style:font-family-complex="Courier New" fo:font-size="10pt"/>
    </style:style>
    <style:style style:family="text" style:name="T786">
      <style:text-properties fo:color="#000000" fo:font-family="Courier New" style:font-family-complex="Courier New" fo:font-size="10pt"/>
    </style:style>
    <style:style style:family="text" style:name="T787">
      <style:text-properties fo:font-family="Liberation Sans" style:font-family-complex="Liberation Sans" fo:font-size="12pt"/>
    </style:style>
    <style:style style:family="paragraph" style:name="P70">
      <style:paragraph-properties fo:margin-left="0cm" fo:margin-right="0cm" fo:text-indent="0cm" fo:margin-top="0pt" fo:margin-bottom="12pt" fo:border="none"/>
    </style:style>
    <style:style style:family="text" style:name="T788">
      <style:text-properties fo:color="#000000" fo:font-family="Courier New" style:font-family-complex="Courier New" fo:font-size="10pt"/>
    </style:style>
    <style:style style:family="text" style:name="T789">
      <style:text-properties fo:color="#000000" fo:font-family="Courier New" style:font-family-complex="Courier New" fo:font-size="10pt"/>
    </style:style>
    <style:style style:family="paragraph" style:name="P71">
      <style:paragraph-properties fo:margin-left="0cm" fo:margin-right="0cm" fo:text-indent="0cm" fo:margin-top="0pt" fo:margin-bottom="12pt" fo:border="none"/>
    </style:style>
    <style:style style:family="text" style:name="T790">
      <style:text-properties fo:color="#24292f" fo:font-family="Liberation Sans" style:font-family-complex="Liberation Sans"/>
    </style:style>
    <style:style style:family="text" style:name="T791">
      <style:text-properties fo:color="#24292f" fo:font-family="Liberation Sans" style:font-family-complex="Liberation Sans" fo:language="ru" fo:country="RU"/>
    </style:style>
    <style:style style:family="text" style:name="T792">
      <style:text-properties fo:color="#24292f" fo:font-family="Liberation Sans" style:font-family-complex="Liberation Sans"/>
    </style:style>
    <style:style style:family="text" style:name="T793">
      <style:text-properties fo:color="#24292f" fo:font-family="Liberation Sans" style:font-family-complex="Liberation Sans" fo:font-size="12pt"/>
    </style:style>
    <style:style style:family="text" style:name="T794">
      <style:text-properties fo:color="#24292f" fo:font-family="Liberation Sans" style:font-family-complex="Liberation Sans"/>
    </style:style>
    <style:style style:family="text" style:name="T795">
      <style:text-properties fo:color="#24292f" fo:font-family="Liberation Sans" style:font-family-complex="Liberation Sans" fo:font-size="12pt"/>
    </style:style>
    <style:style style:family="text" style:name="T796">
      <style:text-properties fo:color="#24292f" fo:font-family="Liberation Sans" style:font-family-complex="Liberation Sans" fo:font-style="italic"/>
    </style:style>
    <style:style style:family="text" style:name="T797">
      <style:text-properties fo:color="#24292f" fo:font-family="Liberation Sans" style:font-family-complex="Liberation Sans"/>
    </style:style>
    <style:style style:family="text" style:name="T798">
      <style:text-properties fo:color="#24292f" fo:font-family="Liberation Sans" style:font-family-complex="Liberation Sans" fo:font-size="12pt"/>
    </style:style>
    <style:style style:family="text" style:name="T799">
      <style:text-properties fo:color="#24292f" fo:font-family="Liberation Sans" style:font-family-complex="Liberation Sans"/>
    </style:style>
    <style:style style:family="text" style:name="T800">
      <style:text-properties fo:color="#24292f" fo:font-family="Liberation Sans" style:font-family-complex="Liberation Sans" fo:font-size="12pt"/>
    </style:style>
    <style:style style:family="text" style:name="T801">
      <style:text-properties fo:color="#24292f" fo:font-family="Liberation Sans" style:font-family-complex="Liberation Sans"/>
    </style:style>
    <style:style style:family="text" style:name="T802">
      <style:text-properties fo:color="#24292f" fo:font-family="Liberation Sans" style:font-family-complex="Liberation Sans" fo:font-size="12pt"/>
    </style:style>
    <style:style style:family="text" style:name="T803">
      <style:text-properties fo:color="#24292f" fo:font-family="Liberation Sans" style:font-family-complex="Liberation Sans" fo:font-style="italic"/>
    </style:style>
    <style:style style:family="text" style:name="T804">
      <style:text-properties fo:color="#24292f" fo:font-family="Liberation Sans" style:font-family-complex="Liberation Sans"/>
    </style:style>
    <style:style style:family="paragraph" style:name="P72">
      <style:paragraph-properties fo:margin-left="0cm" fo:margin-right="0cm" fo:text-indent="0cm" fo:margin-top="0pt" fo:margin-bottom="12pt" fo:border="none"/>
    </style:style>
    <style:style style:family="text" style:name="T805">
      <style:text-properties fo:color="#24292f" fo:font-family="Liberation Sans" style:font-family-complex="Liberation Sans"/>
    </style:style>
    <style:style style:family="text" style:name="T806">
      <style:text-properties fo:color="#24292f" fo:font-family="Liberation Sans" style:font-family-complex="Liberation Sans" fo:font-size="12pt"/>
    </style:style>
    <style:style style:family="text" style:name="T807">
      <style:text-properties fo:color="#24292f" fo:font-family="Liberation Sans" style:font-family-complex="Liberation Sans" fo:font-style="italic"/>
    </style:style>
    <style:style style:family="text" style:name="T808">
      <style:text-properties fo:color="#24292f" fo:font-family="Liberation Sans" style:font-family-complex="Liberation Sans" fo:font-size="12pt"/>
    </style:style>
    <style:style style:family="text" style:name="T809">
      <style:text-properties fo:color="#24292f" fo:font-family="Liberation Sans" style:font-family-complex="Liberation Sans"/>
    </style:style>
    <style:style style:family="paragraph" style:name="P73">
      <style:paragraph-properties fo:margin-left="0cm" fo:margin-right="0cm" fo:text-indent="0cm" fo:margin-top="0pt" fo:margin-bottom="0pt" fo:border="none"/>
    </style:style>
    <style:style style:family="text" style:name="T810">
      <style:text-properties fo:color="#24292f" fo:font-family="Liberation Sans" style:font-family-complex="Liberation Sans"/>
    </style:style>
    <style:style style:family="text" style:name="T811">
      <style:text-properties fo:color="#24292f" fo:font-family="Liberation Sans" style:font-family-complex="Liberation Sans"/>
    </style:style>
    <style:style style:parent-style-name="713" style:family="paragraph" style:name="P74">
      <style:paragraph-properties fo:margin-left="0cm" fo:margin-right="0cm" fo:text-indent="0cm" fo:margin-top="18pt" fo:margin-bottom="12pt" fo:border="none"/>
    </style:style>
    <style:style style:family="text" style:name="T812">
      <style:text-properties fo:color="#24292f" fo:font-family="Liberation Sans" style:font-family-complex="Liberation Sans" fo:font-weight="bold"/>
    </style:style>
    <style:style style:family="paragraph" style:name="P75">
      <style:paragraph-properties fo:margin-left="0cm" fo:margin-right="0cm" fo:text-indent="0cm" fo:margin-top="0pt" fo:margin-bottom="12pt" fo:border="none"/>
    </style:style>
    <style:style style:family="text" style:name="T813">
      <style:text-properties fo:color="#24292f" fo:font-family="Liberation Sans" style:font-family-complex="Liberation Sans"/>
    </style:style>
    <style:style style:parent-style-name="764" style:list-style-name="WWNum11" style:family="paragraph" style:name="P76">
      <style:paragraph-properties fo:margin-left="0cm" fo:margin-right="0cm" fo:text-indent="0cm" fo:margin-top="12pt" fo:margin-bottom="12pt" fo:border="none"/>
    </style:style>
    <style:style style:family="text" style:name="T814">
      <style:text-properties fo:color="#24292f" fo:font-family="Liberation Sans" style:font-family-complex="Liberation Sans" fo:font-weight="bold"/>
    </style:style>
    <style:style style:family="text" style:name="T815">
      <style:text-properties fo:color="#24292f" fo:font-family="Liberation Sans" style:font-family-complex="Liberation Sans" fo:font-size="12pt"/>
    </style:style>
    <style:style style:family="text" style:name="T816">
      <style:text-properties fo:color="#24292f" fo:font-family="Liberation Sans" style:font-family-complex="Liberation Sans"/>
    </style:style>
    <style:style style:family="text" style:name="T817">
      <style:text-properties fo:color="#24292f" fo:font-family="Liberation Sans" style:font-family-complex="Liberation Sans" fo:font-size="12pt"/>
    </style:style>
    <style:style style:family="text" style:name="T818">
      <style:text-properties fo:color="#24292f" fo:font-family="Liberation Sans" style:font-family-complex="Liberation Sans" fo:font-style="italic"/>
    </style:style>
    <style:style style:family="text" style:name="T819">
      <style:text-properties fo:color="#24292f" fo:font-family="Liberation Sans" style:font-family-complex="Liberation Sans"/>
    </style:style>
    <style:style style:parent-style-name="764" style:list-style-name="WWNum12" style:family="paragraph" style:name="P77">
      <style:paragraph-properties fo:margin-left="0cm" fo:margin-right="0cm" fo:text-indent="0cm" fo:margin-top="12pt" fo:margin-bottom="12pt" fo:border="none"/>
    </style:style>
    <style:style style:family="text" style:name="T820">
      <style:text-properties fo:color="#24292f" fo:font-family="Liberation Sans" style:font-family-complex="Liberation Sans" fo:font-weight="bold"/>
    </style:style>
    <style:style style:family="text" style:name="T821">
      <style:text-properties fo:color="#24292f" fo:font-family="Liberation Sans" style:font-family-complex="Liberation Sans" fo:font-size="12pt"/>
    </style:style>
    <style:style style:family="text" style:name="T822">
      <style:text-properties fo:color="#24292f" fo:font-family="Liberation Sans" style:font-family-complex="Liberation Sans"/>
    </style:style>
    <style:style style:parent-style-name="715" style:family="paragraph" style:name="P78">
      <style:paragraph-properties fo:margin-left="0cm" fo:margin-right="0cm" fo:text-indent="0cm" fo:margin-top="18pt" fo:margin-bottom="12pt" fo:border="none"/>
    </style:style>
    <style:style style:family="text" style:name="T823">
      <style:text-properties fo:color="#24292f" fo:font-family="Liberation Sans" style:font-family-complex="Liberation Sans" fo:font-weight="bold"/>
    </style:style>
    <style:style style:family="paragraph" style:name="P79">
      <style:paragraph-properties fo:margin-left="0cm" fo:margin-right="0cm" fo:text-indent="0cm" fo:margin-top="0pt" fo:margin-bottom="12pt" fo:border="none"/>
    </style:style>
    <style:style style:family="text" style:name="T824">
      <style:text-properties fo:color="#24292f" fo:font-family="Liberation Sans" style:font-family-complex="Liberation Sans"/>
    </style:style>
    <style:style style:family="text" style:name="T825">
      <style:text-properties fo:color="#24292f" fo:font-family="Liberation Sans" style:font-family-complex="Liberation Sans" fo:font-size="12pt"/>
    </style:style>
    <style:style style:family="text" style:name="T826">
      <style:text-properties fo:color="#24292f" fo:font-family="Liberation Sans" style:font-family-complex="Liberation Sans"/>
    </style:style>
    <style:style style:family="paragraph" style:name="P80">
      <style:paragraph-properties fo:margin-left="0cm" fo:margin-right="0cm" fo:text-indent="0cm" fo:margin-top="0pt" fo:margin-bottom="12pt" fo:border="none"/>
    </style:style>
    <style:style style:family="text" style:name="T827">
      <style:text-properties fo:color="#24292f" fo:font-family="Liberation Sans" style:font-family-complex="Liberation Sans"/>
    </style:style>
    <style:style style:family="text" style:name="T828">
      <style:text-properties fo:color="#24292f" fo:font-family="Liberation Sans" style:font-family-complex="Liberation Sans" fo:font-size="12pt"/>
    </style:style>
    <style:style style:family="text" style:name="T829">
      <style:text-properties fo:color="#24292f" fo:font-family="Liberation Sans" style:font-family-complex="Liberation Sans"/>
    </style:style>
    <style:style style:family="paragraph" style:name="P81">
      <style:paragraph-properties fo:margin-left="0cm" fo:margin-right="0cm" fo:text-indent="0cm" fo:margin-top="0pt" fo:margin-bottom="0pt" fo:border="none"/>
    </style:style>
    <style:style style:family="text" style:name="T830">
      <style:text-properties fo:color="#24292f" fo:font-family="Liberation Sans" style:font-family-complex="Liberation Sans"/>
    </style:style>
    <style:style style:family="paragraph" style:name="P82">
      <style:paragraph-properties fo:margin-left="0cm" fo:margin-right="0cm" fo:text-indent="0cm" fo:margin-top="0pt" fo:margin-bottom="12pt" fo:border="none"/>
    </style:style>
    <style:style style:family="text" style:name="T831">
      <style:text-properties fo:color="#24292f" fo:font-family="Liberation Sans" style:font-family-complex="Liberation Sans"/>
    </style:style>
    <style:style style:family="text" style:name="T832">
      <style:text-properties fo:color="#24292f" fo:font-family="Liberation Sans" style:font-family-complex="Liberation Sans" fo:font-size="12pt"/>
    </style:style>
    <style:style style:family="text" style:name="T833">
      <style:text-properties fo:color="#24292f" fo:font-family="Liberation Sans" style:font-family-complex="Liberation Sans"/>
    </style:style>
    <style:style style:family="text" style:name="T834">
      <style:text-properties fo:color="#24292f" fo:font-family="Liberation Sans" style:font-family-complex="Liberation Sans" fo:font-size="12pt"/>
    </style:style>
    <style:style style:family="text" style:name="T835">
      <style:text-properties fo:color="#24292f" fo:font-family="Liberation Sans" style:font-family-complex="Liberation Sans"/>
    </style:style>
    <style:style style:family="paragraph" style:name="P83">
      <style:paragraph-properties fo:margin-left="0cm" fo:margin-right="0cm" fo:text-indent="0cm" fo:margin-top="0pt" fo:margin-bottom="12pt" fo:border="none"/>
    </style:style>
    <style:style style:family="text" style:name="T836">
      <style:text-properties fo:color="#24292f" fo:font-family="Liberation Sans" style:font-family-complex="Liberation Sans"/>
    </style:style>
    <style:style style:family="text" style:name="T837">
      <style:text-properties fo:color="#24292f" fo:font-family="Liberation Sans" style:font-family-complex="Liberation Sans" fo:font-size="12pt"/>
    </style:style>
    <style:style style:family="text" style:name="T838">
      <style:text-properties fo:color="#24292f" fo:font-family="Liberation Sans" style:font-family-complex="Liberation Sans"/>
    </style:style>
    <style:style style:family="paragraph" style:name="P84">
      <style:paragraph-properties fo:margin-left="0cm" fo:margin-right="0cm" fo:text-indent="0cm" fo:margin-top="0pt" fo:margin-bottom="0pt" fo:border="none"/>
    </style:style>
    <style:style style:family="text" style:name="T839">
      <style:text-properties fo:color="#24292f" fo:font-family="Liberation Sans" style:font-family-complex="Liberation Sans"/>
    </style:style>
    <style:style style:family="paragraph" style:name="P85">
      <style:paragraph-properties fo:margin-left="0cm" fo:margin-right="0cm" fo:text-indent="0cm" fo:margin-top="0pt" fo:margin-bottom="12pt" fo:border="none"/>
    </style:style>
    <style:style style:family="text" style:name="T840">
      <style:text-properties fo:color="#24292f" fo:font-family="Liberation Sans" style:font-family-complex="Liberation Sans"/>
    </style:style>
    <style:style style:family="text" style:name="T841">
      <style:text-properties fo:color="#24292f" fo:font-family="Liberation Sans" style:font-family-complex="Liberation Sans" fo:font-size="12pt"/>
    </style:style>
    <style:style style:family="text" style:name="T842">
      <style:text-properties fo:color="#24292f" fo:font-family="Liberation Sans" style:font-family-complex="Liberation Sans" fo:font-style="italic"/>
    </style:style>
    <style:style style:family="text" style:name="T843">
      <style:text-properties fo:color="#24292f" fo:font-family="Liberation Sans" style:font-family-complex="Liberation Sans" fo:font-size="12pt"/>
    </style:style>
    <style:style style:family="text" style:name="T844">
      <style:text-properties fo:color="#24292f" fo:font-family="Liberation Sans" style:font-family-complex="Liberation Sans"/>
    </style:style>
    <style:style style:family="paragraph" style:name="P86">
      <style:paragraph-properties fo:margin-left="0cm" fo:margin-right="0cm" fo:text-indent="0cm" fo:margin-top="0pt" fo:margin-bottom="12pt" fo:border="none"/>
    </style:style>
    <style:style style:family="text" style:name="T845">
      <style:text-properties fo:color="#24292f" fo:font-family="Liberation Sans" style:font-family-complex="Liberation Sans"/>
    </style:style>
    <style:style style:family="paragraph" style:name="P87">
      <style:paragraph-properties fo:margin-left="0cm" fo:margin-right="0cm" fo:text-indent="0cm" fo:margin-top="0pt" fo:margin-bottom="12pt" fo:border="none"/>
    </style:style>
    <style:style style:family="text" style:name="T846">
      <style:text-properties fo:color="#24292f" fo:font-family="Liberation Sans" style:font-family-complex="Liberation Sans"/>
    </style:style>
    <style:style style:family="paragraph" style:name="P88">
      <style:paragraph-properties fo:margin-left="0cm" fo:margin-right="0cm" fo:text-indent="0cm" fo:margin-top="0pt" fo:margin-bottom="0pt" fo:border="none"/>
    </style:style>
    <style:style style:family="text" style:name="T847">
      <style:text-properties fo:color="#24292f" fo:font-family="Liberation Sans" style:font-family-complex="Liberation Sans"/>
    </style:style>
    <style:style style:family="paragraph" style:name="P89">
      <style:paragraph-properties fo:margin-left="0cm" fo:margin-right="0cm" fo:text-indent="0cm" fo:margin-top="0pt" fo:margin-bottom="12pt" fo:border="none"/>
    </style:style>
    <style:style style:family="text" style:name="T848">
      <style:text-properties fo:color="#24292f" fo:font-family="Liberation Sans" style:font-family-complex="Liberation Sans"/>
    </style:style>
    <style:style style:family="text" style:name="T849">
      <style:text-properties fo:color="#24292f" fo:font-family="Liberation Sans" style:font-family-complex="Liberation Sans" fo:font-size="12pt"/>
    </style:style>
    <style:style style:family="text" style:name="T850">
      <style:text-properties fo:color="#24292f" fo:font-family="Liberation Sans" style:font-family-complex="Liberation Sans"/>
    </style:style>
    <style:style style:family="text" style:name="T851">
      <style:text-properties fo:color="#24292f" fo:font-family="Liberation Sans" style:font-family-complex="Liberation Sans" fo:font-size="12pt"/>
    </style:style>
    <style:style style:family="text" style:name="T852">
      <style:text-properties fo:color="#24292f" fo:font-family="Liberation Sans" style:font-family-complex="Liberation Sans" fo:font-style="italic"/>
    </style:style>
    <style:style style:family="text" style:name="T853">
      <style:text-properties fo:color="#24292f" fo:font-family="Liberation Sans" style:font-family-complex="Liberation Sans" fo:font-size="12pt"/>
    </style:style>
    <style:style style:family="text" style:name="T854">
      <style:text-properties fo:color="#24292f" fo:font-family="Liberation Sans" style:font-family-complex="Liberation Sans"/>
    </style:style>
    <style:style style:family="text" style:name="T855">
      <style:text-properties fo:color="#24292f" fo:font-family="Liberation Sans" style:font-family-complex="Liberation Sans" fo:font-size="12pt"/>
    </style:style>
    <style:style style:family="text" style:name="T856">
      <style:text-properties fo:color="#24292f" fo:font-family="Liberation Sans" style:font-family-complex="Liberation Sans"/>
    </style:style>
    <style:style style:parent-style-name="715" style:family="paragraph" style:name="P90">
      <style:paragraph-properties fo:margin-left="0cm" fo:margin-right="0cm" fo:text-indent="0cm" fo:margin-top="18pt" fo:margin-bottom="12pt" fo:border="none"/>
    </style:style>
    <style:style style:family="text" style:name="T857">
      <style:text-properties fo:color="#24292f" fo:font-family="Liberation Sans" style:font-family-complex="Liberation Sans" fo:font-weight="bold"/>
    </style:style>
    <style:style style:family="paragraph" style:name="P91">
      <style:paragraph-properties fo:margin-left="0cm" fo:margin-right="0cm" fo:text-indent="0cm" fo:margin-top="0pt" fo:margin-bottom="12pt" fo:border="none"/>
    </style:style>
    <style:style style:family="text" style:name="T858">
      <style:text-properties fo:color="#24292f" fo:font-family="Liberation Sans" style:font-family-complex="Liberation Sans"/>
    </style:style>
    <style:style style:family="paragraph" style:name="P92">
      <style:paragraph-properties fo:margin-left="0cm" fo:margin-right="0cm" fo:text-indent="0cm" fo:margin-top="0pt" fo:margin-bottom="12pt" fo:border="none"/>
    </style:style>
    <style:style style:family="text" style:name="T859">
      <style:text-properties fo:color="#24292f" fo:font-family="Liberation Sans" style:font-family-complex="Liberation Sans" fo:font-weight="bold"/>
    </style:style>
    <style:style style:family="text" style:name="T860">
      <style:text-properties fo:color="#24292f" fo:font-family="Liberation Sans" style:font-family-complex="Liberation Sans" fo:font-size="12pt"/>
    </style:style>
    <style:style style:family="text" style:name="T861">
      <style:text-properties fo:color="#24292f" fo:font-family="Liberation Sans" style:font-family-complex="Liberation Sans"/>
    </style:style>
    <style:style style:family="text" style:name="T862">
      <style:text-properties fo:color="#24292f" fo:font-family="Liberation Sans" style:font-family-complex="Liberation Sans" fo:font-size="12pt"/>
    </style:style>
    <style:style style:family="text" style:name="T863">
      <style:text-properties fo:color="#24292f" fo:font-family="Liberation Sans" style:font-family-complex="Liberation Sans"/>
    </style:style>
    <style:style style:family="paragraph" style:name="P93">
      <style:paragraph-properties fo:margin-left="0cm" fo:margin-right="0cm" fo:text-indent="0cm" fo:margin-top="0pt" fo:margin-bottom="12pt" fo:border="none"/>
    </style:style>
    <style:style style:family="text" style:name="T864">
      <style:text-properties fo:color="#24292f" fo:font-family="Liberation Sans" style:font-family-complex="Liberation Sans" fo:font-weight="bold"/>
    </style:style>
    <style:style style:family="text" style:name="T865">
      <style:text-properties fo:color="#24292f" fo:font-family="Liberation Sans" style:font-family-complex="Liberation Sans" fo:font-size="12pt"/>
    </style:style>
    <style:style style:family="text" style:name="T866">
      <style:text-properties fo:color="#24292f" fo:font-family="Liberation Sans" style:font-family-complex="Liberation Sans"/>
    </style:style>
    <style:style style:family="text" style:name="T867">
      <style:text-properties fo:color="#24292f" fo:font-family="Liberation Sans" style:font-family-complex="Liberation Sans" fo:font-size="12pt"/>
    </style:style>
    <style:style style:family="text" style:name="T868">
      <style:text-properties fo:color="#24292f" fo:font-family="Liberation Sans" style:font-family-complex="Liberation Sans"/>
    </style:style>
    <style:style style:family="text" style:name="T869">
      <style:text-properties fo:color="#24292f" fo:font-family="Liberation Sans" style:font-family-complex="Liberation Sans" fo:font-size="12pt"/>
    </style:style>
    <style:style style:family="text" style:name="T870">
      <style:text-properties fo:color="#24292f" fo:font-family="Liberation Sans" style:font-family-complex="Liberation Sans"/>
    </style:style>
    <style:style style:family="text" style:name="T871">
      <style:text-properties fo:color="#24292f" fo:font-family="Liberation Sans" style:font-family-complex="Liberation Sans" fo:font-size="12pt"/>
    </style:style>
    <style:style style:family="text" style:name="T872">
      <style:text-properties fo:color="#24292f" fo:font-family="Liberation Sans" style:font-family-complex="Liberation Sans"/>
    </style:style>
    <style:style style:family="text" style:name="T873">
      <style:text-properties fo:color="#24292f" fo:font-family="Liberation Sans" style:font-family-complex="Liberation Sans" fo:font-size="12pt"/>
    </style:style>
    <style:style style:family="text" style:name="T874">
      <style:text-properties fo:color="#24292f" fo:font-family="Liberation Sans" style:font-family-complex="Liberation Sans"/>
    </style:style>
    <style:style style:parent-style-name="717" style:family="paragraph" style:name="P94">
      <style:paragraph-properties fo:margin-left="0cm" fo:margin-right="0cm" fo:text-indent="0cm" fo:margin-top="18pt" fo:margin-bottom="12pt" fo:border="none"/>
    </style:style>
    <style:style style:family="text" style:name="T875">
      <style:text-properties fo:color="#24292f" fo:font-family="Liberation Sans" style:font-family-complex="Liberation Sans" fo:font-weight="bold"/>
    </style:style>
    <style:style style:family="paragraph" style:name="P95">
      <style:paragraph-properties fo:margin-left="0cm" fo:margin-right="0cm" fo:text-indent="0cm" fo:margin-top="0pt" fo:margin-bottom="12pt" fo:border="none"/>
    </style:style>
    <style:style style:family="text" style:name="T876">
      <style:text-properties fo:color="#24292f" fo:font-family="Liberation Sans" style:font-family-complex="Liberation Sans"/>
    </style:style>
    <style:style style:family="text" style:name="T877">
      <style:text-properties fo:color="#24292f" fo:font-family="Liberation Sans" style:font-family-complex="Liberation Sans" fo:font-size="12pt"/>
    </style:style>
    <style:style style:family="text" style:name="T878">
      <style:text-properties fo:color="#24292f" fo:font-family="Liberation Sans" style:font-family-complex="Liberation Sans"/>
    </style:style>
    <style:style style:family="paragraph" style:name="P96">
      <style:paragraph-properties fo:margin-left="0cm" fo:margin-right="0cm" fo:text-indent="0cm" fo:margin-top="0pt" fo:margin-bottom="12pt" fo:border="none"/>
    </style:style>
    <style:style style:family="text" style:name="T879">
      <style:text-properties fo:color="#24292f" fo:font-family="Liberation Sans" style:font-family-complex="Liberation Sans"/>
    </style:style>
    <style:style style:parent-style-name="717" style:family="paragraph" style:name="P97">
      <style:paragraph-properties fo:margin-left="0cm" fo:margin-right="0cm" fo:text-indent="0cm" fo:margin-top="18pt" fo:margin-bottom="12pt" fo:border="none"/>
    </style:style>
    <style:style style:family="text" style:name="T880">
      <style:text-properties fo:color="#24292f" fo:font-family="Liberation Sans" style:font-family-complex="Liberation Sans" fo:font-weight="bold"/>
    </style:style>
    <style:style style:family="paragraph" style:name="P98">
      <style:paragraph-properties fo:margin-left="0cm" fo:margin-right="0cm" fo:text-indent="0cm" fo:margin-top="0pt" fo:margin-bottom="12pt" fo:border="none"/>
    </style:style>
    <style:style style:family="text" style:name="T881">
      <style:text-properties fo:color="#24292f" fo:font-family="Liberation Sans" style:font-family-complex="Liberation Sans"/>
    </style:style>
    <style:style style:family="text" style:name="T882">
      <style:text-properties fo:color="#24292f" fo:font-family="Liberation Sans" style:font-family-complex="Liberation Sans" fo:font-size="12pt"/>
    </style:style>
    <style:style style:family="text" style:name="T883">
      <style:text-properties fo:color="#24292f" fo:font-family="Liberation Sans" style:font-family-complex="Liberation Sans"/>
    </style:style>
    <style:style style:family="paragraph" style:name="P99">
      <style:paragraph-properties fo:margin-left="0cm" fo:margin-right="0cm" fo:text-indent="0cm" fo:margin-top="0pt" fo:margin-bottom="12pt" fo:border="none"/>
    </style:style>
    <style:style style:family="text" style:name="T884">
      <style:text-properties fo:color="#24292f" fo:font-family="Liberation Sans" style:font-family-complex="Liberation Sans"/>
    </style:style>
    <style:style style:family="text" style:name="T885">
      <style:text-properties fo:color="#24292f" fo:font-family="Liberation Sans" style:font-family-complex="Liberation Sans" fo:font-size="12pt"/>
    </style:style>
    <style:style style:family="text" style:name="T886">
      <style:text-properties fo:color="#24292f" fo:font-family="Liberation Sans" style:font-family-complex="Liberation Sans" fo:font-style="italic"/>
    </style:style>
    <style:style style:family="text" style:name="T887">
      <style:text-properties fo:color="#24292f" fo:font-family="Liberation Sans" style:font-family-complex="Liberation Sans" fo:font-size="12pt" fo:font-style="italic"/>
    </style:style>
    <style:style style:family="text" style:name="T888">
      <style:text-properties fo:color="#24292f" fo:font-family="Liberation Sans" style:font-family-complex="Liberation Sans"/>
    </style:style>
    <style:style style:family="text" style:name="T889">
      <style:text-properties fo:color="#24292f" fo:font-family="Liberation Sans" style:font-family-complex="Liberation Sans" fo:font-size="12pt"/>
    </style:style>
    <style:style style:family="text" style:name="T890">
      <style:text-properties fo:color="#24292f" fo:font-family="Liberation Sans" style:font-family-complex="Liberation Sans" fo:font-style="italic"/>
    </style:style>
    <style:style style:family="text" style:name="T891">
      <style:text-properties fo:color="#24292f" fo:font-family="Liberation Sans" style:font-family-complex="Liberation Sans" fo:font-size="12pt" fo:font-style="italic"/>
    </style:style>
    <style:style style:family="text" style:name="T892">
      <style:text-properties fo:color="#24292f" fo:font-family="Liberation Sans" style:font-family-complex="Liberation Sans"/>
    </style:style>
    <style:style style:family="paragraph" style:name="P100">
      <style:paragraph-properties fo:margin-left="0cm" fo:margin-right="0cm" fo:text-indent="0cm" fo:margin-top="0pt" fo:margin-bottom="12pt" fo:border="none"/>
    </style:style>
    <style:style style:family="text" style:name="T893">
      <style:text-properties fo:color="#24292f" fo:font-family="Liberation Sans" style:font-family-complex="Liberation Sans"/>
    </style:style>
    <style:style style:family="paragraph" style:name="P101">
      <style:paragraph-properties fo:margin-left="0cm" fo:margin-right="0cm" fo:text-indent="0cm" fo:margin-top="0pt" fo:margin-bottom="12pt" fo:border="none"/>
    </style:style>
    <style:style style:family="text" style:name="T894">
      <style:text-properties fo:font-family="Liberation Sans" style:font-family-complex="Liberation Sans" fo:font-size="12pt"/>
    </style:style>
    <style:style style:family="paragraph" style:name="P102">
      <style:paragraph-properties fo:margin-left="0cm" fo:margin-right="0cm" fo:text-indent="0cm" fo:margin-top="0pt" fo:margin-bottom="12pt" fo:border="none"/>
    </style:style>
    <style:style style:family="text" style:name="T895">
      <style:text-properties fo:color="#24292f" fo:font-family="Liberation Sans" style:font-family-complex="Liberation Sans"/>
    </style:style>
    <style:style style:family="paragraph" style:name="P103">
      <style:paragraph-properties fo:margin-left="0cm" fo:margin-right="0cm" fo:text-indent="0cm" fo:margin-top="0pt" fo:margin-bottom="12pt" fo:border="none"/>
    </style:style>
    <style:style style:family="text" style:name="T896">
      <style:text-properties fo:font-family="Liberation Sans" style:font-family-complex="Liberation Sans" fo:font-size="12pt"/>
    </style:style>
    <style:style style:family="paragraph" style:name="P104">
      <style:paragraph-properties fo:margin-left="0cm" fo:margin-right="0cm" fo:text-indent="0cm" fo:margin-top="0pt" fo:margin-bottom="12pt" fo:border="none"/>
    </style:style>
    <style:style style:family="text" style:name="T897">
      <style:text-properties fo:color="#24292f" fo:font-family="Liberation Sans" style:font-family-complex="Liberation Sans"/>
    </style:style>
    <style:style style:family="paragraph" style:name="P105">
      <style:paragraph-properties fo:margin-left="0cm" fo:margin-right="0cm" fo:text-indent="0cm" fo:margin-top="0pt" fo:margin-bottom="12pt" fo:border="none"/>
    </style:style>
    <style:style style:family="text" style:name="T898">
      <style:text-properties fo:color="#24292f" fo:font-family="Liberation Sans" style:font-family-complex="Liberation Sans"/>
    </style:style>
    <style:style style:family="text" style:name="T899">
      <style:text-properties fo:color="#24292f" fo:font-family="Liberation Sans" style:font-family-complex="Liberation Sans" fo:font-size="12pt"/>
    </style:style>
    <style:style style:family="text" style:name="T900">
      <style:text-properties fo:color="#24292f" fo:font-family="Liberation Sans" style:font-family-complex="Liberation Sans"/>
    </style:style>
    <style:style style:family="text" style:name="T901">
      <style:text-properties fo:color="#24292f" fo:font-family="Liberation Sans" style:font-family-complex="Liberation Sans" fo:font-size="12pt"/>
    </style:style>
    <style:style style:family="text" style:name="T902">
      <style:text-properties fo:color="#24292f" fo:font-family="Liberation Sans" style:font-family-complex="Liberation Sans"/>
    </style:style>
    <style:style style:family="paragraph" style:name="P106">
      <style:paragraph-properties fo:margin-left="0cm" fo:margin-right="0cm" fo:text-indent="0cm" fo:margin-top="0pt" fo:margin-bottom="12pt" fo:border="none"/>
    </style:style>
    <style:style style:family="text" style:name="T903">
      <style:text-properties fo:color="#24292f" fo:font-family="Liberation Sans" style:font-family-complex="Liberation Sans"/>
    </style:style>
    <style:style style:family="text" style:name="T904">
      <style:text-properties fo:color="#24292f" fo:font-family="Liberation Sans" style:font-family-complex="Liberation Sans" fo:font-size="12pt"/>
    </style:style>
    <style:style style:family="text" style:name="T905">
      <style:text-properties fo:color="#24292f" fo:font-family="Liberation Sans" style:font-family-complex="Liberation Sans" fo:font-style="italic"/>
    </style:style>
    <style:style style:family="text" style:name="T906">
      <style:text-properties fo:color="#24292f" fo:font-family="Liberation Sans" style:font-family-complex="Liberation Sans" fo:font-size="12pt"/>
    </style:style>
    <style:style style:family="text" style:name="T907">
      <style:text-properties fo:color="#24292f" fo:font-family="Liberation Sans" style:font-family-complex="Liberation Sans"/>
    </style:style>
    <style:style style:family="paragraph" style:name="P107">
      <style:paragraph-properties fo:margin-left="0cm" fo:margin-right="0cm" fo:text-indent="0cm" fo:margin-top="0pt" fo:margin-bottom="12pt" fo:border="none"/>
    </style:style>
    <style:style style:family="text" style:name="T908">
      <style:text-properties fo:color="#24292f" fo:font-family="Liberation Sans" style:font-family-complex="Liberation Sans"/>
    </style:style>
    <style:style style:family="paragraph" style:name="P108">
      <style:paragraph-properties fo:margin-left="0cm" fo:margin-right="0cm" fo:text-indent="0cm" fo:margin-top="0pt" fo:margin-bottom="12pt" fo:border="none"/>
    </style:style>
    <style:style style:family="text" style:name="T909">
      <style:text-properties fo:color="#24292f" fo:font-family="Liberation Sans" style:font-family-complex="Liberation Sans"/>
    </style:style>
    <style:style style:parent-style-name="717" style:family="paragraph" style:name="P109">
      <style:paragraph-properties fo:margin-left="0cm" fo:margin-right="0cm" fo:text-indent="0cm" fo:margin-top="18pt" fo:margin-bottom="12pt" fo:border="none"/>
    </style:style>
    <style:style style:family="text" style:name="T910">
      <style:text-properties fo:color="#24292f" fo:font-family="Liberation Sans" style:font-family-complex="Liberation Sans" fo:font-weight="bold"/>
    </style:style>
    <style:style style:family="paragraph" style:name="P110">
      <style:paragraph-properties fo:margin-left="0cm" fo:margin-right="0cm" fo:text-indent="0cm" fo:margin-top="0pt" fo:margin-bottom="12pt" fo:border="none"/>
    </style:style>
    <style:style style:family="text" style:name="T911">
      <style:text-properties fo:color="#24292f" fo:font-family="Liberation Sans" style:font-family-complex="Liberation Sans"/>
    </style:style>
    <style:style style:family="text" style:name="T912">
      <style:text-properties fo:color="#24292f" fo:font-family="Liberation Sans" style:font-family-complex="Liberation Sans" fo:font-size="12pt"/>
    </style:style>
    <style:style style:family="text" style:name="T913">
      <style:text-properties fo:color="#24292f" fo:font-family="Liberation Sans" style:font-family-complex="Liberation Sans"/>
    </style:style>
    <style:style style:family="text" style:name="T914">
      <style:text-properties fo:color="#24292f" fo:font-family="Liberation Sans" style:font-family-complex="Liberation Sans" fo:font-size="12pt"/>
    </style:style>
    <style:style style:family="text" style:name="T915">
      <style:text-properties fo:color="#24292f" fo:font-family="Liberation Sans" style:font-family-complex="Liberation Sans" fo:font-style="italic"/>
    </style:style>
    <style:style style:family="text" style:name="T916">
      <style:text-properties fo:color="#24292f" fo:font-family="Liberation Sans" style:font-family-complex="Liberation Sans" fo:font-size="12pt"/>
    </style:style>
    <style:style style:family="text" style:name="T917">
      <style:text-properties fo:color="#24292f" fo:font-family="Liberation Sans" style:font-family-complex="Liberation Sans"/>
    </style:style>
    <style:style style:family="text" style:name="T918">
      <style:text-properties fo:color="#24292f" fo:font-family="Liberation Sans" style:font-family-complex="Liberation Sans" fo:font-size="12pt"/>
    </style:style>
    <style:style style:family="text" style:name="T919">
      <style:text-properties fo:color="#24292f" fo:font-family="Liberation Sans" style:font-family-complex="Liberation Sans"/>
    </style:style>
    <style:style style:family="paragraph" style:name="P111">
      <style:paragraph-properties fo:margin-left="0cm" fo:margin-right="0cm" fo:text-indent="0cm" fo:margin-top="0pt" fo:margin-bottom="12pt" fo:border="none"/>
    </style:style>
    <style:style style:family="text" style:name="T920">
      <style:text-properties fo:color="#24292f" fo:font-family="Liberation Sans" style:font-family-complex="Liberation Sans"/>
    </style:style>
    <style:style style:family="paragraph" style:name="P112">
      <style:paragraph-properties fo:margin-left="0cm" fo:margin-right="0cm" fo:text-indent="0cm" fo:margin-top="0pt" fo:margin-bottom="12pt" fo:border="none"/>
    </style:style>
    <style:style style:family="text" style:name="T921">
      <style:text-properties fo:font-family="Liberation Sans" style:font-family-complex="Liberation Sans" fo:font-size="12pt"/>
    </style:style>
    <style:style style:family="paragraph" style:name="P113">
      <style:paragraph-properties fo:margin-left="0cm" fo:margin-right="0cm" fo:text-indent="0cm" fo:margin-top="0pt" fo:margin-bottom="12pt" fo:border="none"/>
    </style:style>
    <style:style style:family="text" style:name="T922">
      <style:text-properties fo:color="#24292f" fo:font-family="Liberation Sans" style:font-family-complex="Liberation Sans"/>
    </style:style>
    <style:style style:family="paragraph" style:name="P114">
      <style:paragraph-properties fo:margin-left="0cm" fo:margin-right="0cm" fo:text-indent="0cm" fo:margin-top="0pt" fo:margin-bottom="12pt" fo:border="none"/>
    </style:style>
    <style:style style:family="text" style:name="T923">
      <style:text-properties fo:color="#24292f" fo:font-family="Liberation Sans" style:font-family-complex="Liberation Sans"/>
    </style:style>
    <style:style style:parent-style-name="717" style:family="paragraph" style:name="P115">
      <style:paragraph-properties fo:margin-left="0cm" fo:margin-right="0cm" fo:text-indent="0cm" fo:margin-top="18pt" fo:margin-bottom="12pt" fo:border="none"/>
    </style:style>
    <style:style style:family="text" style:name="T924">
      <style:text-properties fo:color="#24292f" fo:font-family="Liberation Sans" style:font-family-complex="Liberation Sans" fo:font-weight="bold"/>
    </style:style>
    <style:style style:family="paragraph" style:name="P116">
      <style:paragraph-properties fo:margin-left="0cm" fo:margin-right="0cm" fo:text-indent="0cm" fo:margin-top="0pt" fo:margin-bottom="12pt" fo:border="none"/>
    </style:style>
    <style:style style:family="text" style:name="T925">
      <style:text-properties fo:color="#24292f" fo:font-family="Liberation Sans" style:font-family-complex="Liberation Sans"/>
    </style:style>
    <style:style style:family="text" style:name="T926">
      <style:text-properties fo:color="#24292f" fo:font-family="Liberation Sans" style:font-family-complex="Liberation Sans" fo:font-size="12pt"/>
    </style:style>
    <style:style style:family="text" style:name="T927">
      <style:text-properties fo:color="#24292f" fo:font-family="Liberation Sans" style:font-family-complex="Liberation Sans"/>
    </style:style>
    <style:style style:family="text" style:name="T928">
      <style:text-properties fo:color="#24292f" fo:font-family="Liberation Sans" style:font-family-complex="Liberation Sans" fo:font-size="12pt"/>
    </style:style>
    <style:style style:family="text" style:name="T929">
      <style:text-properties fo:color="#24292f" fo:font-family="Liberation Sans" style:font-family-complex="Liberation Sans"/>
    </style:style>
    <style:style style:family="text" style:name="T930">
      <style:text-properties fo:color="#24292f" fo:font-family="Liberation Sans" style:font-family-complex="Liberation Sans" fo:font-size="12pt"/>
    </style:style>
    <style:style style:family="text" style:name="T931">
      <style:text-properties fo:color="#24292f" fo:font-family="Liberation Sans" style:font-family-complex="Liberation Sans" fo:font-style="italic"/>
    </style:style>
    <style:style style:family="text" style:name="T932">
      <style:text-properties fo:color="#24292f" fo:font-family="Liberation Sans" style:font-family-complex="Liberation Sans" fo:font-size="12pt"/>
    </style:style>
    <style:style style:family="text" style:name="T933">
      <style:text-properties fo:color="#24292f" fo:font-family="Liberation Sans" style:font-family-complex="Liberation Sans"/>
    </style:style>
    <style:style style:family="paragraph" style:name="P117">
      <style:paragraph-properties fo:margin-left="0cm" fo:margin-right="0cm" fo:text-indent="0cm" fo:margin-top="0pt" fo:margin-bottom="0pt" fo:border="none"/>
    </style:style>
    <style:style style:family="text" style:name="T934">
      <style:text-properties fo:color="#24292f" fo:font-family="Liberation Sans" style:font-family-complex="Liberation Sans"/>
    </style:style>
    <style:style style:family="paragraph" style:name="P118">
      <style:paragraph-properties fo:margin-left="0cm" fo:margin-right="0cm" fo:text-indent="0cm" fo:margin-top="0pt" fo:margin-bottom="12pt" fo:border="none"/>
    </style:style>
    <style:style style:family="text" style:name="T935">
      <style:text-properties fo:color="#24292f" fo:font-family="Liberation Sans" style:font-family-complex="Liberation Sans"/>
    </style:style>
    <style:style style:family="paragraph" style:name="P119">
      <style:paragraph-properties fo:margin-left="0cm" fo:margin-right="0cm" fo:text-indent="0cm" fo:margin-top="0pt" fo:margin-bottom="12pt" fo:border="none"/>
    </style:style>
    <style:style style:family="text" style:name="T936">
      <style:text-properties fo:color="#24292f" fo:font-family="Liberation Sans" style:font-family-complex="Liberation Sans"/>
    </style:style>
    <style:style style:parent-style-name="715" style:family="paragraph" style:name="P120">
      <style:paragraph-properties fo:margin-left="0cm" fo:margin-right="0cm" fo:text-indent="0cm" fo:margin-top="18pt" fo:margin-bottom="12pt" fo:border="none"/>
    </style:style>
    <style:style style:family="text" style:name="T937">
      <style:text-properties fo:color="#24292f" fo:font-family="Liberation Sans" style:font-family-complex="Liberation Sans" fo:font-weight="bold"/>
    </style:style>
    <style:style style:family="paragraph" style:name="P121">
      <style:paragraph-properties fo:margin-left="0cm" fo:margin-right="0cm" fo:text-indent="0cm" fo:margin-top="0pt" fo:margin-bottom="12pt" fo:border="none"/>
    </style:style>
    <style:style style:family="text" style:name="T938">
      <style:text-properties fo:color="#24292f" fo:font-family="Liberation Sans" style:font-family-complex="Liberation Sans"/>
    </style:style>
    <style:style style:family="text" style:name="T939">
      <style:text-properties fo:color="#24292f" fo:font-family="Liberation Sans" style:font-family-complex="Liberation Sans" fo:font-size="12pt"/>
    </style:style>
    <style:style style:family="text" style:name="T940">
      <style:text-properties fo:color="#24292f" fo:font-family="Liberation Sans" style:font-family-complex="Liberation Sans"/>
    </style:style>
    <style:style style:family="text" style:name="T941">
      <style:text-properties fo:color="#24292f" fo:font-family="Liberation Sans" style:font-family-complex="Liberation Sans" fo:font-size="12pt"/>
    </style:style>
    <style:style style:family="text" style:name="T942">
      <style:text-properties fo:color="#24292f" fo:font-family="Liberation Sans" style:font-family-complex="Liberation Sans"/>
    </style:style>
    <style:style style:family="text" style:name="T943">
      <style:text-properties fo:color="#24292f" fo:font-family="Liberation Sans" style:font-family-complex="Liberation Sans" fo:font-size="12pt"/>
    </style:style>
    <style:style style:family="text" style:name="T944">
      <style:text-properties fo:color="#24292f" fo:font-family="Liberation Sans" style:font-family-complex="Liberation Sans"/>
    </style:style>
    <style:style style:family="text" style:name="T945">
      <style:text-properties fo:color="#24292f" fo:font-family="Liberation Sans" style:font-family-complex="Liberation Sans" fo:font-size="12pt"/>
    </style:style>
    <style:style style:family="text" style:name="T946">
      <style:text-properties fo:color="#24292f" fo:font-family="Liberation Sans" style:font-family-complex="Liberation Sans"/>
    </style:style>
    <style:style style:family="paragraph" style:name="P122">
      <style:paragraph-properties fo:margin-left="0cm" fo:margin-right="0cm" fo:text-indent="0cm" fo:margin-top="0pt" fo:margin-bottom="12pt" fo:border="none"/>
    </style:style>
    <style:style style:family="text" style:name="T947">
      <style:text-properties fo:color="#24292f" fo:font-family="Liberation Sans" style:font-family-complex="Liberation Sans"/>
    </style:style>
    <style:style style:family="text" style:name="T948">
      <style:text-properties fo:color="#24292f" fo:font-family="Liberation Sans" style:font-family-complex="Liberation Sans" fo:font-size="12pt"/>
    </style:style>
    <style:style style:family="text" style:name="T949">
      <style:text-properties fo:color="#24292f" fo:font-family="Liberation Sans" style:font-family-complex="Liberation Sans" fo:font-style="italic"/>
    </style:style>
    <style:style style:family="text" style:name="T950">
      <style:text-properties fo:color="#24292f" fo:font-family="Liberation Sans" style:font-family-complex="Liberation Sans" fo:font-size="12pt"/>
    </style:style>
    <style:style style:family="text" style:name="T951">
      <style:text-properties fo:color="#24292f" fo:font-family="Liberation Sans" style:font-family-complex="Liberation Sans"/>
    </style:style>
    <style:style style:family="text" style:name="T952">
      <style:text-properties fo:color="#24292f" fo:font-family="Liberation Sans" style:font-family-complex="Liberation Sans" fo:font-size="12pt"/>
    </style:style>
    <style:style style:family="text" style:name="T953">
      <style:text-properties fo:color="#24292f" fo:font-family="Liberation Sans" style:font-family-complex="Liberation Sans" fo:font-style="italic"/>
    </style:style>
    <style:style style:family="text" style:name="T954">
      <style:text-properties fo:color="#24292f" fo:font-family="Liberation Sans" style:font-family-complex="Liberation Sans"/>
    </style:style>
    <style:style style:family="paragraph" style:name="P123">
      <style:paragraph-properties fo:margin-left="0cm" fo:margin-right="0cm" fo:text-indent="0cm" fo:margin-top="0pt" fo:margin-bottom="12pt" fo:border="none"/>
    </style:style>
    <style:style style:family="text" style:name="T955">
      <style:text-properties fo:color="#24292f" fo:font-family="Liberation Sans" style:font-family-complex="Liberation Sans"/>
    </style:style>
    <style:style style:family="text" style:name="T956">
      <style:text-properties fo:color="#24292f" fo:font-family="Liberation Sans" style:font-family-complex="Liberation Sans" fo:font-size="12pt"/>
    </style:style>
    <style:style style:family="text" style:name="T957">
      <style:text-properties fo:color="#24292f" fo:font-family="Liberation Sans" style:font-family-complex="Liberation Sans"/>
    </style:style>
    <style:style style:family="paragraph" style:name="P124">
      <style:text-properties/>
      <style:paragraph-properties fo:margin-left="0cm" fo:margin-right="0cm" fo:text-indent="0cm" fo:margin-top="0pt" fo:margin-bottom="0pt" fo:border="none"/>
    </style:style>
    <style:style style:family="text" style:name="T958">
      <style:text-properties fo:color="#24292f" fo:font-family="Liberation Sans" style:font-family-complex="Liberation Sans"/>
    </style:style>
    <style:style style:family="paragraph" style:name="P125">
      <style:paragraph-properties fo:margin-left="0cm" fo:margin-right="0cm" fo:text-indent="0cm" fo:margin-top="0pt" fo:margin-bottom="0pt" fo:border="none"/>
    </style:style>
    <style:style style:family="text" style:name="T959">
      <style:text-properties fo:color="#24292f" fo:font-family="Liberation Sans" style:font-family-complex="Liberation Sans"/>
    </style:style>
    <style:style style:family="text" style:name="T960">
      <style:text-properties fo:color="#24292f" fo:font-family="Liberation Sans" style:font-family-complex="Liberation Sans"/>
    </style:style>
    <style:style style:family="paragraph" style:name="P126">
      <style:text-properties/>
      <style:paragraph-properties fo:margin-left="0cm" fo:margin-right="0cm" fo:text-indent="0cm" fo:margin-top="0pt" fo:margin-bottom="12pt" fo:border="none"/>
    </style:style>
    <style:style style:family="text" style:name="T961">
      <style:text-properties fo:font-size="8pt"/>
    </style:style>
    <style:style style:family="text" style:name="T962">
      <style:text-properties fo:color="#000000" fo:font-family="Courier New" style:font-family-asian="Courier New" style:font-family-complex="Courier New" fo:font-size="8pt"/>
    </style:style>
    <style:style style:family="text" style:name="T963">
      <style:text-properties fo:color="#000000" fo:font-family="Courier New" style:font-family-asian="Courier New" style:font-family-complex="Courier New" fo:font-size="8pt"/>
    </style:style>
    <style:style style:family="paragraph" style:name="P127">
      <style:text-properties/>
      <style:paragraph-properties fo:margin-left="0cm" fo:margin-right="0cm" fo:text-indent="0cm" fo:margin-top="0pt" fo:margin-bottom="12pt" fo:border="none"/>
    </style:style>
    <style:style style:family="text" style:name="T964">
      <style:text-properties fo:color="#000000" fo:font-family="Courier New" style:font-family-asian="Courier New" style:font-family-complex="Courier New" fo:font-size="8pt"/>
    </style:style>
    <style:style style:family="text" style:name="T965">
      <style:text-properties fo:font-size="8pt"/>
    </style:style>
    <style:style style:family="paragraph" style:name="P128">
      <style:text-properties/>
      <style:paragraph-properties fo:margin-left="0cm" fo:margin-right="0cm" fo:text-indent="0cm" fo:margin-top="0pt" fo:margin-bottom="12pt" fo:border="none"/>
    </style:style>
    <style:style style:family="text" style:name="T966">
      <style:text-properties fo:color="#000000" fo:font-family="Courier New" style:font-family-asian="Courier New" style:font-family-complex="Courier New" fo:font-size="8pt"/>
    </style:style>
    <style:style style:family="text" style:name="T967">
      <style:text-properties fo:color="#000000" fo:font-family="Courier New" style:font-family-asian="Courier New" style:font-family-complex="Courier New" fo:font-size="8pt"/>
    </style:style>
    <style:style style:family="text" style:name="T968">
      <style:text-properties fo:font-size="8pt"/>
    </style:style>
    <style:style style:family="paragraph" style:name="P129">
      <style:text-properties/>
      <style:paragraph-properties fo:margin-left="0cm" fo:margin-right="0cm" fo:text-indent="0cm" fo:margin-top="0pt" fo:margin-bottom="12pt" fo:border="none"/>
    </style:style>
    <style:style style:family="text" style:name="T969">
      <style:text-properties fo:color="#000000" fo:font-family="Courier New" style:font-family-asian="Courier New" style:font-family-complex="Courier New" fo:font-size="8pt"/>
    </style:style>
    <style:style style:family="text" style:name="T970">
      <style:text-properties fo:font-size="8pt"/>
    </style:style>
    <style:style style:family="paragraph" style:name="P130">
      <style:text-properties/>
      <style:paragraph-properties fo:margin-left="0cm" fo:margin-right="0cm" fo:text-indent="0cm" fo:margin-top="0pt" fo:margin-bottom="12pt" fo:border="none"/>
    </style:style>
    <style:style style:family="text" style:name="T971">
      <style:text-properties fo:color="#000000" fo:font-family="Courier New" style:font-family-asian="Courier New" style:font-family-complex="Courier New" fo:font-size="8pt"/>
    </style:style>
    <style:style style:family="text" style:name="T972">
      <style:text-properties fo:font-size="8pt"/>
    </style:style>
    <style:style style:family="paragraph" style:name="P131">
      <style:text-properties/>
      <style:paragraph-properties fo:margin-left="1.251cm" fo:margin-right="0cm" fo:text-indent="0cm" fo:margin-top="0pt" fo:margin-bottom="12pt" fo:border="none"/>
    </style:style>
    <style:style style:family="text" style:name="T973">
      <style:text-properties fo:color="#000000" fo:font-family="Courier New" style:font-family-asian="Courier New" style:font-family-complex="Courier New" fo:font-size="8pt"/>
    </style:style>
    <style:style style:family="text" style:name="T974">
      <style:text-properties fo:font-size="8pt"/>
    </style:style>
    <style:style style:family="paragraph" style:name="P132">
      <style:text-properties/>
      <style:paragraph-properties fo:margin-left="1.251cm" fo:margin-right="0cm" fo:text-indent="0cm" fo:margin-top="0pt" fo:margin-bottom="12pt" fo:border="none"/>
    </style:style>
    <style:style style:family="text" style:name="T975">
      <style:text-properties fo:color="#000000" fo:font-family="Courier New" style:font-family-asian="Courier New" style:font-family-complex="Courier New" fo:font-size="8pt"/>
    </style:style>
    <style:style style:family="text" style:name="T976">
      <style:text-properties fo:font-size="8pt"/>
    </style:style>
    <style:style style:family="paragraph" style:name="P133">
      <style:text-properties/>
      <style:paragraph-properties fo:margin-left="1.251cm" fo:margin-right="0cm" fo:text-indent="0cm" fo:margin-top="0pt" fo:margin-bottom="12pt" fo:border="none"/>
    </style:style>
    <style:style style:family="text" style:name="T977">
      <style:text-properties fo:color="#000000" fo:font-family="Courier New" style:font-family-asian="Courier New" style:font-family-complex="Courier New" fo:font-size="8pt"/>
    </style:style>
    <style:style style:family="text" style:name="T978">
      <style:text-properties fo:font-size="8pt"/>
    </style:style>
    <style:style style:family="paragraph" style:name="P134">
      <style:text-properties/>
      <style:paragraph-properties fo:margin-left="2.5cm" fo:margin-right="0cm" fo:text-indent="0cm" fo:margin-top="0pt" fo:margin-bottom="12pt" fo:border="none"/>
    </style:style>
    <style:style style:family="text" style:name="T979">
      <style:text-properties fo:color="#000000" fo:font-family="Courier New" style:font-family-asian="Courier New" style:font-family-complex="Courier New" fo:font-size="8pt"/>
    </style:style>
    <style:style style:family="text" style:name="T980">
      <style:text-properties fo:color="#000000" fo:font-family="Courier New" style:font-family-asian="Courier New" style:font-family-complex="Courier New" fo:font-size="8pt"/>
    </style:style>
    <style:style style:family="text" style:name="T981">
      <style:text-properties fo:font-size="8pt"/>
    </style:style>
    <style:style style:family="paragraph" style:name="P135">
      <style:text-properties/>
      <style:paragraph-properties fo:margin-left="2.5cm" fo:margin-right="0cm" fo:text-indent="0cm" fo:margin-top="0pt" fo:margin-bottom="12pt" fo:border="none"/>
    </style:style>
    <style:style style:family="text" style:name="T982">
      <style:text-properties fo:color="#000000" fo:font-family="Courier New" style:font-family-asian="Courier New" style:font-family-complex="Courier New" fo:font-size="8pt"/>
    </style:style>
    <style:style style:family="text" style:name="T983">
      <style:text-properties fo:color="#000000" fo:font-family="Courier New" style:font-family-asian="Courier New" style:font-family-complex="Courier New" fo:font-size="8pt"/>
    </style:style>
    <style:style style:family="text" style:name="T984">
      <style:text-properties fo:font-size="8pt"/>
    </style:style>
    <style:style style:family="paragraph" style:name="P136">
      <style:text-properties/>
      <style:paragraph-properties fo:margin-left="2.5cm" fo:margin-right="0cm" fo:text-indent="0cm" fo:margin-top="0pt" fo:margin-bottom="12pt" fo:border="none"/>
    </style:style>
    <style:style style:family="text" style:name="T985">
      <style:text-properties fo:color="#000000" fo:font-family="Courier New" style:font-family-asian="Courier New" style:font-family-complex="Courier New" fo:font-size="8pt"/>
    </style:style>
    <style:style style:family="text" style:name="T986">
      <style:text-properties fo:font-size="8pt"/>
    </style:style>
    <style:style style:family="paragraph" style:name="P137">
      <style:text-properties/>
      <style:paragraph-properties fo:margin-left="1.251cm" fo:margin-right="0cm" fo:text-indent="0cm" fo:margin-top="0pt" fo:margin-bottom="12pt" fo:border="none"/>
    </style:style>
    <style:style style:family="text" style:name="T987">
      <style:text-properties fo:color="#000000" fo:font-family="Courier New" style:font-family-asian="Courier New" style:font-family-complex="Courier New" fo:font-size="8pt"/>
    </style:style>
    <style:style style:family="text" style:name="T988">
      <style:text-properties fo:font-size="8pt"/>
    </style:style>
    <style:style style:family="paragraph" style:name="P138">
      <style:text-properties/>
      <style:paragraph-properties fo:margin-left="0cm" fo:margin-right="0cm" fo:text-indent="0cm" fo:margin-top="0pt" fo:margin-bottom="12pt" fo:border="none"/>
    </style:style>
    <style:style style:family="text" style:name="T989">
      <style:text-properties fo:color="#000000" fo:font-family="Courier New" style:font-family-asian="Courier New" style:font-family-complex="Courier New" fo:font-size="8pt"/>
    </style:style>
    <style:style style:family="text" style:name="T990">
      <style:text-properties fo:font-size="8pt"/>
    </style:style>
    <style:style style:family="paragraph" style:name="P139">
      <style:text-properties/>
      <style:paragraph-properties fo:margin-left="0cm" fo:margin-right="0cm" fo:text-indent="0cm" fo:margin-top="0pt" fo:margin-bottom="12pt" fo:border="none"/>
    </style:style>
    <style:style style:family="text" style:name="T991">
      <style:text-properties fo:color="#000000" fo:font-family="Courier New" style:font-family-asian="Courier New" style:font-family-complex="Courier New" fo:font-size="8pt"/>
    </style:style>
    <style:style style:family="text" style:name="T992">
      <style:text-properties fo:font-size="8pt"/>
    </style:style>
    <style:style style:family="paragraph" style:name="P140">
      <style:text-properties/>
      <style:paragraph-properties fo:margin-left="1.251cm" fo:margin-right="0cm" fo:text-indent="0cm" fo:margin-top="0pt" fo:margin-bottom="12pt" fo:border="none"/>
    </style:style>
    <style:style style:family="text" style:name="T993">
      <style:text-properties fo:color="#000000" fo:font-family="Courier New" style:font-family-asian="Courier New" style:font-family-complex="Courier New" fo:font-size="8pt"/>
    </style:style>
    <style:style style:family="text" style:name="T994">
      <style:text-properties fo:color="#000000" fo:font-family="Courier New" style:font-family-asian="Courier New" style:font-family-complex="Courier New" fo:font-size="8pt"/>
    </style:style>
    <style:style style:family="text" style:name="T995">
      <style:text-properties fo:font-size="8pt"/>
    </style:style>
    <style:style style:family="paragraph" style:name="P141">
      <style:text-properties/>
      <style:paragraph-properties fo:margin-left="1.251cm" fo:margin-right="0cm" fo:text-indent="0cm" fo:margin-top="0pt" fo:margin-bottom="12pt" fo:border="none"/>
    </style:style>
    <style:style style:family="text" style:name="T996">
      <style:text-properties fo:color="#000000" fo:font-family="Courier New" style:font-family-asian="Courier New" style:font-family-complex="Courier New" fo:font-size="8pt"/>
    </style:style>
    <style:style style:family="text" style:name="T997">
      <style:text-properties fo:font-size="8pt"/>
    </style:style>
    <style:style style:family="paragraph" style:name="P142">
      <style:text-properties/>
      <style:paragraph-properties fo:margin-left="1.251cm" fo:margin-right="0cm" fo:text-indent="0cm" fo:margin-top="0pt" fo:margin-bottom="12pt" fo:border="none"/>
    </style:style>
    <style:style style:family="text" style:name="T998">
      <style:text-properties fo:color="#000000" fo:font-family="Courier New" style:font-family-asian="Courier New" style:font-family-complex="Courier New" fo:font-size="8pt"/>
    </style:style>
    <style:style style:family="text" style:name="T999">
      <style:text-properties fo:font-size="8pt"/>
    </style:style>
    <style:style style:family="paragraph" style:name="P143">
      <style:text-properties/>
      <style:paragraph-properties fo:margin-left="1.251cm" fo:margin-right="0cm" fo:text-indent="0cm" fo:margin-top="0pt" fo:margin-bottom="12pt" fo:border="none"/>
    </style:style>
    <style:style style:family="text" style:name="T1000">
      <style:text-properties fo:color="#000000" fo:font-family="Courier New" style:font-family-asian="Courier New" style:font-family-complex="Courier New" fo:font-size="8pt"/>
    </style:style>
    <style:style style:family="text" style:name="T1001">
      <style:text-properties fo:font-size="8pt"/>
    </style:style>
    <style:style style:family="paragraph" style:name="P144">
      <style:text-properties/>
      <style:paragraph-properties fo:margin-left="2.5cm" fo:margin-right="0cm" fo:text-indent="0cm" fo:margin-top="0pt" fo:margin-bottom="12pt" fo:border="none"/>
    </style:style>
    <style:style style:family="text" style:name="T1002">
      <style:text-properties fo:color="#000000" fo:font-family="Courier New" style:font-family-asian="Courier New" style:font-family-complex="Courier New" fo:font-size="8pt"/>
    </style:style>
    <style:style style:family="text" style:name="T1003">
      <style:text-properties fo:color="#000000" fo:font-family="Courier New" style:font-family-asian="Courier New" style:font-family-complex="Courier New" fo:font-size="8pt"/>
    </style:style>
    <style:style style:family="paragraph" style:name="P145">
      <style:text-properties/>
      <style:paragraph-properties fo:margin-left="2.5cm" fo:margin-right="0cm" fo:text-indent="0cm" fo:margin-top="0pt" fo:margin-bottom="12pt" fo:border="none"/>
    </style:style>
    <style:style style:family="text" style:name="T1004">
      <style:text-properties fo:color="#000000" fo:font-family="Courier New" style:font-family-asian="Courier New" style:font-family-complex="Courier New" fo:font-size="8pt"/>
    </style:style>
    <style:style style:family="text" style:name="T1005">
      <style:text-properties fo:color="#000000" fo:font-family="Courier New" style:font-family-asian="Courier New" style:font-family-complex="Courier New" fo:font-size="8pt"/>
    </style:style>
    <style:style style:family="text" style:name="T1006">
      <style:text-properties fo:color="#000000" fo:font-family="Courier New" style:font-family-asian="Courier New" style:font-family-complex="Courier New" fo:font-size="8pt"/>
    </style:style>
    <style:style style:family="paragraph" style:name="P146">
      <style:text-properties/>
      <style:paragraph-properties fo:margin-left="2.5cm" fo:margin-right="0cm" fo:text-indent="0cm" fo:margin-top="0pt" fo:margin-bottom="12pt" fo:border="none"/>
    </style:style>
    <style:style style:family="text" style:name="T1007">
      <style:text-properties fo:color="#000000" fo:font-family="Courier New" style:font-family-asian="Courier New" style:font-family-complex="Courier New" fo:font-size="8pt"/>
    </style:style>
    <style:style style:family="paragraph" style:name="P147">
      <style:text-properties/>
      <style:paragraph-properties fo:margin-left="1.251cm" fo:margin-right="0cm" fo:text-indent="0cm" fo:margin-top="0pt" fo:margin-bottom="12pt" fo:border="none"/>
    </style:style>
    <style:style style:family="text" style:name="T1008">
      <style:text-properties fo:color="#000000" fo:font-family="Courier New" style:font-family-asian="Courier New" style:font-family-complex="Courier New" fo:font-size="8pt"/>
    </style:style>
    <style:style style:family="text" style:name="T1009">
      <style:text-properties fo:font-size="8pt"/>
    </style:style>
    <style:style style:family="paragraph" style:name="P148">
      <style:text-properties/>
      <style:paragraph-properties fo:margin-left="0cm" fo:margin-right="0cm" fo:text-indent="0cm" fo:margin-top="0pt" fo:margin-bottom="12pt" fo:border="none"/>
    </style:style>
    <style:style style:family="text" style:name="T1010">
      <style:text-properties fo:color="#000000" fo:font-family="Courier New" style:font-family-asian="Courier New" style:font-family-complex="Courier New" fo:font-size="8pt"/>
    </style:style>
    <style:style style:family="text" style:name="T1011">
      <style:text-properties fo:font-size="8pt"/>
    </style:style>
    <style:style style:family="paragraph" style:name="P149">
      <style:text-properties/>
      <style:paragraph-properties fo:margin-left="0cm" fo:margin-right="0cm" fo:text-indent="0cm" fo:margin-top="0pt" fo:margin-bottom="12pt" fo:border="none"/>
    </style:style>
    <style:style style:family="text" style:name="T1012">
      <style:text-properties fo:color="#000000" fo:font-family="Courier New" style:font-family-asian="Courier New" style:font-family-complex="Courier New" fo:font-size="8pt"/>
    </style:style>
    <style:style style:family="text" style:name="T1013">
      <style:text-properties fo:color="#000000" fo:font-family="Courier New" style:font-family-asian="Courier New" style:font-family-complex="Courier New" fo:font-size="8pt"/>
    </style:style>
    <style:style style:family="text" style:name="T1014">
      <style:text-properties fo:font-size="8pt"/>
    </style:style>
    <style:style style:family="paragraph" style:name="P150">
      <style:text-properties/>
      <style:paragraph-properties fo:margin-left="0cm" fo:margin-right="0cm" fo:text-indent="0cm" fo:margin-top="0pt" fo:margin-bottom="12pt" fo:border="none"/>
    </style:style>
    <style:style style:family="text" style:name="T1015">
      <style:text-properties fo:color="#000000" fo:font-family="Courier New" style:font-family-asian="Courier New" style:font-family-complex="Courier New" fo:font-size="8pt"/>
    </style:style>
    <style:style style:family="paragraph" style:name="P151">
      <style:paragraph-properties fo:margin-left="0cm" fo:margin-right="0cm" fo:text-indent="0cm" fo:margin-top="0pt" fo:margin-bottom="12pt" fo:border="none"/>
    </style:style>
    <style:style style:family="text" style:name="T1016">
      <style:text-properties fo:color="#24292f" fo:font-family="Liberation Sans" style:font-family-complex="Liberation Sans"/>
    </style:style>
    <style:style style:family="text" style:name="T1017">
      <style:text-properties fo:color="#24292f" fo:font-family="Liberation Sans" style:font-family-complex="Liberation Sans" fo:font-size="12pt"/>
    </style:style>
    <style:style style:family="text" style:name="T1018">
      <style:text-properties fo:color="#24292f" fo:font-family="Liberation Sans" style:font-family-complex="Liberation Sans" fo:font-style="italic"/>
    </style:style>
    <style:style style:family="text" style:name="T1019">
      <style:text-properties fo:color="#24292f" fo:font-family="Liberation Sans" style:font-family-complex="Liberation Sans" fo:font-size="12pt"/>
    </style:style>
    <style:style style:family="text" style:name="T1020">
      <style:text-properties fo:color="#24292f" fo:font-family="Liberation Sans" style:font-family-complex="Liberation Sans"/>
    </style:style>
    <style:style style:family="text" style:name="T1021">
      <style:text-properties fo:color="#24292f" fo:font-family="Liberation Sans" style:font-family-complex="Liberation Sans" fo:font-size="12pt"/>
    </style:style>
    <style:style style:family="text" style:name="T1022">
      <style:text-properties fo:color="#24292f" fo:font-family="Liberation Sans" style:font-family-complex="Liberation Sans" fo:font-style="italic"/>
    </style:style>
    <style:style style:family="text" style:name="T1023">
      <style:text-properties fo:color="#24292f" fo:font-family="Liberation Sans" style:font-family-complex="Liberation Sans"/>
    </style:style>
    <style:style style:family="paragraph" style:name="P152">
      <style:paragraph-properties fo:margin-left="0cm" fo:margin-right="0cm" fo:text-indent="0cm" fo:margin-top="0pt" fo:margin-bottom="0pt" fo:border="none"/>
    </style:style>
    <style:style style:family="text" style:name="T1024">
      <style:text-properties fo:color="#24292f" fo:font-family="Liberation Sans" style:font-family-complex="Liberation Sans"/>
    </style:style>
    <style:style style:family="paragraph" style:name="P153">
      <style:paragraph-properties fo:margin-left="0cm" fo:margin-right="0cm" fo:text-indent="0cm" fo:margin-top="0pt" fo:margin-bottom="12pt" fo:border="none"/>
    </style:style>
    <style:style style:family="text" style:name="T1025">
      <style:text-properties fo:color="#24292f" fo:font-family="Liberation Sans" style:font-family-complex="Liberation Sans"/>
    </style:style>
    <style:style style:family="text" style:name="T1026">
      <style:text-properties fo:color="#24292f" fo:font-family="Liberation Sans" style:font-family-complex="Liberation Sans" fo:font-size="12pt"/>
    </style:style>
    <style:style style:family="text" style:name="T1027">
      <style:text-properties fo:color="#24292f" fo:font-family="Liberation Sans" style:font-family-complex="Liberation Sans"/>
    </style:style>
    <style:style style:family="text" style:name="T1028">
      <style:text-properties fo:color="#24292f" fo:font-family="Liberation Sans" style:font-family-complex="Liberation Sans" fo:font-size="12pt"/>
    </style:style>
    <style:style style:family="text" style:name="T1029">
      <style:text-properties fo:color="#24292f" fo:font-family="Liberation Sans" style:font-family-complex="Liberation Sans"/>
    </style:style>
    <style:style style:family="text" style:name="T1030">
      <style:text-properties fo:color="#24292f" fo:font-family="Liberation Sans" style:font-family-complex="Liberation Sans" fo:font-style="italic"/>
    </style:style>
    <style:style style:family="text" style:name="T1031">
      <style:text-properties fo:color="#24292f" fo:font-family="Liberation Sans" style:font-family-complex="Liberation Sans" fo:font-size="12pt"/>
    </style:style>
    <style:style style:family="text" style:name="T1032">
      <style:text-properties fo:color="#24292f" fo:font-family="Liberation Sans" style:font-family-complex="Liberation Sans"/>
    </style:style>
    <style:style style:family="text" style:name="T1033">
      <style:text-properties fo:color="#24292f" fo:font-family="Liberation Sans" style:font-family-complex="Liberation Sans" fo:font-size="12pt"/>
    </style:style>
    <style:style style:family="text" style:name="T1034">
      <style:text-properties fo:color="#24292f" fo:font-family="Liberation Sans" style:font-family-complex="Liberation Sans"/>
    </style:style>
    <style:style style:family="text" style:name="T1035">
      <style:text-properties fo:color="#24292f" fo:font-family="Liberation Sans" style:font-family-complex="Liberation Sans" fo:font-size="12pt"/>
    </style:style>
    <style:style style:family="text" style:name="T1036">
      <style:text-properties fo:color="#24292f" fo:font-family="Liberation Sans" style:font-family-complex="Liberation Sans" fo:font-style="italic"/>
    </style:style>
    <style:style style:family="text" style:name="T1037">
      <style:text-properties fo:color="#24292f" fo:font-family="Liberation Sans" style:font-family-complex="Liberation Sans"/>
    </style:style>
    <style:style style:family="paragraph" style:name="P154">
      <style:paragraph-properties fo:margin-left="0cm" fo:margin-right="0cm" fo:text-indent="0cm" fo:margin-top="0pt" fo:margin-bottom="0pt" fo:border="none"/>
    </style:style>
    <style:style style:family="text" style:name="T1038">
      <style:text-properties fo:color="#24292f" fo:font-family="Liberation Sans" style:font-family-complex="Liberation Sans"/>
    </style:style>
    <style:style style:family="table" style:name="ta1">
      <style:table-properties style:width="16.5cm" fo:margin-left="0cm" table:align="left" style:use-optimal-column-width="true"/>
    </style:style>
    <style:style style:family="table-column" style:name="co1">
      <style:table-column-properties style:column-width="4.874cm" style:use-optimal-column-width="true"/>
    </style:style>
    <style:style style:family="table-column" style:name="co2">
      <style:table-column-properties style:column-width="9.291cm" style:use-optimal-column-width="true"/>
    </style:style>
    <style:style style:family="table-column" style:name="co3">
      <style:table-column-properties style:column-width="1.168cm" style:use-optimal-column-width="true"/>
    </style:style>
    <style:style style:family="table-column" style:name="co4">
      <style:table-column-properties style:column-width="1.168cm" style:use-optimal-column-width="true"/>
    </style:style>
    <style:style style:family="table-row" style:name="ro1">
      <style:table-row-properties/>
    </style:style>
    <style:style style:family="table-cell" style:name="ce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55">
      <style:paragraph-properties style:line-height-at-least="2.85pt" fo:text-align="center" fo:margin-top="0pt" fo:margin-bottom="0pt"/>
    </style:style>
    <style:style style:family="text" style:name="T1039">
      <style:text-properties fo:color="#000000" fo:font-family="Liberation Sans" style:font-family-complex="Liberation Sans" fo:font-weight="bold"/>
    </style:style>
    <style:style style:family="table-cell" style:name="ce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56">
      <style:paragraph-properties style:line-height-at-least="2.85pt" fo:text-align="center" fo:margin-top="0pt" fo:margin-bottom="0pt"/>
    </style:style>
    <style:style style:family="text" style:name="T1040">
      <style:text-properties fo:color="#000000" fo:font-family="Liberation Sans" style:font-family-complex="Liberation Sans" fo:font-weight="bold"/>
    </style:style>
    <style:style style:family="table-cell" style:name="ce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57">
      <style:paragraph-properties style:line-height-at-least="2.85pt" fo:text-align="center" fo:margin-top="0pt" fo:margin-bottom="0pt"/>
    </style:style>
    <style:style style:family="text" style:name="T1041">
      <style:text-properties fo:color="#000000" fo:font-family="Liberation Sans" style:font-family-complex="Liberation Sans" fo:font-weight="bold"/>
    </style:style>
    <style:style style:family="table-cell" style:name="ce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58">
      <style:paragraph-properties style:line-height-at-least="2.85pt" fo:text-align="center" fo:margin-top="0pt" fo:margin-bottom="0pt"/>
    </style:style>
    <style:style style:family="text" style:name="T1042">
      <style:text-properties fo:color="#000000" fo:font-family="Liberation Sans" style:font-family-complex="Liberation Sans" fo:font-weight="bold"/>
    </style:style>
    <style:style style:family="table-row" style:name="ro2">
      <style:table-row-properties/>
    </style:style>
    <style:style style:family="table-cell" style:name="ce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59">
      <style:paragraph-properties fo:margin-left="0cm" fo:margin-right="0cm" fo:text-indent="0cm" fo:margin-top="0pt" fo:margin-bottom="12pt" fo:border="none"/>
    </style:style>
    <style:style style:family="text" style:name="T1043">
      <style:text-properties fo:color="#000000" fo:font-family="Liberation Sans" style:font-family-complex="Liberation Sans"/>
    </style:style>
    <style:style style:family="table-cell" style:name="ce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60">
      <style:paragraph-properties fo:margin-left="0cm" fo:margin-right="0cm" fo:text-indent="0cm" fo:margin-top="0pt" fo:margin-bottom="12pt" fo:border="none"/>
    </style:style>
    <style:style style:family="text" style:name="T1044">
      <style:text-properties fo:color="#000000" fo:font-family="Liberation Sans" style:font-family-complex="Liberation Sans"/>
    </style:style>
    <style:style style:family="table-cell" style:name="ce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61">
      <style:paragraph-properties fo:margin-left="0cm" fo:margin-right="0cm" fo:text-indent="0cm" fo:margin-top="0pt" fo:margin-bottom="12pt" fo:border="none"/>
    </style:style>
    <style:style style:family="text" style:name="T1045">
      <style:text-properties fo:color="#000000" fo:font-family="Liberation Sans" style:font-family-complex="Liberation Sans" fo:font-size="12pt"/>
    </style:style>
    <style:style style:family="table-cell" style:name="ce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62">
      <style:paragraph-properties fo:margin-left="0cm" fo:margin-right="0cm" fo:text-indent="0cm" fo:margin-top="0pt" fo:margin-bottom="12pt" fo:border="none"/>
    </style:style>
    <style:style style:family="text" style:name="T1046">
      <style:text-properties fo:color="#000000" fo:font-family="Liberation Sans" style:font-family-complex="Liberation Sans" fo:font-size="12pt"/>
    </style:style>
    <style:style style:family="table-row" style:name="ro3">
      <style:table-row-properties/>
    </style:style>
    <style:style style:family="table-cell" style:name="ce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63">
      <style:paragraph-properties fo:margin-left="0cm" fo:margin-right="0cm" fo:text-indent="0cm" fo:margin-top="0pt" fo:margin-bottom="12pt" fo:border="none"/>
    </style:style>
    <style:style style:family="text" style:name="T1047">
      <style:text-properties fo:color="#000000" fo:font-family="Liberation Sans" style:font-family-complex="Liberation Sans"/>
    </style:style>
    <style:style style:family="table-cell" style:name="ce1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64">
      <style:paragraph-properties fo:margin-left="0cm" fo:margin-right="0cm" fo:text-indent="0cm" fo:margin-top="0pt" fo:margin-bottom="12pt" fo:border="none"/>
    </style:style>
    <style:style style:family="text" style:name="T1048">
      <style:text-properties fo:color="#000000" fo:font-family="Liberation Sans" style:font-family-complex="Liberation Sans"/>
    </style:style>
    <style:style style:family="table-cell" style:name="ce1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65">
      <style:paragraph-properties fo:margin-left="0cm" fo:margin-right="0cm" fo:text-indent="0cm" fo:margin-top="0pt" fo:margin-bottom="12pt" fo:border="none"/>
    </style:style>
    <style:style style:family="text" style:name="T1049">
      <style:text-properties fo:color="#000000" fo:font-family="Liberation Sans" style:font-family-complex="Liberation Sans" fo:font-size="12pt"/>
    </style:style>
    <style:style style:family="table-cell" style:name="ce1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66">
      <style:paragraph-properties fo:margin-left="0cm" fo:margin-right="0cm" fo:text-indent="0cm" fo:margin-top="0pt" fo:margin-bottom="12pt" fo:border="none"/>
    </style:style>
    <style:style style:family="text" style:name="T1050">
      <style:text-properties fo:color="#000000" fo:font-family="Liberation Sans" style:font-family-complex="Liberation Sans" fo:font-size="12pt"/>
    </style:style>
    <style:style style:family="table-row" style:name="ro4">
      <style:table-row-properties/>
    </style:style>
    <style:style style:family="table-cell" style:name="ce1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67">
      <style:paragraph-properties fo:margin-left="0cm" fo:margin-right="0cm" fo:text-indent="0cm" fo:margin-top="0pt" fo:margin-bottom="12pt" fo:border="none"/>
    </style:style>
    <style:style style:family="text" style:name="T1051">
      <style:text-properties fo:color="#000000" fo:font-family="Liberation Sans" style:font-family-complex="Liberation Sans"/>
    </style:style>
    <style:style style:family="table-cell" style:name="ce1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68">
      <style:paragraph-properties fo:margin-left="0cm" fo:margin-right="0cm" fo:text-indent="0cm" fo:margin-top="0pt" fo:margin-bottom="12pt" fo:border="none"/>
    </style:style>
    <style:style style:family="text" style:name="T1052">
      <style:text-properties fo:color="#000000" fo:font-family="Liberation Sans" style:font-family-complex="Liberation Sans"/>
    </style:style>
    <style:style style:family="table-cell" style:name="ce1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69">
      <style:paragraph-properties fo:margin-left="0cm" fo:margin-right="0cm" fo:text-indent="0cm" fo:margin-top="0pt" fo:margin-bottom="12pt" fo:border="none"/>
    </style:style>
    <style:style style:family="text" style:name="T1053">
      <style:text-properties fo:color="#000000" fo:font-family="Liberation Sans" style:font-family-complex="Liberation Sans" fo:font-size="12pt"/>
    </style:style>
    <style:style style:family="table-cell" style:name="ce1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70">
      <style:paragraph-properties fo:margin-left="0cm" fo:margin-right="0cm" fo:text-indent="0cm" fo:margin-top="0pt" fo:margin-bottom="12pt" fo:border="none"/>
    </style:style>
    <style:style style:family="text" style:name="T1054">
      <style:text-properties fo:color="#000000" fo:font-family="Liberation Sans" style:font-family-complex="Liberation Sans" fo:font-size="12pt"/>
    </style:style>
    <style:style style:parent-style-name="715" style:family="paragraph" style:name="P171">
      <style:paragraph-properties fo:margin-left="0cm" fo:margin-right="0cm" fo:text-indent="0cm" fo:margin-top="18pt" fo:margin-bottom="12pt" fo:border="none"/>
    </style:style>
    <style:style style:family="text" style:name="T1055">
      <style:text-properties fo:color="#24292f" fo:font-family="Liberation Sans" style:font-family-complex="Liberation Sans" fo:font-weight="bold"/>
    </style:style>
    <style:style style:family="paragraph" style:name="P172">
      <style:paragraph-properties fo:margin-left="0cm" fo:margin-right="0cm" fo:text-indent="0cm" fo:margin-top="0pt" fo:margin-bottom="12pt" fo:border="none"/>
    </style:style>
    <style:style style:family="text" style:name="T1056">
      <style:text-properties fo:color="#24292f" fo:font-family="Liberation Sans" style:font-family-complex="Liberation Sans"/>
    </style:style>
    <style:style style:family="text" style:name="T1057">
      <style:text-properties fo:color="#24292f" fo:font-family="Liberation Sans" style:font-family-complex="Liberation Sans" fo:font-size="12pt"/>
    </style:style>
    <style:style style:family="text" style:name="T1058">
      <style:text-properties fo:color="#24292f" fo:font-family="Liberation Sans" style:font-family-complex="Liberation Sans"/>
    </style:style>
    <style:style style:family="paragraph" style:name="P173">
      <style:paragraph-properties fo:margin-left="0cm" fo:margin-right="0cm" fo:text-indent="0cm" fo:margin-top="0pt" fo:margin-bottom="0pt" fo:border="none"/>
    </style:style>
    <style:style style:family="text" style:name="T1059">
      <style:text-properties fo:color="#24292f" fo:font-family="Liberation Sans" style:font-family-complex="Liberation Sans"/>
    </style:style>
    <style:style style:family="paragraph" style:name="P174">
      <style:paragraph-properties fo:margin-left="0cm" fo:margin-right="0cm" fo:text-indent="0cm" fo:margin-top="0pt" fo:margin-bottom="12pt" fo:border="none"/>
    </style:style>
    <style:style style:family="text" style:name="T1060">
      <style:text-properties fo:color="#24292f" fo:font-family="Liberation Sans" style:font-family-complex="Liberation Sans"/>
    </style:style>
    <style:style style:family="text" style:name="T1061">
      <style:text-properties fo:color="#24292f" fo:font-family="Liberation Sans" style:font-family-complex="Liberation Sans" fo:font-size="12pt"/>
    </style:style>
    <style:style style:family="text" style:name="T1062">
      <style:text-properties fo:color="#24292f" fo:font-family="Liberation Sans" style:font-family-complex="Liberation Sans"/>
    </style:style>
    <style:style style:family="text" style:name="T1063">
      <style:text-properties fo:color="#24292f" fo:font-family="Liberation Sans" style:font-family-complex="Liberation Sans" fo:font-size="12pt"/>
    </style:style>
    <style:style style:family="text" style:name="T1064">
      <style:text-properties fo:color="#24292f" fo:font-family="Liberation Sans" style:font-family-complex="Liberation Sans" fo:font-style="italic"/>
    </style:style>
    <style:style style:family="text" style:name="T1065">
      <style:text-properties fo:color="#24292f" fo:font-family="Liberation Sans" style:font-family-complex="Liberation Sans" fo:font-size="12pt"/>
    </style:style>
    <style:style style:family="text" style:name="T1066">
      <style:text-properties fo:color="#24292f" fo:font-family="Liberation Sans" style:font-family-complex="Liberation Sans"/>
    </style:style>
    <style:style style:family="paragraph" style:name="P175">
      <style:paragraph-properties fo:margin-left="0cm" fo:margin-right="0cm" fo:text-indent="0cm" fo:margin-top="0pt" fo:margin-bottom="12pt" fo:border="none"/>
    </style:style>
    <style:style style:family="text" style:name="T1067">
      <style:text-properties fo:color="#24292f" fo:font-family="Liberation Sans" style:font-family-complex="Liberation Sans"/>
    </style:style>
    <style:style style:parent-style-name="715" style:family="paragraph" style:name="P176">
      <style:paragraph-properties fo:margin-left="0cm" fo:margin-right="0cm" fo:text-indent="0cm" fo:margin-top="18pt" fo:margin-bottom="12pt" fo:border="none"/>
    </style:style>
    <style:style style:family="text" style:name="T1068">
      <style:text-properties fo:color="#24292f" fo:font-family="Liberation Sans" style:font-family-complex="Liberation Sans" fo:font-weight="bold"/>
    </style:style>
    <style:style style:family="paragraph" style:name="P177">
      <style:paragraph-properties fo:margin-left="0cm" fo:margin-right="0cm" fo:text-indent="0cm" fo:margin-top="0pt" fo:margin-bottom="12pt" fo:border="none"/>
    </style:style>
    <style:style style:family="text" style:name="T1069">
      <style:text-properties fo:color="#24292f" fo:font-family="Liberation Sans" style:font-family-complex="Liberation Sans"/>
    </style:style>
    <style:style style:family="text" style:name="T1070">
      <style:text-properties fo:color="#24292f" fo:font-family="Liberation Sans" style:font-family-complex="Liberation Sans" fo:font-size="12pt"/>
    </style:style>
    <style:style style:family="text" style:name="T1071">
      <style:text-properties fo:color="#24292f" fo:font-family="Liberation Sans" style:font-family-complex="Liberation Sans"/>
    </style:style>
    <style:style style:family="text" style:name="T1072">
      <style:text-properties fo:color="#24292f" fo:font-family="Liberation Sans" style:font-family-complex="Liberation Sans" fo:font-size="12pt"/>
    </style:style>
    <style:style style:family="text" style:name="T1073">
      <style:text-properties fo:color="#24292f" fo:font-family="Liberation Sans" style:font-family-complex="Liberation Sans"/>
    </style:style>
    <style:style style:family="paragraph" style:name="P178">
      <style:paragraph-properties fo:margin-left="0cm" fo:margin-right="0cm" fo:text-indent="0cm" fo:margin-top="0pt" fo:margin-bottom="0pt" fo:border="none"/>
    </style:style>
    <style:style style:family="text" style:name="T1074">
      <style:text-properties fo:color="#24292f" fo:font-family="Liberation Sans" style:font-family-complex="Liberation Sans"/>
    </style:style>
    <style:style style:family="paragraph" style:name="P179">
      <style:paragraph-properties fo:margin-left="0cm" fo:margin-right="0cm" fo:text-indent="0cm" fo:margin-top="0pt" fo:margin-bottom="12pt" fo:border="none"/>
    </style:style>
    <style:style style:family="text" style:name="T1075">
      <style:text-properties fo:color="#24292f" fo:font-family="Liberation Sans" style:font-family-complex="Liberation Sans"/>
    </style:style>
    <style:style style:family="paragraph" style:name="P180">
      <style:paragraph-properties fo:margin-left="0cm" fo:margin-right="0cm" fo:text-indent="0cm" fo:margin-top="0pt" fo:margin-bottom="0pt" fo:border="none"/>
    </style:style>
    <style:style style:family="text" style:name="T1076">
      <style:text-properties fo:color="#24292f" fo:font-family="Liberation Sans" style:font-family-complex="Liberation Sans"/>
    </style:style>
    <style:style style:family="paragraph" style:name="P181">
      <style:paragraph-properties fo:margin-left="0cm" fo:margin-right="0cm" fo:text-indent="0cm" fo:margin-top="0pt" fo:margin-bottom="0pt" fo:border="none"/>
    </style:style>
    <style:style style:family="text" style:name="T1077">
      <style:text-properties fo:color="#24292f" fo:font-family="Liberation Sans" style:font-family-complex="Liberation Sans"/>
    </style:style>
    <style:style style:family="paragraph" style:name="P182">
      <style:paragraph-properties fo:margin-left="0cm" fo:margin-right="0cm" fo:text-indent="0cm" fo:margin-top="0pt" fo:margin-bottom="12pt" fo:border="none"/>
    </style:style>
    <style:style style:family="text" style:name="T1078">
      <style:text-properties fo:color="#24292f" fo:font-family="Liberation Sans" style:font-family-complex="Liberation Sans"/>
    </style:style>
    <style:style style:family="text" style:name="T1079">
      <style:text-properties fo:color="#24292f" fo:font-family="Liberation Sans" style:font-family-complex="Liberation Sans" fo:font-size="12pt"/>
    </style:style>
    <style:style style:family="text" style:name="T1080">
      <style:text-properties fo:color="#24292f" fo:font-family="Liberation Sans" style:font-family-complex="Liberation Sans"/>
    </style:style>
    <style:style style:family="text" style:name="T1081">
      <style:text-properties fo:color="#24292f" fo:font-family="Liberation Sans" style:font-family-complex="Liberation Sans" fo:font-size="12pt"/>
    </style:style>
    <style:style style:family="text" style:name="T1082">
      <style:text-properties fo:color="#24292f" fo:font-family="Liberation Sans" style:font-family-complex="Liberation Sans"/>
    </style:style>
    <style:style style:family="text" style:name="T1083">
      <style:text-properties fo:color="#24292f" fo:font-family="Liberation Sans" style:font-family-complex="Liberation Sans" fo:font-size="12pt"/>
    </style:style>
    <style:style style:family="text" style:name="T1084">
      <style:text-properties fo:color="#24292f" fo:font-family="Liberation Sans" style:font-family-complex="Liberation Sans"/>
    </style:style>
    <style:style style:parent-style-name="715" style:family="paragraph" style:name="P183">
      <style:paragraph-properties fo:margin-left="0cm" fo:margin-right="0cm" fo:text-indent="0cm" fo:margin-top="18pt" fo:margin-bottom="12pt" fo:border="none"/>
    </style:style>
    <style:style style:family="text" style:name="T1085">
      <style:text-properties fo:color="#24292f" fo:font-family="Liberation Sans" style:font-family-complex="Liberation Sans" fo:font-weight="bold"/>
    </style:style>
    <style:style style:family="paragraph" style:name="P184">
      <style:paragraph-properties fo:margin-left="0cm" fo:margin-right="0cm" fo:text-indent="0cm" fo:margin-top="0pt" fo:margin-bottom="12pt" fo:border="none"/>
    </style:style>
    <style:style style:family="text" style:name="T1086">
      <style:text-properties fo:color="#24292f" fo:font-family="Liberation Sans" style:font-family-complex="Liberation Sans"/>
    </style:style>
    <style:style style:family="text" style:name="T1087">
      <style:text-properties fo:color="#24292f" fo:font-family="Liberation Sans" style:font-family-complex="Liberation Sans" fo:font-size="12pt"/>
    </style:style>
    <style:style style:family="text" style:name="T1088">
      <style:text-properties fo:color="#24292f" fo:font-family="Liberation Sans" style:font-family-complex="Liberation Sans"/>
    </style:style>
    <style:style style:family="paragraph" style:name="P185">
      <style:paragraph-properties fo:margin-left="0cm" fo:margin-right="0cm" fo:text-indent="0cm" fo:margin-top="0pt" fo:margin-bottom="12pt" fo:border="none"/>
    </style:style>
    <style:style style:family="text" style:name="T1089">
      <style:text-properties fo:color="#24292f" fo:font-family="Liberation Sans" style:font-family-complex="Liberation Sans"/>
    </style:style>
    <style:style style:family="text" style:name="T1090">
      <style:text-properties fo:color="#24292f" fo:font-family="Liberation Sans" style:font-family-complex="Liberation Sans" fo:font-size="12pt"/>
    </style:style>
    <style:style style:family="text" style:name="T1091">
      <style:text-properties fo:color="#24292f" fo:font-family="Liberation Sans" style:font-family-complex="Liberation Sans" fo:font-style="italic"/>
    </style:style>
    <style:style style:family="text" style:name="T1092">
      <style:text-properties fo:color="#24292f" fo:font-family="Liberation Sans" style:font-family-complex="Liberation Sans" fo:font-size="12pt"/>
    </style:style>
    <style:style style:family="text" style:name="T1093">
      <style:text-properties fo:color="#24292f" fo:font-family="Liberation Sans" style:font-family-complex="Liberation Sans"/>
    </style:style>
    <style:style style:family="text" style:name="T1094">
      <style:text-properties fo:color="#24292f" fo:font-family="Liberation Sans" style:font-family-complex="Liberation Sans" fo:font-size="12pt"/>
    </style:style>
    <style:style style:family="text" style:name="T1095">
      <style:text-properties fo:color="#24292f" fo:font-family="Liberation Sans" style:font-family-complex="Liberation Sans" fo:font-style="italic"/>
    </style:style>
    <style:style style:family="text" style:name="T1096">
      <style:text-properties fo:color="#24292f" fo:font-family="Liberation Sans" style:font-family-complex="Liberation Sans" fo:font-size="12pt"/>
    </style:style>
    <style:style style:family="text" style:name="T1097">
      <style:text-properties fo:color="#24292f" fo:font-family="Liberation Sans" style:font-family-complex="Liberation Sans"/>
    </style:style>
    <style:style style:family="paragraph" style:name="P186">
      <style:paragraph-properties fo:margin-left="0cm" fo:margin-right="0cm" fo:text-indent="0cm" fo:margin-top="0pt" fo:margin-bottom="12pt" fo:border="none"/>
    </style:style>
    <style:style style:family="text" style:name="T1098">
      <style:text-properties fo:color="#24292f" fo:font-family="Liberation Sans" style:font-family-complex="Liberation Sans"/>
    </style:style>
    <style:style style:family="paragraph" style:name="P187">
      <style:paragraph-properties fo:margin-left="0cm" fo:margin-right="0cm" fo:text-indent="0cm" fo:margin-top="0pt" fo:margin-bottom="0pt" fo:border="none"/>
    </style:style>
    <style:style style:family="text" style:name="T1099">
      <style:text-properties fo:color="#24292f" fo:font-family="Liberation Sans" style:font-family-complex="Liberation Sans"/>
    </style:style>
    <style:style style:family="paragraph" style:name="P188">
      <style:paragraph-properties fo:margin-left="0cm" fo:margin-right="0cm" fo:text-indent="0cm" fo:margin-top="0pt" fo:margin-bottom="0pt" fo:border="none"/>
    </style:style>
    <style:style style:family="text" style:name="T1100">
      <style:text-properties fo:color="#24292f" fo:font-family="Liberation Sans" style:font-family-complex="Liberation Sans"/>
    </style:style>
    <style:style style:family="paragraph" style:name="P189">
      <style:paragraph-properties fo:margin-left="0cm" fo:margin-right="0cm" fo:text-indent="0cm" fo:margin-top="0pt" fo:margin-bottom="0pt" fo:border="none"/>
    </style:style>
    <style:style style:family="text" style:name="T1101">
      <style:text-properties fo:color="#24292f" fo:font-family="Liberation Sans" style:font-family-complex="Liberation Sans"/>
    </style:style>
    <style:style style:family="paragraph" style:name="P190">
      <style:paragraph-properties fo:margin-left="0cm" fo:margin-right="0cm" fo:text-indent="0cm" fo:margin-top="0pt" fo:margin-bottom="12pt" fo:border="none"/>
    </style:style>
    <style:style style:family="text" style:name="T1102">
      <style:text-properties fo:color="#24292f" fo:font-family="Liberation Sans" style:font-family-complex="Liberation Sans"/>
    </style:style>
    <style:style style:family="paragraph" style:name="P191">
      <style:paragraph-properties fo:margin-left="0cm" fo:margin-right="0cm" fo:text-indent="0cm" fo:margin-top="0pt" fo:margin-bottom="0pt" fo:border="none"/>
    </style:style>
    <style:style style:family="text" style:name="T1103">
      <style:text-properties fo:color="#24292f" fo:font-family="Liberation Sans" style:font-family-complex="Liberation Sans"/>
    </style:style>
    <style:style style:family="paragraph" style:name="P192">
      <style:paragraph-properties fo:margin-left="0cm" fo:margin-right="0cm" fo:text-indent="0cm" fo:margin-top="0pt" fo:margin-bottom="0pt" fo:border="none"/>
    </style:style>
    <style:style style:family="text" style:name="T1104">
      <style:text-properties fo:color="#24292f" fo:font-family="Liberation Sans" style:font-family-complex="Liberation Sans"/>
    </style:style>
    <style:style style:family="paragraph" style:name="P193">
      <style:paragraph-properties fo:margin-left="0cm" fo:margin-right="0cm" fo:text-indent="0cm" fo:margin-top="0pt" fo:margin-bottom="12pt" fo:border="none"/>
    </style:style>
    <style:style style:family="text" style:name="T1105">
      <style:text-properties fo:color="#24292f" fo:font-family="Liberation Sans" style:font-family-complex="Liberation Sans" fo:font-weight="bold"/>
    </style:style>
    <style:style style:family="text" style:name="T1106">
      <style:text-properties fo:color="#24292f" fo:font-family="Liberation Sans" style:font-family-complex="Liberation Sans"/>
    </style:style>
    <style:style style:family="text" style:name="T1107">
      <style:text-properties fo:color="#24292f" fo:font-family="Liberation Sans" style:font-family-complex="Liberation Sans" fo:font-size="12pt"/>
    </style:style>
    <style:style style:family="text" style:name="T1108">
      <style:text-properties fo:color="#24292f" fo:font-family="Liberation Sans" style:font-family-complex="Liberation Sans"/>
    </style:style>
    <style:style style:family="text" style:name="T1109">
      <style:text-properties fo:color="#24292f" fo:font-family="Liberation Sans" style:font-family-complex="Liberation Sans" fo:font-size="12pt"/>
    </style:style>
    <style:style style:family="text" style:name="T1110">
      <style:text-properties fo:color="#24292f" fo:font-family="Liberation Sans" style:font-family-complex="Liberation Sans"/>
    </style:style>
    <style:style style:parent-style-name="715" style:family="paragraph" style:name="P194">
      <style:paragraph-properties fo:margin-left="0cm" fo:margin-right="0cm" fo:text-indent="0cm" fo:margin-top="18pt" fo:margin-bottom="12pt" fo:border="none"/>
    </style:style>
    <style:style style:family="text" style:name="T1111">
      <style:text-properties fo:color="#24292f" fo:font-family="Liberation Sans" style:font-family-complex="Liberation Sans" fo:font-weight="bold"/>
    </style:style>
    <style:style style:family="paragraph" style:name="P195">
      <style:paragraph-properties fo:margin-left="0cm" fo:margin-right="0cm" fo:text-indent="0cm" fo:margin-top="0pt" fo:margin-bottom="12pt" fo:border="none"/>
    </style:style>
    <style:style style:family="text" style:name="T1112">
      <style:text-properties fo:color="#24292f" fo:font-family="Liberation Sans" style:font-family-complex="Liberation Sans"/>
    </style:style>
    <style:style style:family="paragraph" style:name="P196">
      <style:paragraph-properties fo:margin-left="0cm" fo:margin-right="0cm" fo:text-indent="0cm" fo:margin-top="0pt" fo:margin-bottom="12pt" fo:border="none"/>
    </style:style>
    <style:style style:family="text" style:name="T1113">
      <style:text-properties fo:color="#24292f" fo:font-family="Liberation Sans" style:font-family-complex="Liberation Sans"/>
    </style:style>
    <style:style style:parent-style-name="764" style:list-style-name="WWNum13" style:family="paragraph" style:name="P197">
      <style:paragraph-properties fo:margin-left="0cm" fo:margin-right="0cm" fo:text-indent="0cm" fo:margin-top="12pt" fo:margin-bottom="12pt" fo:border="none"/>
    </style:style>
    <style:style style:family="text" style:name="T1114">
      <style:text-properties fo:color="#24292f" fo:font-family="Liberation Sans" style:font-family-complex="Liberation Sans"/>
    </style:style>
    <style:style style:parent-style-name="764" style:list-style-name="WWNum14" style:family="paragraph" style:name="P198">
      <style:paragraph-properties fo:margin-left="0cm" fo:margin-right="0cm" fo:text-indent="0cm" fo:margin-top="12pt" fo:margin-bottom="12pt" fo:border="none"/>
    </style:style>
    <style:style style:family="text" style:name="T1115">
      <style:text-properties fo:color="#24292f" fo:font-family="Liberation Sans" style:font-family-complex="Liberation Sans"/>
    </style:style>
    <style:style style:parent-style-name="764" style:list-style-name="WWNum15" style:family="paragraph" style:name="P199">
      <style:paragraph-properties fo:margin-left="0cm" fo:margin-right="0cm" fo:text-indent="0cm" fo:margin-top="12pt" fo:margin-bottom="12pt" fo:border="none"/>
    </style:style>
    <style:style style:family="text" style:name="T1116">
      <style:text-properties fo:color="#24292f" fo:font-family="Liberation Sans" style:font-family-complex="Liberation Sans"/>
    </style:style>
    <style:style style:parent-style-name="764" style:list-style-name="WWNum16" style:family="paragraph" style:name="P200">
      <style:paragraph-properties fo:margin-left="0cm" fo:margin-right="0cm" fo:text-indent="0cm" fo:margin-top="12pt" fo:margin-bottom="12pt" fo:border="none"/>
    </style:style>
    <style:style style:family="text" style:name="T1117">
      <style:text-properties fo:color="#24292f" fo:font-family="Liberation Sans" style:font-family-complex="Liberation Sans"/>
    </style:style>
    <style:style style:family="paragraph" style:name="P201">
      <style:paragraph-properties fo:margin-left="0cm" fo:margin-right="0cm" fo:text-indent="0cm" fo:margin-top="0pt" fo:margin-bottom="12pt" fo:border="none"/>
    </style:style>
    <style:style style:family="text" style:name="T1118">
      <style:text-properties fo:color="#24292f" fo:font-family="Liberation Sans" style:font-family-complex="Liberation Sans"/>
    </style:style>
    <style:style style:family="paragraph" style:name="P202">
      <style:paragraph-properties fo:margin-left="0cm" fo:margin-right="0cm" fo:text-indent="0cm" fo:margin-top="0pt" fo:margin-bottom="12pt" fo:border="none"/>
    </style:style>
    <style:style style:family="text" style:name="T1119">
      <style:text-properties fo:color="#24292f" fo:font-family="Liberation Sans" style:font-family-complex="Liberation Sans"/>
    </style:style>
    <style:style style:family="text" style:name="T1120">
      <style:text-properties fo:color="#24292f" fo:font-family="Liberation Sans" style:font-family-complex="Liberation Sans" fo:font-size="12pt"/>
    </style:style>
    <style:style style:family="text" style:name="T1121">
      <style:text-properties fo:color="#24292f" fo:font-family="Liberation Sans" style:font-family-complex="Liberation Sans"/>
    </style:style>
    <style:style style:family="text" style:name="T1122">
      <style:text-properties fo:color="#24292f" fo:font-family="Liberation Sans" style:font-family-complex="Liberation Sans" fo:font-size="12pt"/>
    </style:style>
    <style:style style:family="text" style:name="T1123">
      <style:text-properties fo:color="#24292f" fo:font-family="Liberation Sans" style:font-family-complex="Liberation Sans" fo:font-weight="bold"/>
    </style:style>
    <style:style style:family="text" style:name="T1124">
      <style:text-properties fo:color="#24292f" fo:font-family="Liberation Sans" style:font-family-complex="Liberation Sans" fo:font-size="12pt"/>
    </style:style>
    <style:style style:family="text" style:name="T1125">
      <style:text-properties fo:color="#24292f" fo:font-family="Liberation Sans" style:font-family-complex="Liberation Sans"/>
    </style:style>
    <style:style style:family="text" style:name="T1126">
      <style:text-properties fo:color="#24292f" fo:font-family="Liberation Sans" style:font-family-complex="Liberation Sans" fo:font-size="12pt"/>
    </style:style>
    <style:style style:family="text" style:name="T1127">
      <style:text-properties fo:color="#24292f" fo:font-family="Liberation Sans" style:font-family-complex="Liberation Sans" fo:font-weight="bold"/>
    </style:style>
    <style:style style:family="text" style:name="T1128">
      <style:text-properties fo:color="#24292f" fo:font-family="Liberation Sans" style:font-family-complex="Liberation Sans" fo:font-size="12pt"/>
    </style:style>
    <style:style style:family="text" style:name="T1129">
      <style:text-properties fo:color="#24292f" fo:font-family="Liberation Sans" style:font-family-complex="Liberation Sans"/>
    </style:style>
    <style:style style:family="paragraph" style:name="P203">
      <style:paragraph-properties fo:margin-left="0cm" fo:margin-right="0cm" fo:text-indent="0cm" fo:margin-top="0pt" fo:margin-bottom="12pt" fo:border="none"/>
    </style:style>
    <style:style style:family="text" style:name="T1130">
      <style:text-properties fo:color="#24292f" fo:font-family="Liberation Sans" style:font-family-complex="Liberation Sans"/>
    </style:style>
    <style:style style:family="paragraph" style:name="P204">
      <style:paragraph-properties fo:margin-left="0cm" fo:margin-right="0cm" fo:text-indent="0cm" fo:margin-top="0pt" fo:margin-bottom="0pt" fo:border="none"/>
    </style:style>
    <style:style style:family="text" style:name="T1131">
      <style:text-properties fo:color="#24292f" fo:font-family="Liberation Sans" style:font-family-complex="Liberation Sans"/>
    </style:style>
    <style:style style:family="paragraph" style:name="P205">
      <style:paragraph-properties fo:margin-left="0cm" fo:margin-right="0cm" fo:text-indent="0cm" fo:margin-top="0pt" fo:margin-bottom="12pt" fo:border="none"/>
    </style:style>
    <style:style style:family="text" style:name="T1132">
      <style:text-properties fo:color="#24292f" fo:font-family="Liberation Sans" style:font-family-complex="Liberation Sans"/>
    </style:style>
    <style:style style:family="paragraph" style:name="P206">
      <style:paragraph-properties fo:margin-left="0cm" fo:margin-right="0cm" fo:text-indent="0cm" fo:margin-top="0pt" fo:margin-bottom="12pt" fo:border="none"/>
    </style:style>
    <style:style style:family="text" style:name="T1133">
      <style:text-properties fo:color="#24292f" fo:font-family="Liberation Sans" style:font-family-complex="Liberation Sans"/>
    </style:style>
    <style:style style:family="paragraph" style:name="P207">
      <style:paragraph-properties fo:margin-left="0cm" fo:margin-right="0cm" fo:text-indent="0cm" fo:margin-top="0pt" fo:margin-bottom="12pt" fo:border="none"/>
    </style:style>
    <style:style style:family="text" style:name="T1134">
      <style:text-properties fo:font-family="Liberation Sans" style:font-family-complex="Liberation Sans" fo:font-size="12pt"/>
    </style:style>
    <style:style style:family="paragraph" style:name="P208">
      <style:paragraph-properties fo:margin-left="0cm" fo:margin-right="0cm" fo:text-indent="0cm" fo:margin-top="0pt" fo:margin-bottom="12pt" fo:border="none"/>
    </style:style>
    <style:style style:family="text" style:name="T1135">
      <style:text-properties fo:color="#24292f" fo:font-family="Liberation Sans" style:font-family-complex="Liberation Sans"/>
    </style:style>
    <style:style style:family="paragraph" style:name="P209">
      <style:paragraph-properties fo:margin-left="0cm" fo:margin-right="0cm" fo:text-indent="0cm" fo:margin-top="0pt" fo:margin-bottom="12pt" fo:border="none"/>
    </style:style>
    <style:style style:family="text" style:name="T1136">
      <style:text-properties fo:font-family="Liberation Sans" style:font-family-complex="Liberation Sans" fo:font-size="12pt"/>
    </style:style>
    <style:style style:family="paragraph" style:name="P210">
      <style:paragraph-properties fo:margin-left="0cm" fo:margin-right="0cm" fo:text-indent="0cm" fo:margin-top="0pt" fo:margin-bottom="12pt" fo:border="none"/>
    </style:style>
    <style:style style:family="text" style:name="T1137">
      <style:text-properties fo:color="#24292f" fo:font-family="Liberation Sans" style:font-family-complex="Liberation Sans"/>
    </style:style>
    <style:style style:family="paragraph" style:name="P211">
      <style:paragraph-properties fo:margin-left="0cm" fo:margin-right="0cm" fo:text-indent="0cm" fo:margin-top="0pt" fo:margin-bottom="12pt" fo:border="none"/>
    </style:style>
    <style:style style:family="text" style:name="T1138">
      <style:text-properties fo:color="#24292f" fo:font-family="Liberation Sans" style:font-family-complex="Liberation Sans"/>
    </style:style>
    <style:style style:family="paragraph" style:name="P212">
      <style:paragraph-properties fo:margin-left="0cm" fo:margin-right="0cm" fo:text-indent="0cm" fo:margin-top="0pt" fo:margin-bottom="12pt" fo:border="none"/>
    </style:style>
    <style:style style:family="text" style:name="T1139">
      <style:text-properties fo:color="#24292f" fo:font-family="Liberation Sans" style:font-family-complex="Liberation Sans"/>
    </style:style>
    <style:style style:family="paragraph" style:name="P213">
      <style:paragraph-properties fo:margin-left="0cm" fo:margin-right="0cm" fo:text-indent="0cm" fo:margin-top="0pt" fo:margin-bottom="12pt" fo:border="none"/>
    </style:style>
    <style:style style:family="text" style:name="T1140">
      <style:text-properties fo:color="#24292f" fo:font-family="Liberation Sans" style:font-family-complex="Liberation Sans"/>
    </style:style>
    <style:style style:family="paragraph" style:name="P214">
      <style:paragraph-properties fo:margin-left="0cm" fo:margin-right="0cm" fo:text-indent="0cm" fo:margin-top="0pt" fo:margin-bottom="12pt" fo:border="none"/>
    </style:style>
    <style:style style:family="text" style:name="T1141">
      <style:text-properties fo:color="#24292f" fo:font-family="Liberation Sans" style:font-family-complex="Liberation Sans"/>
    </style:style>
    <style:style style:family="text" style:name="T1142">
      <style:text-properties fo:color="#24292f" fo:font-family="Liberation Sans" style:font-family-complex="Liberation Sans" fo:font-size="12pt"/>
    </style:style>
    <style:style style:family="text" style:name="T1143">
      <style:text-properties fo:color="#24292f" fo:font-family="Liberation Sans" style:font-family-complex="Liberation Sans"/>
    </style:style>
    <style:style style:family="text" style:name="T1144">
      <style:text-properties fo:color="#24292f" fo:font-family="Liberation Sans" style:font-family-complex="Liberation Sans" fo:font-size="12pt"/>
    </style:style>
    <style:style style:family="text" style:name="T1145">
      <style:text-properties fo:color="#24292f" fo:font-family="Liberation Sans" style:font-family-complex="Liberation Sans"/>
    </style:style>
    <style:style style:family="text" style:name="T1146">
      <style:text-properties fo:color="#24292f" fo:font-family="Liberation Sans" style:font-family-complex="Liberation Sans" fo:font-style="italic"/>
    </style:style>
    <style:style style:family="text" style:name="T1147">
      <style:text-properties fo:color="#24292f" fo:font-family="Liberation Sans" style:font-family-complex="Liberation Sans"/>
    </style:style>
    <style:style style:family="paragraph" style:name="P215">
      <style:paragraph-properties fo:margin-left="0cm" fo:margin-right="0cm" fo:text-indent="0cm" fo:margin-top="0pt" fo:margin-bottom="12pt" fo:border="none"/>
    </style:style>
    <style:style style:family="text" style:name="T1148">
      <style:text-properties fo:color="#24292f" fo:font-family="Liberation Sans" style:font-family-complex="Liberation Sans"/>
    </style:style>
    <style:style style:family="text" style:name="T1149">
      <style:text-properties fo:color="#24292f" fo:font-family="Liberation Sans" style:font-family-complex="Liberation Sans" fo:font-size="12pt"/>
    </style:style>
    <style:style style:family="text" style:name="T1150">
      <style:text-properties fo:color="#24292f" fo:font-family="Liberation Sans" style:font-family-complex="Liberation Sans" fo:font-weight="bold"/>
    </style:style>
    <style:style style:family="text" style:name="T1151">
      <style:text-properties fo:color="#24292f" fo:font-family="Liberation Sans" style:font-family-complex="Liberation Sans" fo:font-size="12pt"/>
    </style:style>
    <style:style style:family="text" style:name="T1152">
      <style:text-properties fo:color="#24292f" fo:font-family="Liberation Sans" style:font-family-complex="Liberation Sans"/>
    </style:style>
    <style:style style:family="text" style:name="T1153">
      <style:text-properties fo:color="#24292f" fo:font-family="Liberation Sans" style:font-family-complex="Liberation Sans" fo:font-size="12pt"/>
    </style:style>
    <style:style style:family="text" style:name="T1154">
      <style:text-properties fo:color="#24292f" fo:font-family="Liberation Sans" style:font-family-complex="Liberation Sans" fo:font-style="italic"/>
    </style:style>
    <style:style style:family="text" style:name="T1155">
      <style:text-properties fo:color="#24292f" fo:font-family="Liberation Sans" style:font-family-complex="Liberation Sans"/>
    </style:style>
    <style:style style:family="text" style:name="T1156">
      <style:text-properties fo:color="#24292f" fo:font-family="Liberation Sans" style:font-family-complex="Liberation Sans" fo:font-size="12pt"/>
    </style:style>
    <style:style style:family="text" style:name="T1157">
      <style:text-properties fo:color="#24292f" fo:font-family="Liberation Sans" style:font-family-complex="Liberation Sans"/>
    </style:style>
    <style:style style:family="text" style:name="T1158">
      <style:text-properties fo:color="#24292f" fo:font-family="Liberation Sans" style:font-family-complex="Liberation Sans" fo:font-size="12pt"/>
    </style:style>
    <style:style style:family="text" style:name="T1159">
      <style:text-properties fo:color="#24292f" fo:font-family="Liberation Sans" style:font-family-complex="Liberation Sans" fo:font-style="italic"/>
    </style:style>
    <style:style style:family="text" style:name="T1160">
      <style:text-properties fo:color="#24292f" fo:font-family="Liberation Sans" style:font-family-complex="Liberation Sans" fo:font-size="12pt"/>
    </style:style>
    <style:style style:family="text" style:name="T1161">
      <style:text-properties fo:color="#24292f" fo:font-family="Liberation Sans" style:font-family-complex="Liberation Sans"/>
    </style:style>
    <style:style style:family="paragraph" style:name="P216">
      <style:paragraph-properties fo:margin-left="0cm" fo:margin-right="0cm" fo:text-indent="0cm" fo:margin-top="0pt" fo:margin-bottom="12pt" fo:border="none"/>
    </style:style>
    <style:style style:family="text" style:name="T1162">
      <style:text-properties fo:color="#24292f" fo:font-family="Liberation Sans" style:font-family-complex="Liberation Sans"/>
    </style:style>
    <style:style style:family="text" style:name="T1163">
      <style:text-properties fo:color="#24292f" fo:font-family="Liberation Sans" style:font-family-complex="Liberation Sans" fo:font-size="12pt"/>
    </style:style>
    <style:style style:family="text" style:name="T1164">
      <style:text-properties fo:color="#24292f" fo:font-family="Liberation Sans" style:font-family-complex="Liberation Sans"/>
    </style:style>
    <style:style style:family="text" style:name="T1165">
      <style:text-properties fo:color="#24292f" fo:font-family="Liberation Sans" style:font-family-complex="Liberation Sans" fo:font-size="12pt"/>
    </style:style>
    <style:style style:family="text" style:name="T1166">
      <style:text-properties fo:color="#24292f" fo:font-family="Liberation Sans" style:font-family-complex="Liberation Sans"/>
    </style:style>
    <style:style style:family="text" style:name="T1167">
      <style:text-properties fo:color="#24292f" fo:font-family="Liberation Sans" style:font-family-complex="Liberation Sans" fo:font-size="12pt"/>
    </style:style>
    <style:style style:family="text" style:name="T1168">
      <style:text-properties fo:color="#24292f" fo:font-family="Liberation Sans" style:font-family-complex="Liberation Sans"/>
    </style:style>
    <style:style style:family="text" style:name="T1169">
      <style:text-properties fo:color="#24292f" fo:font-family="Liberation Sans" style:font-family-complex="Liberation Sans" fo:font-size="12pt"/>
    </style:style>
    <style:style style:family="text" style:name="T1170">
      <style:text-properties fo:color="#24292f" fo:font-family="Liberation Sans" style:font-family-complex="Liberation Sans"/>
    </style:style>
    <style:style style:family="text" style:name="T1171">
      <style:text-properties fo:color="#24292f" fo:font-family="Liberation Sans" style:font-family-complex="Liberation Sans" fo:font-size="12pt"/>
    </style:style>
    <style:style style:family="text" style:name="T1172">
      <style:text-properties fo:color="#24292f" fo:font-family="Liberation Sans" style:font-family-complex="Liberation Sans" fo:font-style="italic"/>
    </style:style>
    <style:style style:family="text" style:name="T1173">
      <style:text-properties fo:color="#24292f" fo:font-family="Liberation Sans" style:font-family-complex="Liberation Sans" fo:font-size="12pt"/>
    </style:style>
    <style:style style:family="text" style:name="T1174">
      <style:text-properties fo:color="#24292f" fo:font-family="Liberation Sans" style:font-family-complex="Liberation Sans"/>
    </style:style>
    <style:style style:family="text" style:name="T1175">
      <style:text-properties fo:color="#24292f" fo:font-family="Liberation Sans" style:font-family-complex="Liberation Sans" fo:font-size="12pt"/>
    </style:style>
    <style:style style:family="text" style:name="T1176">
      <style:text-properties fo:color="#24292f" fo:font-family="Liberation Sans" style:font-family-complex="Liberation Sans"/>
    </style:style>
    <style:style style:family="paragraph" style:name="P217">
      <style:paragraph-properties fo:margin-left="0cm" fo:margin-right="0cm" fo:text-indent="0cm" fo:margin-top="0pt" fo:margin-bottom="12pt" fo:border="none"/>
    </style:style>
    <style:style style:family="text" style:name="T1177">
      <style:text-properties fo:color="#24292f" fo:font-family="Liberation Sans" style:font-family-complex="Liberation Sans"/>
    </style:style>
    <style:style style:family="text" style:name="T1178">
      <style:text-properties fo:color="#24292f" fo:font-family="Liberation Sans" style:font-family-complex="Liberation Sans" fo:font-size="12pt"/>
    </style:style>
    <style:style style:family="text" style:name="T1179">
      <style:text-properties fo:color="#24292f" fo:font-family="Liberation Sans" style:font-family-complex="Liberation Sans"/>
    </style:style>
    <style:style style:parent-style-name="713" style:family="paragraph" style:name="P218">
      <style:paragraph-properties fo:margin-left="0cm" fo:margin-right="0cm" fo:text-indent="0cm" fo:margin-top="18pt" fo:margin-bottom="12pt" fo:border="none"/>
    </style:style>
    <style:style style:family="text" style:name="T1180">
      <style:text-properties fo:color="#24292f" fo:font-family="Liberation Sans" style:font-family-complex="Liberation Sans" fo:font-weight="bold"/>
    </style:style>
    <style:style style:parent-style-name="715" style:family="paragraph" style:name="P219">
      <style:paragraph-properties fo:margin-left="0cm" fo:margin-right="0cm" fo:text-indent="0cm" fo:margin-top="18pt" fo:margin-bottom="12pt" fo:border="none"/>
    </style:style>
    <style:style style:family="text" style:name="T1181">
      <style:text-properties fo:color="#24292f" fo:font-family="Liberation Sans" style:font-family-complex="Liberation Sans" fo:font-weight="bold"/>
    </style:style>
    <style:style style:family="paragraph" style:name="P220">
      <style:paragraph-properties fo:margin-left="0cm" fo:margin-right="0cm" fo:text-indent="0cm" fo:margin-top="0pt" fo:margin-bottom="12pt" fo:border="none"/>
    </style:style>
    <style:style style:family="text" style:name="T1182">
      <style:text-properties fo:color="#24292f" fo:font-family="Liberation Sans" style:font-family-complex="Liberation Sans"/>
    </style:style>
    <style:style style:family="text" style:name="T1183">
      <style:text-properties fo:color="#24292f" fo:font-family="Liberation Sans" style:font-family-complex="Liberation Sans" fo:font-size="12pt"/>
    </style:style>
    <style:style style:family="text" style:name="T1184">
      <style:text-properties fo:color="#24292f" fo:font-family="Liberation Sans" style:font-family-complex="Liberation Sans" fo:font-style="italic"/>
    </style:style>
    <style:style style:family="text" style:name="T1185">
      <style:text-properties fo:color="#24292f" fo:font-family="Liberation Sans" style:font-family-complex="Liberation Sans" fo:font-size="12pt"/>
    </style:style>
    <style:style style:family="text" style:name="T1186">
      <style:text-properties fo:color="#24292f" fo:font-family="Liberation Sans" style:font-family-complex="Liberation Sans"/>
    </style:style>
    <style:style style:family="paragraph" style:name="P221">
      <style:paragraph-properties fo:margin-left="0cm" fo:margin-right="0cm" fo:text-indent="0cm" fo:margin-top="0pt" fo:margin-bottom="0pt" fo:border="none"/>
    </style:style>
    <style:style style:family="text" style:name="T1187">
      <style:text-properties fo:color="#24292f" fo:font-family="Liberation Sans" style:font-family-complex="Liberation Sans"/>
    </style:style>
    <style:style style:family="paragraph" style:name="P222">
      <style:paragraph-properties fo:margin-left="0cm" fo:margin-right="0cm" fo:text-indent="0cm" fo:margin-top="0pt" fo:margin-bottom="12pt" fo:border="none"/>
    </style:style>
    <style:style style:family="text" style:name="T1188">
      <style:text-properties fo:color="#24292f" fo:font-family="Liberation Sans" style:font-family-complex="Liberation Sans"/>
    </style:style>
    <style:style style:parent-style-name="715" style:family="paragraph" style:name="P223">
      <style:paragraph-properties fo:margin-left="0cm" fo:margin-right="0cm" fo:text-indent="0cm" fo:margin-top="18pt" fo:margin-bottom="12pt" fo:border="none"/>
    </style:style>
    <style:style style:family="text" style:name="T1189">
      <style:text-properties fo:color="#24292f" fo:font-family="Liberation Sans" style:font-family-complex="Liberation Sans" fo:font-weight="bold"/>
    </style:style>
    <style:style style:family="paragraph" style:name="P224">
      <style:paragraph-properties fo:margin-left="0cm" fo:margin-right="0cm" fo:text-indent="0cm" fo:margin-top="0pt" fo:margin-bottom="12pt" fo:border="none"/>
    </style:style>
    <style:style style:family="text" style:name="T1190">
      <style:text-properties fo:color="#24292f" fo:font-family="Liberation Sans" style:font-family-complex="Liberation Sans"/>
    </style:style>
    <style:style style:family="paragraph" style:name="P225">
      <style:paragraph-properties fo:margin-left="0cm" fo:margin-right="0cm" fo:text-indent="0cm" fo:margin-top="0pt" fo:margin-bottom="12pt" fo:border="none"/>
    </style:style>
    <style:style style:family="text" style:name="T1191">
      <style:text-properties fo:color="#24292f" fo:font-family="Liberation Sans" style:font-family-complex="Liberation Sans"/>
    </style:style>
    <style:style style:family="text" style:name="T1192">
      <style:text-properties fo:color="#24292f" fo:font-family="Liberation Sans" style:font-family-complex="Liberation Sans" fo:font-style="italic"/>
    </style:style>
    <style:style style:family="text" style:name="T1193">
      <style:text-properties fo:color="#24292f" fo:font-family="Liberation Sans" style:font-family-complex="Liberation Sans"/>
    </style:style>
    <style:style style:family="text" style:name="T1194">
      <style:text-properties fo:color="#24292f" fo:font-family="Liberation Sans" style:font-family-complex="Liberation Sans" fo:font-size="12pt"/>
    </style:style>
    <style:style style:family="text" style:name="T1195">
      <style:text-properties fo:color="#24292f" fo:font-family="Liberation Sans" style:font-family-complex="Liberation Sans" fo:font-weight="bold"/>
    </style:style>
    <style:style style:family="text" style:name="T1196">
      <style:text-properties fo:color="#24292f" fo:font-family="Liberation Sans" style:font-family-complex="Liberation Sans"/>
    </style:style>
    <style:style style:family="text" style:name="T1197">
      <style:text-properties fo:color="#24292f" fo:font-family="Liberation Sans" style:font-family-complex="Liberation Sans" fo:font-size="12pt"/>
    </style:style>
    <style:style style:family="text" style:name="T1198">
      <style:text-properties fo:color="#24292f" fo:font-family="Liberation Sans" style:font-family-complex="Liberation Sans"/>
    </style:style>
    <style:style style:family="text" style:name="T1199">
      <style:text-properties fo:color="#24292f" fo:font-family="Liberation Sans" style:font-family-complex="Liberation Sans" fo:font-size="12pt"/>
    </style:style>
    <style:style style:family="text" style:name="T1200">
      <style:text-properties fo:color="#24292f" fo:font-family="Liberation Sans" style:font-family-complex="Liberation Sans"/>
    </style:style>
    <style:style style:family="text" style:name="T1201">
      <style:text-properties fo:color="#24292f" fo:font-family="Liberation Sans" style:font-family-complex="Liberation Sans" fo:font-size="12pt"/>
    </style:style>
    <style:style style:family="text" style:name="T1202">
      <style:text-properties fo:color="#24292f" fo:font-family="Liberation Sans" style:font-family-complex="Liberation Sans"/>
    </style:style>
    <style:style style:family="text" style:name="T1203">
      <style:text-properties fo:color="#24292f" fo:font-family="Liberation Sans" style:font-family-complex="Liberation Sans" fo:font-size="12pt"/>
    </style:style>
    <style:style style:family="text" style:name="T1204">
      <style:text-properties fo:color="#24292f" fo:font-family="Liberation Sans" style:font-family-complex="Liberation Sans"/>
    </style:style>
    <style:style style:family="paragraph" style:name="P226">
      <style:paragraph-properties fo:margin-left="0cm" fo:margin-right="0cm" fo:text-indent="0cm" fo:margin-top="0pt" fo:margin-bottom="12pt" fo:border="none"/>
    </style:style>
    <style:style style:family="text" style:name="T1205">
      <style:text-properties fo:color="#24292f" fo:font-family="Liberation Sans" style:font-family-complex="Liberation Sans"/>
    </style:style>
    <style:style style:family="text" style:name="T1206">
      <style:text-properties fo:color="#24292f" fo:font-family="Liberation Sans" style:font-family-complex="Liberation Sans" fo:font-style="italic"/>
    </style:style>
    <style:style style:family="text" style:name="T1207">
      <style:text-properties fo:color="#24292f" fo:font-family="Liberation Sans" style:font-family-complex="Liberation Sans"/>
    </style:style>
    <style:style style:family="text" style:name="T1208">
      <style:text-properties fo:color="#24292f" fo:font-family="Liberation Sans" style:font-family-complex="Liberation Sans" fo:font-size="12pt"/>
    </style:style>
    <style:style style:family="text" style:name="T1209">
      <style:text-properties fo:color="#24292f" fo:font-family="Liberation Sans" style:font-family-complex="Liberation Sans" fo:font-weight="bold"/>
    </style:style>
    <style:style style:family="text" style:name="T1210">
      <style:text-properties fo:color="#24292f" fo:font-family="Liberation Sans" style:font-family-complex="Liberation Sans"/>
    </style:style>
    <style:style style:family="text" style:name="T1211">
      <style:text-properties fo:color="#24292f" fo:font-family="Liberation Sans" style:font-family-complex="Liberation Sans" fo:font-size="12pt"/>
    </style:style>
    <style:style style:family="text" style:name="T1212">
      <style:text-properties fo:color="#24292f" fo:font-family="Liberation Sans" style:font-family-complex="Liberation Sans"/>
    </style:style>
    <style:style style:family="text" style:name="T1213">
      <style:text-properties fo:color="#24292f" fo:font-family="Liberation Sans" style:font-family-complex="Liberation Sans" fo:font-size="12pt"/>
    </style:style>
    <style:style style:family="text" style:name="T1214">
      <style:text-properties fo:color="#24292f" fo:font-family="Liberation Sans" style:font-family-complex="Liberation Sans"/>
    </style:style>
    <style:style style:family="text" style:name="T1215">
      <style:text-properties fo:color="#24292f" fo:font-family="Liberation Sans" style:font-family-complex="Liberation Sans" fo:font-size="12pt"/>
    </style:style>
    <style:style style:family="text" style:name="T1216">
      <style:text-properties fo:color="#24292f" fo:font-family="Liberation Sans" style:font-family-complex="Liberation Sans"/>
    </style:style>
    <style:style style:family="text" style:name="T1217">
      <style:text-properties fo:color="#24292f" fo:font-family="Liberation Sans" style:font-family-complex="Liberation Sans" fo:font-size="12pt"/>
    </style:style>
    <style:style style:family="text" style:name="T1218">
      <style:text-properties fo:color="#24292f" fo:font-family="Liberation Sans" style:font-family-complex="Liberation Sans"/>
    </style:style>
    <style:style style:family="text" style:name="T1219">
      <style:text-properties fo:color="#24292f" fo:font-family="Liberation Sans" style:font-family-complex="Liberation Sans" fo:font-size="12pt"/>
    </style:style>
    <style:style style:family="text" style:name="T1220">
      <style:text-properties fo:color="#24292f" fo:font-family="Liberation Sans" style:font-family-complex="Liberation Sans"/>
    </style:style>
    <style:style style:family="paragraph" style:name="P227">
      <style:paragraph-properties fo:margin-left="0cm" fo:margin-right="0cm" fo:text-indent="0cm" fo:margin-top="0pt" fo:margin-bottom="12pt" fo:border="none"/>
    </style:style>
    <style:style style:family="text" style:name="T1221">
      <style:text-properties fo:color="#24292f" fo:font-family="Liberation Sans" style:font-family-complex="Liberation Sans"/>
    </style:style>
    <style:style style:family="text" style:name="T1222">
      <style:text-properties fo:color="#24292f" fo:font-family="Liberation Sans" style:font-family-complex="Liberation Sans" fo:font-style="italic"/>
    </style:style>
    <style:style style:family="text" style:name="T1223">
      <style:text-properties fo:color="#24292f" fo:font-family="Liberation Sans" style:font-family-complex="Liberation Sans"/>
    </style:style>
    <style:style style:family="text" style:name="T1224">
      <style:text-properties fo:color="#24292f" fo:font-family="Liberation Sans" style:font-family-complex="Liberation Sans" fo:font-size="12pt"/>
    </style:style>
    <style:style style:family="text" style:name="T1225">
      <style:text-properties fo:color="#24292f" fo:font-family="Liberation Sans" style:font-family-complex="Liberation Sans" fo:font-weight="bold"/>
    </style:style>
    <style:style style:family="text" style:name="T1226">
      <style:text-properties fo:color="#24292f" fo:font-family="Liberation Sans" style:font-family-complex="Liberation Sans" fo:font-size="12pt"/>
    </style:style>
    <style:style style:family="text" style:name="T1227">
      <style:text-properties fo:color="#24292f" fo:font-family="Liberation Sans" style:font-family-complex="Liberation Sans"/>
    </style:style>
    <style:style style:family="text" style:name="T1228">
      <style:text-properties fo:color="#24292f" fo:font-family="Liberation Sans" style:font-family-complex="Liberation Sans" fo:font-size="12pt"/>
    </style:style>
    <style:style style:family="text" style:name="T1229">
      <style:text-properties fo:color="#24292f" fo:font-family="Liberation Sans" style:font-family-complex="Liberation Sans"/>
    </style:style>
    <style:style style:family="text" style:name="T1230">
      <style:text-properties fo:color="#24292f" fo:font-family="Liberation Sans" style:font-family-complex="Liberation Sans" fo:font-size="12pt"/>
    </style:style>
    <style:style style:family="text" style:name="T1231">
      <style:text-properties fo:color="#24292f" fo:font-family="Liberation Sans" style:font-family-complex="Liberation Sans"/>
    </style:style>
    <style:style style:family="text" style:name="T1232">
      <style:text-properties fo:color="#24292f" fo:font-family="Liberation Sans" style:font-family-complex="Liberation Sans" fo:font-size="12pt"/>
    </style:style>
    <style:style style:family="text" style:name="T1233">
      <style:text-properties fo:color="#24292f" fo:font-family="Liberation Sans" style:font-family-complex="Liberation Sans"/>
    </style:style>
    <style:style style:family="text" style:name="T1234">
      <style:text-properties fo:color="#24292f" fo:font-family="Liberation Sans" style:font-family-complex="Liberation Sans" fo:font-size="12pt"/>
    </style:style>
    <style:style style:family="text" style:name="T1235">
      <style:text-properties fo:color="#24292f" fo:font-family="Liberation Sans" style:font-family-complex="Liberation Sans"/>
    </style:style>
    <style:style style:family="text" style:name="T1236">
      <style:text-properties fo:color="#24292f" fo:font-family="Liberation Sans" style:font-family-complex="Liberation Sans" fo:font-size="12pt"/>
    </style:style>
    <style:style style:family="text" style:name="T1237">
      <style:text-properties fo:color="#24292f" fo:font-family="Liberation Sans" style:font-family-complex="Liberation Sans"/>
    </style:style>
    <style:style style:family="paragraph" style:name="P228">
      <style:paragraph-properties fo:margin-left="0cm" fo:margin-right="0cm" fo:text-indent="0cm" fo:margin-top="0pt" fo:margin-bottom="12pt" fo:border="none"/>
    </style:style>
    <style:style style:family="text" style:name="T1238">
      <style:text-properties fo:color="#24292f" fo:font-family="Liberation Sans" style:font-family-complex="Liberation Sans"/>
    </style:style>
    <style:style style:family="text" style:name="T1239">
      <style:text-properties fo:color="#24292f" fo:font-family="Liberation Sans" style:font-family-complex="Liberation Sans" fo:font-size="12pt"/>
    </style:style>
    <style:style style:family="text" style:name="T1240">
      <style:text-properties fo:color="#24292f" fo:font-family="Liberation Sans" style:font-family-complex="Liberation Sans" fo:font-style="italic"/>
    </style:style>
    <style:style style:family="text" style:name="T1241">
      <style:text-properties fo:color="#24292f" fo:font-family="Liberation Sans" style:font-family-complex="Liberation Sans" fo:font-size="12pt"/>
    </style:style>
    <style:style style:family="text" style:name="T1242">
      <style:text-properties fo:color="#24292f" fo:font-family="Liberation Sans" style:font-family-complex="Liberation Sans"/>
    </style:style>
    <style:style style:family="paragraph" style:name="P229">
      <style:paragraph-properties fo:margin-left="0cm" fo:margin-right="0cm" fo:text-indent="0cm" fo:margin-top="0pt" fo:margin-bottom="0pt" fo:border="none"/>
    </style:style>
    <style:style style:family="text" style:name="T1243">
      <style:text-properties fo:color="#24292f" fo:font-family="Liberation Sans" style:font-family-complex="Liberation Sans"/>
    </style:style>
    <style:style style:parent-style-name="715" style:family="paragraph" style:name="P230">
      <style:paragraph-properties fo:margin-left="0cm" fo:margin-right="0cm" fo:text-indent="0cm" fo:margin-top="18pt" fo:margin-bottom="12pt" fo:border="none"/>
    </style:style>
    <style:style style:family="text" style:name="T1244">
      <style:text-properties fo:color="#24292f" fo:font-family="Liberation Sans" style:font-family-complex="Liberation Sans" fo:font-weight="bold"/>
    </style:style>
    <style:style style:family="paragraph" style:name="P231">
      <style:paragraph-properties fo:margin-left="0cm" fo:margin-right="0cm" fo:text-indent="0cm" fo:margin-top="0pt" fo:margin-bottom="12pt" fo:border="none"/>
    </style:style>
    <style:style style:family="text" style:name="T1245">
      <style:text-properties fo:color="#24292f" fo:font-family="Liberation Sans" style:font-family-complex="Liberation Sans"/>
    </style:style>
    <style:style style:family="text" style:name="T1246">
      <style:text-properties fo:color="#24292f" fo:font-family="Liberation Sans" style:font-family-complex="Liberation Sans" fo:font-size="12pt"/>
    </style:style>
    <style:style style:family="text" style:name="T1247">
      <style:text-properties fo:color="#24292f" fo:font-family="Liberation Sans" style:font-family-complex="Liberation Sans" fo:font-style="italic"/>
    </style:style>
    <style:style style:family="text" style:name="T1248">
      <style:text-properties fo:color="#24292f" fo:font-family="Liberation Sans" style:font-family-complex="Liberation Sans"/>
    </style:style>
    <style:style style:family="text" style:name="T1249">
      <style:text-properties fo:color="#24292f" fo:font-family="Liberation Sans" style:font-family-complex="Liberation Sans" fo:font-size="12pt"/>
    </style:style>
    <style:style style:family="text" style:name="T1250">
      <style:text-properties fo:color="#24292f" fo:font-family="Liberation Sans" style:font-family-complex="Liberation Sans"/>
    </style:style>
    <style:style style:family="text" style:name="T1251">
      <style:text-properties fo:color="#24292f" fo:font-family="Liberation Sans" style:font-family-complex="Liberation Sans" fo:font-size="12pt"/>
    </style:style>
    <style:style style:family="text" style:name="T1252">
      <style:text-properties fo:color="#24292f" fo:font-family="Liberation Sans" style:font-family-complex="Liberation Sans"/>
    </style:style>
    <style:style style:family="paragraph" style:name="P232">
      <style:paragraph-properties fo:margin-left="0cm" fo:margin-right="0cm" fo:text-indent="0cm" fo:margin-top="0pt" fo:margin-bottom="12pt" fo:border="none"/>
    </style:style>
    <style:style style:family="text" style:name="T1253">
      <style:text-properties fo:color="#24292f" fo:font-family="Liberation Sans" style:font-family-complex="Liberation Sans"/>
    </style:style>
    <style:style style:family="text" style:name="T1254">
      <style:text-properties fo:color="#24292f" fo:font-family="Liberation Sans" style:font-family-complex="Liberation Sans" fo:font-size="12pt"/>
    </style:style>
    <style:style style:family="text" style:name="T1255">
      <style:text-properties fo:color="#24292f" fo:font-family="Liberation Sans" style:font-family-complex="Liberation Sans"/>
    </style:style>
    <style:style style:family="paragraph" style:name="P233">
      <style:paragraph-properties fo:margin-left="0cm" fo:margin-right="0cm" fo:text-indent="0cm" fo:margin-top="0pt" fo:margin-bottom="0pt" fo:border="none"/>
    </style:style>
    <style:style style:family="text" style:name="T1256">
      <style:text-properties fo:color="#24292f" fo:font-family="Liberation Sans" style:font-family-complex="Liberation Sans"/>
    </style:style>
    <style:style style:family="paragraph" style:name="P234">
      <style:paragraph-properties fo:margin-left="0cm" fo:margin-right="0cm" fo:text-indent="0cm" fo:margin-top="0pt" fo:margin-bottom="12pt" fo:border="none"/>
    </style:style>
    <style:style style:family="text" style:name="T1257">
      <style:text-properties fo:color="#24292f" fo:font-family="Liberation Sans" style:font-family-complex="Liberation Sans"/>
    </style:style>
    <style:style style:family="paragraph" style:name="P235">
      <style:paragraph-properties fo:margin-left="0cm" fo:margin-right="0cm" fo:text-indent="0cm" fo:margin-top="0pt" fo:margin-bottom="12pt" fo:border="none"/>
    </style:style>
    <style:style style:family="text" style:name="T1258">
      <style:text-properties fo:font-family="Liberation Sans" style:font-family-complex="Liberation Sans" fo:font-size="12pt"/>
    </style:style>
    <style:style style:family="paragraph" style:name="P236">
      <style:paragraph-properties fo:margin-left="0cm" fo:margin-right="0cm" fo:text-indent="0cm" fo:margin-top="0pt" fo:margin-bottom="12pt" fo:border="none"/>
    </style:style>
    <style:style style:family="text" style:name="T1259">
      <style:text-properties fo:color="#24292f" fo:font-family="Liberation Sans" style:font-family-complex="Liberation Sans"/>
    </style:style>
    <style:style style:family="paragraph" style:name="P237">
      <style:paragraph-properties fo:margin-left="0cm" fo:margin-right="0cm" fo:text-indent="0cm" fo:margin-top="0pt" fo:margin-bottom="12pt" fo:border="none"/>
    </style:style>
    <style:style style:family="text" style:name="T1260">
      <style:text-properties fo:color="#24292f" fo:font-family="Liberation Sans" style:font-family-complex="Liberation Sans"/>
    </style:style>
    <style:style style:family="paragraph" style:name="P238">
      <style:paragraph-properties fo:margin-left="0cm" fo:margin-right="0cm" fo:text-indent="0cm" fo:margin-top="0pt" fo:margin-bottom="12pt" fo:border="none"/>
    </style:style>
    <style:style style:family="text" style:name="T1261">
      <style:text-properties fo:font-family="Liberation Sans" style:font-family-complex="Liberation Sans" fo:font-size="12pt"/>
    </style:style>
    <style:style style:family="paragraph" style:name="P239">
      <style:paragraph-properties fo:margin-left="0cm" fo:margin-right="0cm" fo:text-indent="0cm" fo:margin-top="0pt" fo:margin-bottom="12pt" fo:border="none"/>
    </style:style>
    <style:style style:family="text" style:name="T1262">
      <style:text-properties fo:color="#24292f" fo:font-family="Liberation Sans" style:font-family-complex="Liberation Sans"/>
    </style:style>
    <style:style style:family="paragraph" style:name="P240">
      <style:paragraph-properties fo:margin-left="0cm" fo:margin-right="0cm" fo:text-indent="0cm" fo:margin-top="0pt" fo:margin-bottom="12pt" fo:border="none"/>
    </style:style>
    <style:style style:family="text" style:name="T1263">
      <style:text-properties fo:color="#24292f" fo:font-family="Liberation Sans" style:font-family-complex="Liberation Sans"/>
    </style:style>
    <style:style style:family="paragraph" style:name="P241">
      <style:paragraph-properties fo:margin-left="0cm" fo:margin-right="0cm" fo:text-indent="0cm" fo:margin-top="0pt" fo:margin-bottom="12pt" fo:border="none"/>
    </style:style>
    <style:style style:family="text" style:name="T1264">
      <style:text-properties fo:color="#24292f" fo:font-family="Liberation Sans" style:font-family-complex="Liberation Sans"/>
    </style:style>
    <style:style style:family="paragraph" style:name="P242">
      <style:paragraph-properties fo:margin-left="0cm" fo:margin-right="0cm" fo:text-indent="0cm" fo:margin-top="0pt" fo:margin-bottom="12pt" fo:border="none"/>
    </style:style>
    <style:style style:family="text" style:name="T1265">
      <style:text-properties fo:font-family="Liberation Sans" style:font-family-complex="Liberation Sans" fo:font-size="12pt"/>
    </style:style>
    <style:style style:family="paragraph" style:name="P243">
      <style:paragraph-properties fo:margin-left="0cm" fo:margin-right="0cm" fo:text-indent="0cm" fo:margin-top="0pt" fo:margin-bottom="12pt" fo:border="none"/>
    </style:style>
    <style:style style:family="text" style:name="T1266">
      <style:text-properties fo:color="#24292f" fo:font-family="Liberation Sans" style:font-family-complex="Liberation Sans"/>
    </style:style>
    <style:style style:family="paragraph" style:name="P244">
      <style:paragraph-properties fo:margin-left="0cm" fo:margin-right="0cm" fo:text-indent="0cm" fo:margin-top="0pt" fo:margin-bottom="12pt" fo:border="none"/>
    </style:style>
    <style:style style:family="text" style:name="T1267">
      <style:text-properties fo:font-family="Liberation Sans" style:font-family-complex="Liberation Sans" fo:font-size="12pt"/>
    </style:style>
    <style:style style:family="paragraph" style:name="P245">
      <style:paragraph-properties fo:margin-left="0cm" fo:margin-right="0cm" fo:text-indent="0cm" fo:margin-top="0pt" fo:margin-bottom="12pt" fo:border="none"/>
    </style:style>
    <style:style style:family="text" style:name="T1268">
      <style:text-properties fo:color="#24292f" fo:font-family="Liberation Sans" style:font-family-complex="Liberation Sans"/>
    </style:style>
    <style:style style:family="paragraph" style:name="P246">
      <style:paragraph-properties fo:margin-left="0cm" fo:margin-right="0cm" fo:text-indent="0cm" fo:margin-top="0pt" fo:margin-bottom="12pt" fo:border="none"/>
    </style:style>
    <style:style style:family="text" style:name="T1269">
      <style:text-properties fo:color="#24292f" fo:font-family="Liberation Sans" style:font-family-complex="Liberation Sans"/>
    </style:style>
    <style:style style:family="paragraph" style:name="P247">
      <style:paragraph-properties fo:margin-left="0cm" fo:margin-right="0cm" fo:text-indent="0cm" fo:margin-top="0pt" fo:margin-bottom="12pt" fo:border="none"/>
    </style:style>
    <style:style style:family="text" style:name="T1270">
      <style:text-properties fo:color="#24292f" fo:font-family="Liberation Sans" style:font-family-complex="Liberation Sans"/>
    </style:style>
    <style:style style:parent-style-name="715" style:family="paragraph" style:name="P248">
      <style:paragraph-properties fo:margin-left="0cm" fo:margin-right="0cm" fo:text-indent="0cm" fo:margin-top="18pt" fo:margin-bottom="12pt" fo:border="none"/>
    </style:style>
    <style:style style:family="text" style:name="T1271">
      <style:text-properties fo:color="#24292f" fo:font-family="Liberation Sans" style:font-family-complex="Liberation Sans" fo:font-weight="bold"/>
    </style:style>
    <style:style style:family="paragraph" style:name="P249">
      <style:paragraph-properties fo:margin-left="0cm" fo:margin-right="0cm" fo:text-indent="0cm" fo:margin-top="0pt" fo:margin-bottom="12pt" fo:border="none"/>
    </style:style>
    <style:style style:family="text" style:name="T1272">
      <style:text-properties fo:color="#24292f" fo:font-family="Liberation Sans" style:font-family-complex="Liberation Sans"/>
    </style:style>
    <style:style style:family="text" style:name="T1273">
      <style:text-properties fo:color="#24292f" fo:font-family="Liberation Sans" style:font-family-complex="Liberation Sans" fo:font-style="italic"/>
    </style:style>
    <style:style style:family="text" style:name="T1274">
      <style:text-properties fo:color="#24292f" fo:font-family="Liberation Sans" style:font-family-complex="Liberation Sans" fo:font-size="12pt"/>
    </style:style>
    <style:style style:family="text" style:name="T1275">
      <style:text-properties fo:color="#24292f" fo:font-family="Liberation Sans" style:font-family-complex="Liberation Sans"/>
    </style:style>
    <style:style style:family="text" style:name="T1276">
      <style:text-properties fo:color="#24292f" fo:font-family="Liberation Sans" style:font-family-complex="Liberation Sans" fo:font-size="12pt"/>
    </style:style>
    <style:style style:family="text" style:name="T1277">
      <style:text-properties fo:color="#24292f" fo:font-family="Liberation Sans" style:font-family-complex="Liberation Sans" fo:font-style="italic"/>
    </style:style>
    <style:style style:family="text" style:name="T1278">
      <style:text-properties fo:color="#24292f" fo:font-family="Liberation Sans" style:font-family-complex="Liberation Sans"/>
    </style:style>
    <style:style style:family="text" style:name="T1279">
      <style:text-properties fo:color="#24292f" fo:font-family="Liberation Sans" style:font-family-complex="Liberation Sans" fo:font-size="12pt"/>
    </style:style>
    <style:style style:family="text" style:name="T1280">
      <style:text-properties fo:color="#24292f" fo:font-family="Liberation Sans" style:font-family-complex="Liberation Sans"/>
    </style:style>
    <style:style style:family="text" style:name="T1281">
      <style:text-properties fo:color="#24292f" fo:font-family="Liberation Sans" style:font-family-complex="Liberation Sans" fo:font-size="12pt"/>
    </style:style>
    <style:style style:family="text" style:name="T1282">
      <style:text-properties fo:color="#24292f" fo:font-family="Liberation Sans" style:font-family-complex="Liberation Sans"/>
    </style:style>
    <style:style style:family="paragraph" style:name="P250">
      <style:paragraph-properties fo:margin-left="0cm" fo:margin-right="0cm" fo:text-indent="0cm" fo:margin-top="0pt" fo:margin-bottom="12pt" fo:border="none"/>
    </style:style>
    <style:style style:family="text" style:name="T1283">
      <style:text-properties fo:color="#24292f" fo:font-family="Liberation Sans" style:font-family-complex="Liberation Sans"/>
    </style:style>
    <style:style style:family="text" style:name="T1284">
      <style:text-properties fo:color="#24292f" fo:font-family="Liberation Sans" style:font-family-complex="Liberation Sans" fo:font-size="12pt"/>
    </style:style>
    <style:style style:family="text" style:name="T1285">
      <style:text-properties fo:color="#24292f" fo:font-family="Liberation Sans" style:font-family-complex="Liberation Sans" fo:font-style="italic"/>
    </style:style>
    <style:style style:family="text" style:name="T1286">
      <style:text-properties fo:color="#24292f" fo:font-family="Liberation Sans" style:font-family-complex="Liberation Sans" fo:font-size="12pt"/>
    </style:style>
    <style:style style:family="text" style:name="T1287">
      <style:text-properties fo:color="#24292f" fo:font-family="Liberation Sans" style:font-family-complex="Liberation Sans"/>
    </style:style>
    <style:style style:family="text" style:name="T1288">
      <style:text-properties fo:color="#24292f" fo:font-family="Liberation Sans" style:font-family-complex="Liberation Sans" fo:font-size="12pt"/>
    </style:style>
    <style:style style:family="text" style:name="T1289">
      <style:text-properties fo:color="#24292f" fo:font-family="Liberation Sans" style:font-family-complex="Liberation Sans" fo:font-style="italic"/>
    </style:style>
    <style:style style:family="text" style:name="T1290">
      <style:text-properties fo:color="#24292f" fo:font-family="Liberation Sans" style:font-family-complex="Liberation Sans"/>
    </style:style>
    <style:style style:family="text" style:name="T1291">
      <style:text-properties fo:color="#24292f" fo:font-family="Liberation Sans" style:font-family-complex="Liberation Sans" fo:font-size="12pt"/>
    </style:style>
    <style:style style:family="text" style:name="T1292">
      <style:text-properties fo:color="#24292f" fo:font-family="Liberation Sans" style:font-family-complex="Liberation Sans"/>
    </style:style>
    <style:style style:family="text" style:name="T1293">
      <style:text-properties fo:color="#24292f" fo:font-family="Liberation Sans" style:font-family-complex="Liberation Sans" fo:font-size="12pt"/>
    </style:style>
    <style:style style:family="text" style:name="T1294">
      <style:text-properties fo:color="#24292f" fo:font-family="Liberation Sans" style:font-family-complex="Liberation Sans" fo:font-style="italic"/>
    </style:style>
    <style:style style:family="text" style:name="T1295">
      <style:text-properties fo:color="#24292f" fo:font-family="Liberation Sans" style:font-family-complex="Liberation Sans" fo:font-size="12pt"/>
    </style:style>
    <style:style style:family="text" style:name="T1296">
      <style:text-properties fo:color="#24292f" fo:font-family="Liberation Sans" style:font-family-complex="Liberation Sans"/>
    </style:style>
    <style:style style:family="paragraph" style:name="P251">
      <style:paragraph-properties fo:margin-left="0cm" fo:margin-right="0cm" fo:text-indent="0cm" fo:margin-top="0pt" fo:margin-bottom="0pt" fo:border="none"/>
    </style:style>
    <style:style style:family="text" style:name="T1297">
      <style:text-properties fo:color="#24292f" fo:font-family="Liberation Sans" style:font-family-complex="Liberation Sans"/>
    </style:style>
    <style:style style:family="paragraph" style:name="P252">
      <style:paragraph-properties fo:margin-left="0cm" fo:margin-right="0cm" fo:text-indent="0cm" fo:margin-top="0pt" fo:margin-bottom="12pt" fo:border="none"/>
    </style:style>
    <style:style style:family="text" style:name="T1298">
      <style:text-properties fo:color="#24292f" fo:font-family="Liberation Sans" style:font-family-complex="Liberation Sans"/>
    </style:style>
    <style:style style:family="text" style:name="T1299">
      <style:text-properties fo:color="#24292f" fo:font-family="Liberation Sans" style:font-family-complex="Liberation Sans" fo:font-size="12pt"/>
    </style:style>
    <style:style style:family="text" style:name="T1300">
      <style:text-properties fo:color="#24292f" fo:font-family="Liberation Sans" style:font-family-complex="Liberation Sans"/>
    </style:style>
    <style:style style:family="text" style:name="T1301">
      <style:text-properties fo:color="#24292f" fo:font-family="Liberation Sans" style:font-family-complex="Liberation Sans" fo:font-size="12pt"/>
    </style:style>
    <style:style style:family="text" style:name="T1302">
      <style:text-properties fo:color="#24292f" fo:font-family="Liberation Sans" style:font-family-complex="Liberation Sans"/>
    </style:style>
    <style:style style:family="paragraph" style:name="P253">
      <style:paragraph-properties fo:margin-left="0cm" fo:margin-right="0cm" fo:text-indent="0cm" fo:margin-top="0pt" fo:margin-bottom="0pt" fo:border="none"/>
    </style:style>
    <style:style style:family="text" style:name="T1303">
      <style:text-properties fo:color="#24292f" fo:font-family="Liberation Sans" style:font-family-complex="Liberation Sans"/>
    </style:style>
    <style:style style:family="paragraph" style:name="P254">
      <style:paragraph-properties fo:margin-left="0cm" fo:margin-right="0cm" fo:text-indent="0cm" fo:margin-top="0pt" fo:margin-bottom="12pt" fo:border="none"/>
    </style:style>
    <style:style style:family="text" style:name="T1304">
      <style:text-properties fo:color="#24292f" fo:font-family="Liberation Sans" style:font-family-complex="Liberation Sans"/>
    </style:style>
    <style:style style:family="paragraph" style:name="P255">
      <style:paragraph-properties fo:margin-left="0cm" fo:margin-right="0cm" fo:text-indent="0cm" fo:margin-top="0pt" fo:margin-bottom="12pt" fo:border="none"/>
    </style:style>
    <style:style style:family="text" style:name="T1305">
      <style:text-properties fo:color="#24292f" fo:font-family="Liberation Sans" style:font-family-complex="Liberation Sans"/>
    </style:style>
    <style:style style:family="paragraph" style:name="P256">
      <style:paragraph-properties fo:margin-left="0cm" fo:margin-right="0cm" fo:text-indent="0cm" fo:margin-top="0pt" fo:margin-bottom="12pt" fo:border="none"/>
    </style:style>
    <style:style style:family="text" style:name="T1306">
      <style:text-properties fo:color="#24292f" fo:font-family="Liberation Sans" style:font-family-complex="Liberation Sans"/>
    </style:style>
    <style:style style:family="paragraph" style:name="P257">
      <style:paragraph-properties fo:margin-left="0cm" fo:margin-right="0cm" fo:text-indent="0cm" fo:margin-top="0pt" fo:margin-bottom="12pt" fo:border="none"/>
    </style:style>
    <style:style style:family="text" style:name="T1307">
      <style:text-properties fo:color="#24292f" fo:font-family="Liberation Sans" style:font-family-complex="Liberation Sans"/>
    </style:style>
    <style:style style:family="text" style:name="T1308">
      <style:text-properties fo:color="#24292f" fo:font-family="Liberation Sans" style:font-family-complex="Liberation Sans" fo:font-size="12pt"/>
    </style:style>
    <style:style style:family="text" style:name="T1309">
      <style:text-properties fo:color="#24292f" fo:font-family="Liberation Sans" style:font-family-complex="Liberation Sans"/>
    </style:style>
    <style:style style:family="text" style:name="T1310">
      <style:text-properties fo:color="#24292f" fo:font-family="Liberation Sans" style:font-family-complex="Liberation Sans" fo:font-size="12pt"/>
    </style:style>
    <style:style style:family="text" style:name="T1311">
      <style:text-properties fo:color="#24292f" fo:font-family="Liberation Sans" style:font-family-complex="Liberation Sans" fo:font-style="italic"/>
    </style:style>
    <style:style style:family="text" style:name="T1312">
      <style:text-properties fo:color="#24292f" fo:font-family="Liberation Sans" style:font-family-complex="Liberation Sans"/>
    </style:style>
    <style:style style:family="text" style:name="T1313">
      <style:text-properties fo:color="#24292f" fo:font-family="Liberation Sans" style:font-family-complex="Liberation Sans" fo:font-size="12pt"/>
    </style:style>
    <style:style style:family="text" style:name="T1314">
      <style:text-properties fo:color="#24292f" fo:font-family="Liberation Sans" style:font-family-complex="Liberation Sans"/>
    </style:style>
    <style:style style:family="text" style:name="T1315">
      <style:text-properties fo:color="#24292f" fo:font-family="Liberation Sans" style:font-family-complex="Liberation Sans" fo:font-style="italic"/>
    </style:style>
    <style:style style:family="text" style:name="T1316">
      <style:text-properties fo:color="#24292f" fo:font-family="Liberation Sans" style:font-family-complex="Liberation Sans" fo:font-size="12pt"/>
    </style:style>
    <style:style style:family="text" style:name="T1317">
      <style:text-properties fo:color="#24292f" fo:font-family="Liberation Sans" style:font-family-complex="Liberation Sans"/>
    </style:style>
    <style:style style:family="text" style:name="T1318">
      <style:text-properties fo:color="#24292f" fo:font-family="Liberation Sans" style:font-family-complex="Liberation Sans" fo:font-size="12pt"/>
    </style:style>
    <style:style style:family="text" style:name="T1319">
      <style:text-properties fo:color="#24292f" fo:font-family="Liberation Sans" style:font-family-complex="Liberation Sans" fo:font-style="italic"/>
    </style:style>
    <style:style style:family="text" style:name="T1320">
      <style:text-properties fo:color="#24292f" fo:font-family="Liberation Sans" style:font-family-complex="Liberation Sans" fo:font-size="12pt"/>
    </style:style>
    <style:style style:family="text" style:name="T1321">
      <style:text-properties fo:color="#24292f" fo:font-family="Liberation Sans" style:font-family-complex="Liberation Sans"/>
    </style:style>
    <style:style style:family="paragraph" style:name="P258">
      <style:paragraph-properties fo:margin-left="0cm" fo:margin-right="0cm" fo:text-indent="0cm" fo:margin-top="0pt" fo:margin-bottom="12pt" fo:border="none"/>
    </style:style>
    <style:style style:family="text" style:name="T1322">
      <style:text-properties fo:color="#24292f" fo:font-family="Liberation Sans" style:font-family-complex="Liberation Sans"/>
    </style:style>
    <style:style style:family="paragraph" style:name="P259">
      <style:paragraph-properties fo:margin-left="0cm" fo:margin-right="0cm" fo:text-indent="0cm" fo:margin-top="0pt" fo:margin-bottom="0pt" fo:border="none"/>
    </style:style>
    <style:style style:family="text" style:name="T1323">
      <style:text-properties fo:color="#24292f" fo:font-family="Liberation Sans" style:font-family-complex="Liberation Sans"/>
    </style:style>
    <style:style style:parent-style-name="715" style:family="paragraph" style:name="P260">
      <style:paragraph-properties fo:margin-left="0cm" fo:margin-right="0cm" fo:text-indent="0cm" fo:margin-top="18pt" fo:margin-bottom="12pt" fo:border="none"/>
    </style:style>
    <style:style style:family="text" style:name="T1324">
      <style:text-properties fo:color="#24292f" fo:font-family="Liberation Sans" style:font-family-complex="Liberation Sans" fo:font-weight="bold"/>
    </style:style>
    <style:style style:family="paragraph" style:name="P261">
      <style:paragraph-properties fo:margin-left="0cm" fo:margin-right="0cm" fo:text-indent="0cm" fo:margin-top="0pt" fo:margin-bottom="12pt" fo:border="none"/>
    </style:style>
    <style:style style:family="text" style:name="T1325">
      <style:text-properties fo:color="#24292f" fo:font-family="Liberation Sans" style:font-family-complex="Liberation Sans"/>
    </style:style>
    <style:style style:family="text" style:name="T1326">
      <style:text-properties fo:color="#24292f" fo:font-family="Liberation Sans" style:font-family-complex="Liberation Sans" fo:font-size="12pt"/>
    </style:style>
    <style:style style:family="text" style:name="T1327">
      <style:text-properties fo:color="#24292f" fo:font-family="Liberation Sans" style:font-family-complex="Liberation Sans"/>
    </style:style>
    <style:style style:family="text" style:name="T1328">
      <style:text-properties fo:color="#24292f" fo:font-family="Liberation Sans" style:font-family-complex="Liberation Sans" fo:font-size="12pt"/>
    </style:style>
    <style:style style:family="text" style:name="T1329">
      <style:text-properties fo:color="#24292f" fo:font-family="Liberation Sans" style:font-family-complex="Liberation Sans"/>
    </style:style>
    <style:style style:family="paragraph" style:name="P262">
      <style:paragraph-properties fo:margin-left="0cm" fo:margin-right="0cm" fo:text-indent="0cm" fo:margin-top="0pt" fo:margin-bottom="0pt" fo:border="none"/>
    </style:style>
    <style:style style:family="text" style:name="T1330">
      <style:text-properties fo:color="#24292f" fo:font-family="Liberation Sans" style:font-family-complex="Liberation Sans"/>
    </style:style>
    <style:style style:family="table" style:name="ta2">
      <style:table-properties style:width="16.5cm" fo:margin-left="0cm" table:align="left" style:use-optimal-column-width="true"/>
    </style:style>
    <style:style style:family="table-column" style:name="co5">
      <style:table-column-properties style:column-width="5.398cm" style:use-optimal-column-width="true"/>
    </style:style>
    <style:style style:family="table-column" style:name="co6">
      <style:table-column-properties style:column-width="8.873cm" style:use-optimal-column-width="true"/>
    </style:style>
    <style:style style:family="table-column" style:name="co7">
      <style:table-column-properties style:column-width="1.115cm" style:use-optimal-column-width="true"/>
    </style:style>
    <style:style style:family="table-column" style:name="co8">
      <style:table-column-properties style:column-width="1.115cm" style:use-optimal-column-width="true"/>
    </style:style>
    <style:style style:family="table-row" style:name="ro5">
      <style:table-row-properties/>
    </style:style>
    <style:style style:family="table-cell" style:name="ce1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63">
      <style:paragraph-properties style:line-height-at-least="2.85pt" fo:text-align="center" fo:margin-top="0pt" fo:margin-bottom="0pt"/>
    </style:style>
    <style:style style:family="text" style:name="T1331">
      <style:text-properties fo:color="#000000" fo:font-family="Liberation Sans" style:font-family-complex="Liberation Sans" fo:font-weight="bold"/>
    </style:style>
    <style:style style:family="table-cell" style:name="ce1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64">
      <style:paragraph-properties style:line-height-at-least="2.85pt" fo:text-align="center" fo:margin-top="0pt" fo:margin-bottom="0pt"/>
    </style:style>
    <style:style style:family="text" style:name="T1332">
      <style:text-properties fo:color="#000000" fo:font-family="Liberation Sans" style:font-family-complex="Liberation Sans" fo:font-weight="bold"/>
    </style:style>
    <style:style style:family="table-cell" style:name="ce1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65">
      <style:paragraph-properties style:line-height-at-least="2.85pt" fo:text-align="center" fo:margin-top="0pt" fo:margin-bottom="0pt"/>
    </style:style>
    <style:style style:family="text" style:name="T1333">
      <style:text-properties fo:color="#000000" fo:font-family="Liberation Sans" style:font-family-complex="Liberation Sans" fo:font-weight="bold"/>
    </style:style>
    <style:style style:family="table-cell" style:name="ce2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66">
      <style:paragraph-properties style:line-height-at-least="2.85pt" fo:text-align="center" fo:margin-top="0pt" fo:margin-bottom="0pt"/>
    </style:style>
    <style:style style:family="text" style:name="T1334">
      <style:text-properties fo:color="#000000" fo:font-family="Liberation Sans" style:font-family-complex="Liberation Sans" fo:font-weight="bold"/>
    </style:style>
    <style:style style:family="table-row" style:name="ro6">
      <style:table-row-properties/>
    </style:style>
    <style:style style:family="table-cell" style:name="ce2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67">
      <style:paragraph-properties fo:margin-left="0cm" fo:margin-right="0cm" fo:text-indent="0cm" fo:margin-top="0pt" fo:margin-bottom="12pt" fo:border="none"/>
    </style:style>
    <style:style style:family="text" style:name="T1335">
      <style:text-properties fo:color="#000000" fo:font-family="Liberation Sans" style:font-family-complex="Liberation Sans"/>
    </style:style>
    <style:style style:family="table-cell" style:name="ce2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68">
      <style:paragraph-properties fo:margin-left="0cm" fo:margin-right="0cm" fo:text-indent="0cm" fo:margin-top="0pt" fo:margin-bottom="12pt" fo:border="none"/>
    </style:style>
    <style:style style:family="text" style:name="T1336">
      <style:text-properties fo:color="#000000" fo:font-family="Liberation Sans" style:font-family-complex="Liberation Sans"/>
    </style:style>
    <style:style style:family="table-cell" style:name="ce2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69">
      <style:paragraph-properties fo:margin-left="0cm" fo:margin-right="0cm" fo:text-indent="0cm" fo:margin-top="0pt" fo:margin-bottom="12pt" fo:border="none"/>
    </style:style>
    <style:style style:family="text" style:name="T1337">
      <style:text-properties fo:color="#000000" fo:font-family="Liberation Sans" style:font-family-complex="Liberation Sans" fo:font-size="12pt"/>
    </style:style>
    <style:style style:family="table-cell" style:name="ce2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70">
      <style:paragraph-properties fo:margin-left="0cm" fo:margin-right="0cm" fo:text-indent="0cm" fo:margin-top="0pt" fo:margin-bottom="12pt" fo:border="none"/>
    </style:style>
    <style:style style:family="text" style:name="T1338">
      <style:text-properties fo:color="#000000" fo:font-family="Liberation Sans" style:font-family-complex="Liberation Sans" fo:font-size="12pt"/>
    </style:style>
    <style:style style:family="table-row" style:name="ro7">
      <style:table-row-properties/>
    </style:style>
    <style:style style:family="table-cell" style:name="ce2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71">
      <style:paragraph-properties fo:margin-left="0cm" fo:margin-right="0cm" fo:text-indent="0cm" fo:margin-top="0pt" fo:margin-bottom="12pt" fo:border="none"/>
    </style:style>
    <style:style style:family="text" style:name="T1339">
      <style:text-properties fo:color="#000000" fo:font-family="Liberation Sans" style:font-family-complex="Liberation Sans"/>
    </style:style>
    <style:style style:family="table-cell" style:name="ce2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72">
      <style:paragraph-properties fo:margin-left="0cm" fo:margin-right="0cm" fo:text-indent="0cm" fo:margin-top="0pt" fo:margin-bottom="12pt" fo:border="none"/>
    </style:style>
    <style:style style:family="text" style:name="T1340">
      <style:text-properties fo:color="#000000" fo:font-family="Liberation Sans" style:font-family-complex="Liberation Sans"/>
    </style:style>
    <style:style style:family="table-cell" style:name="ce2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73">
      <style:paragraph-properties fo:margin-left="0cm" fo:margin-right="0cm" fo:text-indent="0cm" fo:margin-top="0pt" fo:margin-bottom="12pt" fo:border="none"/>
    </style:style>
    <style:style style:family="text" style:name="T1341">
      <style:text-properties fo:color="#000000" fo:font-family="Liberation Sans" style:font-family-complex="Liberation Sans" fo:font-size="12pt"/>
    </style:style>
    <style:style style:family="table-cell" style:name="ce2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74">
      <style:paragraph-properties fo:margin-left="0cm" fo:margin-right="0cm" fo:text-indent="0cm" fo:margin-top="0pt" fo:margin-bottom="12pt" fo:border="none"/>
    </style:style>
    <style:style style:family="text" style:name="T1342">
      <style:text-properties fo:color="#000000" fo:font-family="Liberation Sans" style:font-family-complex="Liberation Sans" fo:font-size="12pt"/>
    </style:style>
    <style:style style:family="table-row" style:name="ro8">
      <style:table-row-properties/>
    </style:style>
    <style:style style:family="table-cell" style:name="ce2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75">
      <style:paragraph-properties fo:margin-left="0cm" fo:margin-right="0cm" fo:text-indent="0cm" fo:margin-top="0pt" fo:margin-bottom="12pt" fo:border="none"/>
    </style:style>
    <style:style style:family="text" style:name="T1343">
      <style:text-properties fo:color="#000000" fo:font-family="Liberation Sans" style:font-family-complex="Liberation Sans"/>
    </style:style>
    <style:style style:family="table-cell" style:name="ce3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76">
      <style:paragraph-properties fo:margin-left="0cm" fo:margin-right="0cm" fo:text-indent="0cm" fo:margin-top="0pt" fo:margin-bottom="12pt" fo:border="none"/>
    </style:style>
    <style:style style:family="text" style:name="T1344">
      <style:text-properties fo:color="#000000" fo:font-family="Liberation Sans" style:font-family-complex="Liberation Sans"/>
    </style:style>
    <style:style style:family="table-cell" style:name="ce3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77">
      <style:paragraph-properties fo:margin-left="0cm" fo:margin-right="0cm" fo:text-indent="0cm" fo:margin-top="0pt" fo:margin-bottom="12pt" fo:border="none"/>
    </style:style>
    <style:style style:family="text" style:name="T1345">
      <style:text-properties fo:color="#000000" fo:font-family="Liberation Sans" style:font-family-complex="Liberation Sans" fo:font-size="12pt"/>
    </style:style>
    <style:style style:family="table-cell" style:name="ce3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78">
      <style:paragraph-properties fo:margin-left="0cm" fo:margin-right="0cm" fo:text-indent="0cm" fo:margin-top="0pt" fo:margin-bottom="12pt" fo:border="none"/>
    </style:style>
    <style:style style:family="text" style:name="T1346">
      <style:text-properties fo:color="#000000" fo:font-family="Liberation Sans" style:font-family-complex="Liberation Sans" fo:font-size="12pt"/>
    </style:style>
    <style:style style:family="table-row" style:name="ro9">
      <style:table-row-properties/>
    </style:style>
    <style:style style:family="table-cell" style:name="ce3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79">
      <style:paragraph-properties fo:margin-left="0cm" fo:margin-right="0cm" fo:text-indent="0cm" fo:margin-top="0pt" fo:margin-bottom="12pt" fo:border="none"/>
    </style:style>
    <style:style style:family="text" style:name="T1347">
      <style:text-properties fo:color="#000000" fo:font-family="Liberation Sans" style:font-family-complex="Liberation Sans"/>
    </style:style>
    <style:style style:family="table-cell" style:name="ce3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80">
      <style:paragraph-properties fo:margin-left="0cm" fo:margin-right="0cm" fo:text-indent="0cm" fo:margin-top="0pt" fo:margin-bottom="12pt" fo:border="none"/>
    </style:style>
    <style:style style:family="text" style:name="T1348">
      <style:text-properties fo:color="#000000" fo:font-family="Liberation Sans" style:font-family-complex="Liberation Sans"/>
    </style:style>
    <style:style style:family="table-cell" style:name="ce3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81">
      <style:paragraph-properties fo:margin-left="0cm" fo:margin-right="0cm" fo:text-indent="0cm" fo:margin-top="0pt" fo:margin-bottom="12pt" fo:border="none"/>
    </style:style>
    <style:style style:family="text" style:name="T1349">
      <style:text-properties fo:color="#000000" fo:font-family="Liberation Sans" style:font-family-complex="Liberation Sans" fo:font-size="12pt"/>
    </style:style>
    <style:style style:family="table-cell" style:name="ce3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82">
      <style:paragraph-properties fo:margin-left="0cm" fo:margin-right="0cm" fo:text-indent="0cm" fo:margin-top="0pt" fo:margin-bottom="12pt" fo:border="none"/>
    </style:style>
    <style:style style:family="text" style:name="T1350">
      <style:text-properties fo:color="#000000" fo:font-family="Liberation Sans" style:font-family-complex="Liberation Sans" fo:font-size="12pt"/>
    </style:style>
    <style:style style:family="table-row" style:name="ro10">
      <style:table-row-properties/>
    </style:style>
    <style:style style:family="table-cell" style:name="ce3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83">
      <style:paragraph-properties fo:margin-left="0cm" fo:margin-right="0cm" fo:text-indent="0cm" fo:margin-top="0pt" fo:margin-bottom="12pt" fo:border="none"/>
    </style:style>
    <style:style style:family="text" style:name="T1351">
      <style:text-properties fo:color="#000000" fo:font-family="Liberation Sans" style:font-family-complex="Liberation Sans"/>
    </style:style>
    <style:style style:family="table-cell" style:name="ce3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84">
      <style:paragraph-properties fo:margin-left="0cm" fo:margin-right="0cm" fo:text-indent="0cm" fo:margin-top="0pt" fo:margin-bottom="12pt" fo:border="none"/>
    </style:style>
    <style:style style:family="text" style:name="T1352">
      <style:text-properties fo:color="#000000" fo:font-family="Liberation Sans" style:font-family-complex="Liberation Sans"/>
    </style:style>
    <style:style style:family="table-cell" style:name="ce3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85">
      <style:paragraph-properties fo:margin-left="0cm" fo:margin-right="0cm" fo:text-indent="0cm" fo:margin-top="0pt" fo:margin-bottom="12pt" fo:border="none"/>
    </style:style>
    <style:style style:family="text" style:name="T1353">
      <style:text-properties fo:color="#000000" fo:font-family="Liberation Sans" style:font-family-complex="Liberation Sans" fo:font-size="12pt"/>
    </style:style>
    <style:style style:family="table-cell" style:name="ce4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86">
      <style:paragraph-properties fo:margin-left="0cm" fo:margin-right="0cm" fo:text-indent="0cm" fo:margin-top="0pt" fo:margin-bottom="12pt" fo:border="none"/>
    </style:style>
    <style:style style:family="text" style:name="T1354">
      <style:text-properties fo:color="#000000" fo:font-family="Liberation Sans" style:font-family-complex="Liberation Sans" fo:font-size="12pt"/>
    </style:style>
    <style:style style:family="table-row" style:name="ro11">
      <style:table-row-properties/>
    </style:style>
    <style:style style:family="table-cell" style:name="ce4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87">
      <style:paragraph-properties fo:margin-left="0cm" fo:margin-right="0cm" fo:text-indent="0cm" fo:margin-top="0pt" fo:margin-bottom="12pt" fo:border="none"/>
    </style:style>
    <style:style style:family="text" style:name="T1355">
      <style:text-properties fo:color="#000000" fo:font-family="Liberation Sans" style:font-family-complex="Liberation Sans"/>
    </style:style>
    <style:style style:family="table-cell" style:name="ce4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88">
      <style:paragraph-properties fo:margin-left="0cm" fo:margin-right="0cm" fo:text-indent="0cm" fo:margin-top="0pt" fo:margin-bottom="12pt" fo:border="none"/>
    </style:style>
    <style:style style:family="text" style:name="T1356">
      <style:text-properties fo:color="#000000" fo:font-family="Liberation Sans" style:font-family-complex="Liberation Sans"/>
    </style:style>
    <style:style style:family="table-cell" style:name="ce4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89">
      <style:paragraph-properties fo:margin-left="0cm" fo:margin-right="0cm" fo:text-indent="0cm" fo:margin-top="0pt" fo:margin-bottom="12pt" fo:border="none"/>
    </style:style>
    <style:style style:family="text" style:name="T1357">
      <style:text-properties fo:color="#000000" fo:font-family="Liberation Sans" style:font-family-complex="Liberation Sans" fo:font-size="12pt"/>
    </style:style>
    <style:style style:family="table-cell" style:name="ce4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90">
      <style:paragraph-properties fo:margin-left="0cm" fo:margin-right="0cm" fo:text-indent="0cm" fo:margin-top="0pt" fo:margin-bottom="12pt" fo:border="none"/>
    </style:style>
    <style:style style:family="text" style:name="T1358">
      <style:text-properties fo:color="#000000" fo:font-family="Liberation Sans" style:font-family-complex="Liberation Sans" fo:font-size="12pt"/>
    </style:style>
    <style:style style:family="table-row" style:name="ro12">
      <style:table-row-properties/>
    </style:style>
    <style:style style:family="table-cell" style:name="ce4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91">
      <style:paragraph-properties fo:margin-left="0cm" fo:margin-right="0cm" fo:text-indent="0cm" fo:margin-top="0pt" fo:margin-bottom="12pt" fo:border="none"/>
    </style:style>
    <style:style style:family="text" style:name="T1359">
      <style:text-properties fo:color="#000000" fo:font-family="Liberation Sans" style:font-family-complex="Liberation Sans"/>
    </style:style>
    <style:style style:family="table-cell" style:name="ce4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92">
      <style:paragraph-properties fo:margin-left="0cm" fo:margin-right="0cm" fo:text-indent="0cm" fo:margin-top="0pt" fo:margin-bottom="12pt" fo:border="none"/>
    </style:style>
    <style:style style:family="text" style:name="T1360">
      <style:text-properties fo:color="#000000" fo:font-family="Liberation Sans" style:font-family-complex="Liberation Sans"/>
    </style:style>
    <style:style style:family="table-cell" style:name="ce4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93">
      <style:paragraph-properties fo:margin-left="0cm" fo:margin-right="0cm" fo:text-indent="0cm" fo:margin-top="0pt" fo:margin-bottom="12pt" fo:border="none"/>
    </style:style>
    <style:style style:family="text" style:name="T1361">
      <style:text-properties fo:color="#000000" fo:font-family="Liberation Sans" style:font-family-complex="Liberation Sans" fo:font-size="12pt"/>
    </style:style>
    <style:style style:family="table-cell" style:name="ce4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94">
      <style:paragraph-properties fo:margin-left="0cm" fo:margin-right="0cm" fo:text-indent="0cm" fo:margin-top="0pt" fo:margin-bottom="12pt" fo:border="none"/>
    </style:style>
    <style:style style:family="text" style:name="T1362">
      <style:text-properties fo:color="#000000" fo:font-family="Liberation Sans" style:font-family-complex="Liberation Sans" fo:font-size="12pt"/>
    </style:style>
    <style:style style:family="table-row" style:name="ro13">
      <style:table-row-properties/>
    </style:style>
    <style:style style:family="table-cell" style:name="ce4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95">
      <style:paragraph-properties fo:margin-left="0cm" fo:margin-right="0cm" fo:text-indent="0cm" fo:margin-top="0pt" fo:margin-bottom="12pt" fo:border="none"/>
    </style:style>
    <style:style style:family="text" style:name="T1363">
      <style:text-properties fo:color="#000000" fo:font-family="Liberation Sans" style:font-family-complex="Liberation Sans"/>
    </style:style>
    <style:style style:family="table-cell" style:name="ce5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96">
      <style:paragraph-properties fo:margin-left="0cm" fo:margin-right="0cm" fo:text-indent="0cm" fo:margin-top="0pt" fo:margin-bottom="12pt" fo:border="none"/>
    </style:style>
    <style:style style:family="text" style:name="T1364">
      <style:text-properties fo:color="#000000" fo:font-family="Liberation Sans" style:font-family-complex="Liberation Sans"/>
    </style:style>
    <style:style style:family="table-cell" style:name="ce5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97">
      <style:paragraph-properties fo:margin-left="0cm" fo:margin-right="0cm" fo:text-indent="0cm" fo:margin-top="0pt" fo:margin-bottom="12pt" fo:border="none"/>
    </style:style>
    <style:style style:family="text" style:name="T1365">
      <style:text-properties fo:color="#000000" fo:font-family="Liberation Sans" style:font-family-complex="Liberation Sans" fo:font-size="12pt"/>
    </style:style>
    <style:style style:family="table-cell" style:name="ce5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98">
      <style:paragraph-properties fo:margin-left="0cm" fo:margin-right="0cm" fo:text-indent="0cm" fo:margin-top="0pt" fo:margin-bottom="12pt" fo:border="none"/>
    </style:style>
    <style:style style:family="text" style:name="T1366">
      <style:text-properties fo:color="#000000" fo:font-family="Liberation Sans" style:font-family-complex="Liberation Sans" fo:font-size="12pt"/>
    </style:style>
    <style:style style:family="table-row" style:name="ro14">
      <style:table-row-properties/>
    </style:style>
    <style:style style:family="table-cell" style:name="ce5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299">
      <style:paragraph-properties fo:margin-left="0cm" fo:margin-right="0cm" fo:text-indent="0cm" fo:margin-top="0pt" fo:margin-bottom="12pt" fo:border="none"/>
    </style:style>
    <style:style style:family="text" style:name="T1367">
      <style:text-properties fo:color="#000000" fo:font-family="Liberation Sans" style:font-family-complex="Liberation Sans"/>
    </style:style>
    <style:style style:family="table-cell" style:name="ce5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300">
      <style:paragraph-properties fo:margin-left="0cm" fo:margin-right="0cm" fo:text-indent="0cm" fo:margin-top="0pt" fo:margin-bottom="12pt" fo:border="none"/>
    </style:style>
    <style:style style:family="text" style:name="T1368">
      <style:text-properties fo:color="#000000" fo:font-family="Liberation Sans" style:font-family-complex="Liberation Sans"/>
    </style:style>
    <style:style style:family="table-cell" style:name="ce5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301">
      <style:paragraph-properties fo:margin-left="0cm" fo:margin-right="0cm" fo:text-indent="0cm" fo:margin-top="0pt" fo:margin-bottom="12pt" fo:border="none"/>
    </style:style>
    <style:style style:family="text" style:name="T1369">
      <style:text-properties fo:color="#000000" fo:font-family="Liberation Sans" style:font-family-complex="Liberation Sans" fo:font-size="12pt"/>
    </style:style>
    <style:style style:family="table-cell" style:name="ce5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302">
      <style:paragraph-properties fo:margin-left="0cm" fo:margin-right="0cm" fo:text-indent="0cm" fo:margin-top="0pt" fo:margin-bottom="12pt" fo:border="none"/>
    </style:style>
    <style:style style:family="text" style:name="T1370">
      <style:text-properties fo:color="#000000" fo:font-family="Liberation Sans" style:font-family-complex="Liberation Sans" fo:font-size="12pt"/>
    </style:style>
    <style:style style:family="paragraph" style:name="P303">
      <style:paragraph-properties fo:margin-left="0cm" fo:margin-right="0cm" fo:text-indent="0cm" fo:margin-top="0pt" fo:margin-bottom="0pt" fo:border="none"/>
    </style:style>
    <style:style style:family="text" style:name="T1371">
      <style:text-properties fo:color="#24292f" fo:font-family="Liberation Sans" style:font-family-complex="Liberation Sans"/>
    </style:style>
    <style:style style:family="paragraph" style:name="P304">
      <style:paragraph-properties fo:margin-left="0cm" fo:margin-right="0cm" fo:text-indent="0cm" fo:margin-top="0pt" fo:margin-bottom="12pt" fo:border="none"/>
    </style:style>
    <style:style style:family="text" style:name="T1372">
      <style:text-properties fo:color="#24292f" fo:font-family="Liberation Sans" style:font-family-complex="Liberation Sans"/>
    </style:style>
    <style:style style:family="paragraph" style:name="P305">
      <style:paragraph-properties fo:margin-left="0cm" fo:margin-right="0cm" fo:text-indent="0cm" fo:margin-top="0pt" fo:margin-bottom="12pt" fo:border="none"/>
    </style:style>
    <style:style style:family="text" style:name="T1373">
      <style:text-properties fo:font-family="Liberation Sans" style:font-family-complex="Liberation Sans" fo:font-size="12pt"/>
    </style:style>
    <style:style style:family="paragraph" style:name="P306">
      <style:paragraph-properties fo:margin-left="0cm" fo:margin-right="0cm" fo:text-indent="0cm" fo:margin-top="0pt" fo:margin-bottom="12pt" fo:border="none"/>
    </style:style>
    <style:style style:family="text" style:name="T1374">
      <style:text-properties fo:color="#24292f" fo:font-family="Liberation Sans" style:font-family-complex="Liberation Sans"/>
    </style:style>
    <style:style style:family="paragraph" style:name="P307">
      <style:paragraph-properties fo:margin-left="0cm" fo:margin-right="0cm" fo:text-indent="0cm" fo:margin-top="0pt" fo:margin-bottom="12pt" fo:border="none"/>
    </style:style>
    <style:style style:family="text" style:name="T1375">
      <style:text-properties fo:font-family="Liberation Sans" style:font-family-complex="Liberation Sans" fo:font-size="12pt"/>
    </style:style>
    <style:style style:family="paragraph" style:name="P308">
      <style:paragraph-properties fo:margin-left="0cm" fo:margin-right="0cm" fo:text-indent="0cm" fo:margin-top="0pt" fo:margin-bottom="12pt" fo:border="none"/>
    </style:style>
    <style:style style:family="text" style:name="T1376">
      <style:text-properties fo:color="#24292f" fo:font-family="Liberation Sans" style:font-family-complex="Liberation Sans"/>
    </style:style>
    <style:style style:family="paragraph" style:name="P309">
      <style:paragraph-properties fo:margin-left="0cm" fo:margin-right="0cm" fo:text-indent="0cm" fo:margin-top="0pt" fo:margin-bottom="12pt" fo:border="none"/>
    </style:style>
    <style:style style:family="text" style:name="T1377">
      <style:text-properties fo:font-family="Liberation Sans" style:font-family-complex="Liberation Sans" fo:font-size="12pt"/>
    </style:style>
    <style:style style:family="paragraph" style:name="P310">
      <style:paragraph-properties fo:margin-left="0cm" fo:margin-right="0cm" fo:text-indent="0cm" fo:margin-top="0pt" fo:margin-bottom="12pt" fo:border="none"/>
    </style:style>
    <style:style style:family="text" style:name="T1378">
      <style:text-properties fo:color="#24292f" fo:font-family="Liberation Sans" style:font-family-complex="Liberation Sans"/>
    </style:style>
    <style:style style:parent-style-name="715" style:family="paragraph" style:name="P311">
      <style:paragraph-properties fo:margin-left="0cm" fo:margin-right="0cm" fo:text-indent="0cm" fo:margin-top="18pt" fo:margin-bottom="12pt" fo:border="none"/>
    </style:style>
    <style:style style:family="text" style:name="T1379">
      <style:text-properties fo:color="#24292f" fo:font-family="Liberation Sans" style:font-family-complex="Liberation Sans" fo:font-weight="bold"/>
    </style:style>
    <style:style style:family="paragraph" style:name="P312">
      <style:paragraph-properties fo:margin-left="0cm" fo:margin-right="0cm" fo:text-indent="0cm" fo:margin-top="0pt" fo:margin-bottom="12pt" fo:border="none"/>
    </style:style>
    <style:style style:family="text" style:name="T1380">
      <style:text-properties fo:color="#24292f" fo:font-family="Liberation Sans" style:font-family-complex="Liberation Sans"/>
    </style:style>
    <style:style style:family="text" style:name="T1381">
      <style:text-properties fo:color="#24292f" fo:font-family="Liberation Sans" style:font-family-complex="Liberation Sans" fo:font-size="12pt"/>
    </style:style>
    <style:style style:family="text" style:name="T1382">
      <style:text-properties fo:color="#24292f" fo:font-family="Liberation Sans" style:font-family-complex="Liberation Sans" fo:font-style="italic"/>
    </style:style>
    <style:style style:family="text" style:name="T1383">
      <style:text-properties fo:color="#24292f" fo:font-family="Liberation Sans" style:font-family-complex="Liberation Sans" fo:font-size="12pt"/>
    </style:style>
    <style:style style:family="text" style:name="T1384">
      <style:text-properties fo:color="#24292f" fo:font-family="Liberation Sans" style:font-family-complex="Liberation Sans"/>
    </style:style>
    <style:style style:family="text" style:name="T1385">
      <style:text-properties fo:color="#24292f" fo:font-family="Liberation Sans" style:font-family-complex="Liberation Sans" fo:font-size="12pt"/>
    </style:style>
    <style:style style:family="text" style:name="T1386">
      <style:text-properties fo:color="#24292f" fo:font-family="Liberation Sans" style:font-family-complex="Liberation Sans"/>
    </style:style>
    <style:style style:family="paragraph" style:name="P313">
      <style:paragraph-properties fo:margin-left="0cm" fo:margin-right="0cm" fo:text-indent="0cm" fo:margin-top="0pt" fo:margin-bottom="0pt" fo:border="none"/>
    </style:style>
    <style:style style:family="text" style:name="T1387">
      <style:text-properties fo:color="#24292f" fo:font-family="Liberation Sans" style:font-family-complex="Liberation Sans"/>
    </style:style>
    <style:style style:family="paragraph" style:name="P314">
      <style:paragraph-properties fo:margin-left="0cm" fo:margin-right="0cm" fo:text-indent="0cm" fo:margin-top="0pt" fo:margin-bottom="12pt" fo:border="none"/>
    </style:style>
    <style:style style:family="text" style:name="T1388">
      <style:text-properties fo:color="#24292f" fo:font-family="Liberation Sans" style:font-family-complex="Liberation Sans"/>
    </style:style>
    <style:style style:family="text" style:name="T1389">
      <style:text-properties fo:color="#24292f" fo:font-family="Liberation Sans" style:font-family-complex="Liberation Sans" fo:font-size="12pt"/>
    </style:style>
    <style:style style:family="text" style:name="T1390">
      <style:text-properties fo:color="#24292f" fo:font-family="Liberation Sans" style:font-family-complex="Liberation Sans" fo:font-style="italic"/>
    </style:style>
    <style:style style:family="text" style:name="T1391">
      <style:text-properties fo:color="#24292f" fo:font-family="Liberation Sans" style:font-family-complex="Liberation Sans" fo:font-size="12pt"/>
    </style:style>
    <style:style style:family="text" style:name="T1392">
      <style:text-properties fo:color="#24292f" fo:font-family="Liberation Sans" style:font-family-complex="Liberation Sans"/>
    </style:style>
    <style:style style:family="paragraph" style:name="P315">
      <style:paragraph-properties fo:margin-left="0cm" fo:margin-right="0cm" fo:text-indent="0cm" fo:margin-top="0pt" fo:margin-bottom="0pt" fo:border="none"/>
    </style:style>
    <style:style style:family="text" style:name="T1393">
      <style:text-properties fo:color="#24292f" fo:font-family="Liberation Sans" style:font-family-complex="Liberation Sans"/>
    </style:style>
    <style:style style:parent-style-name="715" style:family="paragraph" style:name="P316">
      <style:paragraph-properties fo:margin-left="0cm" fo:margin-right="0cm" fo:text-indent="0cm" fo:margin-top="18pt" fo:margin-bottom="12pt" fo:border="none"/>
    </style:style>
    <style:style style:family="text" style:name="T1394">
      <style:text-properties fo:color="#24292f" fo:font-family="Liberation Sans" style:font-family-complex="Liberation Sans" fo:font-weight="bold"/>
    </style:style>
    <style:style style:family="paragraph" style:name="P317">
      <style:paragraph-properties fo:margin-left="0cm" fo:margin-right="0cm" fo:text-indent="0cm" fo:margin-top="0pt" fo:margin-bottom="12pt" fo:border="none"/>
    </style:style>
    <style:style style:family="text" style:name="T1395">
      <style:text-properties fo:color="#24292f" fo:font-family="Liberation Sans" style:font-family-complex="Liberation Sans"/>
    </style:style>
    <style:style style:family="text" style:name="T1396">
      <style:text-properties fo:color="#24292f" fo:font-family="Liberation Sans" style:font-family-complex="Liberation Sans" fo:font-size="12pt"/>
    </style:style>
    <style:style style:family="text" style:name="T1397">
      <style:text-properties fo:color="#24292f" fo:font-family="Liberation Sans" style:font-family-complex="Liberation Sans"/>
    </style:style>
    <style:style style:family="text" style:name="T1398">
      <style:text-properties fo:color="#24292f" fo:font-family="Liberation Sans" style:font-family-complex="Liberation Sans" fo:font-size="12pt"/>
    </style:style>
    <style:style style:family="text" style:name="T1399">
      <style:text-properties fo:color="#24292f" fo:font-family="Liberation Sans" style:font-family-complex="Liberation Sans"/>
    </style:style>
    <style:style style:family="text" style:name="T1400">
      <style:text-properties fo:color="#24292f" fo:font-family="Liberation Sans" style:font-family-complex="Liberation Sans" fo:font-size="12pt"/>
    </style:style>
    <style:style style:family="text" style:name="T1401">
      <style:text-properties fo:color="#24292f" fo:font-family="Liberation Sans" style:font-family-complex="Liberation Sans"/>
    </style:style>
    <style:style style:family="text" style:name="T1402">
      <style:text-properties fo:color="#24292f" fo:font-family="Liberation Sans" style:font-family-complex="Liberation Sans" fo:font-size="12pt"/>
    </style:style>
    <style:style style:family="text" style:name="T1403">
      <style:text-properties fo:color="#24292f" fo:font-family="Liberation Sans" style:font-family-complex="Liberation Sans"/>
    </style:style>
    <style:style style:family="text" style:name="T1404">
      <style:text-properties fo:color="#24292f" fo:font-family="Liberation Sans" style:font-family-complex="Liberation Sans" fo:font-size="12pt"/>
    </style:style>
    <style:style style:family="text" style:name="T1405">
      <style:text-properties fo:color="#24292f" fo:font-family="Liberation Sans" style:font-family-complex="Liberation Sans"/>
    </style:style>
    <style:style style:family="paragraph" style:name="P318">
      <style:paragraph-properties fo:margin-left="0cm" fo:margin-right="0cm" fo:text-indent="0cm" fo:margin-top="0pt" fo:margin-bottom="12pt" fo:border="none"/>
    </style:style>
    <style:style style:family="text" style:name="T1406">
      <style:text-properties fo:color="#24292f" fo:font-family="Liberation Sans" style:font-family-complex="Liberation Sans" fo:font-weight="bold"/>
    </style:style>
    <style:style style:family="text" style:name="T1407">
      <style:text-properties fo:color="#24292f" fo:font-family="Liberation Sans" style:font-family-complex="Liberation Sans" fo:font-size="12pt"/>
    </style:style>
    <style:style style:family="text" style:name="T1408">
      <style:text-properties fo:color="#24292f" fo:font-family="Liberation Sans" style:font-family-complex="Liberation Sans"/>
    </style:style>
    <style:style style:family="text" style:name="T1409">
      <style:text-properties fo:color="#24292f" fo:font-family="Liberation Sans" style:font-family-complex="Liberation Sans" fo:font-size="12pt"/>
    </style:style>
    <style:style style:family="text" style:name="T1410">
      <style:text-properties fo:color="#24292f" fo:font-family="Liberation Sans" style:font-family-complex="Liberation Sans"/>
    </style:style>
    <style:style style:family="text" style:name="T1411">
      <style:text-properties fo:color="#24292f" fo:font-family="Liberation Sans" style:font-family-complex="Liberation Sans" fo:font-size="12pt"/>
    </style:style>
    <style:style style:family="text" style:name="T1412">
      <style:text-properties fo:color="#24292f" fo:font-family="Liberation Sans" style:font-family-complex="Liberation Sans" fo:font-weight="bold"/>
    </style:style>
    <style:style style:family="text" style:name="T1413">
      <style:text-properties fo:color="#24292f" fo:font-family="Liberation Sans" style:font-family-complex="Liberation Sans" fo:font-size="12pt"/>
    </style:style>
    <style:style style:family="text" style:name="T1414">
      <style:text-properties fo:color="#24292f" fo:font-family="Liberation Sans" style:font-family-complex="Liberation Sans"/>
    </style:style>
    <style:style style:family="text" style:name="T1415">
      <style:text-properties fo:color="#24292f" fo:font-family="Liberation Sans" style:font-family-complex="Liberation Sans" fo:font-size="12pt"/>
    </style:style>
    <style:style style:family="text" style:name="T1416">
      <style:text-properties fo:color="#24292f" fo:font-family="Liberation Sans" style:font-family-complex="Liberation Sans"/>
    </style:style>
    <style:style style:family="text" style:name="T1417">
      <style:text-properties fo:color="#24292f" fo:font-family="Liberation Sans" style:font-family-complex="Liberation Sans" fo:font-size="12pt"/>
    </style:style>
    <style:style style:family="text" style:name="T1418">
      <style:text-properties fo:color="#24292f" fo:font-family="Liberation Sans" style:font-family-complex="Liberation Sans" fo:font-style="italic"/>
    </style:style>
    <style:style style:family="text" style:name="T1419">
      <style:text-properties fo:color="#24292f" fo:font-family="Liberation Sans" style:font-family-complex="Liberation Sans" fo:font-size="12pt"/>
    </style:style>
    <style:style style:family="text" style:name="T1420">
      <style:text-properties fo:color="#24292f" fo:font-family="Liberation Sans" style:font-family-complex="Liberation Sans"/>
    </style:style>
    <style:style style:family="text" style:name="T1421">
      <style:text-properties fo:color="#24292f" fo:font-family="Liberation Sans" style:font-family-complex="Liberation Sans" fo:font-size="12pt"/>
    </style:style>
    <style:style style:family="text" style:name="T1422">
      <style:text-properties fo:color="#24292f" fo:font-family="Liberation Sans" style:font-family-complex="Liberation Sans" fo:font-style="italic"/>
    </style:style>
    <style:style style:family="text" style:name="T1423">
      <style:text-properties fo:color="#24292f" fo:font-family="Liberation Sans" style:font-family-complex="Liberation Sans"/>
    </style:style>
    <style:style style:family="text" style:name="T1424">
      <style:text-properties fo:color="#24292f" fo:font-family="Liberation Sans" style:font-family-complex="Liberation Sans" fo:font-size="12pt"/>
    </style:style>
    <style:style style:family="text" style:name="T1425">
      <style:text-properties fo:color="#24292f" fo:font-family="Liberation Sans" style:font-family-complex="Liberation Sans"/>
    </style:style>
    <style:style style:family="text" style:name="T1426">
      <style:text-properties fo:color="#24292f" fo:font-family="Liberation Sans" style:font-family-complex="Liberation Sans" fo:font-size="12pt"/>
    </style:style>
    <style:style style:family="text" style:name="T1427">
      <style:text-properties fo:color="#24292f" fo:font-family="Liberation Sans" style:font-family-complex="Liberation Sans" fo:font-weight="bold"/>
    </style:style>
    <style:style style:family="text" style:name="T1428">
      <style:text-properties fo:color="#24292f" fo:font-family="Liberation Sans" style:font-family-complex="Liberation Sans" fo:font-size="12pt"/>
    </style:style>
    <style:style style:family="text" style:name="T1429">
      <style:text-properties fo:color="#24292f" fo:font-family="Liberation Sans" style:font-family-complex="Liberation Sans"/>
    </style:style>
    <style:style style:family="text" style:name="T1430">
      <style:text-properties fo:color="#24292f" fo:font-family="Liberation Sans" style:font-family-complex="Liberation Sans" fo:font-size="12pt"/>
    </style:style>
    <style:style style:family="text" style:name="T1431">
      <style:text-properties fo:color="#24292f" fo:font-family="Liberation Sans" style:font-family-complex="Liberation Sans"/>
    </style:style>
    <style:style style:family="text" style:name="T1432">
      <style:text-properties fo:color="#24292f" fo:font-family="Liberation Sans" style:font-family-complex="Liberation Sans" fo:font-size="12pt"/>
    </style:style>
    <style:style style:family="text" style:name="T1433">
      <style:text-properties fo:color="#24292f" fo:font-family="Liberation Sans" style:font-family-complex="Liberation Sans"/>
    </style:style>
    <style:style style:family="paragraph" style:name="P319">
      <style:paragraph-properties fo:margin-left="0cm" fo:margin-right="0cm" fo:text-indent="0cm" fo:margin-top="0pt" fo:margin-bottom="12pt" fo:border="none"/>
    </style:style>
    <style:style style:family="text" style:name="T1434">
      <style:text-properties fo:color="#24292f" fo:font-family="Liberation Sans" style:font-family-complex="Liberation Sans"/>
    </style:style>
    <style:style style:parent-style-name="764" style:list-style-name="WWNum17" style:family="paragraph" style:name="P320">
      <style:paragraph-properties fo:margin-left="0cm" fo:margin-right="0cm" fo:text-indent="0cm" fo:margin-top="12pt" fo:margin-bottom="12pt" fo:border="none"/>
    </style:style>
    <style:style style:family="text" style:name="T1435">
      <style:text-properties fo:color="#24292f" fo:font-family="Liberation Sans" style:font-family-complex="Liberation Sans"/>
    </style:style>
    <style:style style:family="text" style:name="T1436">
      <style:text-properties fo:color="#24292f" fo:font-family="Liberation Sans" style:font-family-complex="Liberation Sans" fo:font-size="12pt"/>
    </style:style>
    <style:style style:family="text" style:name="T1437">
      <style:text-properties fo:color="#24292f" fo:font-family="Liberation Sans" style:font-family-complex="Liberation Sans"/>
    </style:style>
    <style:style style:family="text" style:name="T1438">
      <style:text-properties fo:color="#24292f" fo:font-family="Liberation Sans" style:font-family-complex="Liberation Sans" fo:font-size="12pt"/>
    </style:style>
    <style:style style:family="text" style:name="T1439">
      <style:text-properties fo:color="#24292f" fo:font-family="Liberation Sans" style:font-family-complex="Liberation Sans" fo:font-style="italic"/>
    </style:style>
    <style:style style:family="text" style:name="T1440">
      <style:text-properties fo:color="#24292f" fo:font-family="Liberation Sans" style:font-family-complex="Liberation Sans" fo:font-size="12pt"/>
    </style:style>
    <style:style style:family="text" style:name="T1441">
      <style:text-properties fo:color="#24292f" fo:font-family="Liberation Sans" style:font-family-complex="Liberation Sans"/>
    </style:style>
    <style:style style:family="text" style:name="T1442">
      <style:text-properties fo:color="#24292f" fo:font-family="Liberation Sans" style:font-family-complex="Liberation Sans" fo:font-size="12pt"/>
    </style:style>
    <style:style style:family="text" style:name="T1443">
      <style:text-properties fo:color="#24292f" fo:font-family="Liberation Sans" style:font-family-complex="Liberation Sans" fo:font-style="italic"/>
    </style:style>
    <style:style style:family="text" style:name="T1444">
      <style:text-properties fo:color="#24292f" fo:font-family="Liberation Sans" style:font-family-complex="Liberation Sans" fo:font-size="12pt"/>
    </style:style>
    <style:style style:family="text" style:name="T1445">
      <style:text-properties fo:color="#24292f" fo:font-family="Liberation Sans" style:font-family-complex="Liberation Sans"/>
    </style:style>
    <style:style style:parent-style-name="764" style:list-style-name="WWNum18" style:family="paragraph" style:name="P321">
      <style:paragraph-properties fo:margin-left="0cm" fo:margin-right="0cm" fo:text-indent="0cm" fo:margin-top="0pt" fo:margin-bottom="0pt" fo:border="none"/>
    </style:style>
    <style:style style:family="text" style:name="T1446">
      <style:text-properties fo:color="#24292f" fo:font-family="Liberation Sans" style:font-family-complex="Liberation Sans"/>
    </style:style>
    <style:style style:parent-style-name="764" style:list-style-name="WWNum19" style:family="paragraph" style:name="P322">
      <style:paragraph-properties fo:margin-left="0cm" fo:margin-right="0cm" fo:text-indent="0cm" fo:margin-top="12pt" fo:margin-bottom="12pt" fo:border="none"/>
    </style:style>
    <style:style style:family="text" style:name="T1447">
      <style:text-properties fo:color="#24292f" fo:font-family="Liberation Sans" style:font-family-complex="Liberation Sans"/>
    </style:style>
    <style:style style:parent-style-name="764" style:list-style-name="WWNum20" style:family="paragraph" style:name="P323">
      <style:paragraph-properties fo:margin-left="0cm" fo:margin-right="0cm" fo:text-indent="0cm" fo:margin-top="0pt" fo:margin-bottom="0pt" fo:border="none"/>
    </style:style>
    <style:style style:family="text" style:name="T1448">
      <style:text-properties fo:color="#24292f" fo:font-family="Liberation Sans" style:font-family-complex="Liberation Sans"/>
    </style:style>
    <style:style style:parent-style-name="764" style:list-style-name="WWNum21" style:family="paragraph" style:name="P324">
      <style:paragraph-properties fo:margin-left="0cm" fo:margin-right="0cm" fo:text-indent="0cm" fo:margin-top="12pt" fo:margin-bottom="12pt" fo:border="none"/>
    </style:style>
    <style:style style:family="text" style:name="T1449">
      <style:text-properties fo:color="#24292f" fo:font-family="Liberation Sans" style:font-family-complex="Liberation Sans"/>
    </style:style>
    <style:style style:parent-style-name="764" style:list-style-name="WWNum22" style:family="paragraph" style:name="P325">
      <style:paragraph-properties fo:margin-left="0cm" fo:margin-right="0cm" fo:text-indent="0cm" fo:margin-top="0pt" fo:margin-bottom="0pt" fo:border="none"/>
    </style:style>
    <style:style style:family="text" style:name="T1450">
      <style:text-properties fo:color="#24292f" fo:font-family="Liberation Sans" style:font-family-complex="Liberation Sans"/>
    </style:style>
    <style:style style:parent-style-name="764" style:list-style-name="WWNum23" style:family="paragraph" style:name="P326">
      <style:paragraph-properties fo:margin-left="0cm" fo:margin-right="0cm" fo:text-indent="0cm" fo:margin-top="12pt" fo:margin-bottom="12pt" fo:border="none"/>
    </style:style>
    <style:style style:family="text" style:name="T1451">
      <style:text-properties fo:color="#24292f" fo:font-family="Liberation Sans" style:font-family-complex="Liberation Sans"/>
    </style:style>
    <style:style style:parent-style-name="764" style:list-style-name="WWNum24" style:family="paragraph" style:name="P327">
      <style:paragraph-properties fo:margin-left="0cm" fo:margin-right="0cm" fo:text-indent="0cm" fo:margin-top="0pt" fo:margin-bottom="0pt" fo:border="none"/>
    </style:style>
    <style:style style:family="text" style:name="T1452">
      <style:text-properties fo:color="#24292f" fo:font-family="Liberation Sans" style:font-family-complex="Liberation Sans"/>
    </style:style>
    <style:style style:parent-style-name="764" style:list-style-name="WWNum25" style:family="paragraph" style:name="P328">
      <style:paragraph-properties fo:margin-left="0cm" fo:margin-right="0cm" fo:text-indent="0cm" fo:margin-top="12pt" fo:margin-bottom="12pt" fo:border="none"/>
    </style:style>
    <style:style style:family="text" style:name="T1453">
      <style:text-properties fo:color="#24292f" fo:font-family="Liberation Sans" style:font-family-complex="Liberation Sans"/>
    </style:style>
    <style:style style:parent-style-name="764" style:list-style-name="WWNum26" style:family="paragraph" style:name="P329">
      <style:paragraph-properties fo:margin-left="0cm" fo:margin-right="0cm" fo:text-indent="0cm" fo:margin-top="0pt" fo:margin-bottom="0pt" fo:border="none"/>
    </style:style>
    <style:style style:family="text" style:name="T1454">
      <style:text-properties fo:color="#24292f" fo:font-family="Liberation Sans" style:font-family-complex="Liberation Sans"/>
    </style:style>
    <style:style style:parent-style-name="764" style:list-style-name="WWNum27" style:family="paragraph" style:name="P330">
      <style:paragraph-properties fo:margin-left="0cm" fo:margin-right="0cm" fo:text-indent="0cm" fo:margin-top="12pt" fo:margin-bottom="12pt" fo:border="none"/>
    </style:style>
    <style:style style:family="text" style:name="T1455">
      <style:text-properties fo:color="#24292f" fo:font-family="Liberation Sans" style:font-family-complex="Liberation Sans"/>
    </style:style>
    <style:style style:parent-style-name="764" style:list-style-name="WWNum28" style:family="paragraph" style:name="P331">
      <style:paragraph-properties fo:margin-left="0cm" fo:margin-right="0cm" fo:text-indent="0cm" fo:margin-top="0pt" fo:margin-bottom="0pt" fo:border="none"/>
    </style:style>
    <style:style style:family="text" style:name="T1456">
      <style:text-properties fo:color="#24292f" fo:font-family="Liberation Sans" style:font-family-complex="Liberation Sans"/>
    </style:style>
    <style:style style:family="paragraph" style:name="P332">
      <style:paragraph-properties fo:margin-left="0cm" fo:margin-right="0cm" fo:text-indent="0cm" fo:margin-top="0pt" fo:margin-bottom="12pt" fo:border="none"/>
    </style:style>
    <style:style style:family="text" style:name="T1457">
      <style:text-properties fo:color="#24292f" fo:font-family="Liberation Sans" style:font-family-complex="Liberation Sans" fo:font-weight="bold"/>
    </style:style>
    <style:style style:family="text" style:name="T1458">
      <style:text-properties fo:color="#24292f" fo:font-family="Liberation Sans" style:font-family-complex="Liberation Sans" fo:font-size="12pt"/>
    </style:style>
    <style:style style:family="text" style:name="T1459">
      <style:text-properties fo:color="#24292f" fo:font-family="Liberation Sans" style:font-family-complex="Liberation Sans"/>
    </style:style>
    <style:style style:family="text" style:name="T1460">
      <style:text-properties fo:color="#24292f" fo:font-family="Liberation Sans" style:font-family-complex="Liberation Sans" fo:font-size="12pt"/>
    </style:style>
    <style:style style:family="text" style:name="T1461">
      <style:text-properties fo:color="#24292f" fo:font-family="Liberation Sans" style:font-family-complex="Liberation Sans" fo:font-style="italic"/>
    </style:style>
    <style:style style:family="text" style:name="T1462">
      <style:text-properties fo:color="#24292f" fo:font-family="Liberation Sans" style:font-family-complex="Liberation Sans" fo:font-size="12pt"/>
    </style:style>
    <style:style style:family="text" style:name="T1463">
      <style:text-properties fo:color="#24292f" fo:font-family="Liberation Sans" style:font-family-complex="Liberation Sans"/>
    </style:style>
    <style:style style:family="text" style:name="T1464">
      <style:text-properties fo:color="#24292f" fo:font-family="Liberation Sans" style:font-family-complex="Liberation Sans" fo:font-size="12pt"/>
    </style:style>
    <style:style style:family="text" style:name="T1465">
      <style:text-properties fo:color="#24292f" fo:font-family="Liberation Sans" style:font-family-complex="Liberation Sans"/>
    </style:style>
    <style:style style:family="paragraph" style:name="P333">
      <style:paragraph-properties fo:margin-left="0cm" fo:margin-right="0cm" fo:text-indent="0cm" fo:margin-top="0pt" fo:margin-bottom="0pt" fo:border="none"/>
    </style:style>
    <style:style style:family="text" style:name="T1466">
      <style:text-properties fo:color="#24292f" fo:font-family="Liberation Sans" style:font-family-complex="Liberation Sans"/>
    </style:style>
    <style:style style:parent-style-name="715" style:family="paragraph" style:name="P334">
      <style:paragraph-properties fo:margin-left="0cm" fo:margin-right="0cm" fo:text-indent="0cm" fo:margin-top="18pt" fo:margin-bottom="12pt" fo:border="none"/>
    </style:style>
    <style:style style:family="text" style:name="T1467">
      <style:text-properties fo:color="#24292f" fo:font-family="Liberation Sans" style:font-family-complex="Liberation Sans" fo:font-weight="bold"/>
    </style:style>
    <style:style style:family="paragraph" style:name="P335">
      <style:paragraph-properties fo:margin-left="0cm" fo:margin-right="0cm" fo:text-indent="0cm" fo:margin-top="0pt" fo:margin-bottom="12pt" fo:border="none"/>
    </style:style>
    <style:style style:family="text" style:name="T1468">
      <style:text-properties fo:color="#24292f" fo:font-family="Liberation Sans" style:font-family-complex="Liberation Sans"/>
    </style:style>
    <style:style style:family="text" style:name="T1469">
      <style:text-properties fo:color="#24292f" fo:font-family="Liberation Sans" style:font-family-complex="Liberation Sans" fo:font-size="12pt"/>
    </style:style>
    <style:style style:family="text" style:name="T1470">
      <style:text-properties fo:color="#24292f" fo:font-family="Liberation Sans" style:font-family-complex="Liberation Sans"/>
    </style:style>
    <style:style style:family="text" style:name="T1471">
      <style:text-properties fo:color="#24292f" fo:font-family="Liberation Sans" style:font-family-complex="Liberation Sans" fo:font-style="italic"/>
    </style:style>
    <style:style style:family="text" style:name="T1472">
      <style:text-properties fo:color="#24292f" fo:font-family="Liberation Sans" style:font-family-complex="Liberation Sans"/>
    </style:style>
    <style:style style:family="text" style:name="T1473">
      <style:text-properties fo:color="#24292f" fo:font-family="Liberation Sans" style:font-family-complex="Liberation Sans" fo:font-size="12pt"/>
    </style:style>
    <style:style style:family="text" style:name="T1474">
      <style:text-properties fo:color="#24292f" fo:font-family="Liberation Sans" style:font-family-complex="Liberation Sans"/>
    </style:style>
    <style:style style:family="text" style:name="T1475">
      <style:text-properties fo:color="#24292f" fo:font-family="Liberation Sans" style:font-family-complex="Liberation Sans" fo:font-size="12pt"/>
    </style:style>
    <style:style style:family="text" style:name="T1476">
      <style:text-properties fo:color="#24292f" fo:font-family="Liberation Sans" style:font-family-complex="Liberation Sans"/>
    </style:style>
    <style:style style:family="text" style:name="T1477">
      <style:text-properties fo:color="#24292f" fo:font-family="Liberation Sans" style:font-family-complex="Liberation Sans" fo:font-size="12pt"/>
    </style:style>
    <style:style style:family="text" style:name="T1478">
      <style:text-properties fo:color="#24292f" fo:font-family="Liberation Sans" style:font-family-complex="Liberation Sans"/>
    </style:style>
    <style:style style:family="paragraph" style:name="P336">
      <style:paragraph-properties fo:margin-left="0cm" fo:margin-right="0cm" fo:text-indent="0cm" fo:margin-top="0pt" fo:margin-bottom="12pt" fo:border="none"/>
    </style:style>
    <style:style style:family="text" style:name="T1479">
      <style:text-properties fo:color="#24292f" fo:font-family="Liberation Sans" style:font-family-complex="Liberation Sans"/>
    </style:style>
    <style:style style:family="text" style:name="T1480">
      <style:text-properties fo:color="#24292f" fo:font-family="Liberation Sans" style:font-family-complex="Liberation Sans" fo:font-size="12pt"/>
    </style:style>
    <style:style style:family="text" style:name="T1481">
      <style:text-properties fo:color="#24292f" fo:font-family="Liberation Sans" style:font-family-complex="Liberation Sans" fo:font-style="italic"/>
    </style:style>
    <style:style style:family="text" style:name="T1482">
      <style:text-properties fo:color="#24292f" fo:font-family="Liberation Sans" style:font-family-complex="Liberation Sans" fo:font-size="12pt"/>
    </style:style>
    <style:style style:family="text" style:name="T1483">
      <style:text-properties fo:color="#24292f" fo:font-family="Liberation Sans" style:font-family-complex="Liberation Sans"/>
    </style:style>
    <style:style style:family="text" style:name="T1484">
      <style:text-properties fo:color="#24292f" fo:font-family="Liberation Sans" style:font-family-complex="Liberation Sans" fo:font-style="italic"/>
    </style:style>
    <style:style style:family="text" style:name="T1485">
      <style:text-properties fo:color="#24292f" fo:font-family="Liberation Sans" style:font-family-complex="Liberation Sans" fo:font-size="12pt"/>
    </style:style>
    <style:style style:family="text" style:name="T1486">
      <style:text-properties fo:color="#24292f" fo:font-family="Liberation Sans" style:font-family-complex="Liberation Sans"/>
    </style:style>
    <style:style style:family="text" style:name="T1487">
      <style:text-properties fo:color="#24292f" fo:font-family="Liberation Sans" style:font-family-complex="Liberation Sans" fo:font-size="12pt"/>
    </style:style>
    <style:style style:family="text" style:name="T1488">
      <style:text-properties fo:color="#24292f" fo:font-family="Liberation Sans" style:font-family-complex="Liberation Sans"/>
    </style:style>
    <style:style style:family="text" style:name="T1489">
      <style:text-properties fo:color="#24292f" fo:font-family="Liberation Sans" style:font-family-complex="Liberation Sans" fo:font-size="12pt"/>
    </style:style>
    <style:style style:family="text" style:name="T1490">
      <style:text-properties fo:color="#24292f" fo:font-family="Liberation Sans" style:font-family-complex="Liberation Sans" fo:font-style="italic"/>
    </style:style>
    <style:style style:family="text" style:name="T1491">
      <style:text-properties fo:color="#24292f" fo:font-family="Liberation Sans" style:font-family-complex="Liberation Sans" fo:font-size="12pt"/>
    </style:style>
    <style:style style:family="text" style:name="T1492">
      <style:text-properties fo:color="#24292f" fo:font-family="Liberation Sans" style:font-family-complex="Liberation Sans"/>
    </style:style>
    <style:style style:family="paragraph" style:name="P337">
      <style:paragraph-properties fo:margin-left="0cm" fo:margin-right="0cm" fo:text-indent="0cm" fo:margin-top="0pt" fo:margin-bottom="0pt" fo:border="none"/>
    </style:style>
    <style:style style:family="text" style:name="T1493">
      <style:text-properties fo:color="#24292f" fo:font-family="Liberation Sans" style:font-family-complex="Liberation Sans"/>
    </style:style>
    <style:style style:family="paragraph" style:name="P338">
      <style:paragraph-properties fo:margin-left="0cm" fo:margin-right="0cm" fo:text-indent="0cm" fo:margin-top="0pt" fo:margin-bottom="12pt" fo:border="none"/>
    </style:style>
    <style:style style:family="text" style:name="T1494">
      <style:text-properties fo:color="#24292f" fo:font-family="Liberation Sans" style:font-family-complex="Liberation Sans"/>
    </style:style>
    <style:style style:family="text" style:name="T1495">
      <style:text-properties fo:color="#24292f" fo:font-family="Liberation Sans" style:font-family-complex="Liberation Sans" fo:font-size="10pt"/>
    </style:style>
    <style:style style:family="text" style:name="T1496">
      <style:text-properties fo:color="#24292f" fo:font-family="Liberation Sans" style:font-family-complex="Liberation Sans"/>
    </style:style>
    <style:style style:family="paragraph" style:name="P339">
      <style:paragraph-properties fo:margin-left="0cm" fo:margin-right="0cm" fo:text-indent="0cm" fo:margin-top="0pt" fo:margin-bottom="12pt" fo:border="none"/>
    </style:style>
    <style:style style:family="text" style:name="T1497">
      <style:text-properties fo:color="#24292f" fo:font-family="Liberation Sans" style:font-family-complex="Liberation Sans"/>
    </style:style>
    <style:style style:family="paragraph" style:name="P340">
      <style:paragraph-properties fo:margin-left="0cm" fo:margin-right="0cm" fo:text-indent="0cm" fo:margin-top="0pt" fo:margin-bottom="12pt" fo:border="none"/>
    </style:style>
    <style:style style:family="text" style:name="T1498">
      <style:text-properties fo:color="#24292f" fo:font-family="Liberation Sans" style:font-family-complex="Liberation Sans"/>
    </style:style>
    <style:style style:family="paragraph" style:name="P341">
      <style:paragraph-properties fo:margin-left="0cm" fo:margin-right="0cm" fo:text-indent="0cm" fo:margin-top="0pt" fo:margin-bottom="12pt" fo:border="none"/>
    </style:style>
    <style:style style:family="text" style:name="T1499">
      <style:text-properties fo:font-family="Liberation Sans" style:font-family-complex="Liberation Sans" fo:font-size="12pt"/>
    </style:style>
    <style:style style:family="paragraph" style:name="P342">
      <style:paragraph-properties fo:margin-left="0cm" fo:margin-right="0cm" fo:text-indent="0cm" fo:margin-top="0pt" fo:margin-bottom="12pt" fo:border="none"/>
    </style:style>
    <style:style style:family="text" style:name="T1500">
      <style:text-properties fo:color="#24292f" fo:font-family="Liberation Sans" style:font-family-complex="Liberation Sans"/>
    </style:style>
    <style:style style:family="paragraph" style:name="P343">
      <style:paragraph-properties fo:margin-left="0cm" fo:margin-right="0cm" fo:text-indent="0cm" fo:margin-top="0pt" fo:margin-bottom="12pt" fo:border="none"/>
    </style:style>
    <style:style style:family="text" style:name="T1501">
      <style:text-properties fo:font-family="Liberation Sans" style:font-family-complex="Liberation Sans" fo:font-size="12pt"/>
    </style:style>
    <style:style style:family="paragraph" style:name="P344">
      <style:paragraph-properties fo:margin-left="0cm" fo:margin-right="0cm" fo:text-indent="0cm" fo:margin-top="0pt" fo:margin-bottom="12pt" fo:border="none"/>
    </style:style>
    <style:style style:family="text" style:name="T1502">
      <style:text-properties fo:color="#24292f" fo:font-family="Liberation Sans" style:font-family-complex="Liberation Sans"/>
    </style:style>
    <style:style style:family="paragraph" style:name="P345">
      <style:paragraph-properties fo:margin-left="0cm" fo:margin-right="0cm" fo:text-indent="0cm" fo:margin-top="0pt" fo:margin-bottom="12pt" fo:border="none"/>
    </style:style>
    <style:style style:family="text" style:name="T1503">
      <style:text-properties fo:font-family="Liberation Sans" style:font-family-complex="Liberation Sans" fo:font-size="12pt"/>
    </style:style>
    <style:style style:family="paragraph" style:name="P346">
      <style:paragraph-properties fo:margin-left="0cm" fo:margin-right="0cm" fo:text-indent="0cm" fo:margin-top="0pt" fo:margin-bottom="12pt" fo:border="none"/>
    </style:style>
    <style:style style:family="text" style:name="T1504">
      <style:text-properties fo:color="#24292f" fo:font-family="Liberation Sans" style:font-family-complex="Liberation Sans"/>
    </style:style>
    <style:style style:family="paragraph" style:name="P347">
      <style:paragraph-properties fo:margin-left="0cm" fo:margin-right="0cm" fo:text-indent="0cm" fo:margin-top="0pt" fo:margin-bottom="12pt" fo:border="none"/>
    </style:style>
    <style:style style:family="text" style:name="T1505">
      <style:text-properties fo:color="#24292f" fo:font-family="Liberation Sans" style:font-family-complex="Liberation Sans"/>
    </style:style>
    <style:style style:family="paragraph" style:name="P348">
      <style:paragraph-properties fo:margin-left="0cm" fo:margin-right="0cm" fo:text-indent="0cm" fo:margin-top="0pt" fo:margin-bottom="12pt" fo:border="none"/>
    </style:style>
    <style:style style:family="text" style:name="T1506">
      <style:text-properties fo:font-family="Liberation Sans" style:font-family-complex="Liberation Sans" fo:font-size="12pt"/>
    </style:style>
    <style:style style:family="paragraph" style:name="P349">
      <style:paragraph-properties fo:margin-left="0cm" fo:margin-right="0cm" fo:text-indent="0cm" fo:margin-top="0pt" fo:margin-bottom="12pt" fo:border="none"/>
    </style:style>
    <style:style style:family="text" style:name="T1507">
      <style:text-properties fo:color="#24292f" fo:font-family="Liberation Sans" style:font-family-complex="Liberation Sans"/>
    </style:style>
    <style:style style:family="paragraph" style:name="P350">
      <style:paragraph-properties fo:margin-left="0cm" fo:margin-right="0cm" fo:text-indent="0cm" fo:margin-top="0pt" fo:margin-bottom="12pt" fo:border="none"/>
    </style:style>
    <style:style style:family="text" style:name="T1508">
      <style:text-properties fo:font-family="Liberation Sans" style:font-family-complex="Liberation Sans" fo:font-size="12pt"/>
    </style:style>
    <style:style style:family="paragraph" style:name="P351">
      <style:paragraph-properties fo:margin-left="0cm" fo:margin-right="0cm" fo:text-indent="0cm" fo:margin-top="0pt" fo:margin-bottom="12pt" fo:border="none"/>
    </style:style>
    <style:style style:family="text" style:name="T1509">
      <style:text-properties fo:color="#24292f" fo:font-family="Liberation Sans" style:font-family-complex="Liberation Sans"/>
    </style:style>
    <style:style style:family="paragraph" style:name="P352">
      <style:paragraph-properties fo:margin-left="0cm" fo:margin-right="0cm" fo:text-indent="0cm" fo:margin-top="0pt" fo:margin-bottom="12pt" fo:border="none"/>
    </style:style>
    <style:style style:family="text" style:name="T1510">
      <style:text-properties fo:font-family="Liberation Sans" style:font-family-complex="Liberation Sans" fo:font-size="12pt"/>
    </style:style>
    <style:style style:family="paragraph" style:name="P353">
      <style:paragraph-properties fo:margin-left="0cm" fo:margin-right="0cm" fo:text-indent="0cm" fo:margin-top="0pt" fo:margin-bottom="12pt" fo:border="none"/>
    </style:style>
    <style:style style:family="text" style:name="T1511">
      <style:text-properties fo:color="#24292f" fo:font-family="Liberation Sans" style:font-family-complex="Liberation Sans"/>
    </style:style>
    <style:style style:family="paragraph" style:name="P354">
      <style:paragraph-properties fo:margin-left="0cm" fo:margin-right="0cm" fo:text-indent="0cm" fo:margin-top="0pt" fo:margin-bottom="12pt" fo:border="none"/>
    </style:style>
    <style:style style:family="text" style:name="T1512">
      <style:text-properties fo:color="#24292f" fo:font-family="Liberation Sans" style:font-family-complex="Liberation Sans"/>
    </style:style>
    <style:style style:family="paragraph" style:name="P355">
      <style:paragraph-properties fo:margin-left="0cm" fo:margin-right="0cm" fo:text-indent="0cm" fo:margin-top="0pt" fo:margin-bottom="12pt" fo:border="none"/>
    </style:style>
    <style:style style:family="text" style:name="T1513">
      <style:text-properties fo:font-family="Liberation Sans" style:font-family-complex="Liberation Sans" fo:font-size="12pt"/>
    </style:style>
    <style:style style:family="paragraph" style:name="P356">
      <style:paragraph-properties fo:margin-left="0cm" fo:margin-right="0cm" fo:text-indent="0cm" fo:margin-top="0pt" fo:margin-bottom="12pt" fo:border="none"/>
    </style:style>
    <style:style style:family="text" style:name="T1514">
      <style:text-properties fo:color="#24292f" fo:font-family="Liberation Sans" style:font-family-complex="Liberation Sans"/>
    </style:style>
    <style:style style:family="paragraph" style:name="P357">
      <style:paragraph-properties fo:margin-left="0cm" fo:margin-right="0cm" fo:text-indent="0cm" fo:margin-top="0pt" fo:margin-bottom="12pt" fo:border="none"/>
    </style:style>
    <style:style style:family="text" style:name="T1515">
      <style:text-properties fo:color="#24292f" fo:font-family="Liberation Sans" style:font-family-complex="Liberation Sans"/>
    </style:style>
    <style:style style:family="paragraph" style:name="P358">
      <style:paragraph-properties fo:margin-left="0cm" fo:margin-right="0cm" fo:text-indent="0cm" fo:margin-top="0pt" fo:margin-bottom="12pt" fo:border="none"/>
    </style:style>
    <style:style style:family="text" style:name="T1516">
      <style:text-properties fo:font-family="Liberation Sans" style:font-family-complex="Liberation Sans" fo:font-size="12pt"/>
    </style:style>
    <style:style style:family="paragraph" style:name="P359">
      <style:paragraph-properties fo:margin-left="0cm" fo:margin-right="0cm" fo:text-indent="0cm" fo:margin-top="0pt" fo:margin-bottom="12pt" fo:border="none"/>
    </style:style>
    <style:style style:family="text" style:name="T1517">
      <style:text-properties fo:color="#24292f" fo:font-family="Liberation Sans" style:font-family-complex="Liberation Sans"/>
    </style:style>
    <style:style style:family="paragraph" style:name="P360">
      <style:paragraph-properties fo:margin-left="0cm" fo:margin-right="0cm" fo:text-indent="0cm" fo:margin-top="0pt" fo:margin-bottom="12pt" fo:border="none"/>
    </style:style>
    <style:style style:family="text" style:name="T1518">
      <style:text-properties fo:font-family="Liberation Sans" style:font-family-complex="Liberation Sans" fo:font-size="12pt"/>
    </style:style>
    <style:style style:family="paragraph" style:name="P361">
      <style:paragraph-properties fo:margin-left="0cm" fo:margin-right="0cm" fo:text-indent="0cm" fo:margin-top="0pt" fo:margin-bottom="12pt" fo:border="none"/>
    </style:style>
    <style:style style:family="text" style:name="T1519">
      <style:text-properties fo:color="#24292f" fo:font-family="Liberation Sans" style:font-family-complex="Liberation Sans"/>
    </style:style>
    <style:style style:family="paragraph" style:name="P362">
      <style:paragraph-properties fo:margin-left="0cm" fo:margin-right="0cm" fo:text-indent="0cm" fo:margin-top="0pt" fo:margin-bottom="12pt" fo:border="none"/>
    </style:style>
    <style:style style:family="text" style:name="T1520">
      <style:text-properties fo:font-family="Liberation Sans" style:font-family-complex="Liberation Sans" fo:font-size="12pt"/>
    </style:style>
    <style:style style:family="paragraph" style:name="P363">
      <style:paragraph-properties fo:margin-left="0cm" fo:margin-right="0cm" fo:text-indent="0cm" fo:margin-top="0pt" fo:margin-bottom="12pt" fo:border="none"/>
    </style:style>
    <style:style style:family="text" style:name="T1521">
      <style:text-properties fo:color="#24292f" fo:font-family="Liberation Sans" style:font-family-complex="Liberation Sans"/>
    </style:style>
    <style:style style:family="paragraph" style:name="P364">
      <style:paragraph-properties fo:margin-left="0cm" fo:margin-right="0cm" fo:text-indent="0cm" fo:margin-top="0pt" fo:margin-bottom="12pt" fo:border="none"/>
    </style:style>
    <style:style style:family="text" style:name="T1522">
      <style:text-properties fo:font-family="Liberation Sans" style:font-family-complex="Liberation Sans" fo:font-size="12pt"/>
    </style:style>
    <style:style style:family="paragraph" style:name="P365">
      <style:paragraph-properties fo:margin-left="0cm" fo:margin-right="0cm" fo:text-indent="0cm" fo:margin-top="0pt" fo:margin-bottom="12pt" fo:border="none"/>
    </style:style>
    <style:style style:family="text" style:name="T1523">
      <style:text-properties fo:color="#24292f" fo:font-family="Liberation Sans" style:font-family-complex="Liberation Sans"/>
    </style:style>
    <style:style style:family="paragraph" style:name="P366">
      <style:paragraph-properties fo:margin-left="0cm" fo:margin-right="0cm" fo:text-indent="0cm" fo:margin-top="0pt" fo:margin-bottom="12pt" fo:border="none"/>
    </style:style>
    <style:style style:family="text" style:name="T1524">
      <style:text-properties fo:color="#24292f" fo:font-family="Liberation Sans" style:font-family-complex="Liberation Sans"/>
    </style:style>
    <style:style style:family="paragraph" style:name="P367">
      <style:paragraph-properties fo:margin-left="0cm" fo:margin-right="0cm" fo:text-indent="0cm" fo:margin-top="0pt" fo:margin-bottom="12pt" fo:border="none"/>
    </style:style>
    <style:style style:family="text" style:name="T1525">
      <style:text-properties fo:color="#24292f" fo:font-family="Liberation Sans" style:font-family-complex="Liberation Sans"/>
    </style:style>
    <style:style style:family="paragraph" style:name="P368">
      <style:paragraph-properties fo:margin-left="0cm" fo:margin-right="0cm" fo:text-indent="0cm" fo:margin-top="0pt" fo:margin-bottom="12pt" fo:border="none"/>
    </style:style>
    <style:style style:family="text" style:name="T1526">
      <style:text-properties fo:color="#24292f" fo:font-family="Liberation Sans" style:font-family-complex="Liberation Sans"/>
    </style:style>
    <style:style style:family="paragraph" style:name="P369">
      <style:paragraph-properties fo:margin-left="0cm" fo:margin-right="0cm" fo:text-indent="0cm" fo:margin-top="0pt" fo:margin-bottom="12pt" fo:border="none"/>
    </style:style>
    <style:style style:family="text" style:name="T1527">
      <style:text-properties fo:color="#24292f" fo:font-family="Liberation Sans" style:font-family-complex="Liberation Sans"/>
    </style:style>
    <style:style style:family="paragraph" style:name="P370">
      <style:paragraph-properties fo:margin-left="0cm" fo:margin-right="0cm" fo:text-indent="0cm" fo:margin-top="0pt" fo:margin-bottom="12pt" fo:border="none"/>
    </style:style>
    <style:style style:family="text" style:name="T1528">
      <style:text-properties fo:font-family="Liberation Sans" style:font-family-complex="Liberation Sans" fo:font-size="12pt"/>
    </style:style>
    <style:style style:family="paragraph" style:name="P371">
      <style:paragraph-properties fo:margin-left="0cm" fo:margin-right="0cm" fo:text-indent="0cm" fo:margin-top="0pt" fo:margin-bottom="12pt" fo:border="none"/>
    </style:style>
    <style:style style:family="text" style:name="T1529">
      <style:text-properties fo:color="#24292f" fo:font-family="Liberation Sans" style:font-family-complex="Liberation Sans"/>
    </style:style>
    <style:style style:family="text" style:name="T1530">
      <style:text-properties fo:color="#24292f" fo:font-family="Liberation Sans" style:font-family-complex="Liberation Sans" fo:font-size="10pt"/>
    </style:style>
    <style:style style:family="text" style:name="T1531">
      <style:text-properties fo:color="#24292f" fo:font-family="Liberation Sans" style:font-family-complex="Liberation Sans"/>
    </style:style>
    <style:style style:family="paragraph" style:name="P372">
      <style:paragraph-properties fo:margin-left="0cm" fo:margin-right="0cm" fo:text-indent="0cm" fo:margin-top="0pt" fo:margin-bottom="12pt" fo:border="none"/>
    </style:style>
    <style:style style:family="text" style:name="T1532">
      <style:text-properties fo:color="#24292f" fo:font-family="Liberation Sans" style:font-family-complex="Liberation Sans"/>
    </style:style>
    <style:style style:family="paragraph" style:name="P373">
      <style:paragraph-properties fo:margin-left="0cm" fo:margin-right="0cm" fo:text-indent="0cm" fo:margin-top="0pt" fo:margin-bottom="12pt" fo:border="none"/>
    </style:style>
    <style:style style:family="text" style:name="T1533">
      <style:text-properties fo:color="#24292f" fo:font-family="Liberation Sans" style:font-family-complex="Liberation Sans"/>
    </style:style>
    <style:style style:family="text" style:name="T1534">
      <style:text-properties fo:color="#24292f" fo:font-family="Liberation Sans" style:font-family-complex="Liberation Sans" fo:font-size="12pt"/>
    </style:style>
    <style:style style:family="text" style:name="T1535">
      <style:text-properties fo:color="#24292f" fo:font-family="Liberation Sans" style:font-family-complex="Liberation Sans" fo:font-style="italic"/>
    </style:style>
    <style:style style:family="text" style:name="T1536">
      <style:text-properties fo:color="#24292f" fo:font-family="Liberation Sans" style:font-family-complex="Liberation Sans" fo:font-size="12pt"/>
    </style:style>
    <style:style style:family="text" style:name="T1537">
      <style:text-properties fo:color="#24292f" fo:font-family="Liberation Sans" style:font-family-complex="Liberation Sans"/>
    </style:style>
    <style:style style:family="text" style:name="T1538">
      <style:text-properties fo:color="#24292f" fo:font-family="Liberation Sans" style:font-family-complex="Liberation Sans" fo:font-style="italic"/>
    </style:style>
    <style:style style:family="text" style:name="T1539">
      <style:text-properties fo:color="#24292f" fo:font-family="Liberation Sans" style:font-family-complex="Liberation Sans" fo:font-size="12pt"/>
    </style:style>
    <style:style style:family="text" style:name="T1540">
      <style:text-properties fo:color="#24292f" fo:font-family="Liberation Sans" style:font-family-complex="Liberation Sans"/>
    </style:style>
    <style:style style:family="text" style:name="T1541">
      <style:text-properties fo:color="#24292f" fo:font-family="Liberation Sans" style:font-family-complex="Liberation Sans" fo:font-size="12pt"/>
    </style:style>
    <style:style style:family="text" style:name="T1542">
      <style:text-properties fo:color="#24292f" fo:font-family="Liberation Sans" style:font-family-complex="Liberation Sans" fo:font-style="italic"/>
    </style:style>
    <style:style style:family="text" style:name="T1543">
      <style:text-properties fo:color="#24292f" fo:font-family="Liberation Sans" style:font-family-complex="Liberation Sans"/>
    </style:style>
    <style:style style:parent-style-name="715" style:family="paragraph" style:name="P374">
      <style:paragraph-properties fo:margin-left="0cm" fo:margin-right="0cm" fo:text-indent="0cm" fo:margin-top="18pt" fo:margin-bottom="12pt" fo:border="none"/>
    </style:style>
    <style:style style:family="text" style:name="T1544">
      <style:text-properties fo:color="#24292f" fo:font-family="Liberation Sans" style:font-family-complex="Liberation Sans" fo:font-weight="bold"/>
    </style:style>
    <style:style style:family="paragraph" style:name="P375">
      <style:paragraph-properties fo:margin-left="0cm" fo:margin-right="0cm" fo:text-indent="0cm" fo:margin-top="0pt" fo:margin-bottom="12pt" fo:border="none"/>
    </style:style>
    <style:style style:family="text" style:name="T1545">
      <style:text-properties fo:color="#24292f" fo:font-family="Liberation Sans" style:font-family-complex="Liberation Sans"/>
    </style:style>
    <style:style style:family="paragraph" style:name="P376">
      <style:paragraph-properties fo:margin-left="0cm" fo:margin-right="0cm" fo:text-indent="0cm" fo:margin-top="0pt" fo:margin-bottom="12pt" fo:border="none"/>
    </style:style>
    <style:style style:family="text" style:name="T1546">
      <style:text-properties fo:color="#24292f" fo:font-family="Liberation Sans" style:font-family-complex="Liberation Sans"/>
    </style:style>
    <style:style style:family="text" style:name="T1547">
      <style:text-properties fo:color="#24292f" fo:font-family="Liberation Sans" style:font-family-complex="Liberation Sans" fo:font-size="12pt"/>
    </style:style>
    <style:style style:family="text" style:name="T1548">
      <style:text-properties fo:color="#24292f" fo:font-family="Liberation Sans" style:font-family-complex="Liberation Sans" fo:font-style="italic"/>
    </style:style>
    <style:style style:family="text" style:name="T1549">
      <style:text-properties fo:color="#24292f" fo:font-family="Liberation Sans" style:font-family-complex="Liberation Sans"/>
    </style:style>
    <style:style style:family="text" style:name="T1550">
      <style:text-properties fo:color="#24292f" fo:font-family="Liberation Sans" style:font-family-complex="Liberation Sans" fo:font-size="12pt"/>
    </style:style>
    <style:style style:family="text" style:name="T1551">
      <style:text-properties fo:color="#24292f" fo:font-family="Liberation Sans" style:font-family-complex="Liberation Sans"/>
    </style:style>
    <style:style style:family="text" style:name="T1552">
      <style:text-properties fo:color="#24292f" fo:font-family="Liberation Sans" style:font-family-complex="Liberation Sans" fo:font-size="12pt"/>
    </style:style>
    <style:style style:family="text" style:name="T1553">
      <style:text-properties fo:color="#24292f" fo:font-family="Liberation Sans" style:font-family-complex="Liberation Sans" fo:font-style="italic"/>
    </style:style>
    <style:style style:family="text" style:name="T1554">
      <style:text-properties fo:color="#24292f" fo:font-family="Liberation Sans" style:font-family-complex="Liberation Sans" fo:font-size="12pt"/>
    </style:style>
    <style:style style:family="text" style:name="T1555">
      <style:text-properties fo:color="#24292f" fo:font-family="Liberation Sans" style:font-family-complex="Liberation Sans"/>
    </style:style>
    <style:style style:family="text" style:name="T1556">
      <style:text-properties fo:color="#24292f" fo:font-family="Liberation Sans" style:font-family-complex="Liberation Sans" fo:font-size="12pt"/>
    </style:style>
    <style:style style:family="text" style:name="T1557">
      <style:text-properties fo:color="#24292f" fo:font-family="Liberation Sans" style:font-family-complex="Liberation Sans"/>
    </style:style>
    <style:style style:family="paragraph" style:name="P377">
      <style:paragraph-properties fo:margin-left="0cm" fo:margin-right="0cm" fo:text-indent="0cm" fo:margin-top="0pt" fo:margin-bottom="12pt" fo:border="none"/>
    </style:style>
    <style:style style:family="text" style:name="T1558">
      <style:text-properties fo:color="#24292f" fo:font-family="Liberation Sans" style:font-family-complex="Liberation Sans"/>
    </style:style>
    <style:style style:family="text" style:name="T1559">
      <style:text-properties fo:color="#24292f" fo:font-family="Liberation Sans" style:font-family-complex="Liberation Sans" fo:font-size="12pt"/>
    </style:style>
    <style:style style:family="text" style:name="T1560">
      <style:text-properties fo:color="#24292f" fo:font-family="Liberation Sans" style:font-family-complex="Liberation Sans"/>
    </style:style>
    <style:style style:family="text" style:name="T1561">
      <style:text-properties fo:color="#24292f" fo:font-family="Liberation Sans" style:font-family-complex="Liberation Sans" fo:font-size="12pt"/>
    </style:style>
    <style:style style:family="text" style:name="T1562">
      <style:text-properties fo:color="#24292f" fo:font-family="Liberation Sans" style:font-family-complex="Liberation Sans"/>
    </style:style>
    <style:style style:family="text" style:name="T1563">
      <style:text-properties fo:color="#24292f" fo:font-family="Liberation Sans" style:font-family-complex="Liberation Sans" fo:font-size="12pt"/>
    </style:style>
    <style:style style:family="text" style:name="T1564">
      <style:text-properties fo:color="#24292f" fo:font-family="Liberation Sans" style:font-family-complex="Liberation Sans" fo:font-style="italic"/>
    </style:style>
    <style:style style:family="text" style:name="T1565">
      <style:text-properties fo:color="#24292f" fo:font-family="Liberation Sans" style:font-family-complex="Liberation Sans"/>
    </style:style>
    <style:style style:family="paragraph" style:name="P378">
      <style:paragraph-properties fo:margin-left="0cm" fo:margin-right="0cm" fo:text-indent="0cm" fo:margin-top="0pt" fo:margin-bottom="0pt" fo:border="none"/>
    </style:style>
    <style:style style:family="text" style:name="T1566">
      <style:text-properties fo:color="#24292f" fo:font-family="Liberation Sans" style:font-family-complex="Liberation Sans"/>
    </style:style>
    <style:style style:family="paragraph" style:name="P379">
      <style:paragraph-properties fo:margin-left="0cm" fo:margin-right="0cm" fo:text-indent="0cm" fo:margin-top="0pt" fo:margin-bottom="12pt" fo:border="none"/>
    </style:style>
    <style:style style:family="text" style:name="T1567">
      <style:text-properties fo:color="#24292f" fo:font-family="Liberation Sans" style:font-family-complex="Liberation Sans"/>
    </style:style>
    <style:style style:family="text" style:name="T1568">
      <style:text-properties fo:color="#24292f" fo:font-family="Liberation Sans" style:font-family-complex="Liberation Sans" fo:font-size="10pt"/>
    </style:style>
    <style:style style:family="text" style:name="T1569">
      <style:text-properties fo:color="#24292f" fo:font-family="Liberation Sans" style:font-family-complex="Liberation Sans"/>
    </style:style>
    <style:style style:family="paragraph" style:name="P380">
      <style:paragraph-properties fo:margin-left="0cm" fo:margin-right="0cm" fo:text-indent="0cm" fo:margin-top="0pt" fo:margin-bottom="12pt" fo:border="none"/>
    </style:style>
    <style:style style:family="text" style:name="T1570">
      <style:text-properties fo:color="#24292f" fo:font-family="Liberation Sans" style:font-family-complex="Liberation Sans"/>
    </style:style>
    <style:style style:family="paragraph" style:name="P381">
      <style:paragraph-properties fo:margin-left="0cm" fo:margin-right="0cm" fo:text-indent="0cm" fo:margin-top="0pt" fo:margin-bottom="12pt" fo:border="none"/>
    </style:style>
    <style:style style:family="text" style:name="T1571">
      <style:text-properties fo:color="#24292f" fo:font-family="Liberation Sans" style:font-family-complex="Liberation Sans"/>
    </style:style>
    <style:style style:family="paragraph" style:name="P382">
      <style:paragraph-properties fo:margin-left="0cm" fo:margin-right="0cm" fo:text-indent="0cm" fo:margin-top="0pt" fo:margin-bottom="12pt" fo:border="none"/>
    </style:style>
    <style:style style:family="text" style:name="T1572">
      <style:text-properties fo:color="#24292f" fo:font-family="Liberation Sans" style:font-family-complex="Liberation Sans"/>
    </style:style>
    <style:style style:family="text" style:name="T1573">
      <style:text-properties fo:color="#24292f" fo:font-family="Liberation Sans" style:font-family-complex="Liberation Sans" fo:font-size="10pt"/>
    </style:style>
    <style:style style:family="text" style:name="T1574">
      <style:text-properties fo:color="#24292f" fo:font-family="Liberation Sans" style:font-family-complex="Liberation Sans"/>
    </style:style>
    <style:style style:family="paragraph" style:name="P383">
      <style:paragraph-properties fo:margin-left="0cm" fo:margin-right="0cm" fo:text-indent="0cm" fo:margin-top="0pt" fo:margin-bottom="12pt" fo:border="none"/>
    </style:style>
    <style:style style:family="text" style:name="T1575">
      <style:text-properties fo:color="#24292f" fo:font-family="Liberation Sans" style:font-family-complex="Liberation Sans"/>
    </style:style>
    <style:style style:family="paragraph" style:name="P384">
      <style:paragraph-properties fo:margin-left="0cm" fo:margin-right="0cm" fo:text-indent="0cm" fo:margin-top="0pt" fo:margin-bottom="12pt" fo:border="none"/>
    </style:style>
    <style:style style:family="text" style:name="T1576">
      <style:text-properties fo:color="#24292f" fo:font-family="Liberation Sans" style:font-family-complex="Liberation Sans"/>
    </style:style>
    <style:style style:family="paragraph" style:name="P385">
      <style:paragraph-properties fo:margin-left="0cm" fo:margin-right="0cm" fo:text-indent="0cm" fo:margin-top="0pt" fo:margin-bottom="12pt" fo:border="none"/>
    </style:style>
    <style:style style:family="text" style:name="T1577">
      <style:text-properties fo:color="#24292f" fo:font-family="Liberation Sans" style:font-family-complex="Liberation Sans"/>
    </style:style>
    <style:style style:family="paragraph" style:name="P386">
      <style:paragraph-properties fo:margin-left="0cm" fo:margin-right="0cm" fo:text-indent="0cm" fo:margin-top="0pt" fo:margin-bottom="12pt" fo:border="none"/>
    </style:style>
    <style:style style:family="text" style:name="T1578">
      <style:text-properties fo:color="#24292f" fo:font-family="Liberation Sans" style:font-family-complex="Liberation Sans"/>
    </style:style>
    <style:style style:family="paragraph" style:name="P387">
      <style:paragraph-properties fo:margin-left="0cm" fo:margin-right="0cm" fo:text-indent="0cm" fo:margin-top="0pt" fo:margin-bottom="12pt" fo:border="none"/>
    </style:style>
    <style:style style:family="text" style:name="T1579">
      <style:text-properties fo:font-family="Liberation Sans" style:font-family-complex="Liberation Sans" fo:font-size="12pt"/>
    </style:style>
    <style:style style:family="paragraph" style:name="P388">
      <style:paragraph-properties fo:margin-left="0cm" fo:margin-right="0cm" fo:text-indent="0cm" fo:margin-top="0pt" fo:margin-bottom="12pt" fo:border="none"/>
    </style:style>
    <style:style style:family="text" style:name="T1580">
      <style:text-properties fo:color="#24292f" fo:font-family="Liberation Sans" style:font-family-complex="Liberation Sans"/>
    </style:style>
    <style:style style:family="paragraph" style:name="P389">
      <style:paragraph-properties fo:margin-left="0cm" fo:margin-right="0cm" fo:text-indent="0cm" fo:margin-top="0pt" fo:margin-bottom="12pt" fo:border="none"/>
    </style:style>
    <style:style style:family="text" style:name="T1581">
      <style:text-properties fo:font-family="Liberation Sans" style:font-family-complex="Liberation Sans" fo:font-size="12pt"/>
    </style:style>
    <style:style style:family="paragraph" style:name="P390">
      <style:paragraph-properties fo:margin-left="0cm" fo:margin-right="0cm" fo:text-indent="0cm" fo:margin-top="0pt" fo:margin-bottom="12pt" fo:border="none"/>
    </style:style>
    <style:style style:family="text" style:name="T1582">
      <style:text-properties fo:color="#24292f" fo:font-family="Liberation Sans" style:font-family-complex="Liberation Sans"/>
    </style:style>
    <style:style style:family="paragraph" style:name="P391">
      <style:paragraph-properties fo:margin-left="0cm" fo:margin-right="0cm" fo:text-indent="0cm" fo:margin-top="0pt" fo:margin-bottom="12pt" fo:border="none"/>
    </style:style>
    <style:style style:family="text" style:name="T1583">
      <style:text-properties fo:color="#24292f" fo:font-family="Liberation Sans" style:font-family-complex="Liberation Sans"/>
    </style:style>
    <style:style style:family="paragraph" style:name="P392">
      <style:paragraph-properties fo:margin-left="0cm" fo:margin-right="0cm" fo:text-indent="0cm" fo:margin-top="0pt" fo:margin-bottom="12pt" fo:border="none"/>
    </style:style>
    <style:style style:family="text" style:name="T1584">
      <style:text-properties fo:color="#24292f" fo:font-family="Liberation Sans" style:font-family-complex="Liberation Sans"/>
    </style:style>
    <style:style style:family="paragraph" style:name="P393">
      <style:paragraph-properties fo:margin-left="0cm" fo:margin-right="0cm" fo:text-indent="0cm" fo:margin-top="0pt" fo:margin-bottom="12pt" fo:border="none"/>
    </style:style>
    <style:style style:family="text" style:name="T1585">
      <style:text-properties fo:font-family="Liberation Sans" style:font-family-complex="Liberation Sans" fo:font-size="12pt"/>
    </style:style>
    <style:style style:family="paragraph" style:name="P394">
      <style:paragraph-properties fo:margin-left="0cm" fo:margin-right="0cm" fo:text-indent="0cm" fo:margin-top="0pt" fo:margin-bottom="12pt" fo:border="none"/>
    </style:style>
    <style:style style:family="text" style:name="T1586">
      <style:text-properties fo:color="#24292f" fo:font-family="Liberation Sans" style:font-family-complex="Liberation Sans"/>
    </style:style>
    <style:style style:family="paragraph" style:name="P395">
      <style:paragraph-properties fo:margin-left="0cm" fo:margin-right="0cm" fo:text-indent="0cm" fo:margin-top="0pt" fo:margin-bottom="12pt" fo:border="none"/>
    </style:style>
    <style:style style:family="text" style:name="T1587">
      <style:text-properties fo:font-family="Liberation Sans" style:font-family-complex="Liberation Sans" fo:font-size="12pt"/>
    </style:style>
    <style:style style:family="paragraph" style:name="P396">
      <style:paragraph-properties fo:margin-left="0cm" fo:margin-right="0cm" fo:text-indent="0cm" fo:margin-top="0pt" fo:margin-bottom="12pt" fo:border="none"/>
    </style:style>
    <style:style style:family="text" style:name="T1588">
      <style:text-properties fo:color="#24292f" fo:font-family="Liberation Sans" style:font-family-complex="Liberation Sans"/>
    </style:style>
    <style:style style:family="paragraph" style:name="P397">
      <style:paragraph-properties fo:margin-left="0cm" fo:margin-right="0cm" fo:text-indent="0cm" fo:margin-top="0pt" fo:margin-bottom="12pt" fo:border="none"/>
    </style:style>
    <style:style style:family="text" style:name="T1589">
      <style:text-properties fo:color="#24292f" fo:font-family="Liberation Sans" style:font-family-complex="Liberation Sans"/>
    </style:style>
    <style:style style:family="paragraph" style:name="P398">
      <style:paragraph-properties fo:margin-left="0cm" fo:margin-right="0cm" fo:text-indent="0cm" fo:margin-top="0pt" fo:margin-bottom="12pt" fo:border="none"/>
    </style:style>
    <style:style style:family="text" style:name="T1590">
      <style:text-properties fo:font-family="Liberation Sans" style:font-family-complex="Liberation Sans" fo:font-size="12pt"/>
    </style:style>
    <style:style style:family="paragraph" style:name="P399">
      <style:paragraph-properties fo:margin-left="0cm" fo:margin-right="0cm" fo:text-indent="0cm" fo:margin-top="0pt" fo:margin-bottom="12pt" fo:border="none"/>
    </style:style>
    <style:style style:family="text" style:name="T1591">
      <style:text-properties fo:color="#24292f" fo:font-family="Liberation Sans" style:font-family-complex="Liberation Sans"/>
    </style:style>
    <style:style style:family="text" style:name="T1592">
      <style:text-properties fo:color="#24292f" fo:font-family="Liberation Sans" style:font-family-complex="Liberation Sans" fo:font-size="10pt"/>
    </style:style>
    <style:style style:family="text" style:name="T1593">
      <style:text-properties fo:color="#24292f" fo:font-family="Liberation Sans" style:font-family-complex="Liberation Sans"/>
    </style:style>
    <style:style style:family="paragraph" style:name="P400">
      <style:paragraph-properties fo:margin-left="0cm" fo:margin-right="0cm" fo:text-indent="0cm" fo:margin-top="0pt" fo:margin-bottom="12pt" fo:border="none"/>
    </style:style>
    <style:style style:family="text" style:name="T1594">
      <style:text-properties fo:color="#24292f" fo:font-family="Liberation Sans" style:font-family-complex="Liberation Sans"/>
    </style:style>
    <style:style style:parent-style-name="715" style:family="paragraph" style:name="P401">
      <style:paragraph-properties fo:margin-left="0cm" fo:margin-right="0cm" fo:text-indent="0cm" fo:margin-top="18pt" fo:margin-bottom="12pt" fo:border="none"/>
    </style:style>
    <style:style style:family="text" style:name="T1595">
      <style:text-properties fo:color="#24292f" fo:font-family="Liberation Sans" style:font-family-complex="Liberation Sans" fo:font-weight="bold"/>
    </style:style>
    <style:style style:parent-style-name="717" style:family="paragraph" style:name="P402">
      <style:paragraph-properties fo:margin-left="0cm" fo:margin-right="0cm" fo:text-indent="0cm" fo:margin-top="18pt" fo:margin-bottom="12pt" fo:border="none"/>
    </style:style>
    <style:style style:family="text" style:name="T1596">
      <style:text-properties fo:color="#24292f" fo:font-family="Liberation Sans" style:font-family-complex="Liberation Sans" fo:font-weight="bold"/>
    </style:style>
    <style:style style:family="paragraph" style:name="P403">
      <style:paragraph-properties fo:margin-left="0cm" fo:margin-right="0cm" fo:text-indent="0cm" fo:margin-top="0pt" fo:margin-bottom="12pt" fo:border="none"/>
    </style:style>
    <style:style style:family="text" style:name="T1597">
      <style:text-properties fo:color="#24292f" fo:font-family="Liberation Sans" style:font-family-complex="Liberation Sans"/>
    </style:style>
    <style:style style:family="paragraph" style:name="P404">
      <style:paragraph-properties fo:margin-left="0cm" fo:margin-right="0cm" fo:text-indent="0cm" fo:margin-top="0pt" fo:margin-bottom="12pt" fo:border="none"/>
    </style:style>
    <style:style style:family="text" style:name="T1598">
      <style:text-properties fo:color="#24292f" fo:font-family="Liberation Sans" style:font-family-complex="Liberation Sans"/>
    </style:style>
    <style:style style:family="text" style:name="T1599">
      <style:text-properties fo:color="#24292f" fo:font-family="Liberation Sans" style:font-family-complex="Liberation Sans" fo:font-style="italic"/>
    </style:style>
    <style:style style:family="text" style:name="T1600">
      <style:text-properties fo:color="#24292f" fo:font-family="Liberation Sans" style:font-family-complex="Liberation Sans"/>
    </style:style>
    <style:style style:family="text" style:name="T1601">
      <style:text-properties fo:color="#24292f" fo:font-family="Liberation Sans" style:font-family-complex="Liberation Sans" fo:font-size="12pt"/>
    </style:style>
    <style:style style:family="text" style:name="T1602">
      <style:text-properties fo:color="#24292f" fo:font-family="Liberation Sans" style:font-family-complex="Liberation Sans" fo:font-weight="bold"/>
    </style:style>
    <style:style style:family="text" style:name="T1603">
      <style:text-properties fo:color="#24292f" fo:font-family="Liberation Sans" style:font-family-complex="Liberation Sans"/>
    </style:style>
    <style:style style:family="text" style:name="T1604">
      <style:text-properties fo:color="#24292f" fo:font-family="Liberation Sans" style:font-family-complex="Liberation Sans" fo:font-size="12pt"/>
    </style:style>
    <style:style style:family="text" style:name="T1605">
      <style:text-properties fo:color="#24292f" fo:font-family="Liberation Sans" style:font-family-complex="Liberation Sans"/>
    </style:style>
    <style:style style:family="text" style:name="T1606">
      <style:text-properties fo:color="#24292f" fo:font-family="Liberation Sans" style:font-family-complex="Liberation Sans" fo:font-size="12pt"/>
    </style:style>
    <style:style style:family="text" style:name="T1607">
      <style:text-properties fo:color="#24292f" fo:font-family="Liberation Sans" style:font-family-complex="Liberation Sans"/>
    </style:style>
    <style:style style:family="text" style:name="T1608">
      <style:text-properties fo:color="#24292f" fo:font-family="Liberation Sans" style:font-family-complex="Liberation Sans" fo:font-size="12pt"/>
    </style:style>
    <style:style style:family="text" style:name="T1609">
      <style:text-properties fo:color="#24292f" fo:font-family="Liberation Sans" style:font-family-complex="Liberation Sans"/>
    </style:style>
    <style:style style:family="text" style:name="T1610">
      <style:text-properties fo:color="#24292f" fo:font-family="Liberation Sans" style:font-family-complex="Liberation Sans" fo:font-size="12pt"/>
    </style:style>
    <style:style style:family="text" style:name="T1611">
      <style:text-properties fo:color="#24292f" fo:font-family="Liberation Sans" style:font-family-complex="Liberation Sans"/>
    </style:style>
    <style:style style:family="paragraph" style:name="P405">
      <style:paragraph-properties fo:margin-left="0cm" fo:margin-right="0cm" fo:text-indent="0cm" fo:margin-top="0pt" fo:margin-bottom="12pt" fo:border="none"/>
    </style:style>
    <style:style style:family="text" style:name="T1612">
      <style:text-properties fo:color="#24292f" fo:font-family="Liberation Sans" style:font-family-complex="Liberation Sans"/>
    </style:style>
    <style:style style:family="text" style:name="T1613">
      <style:text-properties fo:color="#24292f" fo:font-family="Liberation Sans" style:font-family-complex="Liberation Sans" fo:font-style="italic"/>
    </style:style>
    <style:style style:family="text" style:name="T1614">
      <style:text-properties fo:color="#24292f" fo:font-family="Liberation Sans" style:font-family-complex="Liberation Sans"/>
    </style:style>
    <style:style style:family="text" style:name="T1615">
      <style:text-properties fo:color="#24292f" fo:font-family="Liberation Sans" style:font-family-complex="Liberation Sans" fo:font-size="12pt"/>
    </style:style>
    <style:style style:family="text" style:name="T1616">
      <style:text-properties fo:color="#24292f" fo:font-family="Liberation Sans" style:font-family-complex="Liberation Sans" fo:font-weight="bold"/>
    </style:style>
    <style:style style:family="text" style:name="T1617">
      <style:text-properties fo:color="#24292f" fo:font-family="Liberation Sans" style:font-family-complex="Liberation Sans"/>
    </style:style>
    <style:style style:family="text" style:name="T1618">
      <style:text-properties fo:color="#24292f" fo:font-family="Liberation Sans" style:font-family-complex="Liberation Sans" fo:font-size="12pt"/>
    </style:style>
    <style:style style:family="text" style:name="T1619">
      <style:text-properties fo:color="#24292f" fo:font-family="Liberation Sans" style:font-family-complex="Liberation Sans"/>
    </style:style>
    <style:style style:family="text" style:name="T1620">
      <style:text-properties fo:color="#24292f" fo:font-family="Liberation Sans" style:font-family-complex="Liberation Sans" fo:font-size="12pt"/>
    </style:style>
    <style:style style:family="text" style:name="T1621">
      <style:text-properties fo:color="#24292f" fo:font-family="Liberation Sans" style:font-family-complex="Liberation Sans"/>
    </style:style>
    <style:style style:family="text" style:name="T1622">
      <style:text-properties fo:color="#24292f" fo:font-family="Liberation Sans" style:font-family-complex="Liberation Sans" fo:font-size="12pt"/>
    </style:style>
    <style:style style:family="text" style:name="T1623">
      <style:text-properties fo:color="#24292f" fo:font-family="Liberation Sans" style:font-family-complex="Liberation Sans"/>
    </style:style>
    <style:style style:family="paragraph" style:name="P406">
      <style:paragraph-properties fo:margin-left="0cm" fo:margin-right="0cm" fo:text-indent="0cm" fo:margin-top="0pt" fo:margin-bottom="12pt" fo:border="none"/>
    </style:style>
    <style:style style:family="text" style:name="T1624">
      <style:text-properties fo:color="#24292f" fo:font-family="Liberation Sans" style:font-family-complex="Liberation Sans"/>
    </style:style>
    <style:style style:family="text" style:name="T1625">
      <style:text-properties fo:color="#24292f" fo:font-family="Liberation Sans" style:font-family-complex="Liberation Sans" fo:font-style="italic"/>
    </style:style>
    <style:style style:family="text" style:name="T1626">
      <style:text-properties fo:color="#24292f" fo:font-family="Liberation Sans" style:font-family-complex="Liberation Sans"/>
    </style:style>
    <style:style style:family="text" style:name="T1627">
      <style:text-properties fo:color="#24292f" fo:font-family="Liberation Sans" style:font-family-complex="Liberation Sans" fo:font-size="12pt"/>
    </style:style>
    <style:style style:family="text" style:name="T1628">
      <style:text-properties fo:color="#24292f" fo:font-family="Liberation Sans" style:font-family-complex="Liberation Sans" fo:font-style="italic"/>
    </style:style>
    <style:style style:family="text" style:name="T1629">
      <style:text-properties fo:color="#24292f" fo:font-family="Liberation Sans" style:font-family-complex="Liberation Sans"/>
    </style:style>
    <style:style style:family="text" style:name="T1630">
      <style:text-properties fo:color="#24292f" fo:font-family="Liberation Sans" style:font-family-complex="Liberation Sans" fo:font-size="12pt"/>
    </style:style>
    <style:style style:family="text" style:name="T1631">
      <style:text-properties fo:color="#24292f" fo:font-family="Liberation Sans" style:font-family-complex="Liberation Sans"/>
    </style:style>
    <style:style style:family="text" style:name="T1632">
      <style:text-properties fo:color="#24292f" fo:font-family="Liberation Sans" style:font-family-complex="Liberation Sans" fo:font-size="12pt"/>
    </style:style>
    <style:style style:family="text" style:name="T1633">
      <style:text-properties fo:color="#24292f" fo:font-family="Liberation Sans" style:font-family-complex="Liberation Sans"/>
    </style:style>
    <style:style style:family="paragraph" style:name="P407">
      <style:paragraph-properties fo:margin-left="0cm" fo:margin-right="0cm" fo:text-indent="0cm" fo:margin-top="0pt" fo:margin-bottom="12pt" fo:border="none"/>
    </style:style>
    <style:style style:family="text" style:name="T1634">
      <style:text-properties fo:color="#24292f" fo:font-family="Liberation Sans" style:font-family-complex="Liberation Sans"/>
    </style:style>
    <style:style style:family="text" style:name="T1635">
      <style:text-properties fo:color="#24292f" fo:font-family="Liberation Sans" style:font-family-complex="Liberation Sans" fo:font-size="12pt"/>
    </style:style>
    <style:style style:family="text" style:name="T1636">
      <style:text-properties fo:color="#24292f" fo:font-family="Liberation Sans" style:font-family-complex="Liberation Sans" fo:font-style="italic"/>
    </style:style>
    <style:style style:family="text" style:name="T1637">
      <style:text-properties fo:color="#24292f" fo:font-family="Liberation Sans" style:font-family-complex="Liberation Sans" fo:font-size="12pt"/>
    </style:style>
    <style:style style:family="text" style:name="T1638">
      <style:text-properties fo:color="#24292f" fo:font-family="Liberation Sans" style:font-family-complex="Liberation Sans"/>
    </style:style>
    <style:style style:family="paragraph" style:name="P408">
      <style:paragraph-properties fo:margin-left="0cm" fo:margin-right="0cm" fo:text-indent="0cm" fo:margin-top="0pt" fo:margin-bottom="0pt" fo:border="none"/>
    </style:style>
    <style:style style:family="text" style:name="T1639">
      <style:text-properties fo:color="#24292f" fo:font-family="Liberation Sans" style:font-family-complex="Liberation Sans"/>
    </style:style>
    <style:style style:parent-style-name="717" style:family="paragraph" style:name="P409">
      <style:paragraph-properties fo:margin-left="0cm" fo:margin-right="0cm" fo:text-indent="0cm" fo:margin-top="18pt" fo:margin-bottom="12pt" fo:border="none"/>
    </style:style>
    <style:style style:family="text" style:name="T1640">
      <style:text-properties fo:color="#24292f" fo:font-family="Liberation Sans" style:font-family-complex="Liberation Sans" fo:font-weight="bold"/>
    </style:style>
    <style:style style:family="paragraph" style:name="P410">
      <style:paragraph-properties fo:margin-left="0cm" fo:margin-right="0cm" fo:text-indent="0cm" fo:margin-top="0pt" fo:margin-bottom="12pt" fo:border="none"/>
    </style:style>
    <style:style style:family="text" style:name="T1641">
      <style:text-properties fo:color="#24292f" fo:font-family="Liberation Sans" style:font-family-complex="Liberation Sans"/>
    </style:style>
    <style:style style:family="text" style:name="T1642">
      <style:text-properties fo:color="#24292f" fo:font-family="Liberation Sans" style:font-family-complex="Liberation Sans" fo:font-size="12pt"/>
    </style:style>
    <style:style style:family="text" style:name="T1643">
      <style:text-properties fo:color="#24292f" fo:font-family="Liberation Sans" style:font-family-complex="Liberation Sans" fo:font-style="italic"/>
    </style:style>
    <style:style style:family="text" style:name="T1644">
      <style:text-properties fo:color="#24292f" fo:font-family="Liberation Sans" style:font-family-complex="Liberation Sans" fo:font-size="12pt"/>
    </style:style>
    <style:style style:family="text" style:name="T1645">
      <style:text-properties fo:color="#24292f" fo:font-family="Liberation Sans" style:font-family-complex="Liberation Sans"/>
    </style:style>
    <style:style style:family="paragraph" style:name="P411">
      <style:paragraph-properties fo:margin-left="0cm" fo:margin-right="0cm" fo:text-indent="0cm" fo:margin-top="0pt" fo:margin-bottom="0pt" fo:border="none"/>
    </style:style>
    <style:style style:family="text" style:name="T1646">
      <style:text-properties fo:color="#24292f" fo:font-family="Liberation Sans" style:font-family-complex="Liberation Sans"/>
    </style:style>
    <style:style style:family="paragraph" style:name="P412">
      <style:paragraph-properties fo:margin-left="0cm" fo:margin-right="0cm" fo:text-indent="0cm" fo:margin-top="0pt" fo:margin-bottom="12pt" fo:border="none"/>
    </style:style>
    <style:style style:family="text" style:name="T1647">
      <style:text-properties fo:color="#24292f" fo:font-family="Liberation Sans" style:font-family-complex="Liberation Sans"/>
    </style:style>
    <style:style style:parent-style-name="717" style:family="paragraph" style:name="P413">
      <style:paragraph-properties fo:margin-left="0cm" fo:margin-right="0cm" fo:text-indent="0cm" fo:margin-top="18pt" fo:margin-bottom="12pt" fo:border="none"/>
    </style:style>
    <style:style style:family="text" style:name="T1648">
      <style:text-properties fo:color="#24292f" fo:font-family="Liberation Sans" style:font-family-complex="Liberation Sans" fo:font-weight="bold"/>
    </style:style>
    <style:style style:family="paragraph" style:name="P414">
      <style:paragraph-properties fo:margin-left="0cm" fo:margin-right="0cm" fo:text-indent="0cm" fo:margin-top="0pt" fo:margin-bottom="12pt" fo:border="none"/>
    </style:style>
    <style:style style:family="text" style:name="T1649">
      <style:text-properties fo:color="#24292f" fo:font-family="Liberation Sans" style:font-family-complex="Liberation Sans"/>
    </style:style>
    <style:style style:family="text" style:name="T1650">
      <style:text-properties fo:color="#24292f" fo:font-family="Liberation Sans" style:font-family-complex="Liberation Sans" fo:font-size="12pt"/>
    </style:style>
    <style:style style:family="text" style:name="T1651">
      <style:text-properties fo:color="#24292f" fo:font-family="Liberation Sans" style:font-family-complex="Liberation Sans"/>
    </style:style>
    <style:style style:family="text" style:name="T1652">
      <style:text-properties fo:color="#24292f" fo:font-family="Liberation Sans" style:font-family-complex="Liberation Sans" fo:font-size="12pt"/>
    </style:style>
    <style:style style:family="text" style:name="T1653">
      <style:text-properties fo:color="#24292f" fo:font-family="Liberation Sans" style:font-family-complex="Liberation Sans" fo:font-style="italic"/>
    </style:style>
    <style:style style:family="text" style:name="T1654">
      <style:text-properties fo:color="#24292f" fo:font-family="Liberation Sans" style:font-family-complex="Liberation Sans" fo:font-size="12pt"/>
    </style:style>
    <style:style style:family="text" style:name="T1655">
      <style:text-properties fo:color="#24292f" fo:font-family="Liberation Sans" style:font-family-complex="Liberation Sans"/>
    </style:style>
    <style:style style:family="paragraph" style:name="P415">
      <style:paragraph-properties fo:margin-left="0cm" fo:margin-right="0cm" fo:text-indent="0cm" fo:margin-top="0pt" fo:margin-bottom="0pt" fo:border="none"/>
    </style:style>
    <style:style style:family="text" style:name="T1656">
      <style:text-properties fo:color="#24292f" fo:font-family="Liberation Sans" style:font-family-complex="Liberation Sans"/>
    </style:style>
    <style:style style:family="paragraph" style:name="P416">
      <style:paragraph-properties fo:margin-left="0cm" fo:margin-right="0cm" fo:text-indent="0cm" fo:margin-top="0pt" fo:margin-bottom="12pt" fo:border="none"/>
    </style:style>
    <style:style style:family="text" style:name="T1657">
      <style:text-properties fo:color="#24292f" fo:font-family="Liberation Sans" style:font-family-complex="Liberation Sans"/>
    </style:style>
    <style:style style:family="text" style:name="T1658">
      <style:text-properties fo:color="#24292f" fo:font-family="Liberation Sans" style:font-family-complex="Liberation Sans" fo:font-size="12pt"/>
    </style:style>
    <style:style style:family="text" style:name="T1659">
      <style:text-properties fo:color="#24292f" fo:font-family="Liberation Sans" style:font-family-complex="Liberation Sans"/>
    </style:style>
    <style:style style:family="text" style:name="T1660">
      <style:text-properties fo:color="#24292f" fo:font-family="Liberation Sans" style:font-family-complex="Liberation Sans" fo:font-size="12pt"/>
    </style:style>
    <style:style style:family="text" style:name="T1661">
      <style:text-properties fo:color="#24292f" fo:font-family="Liberation Sans" style:font-family-complex="Liberation Sans" fo:font-style="italic"/>
    </style:style>
    <style:style style:family="text" style:name="T1662">
      <style:text-properties fo:color="#24292f" fo:font-family="Liberation Sans" style:font-family-complex="Liberation Sans" fo:font-size="12pt"/>
    </style:style>
    <style:style style:family="text" style:name="T1663">
      <style:text-properties fo:color="#24292f" fo:font-family="Liberation Sans" style:font-family-complex="Liberation Sans"/>
    </style:style>
    <style:style style:family="paragraph" style:name="P417">
      <style:paragraph-properties fo:margin-left="0cm" fo:margin-right="0cm" fo:text-indent="0cm" fo:margin-top="0pt" fo:margin-bottom="0pt" fo:border="none"/>
    </style:style>
    <style:style style:family="text" style:name="T1664">
      <style:text-properties fo:color="#24292f" fo:font-family="Liberation Sans" style:font-family-complex="Liberation Sans"/>
    </style:style>
    <style:style style:family="paragraph" style:name="P418">
      <style:paragraph-properties fo:margin-left="0cm" fo:margin-right="0cm" fo:text-indent="0cm" fo:margin-top="0pt" fo:margin-bottom="12pt" fo:border="none"/>
    </style:style>
    <style:style style:family="text" style:name="T1665">
      <style:text-properties fo:color="#24292f" fo:font-family="Liberation Sans" style:font-family-complex="Liberation Sans"/>
    </style:style>
    <style:style style:parent-style-name="717" style:family="paragraph" style:name="P419">
      <style:paragraph-properties fo:margin-left="0cm" fo:margin-right="0cm" fo:text-indent="0cm" fo:margin-top="18pt" fo:margin-bottom="12pt" fo:border="none"/>
    </style:style>
    <style:style style:family="text" style:name="T1666">
      <style:text-properties fo:color="#24292f" fo:font-family="Liberation Sans" style:font-family-complex="Liberation Sans" fo:font-weight="bold"/>
    </style:style>
    <style:style style:family="paragraph" style:name="P420">
      <style:paragraph-properties fo:margin-left="0cm" fo:margin-right="0cm" fo:text-indent="0cm" fo:margin-top="0pt" fo:margin-bottom="12pt" fo:border="none"/>
    </style:style>
    <style:style style:family="text" style:name="T1667">
      <style:text-properties fo:color="#24292f" fo:font-family="Liberation Sans" style:font-family-complex="Liberation Sans"/>
    </style:style>
    <style:style style:family="text" style:name="T1668">
      <style:text-properties fo:color="#24292f" fo:font-family="Liberation Sans" style:font-family-complex="Liberation Sans" fo:font-size="12pt"/>
    </style:style>
    <style:style style:family="text" style:name="T1669">
      <style:text-properties fo:color="#24292f" fo:font-family="Liberation Sans" style:font-family-complex="Liberation Sans"/>
    </style:style>
    <style:style style:family="paragraph" style:name="P421">
      <style:paragraph-properties fo:margin-left="0cm" fo:margin-right="0cm" fo:text-indent="0cm" fo:margin-top="0pt" fo:margin-bottom="12pt" fo:border="none"/>
    </style:style>
    <style:style style:family="text" style:name="T1670">
      <style:text-properties fo:color="#24292f" fo:font-family="Liberation Sans" style:font-family-complex="Liberation Sans" fo:font-style="italic"/>
    </style:style>
    <style:style style:family="text" style:name="T1671">
      <style:text-properties fo:color="#24292f" fo:font-family="Liberation Sans" style:font-family-complex="Liberation Sans" fo:font-size="12pt"/>
    </style:style>
    <style:style style:family="text" style:name="T1672">
      <style:text-properties fo:color="#24292f" fo:font-family="Liberation Sans" style:font-family-complex="Liberation Sans"/>
    </style:style>
    <style:style style:family="text" style:name="T1673">
      <style:text-properties fo:color="#24292f" fo:font-family="Liberation Sans" style:font-family-complex="Liberation Sans" fo:font-size="12pt"/>
    </style:style>
    <style:style style:family="text" style:name="T1674">
      <style:text-properties fo:color="#24292f" fo:font-family="Liberation Sans" style:font-family-complex="Liberation Sans" fo:font-style="italic"/>
    </style:style>
    <style:style style:family="text" style:name="T1675">
      <style:text-properties fo:color="#24292f" fo:font-family="Liberation Sans" style:font-family-complex="Liberation Sans" fo:font-size="12pt"/>
    </style:style>
    <style:style style:family="text" style:name="T1676">
      <style:text-properties fo:color="#24292f" fo:font-family="Liberation Sans" style:font-family-complex="Liberation Sans"/>
    </style:style>
    <style:style style:family="text" style:name="T1677">
      <style:text-properties fo:color="#24292f" fo:font-family="Liberation Sans" style:font-family-complex="Liberation Sans" fo:font-size="12pt"/>
    </style:style>
    <style:style style:family="text" style:name="T1678">
      <style:text-properties fo:color="#24292f" fo:font-family="Liberation Sans" style:font-family-complex="Liberation Sans"/>
    </style:style>
    <style:style style:family="text" style:name="T1679">
      <style:text-properties fo:color="#24292f" fo:font-family="Liberation Sans" style:font-family-complex="Liberation Sans" fo:font-size="12pt"/>
    </style:style>
    <style:style style:family="text" style:name="T1680">
      <style:text-properties fo:color="#24292f" fo:font-family="Liberation Sans" style:font-family-complex="Liberation Sans"/>
    </style:style>
    <style:style style:family="text" style:name="T1681">
      <style:text-properties fo:color="#24292f" fo:font-family="Liberation Sans" style:font-family-complex="Liberation Sans" fo:font-size="12pt"/>
    </style:style>
    <style:style style:family="text" style:name="T1682">
      <style:text-properties fo:color="#24292f" fo:font-family="Liberation Sans" style:font-family-complex="Liberation Sans" fo:font-style="italic"/>
    </style:style>
    <style:style style:family="text" style:name="T1683">
      <style:text-properties fo:color="#24292f" fo:font-family="Liberation Sans" style:font-family-complex="Liberation Sans"/>
    </style:style>
    <style:style style:family="paragraph" style:name="P422">
      <style:paragraph-properties fo:margin-left="0cm" fo:margin-right="0cm" fo:text-indent="0cm" fo:margin-top="0pt" fo:margin-bottom="0pt" fo:border="none"/>
    </style:style>
    <style:style style:family="text" style:name="T1684">
      <style:text-properties fo:color="#24292f" fo:font-family="Liberation Sans" style:font-family-complex="Liberation Sans"/>
    </style:style>
    <style:style style:family="paragraph" style:name="P423">
      <style:paragraph-properties fo:margin-left="0cm" fo:margin-right="0cm" fo:text-indent="0cm" fo:margin-top="0pt" fo:margin-bottom="12pt" fo:border="none"/>
    </style:style>
    <style:style style:family="text" style:name="T1685">
      <style:text-properties fo:color="#24292f" fo:font-family="Liberation Sans" style:font-family-complex="Liberation Sans"/>
    </style:style>
    <style:style style:family="paragraph" style:name="P424">
      <style:paragraph-properties fo:margin-left="0cm" fo:margin-right="0cm" fo:text-indent="0cm" fo:margin-top="0pt" fo:margin-bottom="0pt" fo:border="none"/>
    </style:style>
    <style:style style:family="text" style:name="T1686">
      <style:text-properties fo:color="#24292f" fo:font-family="Liberation Sans" style:font-family-complex="Liberation Sans"/>
    </style:style>
    <style:style style:family="paragraph" style:name="P425">
      <style:paragraph-properties fo:margin-left="0cm" fo:margin-right="0cm" fo:text-indent="0cm" fo:margin-top="0pt" fo:margin-bottom="12pt" fo:border="none"/>
    </style:style>
    <style:style style:family="text" style:name="T1687">
      <style:text-properties fo:color="#24292f" fo:font-family="Liberation Sans" style:font-family-complex="Liberation Sans"/>
    </style:style>
    <style:style style:family="text" style:name="T1688">
      <style:text-properties fo:color="#24292f" fo:font-family="Liberation Sans" style:font-family-complex="Liberation Sans" fo:font-size="10pt"/>
    </style:style>
    <style:style style:family="text" style:name="T1689">
      <style:text-properties fo:color="#24292f" fo:font-family="Liberation Sans" style:font-family-complex="Liberation Sans"/>
    </style:style>
    <style:style style:family="text" style:name="T1690">
      <style:text-properties fo:color="#24292f" fo:font-family="Liberation Sans" style:font-family-complex="Liberation Sans" fo:font-size="10pt"/>
    </style:style>
    <style:style style:family="text" style:name="T1691">
      <style:text-properties fo:color="#24292f" fo:font-family="Liberation Sans" style:font-family-complex="Liberation Sans"/>
    </style:style>
    <style:style style:family="text" style:name="T1692">
      <style:text-properties fo:color="#24292f" fo:font-family="Liberation Sans" style:font-family-complex="Liberation Sans" fo:font-size="10pt"/>
    </style:style>
    <style:style style:family="text" style:name="T1693">
      <style:text-properties fo:color="#24292f" fo:font-family="Liberation Sans" style:font-family-complex="Liberation Sans"/>
    </style:style>
    <style:style style:family="paragraph" style:name="P426">
      <style:paragraph-properties fo:margin-left="0cm" fo:margin-right="0cm" fo:text-indent="0cm" fo:margin-top="0pt" fo:margin-bottom="12pt" fo:border="none"/>
    </style:style>
    <style:style style:family="text" style:name="T1694">
      <style:text-properties fo:color="#24292f" fo:font-family="Liberation Sans" style:font-family-complex="Liberation Sans"/>
    </style:style>
    <style:style style:family="paragraph" style:name="P427">
      <style:paragraph-properties fo:margin-left="0cm" fo:margin-right="0cm" fo:text-indent="0cm" fo:margin-top="0pt" fo:margin-bottom="12pt" fo:border="none"/>
    </style:style>
    <style:style style:family="text" style:name="T1695">
      <style:text-properties fo:color="#24292f" fo:font-family="Liberation Sans" style:font-family-complex="Liberation Sans"/>
    </style:style>
    <style:style style:family="text" style:name="T1696">
      <style:text-properties fo:color="#24292f" fo:font-family="Liberation Sans" style:font-family-complex="Liberation Sans" fo:font-size="10pt"/>
    </style:style>
    <style:style style:family="text" style:name="T1697">
      <style:text-properties fo:color="#24292f" fo:font-family="Liberation Sans" style:font-family-complex="Liberation Sans"/>
    </style:style>
    <style:style style:family="text" style:name="T1698">
      <style:text-properties fo:color="#24292f" fo:font-family="Liberation Sans" style:font-family-complex="Liberation Sans" fo:font-size="10pt"/>
    </style:style>
    <style:style style:family="text" style:name="T1699">
      <style:text-properties fo:color="#24292f" fo:font-family="Liberation Sans" style:font-family-complex="Liberation Sans"/>
    </style:style>
    <style:style style:family="paragraph" style:name="P428">
      <style:paragraph-properties fo:margin-left="0cm" fo:margin-right="0cm" fo:text-indent="0cm" fo:margin-top="0pt" fo:margin-bottom="12pt" fo:border="none"/>
    </style:style>
    <style:style style:family="text" style:name="T1700">
      <style:text-properties fo:color="#24292f" fo:font-family="Liberation Sans" style:font-family-complex="Liberation Sans"/>
    </style:style>
    <style:style style:family="text" style:name="T1701">
      <style:text-properties fo:color="#24292f" fo:font-family="Liberation Sans" style:font-family-complex="Liberation Sans" fo:font-size="10pt"/>
    </style:style>
    <style:style style:family="text" style:name="T1702">
      <style:text-properties fo:color="#24292f" fo:font-family="Liberation Sans" style:font-family-complex="Liberation Sans"/>
    </style:style>
    <style:style style:family="paragraph" style:name="P429">
      <style:paragraph-properties fo:margin-left="0cm" fo:margin-right="0cm" fo:text-indent="0cm" fo:margin-top="0pt" fo:margin-bottom="12pt" fo:border="none"/>
    </style:style>
    <style:style style:family="text" style:name="T1703">
      <style:text-properties fo:color="#24292f" fo:font-family="Liberation Sans" style:font-family-complex="Liberation Sans"/>
    </style:style>
    <style:style style:family="text" style:name="T1704">
      <style:text-properties fo:color="#24292f" fo:font-family="Liberation Sans" style:font-family-complex="Liberation Sans" fo:font-size="10pt"/>
    </style:style>
    <style:style style:family="text" style:name="T1705">
      <style:text-properties fo:color="#24292f" fo:font-family="Liberation Sans" style:font-family-complex="Liberation Sans"/>
    </style:style>
    <style:style style:family="text" style:name="T1706">
      <style:text-properties fo:color="#24292f" fo:font-family="Liberation Sans" style:font-family-complex="Liberation Sans" fo:font-size="10pt"/>
    </style:style>
    <style:style style:family="text" style:name="T1707">
      <style:text-properties fo:color="#24292f" fo:font-family="Liberation Sans" style:font-family-complex="Liberation Sans"/>
    </style:style>
    <style:style style:family="paragraph" style:name="P430">
      <style:paragraph-properties fo:margin-left="0cm" fo:margin-right="0cm" fo:text-indent="0cm" fo:margin-top="0pt" fo:margin-bottom="12pt" fo:border="none"/>
    </style:style>
    <style:style style:family="text" style:name="T1708">
      <style:text-properties fo:color="#24292f" fo:font-family="Liberation Sans" style:font-family-complex="Liberation Sans"/>
    </style:style>
    <style:style style:parent-style-name="717" style:family="paragraph" style:name="P431">
      <style:paragraph-properties fo:margin-left="0cm" fo:margin-right="0cm" fo:text-indent="0cm" fo:margin-top="18pt" fo:margin-bottom="12pt" fo:border="none"/>
    </style:style>
    <style:style style:family="text" style:name="T1709">
      <style:text-properties fo:color="#24292f" fo:font-family="Liberation Sans" style:font-family-complex="Liberation Sans" fo:font-weight="bold"/>
    </style:style>
    <style:style style:family="paragraph" style:name="P432">
      <style:paragraph-properties fo:margin-left="0cm" fo:margin-right="0cm" fo:text-indent="0cm" fo:margin-top="0pt" fo:margin-bottom="12pt" fo:border="none"/>
    </style:style>
    <style:style style:family="text" style:name="T1710">
      <style:text-properties fo:color="#24292f" fo:font-family="Liberation Sans" style:font-family-complex="Liberation Sans"/>
    </style:style>
    <style:style style:family="paragraph" style:name="P433">
      <style:paragraph-properties fo:margin-left="0cm" fo:margin-right="0cm" fo:text-indent="0cm" fo:margin-top="0pt" fo:margin-bottom="12pt" fo:border="none"/>
    </style:style>
    <style:style style:family="text" style:name="T1711">
      <style:text-properties fo:color="#24292f" fo:font-family="Liberation Sans" style:font-family-complex="Liberation Sans"/>
    </style:style>
    <style:style style:family="paragraph" style:name="P434">
      <style:paragraph-properties fo:margin-left="0cm" fo:margin-right="0cm" fo:text-indent="0cm" fo:margin-top="0pt" fo:margin-bottom="12pt" fo:border="none"/>
    </style:style>
    <style:style style:family="text" style:name="T1712">
      <style:text-properties fo:color="#24292f" fo:font-family="Liberation Sans" style:font-family-complex="Liberation Sans"/>
    </style:style>
    <style:style style:family="text" style:name="T1713">
      <style:text-properties fo:color="#24292f" fo:font-family="Liberation Sans" style:font-family-complex="Liberation Sans" fo:font-size="12pt"/>
    </style:style>
    <style:style style:family="text" style:name="T1714">
      <style:text-properties fo:color="#24292f" fo:font-family="Liberation Sans" style:font-family-complex="Liberation Sans"/>
    </style:style>
    <style:style style:family="text" style:name="T1715">
      <style:text-properties fo:color="#24292f" fo:font-family="Liberation Sans" style:font-family-complex="Liberation Sans" fo:font-size="12pt"/>
    </style:style>
    <style:style style:family="text" style:name="T1716">
      <style:text-properties fo:color="#24292f" fo:font-family="Liberation Sans" style:font-family-complex="Liberation Sans"/>
    </style:style>
    <style:style style:family="text" style:name="T1717">
      <style:text-properties fo:color="#24292f" fo:font-family="Liberation Sans" style:font-family-complex="Liberation Sans" fo:font-size="12pt"/>
    </style:style>
    <style:style style:family="text" style:name="T1718">
      <style:text-properties fo:color="#24292f" fo:font-family="Liberation Sans" style:font-family-complex="Liberation Sans" fo:font-style="italic"/>
    </style:style>
    <style:style style:family="text" style:name="T1719">
      <style:text-properties fo:color="#24292f" fo:font-family="Liberation Sans" style:font-family-complex="Liberation Sans" fo:font-size="12pt"/>
    </style:style>
    <style:style style:family="text" style:name="T1720">
      <style:text-properties fo:color="#24292f" fo:font-family="Liberation Sans" style:font-family-complex="Liberation Sans"/>
    </style:style>
    <style:style style:family="paragraph" style:name="P435">
      <style:paragraph-properties fo:margin-left="0cm" fo:margin-right="0cm" fo:text-indent="0cm" fo:margin-top="0pt" fo:margin-bottom="0pt" fo:border="none"/>
    </style:style>
    <style:style style:family="text" style:name="T1721">
      <style:text-properties fo:color="#24292f" fo:font-family="Liberation Sans" style:font-family-complex="Liberation Sans"/>
    </style:style>
    <style:style style:family="paragraph" style:name="P436">
      <style:paragraph-properties fo:margin-left="0cm" fo:margin-right="0cm" fo:text-indent="0cm" fo:margin-top="0pt" fo:margin-bottom="12pt" fo:border="none"/>
    </style:style>
    <style:style style:family="text" style:name="T1722">
      <style:text-properties fo:color="#24292f" fo:font-family="Liberation Sans" style:font-family-complex="Liberation Sans"/>
    </style:style>
    <style:style style:family="paragraph" style:name="P437">
      <style:paragraph-properties fo:margin-left="0cm" fo:margin-right="0cm" fo:text-indent="0cm" fo:margin-top="0pt" fo:margin-bottom="12pt" fo:border="none"/>
    </style:style>
    <style:style style:family="text" style:name="T1723">
      <style:text-properties fo:font-family="Liberation Sans" style:font-family-complex="Liberation Sans" fo:font-size="12pt"/>
    </style:style>
    <style:style style:family="paragraph" style:name="P438">
      <style:paragraph-properties fo:margin-left="0cm" fo:margin-right="0cm" fo:text-indent="0cm" fo:margin-top="0pt" fo:margin-bottom="12pt" fo:border="none"/>
    </style:style>
    <style:style style:family="text" style:name="T1724">
      <style:text-properties fo:color="#24292f" fo:font-family="Liberation Sans" style:font-family-complex="Liberation Sans"/>
    </style:style>
    <style:style style:family="paragraph" style:name="P439">
      <style:paragraph-properties fo:margin-left="0cm" fo:margin-right="0cm" fo:text-indent="0cm" fo:margin-top="0pt" fo:margin-bottom="12pt" fo:border="none"/>
    </style:style>
    <style:style style:family="text" style:name="T1725">
      <style:text-properties fo:color="#24292f" fo:font-family="Liberation Sans" style:font-family-complex="Liberation Sans"/>
    </style:style>
    <style:style style:family="paragraph" style:name="P440">
      <style:paragraph-properties fo:margin-left="0cm" fo:margin-right="0cm" fo:text-indent="0cm" fo:margin-top="0pt" fo:margin-bottom="12pt" fo:border="none"/>
    </style:style>
    <style:style style:family="text" style:name="T1726">
      <style:text-properties fo:font-family="Liberation Sans" style:font-family-complex="Liberation Sans" fo:font-size="12pt"/>
    </style:style>
    <style:style style:family="paragraph" style:name="P441">
      <style:paragraph-properties fo:margin-left="0cm" fo:margin-right="0cm" fo:text-indent="0cm" fo:margin-top="0pt" fo:margin-bottom="12pt" fo:border="none"/>
    </style:style>
    <style:style style:family="text" style:name="T1727">
      <style:text-properties fo:color="#24292f" fo:font-family="Liberation Sans" style:font-family-complex="Liberation Sans"/>
    </style:style>
    <style:style style:family="paragraph" style:name="P442">
      <style:paragraph-properties fo:margin-left="0cm" fo:margin-right="0cm" fo:text-indent="0cm" fo:margin-top="0pt" fo:margin-bottom="12pt" fo:border="none"/>
    </style:style>
    <style:style style:family="text" style:name="T1728">
      <style:text-properties fo:color="#24292f" fo:font-family="Liberation Sans" style:font-family-complex="Liberation Sans"/>
    </style:style>
    <style:style style:family="paragraph" style:name="P443">
      <style:paragraph-properties fo:margin-left="0cm" fo:margin-right="0cm" fo:text-indent="0cm" fo:margin-top="0pt" fo:margin-bottom="12pt" fo:border="none"/>
    </style:style>
    <style:style style:family="text" style:name="T1729">
      <style:text-properties fo:color="#24292f" fo:font-family="Liberation Sans" style:font-family-complex="Liberation Sans"/>
    </style:style>
    <style:style style:family="paragraph" style:name="P444">
      <style:paragraph-properties fo:margin-left="0cm" fo:margin-right="0cm" fo:text-indent="0cm" fo:margin-top="0pt" fo:margin-bottom="12pt" fo:border="none"/>
    </style:style>
    <style:style style:family="text" style:name="T1730">
      <style:text-properties fo:font-family="Liberation Sans" style:font-family-complex="Liberation Sans" fo:font-size="12pt"/>
    </style:style>
    <style:style style:family="paragraph" style:name="P445">
      <style:paragraph-properties fo:margin-left="0cm" fo:margin-right="0cm" fo:text-indent="0cm" fo:margin-top="0pt" fo:margin-bottom="12pt" fo:border="none"/>
    </style:style>
    <style:style style:family="text" style:name="T1731">
      <style:text-properties fo:color="#24292f" fo:font-family="Liberation Sans" style:font-family-complex="Liberation Sans"/>
    </style:style>
    <style:style style:family="paragraph" style:name="P446">
      <style:paragraph-properties fo:margin-left="0cm" fo:margin-right="0cm" fo:text-indent="0cm" fo:margin-top="0pt" fo:margin-bottom="12pt" fo:border="none"/>
    </style:style>
    <style:style style:family="text" style:name="T1732">
      <style:text-properties fo:font-family="Liberation Sans" style:font-family-complex="Liberation Sans" fo:font-size="12pt"/>
    </style:style>
    <style:style style:family="paragraph" style:name="P447">
      <style:paragraph-properties fo:margin-left="0cm" fo:margin-right="0cm" fo:text-indent="0cm" fo:margin-top="0pt" fo:margin-bottom="12pt" fo:border="none"/>
    </style:style>
    <style:style style:family="text" style:name="T1733">
      <style:text-properties fo:color="#24292f" fo:font-family="Liberation Sans" style:font-family-complex="Liberation Sans"/>
    </style:style>
    <style:style style:parent-style-name="713" style:family="paragraph" style:name="P448">
      <style:paragraph-properties fo:margin-left="0cm" fo:margin-right="0cm" fo:text-indent="0cm" fo:margin-top="18pt" fo:margin-bottom="12pt" fo:border="none"/>
    </style:style>
    <style:style style:family="text" style:name="T1734">
      <style:text-properties fo:color="#24292f" fo:font-family="Liberation Sans" style:font-family-complex="Liberation Sans" fo:font-weight="bold"/>
    </style:style>
    <style:style style:parent-style-name="715" style:family="paragraph" style:name="P449">
      <style:paragraph-properties fo:margin-left="0cm" fo:margin-right="0cm" fo:text-indent="0cm" fo:margin-top="18pt" fo:margin-bottom="12pt" fo:border="none"/>
    </style:style>
    <style:style style:family="text" style:name="T1735">
      <style:text-properties fo:color="#24292f" fo:font-family="Liberation Sans" style:font-family-complex="Liberation Sans" fo:font-weight="bold"/>
    </style:style>
    <style:style style:family="paragraph" style:name="P450">
      <style:paragraph-properties fo:margin-left="0cm" fo:margin-right="0cm" fo:text-indent="0cm" fo:margin-top="0pt" fo:margin-bottom="12pt" fo:border="none"/>
    </style:style>
    <style:style style:family="text" style:name="T1736">
      <style:text-properties fo:color="#24292f" fo:font-family="Liberation Sans" style:font-family-complex="Liberation Sans"/>
    </style:style>
    <style:style style:family="text" style:name="T1737">
      <style:text-properties fo:color="#24292f" fo:font-family="Liberation Sans" style:font-family-complex="Liberation Sans" fo:font-size="12pt"/>
    </style:style>
    <style:style style:family="text" style:name="T1738">
      <style:text-properties fo:color="#24292f" fo:font-family="Liberation Sans" style:font-family-complex="Liberation Sans" fo:font-style="italic"/>
    </style:style>
    <style:style style:family="text" style:name="T1739">
      <style:text-properties fo:color="#24292f" fo:font-family="Liberation Sans" style:font-family-complex="Liberation Sans" fo:font-size="12pt"/>
    </style:style>
    <style:style style:family="text" style:name="T1740">
      <style:text-properties fo:color="#24292f" fo:font-family="Liberation Sans" style:font-family-complex="Liberation Sans"/>
    </style:style>
    <style:style style:family="text" style:name="T1741">
      <style:text-properties fo:color="#24292f" fo:font-family="Liberation Sans" style:font-family-complex="Liberation Sans" fo:font-size="12pt"/>
    </style:style>
    <style:style style:family="text" style:name="T1742">
      <style:text-properties fo:color="#24292f" fo:font-family="Liberation Sans" style:font-family-complex="Liberation Sans"/>
    </style:style>
    <style:style style:family="text" style:name="T1743">
      <style:text-properties fo:color="#24292f" fo:font-family="Liberation Sans" style:font-family-complex="Liberation Sans" fo:font-size="12pt"/>
    </style:style>
    <style:style style:family="text" style:name="T1744">
      <style:text-properties fo:color="#24292f" fo:font-family="Liberation Sans" style:font-family-complex="Liberation Sans"/>
    </style:style>
    <style:style style:family="text" style:name="T1745">
      <style:text-properties fo:color="#24292f" fo:font-family="Liberation Sans" style:font-family-complex="Liberation Sans" fo:font-size="12pt"/>
    </style:style>
    <style:style style:family="text" style:name="T1746">
      <style:text-properties fo:color="#24292f" fo:font-family="Liberation Sans" style:font-family-complex="Liberation Sans" fo:font-weight="bold"/>
    </style:style>
    <style:style style:family="text" style:name="T1747">
      <style:text-properties fo:color="#24292f" fo:font-family="Liberation Sans" style:font-family-complex="Liberation Sans"/>
    </style:style>
    <style:style style:family="text" style:name="T1748">
      <style:text-properties fo:color="#24292f" fo:font-family="Liberation Sans" style:font-family-complex="Liberation Sans" fo:font-size="12pt"/>
    </style:style>
    <style:style style:family="text" style:name="T1749">
      <style:text-properties fo:color="#24292f" fo:font-family="Liberation Sans" style:font-family-complex="Liberation Sans"/>
    </style:style>
    <style:style style:family="text" style:name="T1750">
      <style:text-properties fo:color="#24292f" fo:font-family="Liberation Sans" style:font-family-complex="Liberation Sans" fo:font-size="12pt"/>
    </style:style>
    <style:style style:family="text" style:name="T1751">
      <style:text-properties fo:color="#24292f" fo:font-family="Liberation Sans" style:font-family-complex="Liberation Sans"/>
    </style:style>
    <style:style style:family="text" style:name="T1752">
      <style:text-properties fo:color="#24292f" fo:font-family="Liberation Sans" style:font-family-complex="Liberation Sans" fo:font-size="12pt"/>
    </style:style>
    <style:style style:family="text" style:name="T1753">
      <style:text-properties fo:color="#24292f" fo:font-family="Liberation Sans" style:font-family-complex="Liberation Sans" fo:font-weight="bold"/>
    </style:style>
    <style:style style:family="text" style:name="T1754">
      <style:text-properties fo:color="#24292f" fo:font-family="Liberation Sans" style:font-family-complex="Liberation Sans" fo:font-size="12pt"/>
    </style:style>
    <style:style style:family="text" style:name="T1755">
      <style:text-properties fo:color="#24292f" fo:font-family="Liberation Sans" style:font-family-complex="Liberation Sans"/>
    </style:style>
    <style:style style:family="text" style:name="T1756">
      <style:text-properties fo:color="#24292f" fo:font-family="Liberation Sans" style:font-family-complex="Liberation Sans" fo:font-size="12pt"/>
    </style:style>
    <style:style style:family="text" style:name="T1757">
      <style:text-properties fo:color="#24292f" fo:font-family="Liberation Sans" style:font-family-complex="Liberation Sans" fo:font-style="italic"/>
    </style:style>
    <style:style style:family="text" style:name="T1758">
      <style:text-properties fo:color="#24292f" fo:font-family="Liberation Sans" style:font-family-complex="Liberation Sans"/>
    </style:style>
    <style:style style:parent-style-name="715" style:family="paragraph" style:name="P451">
      <style:paragraph-properties fo:margin-left="0cm" fo:margin-right="0cm" fo:text-indent="0cm" fo:margin-top="18pt" fo:margin-bottom="12pt" fo:border="none"/>
    </style:style>
    <style:style style:family="text" style:name="T1759">
      <style:text-properties fo:color="#24292f" fo:font-family="Liberation Sans" style:font-family-complex="Liberation Sans" fo:font-weight="bold"/>
    </style:style>
    <style:style style:family="paragraph" style:name="P452">
      <style:paragraph-properties fo:margin-left="0cm" fo:margin-right="0cm" fo:text-indent="0cm" fo:margin-top="0pt" fo:margin-bottom="12pt" fo:border="none"/>
    </style:style>
    <style:style style:family="text" style:name="T1760">
      <style:text-properties fo:color="#24292f" fo:font-family="Liberation Sans" style:font-family-complex="Liberation Sans"/>
    </style:style>
    <style:style style:family="text" style:name="T1761">
      <style:text-properties fo:color="#24292f" fo:font-family="Liberation Sans" style:font-family-complex="Liberation Sans" fo:font-style="italic"/>
    </style:style>
    <style:style style:family="text" style:name="T1762">
      <style:text-properties fo:color="#24292f" fo:font-family="Liberation Sans" style:font-family-complex="Liberation Sans"/>
    </style:style>
    <style:style style:family="text" style:name="T1763">
      <style:text-properties fo:color="#24292f" fo:font-family="Liberation Sans" style:font-family-complex="Liberation Sans" fo:font-size="12pt"/>
    </style:style>
    <style:style style:family="text" style:name="T1764">
      <style:text-properties fo:color="#24292f" fo:font-family="Liberation Sans" style:font-family-complex="Liberation Sans"/>
    </style:style>
    <style:style style:family="text" style:name="T1765">
      <style:text-properties fo:color="#24292f" fo:font-family="Liberation Sans" style:font-family-complex="Liberation Sans" fo:font-size="12pt"/>
    </style:style>
    <style:style style:family="text" style:name="T1766">
      <style:text-properties fo:color="#24292f" fo:font-family="Liberation Sans" style:font-family-complex="Liberation Sans"/>
    </style:style>
    <style:style style:family="text" style:name="T1767">
      <style:text-properties fo:color="#24292f" fo:font-family="Liberation Sans" style:font-family-complex="Liberation Sans" fo:font-size="12pt"/>
    </style:style>
    <style:style style:family="text" style:name="T1768">
      <style:text-properties fo:color="#24292f" fo:font-family="Liberation Sans" style:font-family-complex="Liberation Sans"/>
    </style:style>
    <style:style style:family="paragraph" style:name="P453">
      <style:paragraph-properties fo:margin-left="0cm" fo:margin-right="0cm" fo:text-indent="0cm" fo:margin-top="0pt" fo:margin-bottom="0pt" fo:border="none"/>
    </style:style>
    <style:style style:family="text" style:name="T1769">
      <style:text-properties fo:color="#24292f" fo:font-family="Liberation Sans" style:font-family-complex="Liberation Sans"/>
    </style:style>
    <style:style style:family="paragraph" style:name="P454">
      <style:paragraph-properties fo:margin-left="0cm" fo:margin-right="0cm" fo:text-indent="0cm" fo:margin-top="0pt" fo:margin-bottom="12pt" fo:border="none"/>
    </style:style>
    <style:style style:family="text" style:name="T1770">
      <style:text-properties fo:color="#24292f" fo:font-family="Liberation Sans" style:font-family-complex="Liberation Sans"/>
    </style:style>
    <style:style style:family="paragraph" style:name="P455">
      <style:paragraph-properties fo:margin-left="0cm" fo:margin-right="0cm" fo:text-indent="0cm" fo:margin-top="0pt" fo:margin-bottom="12pt" fo:border="none"/>
    </style:style>
    <style:style style:family="text" style:name="T1771">
      <style:text-properties fo:color="#24292f" fo:font-family="Liberation Sans" style:font-family-complex="Liberation Sans"/>
    </style:style>
    <style:style style:family="paragraph" style:name="P456">
      <style:paragraph-properties fo:margin-left="0cm" fo:margin-right="0cm" fo:text-indent="0cm" fo:margin-top="0pt" fo:margin-bottom="0pt" fo:border="none"/>
    </style:style>
    <style:style style:family="text" style:name="T1772">
      <style:text-properties fo:color="#24292f" fo:font-family="Liberation Sans" style:font-family-complex="Liberation Sans"/>
    </style:style>
    <style:style style:family="paragraph" style:name="P457">
      <style:paragraph-properties fo:margin-left="0cm" fo:margin-right="0cm" fo:text-indent="0cm" fo:margin-top="0pt" fo:margin-bottom="12pt" fo:border="none"/>
    </style:style>
    <style:style style:family="text" style:name="T1773">
      <style:text-properties fo:color="#24292f" fo:font-family="Liberation Sans" style:font-family-complex="Liberation Sans"/>
    </style:style>
    <style:style style:parent-style-name="715" style:family="paragraph" style:name="P458">
      <style:paragraph-properties fo:margin-left="0cm" fo:margin-right="0cm" fo:text-indent="0cm" fo:margin-top="18pt" fo:margin-bottom="12pt" fo:border="none"/>
    </style:style>
    <style:style style:family="text" style:name="T1774">
      <style:text-properties fo:color="#24292f" fo:font-family="Liberation Sans" style:font-family-complex="Liberation Sans" fo:font-weight="bold"/>
    </style:style>
    <style:style style:family="paragraph" style:name="P459">
      <style:paragraph-properties fo:margin-left="0cm" fo:margin-right="0cm" fo:text-indent="0cm" fo:margin-top="0pt" fo:margin-bottom="12pt" fo:border="none"/>
    </style:style>
    <style:style style:family="text" style:name="T1775">
      <style:text-properties fo:color="#24292f" fo:font-family="Liberation Sans" style:font-family-complex="Liberation Sans"/>
    </style:style>
    <style:style style:family="text" style:name="T1776">
      <style:text-properties fo:color="#24292f" fo:font-family="Liberation Sans" style:font-family-complex="Liberation Sans" fo:font-size="12pt"/>
    </style:style>
    <style:style style:family="text" style:name="T1777">
      <style:text-properties fo:color="#24292f" fo:font-family="Liberation Sans" style:font-family-complex="Liberation Sans"/>
    </style:style>
    <style:style style:family="text" style:name="T1778">
      <style:text-properties fo:color="#24292f" fo:font-family="Liberation Sans" style:font-family-complex="Liberation Sans" fo:font-size="12pt"/>
    </style:style>
    <style:style style:family="text" style:name="T1779">
      <style:text-properties fo:color="#24292f" fo:font-family="Liberation Sans" style:font-family-complex="Liberation Sans" fo:font-weight="bold"/>
    </style:style>
    <style:style style:family="text" style:name="T1780">
      <style:text-properties fo:color="#24292f" fo:font-family="Liberation Sans" style:font-family-complex="Liberation Sans"/>
    </style:style>
    <style:style style:family="paragraph" style:name="P460">
      <style:paragraph-properties fo:margin-left="0cm" fo:margin-right="0cm" fo:text-indent="0cm" fo:margin-top="0pt" fo:margin-bottom="12pt" fo:border="none"/>
    </style:style>
    <style:style style:family="text" style:name="T1781">
      <style:text-properties fo:color="#24292f" fo:font-family="Liberation Sans" style:font-family-complex="Liberation Sans"/>
    </style:style>
    <style:style style:parent-style-name="713" style:family="paragraph" style:name="P461">
      <style:paragraph-properties fo:margin-left="0cm" fo:margin-right="0cm" fo:text-indent="0cm" fo:margin-top="18pt" fo:margin-bottom="12pt" fo:border="none"/>
    </style:style>
    <style:style style:family="text" style:name="T1782">
      <style:text-properties fo:color="#24292f" fo:font-family="Liberation Sans" style:font-family-complex="Liberation Sans" fo:font-weight="bold"/>
    </style:style>
    <style:style style:parent-style-name="715" style:family="paragraph" style:name="P462">
      <style:paragraph-properties fo:margin-left="0cm" fo:margin-right="0cm" fo:text-indent="0cm" fo:margin-top="18pt" fo:margin-bottom="12pt" fo:border="none"/>
    </style:style>
    <style:style style:family="text" style:name="T1783">
      <style:text-properties fo:color="#24292f" fo:font-family="Liberation Sans" style:font-family-complex="Liberation Sans" fo:font-weight="bold"/>
    </style:style>
    <style:style style:family="paragraph" style:name="P463">
      <style:paragraph-properties fo:margin-left="0cm" fo:margin-right="0cm" fo:text-indent="0cm" fo:margin-top="0pt" fo:margin-bottom="12pt" fo:border="none"/>
    </style:style>
    <style:style style:family="text" style:name="T1784">
      <style:text-properties fo:color="#24292f" fo:font-family="Liberation Sans" style:font-family-complex="Liberation Sans"/>
    </style:style>
    <style:style style:family="paragraph" style:name="P464">
      <style:paragraph-properties fo:margin-left="0cm" fo:margin-right="0cm" fo:text-indent="0cm" fo:margin-top="0pt" fo:margin-bottom="0pt" fo:border="none"/>
    </style:style>
    <style:style style:family="text" style:name="T1785">
      <style:text-properties fo:color="#24292f" fo:font-family="Liberation Sans" style:font-family-complex="Liberation Sans"/>
    </style:style>
    <style:style style:family="text" style:name="T1786">
      <style:text-properties fo:color="#24292f" fo:font-family="Liberation Sans" style:font-family-complex="Liberation Sans" fo:font-size="12pt"/>
    </style:style>
    <style:style style:family="text" style:name="T1787">
      <style:text-properties fo:color="#24292f" fo:font-family="Liberation Sans" style:font-family-complex="Liberation Sans"/>
    </style:style>
    <style:style style:family="table" style:name="ta3">
      <style:table-properties style:width="16.5cm" fo:margin-left="0cm" table:align="left" style:use-optimal-column-width="true"/>
    </style:style>
    <style:style style:family="table-column" style:name="co9">
      <style:table-column-properties style:column-width="2.835cm" style:use-optimal-column-width="true"/>
    </style:style>
    <style:style style:family="table-column" style:name="co10">
      <style:table-column-properties style:column-width="12.13cm" style:use-optimal-column-width="true"/>
    </style:style>
    <style:style style:family="table-column" style:name="co11">
      <style:table-column-properties style:column-width="0.6897cm" style:use-optimal-column-width="true"/>
    </style:style>
    <style:style style:family="table-column" style:name="co12">
      <style:table-column-properties style:column-width="0.8485cm" style:use-optimal-column-width="true"/>
    </style:style>
    <style:style style:family="table-row" style:name="ro15">
      <style:table-row-properties/>
    </style:style>
    <style:style style:family="table-cell" style:name="ce5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65">
      <style:paragraph-properties style:line-height-at-least="2.85pt" fo:text-align="center" fo:margin-top="0pt" fo:margin-bottom="0pt"/>
    </style:style>
    <style:style style:family="text" style:name="T1788">
      <style:text-properties fo:color="#000000" fo:font-family="Liberation Sans" style:font-family-complex="Liberation Sans" fo:font-weight="bold"/>
    </style:style>
    <style:style style:family="table-cell" style:name="ce5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66">
      <style:paragraph-properties style:line-height-at-least="2.85pt" fo:text-align="center" fo:margin-top="0pt" fo:margin-bottom="0pt"/>
    </style:style>
    <style:style style:family="text" style:name="T1789">
      <style:text-properties fo:color="#000000" fo:font-family="Liberation Sans" style:font-family-complex="Liberation Sans" fo:font-weight="bold"/>
    </style:style>
    <style:style style:family="table-cell" style:name="ce5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67">
      <style:paragraph-properties style:line-height-at-least="2.85pt" fo:text-align="center" fo:margin-top="0pt" fo:margin-bottom="0pt"/>
    </style:style>
    <style:style style:family="text" style:name="T1790">
      <style:text-properties fo:color="#000000" fo:font-family="Liberation Sans" style:font-family-complex="Liberation Sans" fo:font-weight="bold"/>
    </style:style>
    <style:style style:family="table-cell" style:name="ce6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68">
      <style:paragraph-properties style:line-height-at-least="2.85pt" fo:text-align="center" fo:margin-top="0pt" fo:margin-bottom="0pt"/>
    </style:style>
    <style:style style:family="text" style:name="T1791">
      <style:text-properties fo:color="#000000" fo:font-family="Liberation Sans" style:font-family-complex="Liberation Sans" fo:font-weight="bold"/>
    </style:style>
    <style:style style:family="table-row" style:name="ro16">
      <style:table-row-properties/>
    </style:style>
    <style:style style:family="table-cell" style:name="ce6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69">
      <style:paragraph-properties fo:margin-left="0cm" fo:margin-right="0cm" fo:text-indent="0cm" fo:margin-top="0pt" fo:margin-bottom="12pt" fo:border="none"/>
    </style:style>
    <style:style style:family="text" style:name="T1792">
      <style:text-properties fo:color="#000000" fo:font-family="Liberation Sans" style:font-family-complex="Liberation Sans"/>
    </style:style>
    <style:style style:family="table-cell" style:name="ce6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70">
      <style:paragraph-properties fo:margin-left="0cm" fo:margin-right="0cm" fo:text-indent="0cm" fo:margin-top="0pt" fo:margin-bottom="12pt" fo:border="none"/>
    </style:style>
    <style:style style:family="text" style:name="T1793">
      <style:text-properties fo:color="#000000" fo:font-family="Liberation Sans" style:font-family-complex="Liberation Sans"/>
    </style:style>
    <style:style style:family="table-cell" style:name="ce6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71">
      <style:paragraph-properties fo:margin-left="0cm" fo:margin-right="0cm" fo:text-indent="0cm" fo:margin-top="0pt" fo:margin-bottom="12pt" fo:border="none"/>
    </style:style>
    <style:style style:family="text" style:name="T1794">
      <style:text-properties fo:color="#000000" fo:font-family="Liberation Sans" style:font-family-complex="Liberation Sans" fo:font-size="12pt"/>
    </style:style>
    <style:style style:family="table-cell" style:name="ce6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72">
      <style:paragraph-properties fo:margin-left="0cm" fo:margin-right="0cm" fo:text-indent="0cm" fo:margin-top="0pt" fo:margin-bottom="12pt" fo:border="none"/>
    </style:style>
    <style:style style:family="text" style:name="T1795">
      <style:text-properties fo:color="#000000" fo:font-family="Liberation Sans" style:font-family-complex="Liberation Sans" fo:font-size="12pt"/>
    </style:style>
    <style:style style:family="table-row" style:name="ro17">
      <style:table-row-properties/>
    </style:style>
    <style:style style:family="table-cell" style:name="ce6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73">
      <style:paragraph-properties fo:margin-left="0cm" fo:margin-right="0cm" fo:text-indent="0cm" fo:margin-top="0pt" fo:margin-bottom="12pt" fo:border="none"/>
    </style:style>
    <style:style style:family="text" style:name="T1796">
      <style:text-properties fo:color="#000000" fo:font-family="Liberation Sans" style:font-family-complex="Liberation Sans"/>
    </style:style>
    <style:style style:family="table-cell" style:name="ce6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74">
      <style:paragraph-properties fo:margin-left="0cm" fo:margin-right="0cm" fo:text-indent="0cm" fo:margin-top="0pt" fo:margin-bottom="12pt" fo:border="none"/>
    </style:style>
    <style:style style:family="text" style:name="T1797">
      <style:text-properties fo:color="#000000" fo:font-family="Liberation Sans" style:font-family-complex="Liberation Sans"/>
    </style:style>
    <style:style style:family="table-cell" style:name="ce6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75">
      <style:paragraph-properties fo:margin-left="0cm" fo:margin-right="0cm" fo:text-indent="0cm" fo:margin-top="0pt" fo:margin-bottom="12pt" fo:border="none"/>
    </style:style>
    <style:style style:family="text" style:name="T1798">
      <style:text-properties fo:color="#000000" fo:font-family="Liberation Sans" style:font-family-complex="Liberation Sans" fo:font-size="12pt"/>
    </style:style>
    <style:style style:family="table-cell" style:name="ce6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76">
      <style:paragraph-properties fo:margin-left="0cm" fo:margin-right="0cm" fo:text-indent="0cm" fo:margin-top="0pt" fo:margin-bottom="12pt" fo:border="none"/>
    </style:style>
    <style:style style:family="text" style:name="T1799">
      <style:text-properties fo:color="#000000" fo:font-family="Liberation Sans" style:font-family-complex="Liberation Sans" fo:font-size="12pt"/>
    </style:style>
    <style:style style:family="table-row" style:name="ro18">
      <style:table-row-properties/>
    </style:style>
    <style:style style:family="table-cell" style:name="ce6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77">
      <style:paragraph-properties fo:margin-left="0cm" fo:margin-right="0cm" fo:text-indent="0cm" fo:margin-top="0pt" fo:margin-bottom="12pt" fo:border="none"/>
    </style:style>
    <style:style style:family="text" style:name="T1800">
      <style:text-properties fo:color="#000000" fo:font-family="Liberation Sans" style:font-family-complex="Liberation Sans"/>
    </style:style>
    <style:style style:family="table-cell" style:name="ce7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78">
      <style:paragraph-properties fo:margin-left="0cm" fo:margin-right="0cm" fo:text-indent="0cm" fo:margin-top="0pt" fo:margin-bottom="12pt" fo:border="none"/>
    </style:style>
    <style:style style:family="text" style:name="T1801">
      <style:text-properties fo:color="#000000" fo:font-family="Liberation Sans" style:font-family-complex="Liberation Sans"/>
    </style:style>
    <style:style style:family="table-cell" style:name="ce7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79">
      <style:paragraph-properties fo:margin-left="0cm" fo:margin-right="0cm" fo:text-indent="0cm" fo:margin-top="0pt" fo:margin-bottom="12pt" fo:border="none"/>
    </style:style>
    <style:style style:family="text" style:name="T1802">
      <style:text-properties fo:color="#000000" fo:font-family="Liberation Sans" style:font-family-complex="Liberation Sans" fo:font-size="12pt"/>
    </style:style>
    <style:style style:family="table-cell" style:name="ce7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80">
      <style:paragraph-properties fo:margin-left="0cm" fo:margin-right="0cm" fo:text-indent="0cm" fo:margin-top="0pt" fo:margin-bottom="12pt" fo:border="none"/>
    </style:style>
    <style:style style:family="text" style:name="T1803">
      <style:text-properties fo:color="#000000" fo:font-family="Liberation Sans" style:font-family-complex="Liberation Sans" fo:font-size="12pt"/>
    </style:style>
    <style:style style:family="table-row" style:name="ro19">
      <style:table-row-properties/>
    </style:style>
    <style:style style:family="table-cell" style:name="ce7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81">
      <style:paragraph-properties fo:margin-left="0cm" fo:margin-right="0cm" fo:text-indent="0cm" fo:margin-top="0pt" fo:margin-bottom="12pt" fo:border="none"/>
    </style:style>
    <style:style style:family="text" style:name="T1804">
      <style:text-properties fo:color="#000000" fo:font-family="Liberation Sans" style:font-family-complex="Liberation Sans"/>
    </style:style>
    <style:style style:family="table-cell" style:name="ce7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82">
      <style:paragraph-properties fo:margin-left="0cm" fo:margin-right="0cm" fo:text-indent="0cm" fo:margin-top="0pt" fo:margin-bottom="12pt" fo:border="none"/>
    </style:style>
    <style:style style:family="text" style:name="T1805">
      <style:text-properties fo:color="#000000" fo:font-family="Liberation Sans" style:font-family-complex="Liberation Sans"/>
    </style:style>
    <style:style style:family="table-cell" style:name="ce7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83">
      <style:paragraph-properties fo:margin-left="0cm" fo:margin-right="0cm" fo:text-indent="0cm" fo:margin-top="0pt" fo:margin-bottom="12pt" fo:border="none"/>
    </style:style>
    <style:style style:family="text" style:name="T1806">
      <style:text-properties fo:color="#000000" fo:font-family="Liberation Sans" style:font-family-complex="Liberation Sans" fo:font-size="12pt"/>
    </style:style>
    <style:style style:family="table-cell" style:name="ce7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84">
      <style:paragraph-properties fo:margin-left="0cm" fo:margin-right="0cm" fo:text-indent="0cm" fo:margin-top="0pt" fo:margin-bottom="12pt" fo:border="none"/>
    </style:style>
    <style:style style:family="text" style:name="T1807">
      <style:text-properties fo:color="#000000" fo:font-family="Liberation Sans" style:font-family-complex="Liberation Sans" fo:font-size="12pt"/>
    </style:style>
    <style:style style:family="table-row" style:name="ro20">
      <style:table-row-properties/>
    </style:style>
    <style:style style:family="table-cell" style:name="ce7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85">
      <style:paragraph-properties fo:margin-left="0cm" fo:margin-right="0cm" fo:text-indent="0cm" fo:margin-top="0pt" fo:margin-bottom="12pt" fo:border="none"/>
    </style:style>
    <style:style style:family="text" style:name="T1808">
      <style:text-properties fo:color="#000000" fo:font-family="Liberation Sans" style:font-family-complex="Liberation Sans"/>
    </style:style>
    <style:style style:family="table-cell" style:name="ce7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86">
      <style:paragraph-properties fo:margin-left="0cm" fo:margin-right="0cm" fo:text-indent="0cm" fo:margin-top="0pt" fo:margin-bottom="12pt" fo:border="none"/>
    </style:style>
    <style:style style:family="text" style:name="T1809">
      <style:text-properties fo:color="#000000" fo:font-family="Liberation Sans" style:font-family-complex="Liberation Sans"/>
    </style:style>
    <style:style style:family="table-cell" style:name="ce7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87">
      <style:paragraph-properties fo:margin-left="0cm" fo:margin-right="0cm" fo:text-indent="0cm" fo:margin-top="0pt" fo:margin-bottom="12pt" fo:border="none"/>
    </style:style>
    <style:style style:family="text" style:name="T1810">
      <style:text-properties fo:color="#000000" fo:font-family="Liberation Sans" style:font-family-complex="Liberation Sans" fo:font-size="12pt"/>
    </style:style>
    <style:style style:family="table-cell" style:name="ce8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88">
      <style:paragraph-properties fo:margin-left="0cm" fo:margin-right="0cm" fo:text-indent="0cm" fo:margin-top="0pt" fo:margin-bottom="12pt" fo:border="none"/>
    </style:style>
    <style:style style:family="text" style:name="T1811">
      <style:text-properties fo:color="#000000" fo:font-family="Liberation Sans" style:font-family-complex="Liberation Sans" fo:font-size="12pt"/>
    </style:style>
    <style:style style:family="table-row" style:name="ro21">
      <style:table-row-properties/>
    </style:style>
    <style:style style:family="table-cell" style:name="ce8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89">
      <style:paragraph-properties fo:margin-left="0cm" fo:margin-right="0cm" fo:text-indent="0cm" fo:margin-top="0pt" fo:margin-bottom="12pt" fo:border="none"/>
    </style:style>
    <style:style style:family="text" style:name="T1812">
      <style:text-properties fo:color="#000000" fo:font-family="Liberation Sans" style:font-family-complex="Liberation Sans"/>
    </style:style>
    <style:style style:family="table-cell" style:name="ce8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90">
      <style:paragraph-properties fo:margin-left="0cm" fo:margin-right="0cm" fo:text-indent="0cm" fo:margin-top="0pt" fo:margin-bottom="12pt" fo:border="none"/>
    </style:style>
    <style:style style:family="text" style:name="T1813">
      <style:text-properties fo:color="#000000" fo:font-family="Liberation Sans" style:font-family-complex="Liberation Sans"/>
    </style:style>
    <style:style style:family="table-cell" style:name="ce8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91">
      <style:paragraph-properties fo:margin-left="0cm" fo:margin-right="0cm" fo:text-indent="0cm" fo:margin-top="0pt" fo:margin-bottom="12pt" fo:border="none"/>
    </style:style>
    <style:style style:family="text" style:name="T1814">
      <style:text-properties fo:color="#000000" fo:font-family="Liberation Sans" style:font-family-complex="Liberation Sans" fo:font-size="12pt"/>
    </style:style>
    <style:style style:family="table-cell" style:name="ce8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92">
      <style:paragraph-properties fo:margin-left="0cm" fo:margin-right="0cm" fo:text-indent="0cm" fo:margin-top="0pt" fo:margin-bottom="12pt" fo:border="none"/>
    </style:style>
    <style:style style:family="text" style:name="T1815">
      <style:text-properties fo:color="#000000" fo:font-family="Liberation Sans" style:font-family-complex="Liberation Sans" fo:font-size="12pt"/>
    </style:style>
    <style:style style:family="table-row" style:name="ro22">
      <style:table-row-properties/>
    </style:style>
    <style:style style:family="table-cell" style:name="ce8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93">
      <style:paragraph-properties fo:margin-left="0cm" fo:margin-right="0cm" fo:text-indent="0cm" fo:margin-top="0pt" fo:margin-bottom="12pt" fo:border="none"/>
    </style:style>
    <style:style style:family="text" style:name="T1816">
      <style:text-properties fo:color="#000000" fo:font-family="Liberation Sans" style:font-family-complex="Liberation Sans"/>
    </style:style>
    <style:style style:family="table-cell" style:name="ce8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94">
      <style:paragraph-properties fo:margin-left="0cm" fo:margin-right="0cm" fo:text-indent="0cm" fo:margin-top="0pt" fo:margin-bottom="12pt" fo:border="none"/>
    </style:style>
    <style:style style:family="text" style:name="T1817">
      <style:text-properties fo:color="#000000" fo:font-family="Liberation Sans" style:font-family-complex="Liberation Sans"/>
    </style:style>
    <style:style style:family="table-cell" style:name="ce8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95">
      <style:paragraph-properties fo:margin-left="0cm" fo:margin-right="0cm" fo:text-indent="0cm" fo:margin-top="0pt" fo:margin-bottom="12pt" fo:border="none"/>
    </style:style>
    <style:style style:family="text" style:name="T1818">
      <style:text-properties fo:color="#000000" fo:font-family="Liberation Sans" style:font-family-complex="Liberation Sans" fo:font-size="12pt"/>
    </style:style>
    <style:style style:family="table-cell" style:name="ce8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96">
      <style:paragraph-properties fo:margin-left="0cm" fo:margin-right="0cm" fo:text-indent="0cm" fo:margin-top="0pt" fo:margin-bottom="12pt" fo:border="none"/>
    </style:style>
    <style:style style:family="text" style:name="T1819">
      <style:text-properties fo:color="#000000" fo:font-family="Liberation Sans" style:font-family-complex="Liberation Sans" fo:font-size="12pt"/>
    </style:style>
    <style:style style:family="table-row" style:name="ro23">
      <style:table-row-properties/>
    </style:style>
    <style:style style:family="table-cell" style:name="ce8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97">
      <style:paragraph-properties fo:margin-left="0cm" fo:margin-right="0cm" fo:text-indent="0cm" fo:margin-top="0pt" fo:margin-bottom="12pt" fo:border="none"/>
    </style:style>
    <style:style style:family="text" style:name="T1820">
      <style:text-properties fo:color="#000000" fo:font-family="Liberation Sans" style:font-family-complex="Liberation Sans"/>
    </style:style>
    <style:style style:family="table-cell" style:name="ce9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98">
      <style:paragraph-properties fo:margin-left="0cm" fo:margin-right="0cm" fo:text-indent="0cm" fo:margin-top="0pt" fo:margin-bottom="12pt" fo:border="none"/>
    </style:style>
    <style:style style:family="text" style:name="T1821">
      <style:text-properties fo:color="#000000" fo:font-family="Liberation Sans" style:font-family-complex="Liberation Sans"/>
    </style:style>
    <style:style style:family="table-cell" style:name="ce9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499">
      <style:paragraph-properties fo:margin-left="0cm" fo:margin-right="0cm" fo:text-indent="0cm" fo:margin-top="0pt" fo:margin-bottom="12pt" fo:border="none"/>
    </style:style>
    <style:style style:family="text" style:name="T1822">
      <style:text-properties fo:color="#000000" fo:font-family="Liberation Sans" style:font-family-complex="Liberation Sans" fo:font-size="12pt"/>
    </style:style>
    <style:style style:family="table-cell" style:name="ce9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00">
      <style:paragraph-properties fo:margin-left="0cm" fo:margin-right="0cm" fo:text-indent="0cm" fo:margin-top="0pt" fo:margin-bottom="12pt" fo:border="none"/>
    </style:style>
    <style:style style:family="text" style:name="T1823">
      <style:text-properties fo:color="#000000" fo:font-family="Liberation Sans" style:font-family-complex="Liberation Sans" fo:font-size="12pt"/>
    </style:style>
    <style:style style:family="table-row" style:name="ro24">
      <style:table-row-properties/>
    </style:style>
    <style:style style:family="table-cell" style:name="ce9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01">
      <style:paragraph-properties fo:margin-left="0cm" fo:margin-right="0cm" fo:text-indent="0cm" fo:margin-top="0pt" fo:margin-bottom="12pt" fo:border="none"/>
    </style:style>
    <style:style style:family="text" style:name="T1824">
      <style:text-properties fo:color="#000000" fo:font-family="Liberation Sans" style:font-family-complex="Liberation Sans"/>
    </style:style>
    <style:style style:family="table-cell" style:name="ce9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02">
      <style:paragraph-properties fo:margin-left="0cm" fo:margin-right="0cm" fo:text-indent="0cm" fo:margin-top="0pt" fo:margin-bottom="12pt" fo:border="none"/>
    </style:style>
    <style:style style:family="text" style:name="T1825">
      <style:text-properties fo:color="#000000" fo:font-family="Liberation Sans" style:font-family-complex="Liberation Sans"/>
    </style:style>
    <style:style style:family="table-cell" style:name="ce9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03">
      <style:paragraph-properties fo:margin-left="0cm" fo:margin-right="0cm" fo:text-indent="0cm" fo:margin-top="0pt" fo:margin-bottom="12pt" fo:border="none"/>
    </style:style>
    <style:style style:family="text" style:name="T1826">
      <style:text-properties fo:color="#000000" fo:font-family="Liberation Sans" style:font-family-complex="Liberation Sans" fo:font-size="12pt"/>
    </style:style>
    <style:style style:family="table-cell" style:name="ce9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04">
      <style:paragraph-properties fo:margin-left="0cm" fo:margin-right="0cm" fo:text-indent="0cm" fo:margin-top="0pt" fo:margin-bottom="12pt" fo:border="none"/>
    </style:style>
    <style:style style:family="text" style:name="T1827">
      <style:text-properties fo:color="#000000" fo:font-family="Liberation Sans" style:font-family-complex="Liberation Sans" fo:font-size="12pt"/>
    </style:style>
    <style:style style:family="table-row" style:name="ro25">
      <style:table-row-properties/>
    </style:style>
    <style:style style:family="table-cell" style:name="ce9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05">
      <style:paragraph-properties fo:margin-left="0cm" fo:margin-right="0cm" fo:text-indent="0cm" fo:margin-top="0pt" fo:margin-bottom="12pt" fo:border="none"/>
    </style:style>
    <style:style style:family="text" style:name="T1828">
      <style:text-properties fo:color="#000000" fo:font-family="Liberation Sans" style:font-family-complex="Liberation Sans"/>
    </style:style>
    <style:style style:family="table-cell" style:name="ce9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06">
      <style:paragraph-properties fo:margin-left="0cm" fo:margin-right="0cm" fo:text-indent="0cm" fo:margin-top="0pt" fo:margin-bottom="12pt" fo:border="none"/>
    </style:style>
    <style:style style:family="text" style:name="T1829">
      <style:text-properties fo:color="#000000" fo:font-family="Liberation Sans" style:font-family-complex="Liberation Sans"/>
    </style:style>
    <style:style style:family="table-cell" style:name="ce9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07">
      <style:paragraph-properties fo:margin-left="0cm" fo:margin-right="0cm" fo:text-indent="0cm" fo:margin-top="0pt" fo:margin-bottom="12pt" fo:border="none"/>
    </style:style>
    <style:style style:family="text" style:name="T1830">
      <style:text-properties fo:color="#000000" fo:font-family="Liberation Sans" style:font-family-complex="Liberation Sans" fo:font-size="12pt"/>
    </style:style>
    <style:style style:family="table-cell" style:name="ce10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08">
      <style:paragraph-properties fo:margin-left="0cm" fo:margin-right="0cm" fo:text-indent="0cm" fo:margin-top="0pt" fo:margin-bottom="12pt" fo:border="none"/>
    </style:style>
    <style:style style:family="text" style:name="T1831">
      <style:text-properties fo:color="#000000" fo:font-family="Liberation Sans" style:font-family-complex="Liberation Sans" fo:font-size="12pt"/>
    </style:style>
    <style:style style:family="table-row" style:name="ro26">
      <style:table-row-properties/>
    </style:style>
    <style:style style:family="table-cell" style:name="ce10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09">
      <style:paragraph-properties fo:margin-left="0cm" fo:margin-right="0cm" fo:text-indent="0cm" fo:margin-top="0pt" fo:margin-bottom="12pt" fo:border="none"/>
    </style:style>
    <style:style style:family="text" style:name="T1832">
      <style:text-properties fo:color="#000000" fo:font-family="Liberation Sans" style:font-family-complex="Liberation Sans"/>
    </style:style>
    <style:style style:family="table-cell" style:name="ce10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10">
      <style:paragraph-properties fo:margin-left="0cm" fo:margin-right="0cm" fo:text-indent="0cm" fo:margin-top="0pt" fo:margin-bottom="12pt" fo:border="none"/>
    </style:style>
    <style:style style:family="text" style:name="T1833">
      <style:text-properties fo:color="#000000" fo:font-family="Liberation Sans" style:font-family-complex="Liberation Sans"/>
    </style:style>
    <style:style style:family="table-cell" style:name="ce10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11">
      <style:paragraph-properties fo:margin-left="0cm" fo:margin-right="0cm" fo:text-indent="0cm" fo:margin-top="0pt" fo:margin-bottom="12pt" fo:border="none"/>
    </style:style>
    <style:style style:family="text" style:name="T1834">
      <style:text-properties fo:color="#000000" fo:font-family="Liberation Sans" style:font-family-complex="Liberation Sans" fo:font-size="12pt"/>
    </style:style>
    <style:style style:family="table-cell" style:name="ce10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12">
      <style:paragraph-properties fo:margin-left="0cm" fo:margin-right="0cm" fo:text-indent="0cm" fo:margin-top="0pt" fo:margin-bottom="12pt" fo:border="none"/>
    </style:style>
    <style:style style:family="text" style:name="T1835">
      <style:text-properties fo:color="#000000" fo:font-family="Liberation Sans" style:font-family-complex="Liberation Sans" fo:font-size="12pt"/>
    </style:style>
    <style:style style:family="table-row" style:name="ro27">
      <style:table-row-properties/>
    </style:style>
    <style:style style:family="table-cell" style:name="ce10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13">
      <style:paragraph-properties fo:margin-left="0cm" fo:margin-right="0cm" fo:text-indent="0cm" fo:margin-top="0pt" fo:margin-bottom="12pt" fo:border="none"/>
    </style:style>
    <style:style style:family="text" style:name="T1836">
      <style:text-properties fo:color="#000000" fo:font-family="Liberation Sans" style:font-family-complex="Liberation Sans"/>
    </style:style>
    <style:style style:family="table-cell" style:name="ce10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14">
      <style:paragraph-properties fo:margin-left="0cm" fo:margin-right="0cm" fo:text-indent="0cm" fo:margin-top="0pt" fo:margin-bottom="12pt" fo:border="none"/>
    </style:style>
    <style:style style:family="text" style:name="T1837">
      <style:text-properties fo:color="#000000" fo:font-family="Liberation Sans" style:font-family-complex="Liberation Sans"/>
    </style:style>
    <style:style style:family="table-cell" style:name="ce10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15">
      <style:paragraph-properties fo:margin-left="0cm" fo:margin-right="0cm" fo:text-indent="0cm" fo:margin-top="0pt" fo:margin-bottom="12pt" fo:border="none"/>
    </style:style>
    <style:style style:family="text" style:name="T1838">
      <style:text-properties fo:color="#000000" fo:font-family="Liberation Sans" style:font-family-complex="Liberation Sans" fo:font-size="12pt"/>
    </style:style>
    <style:style style:family="table-cell" style:name="ce10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16">
      <style:paragraph-properties fo:margin-left="0cm" fo:margin-right="0cm" fo:text-indent="0cm" fo:margin-top="0pt" fo:margin-bottom="12pt" fo:border="none"/>
    </style:style>
    <style:style style:family="text" style:name="T1839">
      <style:text-properties fo:color="#000000" fo:font-family="Liberation Sans" style:font-family-complex="Liberation Sans" fo:font-size="12pt"/>
    </style:style>
    <style:style style:family="table-row" style:name="ro28">
      <style:table-row-properties/>
    </style:style>
    <style:style style:family="table-cell" style:name="ce10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17">
      <style:paragraph-properties fo:margin-left="0cm" fo:margin-right="0cm" fo:text-indent="0cm" fo:margin-top="0pt" fo:margin-bottom="12pt" fo:border="none"/>
    </style:style>
    <style:style style:family="text" style:name="T1840">
      <style:text-properties fo:color="#000000" fo:font-family="Liberation Sans" style:font-family-complex="Liberation Sans"/>
    </style:style>
    <style:style style:family="table-cell" style:name="ce11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18">
      <style:paragraph-properties fo:margin-left="0cm" fo:margin-right="0cm" fo:text-indent="0cm" fo:margin-top="0pt" fo:margin-bottom="12pt" fo:border="none"/>
    </style:style>
    <style:style style:family="text" style:name="T1841">
      <style:text-properties fo:color="#000000" fo:font-family="Liberation Sans" style:font-family-complex="Liberation Sans"/>
    </style:style>
    <style:style style:family="table-cell" style:name="ce11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19">
      <style:paragraph-properties fo:margin-left="0cm" fo:margin-right="0cm" fo:text-indent="0cm" fo:margin-top="0pt" fo:margin-bottom="12pt" fo:border="none"/>
    </style:style>
    <style:style style:family="text" style:name="T1842">
      <style:text-properties fo:color="#000000" fo:font-family="Liberation Sans" style:font-family-complex="Liberation Sans" fo:font-size="12pt"/>
    </style:style>
    <style:style style:family="table-cell" style:name="ce11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20">
      <style:paragraph-properties fo:margin-left="0cm" fo:margin-right="0cm" fo:text-indent="0cm" fo:margin-top="0pt" fo:margin-bottom="12pt" fo:border="none"/>
    </style:style>
    <style:style style:family="text" style:name="T1843">
      <style:text-properties fo:color="#000000" fo:font-family="Liberation Sans" style:font-family-complex="Liberation Sans" fo:font-size="12pt"/>
    </style:style>
    <style:style style:family="table-row" style:name="ro29">
      <style:table-row-properties/>
    </style:style>
    <style:style style:family="table-cell" style:name="ce11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21">
      <style:paragraph-properties fo:margin-left="0cm" fo:margin-right="0cm" fo:text-indent="0cm" fo:margin-top="0pt" fo:margin-bottom="12pt" fo:border="none"/>
    </style:style>
    <style:style style:family="text" style:name="T1844">
      <style:text-properties fo:color="#000000" fo:font-family="Liberation Sans" style:font-family-complex="Liberation Sans"/>
    </style:style>
    <style:style style:family="table-cell" style:name="ce11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22">
      <style:paragraph-properties fo:margin-left="0cm" fo:margin-right="0cm" fo:text-indent="0cm" fo:margin-top="0pt" fo:margin-bottom="12pt" fo:border="none"/>
    </style:style>
    <style:style style:family="text" style:name="T1845">
      <style:text-properties fo:color="#000000" fo:font-family="Liberation Sans" style:font-family-complex="Liberation Sans"/>
    </style:style>
    <style:style style:family="table-cell" style:name="ce11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23">
      <style:paragraph-properties fo:margin-left="0cm" fo:margin-right="0cm" fo:text-indent="0cm" fo:margin-top="0pt" fo:margin-bottom="12pt" fo:border="none"/>
    </style:style>
    <style:style style:family="text" style:name="T1846">
      <style:text-properties fo:color="#000000" fo:font-family="Liberation Sans" style:font-family-complex="Liberation Sans" fo:font-size="12pt"/>
    </style:style>
    <style:style style:family="table-cell" style:name="ce11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24">
      <style:paragraph-properties fo:margin-left="0cm" fo:margin-right="0cm" fo:text-indent="0cm" fo:margin-top="0pt" fo:margin-bottom="12pt" fo:border="none"/>
    </style:style>
    <style:style style:family="text" style:name="T1847">
      <style:text-properties fo:color="#000000" fo:font-family="Liberation Sans" style:font-family-complex="Liberation Sans" fo:font-size="12pt"/>
    </style:style>
    <style:style style:family="table-row" style:name="ro30">
      <style:table-row-properties/>
    </style:style>
    <style:style style:family="table-cell" style:name="ce11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25">
      <style:paragraph-properties fo:margin-left="0cm" fo:margin-right="0cm" fo:text-indent="0cm" fo:margin-top="0pt" fo:margin-bottom="12pt" fo:border="none"/>
    </style:style>
    <style:style style:family="text" style:name="T1848">
      <style:text-properties fo:color="#000000" fo:font-family="Liberation Sans" style:font-family-complex="Liberation Sans"/>
    </style:style>
    <style:style style:family="table-cell" style:name="ce11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26">
      <style:paragraph-properties fo:margin-left="0cm" fo:margin-right="0cm" fo:text-indent="0cm" fo:margin-top="0pt" fo:margin-bottom="12pt" fo:border="none"/>
    </style:style>
    <style:style style:family="text" style:name="T1849">
      <style:text-properties fo:color="#000000" fo:font-family="Liberation Sans" style:font-family-complex="Liberation Sans"/>
    </style:style>
    <style:style style:family="table-cell" style:name="ce11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27">
      <style:paragraph-properties fo:margin-left="0cm" fo:margin-right="0cm" fo:text-indent="0cm" fo:margin-top="0pt" fo:margin-bottom="12pt" fo:border="none"/>
    </style:style>
    <style:style style:family="text" style:name="T1850">
      <style:text-properties fo:color="#000000" fo:font-family="Liberation Sans" style:font-family-complex="Liberation Sans" fo:font-size="12pt"/>
    </style:style>
    <style:style style:family="table-cell" style:name="ce12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28">
      <style:paragraph-properties fo:margin-left="0cm" fo:margin-right="0cm" fo:text-indent="0cm" fo:margin-top="0pt" fo:margin-bottom="12pt" fo:border="none"/>
    </style:style>
    <style:style style:family="text" style:name="T1851">
      <style:text-properties fo:color="#000000" fo:font-family="Liberation Sans" style:font-family-complex="Liberation Sans" fo:font-size="12pt"/>
    </style:style>
    <style:style style:family="table-row" style:name="ro31">
      <style:table-row-properties/>
    </style:style>
    <style:style style:family="table-cell" style:name="ce12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29">
      <style:paragraph-properties fo:margin-left="0cm" fo:margin-right="0cm" fo:text-indent="0cm" fo:margin-top="0pt" fo:margin-bottom="12pt" fo:border="none"/>
    </style:style>
    <style:style style:family="text" style:name="T1852">
      <style:text-properties fo:color="#000000" fo:font-family="Liberation Sans" style:font-family-complex="Liberation Sans"/>
    </style:style>
    <style:style style:family="table-cell" style:name="ce12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30">
      <style:paragraph-properties fo:margin-left="0cm" fo:margin-right="0cm" fo:text-indent="0cm" fo:margin-top="0pt" fo:margin-bottom="12pt" fo:border="none"/>
    </style:style>
    <style:style style:family="text" style:name="T1853">
      <style:text-properties fo:color="#000000" fo:font-family="Liberation Sans" style:font-family-complex="Liberation Sans"/>
    </style:style>
    <style:style style:family="table-cell" style:name="ce12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31">
      <style:paragraph-properties fo:margin-left="0cm" fo:margin-right="0cm" fo:text-indent="0cm" fo:margin-top="0pt" fo:margin-bottom="12pt" fo:border="none"/>
    </style:style>
    <style:style style:family="text" style:name="T1854">
      <style:text-properties fo:color="#000000" fo:font-family="Liberation Sans" style:font-family-complex="Liberation Sans" fo:font-size="12pt"/>
    </style:style>
    <style:style style:family="table-cell" style:name="ce12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32">
      <style:paragraph-properties fo:margin-left="0cm" fo:margin-right="0cm" fo:text-indent="0cm" fo:margin-top="0pt" fo:margin-bottom="12pt" fo:border="none"/>
    </style:style>
    <style:style style:family="text" style:name="T1855">
      <style:text-properties fo:color="#000000" fo:font-family="Liberation Sans" style:font-family-complex="Liberation Sans" fo:font-size="12pt"/>
    </style:style>
    <style:style style:family="table-row" style:name="ro32">
      <style:table-row-properties/>
    </style:style>
    <style:style style:family="table-cell" style:name="ce12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33">
      <style:paragraph-properties fo:margin-left="0cm" fo:margin-right="0cm" fo:text-indent="0cm" fo:margin-top="0pt" fo:margin-bottom="12pt" fo:border="none"/>
    </style:style>
    <style:style style:family="text" style:name="T1856">
      <style:text-properties fo:color="#000000" fo:font-family="Liberation Sans" style:font-family-complex="Liberation Sans"/>
    </style:style>
    <style:style style:family="table-cell" style:name="ce12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34">
      <style:paragraph-properties fo:margin-left="0cm" fo:margin-right="0cm" fo:text-indent="0cm" fo:margin-top="0pt" fo:margin-bottom="12pt" fo:border="none"/>
    </style:style>
    <style:style style:family="text" style:name="T1857">
      <style:text-properties fo:color="#000000" fo:font-family="Liberation Sans" style:font-family-complex="Liberation Sans"/>
    </style:style>
    <style:style style:family="table-cell" style:name="ce12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35">
      <style:paragraph-properties fo:margin-left="0cm" fo:margin-right="0cm" fo:text-indent="0cm" fo:margin-top="0pt" fo:margin-bottom="12pt" fo:border="none"/>
    </style:style>
    <style:style style:family="text" style:name="T1858">
      <style:text-properties fo:color="#000000" fo:font-family="Liberation Sans" style:font-family-complex="Liberation Sans" fo:font-size="12pt"/>
    </style:style>
    <style:style style:family="table-cell" style:name="ce12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36">
      <style:paragraph-properties fo:margin-left="0cm" fo:margin-right="0cm" fo:text-indent="0cm" fo:margin-top="0pt" fo:margin-bottom="12pt" fo:border="none"/>
    </style:style>
    <style:style style:family="text" style:name="T1859">
      <style:text-properties fo:color="#000000" fo:font-family="Liberation Sans" style:font-family-complex="Liberation Sans" fo:font-size="12pt"/>
    </style:style>
    <style:style style:family="table-row" style:name="ro33">
      <style:table-row-properties/>
    </style:style>
    <style:style style:family="table-cell" style:name="ce12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37">
      <style:paragraph-properties fo:margin-left="0cm" fo:margin-right="0cm" fo:text-indent="0cm" fo:margin-top="0pt" fo:margin-bottom="12pt" fo:border="none"/>
    </style:style>
    <style:style style:family="text" style:name="T1860">
      <style:text-properties fo:color="#000000" fo:font-family="Liberation Sans" style:font-family-complex="Liberation Sans"/>
    </style:style>
    <style:style style:family="table-cell" style:name="ce13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38">
      <style:paragraph-properties fo:margin-left="0cm" fo:margin-right="0cm" fo:text-indent="0cm" fo:margin-top="0pt" fo:margin-bottom="12pt" fo:border="none"/>
    </style:style>
    <style:style style:family="text" style:name="T1861">
      <style:text-properties fo:color="#000000" fo:font-family="Liberation Sans" style:font-family-complex="Liberation Sans"/>
    </style:style>
    <style:style style:family="table-cell" style:name="ce13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39">
      <style:paragraph-properties fo:margin-left="0cm" fo:margin-right="0cm" fo:text-indent="0cm" fo:margin-top="0pt" fo:margin-bottom="12pt" fo:border="none"/>
    </style:style>
    <style:style style:family="text" style:name="T1862">
      <style:text-properties fo:color="#000000" fo:font-family="Liberation Sans" style:font-family-complex="Liberation Sans" fo:font-size="12pt"/>
    </style:style>
    <style:style style:family="table-cell" style:name="ce13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40">
      <style:paragraph-properties fo:margin-left="0cm" fo:margin-right="0cm" fo:text-indent="0cm" fo:margin-top="0pt" fo:margin-bottom="12pt" fo:border="none"/>
    </style:style>
    <style:style style:family="text" style:name="T1863">
      <style:text-properties fo:color="#000000" fo:font-family="Liberation Sans" style:font-family-complex="Liberation Sans" fo:font-size="12pt"/>
    </style:style>
    <style:style style:family="table-row" style:name="ro34">
      <style:table-row-properties/>
    </style:style>
    <style:style style:family="table-cell" style:name="ce13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41">
      <style:paragraph-properties fo:margin-left="0cm" fo:margin-right="0cm" fo:text-indent="0cm" fo:margin-top="0pt" fo:margin-bottom="12pt" fo:border="none"/>
    </style:style>
    <style:style style:family="text" style:name="T1864">
      <style:text-properties fo:color="#000000" fo:font-family="Liberation Sans" style:font-family-complex="Liberation Sans"/>
    </style:style>
    <style:style style:family="table-cell" style:name="ce13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42">
      <style:paragraph-properties fo:margin-left="0cm" fo:margin-right="0cm" fo:text-indent="0cm" fo:margin-top="0pt" fo:margin-bottom="12pt" fo:border="none"/>
    </style:style>
    <style:style style:family="text" style:name="T1865">
      <style:text-properties fo:color="#000000" fo:font-family="Liberation Sans" style:font-family-complex="Liberation Sans"/>
    </style:style>
    <style:style style:family="table-cell" style:name="ce13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43">
      <style:paragraph-properties fo:margin-left="0cm" fo:margin-right="0cm" fo:text-indent="0cm" fo:margin-top="0pt" fo:margin-bottom="12pt" fo:border="none"/>
    </style:style>
    <style:style style:family="text" style:name="T1866">
      <style:text-properties fo:color="#000000" fo:font-family="Liberation Sans" style:font-family-complex="Liberation Sans" fo:font-size="12pt"/>
    </style:style>
    <style:style style:family="table-cell" style:name="ce13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44">
      <style:paragraph-properties fo:margin-left="0cm" fo:margin-right="0cm" fo:text-indent="0cm" fo:margin-top="0pt" fo:margin-bottom="12pt" fo:border="none"/>
    </style:style>
    <style:style style:family="text" style:name="T1867">
      <style:text-properties fo:color="#000000" fo:font-family="Liberation Sans" style:font-family-complex="Liberation Sans" fo:font-size="12pt"/>
    </style:style>
    <style:style style:family="table-row" style:name="ro35">
      <style:table-row-properties/>
    </style:style>
    <style:style style:family="table-cell" style:name="ce13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45">
      <style:paragraph-properties fo:margin-left="0cm" fo:margin-right="0cm" fo:text-indent="0cm" fo:margin-top="0pt" fo:margin-bottom="12pt" fo:border="none"/>
    </style:style>
    <style:style style:family="text" style:name="T1868">
      <style:text-properties fo:color="#000000" fo:font-family="Liberation Sans" style:font-family-complex="Liberation Sans"/>
    </style:style>
    <style:style style:family="table-cell" style:name="ce13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46">
      <style:paragraph-properties fo:margin-left="0cm" fo:margin-right="0cm" fo:text-indent="0cm" fo:margin-top="0pt" fo:margin-bottom="12pt" fo:border="none"/>
    </style:style>
    <style:style style:family="text" style:name="T1869">
      <style:text-properties fo:color="#000000" fo:font-family="Liberation Sans" style:font-family-complex="Liberation Sans"/>
    </style:style>
    <style:style style:family="table-cell" style:name="ce13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47">
      <style:paragraph-properties fo:margin-left="0cm" fo:margin-right="0cm" fo:text-indent="0cm" fo:margin-top="0pt" fo:margin-bottom="12pt" fo:border="none"/>
    </style:style>
    <style:style style:family="text" style:name="T1870">
      <style:text-properties fo:color="#000000" fo:font-family="Liberation Sans" style:font-family-complex="Liberation Sans" fo:font-size="12pt"/>
    </style:style>
    <style:style style:family="table-cell" style:name="ce14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48">
      <style:paragraph-properties fo:margin-left="0cm" fo:margin-right="0cm" fo:text-indent="0cm" fo:margin-top="0pt" fo:margin-bottom="12pt" fo:border="none"/>
    </style:style>
    <style:style style:family="text" style:name="T1871">
      <style:text-properties fo:color="#000000" fo:font-family="Liberation Sans" style:font-family-complex="Liberation Sans" fo:font-size="12pt"/>
    </style:style>
    <style:style style:family="table-row" style:name="ro36">
      <style:table-row-properties/>
    </style:style>
    <style:style style:family="table-cell" style:name="ce14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49">
      <style:paragraph-properties fo:margin-left="0cm" fo:margin-right="0cm" fo:text-indent="0cm" fo:margin-top="0pt" fo:margin-bottom="12pt" fo:border="none"/>
    </style:style>
    <style:style style:family="text" style:name="T1872">
      <style:text-properties fo:color="#000000" fo:font-family="Liberation Sans" style:font-family-complex="Liberation Sans"/>
    </style:style>
    <style:style style:family="table-cell" style:name="ce14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50">
      <style:paragraph-properties fo:margin-left="0cm" fo:margin-right="0cm" fo:text-indent="0cm" fo:margin-top="0pt" fo:margin-bottom="12pt" fo:border="none"/>
    </style:style>
    <style:style style:family="text" style:name="T1873">
      <style:text-properties fo:color="#000000" fo:font-family="Liberation Sans" style:font-family-complex="Liberation Sans"/>
    </style:style>
    <style:style style:family="table-cell" style:name="ce14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51">
      <style:paragraph-properties fo:margin-left="0cm" fo:margin-right="0cm" fo:text-indent="0cm" fo:margin-top="0pt" fo:margin-bottom="12pt" fo:border="none"/>
    </style:style>
    <style:style style:family="text" style:name="T1874">
      <style:text-properties fo:color="#000000" fo:font-family="Liberation Sans" style:font-family-complex="Liberation Sans" fo:font-size="12pt"/>
    </style:style>
    <style:style style:family="table-cell" style:name="ce14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52">
      <style:paragraph-properties fo:margin-left="0cm" fo:margin-right="0cm" fo:text-indent="0cm" fo:margin-top="0pt" fo:margin-bottom="12pt" fo:border="none"/>
    </style:style>
    <style:style style:family="text" style:name="T1875">
      <style:text-properties fo:color="#000000" fo:font-family="Liberation Sans" style:font-family-complex="Liberation Sans" fo:font-size="12pt"/>
    </style:style>
    <style:style style:family="table-row" style:name="ro37">
      <style:table-row-properties/>
    </style:style>
    <style:style style:family="table-cell" style:name="ce14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53">
      <style:paragraph-properties fo:margin-left="0cm" fo:margin-right="0cm" fo:text-indent="0cm" fo:margin-top="0pt" fo:margin-bottom="12pt" fo:border="none"/>
    </style:style>
    <style:style style:family="text" style:name="T1876">
      <style:text-properties fo:color="#000000" fo:font-family="Liberation Sans" style:font-family-complex="Liberation Sans"/>
    </style:style>
    <style:style style:family="table-cell" style:name="ce14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54">
      <style:paragraph-properties fo:margin-left="0cm" fo:margin-right="0cm" fo:text-indent="0cm" fo:margin-top="0pt" fo:margin-bottom="12pt" fo:border="none"/>
    </style:style>
    <style:style style:family="text" style:name="T1877">
      <style:text-properties fo:color="#000000" fo:font-family="Liberation Sans" style:font-family-complex="Liberation Sans"/>
    </style:style>
    <style:style style:family="table-cell" style:name="ce14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55">
      <style:paragraph-properties fo:margin-left="0cm" fo:margin-right="0cm" fo:text-indent="0cm" fo:margin-top="0pt" fo:margin-bottom="12pt" fo:border="none"/>
    </style:style>
    <style:style style:family="text" style:name="T1878">
      <style:text-properties fo:color="#000000" fo:font-family="Liberation Sans" style:font-family-complex="Liberation Sans" fo:font-size="12pt"/>
    </style:style>
    <style:style style:family="table-cell" style:name="ce14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56">
      <style:paragraph-properties fo:margin-left="0cm" fo:margin-right="0cm" fo:text-indent="0cm" fo:margin-top="0pt" fo:margin-bottom="12pt" fo:border="none"/>
    </style:style>
    <style:style style:family="text" style:name="T1879">
      <style:text-properties fo:color="#000000" fo:font-family="Liberation Sans" style:font-family-complex="Liberation Sans" fo:font-size="12pt"/>
    </style:style>
    <style:style style:family="table-row" style:name="ro38">
      <style:table-row-properties/>
    </style:style>
    <style:style style:family="table-cell" style:name="ce14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57">
      <style:paragraph-properties fo:margin-left="0cm" fo:margin-right="0cm" fo:text-indent="0cm" fo:margin-top="0pt" fo:margin-bottom="12pt" fo:border="none"/>
    </style:style>
    <style:style style:family="text" style:name="T1880">
      <style:text-properties fo:color="#000000" fo:font-family="Liberation Sans" style:font-family-complex="Liberation Sans"/>
    </style:style>
    <style:style style:family="table-cell" style:name="ce15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58">
      <style:paragraph-properties fo:margin-left="0cm" fo:margin-right="0cm" fo:text-indent="0cm" fo:margin-top="0pt" fo:margin-bottom="12pt" fo:border="none"/>
    </style:style>
    <style:style style:family="text" style:name="T1881">
      <style:text-properties fo:color="#000000" fo:font-family="Liberation Sans" style:font-family-complex="Liberation Sans"/>
    </style:style>
    <style:style style:family="table-cell" style:name="ce15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59">
      <style:paragraph-properties fo:margin-left="0cm" fo:margin-right="0cm" fo:text-indent="0cm" fo:margin-top="0pt" fo:margin-bottom="12pt" fo:border="none"/>
    </style:style>
    <style:style style:family="text" style:name="T1882">
      <style:text-properties fo:color="#000000" fo:font-family="Liberation Sans" style:font-family-complex="Liberation Sans" fo:font-size="12pt"/>
    </style:style>
    <style:style style:family="table-cell" style:name="ce15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60">
      <style:paragraph-properties fo:margin-left="0cm" fo:margin-right="0cm" fo:text-indent="0cm" fo:margin-top="0pt" fo:margin-bottom="12pt" fo:border="none"/>
    </style:style>
    <style:style style:family="text" style:name="T1883">
      <style:text-properties fo:color="#000000" fo:font-family="Liberation Sans" style:font-family-complex="Liberation Sans" fo:font-size="12pt"/>
    </style:style>
    <style:style style:family="table-row" style:name="ro39">
      <style:table-row-properties/>
    </style:style>
    <style:style style:family="table-cell" style:name="ce15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61">
      <style:paragraph-properties fo:margin-left="0cm" fo:margin-right="0cm" fo:text-indent="0cm" fo:margin-top="0pt" fo:margin-bottom="12pt" fo:border="none"/>
    </style:style>
    <style:style style:family="text" style:name="T1884">
      <style:text-properties fo:color="#000000" fo:font-family="Liberation Sans" style:font-family-complex="Liberation Sans"/>
    </style:style>
    <style:style style:family="table-cell" style:name="ce15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62">
      <style:paragraph-properties fo:margin-left="0cm" fo:margin-right="0cm" fo:text-indent="0cm" fo:margin-top="0pt" fo:margin-bottom="12pt" fo:border="none"/>
    </style:style>
    <style:style style:family="text" style:name="T1885">
      <style:text-properties fo:color="#000000" fo:font-family="Liberation Sans" style:font-family-complex="Liberation Sans"/>
    </style:style>
    <style:style style:family="table-cell" style:name="ce15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63">
      <style:paragraph-properties fo:margin-left="0cm" fo:margin-right="0cm" fo:text-indent="0cm" fo:margin-top="0pt" fo:margin-bottom="12pt" fo:border="none"/>
    </style:style>
    <style:style style:family="text" style:name="T1886">
      <style:text-properties fo:color="#000000" fo:font-family="Liberation Sans" style:font-family-complex="Liberation Sans" fo:font-size="12pt"/>
    </style:style>
    <style:style style:family="table-cell" style:name="ce15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64">
      <style:paragraph-properties fo:margin-left="0cm" fo:margin-right="0cm" fo:text-indent="0cm" fo:margin-top="0pt" fo:margin-bottom="12pt" fo:border="none"/>
    </style:style>
    <style:style style:family="text" style:name="T1887">
      <style:text-properties fo:color="#000000" fo:font-family="Liberation Sans" style:font-family-complex="Liberation Sans" fo:font-size="12pt"/>
    </style:style>
    <style:style style:family="table-row" style:name="ro40">
      <style:table-row-properties/>
    </style:style>
    <style:style style:family="table-cell" style:name="ce15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65">
      <style:paragraph-properties fo:margin-left="0cm" fo:margin-right="0cm" fo:text-indent="0cm" fo:margin-top="0pt" fo:margin-bottom="12pt" fo:border="none"/>
    </style:style>
    <style:style style:family="text" style:name="T1888">
      <style:text-properties fo:color="#000000" fo:font-family="Liberation Sans" style:font-family-complex="Liberation Sans"/>
    </style:style>
    <style:style style:family="table-cell" style:name="ce15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66">
      <style:paragraph-properties fo:margin-left="0cm" fo:margin-right="0cm" fo:text-indent="0cm" fo:margin-top="0pt" fo:margin-bottom="12pt" fo:border="none"/>
    </style:style>
    <style:style style:family="text" style:name="T1889">
      <style:text-properties fo:color="#000000" fo:font-family="Liberation Sans" style:font-family-complex="Liberation Sans"/>
    </style:style>
    <style:style style:family="table-cell" style:name="ce15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67">
      <style:paragraph-properties fo:margin-left="0cm" fo:margin-right="0cm" fo:text-indent="0cm" fo:margin-top="0pt" fo:margin-bottom="12pt" fo:border="none"/>
    </style:style>
    <style:style style:family="text" style:name="T1890">
      <style:text-properties fo:color="#000000" fo:font-family="Liberation Sans" style:font-family-complex="Liberation Sans" fo:font-size="12pt"/>
    </style:style>
    <style:style style:family="table-cell" style:name="ce16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68">
      <style:paragraph-properties fo:margin-left="0cm" fo:margin-right="0cm" fo:text-indent="0cm" fo:margin-top="0pt" fo:margin-bottom="12pt" fo:border="none"/>
    </style:style>
    <style:style style:family="text" style:name="T1891">
      <style:text-properties fo:color="#000000" fo:font-family="Liberation Sans" style:font-family-complex="Liberation Sans" fo:font-size="12pt"/>
    </style:style>
    <style:style style:family="table-row" style:name="ro41">
      <style:table-row-properties/>
    </style:style>
    <style:style style:family="table-cell" style:name="ce16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69">
      <style:paragraph-properties fo:margin-left="0cm" fo:margin-right="0cm" fo:text-indent="0cm" fo:margin-top="0pt" fo:margin-bottom="12pt" fo:border="none"/>
    </style:style>
    <style:style style:family="text" style:name="T1892">
      <style:text-properties fo:color="#000000" fo:font-family="Liberation Sans" style:font-family-complex="Liberation Sans"/>
    </style:style>
    <style:style style:family="table-cell" style:name="ce16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70">
      <style:paragraph-properties fo:margin-left="0cm" fo:margin-right="0cm" fo:text-indent="0cm" fo:margin-top="0pt" fo:margin-bottom="12pt" fo:border="none"/>
    </style:style>
    <style:style style:family="text" style:name="T1893">
      <style:text-properties fo:color="#000000" fo:font-family="Liberation Sans" style:font-family-complex="Liberation Sans"/>
    </style:style>
    <style:style style:family="table-cell" style:name="ce16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71">
      <style:paragraph-properties fo:margin-left="0cm" fo:margin-right="0cm" fo:text-indent="0cm" fo:margin-top="0pt" fo:margin-bottom="12pt" fo:border="none"/>
    </style:style>
    <style:style style:family="text" style:name="T1894">
      <style:text-properties fo:color="#000000" fo:font-family="Liberation Sans" style:font-family-complex="Liberation Sans" fo:font-size="12pt"/>
    </style:style>
    <style:style style:family="table-cell" style:name="ce16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72">
      <style:paragraph-properties fo:margin-left="0cm" fo:margin-right="0cm" fo:text-indent="0cm" fo:margin-top="0pt" fo:margin-bottom="12pt" fo:border="none"/>
    </style:style>
    <style:style style:family="text" style:name="T1895">
      <style:text-properties fo:color="#000000" fo:font-family="Liberation Sans" style:font-family-complex="Liberation Sans" fo:font-size="12pt"/>
    </style:style>
    <style:style style:family="table-row" style:name="ro42">
      <style:table-row-properties/>
    </style:style>
    <style:style style:family="table-cell" style:name="ce16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73">
      <style:paragraph-properties fo:margin-left="0cm" fo:margin-right="0cm" fo:text-indent="0cm" fo:margin-top="0pt" fo:margin-bottom="12pt" fo:border="none"/>
    </style:style>
    <style:style style:family="text" style:name="T1896">
      <style:text-properties fo:color="#000000" fo:font-family="Liberation Sans" style:font-family-complex="Liberation Sans"/>
    </style:style>
    <style:style style:family="table-cell" style:name="ce16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74">
      <style:paragraph-properties fo:margin-left="0cm" fo:margin-right="0cm" fo:text-indent="0cm" fo:margin-top="0pt" fo:margin-bottom="12pt" fo:border="none"/>
    </style:style>
    <style:style style:family="text" style:name="T1897">
      <style:text-properties fo:color="#000000" fo:font-family="Liberation Sans" style:font-family-complex="Liberation Sans"/>
    </style:style>
    <style:style style:family="table-cell" style:name="ce16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75">
      <style:paragraph-properties fo:margin-left="0cm" fo:margin-right="0cm" fo:text-indent="0cm" fo:margin-top="0pt" fo:margin-bottom="12pt" fo:border="none"/>
    </style:style>
    <style:style style:family="text" style:name="T1898">
      <style:text-properties fo:color="#000000" fo:font-family="Liberation Sans" style:font-family-complex="Liberation Sans" fo:font-size="12pt"/>
    </style:style>
    <style:style style:family="table-cell" style:name="ce16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76">
      <style:paragraph-properties fo:margin-left="0cm" fo:margin-right="0cm" fo:text-indent="0cm" fo:margin-top="0pt" fo:margin-bottom="12pt" fo:border="none"/>
    </style:style>
    <style:style style:family="text" style:name="T1899">
      <style:text-properties fo:color="#000000" fo:font-family="Liberation Sans" style:font-family-complex="Liberation Sans" fo:font-size="12pt"/>
    </style:style>
    <style:style style:family="table-row" style:name="ro43">
      <style:table-row-properties/>
    </style:style>
    <style:style style:family="table-cell" style:name="ce16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77">
      <style:paragraph-properties fo:margin-left="0cm" fo:margin-right="0cm" fo:text-indent="0cm" fo:margin-top="0pt" fo:margin-bottom="12pt" fo:border="none"/>
    </style:style>
    <style:style style:family="text" style:name="T1900">
      <style:text-properties fo:color="#000000" fo:font-family="Liberation Sans" style:font-family-complex="Liberation Sans"/>
    </style:style>
    <style:style style:family="table-cell" style:name="ce17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78">
      <style:paragraph-properties fo:margin-left="0cm" fo:margin-right="0cm" fo:text-indent="0cm" fo:margin-top="0pt" fo:margin-bottom="12pt" fo:border="none"/>
    </style:style>
    <style:style style:family="text" style:name="T1901">
      <style:text-properties fo:color="#000000" fo:font-family="Liberation Sans" style:font-family-complex="Liberation Sans"/>
    </style:style>
    <style:style style:family="table-cell" style:name="ce17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79">
      <style:paragraph-properties fo:margin-left="0cm" fo:margin-right="0cm" fo:text-indent="0cm" fo:margin-top="0pt" fo:margin-bottom="12pt" fo:border="none"/>
    </style:style>
    <style:style style:family="text" style:name="T1902">
      <style:text-properties fo:color="#000000" fo:font-family="Liberation Sans" style:font-family-complex="Liberation Sans" fo:font-size="12pt"/>
    </style:style>
    <style:style style:family="table-cell" style:name="ce17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80">
      <style:paragraph-properties fo:margin-left="0cm" fo:margin-right="0cm" fo:text-indent="0cm" fo:margin-top="0pt" fo:margin-bottom="12pt" fo:border="none"/>
    </style:style>
    <style:style style:family="text" style:name="T1903">
      <style:text-properties fo:color="#000000" fo:font-family="Liberation Sans" style:font-family-complex="Liberation Sans" fo:font-size="12pt"/>
    </style:style>
    <style:style style:family="table-row" style:name="ro44">
      <style:table-row-properties/>
    </style:style>
    <style:style style:family="table-cell" style:name="ce17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81">
      <style:paragraph-properties fo:margin-left="0cm" fo:margin-right="0cm" fo:text-indent="0cm" fo:margin-top="0pt" fo:margin-bottom="12pt" fo:border="none"/>
    </style:style>
    <style:style style:family="text" style:name="T1904">
      <style:text-properties fo:color="#000000" fo:font-family="Liberation Sans" style:font-family-complex="Liberation Sans"/>
    </style:style>
    <style:style style:family="table-cell" style:name="ce17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82">
      <style:paragraph-properties fo:margin-left="0cm" fo:margin-right="0cm" fo:text-indent="0cm" fo:margin-top="0pt" fo:margin-bottom="12pt" fo:border="none"/>
    </style:style>
    <style:style style:family="text" style:name="T1905">
      <style:text-properties fo:color="#000000" fo:font-family="Liberation Sans" style:font-family-complex="Liberation Sans"/>
    </style:style>
    <style:style style:family="table-cell" style:name="ce17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83">
      <style:paragraph-properties fo:margin-left="0cm" fo:margin-right="0cm" fo:text-indent="0cm" fo:margin-top="0pt" fo:margin-bottom="12pt" fo:border="none"/>
    </style:style>
    <style:style style:family="text" style:name="T1906">
      <style:text-properties fo:color="#000000" fo:font-family="Liberation Sans" style:font-family-complex="Liberation Sans" fo:font-size="12pt"/>
    </style:style>
    <style:style style:family="table-cell" style:name="ce17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84">
      <style:paragraph-properties fo:margin-left="0cm" fo:margin-right="0cm" fo:text-indent="0cm" fo:margin-top="0pt" fo:margin-bottom="12pt" fo:border="none"/>
    </style:style>
    <style:style style:family="text" style:name="T1907">
      <style:text-properties fo:color="#000000" fo:font-family="Liberation Sans" style:font-family-complex="Liberation Sans" fo:font-size="12pt"/>
    </style:style>
    <style:style style:family="table-row" style:name="ro45">
      <style:table-row-properties/>
    </style:style>
    <style:style style:family="table-cell" style:name="ce17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85">
      <style:paragraph-properties fo:margin-left="0cm" fo:margin-right="0cm" fo:text-indent="0cm" fo:margin-top="0pt" fo:margin-bottom="12pt" fo:border="none"/>
    </style:style>
    <style:style style:family="text" style:name="T1908">
      <style:text-properties fo:color="#000000" fo:font-family="Liberation Sans" style:font-family-complex="Liberation Sans"/>
    </style:style>
    <style:style style:family="table-cell" style:name="ce17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86">
      <style:paragraph-properties fo:margin-left="0cm" fo:margin-right="0cm" fo:text-indent="0cm" fo:margin-top="0pt" fo:margin-bottom="12pt" fo:border="none"/>
    </style:style>
    <style:style style:family="text" style:name="T1909">
      <style:text-properties fo:color="#000000" fo:font-family="Liberation Sans" style:font-family-complex="Liberation Sans"/>
    </style:style>
    <style:style style:family="table-cell" style:name="ce17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87">
      <style:paragraph-properties fo:margin-left="0cm" fo:margin-right="0cm" fo:text-indent="0cm" fo:margin-top="0pt" fo:margin-bottom="12pt" fo:border="none"/>
    </style:style>
    <style:style style:family="text" style:name="T1910">
      <style:text-properties fo:color="#000000" fo:font-family="Liberation Sans" style:font-family-complex="Liberation Sans" fo:font-size="12pt"/>
    </style:style>
    <style:style style:family="table-cell" style:name="ce18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88">
      <style:paragraph-properties fo:margin-left="0cm" fo:margin-right="0cm" fo:text-indent="0cm" fo:margin-top="0pt" fo:margin-bottom="12pt" fo:border="none"/>
    </style:style>
    <style:style style:family="text" style:name="T1911">
      <style:text-properties fo:color="#000000" fo:font-family="Liberation Sans" style:font-family-complex="Liberation Sans" fo:font-size="12pt"/>
    </style:style>
    <style:style style:family="table-row" style:name="ro46">
      <style:table-row-properties/>
    </style:style>
    <style:style style:family="table-cell" style:name="ce18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89">
      <style:paragraph-properties fo:margin-left="0cm" fo:margin-right="0cm" fo:text-indent="0cm" fo:margin-top="0pt" fo:margin-bottom="12pt" fo:border="none"/>
    </style:style>
    <style:style style:family="text" style:name="T1912">
      <style:text-properties fo:color="#000000" fo:font-family="Liberation Sans" style:font-family-complex="Liberation Sans"/>
    </style:style>
    <style:style style:family="table-cell" style:name="ce18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90">
      <style:paragraph-properties fo:margin-left="0cm" fo:margin-right="0cm" fo:text-indent="0cm" fo:margin-top="0pt" fo:margin-bottom="12pt" fo:border="none"/>
    </style:style>
    <style:style style:family="text" style:name="T1913">
      <style:text-properties fo:color="#000000" fo:font-family="Liberation Sans" style:font-family-complex="Liberation Sans"/>
    </style:style>
    <style:style style:family="table-cell" style:name="ce18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91">
      <style:paragraph-properties fo:margin-left="0cm" fo:margin-right="0cm" fo:text-indent="0cm" fo:margin-top="0pt" fo:margin-bottom="12pt" fo:border="none"/>
    </style:style>
    <style:style style:family="text" style:name="T1914">
      <style:text-properties fo:color="#000000" fo:font-family="Liberation Sans" style:font-family-complex="Liberation Sans" fo:font-size="12pt"/>
    </style:style>
    <style:style style:family="table-cell" style:name="ce18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92">
      <style:paragraph-properties fo:margin-left="0cm" fo:margin-right="0cm" fo:text-indent="0cm" fo:margin-top="0pt" fo:margin-bottom="12pt" fo:border="none"/>
    </style:style>
    <style:style style:family="text" style:name="T1915">
      <style:text-properties fo:color="#000000" fo:font-family="Liberation Sans" style:font-family-complex="Liberation Sans" fo:font-size="12pt"/>
    </style:style>
    <style:style style:family="table-row" style:name="ro47">
      <style:table-row-properties/>
    </style:style>
    <style:style style:family="table-cell" style:name="ce18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93">
      <style:paragraph-properties fo:margin-left="0cm" fo:margin-right="0cm" fo:text-indent="0cm" fo:margin-top="0pt" fo:margin-bottom="12pt" fo:border="none"/>
    </style:style>
    <style:style style:family="text" style:name="T1916">
      <style:text-properties fo:color="#000000" fo:font-family="Liberation Sans" style:font-family-complex="Liberation Sans"/>
    </style:style>
    <style:style style:family="table-cell" style:name="ce18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94">
      <style:paragraph-properties fo:margin-left="0cm" fo:margin-right="0cm" fo:text-indent="0cm" fo:margin-top="0pt" fo:margin-bottom="12pt" fo:border="none"/>
    </style:style>
    <style:style style:family="text" style:name="T1917">
      <style:text-properties fo:color="#000000" fo:font-family="Liberation Sans" style:font-family-complex="Liberation Sans"/>
    </style:style>
    <style:style style:family="table-cell" style:name="ce18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95">
      <style:paragraph-properties fo:margin-left="0cm" fo:margin-right="0cm" fo:text-indent="0cm" fo:margin-top="0pt" fo:margin-bottom="12pt" fo:border="none"/>
    </style:style>
    <style:style style:family="text" style:name="T1918">
      <style:text-properties fo:color="#000000" fo:font-family="Liberation Sans" style:font-family-complex="Liberation Sans" fo:font-size="12pt"/>
    </style:style>
    <style:style style:family="table-cell" style:name="ce18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96">
      <style:paragraph-properties fo:margin-left="0cm" fo:margin-right="0cm" fo:text-indent="0cm" fo:margin-top="0pt" fo:margin-bottom="12pt" fo:border="none"/>
    </style:style>
    <style:style style:family="text" style:name="T1919">
      <style:text-properties fo:color="#000000" fo:font-family="Liberation Sans" style:font-family-complex="Liberation Sans" fo:font-size="12pt"/>
    </style:style>
    <style:style style:family="table-row" style:name="ro48">
      <style:table-row-properties/>
    </style:style>
    <style:style style:family="table-cell" style:name="ce18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97">
      <style:paragraph-properties fo:margin-left="0cm" fo:margin-right="0cm" fo:text-indent="0cm" fo:margin-top="0pt" fo:margin-bottom="12pt" fo:border="none"/>
    </style:style>
    <style:style style:family="text" style:name="T1920">
      <style:text-properties fo:color="#000000" fo:font-family="Liberation Sans" style:font-family-complex="Liberation Sans"/>
    </style:style>
    <style:style style:family="table-cell" style:name="ce19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98">
      <style:paragraph-properties fo:margin-left="0cm" fo:margin-right="0cm" fo:text-indent="0cm" fo:margin-top="0pt" fo:margin-bottom="12pt" fo:border="none"/>
    </style:style>
    <style:style style:family="text" style:name="T1921">
      <style:text-properties fo:color="#000000" fo:font-family="Liberation Sans" style:font-family-complex="Liberation Sans"/>
    </style:style>
    <style:style style:family="table-cell" style:name="ce19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599">
      <style:paragraph-properties fo:margin-left="0cm" fo:margin-right="0cm" fo:text-indent="0cm" fo:margin-top="0pt" fo:margin-bottom="12pt" fo:border="none"/>
    </style:style>
    <style:style style:family="text" style:name="T1922">
      <style:text-properties fo:color="#000000" fo:font-family="Liberation Sans" style:font-family-complex="Liberation Sans" fo:font-size="12pt"/>
    </style:style>
    <style:style style:family="table-cell" style:name="ce19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00">
      <style:paragraph-properties fo:margin-left="0cm" fo:margin-right="0cm" fo:text-indent="0cm" fo:margin-top="0pt" fo:margin-bottom="12pt" fo:border="none"/>
    </style:style>
    <style:style style:family="text" style:name="T1923">
      <style:text-properties fo:color="#000000" fo:font-family="Liberation Sans" style:font-family-complex="Liberation Sans" fo:font-size="12pt"/>
    </style:style>
    <style:style style:family="table-row" style:name="ro49">
      <style:table-row-properties/>
    </style:style>
    <style:style style:family="table-cell" style:name="ce19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01">
      <style:paragraph-properties fo:margin-left="0cm" fo:margin-right="0cm" fo:text-indent="0cm" fo:margin-top="0pt" fo:margin-bottom="12pt" fo:border="none"/>
    </style:style>
    <style:style style:family="text" style:name="T1924">
      <style:text-properties fo:color="#000000" fo:font-family="Liberation Sans" style:font-family-complex="Liberation Sans"/>
    </style:style>
    <style:style style:family="table-cell" style:name="ce19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02">
      <style:paragraph-properties fo:margin-left="0cm" fo:margin-right="0cm" fo:text-indent="0cm" fo:margin-top="0pt" fo:margin-bottom="12pt" fo:border="none"/>
    </style:style>
    <style:style style:family="text" style:name="T1925">
      <style:text-properties fo:color="#000000" fo:font-family="Liberation Sans" style:font-family-complex="Liberation Sans"/>
    </style:style>
    <style:style style:family="table-cell" style:name="ce19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03">
      <style:paragraph-properties fo:margin-left="0cm" fo:margin-right="0cm" fo:text-indent="0cm" fo:margin-top="0pt" fo:margin-bottom="12pt" fo:border="none"/>
    </style:style>
    <style:style style:family="text" style:name="T1926">
      <style:text-properties fo:color="#000000" fo:font-family="Liberation Sans" style:font-family-complex="Liberation Sans" fo:font-size="12pt"/>
    </style:style>
    <style:style style:family="table-cell" style:name="ce19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04">
      <style:paragraph-properties fo:margin-left="0cm" fo:margin-right="0cm" fo:text-indent="0cm" fo:margin-top="0pt" fo:margin-bottom="12pt" fo:border="none"/>
    </style:style>
    <style:style style:family="text" style:name="T1927">
      <style:text-properties fo:color="#000000" fo:font-family="Liberation Sans" style:font-family-complex="Liberation Sans" fo:font-size="12pt"/>
    </style:style>
    <style:style style:family="table-row" style:name="ro50">
      <style:table-row-properties/>
    </style:style>
    <style:style style:family="table-cell" style:name="ce19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05">
      <style:paragraph-properties fo:margin-left="0cm" fo:margin-right="0cm" fo:text-indent="0cm" fo:margin-top="0pt" fo:margin-bottom="12pt" fo:border="none"/>
    </style:style>
    <style:style style:family="text" style:name="T1928">
      <style:text-properties fo:color="#000000" fo:font-family="Liberation Sans" style:font-family-complex="Liberation Sans"/>
    </style:style>
    <style:style style:family="table-cell" style:name="ce19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06">
      <style:paragraph-properties fo:margin-left="0cm" fo:margin-right="0cm" fo:text-indent="0cm" fo:margin-top="0pt" fo:margin-bottom="12pt" fo:border="none"/>
    </style:style>
    <style:style style:family="text" style:name="T1929">
      <style:text-properties fo:color="#000000" fo:font-family="Liberation Sans" style:font-family-complex="Liberation Sans"/>
    </style:style>
    <style:style style:family="table-cell" style:name="ce19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07">
      <style:paragraph-properties fo:margin-left="0cm" fo:margin-right="0cm" fo:text-indent="0cm" fo:margin-top="0pt" fo:margin-bottom="12pt" fo:border="none"/>
    </style:style>
    <style:style style:family="text" style:name="T1930">
      <style:text-properties fo:color="#000000" fo:font-family="Liberation Sans" style:font-family-complex="Liberation Sans" fo:font-size="12pt"/>
    </style:style>
    <style:style style:family="table-cell" style:name="ce20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08">
      <style:paragraph-properties fo:margin-left="0cm" fo:margin-right="0cm" fo:text-indent="0cm" fo:margin-top="0pt" fo:margin-bottom="12pt" fo:border="none"/>
    </style:style>
    <style:style style:family="text" style:name="T1931">
      <style:text-properties fo:color="#000000" fo:font-family="Liberation Sans" style:font-family-complex="Liberation Sans" fo:font-size="12pt"/>
    </style:style>
    <style:style style:family="table-row" style:name="ro51">
      <style:table-row-properties/>
    </style:style>
    <style:style style:family="table-cell" style:name="ce20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09">
      <style:paragraph-properties fo:margin-left="0cm" fo:margin-right="0cm" fo:text-indent="0cm" fo:margin-top="0pt" fo:margin-bottom="12pt" fo:border="none"/>
    </style:style>
    <style:style style:family="text" style:name="T1932">
      <style:text-properties fo:color="#000000" fo:font-family="Liberation Sans" style:font-family-complex="Liberation Sans"/>
    </style:style>
    <style:style style:family="table-cell" style:name="ce20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10">
      <style:paragraph-properties fo:margin-left="0cm" fo:margin-right="0cm" fo:text-indent="0cm" fo:margin-top="0pt" fo:margin-bottom="12pt" fo:border="none"/>
    </style:style>
    <style:style style:family="text" style:name="T1933">
      <style:text-properties fo:color="#000000" fo:font-family="Liberation Sans" style:font-family-complex="Liberation Sans"/>
    </style:style>
    <style:style style:family="table-cell" style:name="ce20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11">
      <style:paragraph-properties fo:margin-left="0cm" fo:margin-right="0cm" fo:text-indent="0cm" fo:margin-top="0pt" fo:margin-bottom="12pt" fo:border="none"/>
    </style:style>
    <style:style style:family="text" style:name="T1934">
      <style:text-properties fo:color="#000000" fo:font-family="Liberation Sans" style:font-family-complex="Liberation Sans" fo:font-size="12pt"/>
    </style:style>
    <style:style style:family="table-cell" style:name="ce20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12">
      <style:paragraph-properties fo:margin-left="0cm" fo:margin-right="0cm" fo:text-indent="0cm" fo:margin-top="0pt" fo:margin-bottom="12pt" fo:border="none"/>
    </style:style>
    <style:style style:family="text" style:name="T1935">
      <style:text-properties fo:color="#000000" fo:font-family="Liberation Sans" style:font-family-complex="Liberation Sans" fo:font-size="12pt"/>
    </style:style>
    <style:style style:family="table-row" style:name="ro52">
      <style:table-row-properties/>
    </style:style>
    <style:style style:family="table-cell" style:name="ce20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13">
      <style:paragraph-properties fo:margin-left="0cm" fo:margin-right="0cm" fo:text-indent="0cm" fo:margin-top="0pt" fo:margin-bottom="12pt" fo:border="none"/>
    </style:style>
    <style:style style:family="text" style:name="T1936">
      <style:text-properties fo:color="#000000" fo:font-family="Liberation Sans" style:font-family-complex="Liberation Sans"/>
    </style:style>
    <style:style style:family="table-cell" style:name="ce20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14">
      <style:paragraph-properties fo:margin-left="0cm" fo:margin-right="0cm" fo:text-indent="0cm" fo:margin-top="0pt" fo:margin-bottom="12pt" fo:border="none"/>
    </style:style>
    <style:style style:family="text" style:name="T1937">
      <style:text-properties fo:color="#000000" fo:font-family="Liberation Sans" style:font-family-complex="Liberation Sans"/>
    </style:style>
    <style:style style:family="table-cell" style:name="ce20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15">
      <style:paragraph-properties fo:margin-left="0cm" fo:margin-right="0cm" fo:text-indent="0cm" fo:margin-top="0pt" fo:margin-bottom="12pt" fo:border="none"/>
    </style:style>
    <style:style style:family="text" style:name="T1938">
      <style:text-properties fo:color="#000000" fo:font-family="Liberation Sans" style:font-family-complex="Liberation Sans" fo:font-size="12pt"/>
    </style:style>
    <style:style style:family="table-cell" style:name="ce20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16">
      <style:paragraph-properties fo:margin-left="0cm" fo:margin-right="0cm" fo:text-indent="0cm" fo:margin-top="0pt" fo:margin-bottom="12pt" fo:border="none"/>
    </style:style>
    <style:style style:family="text" style:name="T1939">
      <style:text-properties fo:color="#000000" fo:font-family="Liberation Sans" style:font-family-complex="Liberation Sans" fo:font-size="12pt"/>
    </style:style>
    <style:style style:family="table-row" style:name="ro53">
      <style:table-row-properties/>
    </style:style>
    <style:style style:family="table-cell" style:name="ce20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17">
      <style:paragraph-properties fo:margin-left="0cm" fo:margin-right="0cm" fo:text-indent="0cm" fo:margin-top="0pt" fo:margin-bottom="12pt" fo:border="none"/>
    </style:style>
    <style:style style:family="text" style:name="T1940">
      <style:text-properties fo:color="#000000" fo:font-family="Liberation Sans" style:font-family-complex="Liberation Sans"/>
    </style:style>
    <style:style style:family="table-cell" style:name="ce21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18">
      <style:paragraph-properties fo:margin-left="0cm" fo:margin-right="0cm" fo:text-indent="0cm" fo:margin-top="0pt" fo:margin-bottom="12pt" fo:border="none"/>
    </style:style>
    <style:style style:family="text" style:name="T1941">
      <style:text-properties fo:color="#000000" fo:font-family="Liberation Sans" style:font-family-complex="Liberation Sans"/>
    </style:style>
    <style:style style:family="table-cell" style:name="ce21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19">
      <style:paragraph-properties fo:margin-left="0cm" fo:margin-right="0cm" fo:text-indent="0cm" fo:margin-top="0pt" fo:margin-bottom="12pt" fo:border="none"/>
    </style:style>
    <style:style style:family="text" style:name="T1942">
      <style:text-properties fo:color="#000000" fo:font-family="Liberation Sans" style:font-family-complex="Liberation Sans" fo:font-size="12pt"/>
    </style:style>
    <style:style style:family="table-cell" style:name="ce21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20">
      <style:paragraph-properties fo:margin-left="0cm" fo:margin-right="0cm" fo:text-indent="0cm" fo:margin-top="0pt" fo:margin-bottom="12pt" fo:border="none"/>
    </style:style>
    <style:style style:family="text" style:name="T1943">
      <style:text-properties fo:color="#000000" fo:font-family="Liberation Sans" style:font-family-complex="Liberation Sans" fo:font-size="12pt"/>
    </style:style>
    <style:style style:family="table-row" style:name="ro54">
      <style:table-row-properties/>
    </style:style>
    <style:style style:family="table-cell" style:name="ce21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21">
      <style:paragraph-properties fo:margin-left="0cm" fo:margin-right="0cm" fo:text-indent="0cm" fo:margin-top="0pt" fo:margin-bottom="12pt" fo:border="none"/>
    </style:style>
    <style:style style:family="text" style:name="T1944">
      <style:text-properties fo:color="#000000" fo:font-family="Liberation Sans" style:font-family-complex="Liberation Sans"/>
    </style:style>
    <style:style style:family="table-cell" style:name="ce21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22">
      <style:paragraph-properties fo:margin-left="0cm" fo:margin-right="0cm" fo:text-indent="0cm" fo:margin-top="0pt" fo:margin-bottom="12pt" fo:border="none"/>
    </style:style>
    <style:style style:family="text" style:name="T1945">
      <style:text-properties fo:color="#000000" fo:font-family="Liberation Sans" style:font-family-complex="Liberation Sans"/>
    </style:style>
    <style:style style:family="table-cell" style:name="ce21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23">
      <style:paragraph-properties fo:margin-left="0cm" fo:margin-right="0cm" fo:text-indent="0cm" fo:margin-top="0pt" fo:margin-bottom="12pt" fo:border="none"/>
    </style:style>
    <style:style style:family="text" style:name="T1946">
      <style:text-properties fo:color="#000000" fo:font-family="Liberation Sans" style:font-family-complex="Liberation Sans" fo:font-size="12pt"/>
    </style:style>
    <style:style style:family="table-cell" style:name="ce21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24">
      <style:paragraph-properties fo:margin-left="0cm" fo:margin-right="0cm" fo:text-indent="0cm" fo:margin-top="0pt" fo:margin-bottom="12pt" fo:border="none"/>
    </style:style>
    <style:style style:family="text" style:name="T1947">
      <style:text-properties fo:color="#000000" fo:font-family="Liberation Sans" style:font-family-complex="Liberation Sans" fo:font-size="12pt"/>
    </style:style>
    <style:style style:family="table-row" style:name="ro55">
      <style:table-row-properties/>
    </style:style>
    <style:style style:family="table-cell" style:name="ce21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25">
      <style:paragraph-properties fo:margin-left="0cm" fo:margin-right="0cm" fo:text-indent="0cm" fo:margin-top="0pt" fo:margin-bottom="12pt" fo:border="none"/>
    </style:style>
    <style:style style:family="text" style:name="T1948">
      <style:text-properties fo:color="#000000" fo:font-family="Liberation Sans" style:font-family-complex="Liberation Sans"/>
    </style:style>
    <style:style style:family="table-cell" style:name="ce21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26">
      <style:paragraph-properties fo:margin-left="0cm" fo:margin-right="0cm" fo:text-indent="0cm" fo:margin-top="0pt" fo:margin-bottom="12pt" fo:border="none"/>
    </style:style>
    <style:style style:family="text" style:name="T1949">
      <style:text-properties fo:color="#000000" fo:font-family="Liberation Sans" style:font-family-complex="Liberation Sans"/>
    </style:style>
    <style:style style:family="table-cell" style:name="ce21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27">
      <style:paragraph-properties fo:margin-left="0cm" fo:margin-right="0cm" fo:text-indent="0cm" fo:margin-top="0pt" fo:margin-bottom="12pt" fo:border="none"/>
    </style:style>
    <style:style style:family="text" style:name="T1950">
      <style:text-properties fo:color="#000000" fo:font-family="Liberation Sans" style:font-family-complex="Liberation Sans" fo:font-size="12pt"/>
    </style:style>
    <style:style style:family="table-cell" style:name="ce22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28">
      <style:paragraph-properties fo:margin-left="0cm" fo:margin-right="0cm" fo:text-indent="0cm" fo:margin-top="0pt" fo:margin-bottom="12pt" fo:border="none"/>
    </style:style>
    <style:style style:family="text" style:name="T1951">
      <style:text-properties fo:color="#000000" fo:font-family="Liberation Sans" style:font-family-complex="Liberation Sans" fo:font-size="12pt"/>
    </style:style>
    <style:style style:family="table-row" style:name="ro56">
      <style:table-row-properties/>
    </style:style>
    <style:style style:family="table-cell" style:name="ce22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29">
      <style:paragraph-properties fo:margin-left="0cm" fo:margin-right="0cm" fo:text-indent="0cm" fo:margin-top="0pt" fo:margin-bottom="12pt" fo:border="none"/>
    </style:style>
    <style:style style:family="text" style:name="T1952">
      <style:text-properties fo:color="#000000" fo:font-family="Liberation Sans" style:font-family-complex="Liberation Sans"/>
    </style:style>
    <style:style style:family="table-cell" style:name="ce22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30">
      <style:paragraph-properties fo:margin-left="0cm" fo:margin-right="0cm" fo:text-indent="0cm" fo:margin-top="0pt" fo:margin-bottom="12pt" fo:border="none"/>
    </style:style>
    <style:style style:family="text" style:name="T1953">
      <style:text-properties fo:color="#000000" fo:font-family="Liberation Sans" style:font-family-complex="Liberation Sans"/>
    </style:style>
    <style:style style:family="table-cell" style:name="ce22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31">
      <style:paragraph-properties fo:margin-left="0cm" fo:margin-right="0cm" fo:text-indent="0cm" fo:margin-top="0pt" fo:margin-bottom="12pt" fo:border="none"/>
    </style:style>
    <style:style style:family="text" style:name="T1954">
      <style:text-properties fo:color="#000000" fo:font-family="Liberation Sans" style:font-family-complex="Liberation Sans" fo:font-size="12pt"/>
    </style:style>
    <style:style style:family="table-cell" style:name="ce22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32">
      <style:paragraph-properties fo:margin-left="0cm" fo:margin-right="0cm" fo:text-indent="0cm" fo:margin-top="0pt" fo:margin-bottom="12pt" fo:border="none"/>
    </style:style>
    <style:style style:family="text" style:name="T1955">
      <style:text-properties fo:color="#000000" fo:font-family="Liberation Sans" style:font-family-complex="Liberation Sans" fo:font-size="12pt"/>
    </style:style>
    <style:style style:family="table-row" style:name="ro57">
      <style:table-row-properties/>
    </style:style>
    <style:style style:family="table-cell" style:name="ce22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33">
      <style:paragraph-properties fo:margin-left="0cm" fo:margin-right="0cm" fo:text-indent="0cm" fo:margin-top="0pt" fo:margin-bottom="12pt" fo:border="none"/>
    </style:style>
    <style:style style:family="text" style:name="T1956">
      <style:text-properties fo:color="#000000" fo:font-family="Liberation Sans" style:font-family-complex="Liberation Sans"/>
    </style:style>
    <style:style style:family="table-cell" style:name="ce22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34">
      <style:paragraph-properties fo:margin-left="0cm" fo:margin-right="0cm" fo:text-indent="0cm" fo:margin-top="0pt" fo:margin-bottom="12pt" fo:border="none"/>
    </style:style>
    <style:style style:family="text" style:name="T1957">
      <style:text-properties fo:color="#000000" fo:font-family="Liberation Sans" style:font-family-complex="Liberation Sans"/>
    </style:style>
    <style:style style:family="table-cell" style:name="ce22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35">
      <style:paragraph-properties fo:margin-left="0cm" fo:margin-right="0cm" fo:text-indent="0cm" fo:margin-top="0pt" fo:margin-bottom="12pt" fo:border="none"/>
    </style:style>
    <style:style style:family="text" style:name="T1958">
      <style:text-properties fo:color="#000000" fo:font-family="Liberation Sans" style:font-family-complex="Liberation Sans" fo:font-size="12pt"/>
    </style:style>
    <style:style style:family="table-cell" style:name="ce22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36">
      <style:paragraph-properties fo:margin-left="0cm" fo:margin-right="0cm" fo:text-indent="0cm" fo:margin-top="0pt" fo:margin-bottom="12pt" fo:border="none"/>
    </style:style>
    <style:style style:family="text" style:name="T1959">
      <style:text-properties fo:color="#000000" fo:font-family="Liberation Sans" style:font-family-complex="Liberation Sans" fo:font-size="12pt"/>
    </style:style>
    <style:style style:family="table-row" style:name="ro58">
      <style:table-row-properties/>
    </style:style>
    <style:style style:family="table-cell" style:name="ce22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37">
      <style:paragraph-properties fo:margin-left="0cm" fo:margin-right="0cm" fo:text-indent="0cm" fo:margin-top="0pt" fo:margin-bottom="12pt" fo:border="none"/>
    </style:style>
    <style:style style:family="text" style:name="T1960">
      <style:text-properties fo:color="#000000" fo:font-family="Liberation Sans" style:font-family-complex="Liberation Sans"/>
    </style:style>
    <style:style style:family="table-cell" style:name="ce23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38">
      <style:paragraph-properties fo:margin-left="0cm" fo:margin-right="0cm" fo:text-indent="0cm" fo:margin-top="0pt" fo:margin-bottom="12pt" fo:border="none"/>
    </style:style>
    <style:style style:family="text" style:name="T1961">
      <style:text-properties fo:color="#000000" fo:font-family="Liberation Sans" style:font-family-complex="Liberation Sans"/>
    </style:style>
    <style:style style:family="table-cell" style:name="ce23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39">
      <style:paragraph-properties fo:margin-left="0cm" fo:margin-right="0cm" fo:text-indent="0cm" fo:margin-top="0pt" fo:margin-bottom="12pt" fo:border="none"/>
    </style:style>
    <style:style style:family="text" style:name="T1962">
      <style:text-properties fo:color="#000000" fo:font-family="Liberation Sans" style:font-family-complex="Liberation Sans" fo:font-size="12pt"/>
    </style:style>
    <style:style style:family="table-cell" style:name="ce23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40">
      <style:paragraph-properties fo:margin-left="0cm" fo:margin-right="0cm" fo:text-indent="0cm" fo:margin-top="0pt" fo:margin-bottom="12pt" fo:border="none"/>
    </style:style>
    <style:style style:family="text" style:name="T1963">
      <style:text-properties fo:color="#000000" fo:font-family="Liberation Sans" style:font-family-complex="Liberation Sans" fo:font-size="12pt"/>
    </style:style>
    <style:style style:family="table-row" style:name="ro59">
      <style:table-row-properties/>
    </style:style>
    <style:style style:family="table-cell" style:name="ce23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41">
      <style:paragraph-properties fo:margin-left="0cm" fo:margin-right="0cm" fo:text-indent="0cm" fo:margin-top="0pt" fo:margin-bottom="12pt" fo:border="none"/>
    </style:style>
    <style:style style:family="text" style:name="T1964">
      <style:text-properties fo:color="#000000" fo:font-family="Liberation Sans" style:font-family-complex="Liberation Sans"/>
    </style:style>
    <style:style style:family="table-cell" style:name="ce23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42">
      <style:paragraph-properties fo:margin-left="0cm" fo:margin-right="0cm" fo:text-indent="0cm" fo:margin-top="0pt" fo:margin-bottom="12pt" fo:border="none"/>
    </style:style>
    <style:style style:family="text" style:name="T1965">
      <style:text-properties fo:color="#000000" fo:font-family="Liberation Sans" style:font-family-complex="Liberation Sans"/>
    </style:style>
    <style:style style:family="table-cell" style:name="ce23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43">
      <style:paragraph-properties fo:margin-left="0cm" fo:margin-right="0cm" fo:text-indent="0cm" fo:margin-top="0pt" fo:margin-bottom="12pt" fo:border="none"/>
    </style:style>
    <style:style style:family="text" style:name="T1966">
      <style:text-properties fo:color="#000000" fo:font-family="Liberation Sans" style:font-family-complex="Liberation Sans" fo:font-size="12pt"/>
    </style:style>
    <style:style style:family="table-cell" style:name="ce23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44">
      <style:paragraph-properties fo:margin-left="0cm" fo:margin-right="0cm" fo:text-indent="0cm" fo:margin-top="0pt" fo:margin-bottom="12pt" fo:border="none"/>
    </style:style>
    <style:style style:family="text" style:name="T1967">
      <style:text-properties fo:color="#000000" fo:font-family="Liberation Sans" style:font-family-complex="Liberation Sans" fo:font-size="12pt"/>
    </style:style>
    <style:style style:family="table-row" style:name="ro60">
      <style:table-row-properties/>
    </style:style>
    <style:style style:family="table-cell" style:name="ce23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45">
      <style:paragraph-properties fo:margin-left="0cm" fo:margin-right="0cm" fo:text-indent="0cm" fo:margin-top="0pt" fo:margin-bottom="12pt" fo:border="none"/>
    </style:style>
    <style:style style:family="text" style:name="T1968">
      <style:text-properties fo:color="#000000" fo:font-family="Liberation Sans" style:font-family-complex="Liberation Sans"/>
    </style:style>
    <style:style style:family="table-cell" style:name="ce23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46">
      <style:paragraph-properties fo:margin-left="0cm" fo:margin-right="0cm" fo:text-indent="0cm" fo:margin-top="0pt" fo:margin-bottom="12pt" fo:border="none"/>
    </style:style>
    <style:style style:family="text" style:name="T1969">
      <style:text-properties fo:color="#000000" fo:font-family="Liberation Sans" style:font-family-complex="Liberation Sans"/>
    </style:style>
    <style:style style:family="table-cell" style:name="ce23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47">
      <style:paragraph-properties fo:margin-left="0cm" fo:margin-right="0cm" fo:text-indent="0cm" fo:margin-top="0pt" fo:margin-bottom="12pt" fo:border="none"/>
    </style:style>
    <style:style style:family="text" style:name="T1970">
      <style:text-properties fo:color="#000000" fo:font-family="Liberation Sans" style:font-family-complex="Liberation Sans" fo:font-size="12pt"/>
    </style:style>
    <style:style style:family="table-cell" style:name="ce24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48">
      <style:paragraph-properties fo:margin-left="0cm" fo:margin-right="0cm" fo:text-indent="0cm" fo:margin-top="0pt" fo:margin-bottom="12pt" fo:border="none"/>
    </style:style>
    <style:style style:family="text" style:name="T1971">
      <style:text-properties fo:color="#000000" fo:font-family="Liberation Sans" style:font-family-complex="Liberation Sans" fo:font-size="12pt"/>
    </style:style>
    <style:style style:family="table-row" style:name="ro61">
      <style:table-row-properties/>
    </style:style>
    <style:style style:family="table-cell" style:name="ce24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49">
      <style:paragraph-properties fo:margin-left="0cm" fo:margin-right="0cm" fo:text-indent="0cm" fo:margin-top="0pt" fo:margin-bottom="12pt" fo:border="none"/>
    </style:style>
    <style:style style:family="text" style:name="T1972">
      <style:text-properties fo:color="#000000" fo:font-family="Liberation Sans" style:font-family-complex="Liberation Sans"/>
    </style:style>
    <style:style style:family="table-cell" style:name="ce24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50">
      <style:paragraph-properties fo:margin-left="0cm" fo:margin-right="0cm" fo:text-indent="0cm" fo:margin-top="0pt" fo:margin-bottom="12pt" fo:border="none"/>
    </style:style>
    <style:style style:family="text" style:name="T1973">
      <style:text-properties fo:color="#000000" fo:font-family="Liberation Sans" style:font-family-complex="Liberation Sans"/>
    </style:style>
    <style:style style:family="table-cell" style:name="ce24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51">
      <style:paragraph-properties fo:margin-left="0cm" fo:margin-right="0cm" fo:text-indent="0cm" fo:margin-top="0pt" fo:margin-bottom="12pt" fo:border="none"/>
    </style:style>
    <style:style style:family="text" style:name="T1974">
      <style:text-properties fo:color="#000000" fo:font-family="Liberation Sans" style:font-family-complex="Liberation Sans" fo:font-size="12pt"/>
    </style:style>
    <style:style style:family="table-cell" style:name="ce24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52">
      <style:paragraph-properties fo:margin-left="0cm" fo:margin-right="0cm" fo:text-indent="0cm" fo:margin-top="0pt" fo:margin-bottom="12pt" fo:border="none"/>
    </style:style>
    <style:style style:family="text" style:name="T1975">
      <style:text-properties fo:color="#000000" fo:font-family="Liberation Sans" style:font-family-complex="Liberation Sans" fo:font-size="12pt"/>
    </style:style>
    <style:style style:family="table-row" style:name="ro62">
      <style:table-row-properties/>
    </style:style>
    <style:style style:family="table-cell" style:name="ce24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53">
      <style:paragraph-properties fo:margin-left="0cm" fo:margin-right="0cm" fo:text-indent="0cm" fo:margin-top="0pt" fo:margin-bottom="12pt" fo:border="none"/>
    </style:style>
    <style:style style:family="text" style:name="T1976">
      <style:text-properties fo:color="#000000" fo:font-family="Liberation Sans" style:font-family-complex="Liberation Sans"/>
    </style:style>
    <style:style style:family="table-cell" style:name="ce24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54">
      <style:paragraph-properties fo:margin-left="0cm" fo:margin-right="0cm" fo:text-indent="0cm" fo:margin-top="0pt" fo:margin-bottom="12pt" fo:border="none"/>
    </style:style>
    <style:style style:family="text" style:name="T1977">
      <style:text-properties fo:color="#000000" fo:font-family="Liberation Sans" style:font-family-complex="Liberation Sans"/>
    </style:style>
    <style:style style:family="table-cell" style:name="ce24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55">
      <style:paragraph-properties fo:margin-left="0cm" fo:margin-right="0cm" fo:text-indent="0cm" fo:margin-top="0pt" fo:margin-bottom="12pt" fo:border="none"/>
    </style:style>
    <style:style style:family="text" style:name="T1978">
      <style:text-properties fo:color="#000000" fo:font-family="Liberation Sans" style:font-family-complex="Liberation Sans" fo:font-size="12pt"/>
    </style:style>
    <style:style style:family="table-cell" style:name="ce24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56">
      <style:paragraph-properties fo:margin-left="0cm" fo:margin-right="0cm" fo:text-indent="0cm" fo:margin-top="0pt" fo:margin-bottom="12pt" fo:border="none"/>
    </style:style>
    <style:style style:family="text" style:name="T1979">
      <style:text-properties fo:color="#000000" fo:font-family="Liberation Sans" style:font-family-complex="Liberation Sans" fo:font-size="12pt"/>
    </style:style>
    <style:style style:family="table-row" style:name="ro63">
      <style:table-row-properties/>
    </style:style>
    <style:style style:family="table-cell" style:name="ce24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57">
      <style:paragraph-properties fo:margin-left="0cm" fo:margin-right="0cm" fo:text-indent="0cm" fo:margin-top="0pt" fo:margin-bottom="12pt" fo:border="none"/>
    </style:style>
    <style:style style:family="text" style:name="T1980">
      <style:text-properties fo:color="#000000" fo:font-family="Liberation Sans" style:font-family-complex="Liberation Sans"/>
    </style:style>
    <style:style style:family="table-cell" style:name="ce25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58">
      <style:paragraph-properties fo:margin-left="0cm" fo:margin-right="0cm" fo:text-indent="0cm" fo:margin-top="0pt" fo:margin-bottom="12pt" fo:border="none"/>
    </style:style>
    <style:style style:family="text" style:name="T1981">
      <style:text-properties fo:color="#000000" fo:font-family="Liberation Sans" style:font-family-complex="Liberation Sans"/>
    </style:style>
    <style:style style:family="table-cell" style:name="ce25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59">
      <style:paragraph-properties fo:margin-left="0cm" fo:margin-right="0cm" fo:text-indent="0cm" fo:margin-top="0pt" fo:margin-bottom="12pt" fo:border="none"/>
    </style:style>
    <style:style style:family="text" style:name="T1982">
      <style:text-properties fo:color="#000000" fo:font-family="Liberation Sans" style:font-family-complex="Liberation Sans" fo:font-size="12pt"/>
    </style:style>
    <style:style style:family="table-cell" style:name="ce25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60">
      <style:paragraph-properties fo:margin-left="0cm" fo:margin-right="0cm" fo:text-indent="0cm" fo:margin-top="0pt" fo:margin-bottom="12pt" fo:border="none"/>
    </style:style>
    <style:style style:family="text" style:name="T1983">
      <style:text-properties fo:color="#000000" fo:font-family="Liberation Sans" style:font-family-complex="Liberation Sans" fo:font-size="12pt"/>
    </style:style>
    <style:style style:family="table-row" style:name="ro64">
      <style:table-row-properties/>
    </style:style>
    <style:style style:family="table-cell" style:name="ce25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61">
      <style:paragraph-properties fo:margin-left="0cm" fo:margin-right="0cm" fo:text-indent="0cm" fo:margin-top="0pt" fo:margin-bottom="12pt" fo:border="none"/>
    </style:style>
    <style:style style:family="text" style:name="T1984">
      <style:text-properties fo:color="#000000" fo:font-family="Liberation Sans" style:font-family-complex="Liberation Sans"/>
    </style:style>
    <style:style style:family="table-cell" style:name="ce25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62">
      <style:paragraph-properties fo:margin-left="0cm" fo:margin-right="0cm" fo:text-indent="0cm" fo:margin-top="0pt" fo:margin-bottom="12pt" fo:border="none"/>
    </style:style>
    <style:style style:family="text" style:name="T1985">
      <style:text-properties fo:color="#000000" fo:font-family="Liberation Sans" style:font-family-complex="Liberation Sans"/>
    </style:style>
    <style:style style:family="table-cell" style:name="ce25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63">
      <style:paragraph-properties fo:margin-left="0cm" fo:margin-right="0cm" fo:text-indent="0cm" fo:margin-top="0pt" fo:margin-bottom="12pt" fo:border="none"/>
    </style:style>
    <style:style style:family="text" style:name="T1986">
      <style:text-properties fo:color="#000000" fo:font-family="Liberation Sans" style:font-family-complex="Liberation Sans" fo:font-size="12pt"/>
    </style:style>
    <style:style style:family="table-cell" style:name="ce25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64">
      <style:paragraph-properties fo:margin-left="0cm" fo:margin-right="0cm" fo:text-indent="0cm" fo:margin-top="0pt" fo:margin-bottom="12pt" fo:border="none"/>
    </style:style>
    <style:style style:family="text" style:name="T1987">
      <style:text-properties fo:color="#000000" fo:font-family="Liberation Sans" style:font-family-complex="Liberation Sans" fo:font-size="12pt"/>
    </style:style>
    <style:style style:family="table-row" style:name="ro65">
      <style:table-row-properties/>
    </style:style>
    <style:style style:family="table-cell" style:name="ce25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65">
      <style:paragraph-properties fo:margin-left="0cm" fo:margin-right="0cm" fo:text-indent="0cm" fo:margin-top="0pt" fo:margin-bottom="12pt" fo:border="none"/>
    </style:style>
    <style:style style:family="text" style:name="T1988">
      <style:text-properties fo:color="#000000" fo:font-family="Liberation Sans" style:font-family-complex="Liberation Sans"/>
    </style:style>
    <style:style style:family="table-cell" style:name="ce25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66">
      <style:paragraph-properties fo:margin-left="0cm" fo:margin-right="0cm" fo:text-indent="0cm" fo:margin-top="0pt" fo:margin-bottom="12pt" fo:border="none"/>
    </style:style>
    <style:style style:family="text" style:name="T1989">
      <style:text-properties fo:color="#000000" fo:font-family="Liberation Sans" style:font-family-complex="Liberation Sans"/>
    </style:style>
    <style:style style:family="table-cell" style:name="ce25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67">
      <style:paragraph-properties fo:margin-left="0cm" fo:margin-right="0cm" fo:text-indent="0cm" fo:margin-top="0pt" fo:margin-bottom="12pt" fo:border="none"/>
    </style:style>
    <style:style style:family="text" style:name="T1990">
      <style:text-properties fo:color="#000000" fo:font-family="Liberation Sans" style:font-family-complex="Liberation Sans" fo:font-size="12pt"/>
    </style:style>
    <style:style style:family="table-cell" style:name="ce26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68">
      <style:paragraph-properties fo:margin-left="0cm" fo:margin-right="0cm" fo:text-indent="0cm" fo:margin-top="0pt" fo:margin-bottom="12pt" fo:border="none"/>
    </style:style>
    <style:style style:family="text" style:name="T1991">
      <style:text-properties fo:color="#000000" fo:font-family="Liberation Sans" style:font-family-complex="Liberation Sans" fo:font-size="12pt"/>
    </style:style>
    <style:style style:family="table-row" style:name="ro66">
      <style:table-row-properties/>
    </style:style>
    <style:style style:family="table-cell" style:name="ce26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69">
      <style:paragraph-properties fo:margin-left="0cm" fo:margin-right="0cm" fo:text-indent="0cm" fo:margin-top="0pt" fo:margin-bottom="12pt" fo:border="none"/>
    </style:style>
    <style:style style:family="text" style:name="T1992">
      <style:text-properties fo:color="#000000" fo:font-family="Liberation Sans" style:font-family-complex="Liberation Sans"/>
    </style:style>
    <style:style style:family="table-cell" style:name="ce26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70">
      <style:paragraph-properties fo:margin-left="0cm" fo:margin-right="0cm" fo:text-indent="0cm" fo:margin-top="0pt" fo:margin-bottom="12pt" fo:border="none"/>
    </style:style>
    <style:style style:family="text" style:name="T1993">
      <style:text-properties fo:color="#000000" fo:font-family="Liberation Sans" style:font-family-complex="Liberation Sans"/>
    </style:style>
    <style:style style:family="table-cell" style:name="ce26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71">
      <style:paragraph-properties fo:margin-left="0cm" fo:margin-right="0cm" fo:text-indent="0cm" fo:margin-top="0pt" fo:margin-bottom="12pt" fo:border="none"/>
    </style:style>
    <style:style style:family="text" style:name="T1994">
      <style:text-properties fo:color="#000000" fo:font-family="Liberation Sans" style:font-family-complex="Liberation Sans" fo:font-size="12pt"/>
    </style:style>
    <style:style style:family="table-cell" style:name="ce26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72">
      <style:paragraph-properties fo:margin-left="0cm" fo:margin-right="0cm" fo:text-indent="0cm" fo:margin-top="0pt" fo:margin-bottom="12pt" fo:border="none"/>
    </style:style>
    <style:style style:family="text" style:name="T1995">
      <style:text-properties fo:color="#000000" fo:font-family="Liberation Sans" style:font-family-complex="Liberation Sans" fo:font-size="12pt"/>
    </style:style>
    <style:style style:family="table-row" style:name="ro67">
      <style:table-row-properties/>
    </style:style>
    <style:style style:family="table-cell" style:name="ce26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73">
      <style:paragraph-properties fo:margin-left="0cm" fo:margin-right="0cm" fo:text-indent="0cm" fo:margin-top="0pt" fo:margin-bottom="12pt" fo:border="none"/>
    </style:style>
    <style:style style:family="text" style:name="T1996">
      <style:text-properties fo:color="#000000" fo:font-family="Liberation Sans" style:font-family-complex="Liberation Sans"/>
    </style:style>
    <style:style style:family="table-cell" style:name="ce26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74">
      <style:paragraph-properties fo:margin-left="0cm" fo:margin-right="0cm" fo:text-indent="0cm" fo:margin-top="0pt" fo:margin-bottom="12pt" fo:border="none"/>
    </style:style>
    <style:style style:family="text" style:name="T1997">
      <style:text-properties fo:color="#000000" fo:font-family="Liberation Sans" style:font-family-complex="Liberation Sans"/>
    </style:style>
    <style:style style:family="table-cell" style:name="ce26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75">
      <style:paragraph-properties fo:margin-left="0cm" fo:margin-right="0cm" fo:text-indent="0cm" fo:margin-top="0pt" fo:margin-bottom="12pt" fo:border="none"/>
    </style:style>
    <style:style style:family="text" style:name="T1998">
      <style:text-properties fo:color="#000000" fo:font-family="Liberation Sans" style:font-family-complex="Liberation Sans" fo:font-size="12pt"/>
    </style:style>
    <style:style style:family="table-cell" style:name="ce26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76">
      <style:paragraph-properties fo:margin-left="0cm" fo:margin-right="0cm" fo:text-indent="0cm" fo:margin-top="0pt" fo:margin-bottom="12pt" fo:border="none"/>
    </style:style>
    <style:style style:family="text" style:name="T1999">
      <style:text-properties fo:color="#000000" fo:font-family="Liberation Sans" style:font-family-complex="Liberation Sans" fo:font-size="12pt"/>
    </style:style>
    <style:style style:family="table-row" style:name="ro68">
      <style:table-row-properties/>
    </style:style>
    <style:style style:family="table-cell" style:name="ce26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77">
      <style:paragraph-properties fo:margin-left="0cm" fo:margin-right="0cm" fo:text-indent="0cm" fo:margin-top="0pt" fo:margin-bottom="12pt" fo:border="none"/>
    </style:style>
    <style:style style:family="text" style:name="T2000">
      <style:text-properties fo:color="#000000" fo:font-family="Liberation Sans" style:font-family-complex="Liberation Sans"/>
    </style:style>
    <style:style style:family="table-cell" style:name="ce27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78">
      <style:paragraph-properties fo:margin-left="0cm" fo:margin-right="0cm" fo:text-indent="0cm" fo:margin-top="0pt" fo:margin-bottom="12pt" fo:border="none"/>
    </style:style>
    <style:style style:family="text" style:name="T2001">
      <style:text-properties fo:color="#000000" fo:font-family="Liberation Sans" style:font-family-complex="Liberation Sans"/>
    </style:style>
    <style:style style:family="table-cell" style:name="ce27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79">
      <style:paragraph-properties fo:margin-left="0cm" fo:margin-right="0cm" fo:text-indent="0cm" fo:margin-top="0pt" fo:margin-bottom="12pt" fo:border="none"/>
    </style:style>
    <style:style style:family="text" style:name="T2002">
      <style:text-properties fo:color="#000000" fo:font-family="Liberation Sans" style:font-family-complex="Liberation Sans" fo:font-size="12pt"/>
    </style:style>
    <style:style style:family="table-cell" style:name="ce27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80">
      <style:paragraph-properties fo:margin-left="0cm" fo:margin-right="0cm" fo:text-indent="0cm" fo:margin-top="0pt" fo:margin-bottom="12pt" fo:border="none"/>
    </style:style>
    <style:style style:family="text" style:name="T2003">
      <style:text-properties fo:color="#000000" fo:font-family="Liberation Sans" style:font-family-complex="Liberation Sans" fo:font-size="12pt"/>
    </style:style>
    <style:style style:family="table-row" style:name="ro69">
      <style:table-row-properties/>
    </style:style>
    <style:style style:family="table-cell" style:name="ce27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81">
      <style:paragraph-properties fo:margin-left="0cm" fo:margin-right="0cm" fo:text-indent="0cm" fo:margin-top="0pt" fo:margin-bottom="12pt" fo:border="none"/>
    </style:style>
    <style:style style:family="text" style:name="T2004">
      <style:text-properties fo:color="#000000" fo:font-family="Liberation Sans" style:font-family-complex="Liberation Sans"/>
    </style:style>
    <style:style style:family="table-cell" style:name="ce27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82">
      <style:paragraph-properties fo:margin-left="0cm" fo:margin-right="0cm" fo:text-indent="0cm" fo:margin-top="0pt" fo:margin-bottom="12pt" fo:border="none"/>
    </style:style>
    <style:style style:family="text" style:name="T2005">
      <style:text-properties fo:color="#000000" fo:font-family="Liberation Sans" style:font-family-complex="Liberation Sans"/>
    </style:style>
    <style:style style:family="table-cell" style:name="ce27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83">
      <style:paragraph-properties fo:margin-left="0cm" fo:margin-right="0cm" fo:text-indent="0cm" fo:margin-top="0pt" fo:margin-bottom="12pt" fo:border="none"/>
    </style:style>
    <style:style style:family="text" style:name="T2006">
      <style:text-properties fo:color="#000000" fo:font-family="Liberation Sans" style:font-family-complex="Liberation Sans" fo:font-size="12pt"/>
    </style:style>
    <style:style style:family="table-cell" style:name="ce27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84">
      <style:paragraph-properties fo:margin-left="0cm" fo:margin-right="0cm" fo:text-indent="0cm" fo:margin-top="0pt" fo:margin-bottom="12pt" fo:border="none"/>
    </style:style>
    <style:style style:family="text" style:name="T2007">
      <style:text-properties fo:color="#000000" fo:font-family="Liberation Sans" style:font-family-complex="Liberation Sans" fo:font-size="12pt"/>
    </style:style>
    <style:style style:family="table-row" style:name="ro70">
      <style:table-row-properties/>
    </style:style>
    <style:style style:family="table-cell" style:name="ce27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85">
      <style:paragraph-properties fo:margin-left="0cm" fo:margin-right="0cm" fo:text-indent="0cm" fo:margin-top="0pt" fo:margin-bottom="12pt" fo:border="none"/>
    </style:style>
    <style:style style:family="text" style:name="T2008">
      <style:text-properties fo:color="#000000" fo:font-family="Liberation Sans" style:font-family-complex="Liberation Sans"/>
    </style:style>
    <style:style style:family="table-cell" style:name="ce27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86">
      <style:paragraph-properties fo:margin-left="0cm" fo:margin-right="0cm" fo:text-indent="0cm" fo:margin-top="0pt" fo:margin-bottom="12pt" fo:border="none"/>
    </style:style>
    <style:style style:family="text" style:name="T2009">
      <style:text-properties fo:color="#000000" fo:font-family="Liberation Sans" style:font-family-complex="Liberation Sans"/>
    </style:style>
    <style:style style:family="table-cell" style:name="ce27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87">
      <style:paragraph-properties fo:margin-left="0cm" fo:margin-right="0cm" fo:text-indent="0cm" fo:margin-top="0pt" fo:margin-bottom="12pt" fo:border="none"/>
    </style:style>
    <style:style style:family="text" style:name="T2010">
      <style:text-properties fo:color="#000000" fo:font-family="Liberation Sans" style:font-family-complex="Liberation Sans" fo:font-size="12pt"/>
    </style:style>
    <style:style style:family="table-cell" style:name="ce28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88">
      <style:paragraph-properties fo:margin-left="0cm" fo:margin-right="0cm" fo:text-indent="0cm" fo:margin-top="0pt" fo:margin-bottom="12pt" fo:border="none"/>
    </style:style>
    <style:style style:family="text" style:name="T2011">
      <style:text-properties fo:color="#000000" fo:font-family="Liberation Sans" style:font-family-complex="Liberation Sans" fo:font-size="12pt"/>
    </style:style>
    <style:style style:family="table-row" style:name="ro71">
      <style:table-row-properties/>
    </style:style>
    <style:style style:family="table-cell" style:name="ce28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89">
      <style:paragraph-properties fo:margin-left="0cm" fo:margin-right="0cm" fo:text-indent="0cm" fo:margin-top="0pt" fo:margin-bottom="12pt" fo:border="none"/>
    </style:style>
    <style:style style:family="text" style:name="T2012">
      <style:text-properties fo:color="#000000" fo:font-family="Liberation Sans" style:font-family-complex="Liberation Sans"/>
    </style:style>
    <style:style style:family="table-cell" style:name="ce28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90">
      <style:paragraph-properties fo:margin-left="0cm" fo:margin-right="0cm" fo:text-indent="0cm" fo:margin-top="0pt" fo:margin-bottom="12pt" fo:border="none"/>
    </style:style>
    <style:style style:family="text" style:name="T2013">
      <style:text-properties fo:color="#000000" fo:font-family="Liberation Sans" style:font-family-complex="Liberation Sans"/>
    </style:style>
    <style:style style:family="table-cell" style:name="ce28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91">
      <style:paragraph-properties fo:margin-left="0cm" fo:margin-right="0cm" fo:text-indent="0cm" fo:margin-top="0pt" fo:margin-bottom="12pt" fo:border="none"/>
    </style:style>
    <style:style style:family="text" style:name="T2014">
      <style:text-properties fo:color="#000000" fo:font-family="Liberation Sans" style:font-family-complex="Liberation Sans" fo:font-size="12pt"/>
    </style:style>
    <style:style style:family="table-cell" style:name="ce28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92">
      <style:paragraph-properties fo:margin-left="0cm" fo:margin-right="0cm" fo:text-indent="0cm" fo:margin-top="0pt" fo:margin-bottom="12pt" fo:border="none"/>
    </style:style>
    <style:style style:family="text" style:name="T2015">
      <style:text-properties fo:color="#000000" fo:font-family="Liberation Sans" style:font-family-complex="Liberation Sans" fo:font-size="12pt"/>
    </style:style>
    <style:style style:family="table-row" style:name="ro72">
      <style:table-row-properties/>
    </style:style>
    <style:style style:family="table-cell" style:name="ce28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93">
      <style:paragraph-properties fo:margin-left="0cm" fo:margin-right="0cm" fo:text-indent="0cm" fo:margin-top="0pt" fo:margin-bottom="12pt" fo:border="none"/>
    </style:style>
    <style:style style:family="text" style:name="T2016">
      <style:text-properties fo:color="#000000" fo:font-family="Liberation Sans" style:font-family-complex="Liberation Sans"/>
    </style:style>
    <style:style style:family="table-cell" style:name="ce28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94">
      <style:paragraph-properties fo:margin-left="0cm" fo:margin-right="0cm" fo:text-indent="0cm" fo:margin-top="0pt" fo:margin-bottom="12pt" fo:border="none"/>
    </style:style>
    <style:style style:family="text" style:name="T2017">
      <style:text-properties fo:color="#000000" fo:font-family="Liberation Sans" style:font-family-complex="Liberation Sans"/>
    </style:style>
    <style:style style:family="table-cell" style:name="ce28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95">
      <style:paragraph-properties fo:margin-left="0cm" fo:margin-right="0cm" fo:text-indent="0cm" fo:margin-top="0pt" fo:margin-bottom="12pt" fo:border="none"/>
    </style:style>
    <style:style style:family="text" style:name="T2018">
      <style:text-properties fo:color="#000000" fo:font-family="Liberation Sans" style:font-family-complex="Liberation Sans" fo:font-size="12pt"/>
    </style:style>
    <style:style style:family="table-cell" style:name="ce28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96">
      <style:paragraph-properties fo:margin-left="0cm" fo:margin-right="0cm" fo:text-indent="0cm" fo:margin-top="0pt" fo:margin-bottom="12pt" fo:border="none"/>
    </style:style>
    <style:style style:family="text" style:name="T2019">
      <style:text-properties fo:color="#000000" fo:font-family="Liberation Sans" style:font-family-complex="Liberation Sans" fo:font-size="12pt"/>
    </style:style>
    <style:style style:family="table-row" style:name="ro73">
      <style:table-row-properties/>
    </style:style>
    <style:style style:family="table-cell" style:name="ce28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97">
      <style:paragraph-properties fo:margin-left="0cm" fo:margin-right="0cm" fo:text-indent="0cm" fo:margin-top="0pt" fo:margin-bottom="12pt" fo:border="none"/>
    </style:style>
    <style:style style:family="text" style:name="T2020">
      <style:text-properties fo:color="#000000" fo:font-family="Liberation Sans" style:font-family-complex="Liberation Sans"/>
    </style:style>
    <style:style style:family="table-cell" style:name="ce29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98">
      <style:paragraph-properties fo:margin-left="0cm" fo:margin-right="0cm" fo:text-indent="0cm" fo:margin-top="0pt" fo:margin-bottom="12pt" fo:border="none"/>
    </style:style>
    <style:style style:family="text" style:name="T2021">
      <style:text-properties fo:color="#000000" fo:font-family="Liberation Sans" style:font-family-complex="Liberation Sans"/>
    </style:style>
    <style:style style:family="table-cell" style:name="ce29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699">
      <style:paragraph-properties fo:margin-left="0cm" fo:margin-right="0cm" fo:text-indent="0cm" fo:margin-top="0pt" fo:margin-bottom="12pt" fo:border="none"/>
    </style:style>
    <style:style style:family="text" style:name="T2022">
      <style:text-properties fo:color="#000000" fo:font-family="Liberation Sans" style:font-family-complex="Liberation Sans" fo:font-size="12pt"/>
    </style:style>
    <style:style style:family="table-cell" style:name="ce29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00">
      <style:paragraph-properties fo:margin-left="0cm" fo:margin-right="0cm" fo:text-indent="0cm" fo:margin-top="0pt" fo:margin-bottom="12pt" fo:border="none"/>
    </style:style>
    <style:style style:family="text" style:name="T2023">
      <style:text-properties fo:color="#000000" fo:font-family="Liberation Sans" style:font-family-complex="Liberation Sans" fo:font-size="12pt"/>
    </style:style>
    <style:style style:family="table-row" style:name="ro74">
      <style:table-row-properties/>
    </style:style>
    <style:style style:family="table-cell" style:name="ce29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01">
      <style:paragraph-properties fo:margin-left="0cm" fo:margin-right="0cm" fo:text-indent="0cm" fo:margin-top="0pt" fo:margin-bottom="12pt" fo:border="none"/>
    </style:style>
    <style:style style:family="text" style:name="T2024">
      <style:text-properties fo:color="#000000" fo:font-family="Liberation Sans" style:font-family-complex="Liberation Sans"/>
    </style:style>
    <style:style style:family="table-cell" style:name="ce29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02">
      <style:paragraph-properties fo:margin-left="0cm" fo:margin-right="0cm" fo:text-indent="0cm" fo:margin-top="0pt" fo:margin-bottom="12pt" fo:border="none"/>
    </style:style>
    <style:style style:family="text" style:name="T2025">
      <style:text-properties fo:color="#000000" fo:font-family="Liberation Sans" style:font-family-complex="Liberation Sans"/>
    </style:style>
    <style:style style:family="table-cell" style:name="ce29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03">
      <style:paragraph-properties fo:margin-left="0cm" fo:margin-right="0cm" fo:text-indent="0cm" fo:margin-top="0pt" fo:margin-bottom="12pt" fo:border="none"/>
    </style:style>
    <style:style style:family="text" style:name="T2026">
      <style:text-properties fo:color="#000000" fo:font-family="Liberation Sans" style:font-family-complex="Liberation Sans" fo:font-size="12pt"/>
    </style:style>
    <style:style style:family="table-cell" style:name="ce29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04">
      <style:paragraph-properties fo:margin-left="0cm" fo:margin-right="0cm" fo:text-indent="0cm" fo:margin-top="0pt" fo:margin-bottom="12pt" fo:border="none"/>
    </style:style>
    <style:style style:family="text" style:name="T2027">
      <style:text-properties fo:color="#000000" fo:font-family="Liberation Sans" style:font-family-complex="Liberation Sans" fo:font-size="12pt"/>
    </style:style>
    <style:style style:family="table-row" style:name="ro75">
      <style:table-row-properties/>
    </style:style>
    <style:style style:family="table-cell" style:name="ce29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05">
      <style:paragraph-properties fo:margin-left="0cm" fo:margin-right="0cm" fo:text-indent="0cm" fo:margin-top="0pt" fo:margin-bottom="12pt" fo:border="none"/>
    </style:style>
    <style:style style:family="text" style:name="T2028">
      <style:text-properties fo:color="#000000" fo:font-family="Liberation Sans" style:font-family-complex="Liberation Sans"/>
    </style:style>
    <style:style style:family="table-cell" style:name="ce29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06">
      <style:paragraph-properties fo:margin-left="0cm" fo:margin-right="0cm" fo:text-indent="0cm" fo:margin-top="0pt" fo:margin-bottom="12pt" fo:border="none"/>
    </style:style>
    <style:style style:family="text" style:name="T2029">
      <style:text-properties fo:color="#000000" fo:font-family="Liberation Sans" style:font-family-complex="Liberation Sans"/>
    </style:style>
    <style:style style:family="table-cell" style:name="ce29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07">
      <style:paragraph-properties fo:margin-left="0cm" fo:margin-right="0cm" fo:text-indent="0cm" fo:margin-top="0pt" fo:margin-bottom="12pt" fo:border="none"/>
    </style:style>
    <style:style style:family="text" style:name="T2030">
      <style:text-properties fo:color="#000000" fo:font-family="Liberation Sans" style:font-family-complex="Liberation Sans" fo:font-size="12pt"/>
    </style:style>
    <style:style style:family="table-cell" style:name="ce30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08">
      <style:paragraph-properties fo:margin-left="0cm" fo:margin-right="0cm" fo:text-indent="0cm" fo:margin-top="0pt" fo:margin-bottom="12pt" fo:border="none"/>
    </style:style>
    <style:style style:family="text" style:name="T2031">
      <style:text-properties fo:color="#000000" fo:font-family="Liberation Sans" style:font-family-complex="Liberation Sans" fo:font-size="12pt"/>
    </style:style>
    <style:style style:family="table-row" style:name="ro76">
      <style:table-row-properties/>
    </style:style>
    <style:style style:family="table-cell" style:name="ce30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09">
      <style:paragraph-properties fo:margin-left="0cm" fo:margin-right="0cm" fo:text-indent="0cm" fo:margin-top="0pt" fo:margin-bottom="12pt" fo:border="none"/>
    </style:style>
    <style:style style:family="text" style:name="T2032">
      <style:text-properties fo:color="#000000" fo:font-family="Liberation Sans" style:font-family-complex="Liberation Sans"/>
    </style:style>
    <style:style style:family="table-cell" style:name="ce30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10">
      <style:paragraph-properties fo:margin-left="0cm" fo:margin-right="0cm" fo:text-indent="0cm" fo:margin-top="0pt" fo:margin-bottom="12pt" fo:border="none"/>
    </style:style>
    <style:style style:family="text" style:name="T2033">
      <style:text-properties fo:color="#000000" fo:font-family="Liberation Sans" style:font-family-complex="Liberation Sans"/>
    </style:style>
    <style:style style:family="table-cell" style:name="ce30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11">
      <style:paragraph-properties fo:margin-left="0cm" fo:margin-right="0cm" fo:text-indent="0cm" fo:margin-top="0pt" fo:margin-bottom="12pt" fo:border="none"/>
    </style:style>
    <style:style style:family="text" style:name="T2034">
      <style:text-properties fo:color="#000000" fo:font-family="Liberation Sans" style:font-family-complex="Liberation Sans" fo:font-size="12pt"/>
    </style:style>
    <style:style style:family="table-cell" style:name="ce30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12">
      <style:paragraph-properties fo:margin-left="0cm" fo:margin-right="0cm" fo:text-indent="0cm" fo:margin-top="0pt" fo:margin-bottom="12pt" fo:border="none"/>
    </style:style>
    <style:style style:family="text" style:name="T2035">
      <style:text-properties fo:color="#000000" fo:font-family="Liberation Sans" style:font-family-complex="Liberation Sans" fo:font-size="12pt"/>
    </style:style>
    <style:style style:family="table-row" style:name="ro77">
      <style:table-row-properties/>
    </style:style>
    <style:style style:family="table-cell" style:name="ce30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13">
      <style:paragraph-properties fo:margin-left="0cm" fo:margin-right="0cm" fo:text-indent="0cm" fo:margin-top="0pt" fo:margin-bottom="12pt" fo:border="none"/>
    </style:style>
    <style:style style:family="text" style:name="T2036">
      <style:text-properties fo:color="#000000" fo:font-family="Liberation Sans" style:font-family-complex="Liberation Sans"/>
    </style:style>
    <style:style style:family="table-cell" style:name="ce30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14">
      <style:paragraph-properties fo:margin-left="0cm" fo:margin-right="0cm" fo:text-indent="0cm" fo:margin-top="0pt" fo:margin-bottom="12pt" fo:border="none"/>
    </style:style>
    <style:style style:family="text" style:name="T2037">
      <style:text-properties fo:color="#000000" fo:font-family="Liberation Sans" style:font-family-complex="Liberation Sans"/>
    </style:style>
    <style:style style:family="table-cell" style:name="ce30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15">
      <style:paragraph-properties fo:margin-left="0cm" fo:margin-right="0cm" fo:text-indent="0cm" fo:margin-top="0pt" fo:margin-bottom="12pt" fo:border="none"/>
    </style:style>
    <style:style style:family="text" style:name="T2038">
      <style:text-properties fo:color="#000000" fo:font-family="Liberation Sans" style:font-family-complex="Liberation Sans" fo:font-size="12pt"/>
    </style:style>
    <style:style style:family="table-cell" style:name="ce30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16">
      <style:paragraph-properties fo:margin-left="0cm" fo:margin-right="0cm" fo:text-indent="0cm" fo:margin-top="0pt" fo:margin-bottom="12pt" fo:border="none"/>
    </style:style>
    <style:style style:family="text" style:name="T2039">
      <style:text-properties fo:color="#000000" fo:font-family="Liberation Sans" style:font-family-complex="Liberation Sans" fo:font-size="12pt"/>
    </style:style>
    <style:style style:family="table-row" style:name="ro78">
      <style:table-row-properties/>
    </style:style>
    <style:style style:family="table-cell" style:name="ce30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17">
      <style:paragraph-properties fo:margin-left="0cm" fo:margin-right="0cm" fo:text-indent="0cm" fo:margin-top="0pt" fo:margin-bottom="12pt" fo:border="none"/>
    </style:style>
    <style:style style:family="text" style:name="T2040">
      <style:text-properties fo:color="#000000" fo:font-family="Liberation Sans" style:font-family-complex="Liberation Sans"/>
    </style:style>
    <style:style style:family="table-cell" style:name="ce31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18">
      <style:paragraph-properties fo:margin-left="0cm" fo:margin-right="0cm" fo:text-indent="0cm" fo:margin-top="0pt" fo:margin-bottom="12pt" fo:border="none"/>
    </style:style>
    <style:style style:family="text" style:name="T2041">
      <style:text-properties fo:color="#000000" fo:font-family="Liberation Sans" style:font-family-complex="Liberation Sans"/>
    </style:style>
    <style:style style:family="table-cell" style:name="ce31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19">
      <style:paragraph-properties fo:margin-left="0cm" fo:margin-right="0cm" fo:text-indent="0cm" fo:margin-top="0pt" fo:margin-bottom="12pt" fo:border="none"/>
    </style:style>
    <style:style style:family="text" style:name="T2042">
      <style:text-properties fo:color="#000000" fo:font-family="Liberation Sans" style:font-family-complex="Liberation Sans" fo:font-size="12pt"/>
    </style:style>
    <style:style style:family="table-cell" style:name="ce31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20">
      <style:paragraph-properties fo:margin-left="0cm" fo:margin-right="0cm" fo:text-indent="0cm" fo:margin-top="0pt" fo:margin-bottom="12pt" fo:border="none"/>
    </style:style>
    <style:style style:family="text" style:name="T2043">
      <style:text-properties fo:color="#000000" fo:font-family="Liberation Sans" style:font-family-complex="Liberation Sans" fo:font-size="12pt"/>
    </style:style>
    <style:style style:family="table-row" style:name="ro79">
      <style:table-row-properties/>
    </style:style>
    <style:style style:family="table-cell" style:name="ce31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21">
      <style:paragraph-properties fo:margin-left="0cm" fo:margin-right="0cm" fo:text-indent="0cm" fo:margin-top="0pt" fo:margin-bottom="12pt" fo:border="none"/>
    </style:style>
    <style:style style:family="text" style:name="T2044">
      <style:text-properties fo:color="#000000" fo:font-family="Liberation Sans" style:font-family-complex="Liberation Sans"/>
    </style:style>
    <style:style style:family="table-cell" style:name="ce31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22">
      <style:paragraph-properties fo:margin-left="0cm" fo:margin-right="0cm" fo:text-indent="0cm" fo:margin-top="0pt" fo:margin-bottom="12pt" fo:border="none"/>
    </style:style>
    <style:style style:family="text" style:name="T2045">
      <style:text-properties fo:color="#000000" fo:font-family="Liberation Sans" style:font-family-complex="Liberation Sans"/>
    </style:style>
    <style:style style:family="table-cell" style:name="ce31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23">
      <style:paragraph-properties fo:margin-left="0cm" fo:margin-right="0cm" fo:text-indent="0cm" fo:margin-top="0pt" fo:margin-bottom="12pt" fo:border="none"/>
    </style:style>
    <style:style style:family="text" style:name="T2046">
      <style:text-properties fo:color="#000000" fo:font-family="Liberation Sans" style:font-family-complex="Liberation Sans" fo:font-size="12pt"/>
    </style:style>
    <style:style style:family="table-cell" style:name="ce31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24">
      <style:paragraph-properties fo:margin-left="0cm" fo:margin-right="0cm" fo:text-indent="0cm" fo:margin-top="0pt" fo:margin-bottom="12pt" fo:border="none"/>
    </style:style>
    <style:style style:family="text" style:name="T2047">
      <style:text-properties fo:color="#000000" fo:font-family="Liberation Sans" style:font-family-complex="Liberation Sans" fo:font-size="12pt"/>
    </style:style>
    <style:style style:family="table-row" style:name="ro80">
      <style:table-row-properties/>
    </style:style>
    <style:style style:family="table-cell" style:name="ce31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25">
      <style:paragraph-properties fo:margin-left="0cm" fo:margin-right="0cm" fo:text-indent="0cm" fo:margin-top="0pt" fo:margin-bottom="12pt" fo:border="none"/>
    </style:style>
    <style:style style:family="text" style:name="T2048">
      <style:text-properties fo:color="#000000" fo:font-family="Liberation Sans" style:font-family-complex="Liberation Sans"/>
    </style:style>
    <style:style style:family="table-cell" style:name="ce31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26">
      <style:paragraph-properties fo:margin-left="0cm" fo:margin-right="0cm" fo:text-indent="0cm" fo:margin-top="0pt" fo:margin-bottom="12pt" fo:border="none"/>
    </style:style>
    <style:style style:family="text" style:name="T2049">
      <style:text-properties fo:color="#000000" fo:font-family="Liberation Sans" style:font-family-complex="Liberation Sans"/>
    </style:style>
    <style:style style:family="table-cell" style:name="ce31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27">
      <style:paragraph-properties fo:margin-left="0cm" fo:margin-right="0cm" fo:text-indent="0cm" fo:margin-top="0pt" fo:margin-bottom="12pt" fo:border="none"/>
    </style:style>
    <style:style style:family="text" style:name="T2050">
      <style:text-properties fo:color="#000000" fo:font-family="Liberation Sans" style:font-family-complex="Liberation Sans" fo:font-size="12pt"/>
    </style:style>
    <style:style style:family="table-cell" style:name="ce32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28">
      <style:paragraph-properties fo:margin-left="0cm" fo:margin-right="0cm" fo:text-indent="0cm" fo:margin-top="0pt" fo:margin-bottom="12pt" fo:border="none"/>
    </style:style>
    <style:style style:family="text" style:name="T2051">
      <style:text-properties fo:color="#000000" fo:font-family="Liberation Sans" style:font-family-complex="Liberation Sans" fo:font-size="12pt"/>
    </style:style>
    <style:style style:family="table-row" style:name="ro81">
      <style:table-row-properties/>
    </style:style>
    <style:style style:family="table-cell" style:name="ce32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29">
      <style:paragraph-properties fo:margin-left="0cm" fo:margin-right="0cm" fo:text-indent="0cm" fo:margin-top="0pt" fo:margin-bottom="12pt" fo:border="none"/>
    </style:style>
    <style:style style:family="text" style:name="T2052">
      <style:text-properties fo:color="#000000" fo:font-family="Liberation Sans" style:font-family-complex="Liberation Sans"/>
    </style:style>
    <style:style style:family="table-cell" style:name="ce32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30">
      <style:paragraph-properties fo:margin-left="0cm" fo:margin-right="0cm" fo:text-indent="0cm" fo:margin-top="0pt" fo:margin-bottom="12pt" fo:border="none"/>
    </style:style>
    <style:style style:family="text" style:name="T2053">
      <style:text-properties fo:color="#000000" fo:font-family="Liberation Sans" style:font-family-complex="Liberation Sans"/>
    </style:style>
    <style:style style:family="table-cell" style:name="ce32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31">
      <style:paragraph-properties fo:margin-left="0cm" fo:margin-right="0cm" fo:text-indent="0cm" fo:margin-top="0pt" fo:margin-bottom="12pt" fo:border="none"/>
    </style:style>
    <style:style style:family="text" style:name="T2054">
      <style:text-properties fo:color="#000000" fo:font-family="Liberation Sans" style:font-family-complex="Liberation Sans" fo:font-size="12pt"/>
    </style:style>
    <style:style style:family="table-cell" style:name="ce32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32">
      <style:paragraph-properties fo:margin-left="0cm" fo:margin-right="0cm" fo:text-indent="0cm" fo:margin-top="0pt" fo:margin-bottom="12pt" fo:border="none"/>
    </style:style>
    <style:style style:family="text" style:name="T2055">
      <style:text-properties fo:color="#000000" fo:font-family="Liberation Sans" style:font-family-complex="Liberation Sans" fo:font-size="12pt"/>
    </style:style>
    <style:style style:family="table-row" style:name="ro82">
      <style:table-row-properties/>
    </style:style>
    <style:style style:family="table-cell" style:name="ce32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33">
      <style:paragraph-properties fo:margin-left="0cm" fo:margin-right="0cm" fo:text-indent="0cm" fo:margin-top="0pt" fo:margin-bottom="12pt" fo:border="none"/>
    </style:style>
    <style:style style:family="text" style:name="T2056">
      <style:text-properties fo:color="#000000" fo:font-family="Liberation Sans" style:font-family-complex="Liberation Sans"/>
    </style:style>
    <style:style style:family="table-cell" style:name="ce32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34">
      <style:paragraph-properties fo:margin-left="0cm" fo:margin-right="0cm" fo:text-indent="0cm" fo:margin-top="0pt" fo:margin-bottom="12pt" fo:border="none"/>
    </style:style>
    <style:style style:family="text" style:name="T2057">
      <style:text-properties fo:color="#000000" fo:font-family="Liberation Sans" style:font-family-complex="Liberation Sans"/>
    </style:style>
    <style:style style:family="table-cell" style:name="ce32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35">
      <style:paragraph-properties fo:margin-left="0cm" fo:margin-right="0cm" fo:text-indent="0cm" fo:margin-top="0pt" fo:margin-bottom="12pt" fo:border="none"/>
    </style:style>
    <style:style style:family="text" style:name="T2058">
      <style:text-properties fo:color="#000000" fo:font-family="Liberation Sans" style:font-family-complex="Liberation Sans" fo:font-size="12pt"/>
    </style:style>
    <style:style style:family="table-cell" style:name="ce32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36">
      <style:paragraph-properties fo:margin-left="0cm" fo:margin-right="0cm" fo:text-indent="0cm" fo:margin-top="0pt" fo:margin-bottom="12pt" fo:border="none"/>
    </style:style>
    <style:style style:family="text" style:name="T2059">
      <style:text-properties fo:color="#000000" fo:font-family="Liberation Sans" style:font-family-complex="Liberation Sans" fo:font-size="12pt"/>
    </style:style>
    <style:style style:parent-style-name="715" style:family="paragraph" style:name="P737">
      <style:paragraph-properties fo:margin-left="0cm" fo:margin-right="0cm" fo:text-indent="0cm" fo:margin-top="18pt" fo:margin-bottom="12pt" fo:border="none"/>
    </style:style>
    <style:style style:family="text" style:name="T2060">
      <style:text-properties fo:color="#24292f" fo:font-family="Liberation Sans" style:font-family-complex="Liberation Sans" fo:font-weight="bold"/>
    </style:style>
    <style:style style:family="paragraph" style:name="P738">
      <style:paragraph-properties fo:margin-left="0cm" fo:margin-right="0cm" fo:text-indent="0cm" fo:margin-top="0pt" fo:margin-bottom="12pt" fo:border="none"/>
    </style:style>
    <style:style style:family="text" style:name="T2061">
      <style:text-properties fo:color="#24292f" fo:font-family="Liberation Sans" style:font-family-complex="Liberation Sans"/>
    </style:style>
    <style:style style:family="text" style:name="T2062">
      <style:text-properties fo:color="#24292f" fo:font-family="Liberation Sans" style:font-family-complex="Liberation Sans" fo:font-size="12pt"/>
    </style:style>
    <style:style style:family="text" style:name="T2063">
      <style:text-properties fo:color="#24292f" fo:font-family="Liberation Sans" style:font-family-complex="Liberation Sans"/>
    </style:style>
    <style:style style:family="paragraph" style:name="P739">
      <style:paragraph-properties fo:margin-left="0cm" fo:margin-right="0cm" fo:text-indent="0cm" fo:margin-top="0pt" fo:margin-bottom="0pt" fo:border="none"/>
    </style:style>
    <style:style style:family="text" style:name="T2064">
      <style:text-properties fo:color="#24292f" fo:font-family="Liberation Sans" style:font-family-complex="Liberation Sans"/>
    </style:style>
    <style:style style:family="text" style:name="T2065">
      <style:text-properties fo:color="#24292f" fo:font-family="Liberation Sans" style:font-family-complex="Liberation Sans" fo:font-size="12pt"/>
    </style:style>
    <style:style style:family="text" style:name="T2066">
      <style:text-properties fo:color="#24292f" fo:font-family="Liberation Sans" style:font-family-complex="Liberation Sans"/>
    </style:style>
    <style:style style:family="table" style:name="ta4">
      <style:table-properties style:width="16.5cm" fo:margin-left="0cm" table:align="left" style:use-optimal-column-width="true"/>
    </style:style>
    <style:style style:family="table-column" style:name="co13">
      <style:table-column-properties style:column-width="0.8291cm" style:use-optimal-column-width="true"/>
    </style:style>
    <style:style style:family="table-column" style:name="co14">
      <style:table-column-properties style:column-width="15.67cm" style:use-optimal-column-width="true"/>
    </style:style>
    <style:style style:family="table-row" style:name="ro83">
      <style:table-row-properties/>
    </style:style>
    <style:style style:family="table-cell" style:name="ce32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40">
      <style:paragraph-properties style:line-height-at-least="2.85pt" fo:text-align="center" fo:margin-top="0pt" fo:margin-bottom="0pt"/>
    </style:style>
    <style:style style:family="text" style:name="T2067">
      <style:text-properties fo:color="#000000" fo:font-family="Liberation Sans" style:font-family-complex="Liberation Sans" fo:font-weight="bold"/>
    </style:style>
    <style:style style:family="table-cell" style:name="ce33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41">
      <style:paragraph-properties style:line-height-at-least="2.85pt" fo:text-align="center" fo:margin-top="0pt" fo:margin-bottom="0pt"/>
    </style:style>
    <style:style style:family="text" style:name="T2068">
      <style:text-properties fo:color="#000000" fo:font-family="Liberation Sans" style:font-family-complex="Liberation Sans" fo:font-weight="bold"/>
    </style:style>
    <style:style style:family="table-row" style:name="ro84">
      <style:table-row-properties/>
    </style:style>
    <style:style style:family="table-cell" style:name="ce33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42">
      <style:paragraph-properties fo:margin-left="0cm" fo:margin-right="0cm" fo:text-indent="0cm" fo:margin-top="0pt" fo:margin-bottom="12pt" fo:border="none"/>
    </style:style>
    <style:style style:family="text" style:name="T2069">
      <style:text-properties fo:color="#000000" fo:font-family="Liberation Sans" style:font-family-complex="Liberation Sans"/>
    </style:style>
    <style:style style:family="table-cell" style:name="ce33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43">
      <style:paragraph-properties fo:margin-left="0cm" fo:margin-right="0cm" fo:text-indent="0cm" fo:margin-top="0pt" fo:margin-bottom="12pt" fo:border="none"/>
    </style:style>
    <style:style style:family="text" style:name="T2070">
      <style:text-properties fo:color="#222222" fo:font-family="Liberation Sans" style:font-family-complex="Liberation Sans"/>
    </style:style>
    <style:style style:family="text" style:name="T2071">
      <style:text-properties fo:color="#222222" fo:font-family="Liberation Sans" style:font-family-complex="Liberation Sans" fo:font-size="12pt"/>
    </style:style>
    <style:style style:family="text" style:name="T2072">
      <style:text-properties fo:color="#000000" fo:font-family="Liberation Sans" style:font-family-complex="Liberation Sans"/>
    </style:style>
    <style:style style:family="table-row" style:name="ro85">
      <style:table-row-properties/>
    </style:style>
    <style:style style:family="table-cell" style:name="ce33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44">
      <style:paragraph-properties fo:margin-left="0cm" fo:margin-right="0cm" fo:text-indent="0cm" fo:margin-top="0pt" fo:margin-bottom="12pt" fo:border="none"/>
    </style:style>
    <style:style style:family="text" style:name="T2073">
      <style:text-properties fo:color="#000000" fo:font-family="Liberation Sans" style:font-family-complex="Liberation Sans"/>
    </style:style>
    <style:style style:family="table-cell" style:name="ce33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45">
      <style:paragraph-properties fo:margin-left="0cm" fo:margin-right="0cm" fo:text-indent="0cm" fo:margin-top="0pt" fo:margin-bottom="12pt" fo:border="none"/>
    </style:style>
    <style:style style:family="text" style:name="T2074">
      <style:text-properties fo:color="#000000" fo:font-family="Liberation Sans" style:font-family-complex="Liberation Sans"/>
    </style:style>
    <style:style style:family="text" style:name="T2075">
      <style:text-properties fo:color="#000000" fo:font-family="Liberation Sans" style:font-family-complex="Liberation Sans" fo:font-size="12pt"/>
    </style:style>
    <style:style style:family="text" style:name="T2076">
      <style:text-properties fo:color="#000000" fo:font-family="Liberation Sans" style:font-family-complex="Liberation Sans"/>
    </style:style>
    <style:style style:family="table-row" style:name="ro86">
      <style:table-row-properties/>
    </style:style>
    <style:style style:family="table-cell" style:name="ce33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46">
      <style:paragraph-properties fo:margin-left="0cm" fo:margin-right="0cm" fo:text-indent="0cm" fo:margin-top="0pt" fo:margin-bottom="12pt" fo:border="none"/>
    </style:style>
    <style:style style:family="text" style:name="T2077">
      <style:text-properties fo:color="#000000" fo:font-family="Liberation Sans" style:font-family-complex="Liberation Sans"/>
    </style:style>
    <style:style style:family="table-cell" style:name="ce33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47">
      <style:paragraph-properties fo:margin-left="0cm" fo:margin-right="0cm" fo:text-indent="0cm" fo:margin-top="0pt" fo:margin-bottom="12pt" fo:border="none"/>
    </style:style>
    <style:style style:family="text" style:name="T2078">
      <style:text-properties fo:color="#000000" fo:font-family="Liberation Sans" style:font-family-complex="Liberation Sans"/>
    </style:style>
    <style:style style:family="table-row" style:name="ro87">
      <style:table-row-properties/>
    </style:style>
    <style:style style:family="table-cell" style:name="ce33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48">
      <style:paragraph-properties fo:margin-left="0cm" fo:margin-right="0cm" fo:text-indent="0cm" fo:margin-top="0pt" fo:margin-bottom="12pt" fo:border="none"/>
    </style:style>
    <style:style style:family="text" style:name="T2079">
      <style:text-properties fo:color="#000000" fo:font-family="Liberation Sans" style:font-family-complex="Liberation Sans"/>
    </style:style>
    <style:style style:family="table-cell" style:name="ce33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49">
      <style:paragraph-properties fo:margin-left="0cm" fo:margin-right="0cm" fo:text-indent="0cm" fo:margin-top="0pt" fo:margin-bottom="12pt" fo:border="none"/>
    </style:style>
    <style:style style:family="text" style:name="T2080">
      <style:text-properties fo:color="#000000" fo:font-family="Liberation Sans" style:font-family-complex="Liberation Sans"/>
    </style:style>
    <style:style style:family="text" style:name="T2081">
      <style:text-properties fo:color="#000000" fo:font-family="Liberation Sans" style:font-family-complex="Liberation Sans" fo:font-size="12pt"/>
    </style:style>
    <style:style style:family="text" style:name="T2082">
      <style:text-properties fo:color="#000000" fo:font-family="Liberation Sans" style:font-family-complex="Liberation Sans"/>
    </style:style>
    <style:style style:family="text" style:name="T2083">
      <style:text-properties fo:color="#000000" fo:font-family="Liberation Sans" style:font-family-complex="Liberation Sans" fo:font-size="12pt"/>
    </style:style>
    <style:style style:family="text" style:name="T2084">
      <style:text-properties fo:color="#000000" fo:font-family="Liberation Sans" style:font-family-complex="Liberation Sans"/>
    </style:style>
    <style:style style:family="table-row" style:name="ro88">
      <style:table-row-properties/>
    </style:style>
    <style:style style:family="table-cell" style:name="ce33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50">
      <style:paragraph-properties fo:margin-left="0cm" fo:margin-right="0cm" fo:text-indent="0cm" fo:margin-top="0pt" fo:margin-bottom="12pt" fo:border="none"/>
    </style:style>
    <style:style style:family="text" style:name="T2085">
      <style:text-properties fo:color="#000000" fo:font-family="Liberation Sans" style:font-family-complex="Liberation Sans"/>
    </style:style>
    <style:style style:family="table-cell" style:name="ce34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51">
      <style:paragraph-properties fo:margin-left="0cm" fo:margin-right="0cm" fo:text-indent="0cm" fo:margin-top="0pt" fo:margin-bottom="12pt" fo:border="none"/>
    </style:style>
    <style:style style:family="text" style:name="T2086">
      <style:text-properties fo:color="#000000" fo:font-family="Liberation Sans" style:font-family-complex="Liberation Sans"/>
    </style:style>
    <style:style style:family="text" style:name="T2087">
      <style:text-properties fo:color="#000000" fo:font-family="Liberation Sans" style:font-family-complex="Liberation Sans" fo:font-size="12pt"/>
    </style:style>
    <style:style style:family="text" style:name="T2088">
      <style:text-properties fo:color="#000000" fo:font-family="Liberation Sans" style:font-family-complex="Liberation Sans"/>
    </style:style>
    <style:style style:family="table-row" style:name="ro89">
      <style:table-row-properties/>
    </style:style>
    <style:style style:family="table-cell" style:name="ce34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52">
      <style:paragraph-properties fo:margin-left="0cm" fo:margin-right="0cm" fo:text-indent="0cm" fo:margin-top="0pt" fo:margin-bottom="12pt" fo:border="none"/>
    </style:style>
    <style:style style:family="text" style:name="T2089">
      <style:text-properties fo:color="#000000" fo:font-family="Liberation Sans" style:font-family-complex="Liberation Sans"/>
    </style:style>
    <style:style style:family="table-cell" style:name="ce34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753">
      <style:paragraph-properties fo:margin-left="0cm" fo:margin-right="0cm" fo:text-indent="0cm" fo:margin-top="0pt" fo:margin-bottom="12pt" fo:border="none"/>
    </style:style>
    <style:style style:family="text" style:name="T2090">
      <style:text-properties fo:color="#000000" fo:font-family="Liberation Sans" style:font-family-complex="Liberation Sans"/>
    </style:style>
    <style:style style:parent-style-name="711" style:family="paragraph" style:name="P754">
      <style:paragraph-properties fo:margin-left="0cm" fo:margin-right="0cm" fo:text-indent="0cm" fo:margin-top="0pt" fo:margin-bottom="12pt" fo:background-color="#ffffff" fo:border="none"/>
    </style:style>
    <style:style style:family="text" style:name="T2091">
      <style:text-properties fo:color="#24292f" fo:font-family="Liberation Sans" style:font-family-complex="Liberation Sans" fo:font-weight="bold"/>
    </style:style>
    <style:style style:parent-style-name="713" style:family="paragraph" style:name="P755">
      <style:paragraph-properties fo:margin-left="0cm" fo:margin-right="0cm" fo:text-indent="0cm" fo:margin-top="18pt" fo:margin-bottom="12pt" fo:border="none"/>
    </style:style>
    <style:style style:family="text" style:name="T2092">
      <style:text-properties fo:color="#24292f" fo:font-family="Liberation Sans" style:font-family-complex="Liberation Sans" fo:font-weight="bold"/>
    </style:style>
    <style:style style:family="paragraph" style:name="P756">
      <style:paragraph-properties fo:margin-left="0cm" fo:margin-right="0cm" fo:text-indent="0cm" fo:margin-top="0pt" fo:margin-bottom="12pt" fo:border="none"/>
    </style:style>
    <style:style style:family="text" style:name="T2093">
      <style:text-properties fo:color="#24292f" fo:font-family="Liberation Sans" style:font-family-complex="Liberation Sans"/>
    </style:style>
    <style:style style:family="text" style:name="T2094">
      <style:text-properties fo:color="#24292f" fo:font-family="Liberation Sans" style:font-family-complex="Liberation Sans" fo:font-size="12pt"/>
    </style:style>
    <style:style style:family="text" style:name="T2095">
      <style:text-properties fo:color="#24292f" fo:font-family="Liberation Sans" style:font-family-complex="Liberation Sans"/>
    </style:style>
    <style:style style:family="text" style:name="T2096">
      <style:text-properties fo:color="#24292f" fo:font-family="Liberation Sans" style:font-family-complex="Liberation Sans" fo:font-size="12pt"/>
    </style:style>
    <style:style style:family="text" style:name="T2097">
      <style:text-properties fo:color="#24292f" fo:font-family="Liberation Sans" style:font-family-complex="Liberation Sans" fo:font-weight="bold"/>
    </style:style>
    <style:style style:family="text" style:name="T2098">
      <style:text-properties fo:color="#24292f" fo:font-family="Liberation Sans" style:font-family-complex="Liberation Sans" fo:font-size="12pt"/>
    </style:style>
    <style:style style:family="text" style:name="T2099">
      <style:text-properties fo:color="#24292f" fo:font-family="Liberation Sans" style:font-family-complex="Liberation Sans"/>
    </style:style>
    <style:style style:family="text" style:name="T2100">
      <style:text-properties fo:color="#24292f" fo:font-family="Liberation Sans" style:font-family-complex="Liberation Sans" fo:font-size="12pt"/>
    </style:style>
    <style:style style:family="text" style:name="T2101">
      <style:text-properties fo:color="#24292f" fo:font-family="Liberation Sans" style:font-family-complex="Liberation Sans"/>
    </style:style>
    <style:style style:family="paragraph" style:name="P757">
      <style:paragraph-properties fo:margin-left="0cm" fo:margin-right="0cm" fo:text-indent="0cm" fo:margin-top="0pt" fo:margin-bottom="12pt" fo:border="none"/>
    </style:style>
    <style:style style:family="text" style:name="T2102">
      <style:text-properties fo:color="#24292f" fo:font-family="Liberation Sans" style:font-family-complex="Liberation Sans"/>
    </style:style>
    <style:style style:family="text" style:name="T2103">
      <style:text-properties fo:color="#24292f" fo:font-family="Liberation Sans" style:font-family-complex="Liberation Sans" fo:font-size="12pt"/>
    </style:style>
    <style:style style:family="text" style:name="T2104">
      <style:text-properties fo:color="#24292f" fo:font-family="Liberation Sans" style:font-family-complex="Liberation Sans"/>
    </style:style>
    <style:style style:family="paragraph" style:name="P758">
      <style:paragraph-properties fo:margin-left="0cm" fo:margin-right="0cm" fo:text-indent="0cm" fo:margin-top="0pt" fo:margin-bottom="12pt" fo:border="none"/>
    </style:style>
    <style:style style:family="text" style:name="T2105">
      <style:text-properties fo:color="#24292f" fo:font-family="Liberation Sans" style:font-family-complex="Liberation Sans"/>
    </style:style>
    <style:style style:parent-style-name="764" style:list-style-name="WWNum29" style:family="paragraph" style:name="P759">
      <style:paragraph-properties fo:margin-left="0cm" fo:margin-right="0cm" fo:text-indent="0cm" fo:margin-top="12pt" fo:margin-bottom="12pt" fo:border="none"/>
    </style:style>
    <style:style style:family="text" style:name="T2106">
      <style:text-properties fo:color="#24292f" fo:font-family="Liberation Sans" style:font-family-complex="Liberation Sans"/>
    </style:style>
    <style:style style:parent-style-name="764" style:list-style-name="WWNum30" style:family="paragraph" style:name="P760">
      <style:paragraph-properties fo:margin-left="0cm" fo:margin-right="0cm" fo:text-indent="0cm" fo:margin-top="12pt" fo:margin-bottom="12pt" fo:border="none"/>
    </style:style>
    <style:style style:family="text" style:name="T2107">
      <style:text-properties fo:color="#24292f" fo:font-family="Liberation Sans" style:font-family-complex="Liberation Sans"/>
    </style:style>
    <style:style style:parent-style-name="764" style:list-style-name="WWNum31" style:family="paragraph" style:name="P761">
      <style:paragraph-properties fo:margin-left="0cm" fo:margin-right="0cm" fo:text-indent="0cm" fo:margin-top="12pt" fo:margin-bottom="12pt" fo:border="none"/>
    </style:style>
    <style:style style:family="text" style:name="T2108">
      <style:text-properties fo:color="#24292f" fo:font-family="Liberation Sans" style:font-family-complex="Liberation Sans"/>
    </style:style>
    <style:style style:parent-style-name="764" style:list-style-name="WWNum32" style:family="paragraph" style:name="P762">
      <style:paragraph-properties fo:margin-left="0cm" fo:margin-right="0cm" fo:text-indent="0cm" fo:margin-top="12pt" fo:margin-bottom="12pt" fo:border="none"/>
    </style:style>
    <style:style style:family="text" style:name="T2109">
      <style:text-properties fo:color="#24292f" fo:font-family="Liberation Sans" style:font-family-complex="Liberation Sans"/>
    </style:style>
    <style:style style:parent-style-name="764" style:list-style-name="WWNum33" style:family="paragraph" style:name="P763">
      <style:paragraph-properties fo:margin-left="0cm" fo:margin-right="0cm" fo:text-indent="0cm" fo:margin-top="12pt" fo:margin-bottom="12pt" fo:border="none"/>
    </style:style>
    <style:style style:family="text" style:name="T2110">
      <style:text-properties fo:color="#24292f" fo:font-family="Liberation Sans" style:font-family-complex="Liberation Sans"/>
    </style:style>
    <style:style style:parent-style-name="764" style:list-style-name="WWNum34" style:family="paragraph" style:name="P764">
      <style:paragraph-properties fo:margin-left="0cm" fo:margin-right="0cm" fo:text-indent="0cm" fo:margin-top="12pt" fo:margin-bottom="12pt" fo:border="none"/>
    </style:style>
    <style:style style:family="text" style:name="T2111">
      <style:text-properties fo:color="#24292f" fo:font-family="Liberation Sans" style:font-family-complex="Liberation Sans"/>
    </style:style>
    <style:style style:parent-style-name="764" style:list-style-name="WWNum35" style:family="paragraph" style:name="P765">
      <style:paragraph-properties fo:margin-left="0cm" fo:margin-right="0cm" fo:text-indent="0cm" fo:margin-top="12pt" fo:margin-bottom="12pt" fo:border="none"/>
    </style:style>
    <style:style style:family="text" style:name="T2112">
      <style:text-properties fo:color="#24292f" fo:font-family="Liberation Sans" style:font-family-complex="Liberation Sans"/>
    </style:style>
    <style:style style:parent-style-name="764" style:list-style-name="WWNum36" style:family="paragraph" style:name="P766">
      <style:paragraph-properties fo:margin-left="0cm" fo:margin-right="0cm" fo:text-indent="0cm" fo:margin-top="12pt" fo:margin-bottom="12pt" fo:border="none"/>
    </style:style>
    <style:style style:family="text" style:name="T2113">
      <style:text-properties fo:color="#24292f" fo:font-family="Liberation Sans" style:font-family-complex="Liberation Sans"/>
    </style:style>
    <style:style style:parent-style-name="764" style:list-style-name="WWNum37" style:family="paragraph" style:name="P767">
      <style:paragraph-properties fo:margin-left="0cm" fo:margin-right="0cm" fo:text-indent="0cm" fo:margin-top="12pt" fo:margin-bottom="12pt" fo:border="none"/>
    </style:style>
    <style:style style:family="text" style:name="T2114">
      <style:text-properties fo:color="#24292f" fo:font-family="Liberation Sans" style:font-family-complex="Liberation Sans"/>
    </style:style>
    <style:style style:parent-style-name="764" style:list-style-name="WWNum38" style:family="paragraph" style:name="P768">
      <style:paragraph-properties fo:margin-left="0cm" fo:margin-right="0cm" fo:text-indent="0cm" fo:margin-top="12pt" fo:margin-bottom="12pt" fo:border="none"/>
    </style:style>
    <style:style style:family="text" style:name="T2115">
      <style:text-properties fo:color="#24292f" fo:font-family="Liberation Sans" style:font-family-complex="Liberation Sans"/>
    </style:style>
    <style:style style:family="paragraph" style:name="P769">
      <style:paragraph-properties fo:margin-left="0cm" fo:margin-right="0cm" fo:text-indent="0cm" fo:margin-top="0pt" fo:margin-bottom="12pt" fo:border="none"/>
    </style:style>
    <style:style style:family="text" style:name="T2116">
      <style:text-properties fo:color="#24292f" fo:font-family="Liberation Sans" style:font-family-complex="Liberation Sans" fo:font-weight="bold"/>
    </style:style>
    <style:style style:family="text" style:name="T2117">
      <style:text-properties fo:color="#24292f" fo:font-family="Liberation Sans" style:font-family-complex="Liberation Sans" fo:font-size="12pt"/>
    </style:style>
    <style:style style:family="text" style:name="T2118">
      <style:text-properties fo:color="#24292f" fo:font-family="Liberation Sans" style:font-family-complex="Liberation Sans"/>
    </style:style>
    <style:style style:family="paragraph" style:name="P770">
      <style:paragraph-properties fo:margin-left="0cm" fo:margin-right="0cm" fo:text-indent="0cm" fo:margin-top="0pt" fo:margin-bottom="12pt" fo:border="none"/>
    </style:style>
    <style:style style:family="text" style:name="T2119">
      <style:text-properties fo:color="#24292f" fo:font-family="Liberation Sans" style:font-family-complex="Liberation Sans"/>
    </style:style>
    <style:style style:family="text" style:name="T2120">
      <style:text-properties fo:color="#24292f" fo:font-family="Liberation Sans" style:font-family-complex="Liberation Sans" fo:font-size="12pt"/>
    </style:style>
    <style:style style:family="text" style:name="T2121">
      <style:text-properties fo:color="#24292f" fo:font-family="Liberation Sans" style:font-family-complex="Liberation Sans"/>
    </style:style>
    <style:style style:family="text" style:name="T2122">
      <style:text-properties fo:color="#24292f" fo:font-family="Liberation Sans" style:font-family-complex="Liberation Sans" fo:font-size="12pt"/>
    </style:style>
    <style:style style:family="text" style:name="T2123">
      <style:text-properties fo:color="#24292f" fo:font-family="Liberation Sans" style:font-family-complex="Liberation Sans"/>
    </style:style>
    <style:style style:family="text" style:name="T2124">
      <style:text-properties fo:color="#24292f" fo:font-family="Liberation Sans" style:font-family-complex="Liberation Sans" fo:font-size="12pt"/>
    </style:style>
    <style:style style:family="text" style:name="T2125">
      <style:text-properties fo:color="#24292f" fo:font-family="Liberation Sans" style:font-family-complex="Liberation Sans"/>
    </style:style>
    <style:style style:parent-style-name="713" style:family="paragraph" style:name="P771">
      <style:paragraph-properties fo:margin-left="0cm" fo:margin-right="0cm" fo:text-indent="0cm" fo:margin-top="18pt" fo:margin-bottom="12pt" fo:border="none"/>
    </style:style>
    <style:style style:family="text" style:name="T2126">
      <style:text-properties fo:color="#24292f" fo:font-family="Liberation Sans" style:font-family-complex="Liberation Sans" fo:font-weight="bold"/>
    </style:style>
    <style:style style:family="paragraph" style:name="P772">
      <style:paragraph-properties fo:margin-left="0cm" fo:margin-right="0cm" fo:text-indent="0cm" fo:margin-top="0pt" fo:margin-bottom="12pt" fo:border="none"/>
    </style:style>
    <style:style style:family="text" style:name="T2127">
      <style:text-properties fo:color="#24292f" fo:font-family="Liberation Sans" style:font-family-complex="Liberation Sans"/>
    </style:style>
    <style:style style:family="text" style:name="T2128">
      <style:text-properties fo:color="#24292f" fo:font-family="Liberation Sans" style:font-family-complex="Liberation Sans" fo:font-size="12pt"/>
    </style:style>
    <style:style style:family="text" style:name="T2129">
      <style:text-properties fo:color="#24292f" fo:font-family="Liberation Sans" style:font-family-complex="Liberation Sans" fo:font-style="italic" fo:font-weight="bold"/>
    </style:style>
    <style:style style:family="text" style:name="T2130">
      <style:text-properties fo:color="#24292f" fo:font-family="Liberation Sans" style:font-family-complex="Liberation Sans" fo:font-size="12pt"/>
    </style:style>
    <style:style style:family="text" style:name="T2131">
      <style:text-properties fo:color="#24292f" fo:font-family="Liberation Sans" style:font-family-complex="Liberation Sans"/>
    </style:style>
    <style:style style:family="text" style:name="T2132">
      <style:text-properties fo:color="#24292f" fo:font-family="Liberation Sans" style:font-family-complex="Liberation Sans" fo:font-size="12pt"/>
    </style:style>
    <style:style style:family="text" style:name="T2133">
      <style:text-properties fo:color="#24292f" fo:font-family="Liberation Sans" style:font-family-complex="Liberation Sans"/>
    </style:style>
    <style:style style:family="text" style:name="T2134">
      <style:text-properties fo:color="#24292f" fo:font-family="Liberation Sans" style:font-family-complex="Liberation Sans" fo:font-size="12pt"/>
    </style:style>
    <style:style style:family="text" style:name="T2135">
      <style:text-properties fo:color="#24292f" fo:font-family="Liberation Sans" style:font-family-complex="Liberation Sans"/>
    </style:style>
    <style:style style:family="text" style:name="T2136">
      <style:text-properties fo:color="#24292f" fo:font-family="Liberation Sans" style:font-family-complex="Liberation Sans" fo:font-size="12pt"/>
    </style:style>
    <style:style style:family="text" style:name="T2137">
      <style:text-properties fo:color="#24292f" fo:font-family="Liberation Sans" style:font-family-complex="Liberation Sans"/>
    </style:style>
    <style:style style:family="text" style:name="T2138">
      <style:text-properties fo:color="#24292f" fo:font-family="Liberation Sans" style:font-family-complex="Liberation Sans" fo:font-size="12pt"/>
    </style:style>
    <style:style style:family="text" style:name="T2139">
      <style:text-properties fo:color="#24292f" fo:font-family="Liberation Sans" style:font-family-complex="Liberation Sans"/>
    </style:style>
    <style:style style:family="paragraph" style:name="P773">
      <style:paragraph-properties fo:margin-left="0cm" fo:margin-right="0cm" fo:text-indent="0cm" fo:margin-top="0pt" fo:margin-bottom="0pt" fo:border="none"/>
    </style:style>
    <style:style style:family="text" style:name="T2140">
      <style:text-properties fo:color="#24292f" fo:font-family="Liberation Sans" style:font-family-complex="Liberation Sans"/>
    </style:style>
    <style:style style:family="paragraph" style:name="P774">
      <style:paragraph-properties fo:margin-left="0cm" fo:margin-right="0cm" fo:text-indent="0cm" fo:margin-top="0pt" fo:margin-bottom="0pt" fo:border="none"/>
    </style:style>
    <style:style style:family="text" style:name="T2141">
      <style:text-properties fo:color="#24292f" fo:font-family="Liberation Sans" style:font-family-complex="Liberation Sans"/>
    </style:style>
    <style:style style:family="paragraph" style:name="P775">
      <style:paragraph-properties fo:margin-left="0cm" fo:margin-right="0cm" fo:text-indent="0cm" fo:margin-top="0pt" fo:margin-bottom="12pt" fo:border="none"/>
    </style:style>
    <style:style style:family="text" style:name="T2142">
      <style:text-properties fo:color="#24292f" fo:font-family="Liberation Sans" style:font-family-complex="Liberation Sans"/>
    </style:style>
    <style:style style:family="text" style:name="T2143">
      <style:text-properties fo:color="#24292f" fo:font-family="Liberation Sans" style:font-family-complex="Liberation Sans" fo:font-size="12pt"/>
    </style:style>
    <style:style style:family="text" style:name="T2144">
      <style:text-properties fo:color="#24292f" fo:font-family="Liberation Sans" style:font-family-complex="Liberation Sans"/>
    </style:style>
    <style:style style:family="text" style:name="T2145">
      <style:text-properties fo:color="#24292f" fo:font-family="Liberation Sans" style:font-family-complex="Liberation Sans" fo:font-size="12pt"/>
    </style:style>
    <style:style style:family="text" style:name="T2146">
      <style:text-properties fo:color="#24292f" fo:font-family="Liberation Sans" style:font-family-complex="Liberation Sans"/>
    </style:style>
    <style:style style:family="paragraph" style:name="P776">
      <style:paragraph-properties fo:margin-left="0cm" fo:margin-right="0cm" fo:text-indent="0cm" fo:margin-top="0pt" fo:margin-bottom="12pt" fo:border="none"/>
    </style:style>
    <style:style style:family="text" style:name="T2147">
      <style:text-properties fo:color="#24292f" fo:font-family="Liberation Sans" style:font-family-complex="Liberation Sans"/>
    </style:style>
    <style:style style:family="paragraph" style:name="P777">
      <style:paragraph-properties fo:margin-left="0cm" fo:margin-right="0cm" fo:text-indent="0cm" fo:margin-top="0pt" fo:margin-bottom="12pt" fo:border="none"/>
    </style:style>
    <style:style style:family="text" style:name="T2148">
      <style:text-properties fo:color="#24292f" fo:font-family="Liberation Sans" style:font-family-complex="Liberation Sans"/>
    </style:style>
    <style:style style:family="paragraph" style:name="P778">
      <style:paragraph-properties fo:margin-left="0cm" fo:margin-right="0cm" fo:text-indent="0cm" fo:margin-top="0pt" fo:margin-bottom="12pt" fo:border="none"/>
    </style:style>
    <style:style style:family="text" style:name="T2149">
      <style:text-properties fo:color="#24292f" fo:font-family="Liberation Sans" style:font-family-complex="Liberation Sans"/>
    </style:style>
    <style:style style:family="paragraph" style:name="P779">
      <style:paragraph-properties fo:margin-left="0cm" fo:margin-right="0cm" fo:text-indent="0cm" fo:margin-top="0pt" fo:margin-bottom="12pt" fo:border="none"/>
    </style:style>
    <style:style style:family="text" style:name="T2150">
      <style:text-properties fo:color="#24292f" fo:font-family="Liberation Sans" style:font-family-complex="Liberation Sans"/>
    </style:style>
    <style:style style:family="text" style:name="T2151">
      <style:text-properties fo:color="#24292f" fo:font-family="Liberation Sans" style:font-family-complex="Liberation Sans" fo:font-size="12pt"/>
    </style:style>
    <style:style style:family="text" style:name="T2152">
      <style:text-properties fo:color="#24292f" fo:font-family="Liberation Sans" style:font-family-complex="Liberation Sans" fo:font-style="italic"/>
    </style:style>
    <style:style style:family="text" style:name="T2153">
      <style:text-properties fo:color="#24292f" fo:font-family="Liberation Sans" style:font-family-complex="Liberation Sans"/>
    </style:style>
    <style:style style:family="text" style:name="T2154">
      <style:text-properties fo:color="#24292f" fo:font-family="Liberation Sans" style:font-family-complex="Liberation Sans" fo:font-size="12pt"/>
    </style:style>
    <style:style style:family="text" style:name="T2155">
      <style:text-properties fo:color="#24292f" fo:font-family="Liberation Sans" style:font-family-complex="Liberation Sans"/>
    </style:style>
    <style:style style:family="paragraph" style:name="P780">
      <style:paragraph-properties fo:margin-left="0cm" fo:margin-right="0cm" fo:text-indent="0cm" fo:margin-top="0pt" fo:margin-bottom="12pt" fo:border="none"/>
    </style:style>
    <style:style style:family="text" style:name="T2156">
      <style:text-properties fo:color="#24292f" fo:font-family="Liberation Sans" style:font-family-complex="Liberation Sans"/>
    </style:style>
    <style:style style:family="text" style:name="T2157">
      <style:text-properties fo:color="#24292f" fo:font-family="Liberation Sans" style:font-family-complex="Liberation Sans" fo:font-size="12pt"/>
    </style:style>
    <style:style style:family="text" style:name="T2158">
      <style:text-properties fo:color="#24292f" fo:font-family="Liberation Sans" style:font-family-complex="Liberation Sans" fo:font-style="italic"/>
    </style:style>
    <style:style style:family="text" style:name="T2159">
      <style:text-properties fo:color="#24292f" fo:font-family="Liberation Sans" style:font-family-complex="Liberation Sans" fo:font-size="12pt"/>
    </style:style>
    <style:style style:family="text" style:name="T2160">
      <style:text-properties fo:color="#24292f" fo:font-family="Liberation Sans" style:font-family-complex="Liberation Sans"/>
    </style:style>
    <style:style style:family="text" style:name="T2161">
      <style:text-properties fo:color="#24292f" fo:font-family="Liberation Sans" style:font-family-complex="Liberation Sans" fo:font-size="12pt"/>
    </style:style>
    <style:style style:family="text" style:name="T2162">
      <style:text-properties fo:color="#24292f" fo:font-family="Liberation Sans" style:font-family-complex="Liberation Sans" fo:font-style="italic"/>
    </style:style>
    <style:style style:family="text" style:name="T2163">
      <style:text-properties fo:color="#24292f" fo:font-family="Liberation Sans" style:font-family-complex="Liberation Sans"/>
    </style:style>
    <style:style style:family="text" style:name="T2164">
      <style:text-properties fo:color="#24292f" fo:font-family="Liberation Sans" style:font-family-complex="Liberation Sans" fo:font-size="12pt"/>
    </style:style>
    <style:style style:family="text" style:name="T2165">
      <style:text-properties fo:color="#24292f" fo:font-family="Liberation Sans" style:font-family-complex="Liberation Sans" fo:font-style="italic"/>
    </style:style>
    <style:style style:family="text" style:name="T2166">
      <style:text-properties fo:color="#24292f" fo:font-family="Liberation Sans" style:font-family-complex="Liberation Sans"/>
    </style:style>
    <style:style style:family="text" style:name="T2167">
      <style:text-properties fo:color="#24292f" fo:font-family="Liberation Sans" style:font-family-complex="Liberation Sans" fo:font-size="12pt"/>
    </style:style>
    <style:style style:family="text" style:name="T2168">
      <style:text-properties fo:color="#24292f" fo:font-family="Liberation Sans" style:font-family-complex="Liberation Sans"/>
    </style:style>
    <style:style style:family="text" style:name="T2169">
      <style:text-properties fo:color="#24292f" fo:font-family="Liberation Sans" style:font-family-complex="Liberation Sans" fo:font-size="12pt"/>
    </style:style>
    <style:style style:family="text" style:name="T2170">
      <style:text-properties fo:color="#24292f" fo:font-family="Liberation Sans" style:font-family-complex="Liberation Sans"/>
    </style:style>
    <style:style style:family="paragraph" style:name="P781">
      <style:paragraph-properties fo:margin-left="0cm" fo:margin-right="0cm" fo:text-indent="0cm" fo:margin-top="0pt" fo:margin-bottom="12pt" fo:border="none"/>
    </style:style>
    <style:style style:family="text" style:name="T2171">
      <style:text-properties fo:color="#24292f" fo:font-family="Liberation Sans" style:font-family-complex="Liberation Sans"/>
    </style:style>
    <style:style style:family="text" style:name="T2172">
      <style:text-properties fo:color="#24292f" fo:font-family="Liberation Sans" style:font-family-complex="Liberation Sans" fo:font-size="12pt"/>
    </style:style>
    <style:style style:family="text" style:name="T2173">
      <style:text-properties fo:color="#24292f" fo:font-family="Liberation Sans" style:font-family-complex="Liberation Sans"/>
    </style:style>
    <style:style style:family="text" style:name="T2174">
      <style:text-properties fo:color="#24292f" fo:font-family="Liberation Sans" style:font-family-complex="Liberation Sans" fo:font-size="12pt"/>
    </style:style>
    <style:style style:family="text" style:name="T2175">
      <style:text-properties fo:color="#24292f" fo:font-family="Liberation Sans" style:font-family-complex="Liberation Sans"/>
    </style:style>
    <style:style style:family="text" style:name="T2176">
      <style:text-properties fo:color="#24292f" fo:font-family="Liberation Sans" style:font-family-complex="Liberation Sans" fo:font-size="12pt"/>
    </style:style>
    <style:style style:family="text" style:name="T2177">
      <style:text-properties fo:color="#24292f" fo:font-family="Liberation Sans" style:font-family-complex="Liberation Sans" fo:font-style="italic"/>
    </style:style>
    <style:style style:family="text" style:name="T2178">
      <style:text-properties fo:color="#24292f" fo:font-family="Liberation Sans" style:font-family-complex="Liberation Sans" fo:font-size="12pt"/>
    </style:style>
    <style:style style:family="text" style:name="T2179">
      <style:text-properties fo:color="#24292f" fo:font-family="Liberation Sans" style:font-family-complex="Liberation Sans"/>
    </style:style>
    <style:style style:family="text" style:name="T2180">
      <style:text-properties fo:color="#24292f" fo:font-family="Liberation Sans" style:font-family-complex="Liberation Sans" fo:font-size="12pt"/>
    </style:style>
    <style:style style:family="text" style:name="T2181">
      <style:text-properties fo:color="#24292f" fo:font-family="Liberation Sans" style:font-family-complex="Liberation Sans" fo:font-style="italic"/>
    </style:style>
    <style:style style:family="text" style:name="T2182">
      <style:text-properties fo:color="#24292f" fo:font-family="Liberation Sans" style:font-family-complex="Liberation Sans" fo:font-size="12pt"/>
    </style:style>
    <style:style style:family="text" style:name="T2183">
      <style:text-properties fo:color="#24292f" fo:font-family="Liberation Sans" style:font-family-complex="Liberation Sans"/>
    </style:style>
    <style:style style:family="paragraph" style:name="P782">
      <style:paragraph-properties fo:margin-left="0cm" fo:margin-right="0cm" fo:text-indent="0cm" fo:margin-top="0pt" fo:margin-bottom="12pt" fo:border="none"/>
    </style:style>
    <style:style style:family="text" style:name="T2184">
      <style:text-properties fo:color="#24292f" fo:font-family="Liberation Sans" style:font-family-complex="Liberation Sans"/>
    </style:style>
    <style:style style:family="text" style:name="T2185">
      <style:text-properties fo:color="#24292f" fo:font-family="Liberation Sans" style:font-family-complex="Liberation Sans" fo:font-size="12pt"/>
    </style:style>
    <style:style style:family="text" style:name="T2186">
      <style:text-properties fo:color="#24292f" fo:font-family="Liberation Sans" style:font-family-complex="Liberation Sans" fo:font-style="italic"/>
    </style:style>
    <style:style style:family="text" style:name="T2187">
      <style:text-properties fo:color="#24292f" fo:font-family="Liberation Sans" style:font-family-complex="Liberation Sans" fo:font-size="12pt"/>
    </style:style>
    <style:style style:family="text" style:name="T2188">
      <style:text-properties fo:color="#24292f" fo:font-family="Liberation Sans" style:font-family-complex="Liberation Sans"/>
    </style:style>
    <style:style style:family="text" style:name="T2189">
      <style:text-properties fo:color="#24292f" fo:font-family="Liberation Sans" style:font-family-complex="Liberation Sans" fo:font-size="12pt"/>
    </style:style>
    <style:style style:family="text" style:name="T2190">
      <style:text-properties fo:color="#24292f" fo:font-family="Liberation Sans" style:font-family-complex="Liberation Sans" fo:font-style="italic"/>
    </style:style>
    <style:style style:family="text" style:name="T2191">
      <style:text-properties fo:color="#24292f" fo:font-family="Liberation Sans" style:font-family-complex="Liberation Sans" fo:font-size="12pt"/>
    </style:style>
    <style:style style:family="text" style:name="T2192">
      <style:text-properties fo:color="#24292f" fo:font-family="Liberation Sans" style:font-family-complex="Liberation Sans"/>
    </style:style>
    <style:style style:family="text" style:name="T2193">
      <style:text-properties fo:color="#24292f" fo:font-family="Liberation Sans" style:font-family-complex="Liberation Sans" fo:font-size="12pt"/>
    </style:style>
    <style:style style:family="text" style:name="T2194">
      <style:text-properties fo:color="#24292f" fo:font-family="Liberation Sans" style:font-family-complex="Liberation Sans" fo:font-style="italic"/>
    </style:style>
    <style:style style:family="text" style:name="T2195">
      <style:text-properties fo:color="#24292f" fo:font-family="Liberation Sans" style:font-family-complex="Liberation Sans"/>
    </style:style>
    <style:style style:family="text" style:name="T2196">
      <style:text-properties fo:color="#24292f" fo:font-family="Liberation Sans" style:font-family-complex="Liberation Sans" fo:font-size="12pt"/>
    </style:style>
    <style:style style:family="text" style:name="T2197">
      <style:text-properties fo:color="#24292f" fo:font-family="Liberation Sans" style:font-family-complex="Liberation Sans" fo:font-style="italic"/>
    </style:style>
    <style:style style:family="text" style:name="T2198">
      <style:text-properties fo:color="#24292f" fo:font-family="Liberation Sans" style:font-family-complex="Liberation Sans" fo:font-size="12pt"/>
    </style:style>
    <style:style style:family="text" style:name="T2199">
      <style:text-properties fo:color="#24292f" fo:font-family="Liberation Sans" style:font-family-complex="Liberation Sans"/>
    </style:style>
    <style:style style:family="paragraph" style:name="P783">
      <style:paragraph-properties fo:margin-left="0cm" fo:margin-right="0cm" fo:text-indent="0cm" fo:margin-top="0pt" fo:margin-bottom="12pt" fo:border="none"/>
    </style:style>
    <style:style style:family="text" style:name="T2200">
      <style:text-properties fo:color="#24292f" fo:font-family="Liberation Sans" style:font-family-complex="Liberation Sans"/>
    </style:style>
    <style:style style:family="text" style:name="T2201">
      <style:text-properties fo:color="#24292f" fo:font-family="Liberation Sans" style:font-family-complex="Liberation Sans" fo:font-size="12pt"/>
    </style:style>
    <style:style style:family="text" style:name="T2202">
      <style:text-properties fo:color="#24292f" fo:font-family="Liberation Sans" style:font-family-complex="Liberation Sans" fo:font-style="italic"/>
    </style:style>
    <style:style style:family="text" style:name="T2203">
      <style:text-properties fo:color="#24292f" fo:font-family="Liberation Sans" style:font-family-complex="Liberation Sans"/>
    </style:style>
    <style:style style:family="text" style:name="T2204">
      <style:text-properties fo:color="#24292f" fo:font-family="Liberation Sans" style:font-family-complex="Liberation Sans" fo:font-size="12pt"/>
    </style:style>
    <style:style style:family="text" style:name="T2205">
      <style:text-properties fo:color="#24292f" fo:font-family="Liberation Sans" style:font-family-complex="Liberation Sans"/>
    </style:style>
    <style:style style:family="text" style:name="T2206">
      <style:text-properties fo:color="#24292f" fo:font-family="Liberation Sans" style:font-family-complex="Liberation Sans" fo:font-size="12pt"/>
    </style:style>
    <style:style style:family="text" style:name="T2207">
      <style:text-properties fo:color="#24292f" fo:font-family="Liberation Sans" style:font-family-complex="Liberation Sans" fo:font-style="italic"/>
    </style:style>
    <style:style style:family="text" style:name="T2208">
      <style:text-properties fo:color="#24292f" fo:font-family="Liberation Sans" style:font-family-complex="Liberation Sans" fo:font-size="12pt"/>
    </style:style>
    <style:style style:family="text" style:name="T2209">
      <style:text-properties fo:color="#24292f" fo:font-family="Liberation Sans" style:font-family-complex="Liberation Sans"/>
    </style:style>
    <style:style style:family="text" style:name="T2210">
      <style:text-properties fo:color="#24292f" fo:font-family="Liberation Sans" style:font-family-complex="Liberation Sans" fo:font-size="12pt"/>
    </style:style>
    <style:style style:family="text" style:name="T2211">
      <style:text-properties fo:color="#24292f" fo:font-family="Liberation Sans" style:font-family-complex="Liberation Sans" fo:font-style="italic"/>
    </style:style>
    <style:style style:family="text" style:name="T2212">
      <style:text-properties fo:color="#24292f" fo:font-family="Liberation Sans" style:font-family-complex="Liberation Sans" fo:font-size="12pt"/>
    </style:style>
    <style:style style:family="text" style:name="T2213">
      <style:text-properties fo:color="#24292f" fo:font-family="Liberation Sans" style:font-family-complex="Liberation Sans"/>
    </style:style>
    <style:style style:family="text" style:name="T2214">
      <style:text-properties fo:color="#24292f" fo:font-family="Liberation Sans" style:font-family-complex="Liberation Sans" fo:font-size="12pt"/>
    </style:style>
    <style:style style:family="text" style:name="T2215">
      <style:text-properties fo:color="#24292f" fo:font-family="Liberation Sans" style:font-family-complex="Liberation Sans"/>
    </style:style>
    <style:style style:family="paragraph" style:name="P784">
      <style:paragraph-properties fo:margin-left="0cm" fo:margin-right="0cm" fo:text-indent="0cm" fo:margin-top="0pt" fo:margin-bottom="0pt" fo:border="none"/>
    </style:style>
    <style:style style:family="text" style:name="T2216">
      <style:text-properties fo:color="#24292f" fo:font-family="Liberation Sans" style:font-family-complex="Liberation Sans"/>
    </style:style>
    <style:style style:family="paragraph" style:name="P785">
      <style:paragraph-properties fo:margin-left="0cm" fo:margin-right="0cm" fo:text-indent="0cm" fo:margin-top="0pt" fo:margin-bottom="12pt" fo:border="none"/>
    </style:style>
    <style:style style:family="text" style:name="T2217">
      <style:text-properties fo:color="#24292f" fo:font-family="Liberation Sans" style:font-family-complex="Liberation Sans"/>
    </style:style>
    <style:style style:family="text" style:name="T2218">
      <style:text-properties fo:color="#24292f" fo:font-family="Liberation Sans" style:font-family-complex="Liberation Sans" fo:font-size="12pt"/>
    </style:style>
    <style:style style:family="text" style:name="T2219">
      <style:text-properties fo:color="#24292f" fo:font-family="Liberation Sans" style:font-family-complex="Liberation Sans"/>
    </style:style>
    <style:style style:family="text" style:name="T2220">
      <style:text-properties fo:color="#24292f" fo:font-family="Liberation Sans" style:font-family-complex="Liberation Sans" fo:font-size="12pt"/>
    </style:style>
    <style:style style:family="text" style:name="T2221">
      <style:text-properties fo:color="#24292f" fo:font-family="Liberation Sans" style:font-family-complex="Liberation Sans"/>
    </style:style>
    <style:style style:family="paragraph" style:name="P786">
      <style:paragraph-properties fo:margin-left="0cm" fo:margin-right="0cm" fo:text-indent="0cm" fo:margin-top="0pt" fo:margin-bottom="12pt" fo:border="none"/>
    </style:style>
    <style:style style:family="text" style:name="T2222">
      <style:text-properties fo:color="#24292f" fo:font-family="Liberation Sans" style:font-family-complex="Liberation Sans"/>
    </style:style>
    <style:style style:family="paragraph" style:name="P787">
      <style:paragraph-properties fo:margin-left="0cm" fo:margin-right="0cm" fo:text-indent="0cm" fo:margin-top="0pt" fo:margin-bottom="12pt" fo:border="none"/>
    </style:style>
    <style:style style:family="text" style:name="T2223">
      <style:text-properties fo:color="#24292f" fo:font-family="Liberation Sans" style:font-family-complex="Liberation Sans"/>
    </style:style>
    <style:style style:family="paragraph" style:name="P788">
      <style:paragraph-properties fo:margin-left="0cm" fo:margin-right="0cm" fo:text-indent="0cm" fo:margin-top="0pt" fo:margin-bottom="12pt" fo:border="none"/>
    </style:style>
    <style:style style:family="text" style:name="T2224">
      <style:text-properties fo:font-family="Liberation Sans" style:font-family-complex="Liberation Sans" fo:font-size="12pt"/>
    </style:style>
    <style:style style:family="paragraph" style:name="P789">
      <style:paragraph-properties fo:margin-left="0cm" fo:margin-right="0cm" fo:text-indent="0cm" fo:margin-top="0pt" fo:margin-bottom="12pt" fo:border="none"/>
    </style:style>
    <style:style style:family="text" style:name="T2225">
      <style:text-properties fo:color="#24292f" fo:font-family="Liberation Sans" style:font-family-complex="Liberation Sans"/>
    </style:style>
    <style:style style:family="paragraph" style:name="P790">
      <style:paragraph-properties fo:margin-left="0cm" fo:margin-right="0cm" fo:text-indent="0cm" fo:margin-top="0pt" fo:margin-bottom="12pt" fo:border="none"/>
    </style:style>
    <style:style style:family="text" style:name="T2226">
      <style:text-properties fo:color="#24292f" fo:font-family="Liberation Sans" style:font-family-complex="Liberation Sans"/>
    </style:style>
    <style:style style:family="text" style:name="T2227">
      <style:text-properties fo:color="#24292f" fo:font-family="Liberation Sans" style:font-family-complex="Liberation Sans" fo:font-size="12pt"/>
    </style:style>
    <style:style style:family="text" style:name="T2228">
      <style:text-properties fo:color="#24292f" fo:font-family="Liberation Sans" style:font-family-complex="Liberation Sans"/>
    </style:style>
    <style:style style:family="text" style:name="T2229">
      <style:text-properties fo:color="#24292f" fo:font-family="Liberation Sans" style:font-family-complex="Liberation Sans" fo:font-size="12pt"/>
    </style:style>
    <style:style style:family="text" style:name="T2230">
      <style:text-properties fo:color="#24292f" fo:font-family="Liberation Sans" style:font-family-complex="Liberation Sans" fo:font-style="italic"/>
    </style:style>
    <style:style style:family="text" style:name="T2231">
      <style:text-properties fo:color="#24292f" fo:font-family="Liberation Sans" style:font-family-complex="Liberation Sans"/>
    </style:style>
    <style:style style:family="text" style:name="T2232">
      <style:text-properties fo:color="#24292f" fo:font-family="Liberation Sans" style:font-family-complex="Liberation Sans" fo:font-size="12pt"/>
    </style:style>
    <style:style style:family="text" style:name="T2233">
      <style:text-properties fo:color="#24292f" fo:font-family="Liberation Sans" style:font-family-complex="Liberation Sans"/>
    </style:style>
    <style:style style:family="text" style:name="T2234">
      <style:text-properties fo:color="#24292f" fo:font-family="Liberation Sans" style:font-family-complex="Liberation Sans" fo:font-size="12pt"/>
    </style:style>
    <style:style style:family="text" style:name="T2235">
      <style:text-properties fo:color="#24292f" fo:font-family="Liberation Sans" style:font-family-complex="Liberation Sans"/>
    </style:style>
    <style:style style:family="text" style:name="T2236">
      <style:text-properties fo:color="#24292f" fo:font-family="Liberation Sans" style:font-family-complex="Liberation Sans" fo:font-size="12pt"/>
    </style:style>
    <style:style style:family="text" style:name="T2237">
      <style:text-properties fo:color="#24292f" fo:font-family="Liberation Sans" style:font-family-complex="Liberation Sans" fo:font-style="italic"/>
    </style:style>
    <style:style style:family="text" style:name="T2238">
      <style:text-properties fo:color="#24292f" fo:font-family="Liberation Sans" style:font-family-complex="Liberation Sans"/>
    </style:style>
    <style:style style:family="paragraph" style:name="P791">
      <style:paragraph-properties fo:margin-left="0cm" fo:margin-right="0cm" fo:text-indent="0cm" fo:margin-top="0pt" fo:margin-bottom="12pt" fo:border="none"/>
    </style:style>
    <style:style style:family="text" style:name="T2239">
      <style:text-properties fo:color="#24292f" fo:font-family="Liberation Sans" style:font-family-complex="Liberation Sans"/>
    </style:style>
    <style:style style:family="text" style:name="T2240">
      <style:text-properties fo:color="#24292f" fo:font-family="Liberation Sans" style:font-family-complex="Liberation Sans" fo:font-size="12pt"/>
    </style:style>
    <style:style style:family="text" style:name="T2241">
      <style:text-properties fo:color="#24292f" fo:font-family="Liberation Sans" style:font-family-complex="Liberation Sans" fo:font-style="italic"/>
    </style:style>
    <style:style style:family="text" style:name="T2242">
      <style:text-properties fo:color="#24292f" fo:font-family="Liberation Sans" style:font-family-complex="Liberation Sans" fo:font-size="12pt"/>
    </style:style>
    <style:style style:family="text" style:name="T2243">
      <style:text-properties fo:color="#24292f" fo:font-family="Liberation Sans" style:font-family-complex="Liberation Sans"/>
    </style:style>
    <style:style style:family="paragraph" style:name="P792">
      <style:paragraph-properties fo:margin-left="0cm" fo:margin-right="0cm" fo:text-indent="0cm" fo:margin-top="0pt" fo:margin-bottom="0pt" fo:border="none"/>
    </style:style>
    <style:style style:family="text" style:name="T2244">
      <style:text-properties fo:color="#24292f" fo:font-family="Liberation Sans" style:font-family-complex="Liberation Sans"/>
    </style:style>
    <style:style style:parent-style-name="713" style:family="paragraph" style:name="P793">
      <style:paragraph-properties fo:margin-left="0cm" fo:margin-right="0cm" fo:text-indent="0cm" fo:margin-top="18pt" fo:margin-bottom="12pt" fo:border="none"/>
    </style:style>
    <style:style style:family="text" style:name="T2245">
      <style:text-properties fo:color="#24292f" fo:font-family="Liberation Sans" style:font-family-complex="Liberation Sans" fo:font-weight="bold"/>
    </style:style>
    <style:style style:family="paragraph" style:name="P794">
      <style:paragraph-properties fo:margin-left="0cm" fo:margin-right="0cm" fo:text-indent="0cm" fo:margin-top="0pt" fo:margin-bottom="12pt" fo:border="none"/>
    </style:style>
    <style:style style:family="text" style:name="T2246">
      <style:text-properties fo:color="#24292f" fo:font-family="Liberation Sans" style:font-family-complex="Liberation Sans"/>
    </style:style>
    <style:style style:parent-style-name="764" style:list-style-name="WWNum39" style:family="paragraph" style:name="P795">
      <style:paragraph-properties fo:margin-left="0cm" fo:margin-right="0cm" fo:text-indent="0cm" fo:margin-top="12pt" fo:margin-bottom="12pt" fo:border="none"/>
    </style:style>
    <style:style style:family="text" style:name="T2247">
      <style:text-properties fo:color="#24292f" fo:font-family="Liberation Sans" style:font-family-complex="Liberation Sans" fo:font-weight="bold"/>
    </style:style>
    <style:style style:family="text" style:name="T2248">
      <style:text-properties fo:color="#24292f" fo:font-family="Liberation Sans" style:font-family-complex="Liberation Sans" fo:font-size="12pt"/>
    </style:style>
    <style:style style:family="text" style:name="T2249">
      <style:text-properties fo:color="#24292f" fo:font-family="Liberation Sans" style:font-family-complex="Liberation Sans"/>
    </style:style>
    <style:style style:family="text" style:name="T2250">
      <style:text-properties fo:color="#24292f" fo:font-family="Liberation Sans" style:font-family-complex="Liberation Sans" fo:font-size="12pt"/>
    </style:style>
    <style:style style:family="text" style:name="T2251">
      <style:text-properties fo:color="#24292f" fo:font-family="Liberation Sans" style:font-family-complex="Liberation Sans" fo:font-style="italic"/>
    </style:style>
    <style:style style:family="text" style:name="T2252">
      <style:text-properties fo:color="#24292f" fo:font-family="Liberation Sans" style:font-family-complex="Liberation Sans"/>
    </style:style>
    <style:style style:parent-style-name="764" style:list-style-name="WWNum40" style:family="paragraph" style:name="P796">
      <style:paragraph-properties fo:margin-left="0cm" fo:margin-right="0cm" fo:text-indent="0cm" fo:margin-top="12pt" fo:margin-bottom="12pt" fo:border="none"/>
    </style:style>
    <style:style style:family="text" style:name="T2253">
      <style:text-properties fo:color="#24292f" fo:font-family="Liberation Sans" style:font-family-complex="Liberation Sans" fo:font-weight="bold"/>
    </style:style>
    <style:style style:family="text" style:name="T2254">
      <style:text-properties fo:color="#24292f" fo:font-family="Liberation Sans" style:font-family-complex="Liberation Sans" fo:font-size="12pt"/>
    </style:style>
    <style:style style:family="text" style:name="T2255">
      <style:text-properties fo:color="#24292f" fo:font-family="Liberation Sans" style:font-family-complex="Liberation Sans"/>
    </style:style>
    <style:style style:parent-style-name="715" style:family="paragraph" style:name="P797">
      <style:paragraph-properties fo:margin-left="0cm" fo:margin-right="0cm" fo:text-indent="0cm" fo:margin-top="18pt" fo:margin-bottom="12pt" fo:border="none"/>
    </style:style>
    <style:style style:family="text" style:name="T2256">
      <style:text-properties fo:color="#24292f" fo:font-family="Liberation Sans" style:font-family-complex="Liberation Sans" fo:font-weight="bold"/>
    </style:style>
    <style:style style:family="paragraph" style:name="P798">
      <style:paragraph-properties fo:margin-left="0cm" fo:margin-right="0cm" fo:text-indent="0cm" fo:margin-top="0pt" fo:margin-bottom="12pt" fo:border="none"/>
    </style:style>
    <style:style style:family="text" style:name="T2257">
      <style:text-properties fo:color="#24292f" fo:font-family="Liberation Sans" style:font-family-complex="Liberation Sans"/>
    </style:style>
    <style:style style:family="text" style:name="T2258">
      <style:text-properties fo:color="#24292f" fo:font-family="Liberation Sans" style:font-family-complex="Liberation Sans" fo:font-size="12pt"/>
    </style:style>
    <style:style style:family="text" style:name="T2259">
      <style:text-properties fo:color="#24292f" fo:font-family="Liberation Sans" style:font-family-complex="Liberation Sans"/>
    </style:style>
    <style:style style:family="paragraph" style:name="P799">
      <style:paragraph-properties fo:margin-left="0cm" fo:margin-right="0cm" fo:text-indent="0cm" fo:margin-top="0pt" fo:margin-bottom="12pt" fo:border="none"/>
    </style:style>
    <style:style style:family="text" style:name="T2260">
      <style:text-properties fo:color="#24292f" fo:font-family="Liberation Sans" style:font-family-complex="Liberation Sans"/>
    </style:style>
    <style:style style:family="text" style:name="T2261">
      <style:text-properties fo:color="#24292f" fo:font-family="Liberation Sans" style:font-family-complex="Liberation Sans" fo:font-size="12pt"/>
    </style:style>
    <style:style style:family="text" style:name="T2262">
      <style:text-properties fo:color="#24292f" fo:font-family="Liberation Sans" style:font-family-complex="Liberation Sans"/>
    </style:style>
    <style:style style:family="paragraph" style:name="P800">
      <style:paragraph-properties fo:margin-left="0cm" fo:margin-right="0cm" fo:text-indent="0cm" fo:margin-top="0pt" fo:margin-bottom="0pt" fo:border="none"/>
    </style:style>
    <style:style style:family="text" style:name="T2263">
      <style:text-properties fo:color="#24292f" fo:font-family="Liberation Sans" style:font-family-complex="Liberation Sans"/>
    </style:style>
    <style:style style:family="paragraph" style:name="P801">
      <style:paragraph-properties fo:margin-left="0cm" fo:margin-right="0cm" fo:text-indent="0cm" fo:margin-top="0pt" fo:margin-bottom="12pt" fo:border="none"/>
    </style:style>
    <style:style style:family="text" style:name="T2264">
      <style:text-properties fo:color="#24292f" fo:font-family="Liberation Sans" style:font-family-complex="Liberation Sans"/>
    </style:style>
    <style:style style:family="text" style:name="T2265">
      <style:text-properties fo:color="#24292f" fo:font-family="Liberation Sans" style:font-family-complex="Liberation Sans" fo:font-size="12pt"/>
    </style:style>
    <style:style style:family="text" style:name="T2266">
      <style:text-properties fo:color="#24292f" fo:font-family="Liberation Sans" style:font-family-complex="Liberation Sans"/>
    </style:style>
    <style:style style:family="text" style:name="T2267">
      <style:text-properties fo:color="#24292f" fo:font-family="Liberation Sans" style:font-family-complex="Liberation Sans" fo:font-size="12pt"/>
    </style:style>
    <style:style style:family="text" style:name="T2268">
      <style:text-properties fo:color="#24292f" fo:font-family="Liberation Sans" style:font-family-complex="Liberation Sans"/>
    </style:style>
    <style:style style:family="paragraph" style:name="P802">
      <style:paragraph-properties fo:margin-left="0cm" fo:margin-right="0cm" fo:text-indent="0cm" fo:margin-top="0pt" fo:margin-bottom="12pt" fo:border="none"/>
    </style:style>
    <style:style style:family="text" style:name="T2269">
      <style:text-properties fo:color="#24292f" fo:font-family="Liberation Sans" style:font-family-complex="Liberation Sans"/>
    </style:style>
    <style:style style:family="text" style:name="T2270">
      <style:text-properties fo:color="#24292f" fo:font-family="Liberation Sans" style:font-family-complex="Liberation Sans" fo:font-size="12pt"/>
    </style:style>
    <style:style style:family="text" style:name="T2271">
      <style:text-properties fo:color="#24292f" fo:font-family="Liberation Sans" style:font-family-complex="Liberation Sans"/>
    </style:style>
    <style:style style:family="paragraph" style:name="P803">
      <style:paragraph-properties fo:margin-left="0cm" fo:margin-right="0cm" fo:text-indent="0cm" fo:margin-top="0pt" fo:margin-bottom="0pt" fo:border="none"/>
    </style:style>
    <style:style style:family="text" style:name="T2272">
      <style:text-properties fo:color="#24292f" fo:font-family="Liberation Sans" style:font-family-complex="Liberation Sans"/>
    </style:style>
    <style:style style:family="paragraph" style:name="P804">
      <style:paragraph-properties fo:margin-left="0cm" fo:margin-right="0cm" fo:text-indent="0cm" fo:margin-top="0pt" fo:margin-bottom="12pt" fo:border="none"/>
    </style:style>
    <style:style style:family="text" style:name="T2273">
      <style:text-properties fo:color="#24292f" fo:font-family="Liberation Sans" style:font-family-complex="Liberation Sans"/>
    </style:style>
    <style:style style:family="text" style:name="T2274">
      <style:text-properties fo:color="#24292f" fo:font-family="Liberation Sans" style:font-family-complex="Liberation Sans" fo:font-size="12pt"/>
    </style:style>
    <style:style style:family="text" style:name="T2275">
      <style:text-properties fo:color="#24292f" fo:font-family="Liberation Sans" style:font-family-complex="Liberation Sans" fo:font-style="italic"/>
    </style:style>
    <style:style style:family="text" style:name="T2276">
      <style:text-properties fo:color="#24292f" fo:font-family="Liberation Sans" style:font-family-complex="Liberation Sans" fo:font-size="12pt"/>
    </style:style>
    <style:style style:family="text" style:name="T2277">
      <style:text-properties fo:color="#24292f" fo:font-family="Liberation Sans" style:font-family-complex="Liberation Sans"/>
    </style:style>
    <style:style style:family="paragraph" style:name="P805">
      <style:paragraph-properties fo:margin-left="0cm" fo:margin-right="0cm" fo:text-indent="0cm" fo:margin-top="0pt" fo:margin-bottom="12pt" fo:border="none"/>
    </style:style>
    <style:style style:family="text" style:name="T2278">
      <style:text-properties fo:color="#24292f" fo:font-family="Liberation Sans" style:font-family-complex="Liberation Sans"/>
    </style:style>
    <style:style style:family="paragraph" style:name="P806">
      <style:paragraph-properties fo:margin-left="0cm" fo:margin-right="0cm" fo:text-indent="0cm" fo:margin-top="0pt" fo:margin-bottom="12pt" fo:border="none"/>
    </style:style>
    <style:style style:family="text" style:name="T2279">
      <style:text-properties fo:color="#24292f" fo:font-family="Liberation Sans" style:font-family-complex="Liberation Sans"/>
    </style:style>
    <style:style style:family="paragraph" style:name="P807">
      <style:paragraph-properties fo:margin-left="0cm" fo:margin-right="0cm" fo:text-indent="0cm" fo:margin-top="0pt" fo:margin-bottom="0pt" fo:border="none"/>
    </style:style>
    <style:style style:family="text" style:name="T2280">
      <style:text-properties fo:color="#24292f" fo:font-family="Liberation Sans" style:font-family-complex="Liberation Sans"/>
    </style:style>
    <style:style style:family="paragraph" style:name="P808">
      <style:paragraph-properties fo:margin-left="0cm" fo:margin-right="0cm" fo:text-indent="0cm" fo:margin-top="0pt" fo:margin-bottom="12pt" fo:border="none"/>
    </style:style>
    <style:style style:family="text" style:name="T2281">
      <style:text-properties fo:color="#24292f" fo:font-family="Liberation Sans" style:font-family-complex="Liberation Sans"/>
    </style:style>
    <style:style style:family="text" style:name="T2282">
      <style:text-properties fo:color="#24292f" fo:font-family="Liberation Sans" style:font-family-complex="Liberation Sans" fo:font-size="12pt"/>
    </style:style>
    <style:style style:family="text" style:name="T2283">
      <style:text-properties fo:color="#24292f" fo:font-family="Liberation Sans" style:font-family-complex="Liberation Sans"/>
    </style:style>
    <style:style style:family="text" style:name="T2284">
      <style:text-properties fo:color="#24292f" fo:font-family="Liberation Sans" style:font-family-complex="Liberation Sans" fo:font-size="12pt"/>
    </style:style>
    <style:style style:family="text" style:name="T2285">
      <style:text-properties fo:color="#24292f" fo:font-family="Liberation Sans" style:font-family-complex="Liberation Sans" fo:font-style="italic"/>
    </style:style>
    <style:style style:family="text" style:name="T2286">
      <style:text-properties fo:color="#24292f" fo:font-family="Liberation Sans" style:font-family-complex="Liberation Sans" fo:font-size="12pt"/>
    </style:style>
    <style:style style:family="text" style:name="T2287">
      <style:text-properties fo:color="#24292f" fo:font-family="Liberation Sans" style:font-family-complex="Liberation Sans"/>
    </style:style>
    <style:style style:family="text" style:name="T2288">
      <style:text-properties fo:color="#24292f" fo:font-family="Liberation Sans" style:font-family-complex="Liberation Sans" fo:font-size="12pt"/>
    </style:style>
    <style:style style:family="text" style:name="T2289">
      <style:text-properties fo:color="#24292f" fo:font-family="Liberation Sans" style:font-family-complex="Liberation Sans"/>
    </style:style>
    <style:style style:parent-style-name="715" style:family="paragraph" style:name="P809">
      <style:paragraph-properties fo:margin-left="0cm" fo:margin-right="0cm" fo:text-indent="0cm" fo:margin-top="18pt" fo:margin-bottom="12pt" fo:border="none"/>
    </style:style>
    <style:style style:family="text" style:name="T2290">
      <style:text-properties fo:color="#24292f" fo:font-family="Liberation Sans" style:font-family-complex="Liberation Sans" fo:font-weight="bold"/>
    </style:style>
    <style:style style:family="paragraph" style:name="P810">
      <style:paragraph-properties fo:margin-left="0cm" fo:margin-right="0cm" fo:text-indent="0cm" fo:margin-top="0pt" fo:margin-bottom="12pt" fo:border="none"/>
    </style:style>
    <style:style style:family="text" style:name="T2291">
      <style:text-properties fo:color="#24292f" fo:font-family="Liberation Sans" style:font-family-complex="Liberation Sans"/>
    </style:style>
    <style:style style:family="paragraph" style:name="P811">
      <style:paragraph-properties fo:margin-left="0cm" fo:margin-right="0cm" fo:text-indent="0cm" fo:margin-top="0pt" fo:margin-bottom="12pt" fo:border="none"/>
    </style:style>
    <style:style style:family="text" style:name="T2292">
      <style:text-properties fo:color="#24292f" fo:font-family="Liberation Sans" style:font-family-complex="Liberation Sans" fo:font-weight="bold"/>
    </style:style>
    <style:style style:family="text" style:name="T2293">
      <style:text-properties fo:color="#24292f" fo:font-family="Liberation Sans" style:font-family-complex="Liberation Sans" fo:font-size="12pt"/>
    </style:style>
    <style:style style:family="text" style:name="T2294">
      <style:text-properties fo:color="#24292f" fo:font-family="Liberation Sans" style:font-family-complex="Liberation Sans"/>
    </style:style>
    <style:style style:family="text" style:name="T2295">
      <style:text-properties fo:color="#24292f" fo:font-family="Liberation Sans" style:font-family-complex="Liberation Sans" fo:font-size="12pt"/>
    </style:style>
    <style:style style:family="text" style:name="T2296">
      <style:text-properties fo:color="#24292f" fo:font-family="Liberation Sans" style:font-family-complex="Liberation Sans"/>
    </style:style>
    <style:style style:family="paragraph" style:name="P812">
      <style:paragraph-properties fo:margin-left="0cm" fo:margin-right="0cm" fo:text-indent="0cm" fo:margin-top="0pt" fo:margin-bottom="12pt" fo:border="none"/>
    </style:style>
    <style:style style:family="text" style:name="T2297">
      <style:text-properties fo:color="#24292f" fo:font-family="Liberation Sans" style:font-family-complex="Liberation Sans" fo:font-weight="bold"/>
    </style:style>
    <style:style style:family="text" style:name="T2298">
      <style:text-properties fo:color="#24292f" fo:font-family="Liberation Sans" style:font-family-complex="Liberation Sans" fo:font-size="12pt"/>
    </style:style>
    <style:style style:family="text" style:name="T2299">
      <style:text-properties fo:color="#24292f" fo:font-family="Liberation Sans" style:font-family-complex="Liberation Sans"/>
    </style:style>
    <style:style style:family="text" style:name="T2300">
      <style:text-properties fo:color="#24292f" fo:font-family="Liberation Sans" style:font-family-complex="Liberation Sans" fo:font-size="12pt"/>
    </style:style>
    <style:style style:family="text" style:name="T2301">
      <style:text-properties fo:color="#24292f" fo:font-family="Liberation Sans" style:font-family-complex="Liberation Sans"/>
    </style:style>
    <style:style style:family="text" style:name="T2302">
      <style:text-properties fo:color="#24292f" fo:font-family="Liberation Sans" style:font-family-complex="Liberation Sans" fo:font-size="12pt"/>
    </style:style>
    <style:style style:family="text" style:name="T2303">
      <style:text-properties fo:color="#24292f" fo:font-family="Liberation Sans" style:font-family-complex="Liberation Sans"/>
    </style:style>
    <style:style style:family="text" style:name="T2304">
      <style:text-properties fo:color="#24292f" fo:font-family="Liberation Sans" style:font-family-complex="Liberation Sans" fo:font-size="12pt"/>
    </style:style>
    <style:style style:family="text" style:name="T2305">
      <style:text-properties fo:color="#24292f" fo:font-family="Liberation Sans" style:font-family-complex="Liberation Sans"/>
    </style:style>
    <style:style style:family="text" style:name="T2306">
      <style:text-properties fo:color="#24292f" fo:font-family="Liberation Sans" style:font-family-complex="Liberation Sans" fo:font-size="12pt"/>
    </style:style>
    <style:style style:family="text" style:name="T2307">
      <style:text-properties fo:color="#24292f" fo:font-family="Liberation Sans" style:font-family-complex="Liberation Sans"/>
    </style:style>
    <style:style style:parent-style-name="717" style:family="paragraph" style:name="P813">
      <style:paragraph-properties fo:margin-left="0cm" fo:margin-right="0cm" fo:text-indent="0cm" fo:margin-top="18pt" fo:margin-bottom="12pt" fo:border="none"/>
    </style:style>
    <style:style style:family="text" style:name="T2308">
      <style:text-properties fo:color="#24292f" fo:font-family="Liberation Sans" style:font-family-complex="Liberation Sans" fo:font-weight="bold"/>
    </style:style>
    <style:style style:family="paragraph" style:name="P814">
      <style:paragraph-properties fo:margin-left="0cm" fo:margin-right="0cm" fo:text-indent="0cm" fo:margin-top="0pt" fo:margin-bottom="12pt" fo:border="none"/>
    </style:style>
    <style:style style:family="text" style:name="T2309">
      <style:text-properties fo:color="#24292f" fo:font-family="Liberation Sans" style:font-family-complex="Liberation Sans"/>
    </style:style>
    <style:style style:family="text" style:name="T2310">
      <style:text-properties fo:color="#24292f" fo:font-family="Liberation Sans" style:font-family-complex="Liberation Sans" fo:font-size="12pt"/>
    </style:style>
    <style:style style:family="text" style:name="T2311">
      <style:text-properties fo:color="#24292f" fo:font-family="Liberation Sans" style:font-family-complex="Liberation Sans"/>
    </style:style>
    <style:style style:family="paragraph" style:name="P815">
      <style:paragraph-properties fo:margin-left="0cm" fo:margin-right="0cm" fo:text-indent="0cm" fo:margin-top="0pt" fo:margin-bottom="12pt" fo:border="none"/>
    </style:style>
    <style:style style:family="text" style:name="T2312">
      <style:text-properties fo:color="#24292f" fo:font-family="Liberation Sans" style:font-family-complex="Liberation Sans"/>
    </style:style>
    <style:style style:parent-style-name="717" style:family="paragraph" style:name="P816">
      <style:paragraph-properties fo:margin-left="0cm" fo:margin-right="0cm" fo:text-indent="0cm" fo:margin-top="18pt" fo:margin-bottom="12pt" fo:border="none"/>
    </style:style>
    <style:style style:family="text" style:name="T2313">
      <style:text-properties fo:color="#24292f" fo:font-family="Liberation Sans" style:font-family-complex="Liberation Sans" fo:font-weight="bold"/>
    </style:style>
    <style:style style:family="paragraph" style:name="P817">
      <style:paragraph-properties fo:margin-left="0cm" fo:margin-right="0cm" fo:text-indent="0cm" fo:margin-top="0pt" fo:margin-bottom="12pt" fo:border="none"/>
    </style:style>
    <style:style style:family="text" style:name="T2314">
      <style:text-properties fo:color="#24292f" fo:font-family="Liberation Sans" style:font-family-complex="Liberation Sans"/>
    </style:style>
    <style:style style:family="text" style:name="T2315">
      <style:text-properties fo:color="#24292f" fo:font-family="Liberation Sans" style:font-family-complex="Liberation Sans" fo:font-size="12pt"/>
    </style:style>
    <style:style style:family="text" style:name="T2316">
      <style:text-properties fo:color="#24292f" fo:font-family="Liberation Sans" style:font-family-complex="Liberation Sans"/>
    </style:style>
    <style:style style:family="paragraph" style:name="P818">
      <style:paragraph-properties fo:margin-left="0cm" fo:margin-right="0cm" fo:text-indent="0cm" fo:margin-top="0pt" fo:margin-bottom="12pt" fo:border="none"/>
    </style:style>
    <style:style style:family="text" style:name="T2317">
      <style:text-properties fo:color="#24292f" fo:font-family="Liberation Sans" style:font-family-complex="Liberation Sans"/>
    </style:style>
    <style:style style:family="text" style:name="T2318">
      <style:text-properties fo:color="#24292f" fo:font-family="Liberation Sans" style:font-family-complex="Liberation Sans" fo:font-size="12pt"/>
    </style:style>
    <style:style style:family="text" style:name="T2319">
      <style:text-properties fo:color="#24292f" fo:font-family="Liberation Sans" style:font-family-complex="Liberation Sans" fo:font-style="italic"/>
    </style:style>
    <style:style style:family="text" style:name="T2320">
      <style:text-properties fo:color="#24292f" fo:font-family="Liberation Sans" style:font-family-complex="Liberation Sans" fo:font-size="12pt" fo:font-style="italic"/>
    </style:style>
    <style:style style:family="text" style:name="T2321">
      <style:text-properties fo:color="#24292f" fo:font-family="Liberation Sans" style:font-family-complex="Liberation Sans"/>
    </style:style>
    <style:style style:family="text" style:name="T2322">
      <style:text-properties fo:color="#24292f" fo:font-family="Liberation Sans" style:font-family-complex="Liberation Sans" fo:font-size="12pt"/>
    </style:style>
    <style:style style:family="text" style:name="T2323">
      <style:text-properties fo:color="#24292f" fo:font-family="Liberation Sans" style:font-family-complex="Liberation Sans" fo:font-style="italic"/>
    </style:style>
    <style:style style:family="text" style:name="T2324">
      <style:text-properties fo:color="#24292f" fo:font-family="Liberation Sans" style:font-family-complex="Liberation Sans" fo:font-size="12pt" fo:font-style="italic"/>
    </style:style>
    <style:style style:family="text" style:name="T2325">
      <style:text-properties fo:color="#24292f" fo:font-family="Liberation Sans" style:font-family-complex="Liberation Sans"/>
    </style:style>
    <style:style style:family="paragraph" style:name="P819">
      <style:paragraph-properties fo:margin-left="0cm" fo:margin-right="0cm" fo:text-indent="0cm" fo:margin-top="0pt" fo:margin-bottom="12pt" fo:border="none"/>
    </style:style>
    <style:style style:family="text" style:name="T2326">
      <style:text-properties fo:color="#24292f" fo:font-family="Liberation Sans" style:font-family-complex="Liberation Sans"/>
    </style:style>
    <style:style style:family="paragraph" style:name="P820">
      <style:paragraph-properties fo:margin-left="0cm" fo:margin-right="0cm" fo:text-indent="0cm" fo:margin-top="0pt" fo:margin-bottom="12pt" fo:border="none"/>
    </style:style>
    <style:style style:family="text" style:name="T2327">
      <style:text-properties fo:font-family="Liberation Sans" style:font-family-complex="Liberation Sans" fo:font-size="12pt"/>
    </style:style>
    <style:style style:family="paragraph" style:name="P821">
      <style:paragraph-properties fo:margin-left="0cm" fo:margin-right="0cm" fo:text-indent="0cm" fo:margin-top="0pt" fo:margin-bottom="12pt" fo:border="none"/>
    </style:style>
    <style:style style:family="text" style:name="T2328">
      <style:text-properties fo:color="#24292f" fo:font-family="Liberation Sans" style:font-family-complex="Liberation Sans"/>
    </style:style>
    <style:style style:family="paragraph" style:name="P822">
      <style:paragraph-properties fo:margin-left="0cm" fo:margin-right="0cm" fo:text-indent="0cm" fo:margin-top="0pt" fo:margin-bottom="12pt" fo:border="none"/>
    </style:style>
    <style:style style:family="text" style:name="T2329">
      <style:text-properties fo:font-family="Liberation Sans" style:font-family-complex="Liberation Sans" fo:font-size="12pt"/>
    </style:style>
    <style:style style:family="paragraph" style:name="P823">
      <style:paragraph-properties fo:margin-left="0cm" fo:margin-right="0cm" fo:text-indent="0cm" fo:margin-top="0pt" fo:margin-bottom="12pt" fo:border="none"/>
    </style:style>
    <style:style style:family="text" style:name="T2330">
      <style:text-properties fo:color="#24292f" fo:font-family="Liberation Sans" style:font-family-complex="Liberation Sans"/>
    </style:style>
    <style:style style:family="paragraph" style:name="P824">
      <style:paragraph-properties fo:margin-left="0cm" fo:margin-right="0cm" fo:text-indent="0cm" fo:margin-top="0pt" fo:margin-bottom="12pt" fo:border="none"/>
    </style:style>
    <style:style style:family="text" style:name="T2331">
      <style:text-properties fo:color="#24292f" fo:font-family="Liberation Sans" style:font-family-complex="Liberation Sans"/>
    </style:style>
    <style:style style:family="text" style:name="T2332">
      <style:text-properties fo:color="#24292f" fo:font-family="Liberation Sans" style:font-family-complex="Liberation Sans" fo:font-size="12pt"/>
    </style:style>
    <style:style style:family="text" style:name="T2333">
      <style:text-properties fo:color="#24292f" fo:font-family="Liberation Sans" style:font-family-complex="Liberation Sans"/>
    </style:style>
    <style:style style:family="text" style:name="T2334">
      <style:text-properties fo:color="#24292f" fo:font-family="Liberation Sans" style:font-family-complex="Liberation Sans" fo:font-size="12pt"/>
    </style:style>
    <style:style style:family="text" style:name="T2335">
      <style:text-properties fo:color="#24292f" fo:font-family="Liberation Sans" style:font-family-complex="Liberation Sans"/>
    </style:style>
    <style:style style:family="paragraph" style:name="P825">
      <style:paragraph-properties fo:margin-left="0cm" fo:margin-right="0cm" fo:text-indent="0cm" fo:margin-top="0pt" fo:margin-bottom="12pt" fo:border="none"/>
    </style:style>
    <style:style style:family="text" style:name="T2336">
      <style:text-properties fo:color="#24292f" fo:font-family="Liberation Sans" style:font-family-complex="Liberation Sans"/>
    </style:style>
    <style:style style:family="text" style:name="T2337">
      <style:text-properties fo:color="#24292f" fo:font-family="Liberation Sans" style:font-family-complex="Liberation Sans" fo:font-size="12pt"/>
    </style:style>
    <style:style style:family="text" style:name="T2338">
      <style:text-properties fo:color="#24292f" fo:font-family="Liberation Sans" style:font-family-complex="Liberation Sans" fo:font-style="italic"/>
    </style:style>
    <style:style style:family="text" style:name="T2339">
      <style:text-properties fo:color="#24292f" fo:font-family="Liberation Sans" style:font-family-complex="Liberation Sans" fo:font-size="12pt"/>
    </style:style>
    <style:style style:family="text" style:name="T2340">
      <style:text-properties fo:color="#24292f" fo:font-family="Liberation Sans" style:font-family-complex="Liberation Sans"/>
    </style:style>
    <style:style style:family="paragraph" style:name="P826">
      <style:paragraph-properties fo:margin-left="0cm" fo:margin-right="0cm" fo:text-indent="0cm" fo:margin-top="0pt" fo:margin-bottom="12pt" fo:border="none"/>
    </style:style>
    <style:style style:family="text" style:name="T2341">
      <style:text-properties fo:color="#24292f" fo:font-family="Liberation Sans" style:font-family-complex="Liberation Sans"/>
    </style:style>
    <style:style style:family="paragraph" style:name="P827">
      <style:paragraph-properties fo:margin-left="0cm" fo:margin-right="0cm" fo:text-indent="0cm" fo:margin-top="0pt" fo:margin-bottom="12pt" fo:border="none"/>
    </style:style>
    <style:style style:family="text" style:name="T2342">
      <style:text-properties fo:color="#24292f" fo:font-family="Liberation Sans" style:font-family-complex="Liberation Sans"/>
    </style:style>
    <style:style style:parent-style-name="717" style:family="paragraph" style:name="P828">
      <style:paragraph-properties fo:margin-left="0cm" fo:margin-right="0cm" fo:text-indent="0cm" fo:margin-top="18pt" fo:margin-bottom="12pt" fo:border="none"/>
    </style:style>
    <style:style style:family="text" style:name="T2343">
      <style:text-properties fo:color="#24292f" fo:font-family="Liberation Sans" style:font-family-complex="Liberation Sans" fo:font-weight="bold"/>
    </style:style>
    <style:style style:family="paragraph" style:name="P829">
      <style:paragraph-properties fo:margin-left="0cm" fo:margin-right="0cm" fo:text-indent="0cm" fo:margin-top="0pt" fo:margin-bottom="12pt" fo:border="none"/>
    </style:style>
    <style:style style:family="text" style:name="T2344">
      <style:text-properties fo:color="#24292f" fo:font-family="Liberation Sans" style:font-family-complex="Liberation Sans"/>
    </style:style>
    <style:style style:family="text" style:name="T2345">
      <style:text-properties fo:color="#24292f" fo:font-family="Liberation Sans" style:font-family-complex="Liberation Sans" fo:font-size="12pt"/>
    </style:style>
    <style:style style:family="text" style:name="T2346">
      <style:text-properties fo:color="#24292f" fo:font-family="Liberation Sans" style:font-family-complex="Liberation Sans"/>
    </style:style>
    <style:style style:family="text" style:name="T2347">
      <style:text-properties fo:color="#24292f" fo:font-family="Liberation Sans" style:font-family-complex="Liberation Sans" fo:font-size="12pt"/>
    </style:style>
    <style:style style:family="text" style:name="T2348">
      <style:text-properties fo:color="#24292f" fo:font-family="Liberation Sans" style:font-family-complex="Liberation Sans" fo:font-style="italic"/>
    </style:style>
    <style:style style:family="text" style:name="T2349">
      <style:text-properties fo:color="#24292f" fo:font-family="Liberation Sans" style:font-family-complex="Liberation Sans" fo:font-size="12pt"/>
    </style:style>
    <style:style style:family="text" style:name="T2350">
      <style:text-properties fo:color="#24292f" fo:font-family="Liberation Sans" style:font-family-complex="Liberation Sans"/>
    </style:style>
    <style:style style:family="text" style:name="T2351">
      <style:text-properties fo:color="#24292f" fo:font-family="Liberation Sans" style:font-family-complex="Liberation Sans" fo:font-size="12pt"/>
    </style:style>
    <style:style style:family="text" style:name="T2352">
      <style:text-properties fo:color="#24292f" fo:font-family="Liberation Sans" style:font-family-complex="Liberation Sans"/>
    </style:style>
    <style:style style:family="paragraph" style:name="P830">
      <style:paragraph-properties fo:margin-left="0cm" fo:margin-right="0cm" fo:text-indent="0cm" fo:margin-top="0pt" fo:margin-bottom="12pt" fo:border="none"/>
    </style:style>
    <style:style style:family="text" style:name="T2353">
      <style:text-properties fo:color="#24292f" fo:font-family="Liberation Sans" style:font-family-complex="Liberation Sans"/>
    </style:style>
    <style:style style:family="paragraph" style:name="P831">
      <style:paragraph-properties fo:margin-left="0cm" fo:margin-right="0cm" fo:text-indent="0cm" fo:margin-top="0pt" fo:margin-bottom="12pt" fo:border="none"/>
    </style:style>
    <style:style style:family="text" style:name="T2354">
      <style:text-properties fo:font-family="Liberation Sans" style:font-family-complex="Liberation Sans" fo:font-size="12pt"/>
    </style:style>
    <style:style style:family="paragraph" style:name="P832">
      <style:paragraph-properties fo:margin-left="0cm" fo:margin-right="0cm" fo:text-indent="0cm" fo:margin-top="0pt" fo:margin-bottom="12pt" fo:border="none"/>
    </style:style>
    <style:style style:family="text" style:name="T2355">
      <style:text-properties fo:color="#24292f" fo:font-family="Liberation Sans" style:font-family-complex="Liberation Sans"/>
    </style:style>
    <style:style style:family="paragraph" style:name="P833">
      <style:paragraph-properties fo:margin-left="0cm" fo:margin-right="0cm" fo:text-indent="0cm" fo:margin-top="0pt" fo:margin-bottom="12pt" fo:border="none"/>
    </style:style>
    <style:style style:family="text" style:name="T2356">
      <style:text-properties fo:color="#24292f" fo:font-family="Liberation Sans" style:font-family-complex="Liberation Sans"/>
    </style:style>
    <style:style style:parent-style-name="717" style:family="paragraph" style:name="P834">
      <style:paragraph-properties fo:margin-left="0cm" fo:margin-right="0cm" fo:text-indent="0cm" fo:margin-top="18pt" fo:margin-bottom="12pt" fo:border="none"/>
    </style:style>
    <style:style style:family="text" style:name="T2357">
      <style:text-properties fo:color="#24292f" fo:font-family="Liberation Sans" style:font-family-complex="Liberation Sans" fo:font-weight="bold"/>
    </style:style>
    <style:style style:family="paragraph" style:name="P835">
      <style:paragraph-properties fo:margin-left="0cm" fo:margin-right="0cm" fo:text-indent="0cm" fo:margin-top="0pt" fo:margin-bottom="12pt" fo:border="none"/>
    </style:style>
    <style:style style:family="text" style:name="T2358">
      <style:text-properties fo:color="#24292f" fo:font-family="Liberation Sans" style:font-family-complex="Liberation Sans"/>
    </style:style>
    <style:style style:family="text" style:name="T2359">
      <style:text-properties fo:color="#24292f" fo:font-family="Liberation Sans" style:font-family-complex="Liberation Sans" fo:font-size="12pt"/>
    </style:style>
    <style:style style:family="text" style:name="T2360">
      <style:text-properties fo:color="#24292f" fo:font-family="Liberation Sans" style:font-family-complex="Liberation Sans"/>
    </style:style>
    <style:style style:family="text" style:name="T2361">
      <style:text-properties fo:color="#24292f" fo:font-family="Liberation Sans" style:font-family-complex="Liberation Sans" fo:font-size="12pt"/>
    </style:style>
    <style:style style:family="text" style:name="T2362">
      <style:text-properties fo:color="#24292f" fo:font-family="Liberation Sans" style:font-family-complex="Liberation Sans"/>
    </style:style>
    <style:style style:family="text" style:name="T2363">
      <style:text-properties fo:color="#24292f" fo:font-family="Liberation Sans" style:font-family-complex="Liberation Sans" fo:font-size="12pt"/>
    </style:style>
    <style:style style:family="text" style:name="T2364">
      <style:text-properties fo:color="#24292f" fo:font-family="Liberation Sans" style:font-family-complex="Liberation Sans" fo:font-style="italic"/>
    </style:style>
    <style:style style:family="text" style:name="T2365">
      <style:text-properties fo:color="#24292f" fo:font-family="Liberation Sans" style:font-family-complex="Liberation Sans" fo:font-size="12pt"/>
    </style:style>
    <style:style style:family="text" style:name="T2366">
      <style:text-properties fo:color="#24292f" fo:font-family="Liberation Sans" style:font-family-complex="Liberation Sans"/>
    </style:style>
    <style:style style:family="paragraph" style:name="P836">
      <style:paragraph-properties fo:margin-left="0cm" fo:margin-right="0cm" fo:text-indent="0cm" fo:margin-top="0pt" fo:margin-bottom="0pt" fo:border="none"/>
    </style:style>
    <style:style style:family="text" style:name="T2367">
      <style:text-properties fo:color="#24292f" fo:font-family="Liberation Sans" style:font-family-complex="Liberation Sans"/>
    </style:style>
    <style:style style:family="paragraph" style:name="P837">
      <style:paragraph-properties fo:margin-left="0cm" fo:margin-right="0cm" fo:text-indent="0cm" fo:margin-top="0pt" fo:margin-bottom="12pt" fo:border="none"/>
    </style:style>
    <style:style style:family="text" style:name="T2368">
      <style:text-properties fo:color="#24292f" fo:font-family="Liberation Sans" style:font-family-complex="Liberation Sans"/>
    </style:style>
    <style:style style:family="paragraph" style:name="P838">
      <style:paragraph-properties fo:margin-left="0cm" fo:margin-right="0cm" fo:text-indent="0cm" fo:margin-top="0pt" fo:margin-bottom="12pt" fo:border="none"/>
    </style:style>
    <style:style style:family="text" style:name="T2369">
      <style:text-properties fo:color="#24292f" fo:font-family="Liberation Sans" style:font-family-complex="Liberation Sans"/>
    </style:style>
    <style:style style:parent-style-name="715" style:family="paragraph" style:name="P839">
      <style:paragraph-properties fo:margin-left="0cm" fo:margin-right="0cm" fo:text-indent="0cm" fo:margin-top="18pt" fo:margin-bottom="12pt" fo:border="none"/>
    </style:style>
    <style:style style:family="text" style:name="T2370">
      <style:text-properties fo:color="#24292f" fo:font-family="Liberation Sans" style:font-family-complex="Liberation Sans" fo:font-weight="bold"/>
    </style:style>
    <style:style style:family="paragraph" style:name="P840">
      <style:paragraph-properties fo:margin-left="0cm" fo:margin-right="0cm" fo:text-indent="0cm" fo:margin-top="0pt" fo:margin-bottom="12pt" fo:border="none"/>
    </style:style>
    <style:style style:family="text" style:name="T2371">
      <style:text-properties fo:color="#24292f" fo:font-family="Liberation Sans" style:font-family-complex="Liberation Sans"/>
    </style:style>
    <style:style style:family="text" style:name="T2372">
      <style:text-properties fo:color="#24292f" fo:font-family="Liberation Sans" style:font-family-complex="Liberation Sans" fo:font-size="12pt"/>
    </style:style>
    <style:style style:family="text" style:name="T2373">
      <style:text-properties fo:color="#24292f" fo:font-family="Liberation Sans" style:font-family-complex="Liberation Sans"/>
    </style:style>
    <style:style style:family="text" style:name="T2374">
      <style:text-properties fo:color="#24292f" fo:font-family="Liberation Sans" style:font-family-complex="Liberation Sans" fo:font-size="12pt"/>
    </style:style>
    <style:style style:family="text" style:name="T2375">
      <style:text-properties fo:color="#24292f" fo:font-family="Liberation Sans" style:font-family-complex="Liberation Sans"/>
    </style:style>
    <style:style style:family="text" style:name="T2376">
      <style:text-properties fo:color="#24292f" fo:font-family="Liberation Sans" style:font-family-complex="Liberation Sans" fo:font-size="12pt"/>
    </style:style>
    <style:style style:family="text" style:name="T2377">
      <style:text-properties fo:color="#24292f" fo:font-family="Liberation Sans" style:font-family-complex="Liberation Sans"/>
    </style:style>
    <style:style style:family="text" style:name="T2378">
      <style:text-properties fo:color="#24292f" fo:font-family="Liberation Sans" style:font-family-complex="Liberation Sans" fo:font-size="12pt"/>
    </style:style>
    <style:style style:family="text" style:name="T2379">
      <style:text-properties fo:color="#24292f" fo:font-family="Liberation Sans" style:font-family-complex="Liberation Sans"/>
    </style:style>
    <style:style style:family="paragraph" style:name="P841">
      <style:paragraph-properties fo:margin-left="0cm" fo:margin-right="0cm" fo:text-indent="0cm" fo:margin-top="0pt" fo:margin-bottom="12pt" fo:border="none"/>
    </style:style>
    <style:style style:family="text" style:name="T2380">
      <style:text-properties fo:color="#24292f" fo:font-family="Liberation Sans" style:font-family-complex="Liberation Sans"/>
    </style:style>
    <style:style style:family="text" style:name="T2381">
      <style:text-properties fo:color="#24292f" fo:font-family="Liberation Sans" style:font-family-complex="Liberation Sans" fo:font-size="12pt"/>
    </style:style>
    <style:style style:family="text" style:name="T2382">
      <style:text-properties fo:color="#24292f" fo:font-family="Liberation Sans" style:font-family-complex="Liberation Sans" fo:font-style="italic"/>
    </style:style>
    <style:style style:family="text" style:name="T2383">
      <style:text-properties fo:color="#24292f" fo:font-family="Liberation Sans" style:font-family-complex="Liberation Sans" fo:font-size="12pt"/>
    </style:style>
    <style:style style:family="text" style:name="T2384">
      <style:text-properties fo:color="#24292f" fo:font-family="Liberation Sans" style:font-family-complex="Liberation Sans"/>
    </style:style>
    <style:style style:family="text" style:name="T2385">
      <style:text-properties fo:color="#24292f" fo:font-family="Liberation Sans" style:font-family-complex="Liberation Sans" fo:font-size="12pt"/>
    </style:style>
    <style:style style:family="text" style:name="T2386">
      <style:text-properties fo:color="#24292f" fo:font-family="Liberation Sans" style:font-family-complex="Liberation Sans" fo:font-style="italic"/>
    </style:style>
    <style:style style:family="text" style:name="T2387">
      <style:text-properties fo:color="#24292f" fo:font-family="Liberation Sans" style:font-family-complex="Liberation Sans"/>
    </style:style>
    <style:style style:family="paragraph" style:name="P842">
      <style:paragraph-properties fo:margin-left="0cm" fo:margin-right="0cm" fo:text-indent="0cm" fo:margin-top="0pt" fo:margin-bottom="12pt" fo:border="none"/>
    </style:style>
    <style:style style:family="text" style:name="T2388">
      <style:text-properties fo:color="#24292f" fo:font-family="Liberation Sans" style:font-family-complex="Liberation Sans"/>
    </style:style>
    <style:style style:family="text" style:name="T2389">
      <style:text-properties fo:color="#24292f" fo:font-family="Liberation Sans" style:font-family-complex="Liberation Sans" fo:font-size="12pt"/>
    </style:style>
    <style:style style:family="text" style:name="T2390">
      <style:text-properties fo:color="#24292f" fo:font-family="Liberation Sans" style:font-family-complex="Liberation Sans"/>
    </style:style>
    <style:style style:family="paragraph" style:name="P843">
      <style:paragraph-properties fo:margin-left="0cm" fo:margin-right="0cm" fo:text-indent="0cm" fo:margin-top="0pt" fo:margin-bottom="0pt" fo:border="none"/>
    </style:style>
    <style:style style:family="text" style:name="T2391">
      <style:text-properties fo:color="#24292f" fo:font-family="Liberation Sans" style:font-family-complex="Liberation Sans"/>
    </style:style>
    <style:style style:family="paragraph" style:name="P844">
      <style:paragraph-properties fo:margin-left="0cm" fo:margin-right="0cm" fo:text-indent="0cm" fo:margin-top="0pt" fo:margin-bottom="12pt" fo:border="none"/>
    </style:style>
    <style:style style:family="text" style:name="T2392">
      <style:text-properties fo:color="#24292f" fo:font-family="Liberation Sans" style:font-family-complex="Liberation Sans"/>
    </style:style>
    <style:style style:family="text" style:name="T2393">
      <style:text-properties fo:color="#24292f" fo:font-family="Liberation Sans" style:font-family-complex="Liberation Sans"/>
    </style:style>
    <style:style style:family="paragraph" style:name="P845">
      <style:text-properties/>
      <style:paragraph-properties fo:margin-left="0cm" fo:margin-right="0cm" fo:text-indent="0cm" fo:margin-top="0pt" fo:margin-bottom="12pt" fo:border="none"/>
    </style:style>
    <style:style style:family="text" style:name="T2394">
      <style:text-properties fo:color="#24292f" fo:font-family="Liberation Sans" style:font-family-complex="Liberation Sans" fo:font-size="8pt"/>
    </style:style>
    <style:style style:family="text" style:name="T2395">
      <style:text-properties fo:color="#000000" fo:font-family="Courier New" style:font-family-asian="Courier New" style:font-family-complex="Courier New" fo:font-size="8pt"/>
    </style:style>
    <style:style style:family="text" style:name="T2396">
      <style:text-properties fo:color="#24292f" fo:font-family="Liberation Sans" style:font-family-complex="Liberation Sans" fo:font-size="8pt"/>
    </style:style>
    <style:style style:family="paragraph" style:name="P846">
      <style:text-properties/>
      <style:paragraph-properties fo:margin-left="1.251cm" fo:margin-right="0cm" fo:text-indent="0cm" fo:margin-top="0pt" fo:margin-bottom="12pt" fo:border="none"/>
    </style:style>
    <style:style style:family="text" style:name="T2397">
      <style:text-properties fo:color="#000000" fo:font-family="Courier New" style:font-family-asian="Courier New" style:font-family-complex="Courier New" fo:font-size="8pt"/>
    </style:style>
    <style:style style:family="text" style:name="T2398">
      <style:text-properties fo:color="#000000" fo:font-family="Courier New" style:font-family-asian="Courier New" style:font-family-complex="Courier New" fo:font-size="8pt"/>
    </style:style>
    <style:style style:family="text" style:name="T2399">
      <style:text-properties fo:color="#24292f" fo:font-family="Liberation Sans" style:font-family-complex="Liberation Sans" fo:font-size="8pt"/>
    </style:style>
    <style:style style:family="paragraph" style:name="P847">
      <style:text-properties/>
      <style:paragraph-properties fo:margin-left="1.251cm" fo:margin-right="0cm" fo:text-indent="0cm" fo:margin-top="0pt" fo:margin-bottom="12pt" fo:border="none"/>
    </style:style>
    <style:style style:family="text" style:name="T2400">
      <style:text-properties fo:color="#000000" fo:font-family="Courier New" style:font-family-asian="Courier New" style:font-family-complex="Courier New" fo:font-size="8pt"/>
    </style:style>
    <style:style style:family="text" style:name="T2401">
      <style:text-properties fo:color="#24292f" fo:font-family="Liberation Sans" style:font-family-complex="Liberation Sans" fo:font-size="8pt"/>
    </style:style>
    <style:style style:family="paragraph" style:name="P848">
      <style:text-properties/>
      <style:paragraph-properties fo:margin-left="1.251cm" fo:margin-right="0cm" fo:text-indent="0cm" fo:margin-top="0pt" fo:margin-bottom="12pt" fo:border="none"/>
    </style:style>
    <style:style style:family="text" style:name="T2402">
      <style:text-properties fo:color="#000000" fo:font-family="Courier New" style:font-family-asian="Courier New" style:font-family-complex="Courier New" fo:font-size="8pt"/>
    </style:style>
    <style:style style:family="text" style:name="T2403">
      <style:text-properties fo:color="#24292f" fo:font-family="Liberation Sans" style:font-family-complex="Liberation Sans" fo:font-size="8pt"/>
    </style:style>
    <style:style style:family="paragraph" style:name="P849">
      <style:text-properties/>
      <style:paragraph-properties fo:margin-left="2.5cm" fo:margin-right="0cm" fo:text-indent="0cm" fo:margin-top="0pt" fo:margin-bottom="12pt" fo:border="none"/>
    </style:style>
    <style:style style:family="text" style:name="T2404">
      <style:text-properties fo:color="#000000" fo:font-family="Courier New" style:font-family-asian="Courier New" style:font-family-complex="Courier New" fo:font-size="8pt"/>
    </style:style>
    <style:style style:family="text" style:name="T2405">
      <style:text-properties fo:color="#24292f" fo:font-family="Liberation Sans" style:font-family-complex="Liberation Sans" fo:font-size="8pt"/>
    </style:style>
    <style:style style:family="paragraph" style:name="P850">
      <style:text-properties/>
      <style:paragraph-properties fo:margin-left="2.5cm" fo:margin-right="0cm" fo:text-indent="0cm" fo:margin-top="0pt" fo:margin-bottom="12pt" fo:border="none"/>
    </style:style>
    <style:style style:family="text" style:name="T2406">
      <style:text-properties fo:color="#000000" fo:font-family="Courier New" style:font-family-asian="Courier New" style:font-family-complex="Courier New" fo:font-size="8pt"/>
    </style:style>
    <style:style style:family="text" style:name="T2407">
      <style:text-properties fo:color="#24292f" fo:font-family="Liberation Sans" style:font-family-complex="Liberation Sans" fo:font-size="8pt"/>
    </style:style>
    <style:style style:family="paragraph" style:name="P851">
      <style:text-properties/>
      <style:paragraph-properties fo:margin-left="2.5cm" fo:margin-right="0cm" fo:text-indent="0cm" fo:margin-top="0pt" fo:margin-bottom="12pt" fo:border="none"/>
    </style:style>
    <style:style style:family="text" style:name="T2408">
      <style:text-properties fo:color="#000000" fo:font-family="Courier New" style:font-family-asian="Courier New" style:font-family-complex="Courier New" fo:font-size="8pt"/>
    </style:style>
    <style:style style:family="text" style:name="T2409">
      <style:text-properties fo:color="#000000" fo:font-family="Courier New" style:font-family-asian="Courier New" style:font-family-complex="Courier New" fo:font-size="8pt"/>
    </style:style>
    <style:style style:family="paragraph" style:name="P852">
      <style:text-properties/>
      <style:paragraph-properties fo:margin-left="2.5cm" fo:margin-right="0cm" fo:text-indent="0cm" fo:margin-top="0pt" fo:margin-bottom="12pt" fo:border="none"/>
    </style:style>
    <style:style style:family="text" style:name="T2410">
      <style:text-properties fo:color="#000000" fo:font-family="Courier New" style:font-family-asian="Courier New" style:font-family-complex="Courier New" fo:font-size="8pt"/>
    </style:style>
    <style:style style:family="text" style:name="T2411">
      <style:text-properties fo:color="#24292f" fo:font-family="Liberation Sans" style:font-family-complex="Liberation Sans" fo:font-size="8pt"/>
    </style:style>
    <style:style style:family="paragraph" style:name="P853">
      <style:text-properties/>
      <style:paragraph-properties fo:margin-left="3.75cm" fo:margin-right="0cm" fo:text-indent="0cm" fo:margin-top="0pt" fo:margin-bottom="12pt" fo:border="none"/>
    </style:style>
    <style:style style:family="text" style:name="T2412">
      <style:text-properties fo:color="#000000" fo:font-family="Courier New" style:font-family-asian="Courier New" style:font-family-complex="Courier New" fo:font-size="8pt"/>
    </style:style>
    <style:style style:family="text" style:name="T2413">
      <style:text-properties fo:color="#000000" fo:font-family="Courier New" style:font-family-asian="Courier New" style:font-family-complex="Courier New" fo:font-size="8pt"/>
    </style:style>
    <style:style style:family="text" style:name="T2414">
      <style:text-properties fo:color="#24292f" fo:font-family="Liberation Sans" style:font-family-complex="Liberation Sans" fo:font-size="8pt"/>
    </style:style>
    <style:style style:family="paragraph" style:name="P854">
      <style:text-properties/>
      <style:paragraph-properties fo:margin-left="3.75cm" fo:margin-right="0cm" fo:text-indent="0cm" fo:margin-top="0pt" fo:margin-bottom="12pt" fo:border="none"/>
    </style:style>
    <style:style style:family="text" style:name="T2415">
      <style:text-properties fo:color="#000000" fo:font-family="Courier New" style:font-family-asian="Courier New" style:font-family-complex="Courier New" fo:font-size="8pt"/>
    </style:style>
    <style:style style:family="text" style:name="T2416">
      <style:text-properties fo:color="#000000" fo:font-family="Courier New" style:font-family-asian="Courier New" style:font-family-complex="Courier New" fo:font-size="8pt"/>
    </style:style>
    <style:style style:family="text" style:name="T2417">
      <style:text-properties fo:color="#24292f" fo:font-family="Liberation Sans" style:font-family-complex="Liberation Sans" fo:font-size="8pt"/>
    </style:style>
    <style:style style:family="paragraph" style:name="P855">
      <style:text-properties/>
      <style:paragraph-properties fo:margin-left="3.75cm" fo:margin-right="0cm" fo:text-indent="0cm" fo:margin-top="0pt" fo:margin-bottom="12pt" fo:border="none"/>
    </style:style>
    <style:style style:family="text" style:name="T2418">
      <style:text-properties fo:color="#000000" fo:font-family="Courier New" style:font-family-asian="Courier New" style:font-family-complex="Courier New" fo:font-size="8pt"/>
    </style:style>
    <style:style style:family="text" style:name="T2419">
      <style:text-properties fo:color="#24292f" fo:font-family="Liberation Sans" style:font-family-complex="Liberation Sans" fo:font-size="8pt"/>
    </style:style>
    <style:style style:family="paragraph" style:name="P856">
      <style:text-properties/>
      <style:paragraph-properties fo:margin-left="2.5cm" fo:margin-right="0cm" fo:text-indent="0cm" fo:margin-top="0pt" fo:margin-bottom="12pt" fo:border="none"/>
    </style:style>
    <style:style style:family="text" style:name="T2420">
      <style:text-properties fo:color="#000000" fo:font-family="Courier New" style:font-family-asian="Courier New" style:font-family-complex="Courier New" fo:font-size="8pt"/>
    </style:style>
    <style:style style:family="text" style:name="T2421">
      <style:text-properties fo:color="#24292f" fo:font-family="Liberation Sans" style:font-family-complex="Liberation Sans" fo:font-size="8pt"/>
    </style:style>
    <style:style style:family="paragraph" style:name="P857">
      <style:text-properties/>
      <style:paragraph-properties fo:margin-left="1.251cm" fo:margin-right="0cm" fo:text-indent="0cm" fo:margin-top="0pt" fo:margin-bottom="12pt" fo:border="none"/>
    </style:style>
    <style:style style:family="text" style:name="T2422">
      <style:text-properties fo:color="#000000" fo:font-family="Courier New" style:font-family-asian="Courier New" style:font-family-complex="Courier New" fo:font-size="8pt"/>
    </style:style>
    <style:style style:family="text" style:name="T2423">
      <style:text-properties fo:color="#24292f" fo:font-family="Liberation Sans" style:font-family-complex="Liberation Sans" fo:font-size="8pt"/>
    </style:style>
    <style:style style:family="paragraph" style:name="P858">
      <style:text-properties/>
      <style:paragraph-properties fo:margin-left="1.251cm" fo:margin-right="0cm" fo:text-indent="0cm" fo:margin-top="0pt" fo:margin-bottom="12pt" fo:border="none"/>
    </style:style>
    <style:style style:family="text" style:name="T2424">
      <style:text-properties fo:color="#000000" fo:font-family="Courier New" style:font-family-asian="Courier New" style:font-family-complex="Courier New" fo:font-size="8pt"/>
    </style:style>
    <style:style style:family="text" style:name="T2425">
      <style:text-properties fo:color="#24292f" fo:font-family="Liberation Sans" style:font-family-complex="Liberation Sans" fo:font-size="8pt"/>
    </style:style>
    <style:style style:family="paragraph" style:name="P859">
      <style:text-properties/>
      <style:paragraph-properties fo:margin-left="1.251cm" fo:margin-right="0cm" fo:text-indent="0cm" fo:margin-top="0pt" fo:margin-bottom="12pt" fo:border="none"/>
    </style:style>
    <style:style style:family="text" style:name="T2426">
      <style:text-properties fo:color="#000000" fo:font-family="Courier New" style:font-family-asian="Courier New" style:font-family-complex="Courier New" fo:font-size="8pt"/>
    </style:style>
    <style:style style:family="text" style:name="T2427">
      <style:text-properties fo:color="#24292f" fo:font-family="Liberation Sans" style:font-family-complex="Liberation Sans" fo:font-size="8pt"/>
    </style:style>
    <style:style style:family="paragraph" style:name="P860">
      <style:text-properties/>
      <style:paragraph-properties fo:margin-left="2.5cm" fo:margin-right="0cm" fo:text-indent="0cm" fo:margin-top="0pt" fo:margin-bottom="12pt" fo:border="none"/>
    </style:style>
    <style:style style:family="text" style:name="T2428">
      <style:text-properties fo:color="#000000" fo:font-family="Courier New" style:font-family-asian="Courier New" style:font-family-complex="Courier New" fo:font-size="8pt"/>
    </style:style>
    <style:style style:family="text" style:name="T2429">
      <style:text-properties fo:color="#000000" fo:font-family="Courier New" style:font-family-asian="Courier New" style:font-family-complex="Courier New" fo:font-size="8pt"/>
    </style:style>
    <style:style style:family="text" style:name="T2430">
      <style:text-properties fo:color="#24292f" fo:font-family="Liberation Sans" style:font-family-complex="Liberation Sans" fo:font-size="8pt"/>
    </style:style>
    <style:style style:family="paragraph" style:name="P861">
      <style:text-properties/>
      <style:paragraph-properties fo:margin-left="2.5cm" fo:margin-right="0cm" fo:text-indent="0cm" fo:margin-top="0pt" fo:margin-bottom="12pt" fo:border="none"/>
    </style:style>
    <style:style style:family="text" style:name="T2431">
      <style:text-properties fo:color="#000000" fo:font-family="Courier New" style:font-family-asian="Courier New" style:font-family-complex="Courier New" fo:font-size="8pt"/>
    </style:style>
    <style:style style:family="text" style:name="T2432">
      <style:text-properties fo:color="#24292f" fo:font-family="Liberation Sans" style:font-family-complex="Liberation Sans" fo:font-size="8pt"/>
    </style:style>
    <style:style style:family="paragraph" style:name="P862">
      <style:text-properties/>
      <style:paragraph-properties fo:margin-left="2.5cm" fo:margin-right="0cm" fo:text-indent="0cm" fo:margin-top="0pt" fo:margin-bottom="12pt" fo:border="none"/>
    </style:style>
    <style:style style:family="text" style:name="T2433">
      <style:text-properties fo:color="#000000" fo:font-family="Courier New" style:font-family-asian="Courier New" style:font-family-complex="Courier New" fo:font-size="8pt"/>
    </style:style>
    <style:style style:family="text" style:name="T2434">
      <style:text-properties fo:color="#24292f" fo:font-family="Liberation Sans" style:font-family-complex="Liberation Sans" fo:font-size="8pt"/>
    </style:style>
    <style:style style:family="paragraph" style:name="P863">
      <style:text-properties/>
      <style:paragraph-properties fo:margin-left="2.5cm" fo:margin-right="0cm" fo:text-indent="0cm" fo:margin-top="0pt" fo:margin-bottom="12pt" fo:border="none"/>
    </style:style>
    <style:style style:family="text" style:name="T2435">
      <style:text-properties fo:color="#000000" fo:font-family="Courier New" style:font-family-asian="Courier New" style:font-family-complex="Courier New" fo:font-size="8pt"/>
    </style:style>
    <style:style style:family="text" style:name="T2436">
      <style:text-properties fo:color="#24292f" fo:font-family="Liberation Sans" style:font-family-complex="Liberation Sans" fo:font-size="8pt"/>
    </style:style>
    <style:style style:family="paragraph" style:name="P864">
      <style:text-properties/>
      <style:paragraph-properties fo:margin-left="3.75cm" fo:margin-right="0cm" fo:text-indent="0cm" fo:margin-top="0pt" fo:margin-bottom="12pt" fo:border="none"/>
    </style:style>
    <style:style style:family="text" style:name="T2437">
      <style:text-properties fo:color="#000000" fo:font-family="Courier New" style:font-family-asian="Courier New" style:font-family-complex="Courier New" fo:font-size="8pt"/>
    </style:style>
    <style:style style:family="text" style:name="T2438">
      <style:text-properties fo:color="#000000" fo:font-family="Courier New" style:font-family-asian="Courier New" style:font-family-complex="Courier New" fo:font-size="8pt"/>
    </style:style>
    <style:style style:family="paragraph" style:name="P865">
      <style:text-properties/>
      <style:paragraph-properties fo:margin-left="3.75cm" fo:margin-right="0cm" fo:text-indent="0cm" fo:margin-top="0pt" fo:margin-bottom="12pt" fo:border="none"/>
    </style:style>
    <style:style style:family="text" style:name="T2439">
      <style:text-properties fo:color="#000000" fo:font-family="Courier New" style:font-family-asian="Courier New" style:font-family-complex="Courier New" fo:font-size="8pt"/>
    </style:style>
    <style:style style:family="text" style:name="T2440">
      <style:text-properties fo:color="#000000" fo:font-family="Courier New" style:font-family-asian="Courier New" style:font-family-complex="Courier New" fo:font-size="8pt"/>
    </style:style>
    <style:style style:family="text" style:name="T2441">
      <style:text-properties fo:color="#24292f" fo:font-family="Liberation Sans" style:font-family-complex="Liberation Sans" fo:font-size="8pt"/>
    </style:style>
    <style:style style:family="paragraph" style:name="P866">
      <style:text-properties/>
      <style:paragraph-properties fo:margin-left="3.75cm" fo:margin-right="0cm" fo:text-indent="0cm" fo:margin-top="0pt" fo:margin-bottom="12pt" fo:border="none"/>
    </style:style>
    <style:style style:family="text" style:name="T2442">
      <style:text-properties fo:color="#000000" fo:font-family="Courier New" style:font-family-asian="Courier New" style:font-family-complex="Courier New" fo:font-size="8pt"/>
    </style:style>
    <style:style style:family="text" style:name="T2443">
      <style:text-properties fo:color="#24292f" fo:font-family="Liberation Sans" style:font-family-complex="Liberation Sans" fo:font-size="8pt"/>
    </style:style>
    <style:style style:family="paragraph" style:name="P867">
      <style:text-properties/>
      <style:paragraph-properties fo:margin-left="2.5cm" fo:margin-right="0cm" fo:text-indent="0cm" fo:margin-top="0pt" fo:margin-bottom="12pt" fo:border="none"/>
    </style:style>
    <style:style style:family="text" style:name="T2444">
      <style:text-properties fo:color="#000000" fo:font-family="Courier New" style:font-family-asian="Courier New" style:font-family-complex="Courier New" fo:font-size="8pt"/>
    </style:style>
    <style:style style:family="text" style:name="T2445">
      <style:text-properties fo:color="#24292f" fo:font-family="Liberation Sans" style:font-family-complex="Liberation Sans" fo:font-size="8pt"/>
    </style:style>
    <style:style style:family="paragraph" style:name="P868">
      <style:text-properties/>
      <style:paragraph-properties fo:margin-left="1.251cm" fo:margin-right="0cm" fo:text-indent="0cm" fo:margin-top="0pt" fo:margin-bottom="12pt" fo:border="none"/>
    </style:style>
    <style:style style:family="text" style:name="T2446">
      <style:text-properties fo:color="#000000" fo:font-family="Courier New" style:font-family-asian="Courier New" style:font-family-complex="Courier New" fo:font-size="8pt"/>
    </style:style>
    <style:style style:family="text" style:name="T2447">
      <style:text-properties fo:color="#24292f" fo:font-family="Liberation Sans" style:font-family-complex="Liberation Sans" fo:font-size="8pt"/>
    </style:style>
    <style:style style:family="paragraph" style:name="P869">
      <style:text-properties/>
      <style:paragraph-properties fo:margin-left="1.251cm" fo:margin-right="0cm" fo:text-indent="0cm" fo:margin-top="0pt" fo:margin-bottom="12pt" fo:border="none"/>
    </style:style>
    <style:style style:family="text" style:name="T2448">
      <style:text-properties fo:color="#000000" fo:font-family="Courier New" style:font-family-asian="Courier New" style:font-family-complex="Courier New" fo:font-size="8pt"/>
    </style:style>
    <style:style style:family="text" style:name="T2449">
      <style:text-properties fo:color="#000000" fo:font-family="Courier New" style:font-family-asian="Courier New" style:font-family-complex="Courier New" fo:font-size="8pt"/>
    </style:style>
    <style:style style:family="text" style:name="T2450">
      <style:text-properties fo:color="#24292f" fo:font-family="Liberation Sans" style:font-family-complex="Liberation Sans" fo:font-size="8pt"/>
    </style:style>
    <style:style style:family="paragraph" style:name="P870">
      <style:text-properties/>
      <style:paragraph-properties fo:margin-left="0cm" fo:margin-right="0cm" fo:text-indent="0cm" fo:margin-top="0pt" fo:margin-bottom="12pt" fo:border="none"/>
    </style:style>
    <style:style style:family="text" style:name="T2451">
      <style:text-properties fo:color="#000000" fo:font-family="Courier New" style:font-family-asian="Courier New" style:font-family-complex="Courier New" fo:font-size="8pt"/>
    </style:style>
    <style:style style:family="paragraph" style:name="P871">
      <style:text-properties/>
      <style:paragraph-properties fo:margin-left="0cm" fo:margin-right="0cm" fo:text-indent="0cm" fo:margin-top="0pt" fo:margin-bottom="12pt" fo:border="none"/>
    </style:style>
    <style:style style:family="text" style:name="T2452">
      <style:text-properties fo:color="#24292f" fo:font-family="Liberation Sans" style:font-family-complex="Liberation Sans"/>
    </style:style>
    <style:style style:family="text" style:name="T2453">
      <style:text-properties fo:color="#24292f" fo:font-family="Liberation Sans" style:font-family-complex="Liberation Sans"/>
    </style:style>
    <style:style style:family="paragraph" style:name="P872">
      <style:text-properties/>
      <style:paragraph-properties fo:margin-left="0cm" fo:margin-right="0cm" fo:text-indent="0cm" fo:margin-top="0pt" fo:margin-bottom="12pt" fo:border="none"/>
    </style:style>
    <style:style style:family="text" style:name="T2454">
      <style:text-properties fo:color="#24292f" fo:font-family="Liberation Sans" style:font-family-complex="Liberation Sans"/>
    </style:style>
    <style:style style:family="text" style:name="T2455">
      <style:text-properties fo:color="#24292f" fo:font-family="Liberation Sans" style:font-family-complex="Liberation Sans" fo:font-size="12pt"/>
    </style:style>
    <style:style style:family="text" style:name="T2456">
      <style:text-properties fo:color="#24292f" fo:font-family="Liberation Sans" style:font-family-complex="Liberation Sans" fo:font-style="italic"/>
    </style:style>
    <style:style style:family="text" style:name="T2457">
      <style:text-properties fo:color="#24292f" fo:font-family="Liberation Sans" style:font-family-complex="Liberation Sans" fo:font-size="12pt"/>
    </style:style>
    <style:style style:family="text" style:name="T2458">
      <style:text-properties fo:color="#24292f" fo:font-family="Liberation Sans" style:font-family-complex="Liberation Sans"/>
    </style:style>
    <style:style style:family="text" style:name="T2459">
      <style:text-properties fo:color="#24292f" fo:font-family="Liberation Sans" style:font-family-complex="Liberation Sans" fo:font-size="12pt"/>
    </style:style>
    <style:style style:family="text" style:name="T2460">
      <style:text-properties fo:color="#24292f" fo:font-family="Liberation Sans" style:font-family-complex="Liberation Sans" fo:font-style="italic"/>
    </style:style>
    <style:style style:family="text" style:name="T2461">
      <style:text-properties fo:color="#24292f" fo:font-family="Liberation Sans" style:font-family-complex="Liberation Sans"/>
    </style:style>
    <style:style style:family="paragraph" style:name="P873">
      <style:paragraph-properties fo:margin-left="0cm" fo:margin-right="0cm" fo:text-indent="0cm" fo:margin-top="0pt" fo:margin-bottom="0pt" fo:border="none"/>
    </style:style>
    <style:style style:family="text" style:name="T2462">
      <style:text-properties fo:color="#24292f" fo:font-family="Liberation Sans" style:font-family-complex="Liberation Sans"/>
    </style:style>
    <style:style style:family="paragraph" style:name="P874">
      <style:paragraph-properties fo:margin-left="0cm" fo:margin-right="0cm" fo:text-indent="0cm" fo:margin-top="0pt" fo:margin-bottom="12pt" fo:border="none"/>
    </style:style>
    <style:style style:family="text" style:name="T2463">
      <style:text-properties fo:color="#24292f" fo:font-family="Liberation Sans" style:font-family-complex="Liberation Sans"/>
    </style:style>
    <style:style style:family="text" style:name="T2464">
      <style:text-properties fo:color="#24292f" fo:font-family="Liberation Sans" style:font-family-complex="Liberation Sans" fo:font-size="12pt"/>
    </style:style>
    <style:style style:family="text" style:name="T2465">
      <style:text-properties fo:color="#24292f" fo:font-family="Liberation Sans" style:font-family-complex="Liberation Sans"/>
    </style:style>
    <style:style style:family="text" style:name="T2466">
      <style:text-properties fo:color="#24292f" fo:font-family="Liberation Sans" style:font-family-complex="Liberation Sans" fo:font-size="12pt"/>
    </style:style>
    <style:style style:family="text" style:name="T2467">
      <style:text-properties fo:color="#24292f" fo:font-family="Liberation Sans" style:font-family-complex="Liberation Sans"/>
    </style:style>
    <style:style style:family="text" style:name="T2468">
      <style:text-properties fo:color="#24292f" fo:font-family="Liberation Sans" style:font-family-complex="Liberation Sans" fo:font-style="italic"/>
    </style:style>
    <style:style style:family="text" style:name="T2469">
      <style:text-properties fo:color="#24292f" fo:font-family="Liberation Sans" style:font-family-complex="Liberation Sans" fo:font-size="12pt"/>
    </style:style>
    <style:style style:family="text" style:name="T2470">
      <style:text-properties fo:color="#24292f" fo:font-family="Liberation Sans" style:font-family-complex="Liberation Sans"/>
    </style:style>
    <style:style style:family="text" style:name="T2471">
      <style:text-properties fo:color="#24292f" fo:font-family="Liberation Sans" style:font-family-complex="Liberation Sans" fo:font-size="12pt"/>
    </style:style>
    <style:style style:family="text" style:name="T2472">
      <style:text-properties fo:color="#24292f" fo:font-family="Liberation Sans" style:font-family-complex="Liberation Sans"/>
    </style:style>
    <style:style style:family="text" style:name="T2473">
      <style:text-properties fo:color="#24292f" fo:font-family="Liberation Sans" style:font-family-complex="Liberation Sans" fo:font-size="12pt"/>
    </style:style>
    <style:style style:family="text" style:name="T2474">
      <style:text-properties fo:color="#24292f" fo:font-family="Liberation Sans" style:font-family-complex="Liberation Sans" fo:font-style="italic"/>
    </style:style>
    <style:style style:family="text" style:name="T2475">
      <style:text-properties fo:color="#24292f" fo:font-family="Liberation Sans" style:font-family-complex="Liberation Sans"/>
    </style:style>
    <style:style style:family="paragraph" style:name="P875">
      <style:paragraph-properties fo:margin-left="0cm" fo:margin-right="0cm" fo:text-indent="0cm" fo:margin-top="0pt" fo:margin-bottom="0pt" fo:border="none"/>
    </style:style>
    <style:style style:family="text" style:name="T2476">
      <style:text-properties fo:color="#24292f" fo:font-family="Liberation Sans" style:font-family-complex="Liberation Sans"/>
    </style:style>
    <style:style style:family="table" style:name="ta5">
      <style:table-properties style:width="16.5cm" fo:margin-left="0cm" table:align="left" style:use-optimal-column-width="true"/>
    </style:style>
    <style:style style:family="table-column" style:name="co15">
      <style:table-column-properties style:column-width="4.874cm" style:use-optimal-column-width="true"/>
    </style:style>
    <style:style style:family="table-column" style:name="co16">
      <style:table-column-properties style:column-width="9.291cm" style:use-optimal-column-width="true"/>
    </style:style>
    <style:style style:family="table-column" style:name="co17">
      <style:table-column-properties style:column-width="1.168cm" style:use-optimal-column-width="true"/>
    </style:style>
    <style:style style:family="table-column" style:name="co18">
      <style:table-column-properties style:column-width="1.168cm" style:use-optimal-column-width="true"/>
    </style:style>
    <style:style style:family="table-row" style:name="ro90">
      <style:table-row-properties/>
    </style:style>
    <style:style style:family="table-cell" style:name="ce34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76">
      <style:paragraph-properties style:line-height-at-least="2.85pt" fo:text-align="center" fo:margin-top="0pt" fo:margin-bottom="0pt"/>
    </style:style>
    <style:style style:family="text" style:name="T2477">
      <style:text-properties fo:color="#000000" fo:font-family="Liberation Sans" style:font-family-complex="Liberation Sans" fo:font-weight="bold"/>
    </style:style>
    <style:style style:family="table-cell" style:name="ce34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77">
      <style:paragraph-properties style:line-height-at-least="2.85pt" fo:text-align="center" fo:margin-top="0pt" fo:margin-bottom="0pt"/>
    </style:style>
    <style:style style:family="text" style:name="T2478">
      <style:text-properties fo:color="#000000" fo:font-family="Liberation Sans" style:font-family-complex="Liberation Sans" fo:font-weight="bold"/>
    </style:style>
    <style:style style:family="table-cell" style:name="ce34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78">
      <style:paragraph-properties style:line-height-at-least="2.85pt" fo:text-align="center" fo:margin-top="0pt" fo:margin-bottom="0pt"/>
    </style:style>
    <style:style style:family="text" style:name="T2479">
      <style:text-properties fo:color="#000000" fo:font-family="Liberation Sans" style:font-family-complex="Liberation Sans" fo:font-weight="bold"/>
    </style:style>
    <style:style style:family="table-cell" style:name="ce34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79">
      <style:paragraph-properties style:line-height-at-least="2.85pt" fo:text-align="center" fo:margin-top="0pt" fo:margin-bottom="0pt"/>
    </style:style>
    <style:style style:family="text" style:name="T2480">
      <style:text-properties fo:color="#000000" fo:font-family="Liberation Sans" style:font-family-complex="Liberation Sans" fo:font-weight="bold"/>
    </style:style>
    <style:style style:family="table-row" style:name="ro91">
      <style:table-row-properties/>
    </style:style>
    <style:style style:family="table-cell" style:name="ce34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80">
      <style:paragraph-properties fo:margin-left="0cm" fo:margin-right="0cm" fo:text-indent="0cm" fo:margin-top="0pt" fo:margin-bottom="12pt" fo:border="none"/>
    </style:style>
    <style:style style:family="text" style:name="T2481">
      <style:text-properties fo:color="#000000" fo:font-family="Liberation Sans" style:font-family-complex="Liberation Sans"/>
    </style:style>
    <style:style style:family="table-cell" style:name="ce34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81">
      <style:paragraph-properties fo:margin-left="0cm" fo:margin-right="0cm" fo:text-indent="0cm" fo:margin-top="0pt" fo:margin-bottom="12pt" fo:border="none"/>
    </style:style>
    <style:style style:family="text" style:name="T2482">
      <style:text-properties fo:color="#000000" fo:font-family="Liberation Sans" style:font-family-complex="Liberation Sans"/>
    </style:style>
    <style:style style:family="table-cell" style:name="ce34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82">
      <style:paragraph-properties fo:margin-left="0cm" fo:margin-right="0cm" fo:text-indent="0cm" fo:margin-top="0pt" fo:margin-bottom="12pt" fo:border="none"/>
    </style:style>
    <style:style style:family="text" style:name="T2483">
      <style:text-properties fo:color="#000000" fo:font-family="Liberation Sans" style:font-family-complex="Liberation Sans" fo:font-size="12pt"/>
    </style:style>
    <style:style style:family="table-cell" style:name="ce35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83">
      <style:paragraph-properties fo:margin-left="0cm" fo:margin-right="0cm" fo:text-indent="0cm" fo:margin-top="0pt" fo:margin-bottom="12pt" fo:border="none"/>
    </style:style>
    <style:style style:family="text" style:name="T2484">
      <style:text-properties fo:color="#000000" fo:font-family="Liberation Sans" style:font-family-complex="Liberation Sans" fo:font-size="12pt"/>
    </style:style>
    <style:style style:family="table-row" style:name="ro92">
      <style:table-row-properties/>
    </style:style>
    <style:style style:family="table-cell" style:name="ce35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84">
      <style:paragraph-properties fo:margin-left="0cm" fo:margin-right="0cm" fo:text-indent="0cm" fo:margin-top="0pt" fo:margin-bottom="12pt" fo:border="none"/>
    </style:style>
    <style:style style:family="text" style:name="T2485">
      <style:text-properties fo:color="#000000" fo:font-family="Liberation Sans" style:font-family-complex="Liberation Sans"/>
    </style:style>
    <style:style style:family="table-cell" style:name="ce35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85">
      <style:paragraph-properties fo:margin-left="0cm" fo:margin-right="0cm" fo:text-indent="0cm" fo:margin-top="0pt" fo:margin-bottom="12pt" fo:border="none"/>
    </style:style>
    <style:style style:family="text" style:name="T2486">
      <style:text-properties fo:color="#000000" fo:font-family="Liberation Sans" style:font-family-complex="Liberation Sans"/>
    </style:style>
    <style:style style:family="table-cell" style:name="ce35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86">
      <style:paragraph-properties fo:margin-left="0cm" fo:margin-right="0cm" fo:text-indent="0cm" fo:margin-top="0pt" fo:margin-bottom="12pt" fo:border="none"/>
    </style:style>
    <style:style style:family="text" style:name="T2487">
      <style:text-properties fo:color="#000000" fo:font-family="Liberation Sans" style:font-family-complex="Liberation Sans" fo:font-size="12pt"/>
    </style:style>
    <style:style style:family="table-cell" style:name="ce35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87">
      <style:paragraph-properties fo:margin-left="0cm" fo:margin-right="0cm" fo:text-indent="0cm" fo:margin-top="0pt" fo:margin-bottom="12pt" fo:border="none"/>
    </style:style>
    <style:style style:family="text" style:name="T2488">
      <style:text-properties fo:color="#000000" fo:font-family="Liberation Sans" style:font-family-complex="Liberation Sans" fo:font-size="12pt"/>
    </style:style>
    <style:style style:family="table-row" style:name="ro93">
      <style:table-row-properties/>
    </style:style>
    <style:style style:family="table-cell" style:name="ce35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88">
      <style:paragraph-properties fo:margin-left="0cm" fo:margin-right="0cm" fo:text-indent="0cm" fo:margin-top="0pt" fo:margin-bottom="12pt" fo:border="none"/>
    </style:style>
    <style:style style:family="text" style:name="T2489">
      <style:text-properties fo:color="#000000" fo:font-family="Liberation Sans" style:font-family-complex="Liberation Sans"/>
    </style:style>
    <style:style style:family="table-cell" style:name="ce35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89">
      <style:paragraph-properties fo:margin-left="0cm" fo:margin-right="0cm" fo:text-indent="0cm" fo:margin-top="0pt" fo:margin-bottom="12pt" fo:border="none"/>
    </style:style>
    <style:style style:family="text" style:name="T2490">
      <style:text-properties fo:color="#000000" fo:font-family="Liberation Sans" style:font-family-complex="Liberation Sans"/>
    </style:style>
    <style:style style:family="table-cell" style:name="ce35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90">
      <style:paragraph-properties fo:margin-left="0cm" fo:margin-right="0cm" fo:text-indent="0cm" fo:margin-top="0pt" fo:margin-bottom="12pt" fo:border="none"/>
    </style:style>
    <style:style style:family="text" style:name="T2491">
      <style:text-properties fo:color="#000000" fo:font-family="Liberation Sans" style:font-family-complex="Liberation Sans" fo:font-size="12pt"/>
    </style:style>
    <style:style style:family="table-cell" style:name="ce35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891">
      <style:paragraph-properties fo:margin-left="0cm" fo:margin-right="0cm" fo:text-indent="0cm" fo:margin-top="0pt" fo:margin-bottom="12pt" fo:border="none"/>
    </style:style>
    <style:style style:family="text" style:name="T2492">
      <style:text-properties fo:color="#000000" fo:font-family="Liberation Sans" style:font-family-complex="Liberation Sans" fo:font-size="12pt"/>
    </style:style>
    <style:style style:parent-style-name="715" style:family="paragraph" style:name="P892">
      <style:paragraph-properties fo:margin-left="0cm" fo:margin-right="0cm" fo:text-indent="0cm" fo:margin-top="18pt" fo:margin-bottom="12pt" fo:border="none"/>
    </style:style>
    <style:style style:family="text" style:name="T2493">
      <style:text-properties fo:color="#24292f" fo:font-family="Liberation Sans" style:font-family-complex="Liberation Sans" fo:font-weight="bold"/>
    </style:style>
    <style:style style:family="paragraph" style:name="P893">
      <style:paragraph-properties fo:margin-left="0cm" fo:margin-right="0cm" fo:text-indent="0cm" fo:margin-top="0pt" fo:margin-bottom="12pt" fo:border="none"/>
    </style:style>
    <style:style style:family="text" style:name="T2494">
      <style:text-properties fo:color="#24292f" fo:font-family="Liberation Sans" style:font-family-complex="Liberation Sans"/>
    </style:style>
    <style:style style:family="text" style:name="T2495">
      <style:text-properties fo:color="#24292f" fo:font-family="Liberation Sans" style:font-family-complex="Liberation Sans" fo:font-size="12pt"/>
    </style:style>
    <style:style style:family="text" style:name="T2496">
      <style:text-properties fo:color="#24292f" fo:font-family="Liberation Sans" style:font-family-complex="Liberation Sans"/>
    </style:style>
    <style:style style:family="paragraph" style:name="P894">
      <style:paragraph-properties fo:margin-left="0cm" fo:margin-right="0cm" fo:text-indent="0cm" fo:margin-top="0pt" fo:margin-bottom="0pt" fo:border="none"/>
    </style:style>
    <style:style style:family="text" style:name="T2497">
      <style:text-properties fo:color="#24292f" fo:font-family="Liberation Sans" style:font-family-complex="Liberation Sans"/>
    </style:style>
    <style:style style:family="paragraph" style:name="P895">
      <style:paragraph-properties fo:margin-left="0cm" fo:margin-right="0cm" fo:text-indent="0cm" fo:margin-top="0pt" fo:margin-bottom="12pt" fo:border="none"/>
    </style:style>
    <style:style style:family="text" style:name="T2498">
      <style:text-properties fo:color="#24292f" fo:font-family="Liberation Sans" style:font-family-complex="Liberation Sans"/>
    </style:style>
    <style:style style:family="text" style:name="T2499">
      <style:text-properties fo:color="#24292f" fo:font-family="Liberation Sans" style:font-family-complex="Liberation Sans" fo:font-size="12pt"/>
    </style:style>
    <style:style style:family="text" style:name="T2500">
      <style:text-properties fo:color="#24292f" fo:font-family="Liberation Sans" style:font-family-complex="Liberation Sans"/>
    </style:style>
    <style:style style:family="text" style:name="T2501">
      <style:text-properties fo:color="#24292f" fo:font-family="Liberation Sans" style:font-family-complex="Liberation Sans" fo:font-size="12pt"/>
    </style:style>
    <style:style style:family="text" style:name="T2502">
      <style:text-properties fo:color="#24292f" fo:font-family="Liberation Sans" style:font-family-complex="Liberation Sans" fo:font-style="italic"/>
    </style:style>
    <style:style style:family="text" style:name="T2503">
      <style:text-properties fo:color="#24292f" fo:font-family="Liberation Sans" style:font-family-complex="Liberation Sans" fo:font-size="12pt"/>
    </style:style>
    <style:style style:family="text" style:name="T2504">
      <style:text-properties fo:color="#24292f" fo:font-family="Liberation Sans" style:font-family-complex="Liberation Sans"/>
    </style:style>
    <style:style style:family="paragraph" style:name="P896">
      <style:paragraph-properties fo:margin-left="0cm" fo:margin-right="0cm" fo:text-indent="0cm" fo:margin-top="0pt" fo:margin-bottom="12pt" fo:border="none"/>
    </style:style>
    <style:style style:family="text" style:name="T2505">
      <style:text-properties fo:color="#24292f" fo:font-family="Liberation Sans" style:font-family-complex="Liberation Sans"/>
    </style:style>
    <style:style style:parent-style-name="715" style:family="paragraph" style:name="P897">
      <style:paragraph-properties fo:margin-left="0cm" fo:margin-right="0cm" fo:text-indent="0cm" fo:margin-top="18pt" fo:margin-bottom="12pt" fo:border="none"/>
    </style:style>
    <style:style style:family="text" style:name="T2506">
      <style:text-properties fo:color="#24292f" fo:font-family="Liberation Sans" style:font-family-complex="Liberation Sans" fo:font-weight="bold"/>
    </style:style>
    <style:style style:family="paragraph" style:name="P898">
      <style:paragraph-properties fo:margin-left="0cm" fo:margin-right="0cm" fo:text-indent="0cm" fo:margin-top="0pt" fo:margin-bottom="12pt" fo:border="none"/>
    </style:style>
    <style:style style:family="text" style:name="T2507">
      <style:text-properties fo:color="#24292f" fo:font-family="Liberation Sans" style:font-family-complex="Liberation Sans"/>
    </style:style>
    <style:style style:family="text" style:name="T2508">
      <style:text-properties fo:color="#24292f" fo:font-family="Liberation Sans" style:font-family-complex="Liberation Sans" fo:font-size="12pt"/>
    </style:style>
    <style:style style:family="text" style:name="T2509">
      <style:text-properties fo:color="#24292f" fo:font-family="Liberation Sans" style:font-family-complex="Liberation Sans"/>
    </style:style>
    <style:style style:family="text" style:name="T2510">
      <style:text-properties fo:color="#24292f" fo:font-family="Liberation Sans" style:font-family-complex="Liberation Sans" fo:font-size="12pt"/>
    </style:style>
    <style:style style:family="text" style:name="T2511">
      <style:text-properties fo:color="#24292f" fo:font-family="Liberation Sans" style:font-family-complex="Liberation Sans"/>
    </style:style>
    <style:style style:family="paragraph" style:name="P899">
      <style:paragraph-properties fo:margin-left="0cm" fo:margin-right="0cm" fo:text-indent="0cm" fo:margin-top="0pt" fo:margin-bottom="0pt" fo:border="none"/>
    </style:style>
    <style:style style:family="text" style:name="T2512">
      <style:text-properties fo:color="#24292f" fo:font-family="Liberation Sans" style:font-family-complex="Liberation Sans"/>
    </style:style>
    <style:style style:family="paragraph" style:name="P900">
      <style:paragraph-properties fo:margin-left="0cm" fo:margin-right="0cm" fo:text-indent="0cm" fo:margin-top="0pt" fo:margin-bottom="12pt" fo:border="none"/>
    </style:style>
    <style:style style:family="text" style:name="T2513">
      <style:text-properties fo:color="#24292f" fo:font-family="Liberation Sans" style:font-family-complex="Liberation Sans"/>
    </style:style>
    <style:style style:family="paragraph" style:name="P901">
      <style:paragraph-properties fo:margin-left="0cm" fo:margin-right="0cm" fo:text-indent="0cm" fo:margin-top="0pt" fo:margin-bottom="0pt" fo:border="none"/>
    </style:style>
    <style:style style:family="text" style:name="T2514">
      <style:text-properties fo:color="#24292f" fo:font-family="Liberation Sans" style:font-family-complex="Liberation Sans"/>
    </style:style>
    <style:style style:family="paragraph" style:name="P902">
      <style:paragraph-properties fo:margin-left="0cm" fo:margin-right="0cm" fo:text-indent="0cm" fo:margin-top="0pt" fo:margin-bottom="0pt" fo:border="none"/>
    </style:style>
    <style:style style:family="text" style:name="T2515">
      <style:text-properties fo:color="#24292f" fo:font-family="Liberation Sans" style:font-family-complex="Liberation Sans"/>
    </style:style>
    <style:style style:family="paragraph" style:name="P903">
      <style:paragraph-properties fo:margin-left="0cm" fo:margin-right="0cm" fo:text-indent="0cm" fo:margin-top="0pt" fo:margin-bottom="12pt" fo:border="none"/>
    </style:style>
    <style:style style:family="text" style:name="T2516">
      <style:text-properties fo:color="#24292f" fo:font-family="Liberation Sans" style:font-family-complex="Liberation Sans"/>
    </style:style>
    <style:style style:family="text" style:name="T2517">
      <style:text-properties fo:color="#24292f" fo:font-family="Liberation Sans" style:font-family-complex="Liberation Sans" fo:font-size="12pt"/>
    </style:style>
    <style:style style:family="text" style:name="T2518">
      <style:text-properties fo:color="#24292f" fo:font-family="Liberation Sans" style:font-family-complex="Liberation Sans"/>
    </style:style>
    <style:style style:family="text" style:name="T2519">
      <style:text-properties fo:color="#24292f" fo:font-family="Liberation Sans" style:font-family-complex="Liberation Sans" fo:font-size="12pt"/>
    </style:style>
    <style:style style:family="text" style:name="T2520">
      <style:text-properties fo:color="#24292f" fo:font-family="Liberation Sans" style:font-family-complex="Liberation Sans"/>
    </style:style>
    <style:style style:family="text" style:name="T2521">
      <style:text-properties fo:color="#24292f" fo:font-family="Liberation Sans" style:font-family-complex="Liberation Sans" fo:font-size="12pt"/>
    </style:style>
    <style:style style:family="text" style:name="T2522">
      <style:text-properties fo:color="#24292f" fo:font-family="Liberation Sans" style:font-family-complex="Liberation Sans"/>
    </style:style>
    <style:style style:parent-style-name="715" style:family="paragraph" style:name="P904">
      <style:paragraph-properties fo:margin-left="0cm" fo:margin-right="0cm" fo:text-indent="0cm" fo:margin-top="18pt" fo:margin-bottom="12pt" fo:border="none"/>
    </style:style>
    <style:style style:family="text" style:name="T2523">
      <style:text-properties fo:color="#24292f" fo:font-family="Liberation Sans" style:font-family-complex="Liberation Sans" fo:font-weight="bold"/>
    </style:style>
    <style:style style:family="paragraph" style:name="P905">
      <style:paragraph-properties fo:margin-left="0cm" fo:margin-right="0cm" fo:text-indent="0cm" fo:margin-top="0pt" fo:margin-bottom="12pt" fo:border="none"/>
    </style:style>
    <style:style style:family="text" style:name="T2524">
      <style:text-properties fo:color="#24292f" fo:font-family="Liberation Sans" style:font-family-complex="Liberation Sans"/>
    </style:style>
    <style:style style:family="text" style:name="T2525">
      <style:text-properties fo:color="#24292f" fo:font-family="Liberation Sans" style:font-family-complex="Liberation Sans" fo:font-size="12pt"/>
    </style:style>
    <style:style style:family="text" style:name="T2526">
      <style:text-properties fo:color="#24292f" fo:font-family="Liberation Sans" style:font-family-complex="Liberation Sans"/>
    </style:style>
    <style:style style:family="paragraph" style:name="P906">
      <style:paragraph-properties fo:margin-left="0cm" fo:margin-right="0cm" fo:text-indent="0cm" fo:margin-top="0pt" fo:margin-bottom="12pt" fo:border="none"/>
    </style:style>
    <style:style style:family="text" style:name="T2527">
      <style:text-properties fo:color="#24292f" fo:font-family="Liberation Sans" style:font-family-complex="Liberation Sans"/>
    </style:style>
    <style:style style:family="text" style:name="T2528">
      <style:text-properties fo:color="#24292f" fo:font-family="Liberation Sans" style:font-family-complex="Liberation Sans" fo:font-size="12pt"/>
    </style:style>
    <style:style style:family="text" style:name="T2529">
      <style:text-properties fo:color="#24292f" fo:font-family="Liberation Sans" style:font-family-complex="Liberation Sans" fo:font-style="italic"/>
    </style:style>
    <style:style style:family="text" style:name="T2530">
      <style:text-properties fo:color="#24292f" fo:font-family="Liberation Sans" style:font-family-complex="Liberation Sans" fo:font-size="12pt"/>
    </style:style>
    <style:style style:family="text" style:name="T2531">
      <style:text-properties fo:color="#24292f" fo:font-family="Liberation Sans" style:font-family-complex="Liberation Sans"/>
    </style:style>
    <style:style style:family="text" style:name="T2532">
      <style:text-properties fo:color="#24292f" fo:font-family="Liberation Sans" style:font-family-complex="Liberation Sans" fo:font-size="12pt"/>
    </style:style>
    <style:style style:family="text" style:name="T2533">
      <style:text-properties fo:color="#24292f" fo:font-family="Liberation Sans" style:font-family-complex="Liberation Sans" fo:font-style="italic"/>
    </style:style>
    <style:style style:family="text" style:name="T2534">
      <style:text-properties fo:color="#24292f" fo:font-family="Liberation Sans" style:font-family-complex="Liberation Sans" fo:font-size="12pt"/>
    </style:style>
    <style:style style:family="text" style:name="T2535">
      <style:text-properties fo:color="#24292f" fo:font-family="Liberation Sans" style:font-family-complex="Liberation Sans"/>
    </style:style>
    <style:style style:family="paragraph" style:name="P907">
      <style:paragraph-properties fo:margin-left="0cm" fo:margin-right="0cm" fo:text-indent="0cm" fo:margin-top="0pt" fo:margin-bottom="12pt" fo:border="none"/>
    </style:style>
    <style:style style:family="text" style:name="T2536">
      <style:text-properties fo:color="#24292f" fo:font-family="Liberation Sans" style:font-family-complex="Liberation Sans"/>
    </style:style>
    <style:style style:family="paragraph" style:name="P908">
      <style:paragraph-properties fo:margin-left="0cm" fo:margin-right="0cm" fo:text-indent="0cm" fo:margin-top="0pt" fo:margin-bottom="0pt" fo:border="none"/>
    </style:style>
    <style:style style:family="text" style:name="T2537">
      <style:text-properties fo:color="#24292f" fo:font-family="Liberation Sans" style:font-family-complex="Liberation Sans"/>
    </style:style>
    <style:style style:family="paragraph" style:name="P909">
      <style:paragraph-properties fo:margin-left="0cm" fo:margin-right="0cm" fo:text-indent="0cm" fo:margin-top="0pt" fo:margin-bottom="0pt" fo:border="none"/>
    </style:style>
    <style:style style:family="text" style:name="T2538">
      <style:text-properties fo:color="#24292f" fo:font-family="Liberation Sans" style:font-family-complex="Liberation Sans"/>
    </style:style>
    <style:style style:family="paragraph" style:name="P910">
      <style:paragraph-properties fo:margin-left="0cm" fo:margin-right="0cm" fo:text-indent="0cm" fo:margin-top="0pt" fo:margin-bottom="0pt" fo:border="none"/>
    </style:style>
    <style:style style:family="text" style:name="T2539">
      <style:text-properties fo:color="#24292f" fo:font-family="Liberation Sans" style:font-family-complex="Liberation Sans"/>
    </style:style>
    <style:style style:family="paragraph" style:name="P911">
      <style:paragraph-properties fo:margin-left="0cm" fo:margin-right="0cm" fo:text-indent="0cm" fo:margin-top="0pt" fo:margin-bottom="12pt" fo:border="none"/>
    </style:style>
    <style:style style:family="text" style:name="T2540">
      <style:text-properties fo:color="#24292f" fo:font-family="Liberation Sans" style:font-family-complex="Liberation Sans"/>
    </style:style>
    <style:style style:family="paragraph" style:name="P912">
      <style:paragraph-properties fo:margin-left="0cm" fo:margin-right="0cm" fo:text-indent="0cm" fo:margin-top="0pt" fo:margin-bottom="0pt" fo:border="none"/>
    </style:style>
    <style:style style:family="text" style:name="T2541">
      <style:text-properties fo:color="#24292f" fo:font-family="Liberation Sans" style:font-family-complex="Liberation Sans"/>
    </style:style>
    <style:style style:family="paragraph" style:name="P913">
      <style:paragraph-properties fo:margin-left="0cm" fo:margin-right="0cm" fo:text-indent="0cm" fo:margin-top="0pt" fo:margin-bottom="0pt" fo:border="none"/>
    </style:style>
    <style:style style:family="text" style:name="T2542">
      <style:text-properties fo:color="#24292f" fo:font-family="Liberation Sans" style:font-family-complex="Liberation Sans"/>
    </style:style>
    <style:style style:family="paragraph" style:name="P914">
      <style:paragraph-properties fo:margin-left="0cm" fo:margin-right="0cm" fo:text-indent="0cm" fo:margin-top="0pt" fo:margin-bottom="12pt" fo:border="none"/>
    </style:style>
    <style:style style:family="text" style:name="T2543">
      <style:text-properties fo:color="#24292f" fo:font-family="Liberation Sans" style:font-family-complex="Liberation Sans" fo:font-weight="bold"/>
    </style:style>
    <style:style style:family="text" style:name="T2544">
      <style:text-properties fo:color="#24292f" fo:font-family="Liberation Sans" style:font-family-complex="Liberation Sans"/>
    </style:style>
    <style:style style:family="text" style:name="T2545">
      <style:text-properties fo:color="#24292f" fo:font-family="Liberation Sans" style:font-family-complex="Liberation Sans" fo:font-size="12pt"/>
    </style:style>
    <style:style style:family="text" style:name="T2546">
      <style:text-properties fo:color="#24292f" fo:font-family="Liberation Sans" style:font-family-complex="Liberation Sans"/>
    </style:style>
    <style:style style:family="text" style:name="T2547">
      <style:text-properties fo:color="#24292f" fo:font-family="Liberation Sans" style:font-family-complex="Liberation Sans" fo:font-size="12pt"/>
    </style:style>
    <style:style style:family="text" style:name="T2548">
      <style:text-properties fo:color="#24292f" fo:font-family="Liberation Sans" style:font-family-complex="Liberation Sans"/>
    </style:style>
    <style:style style:parent-style-name="715" style:family="paragraph" style:name="P915">
      <style:paragraph-properties fo:margin-left="0cm" fo:margin-right="0cm" fo:text-indent="0cm" fo:margin-top="18pt" fo:margin-bottom="12pt" fo:border="none"/>
    </style:style>
    <style:style style:family="text" style:name="T2549">
      <style:text-properties fo:color="#24292f" fo:font-family="Liberation Sans" style:font-family-complex="Liberation Sans" fo:font-weight="bold"/>
    </style:style>
    <style:style style:family="paragraph" style:name="P916">
      <style:paragraph-properties fo:margin-left="0cm" fo:margin-right="0cm" fo:text-indent="0cm" fo:margin-top="0pt" fo:margin-bottom="12pt" fo:border="none"/>
    </style:style>
    <style:style style:family="text" style:name="T2550">
      <style:text-properties fo:color="#24292f" fo:font-family="Liberation Sans" style:font-family-complex="Liberation Sans"/>
    </style:style>
    <style:style style:family="paragraph" style:name="P917">
      <style:paragraph-properties fo:margin-left="0cm" fo:margin-right="0cm" fo:text-indent="0cm" fo:margin-top="0pt" fo:margin-bottom="12pt" fo:border="none"/>
    </style:style>
    <style:style style:family="text" style:name="T2551">
      <style:text-properties fo:color="#24292f" fo:font-family="Liberation Sans" style:font-family-complex="Liberation Sans"/>
    </style:style>
    <style:style style:parent-style-name="764" style:list-style-name="WWNum41" style:family="paragraph" style:name="P918">
      <style:paragraph-properties fo:margin-left="0cm" fo:margin-right="0cm" fo:text-indent="0cm" fo:margin-top="12pt" fo:margin-bottom="12pt" fo:border="none"/>
    </style:style>
    <style:style style:family="text" style:name="T2552">
      <style:text-properties fo:color="#24292f" fo:font-family="Liberation Sans" style:font-family-complex="Liberation Sans"/>
    </style:style>
    <style:style style:parent-style-name="764" style:list-style-name="WWNum42" style:family="paragraph" style:name="P919">
      <style:paragraph-properties fo:margin-left="0cm" fo:margin-right="0cm" fo:text-indent="0cm" fo:margin-top="12pt" fo:margin-bottom="12pt" fo:border="none"/>
    </style:style>
    <style:style style:family="text" style:name="T2553">
      <style:text-properties fo:color="#24292f" fo:font-family="Liberation Sans" style:font-family-complex="Liberation Sans"/>
    </style:style>
    <style:style style:parent-style-name="764" style:list-style-name="WWNum43" style:family="paragraph" style:name="P920">
      <style:paragraph-properties fo:margin-left="0cm" fo:margin-right="0cm" fo:text-indent="0cm" fo:margin-top="12pt" fo:margin-bottom="12pt" fo:border="none"/>
    </style:style>
    <style:style style:family="text" style:name="T2554">
      <style:text-properties fo:color="#24292f" fo:font-family="Liberation Sans" style:font-family-complex="Liberation Sans"/>
    </style:style>
    <style:style style:parent-style-name="764" style:list-style-name="WWNum44" style:family="paragraph" style:name="P921">
      <style:paragraph-properties fo:margin-left="0cm" fo:margin-right="0cm" fo:text-indent="0cm" fo:margin-top="12pt" fo:margin-bottom="12pt" fo:border="none"/>
    </style:style>
    <style:style style:family="text" style:name="T2555">
      <style:text-properties fo:color="#24292f" fo:font-family="Liberation Sans" style:font-family-complex="Liberation Sans"/>
    </style:style>
    <style:style style:family="paragraph" style:name="P922">
      <style:paragraph-properties fo:margin-left="0cm" fo:margin-right="0cm" fo:text-indent="0cm" fo:margin-top="0pt" fo:margin-bottom="12pt" fo:border="none"/>
    </style:style>
    <style:style style:family="text" style:name="T2556">
      <style:text-properties fo:color="#24292f" fo:font-family="Liberation Sans" style:font-family-complex="Liberation Sans"/>
    </style:style>
    <style:style style:family="paragraph" style:name="P923">
      <style:paragraph-properties fo:margin-left="0cm" fo:margin-right="0cm" fo:text-indent="0cm" fo:margin-top="0pt" fo:margin-bottom="12pt" fo:border="none"/>
    </style:style>
    <style:style style:family="text" style:name="T2557">
      <style:text-properties fo:color="#24292f" fo:font-family="Liberation Sans" style:font-family-complex="Liberation Sans"/>
    </style:style>
    <style:style style:family="text" style:name="T2558">
      <style:text-properties fo:color="#24292f" fo:font-family="Liberation Sans" style:font-family-complex="Liberation Sans" fo:font-size="12pt"/>
    </style:style>
    <style:style style:family="text" style:name="T2559">
      <style:text-properties fo:color="#24292f" fo:font-family="Liberation Sans" style:font-family-complex="Liberation Sans"/>
    </style:style>
    <style:style style:family="text" style:name="T2560">
      <style:text-properties fo:color="#24292f" fo:font-family="Liberation Sans" style:font-family-complex="Liberation Sans" fo:font-size="12pt"/>
    </style:style>
    <style:style style:family="text" style:name="T2561">
      <style:text-properties fo:color="#24292f" fo:font-family="Liberation Sans" style:font-family-complex="Liberation Sans" fo:font-weight="bold"/>
    </style:style>
    <style:style style:family="text" style:name="T2562">
      <style:text-properties fo:color="#24292f" fo:font-family="Liberation Sans" style:font-family-complex="Liberation Sans" fo:font-size="12pt"/>
    </style:style>
    <style:style style:family="text" style:name="T2563">
      <style:text-properties fo:color="#24292f" fo:font-family="Liberation Sans" style:font-family-complex="Liberation Sans"/>
    </style:style>
    <style:style style:family="text" style:name="T2564">
      <style:text-properties fo:color="#24292f" fo:font-family="Liberation Sans" style:font-family-complex="Liberation Sans" fo:font-size="12pt"/>
    </style:style>
    <style:style style:family="text" style:name="T2565">
      <style:text-properties fo:color="#24292f" fo:font-family="Liberation Sans" style:font-family-complex="Liberation Sans" fo:font-weight="bold"/>
    </style:style>
    <style:style style:family="text" style:name="T2566">
      <style:text-properties fo:color="#24292f" fo:font-family="Liberation Sans" style:font-family-complex="Liberation Sans" fo:font-size="12pt"/>
    </style:style>
    <style:style style:family="text" style:name="T2567">
      <style:text-properties fo:color="#24292f" fo:font-family="Liberation Sans" style:font-family-complex="Liberation Sans"/>
    </style:style>
    <style:style style:family="paragraph" style:name="P924">
      <style:paragraph-properties fo:margin-left="0cm" fo:margin-right="0cm" fo:text-indent="0cm" fo:margin-top="0pt" fo:margin-bottom="12pt" fo:border="none"/>
    </style:style>
    <style:style style:family="text" style:name="T2568">
      <style:text-properties fo:color="#24292f" fo:font-family="Liberation Sans" style:font-family-complex="Liberation Sans"/>
    </style:style>
    <style:style style:family="paragraph" style:name="P925">
      <style:paragraph-properties fo:margin-left="0cm" fo:margin-right="0cm" fo:text-indent="0cm" fo:margin-top="0pt" fo:margin-bottom="0pt" fo:border="none"/>
    </style:style>
    <style:style style:family="text" style:name="T2569">
      <style:text-properties fo:color="#24292f" fo:font-family="Liberation Sans" style:font-family-complex="Liberation Sans"/>
    </style:style>
    <style:style style:family="paragraph" style:name="P926">
      <style:paragraph-properties fo:margin-left="0cm" fo:margin-right="0cm" fo:text-indent="0cm" fo:margin-top="0pt" fo:margin-bottom="12pt" fo:border="none"/>
    </style:style>
    <style:style style:family="text" style:name="T2570">
      <style:text-properties fo:color="#24292f" fo:font-family="Liberation Sans" style:font-family-complex="Liberation Sans"/>
    </style:style>
    <style:style style:family="paragraph" style:name="P927">
      <style:paragraph-properties fo:margin-left="0cm" fo:margin-right="0cm" fo:text-indent="0cm" fo:margin-top="0pt" fo:margin-bottom="12pt" fo:border="none"/>
    </style:style>
    <style:style style:family="text" style:name="T2571">
      <style:text-properties fo:color="#24292f" fo:font-family="Liberation Sans" style:font-family-complex="Liberation Sans"/>
    </style:style>
    <style:style style:family="paragraph" style:name="P928">
      <style:paragraph-properties fo:margin-left="0cm" fo:margin-right="0cm" fo:text-indent="0cm" fo:margin-top="0pt" fo:margin-bottom="12pt" fo:border="none"/>
    </style:style>
    <style:style style:family="text" style:name="T2572">
      <style:text-properties fo:font-family="Liberation Sans" style:font-family-complex="Liberation Sans" fo:font-size="12pt"/>
    </style:style>
    <style:style style:family="paragraph" style:name="P929">
      <style:paragraph-properties fo:margin-left="0cm" fo:margin-right="0cm" fo:text-indent="0cm" fo:margin-top="0pt" fo:margin-bottom="12pt" fo:border="none"/>
    </style:style>
    <style:style style:family="text" style:name="T2573">
      <style:text-properties fo:color="#24292f" fo:font-family="Liberation Sans" style:font-family-complex="Liberation Sans"/>
    </style:style>
    <style:style style:family="paragraph" style:name="P930">
      <style:paragraph-properties fo:margin-left="0cm" fo:margin-right="0cm" fo:text-indent="0cm" fo:margin-top="0pt" fo:margin-bottom="12pt" fo:border="none"/>
    </style:style>
    <style:style style:family="text" style:name="T2574">
      <style:text-properties fo:font-family="Liberation Sans" style:font-family-complex="Liberation Sans" fo:font-size="12pt"/>
    </style:style>
    <style:style style:family="paragraph" style:name="P931">
      <style:paragraph-properties fo:margin-left="0cm" fo:margin-right="0cm" fo:text-indent="0cm" fo:margin-top="0pt" fo:margin-bottom="12pt" fo:border="none"/>
    </style:style>
    <style:style style:family="text" style:name="T2575">
      <style:text-properties fo:color="#24292f" fo:font-family="Liberation Sans" style:font-family-complex="Liberation Sans"/>
    </style:style>
    <style:style style:family="paragraph" style:name="P932">
      <style:paragraph-properties fo:margin-left="0cm" fo:margin-right="0cm" fo:text-indent="0cm" fo:margin-top="0pt" fo:margin-bottom="12pt" fo:border="none"/>
    </style:style>
    <style:style style:family="text" style:name="T2576">
      <style:text-properties fo:color="#24292f" fo:font-family="Liberation Sans" style:font-family-complex="Liberation Sans"/>
    </style:style>
    <style:style style:family="paragraph" style:name="P933">
      <style:paragraph-properties fo:margin-left="0cm" fo:margin-right="0cm" fo:text-indent="0cm" fo:margin-top="0pt" fo:margin-bottom="12pt" fo:border="none"/>
    </style:style>
    <style:style style:family="text" style:name="T2577">
      <style:text-properties fo:color="#24292f" fo:font-family="Liberation Sans" style:font-family-complex="Liberation Sans"/>
    </style:style>
    <style:style style:family="paragraph" style:name="P934">
      <style:paragraph-properties fo:margin-left="0cm" fo:margin-right="0cm" fo:text-indent="0cm" fo:margin-top="0pt" fo:margin-bottom="12pt" fo:border="none"/>
    </style:style>
    <style:style style:family="text" style:name="T2578">
      <style:text-properties fo:color="#24292f" fo:font-family="Liberation Sans" style:font-family-complex="Liberation Sans"/>
    </style:style>
    <style:style style:family="paragraph" style:name="P935">
      <style:paragraph-properties fo:margin-left="0cm" fo:margin-right="0cm" fo:text-indent="0cm" fo:margin-top="0pt" fo:margin-bottom="12pt" fo:border="none"/>
    </style:style>
    <style:style style:family="text" style:name="T2579">
      <style:text-properties fo:color="#24292f" fo:font-family="Liberation Sans" style:font-family-complex="Liberation Sans"/>
    </style:style>
    <style:style style:family="text" style:name="T2580">
      <style:text-properties fo:color="#24292f" fo:font-family="Liberation Sans" style:font-family-complex="Liberation Sans" fo:font-size="12pt"/>
    </style:style>
    <style:style style:family="text" style:name="T2581">
      <style:text-properties fo:color="#24292f" fo:font-family="Liberation Sans" style:font-family-complex="Liberation Sans"/>
    </style:style>
    <style:style style:family="text" style:name="T2582">
      <style:text-properties fo:color="#24292f" fo:font-family="Liberation Sans" style:font-family-complex="Liberation Sans" fo:font-size="12pt"/>
    </style:style>
    <style:style style:family="text" style:name="T2583">
      <style:text-properties fo:color="#24292f" fo:font-family="Liberation Sans" style:font-family-complex="Liberation Sans"/>
    </style:style>
    <style:style style:family="text" style:name="T2584">
      <style:text-properties fo:color="#24292f" fo:font-family="Liberation Sans" style:font-family-complex="Liberation Sans" fo:font-style="italic"/>
    </style:style>
    <style:style style:family="text" style:name="T2585">
      <style:text-properties fo:color="#24292f" fo:font-family="Liberation Sans" style:font-family-complex="Liberation Sans"/>
    </style:style>
    <style:style style:family="paragraph" style:name="P936">
      <style:paragraph-properties fo:margin-left="0cm" fo:margin-right="0cm" fo:text-indent="0cm" fo:margin-top="0pt" fo:margin-bottom="12pt" fo:border="none"/>
    </style:style>
    <style:style style:family="text" style:name="T2586">
      <style:text-properties fo:color="#24292f" fo:font-family="Liberation Sans" style:font-family-complex="Liberation Sans"/>
    </style:style>
    <style:style style:family="text" style:name="T2587">
      <style:text-properties fo:color="#24292f" fo:font-family="Liberation Sans" style:font-family-complex="Liberation Sans" fo:font-size="12pt"/>
    </style:style>
    <style:style style:family="text" style:name="T2588">
      <style:text-properties fo:color="#24292f" fo:font-family="Liberation Sans" style:font-family-complex="Liberation Sans" fo:font-weight="bold"/>
    </style:style>
    <style:style style:family="text" style:name="T2589">
      <style:text-properties fo:color="#24292f" fo:font-family="Liberation Sans" style:font-family-complex="Liberation Sans" fo:font-size="12pt"/>
    </style:style>
    <style:style style:family="text" style:name="T2590">
      <style:text-properties fo:color="#24292f" fo:font-family="Liberation Sans" style:font-family-complex="Liberation Sans"/>
    </style:style>
    <style:style style:family="text" style:name="T2591">
      <style:text-properties fo:color="#24292f" fo:font-family="Liberation Sans" style:font-family-complex="Liberation Sans" fo:font-size="12pt"/>
    </style:style>
    <style:style style:family="text" style:name="T2592">
      <style:text-properties fo:color="#24292f" fo:font-family="Liberation Sans" style:font-family-complex="Liberation Sans" fo:font-style="italic"/>
    </style:style>
    <style:style style:family="text" style:name="T2593">
      <style:text-properties fo:color="#24292f" fo:font-family="Liberation Sans" style:font-family-complex="Liberation Sans"/>
    </style:style>
    <style:style style:family="text" style:name="T2594">
      <style:text-properties fo:color="#24292f" fo:font-family="Liberation Sans" style:font-family-complex="Liberation Sans" fo:font-size="12pt"/>
    </style:style>
    <style:style style:family="text" style:name="T2595">
      <style:text-properties fo:color="#24292f" fo:font-family="Liberation Sans" style:font-family-complex="Liberation Sans"/>
    </style:style>
    <style:style style:family="text" style:name="T2596">
      <style:text-properties fo:color="#24292f" fo:font-family="Liberation Sans" style:font-family-complex="Liberation Sans" fo:font-size="12pt"/>
    </style:style>
    <style:style style:family="text" style:name="T2597">
      <style:text-properties fo:color="#24292f" fo:font-family="Liberation Sans" style:font-family-complex="Liberation Sans" fo:font-style="italic"/>
    </style:style>
    <style:style style:family="text" style:name="T2598">
      <style:text-properties fo:color="#24292f" fo:font-family="Liberation Sans" style:font-family-complex="Liberation Sans" fo:font-size="12pt"/>
    </style:style>
    <style:style style:family="text" style:name="T2599">
      <style:text-properties fo:color="#24292f" fo:font-family="Liberation Sans" style:font-family-complex="Liberation Sans"/>
    </style:style>
    <style:style style:family="paragraph" style:name="P937">
      <style:paragraph-properties fo:margin-left="0cm" fo:margin-right="0cm" fo:text-indent="0cm" fo:margin-top="0pt" fo:margin-bottom="12pt" fo:border="none"/>
    </style:style>
    <style:style style:family="text" style:name="T2600">
      <style:text-properties fo:color="#24292f" fo:font-family="Liberation Sans" style:font-family-complex="Liberation Sans"/>
    </style:style>
    <style:style style:family="text" style:name="T2601">
      <style:text-properties fo:color="#24292f" fo:font-family="Liberation Sans" style:font-family-complex="Liberation Sans" fo:font-size="12pt"/>
    </style:style>
    <style:style style:family="text" style:name="T2602">
      <style:text-properties fo:color="#24292f" fo:font-family="Liberation Sans" style:font-family-complex="Liberation Sans"/>
    </style:style>
    <style:style style:family="text" style:name="T2603">
      <style:text-properties fo:color="#24292f" fo:font-family="Liberation Sans" style:font-family-complex="Liberation Sans" fo:font-size="12pt"/>
    </style:style>
    <style:style style:family="text" style:name="T2604">
      <style:text-properties fo:color="#24292f" fo:font-family="Liberation Sans" style:font-family-complex="Liberation Sans"/>
    </style:style>
    <style:style style:family="text" style:name="T2605">
      <style:text-properties fo:color="#24292f" fo:font-family="Liberation Sans" style:font-family-complex="Liberation Sans" fo:font-size="12pt"/>
    </style:style>
    <style:style style:family="text" style:name="T2606">
      <style:text-properties fo:color="#24292f" fo:font-family="Liberation Sans" style:font-family-complex="Liberation Sans"/>
    </style:style>
    <style:style style:family="text" style:name="T2607">
      <style:text-properties fo:color="#24292f" fo:font-family="Liberation Sans" style:font-family-complex="Liberation Sans" fo:font-size="12pt"/>
    </style:style>
    <style:style style:family="text" style:name="T2608">
      <style:text-properties fo:color="#24292f" fo:font-family="Liberation Sans" style:font-family-complex="Liberation Sans"/>
    </style:style>
    <style:style style:family="text" style:name="T2609">
      <style:text-properties fo:color="#24292f" fo:font-family="Liberation Sans" style:font-family-complex="Liberation Sans" fo:font-size="12pt"/>
    </style:style>
    <style:style style:family="text" style:name="T2610">
      <style:text-properties fo:color="#24292f" fo:font-family="Liberation Sans" style:font-family-complex="Liberation Sans" fo:font-style="italic"/>
    </style:style>
    <style:style style:family="text" style:name="T2611">
      <style:text-properties fo:color="#24292f" fo:font-family="Liberation Sans" style:font-family-complex="Liberation Sans" fo:font-size="12pt"/>
    </style:style>
    <style:style style:family="text" style:name="T2612">
      <style:text-properties fo:color="#24292f" fo:font-family="Liberation Sans" style:font-family-complex="Liberation Sans"/>
    </style:style>
    <style:style style:family="text" style:name="T2613">
      <style:text-properties fo:color="#24292f" fo:font-family="Liberation Sans" style:font-family-complex="Liberation Sans" fo:font-size="12pt"/>
    </style:style>
    <style:style style:family="text" style:name="T2614">
      <style:text-properties fo:color="#24292f" fo:font-family="Liberation Sans" style:font-family-complex="Liberation Sans"/>
    </style:style>
    <style:style style:family="paragraph" style:name="P938">
      <style:paragraph-properties fo:margin-left="0cm" fo:margin-right="0cm" fo:text-indent="0cm" fo:margin-top="0pt" fo:margin-bottom="12pt" fo:border="none"/>
    </style:style>
    <style:style style:family="text" style:name="T2615">
      <style:text-properties fo:color="#24292f" fo:font-family="Liberation Sans" style:font-family-complex="Liberation Sans"/>
    </style:style>
    <style:style style:family="text" style:name="T2616">
      <style:text-properties fo:color="#24292f" fo:font-family="Liberation Sans" style:font-family-complex="Liberation Sans" fo:font-size="12pt"/>
    </style:style>
    <style:style style:family="text" style:name="T2617">
      <style:text-properties fo:color="#24292f" fo:font-family="Liberation Sans" style:font-family-complex="Liberation Sans"/>
    </style:style>
    <style:style style:parent-style-name="713" style:family="paragraph" style:name="P939">
      <style:paragraph-properties fo:margin-left="0cm" fo:margin-right="0cm" fo:text-indent="0cm" fo:margin-top="18pt" fo:margin-bottom="12pt" fo:border="none"/>
    </style:style>
    <style:style style:family="text" style:name="T2618">
      <style:text-properties fo:color="#24292f" fo:font-family="Liberation Sans" style:font-family-complex="Liberation Sans" fo:font-weight="bold"/>
    </style:style>
    <style:style style:parent-style-name="715" style:family="paragraph" style:name="P940">
      <style:paragraph-properties fo:margin-left="0cm" fo:margin-right="0cm" fo:text-indent="0cm" fo:margin-top="18pt" fo:margin-bottom="12pt" fo:border="none"/>
    </style:style>
    <style:style style:family="text" style:name="T2619">
      <style:text-properties fo:color="#24292f" fo:font-family="Liberation Sans" style:font-family-complex="Liberation Sans" fo:font-weight="bold"/>
    </style:style>
    <style:style style:family="paragraph" style:name="P941">
      <style:paragraph-properties fo:margin-left="0cm" fo:margin-right="0cm" fo:text-indent="0cm" fo:margin-top="0pt" fo:margin-bottom="12pt" fo:border="none"/>
    </style:style>
    <style:style style:family="text" style:name="T2620">
      <style:text-properties fo:color="#24292f" fo:font-family="Liberation Sans" style:font-family-complex="Liberation Sans"/>
    </style:style>
    <style:style style:family="text" style:name="T2621">
      <style:text-properties fo:color="#24292f" fo:font-family="Liberation Sans" style:font-family-complex="Liberation Sans" fo:font-size="12pt"/>
    </style:style>
    <style:style style:family="text" style:name="T2622">
      <style:text-properties fo:color="#24292f" fo:font-family="Liberation Sans" style:font-family-complex="Liberation Sans" fo:font-style="italic"/>
    </style:style>
    <style:style style:family="text" style:name="T2623">
      <style:text-properties fo:color="#24292f" fo:font-family="Liberation Sans" style:font-family-complex="Liberation Sans" fo:font-size="12pt"/>
    </style:style>
    <style:style style:family="text" style:name="T2624">
      <style:text-properties fo:color="#24292f" fo:font-family="Liberation Sans" style:font-family-complex="Liberation Sans"/>
    </style:style>
    <style:style style:family="paragraph" style:name="P942">
      <style:paragraph-properties fo:margin-left="0cm" fo:margin-right="0cm" fo:text-indent="0cm" fo:margin-top="0pt" fo:margin-bottom="0pt" fo:border="none"/>
    </style:style>
    <style:style style:family="text" style:name="T2625">
      <style:text-properties fo:color="#24292f" fo:font-family="Liberation Sans" style:font-family-complex="Liberation Sans"/>
    </style:style>
    <style:style style:family="paragraph" style:name="P943">
      <style:paragraph-properties fo:margin-left="0cm" fo:margin-right="0cm" fo:text-indent="0cm" fo:margin-top="0pt" fo:margin-bottom="12pt" fo:border="none"/>
    </style:style>
    <style:style style:family="text" style:name="T2626">
      <style:text-properties fo:color="#24292f" fo:font-family="Liberation Sans" style:font-family-complex="Liberation Sans"/>
    </style:style>
    <style:style style:parent-style-name="715" style:family="paragraph" style:name="P944">
      <style:paragraph-properties fo:margin-left="0cm" fo:margin-right="0cm" fo:text-indent="0cm" fo:margin-top="18pt" fo:margin-bottom="12pt" fo:border="none"/>
    </style:style>
    <style:style style:family="text" style:name="T2627">
      <style:text-properties fo:color="#24292f" fo:font-family="Liberation Sans" style:font-family-complex="Liberation Sans" fo:font-weight="bold"/>
    </style:style>
    <style:style style:family="paragraph" style:name="P945">
      <style:paragraph-properties fo:margin-left="0cm" fo:margin-right="0cm" fo:text-indent="0cm" fo:margin-top="0pt" fo:margin-bottom="12pt" fo:border="none"/>
    </style:style>
    <style:style style:family="text" style:name="T2628">
      <style:text-properties fo:color="#24292f" fo:font-family="Liberation Sans" style:font-family-complex="Liberation Sans"/>
    </style:style>
    <style:style style:family="paragraph" style:name="P946">
      <style:paragraph-properties fo:margin-left="0cm" fo:margin-right="0cm" fo:text-indent="0cm" fo:margin-top="0pt" fo:margin-bottom="12pt" fo:border="none"/>
    </style:style>
    <style:style style:family="text" style:name="T2629">
      <style:text-properties fo:color="#24292f" fo:font-family="Liberation Sans" style:font-family-complex="Liberation Sans"/>
    </style:style>
    <style:style style:family="text" style:name="T2630">
      <style:text-properties fo:color="#24292f" fo:font-family="Liberation Sans" style:font-family-complex="Liberation Sans" fo:font-style="italic"/>
    </style:style>
    <style:style style:family="text" style:name="T2631">
      <style:text-properties fo:color="#24292f" fo:font-family="Liberation Sans" style:font-family-complex="Liberation Sans"/>
    </style:style>
    <style:style style:family="text" style:name="T2632">
      <style:text-properties fo:color="#24292f" fo:font-family="Liberation Sans" style:font-family-complex="Liberation Sans" fo:font-size="12pt"/>
    </style:style>
    <style:style style:family="text" style:name="T2633">
      <style:text-properties fo:color="#24292f" fo:font-family="Liberation Sans" style:font-family-complex="Liberation Sans" fo:font-weight="bold"/>
    </style:style>
    <style:style style:family="text" style:name="T2634">
      <style:text-properties fo:color="#24292f" fo:font-family="Liberation Sans" style:font-family-complex="Liberation Sans"/>
    </style:style>
    <style:style style:family="text" style:name="T2635">
      <style:text-properties fo:color="#24292f" fo:font-family="Liberation Sans" style:font-family-complex="Liberation Sans" fo:font-size="12pt"/>
    </style:style>
    <style:style style:family="text" style:name="T2636">
      <style:text-properties fo:color="#24292f" fo:font-family="Liberation Sans" style:font-family-complex="Liberation Sans"/>
    </style:style>
    <style:style style:family="text" style:name="T2637">
      <style:text-properties fo:color="#24292f" fo:font-family="Liberation Sans" style:font-family-complex="Liberation Sans" fo:font-size="12pt"/>
    </style:style>
    <style:style style:family="text" style:name="T2638">
      <style:text-properties fo:color="#24292f" fo:font-family="Liberation Sans" style:font-family-complex="Liberation Sans"/>
    </style:style>
    <style:style style:family="text" style:name="T2639">
      <style:text-properties fo:color="#24292f" fo:font-family="Liberation Sans" style:font-family-complex="Liberation Sans" fo:font-size="12pt"/>
    </style:style>
    <style:style style:family="text" style:name="T2640">
      <style:text-properties fo:color="#24292f" fo:font-family="Liberation Sans" style:font-family-complex="Liberation Sans"/>
    </style:style>
    <style:style style:family="text" style:name="T2641">
      <style:text-properties fo:color="#24292f" fo:font-family="Liberation Sans" style:font-family-complex="Liberation Sans" fo:font-size="12pt"/>
    </style:style>
    <style:style style:family="text" style:name="T2642">
      <style:text-properties fo:color="#24292f" fo:font-family="Liberation Sans" style:font-family-complex="Liberation Sans"/>
    </style:style>
    <style:style style:family="paragraph" style:name="P947">
      <style:paragraph-properties fo:margin-left="0cm" fo:margin-right="0cm" fo:text-indent="0cm" fo:margin-top="0pt" fo:margin-bottom="12pt" fo:border="none"/>
    </style:style>
    <style:style style:family="text" style:name="T2643">
      <style:text-properties fo:color="#24292f" fo:font-family="Liberation Sans" style:font-family-complex="Liberation Sans"/>
    </style:style>
    <style:style style:family="text" style:name="T2644">
      <style:text-properties fo:color="#24292f" fo:font-family="Liberation Sans" style:font-family-complex="Liberation Sans" fo:font-style="italic"/>
    </style:style>
    <style:style style:family="text" style:name="T2645">
      <style:text-properties fo:color="#24292f" fo:font-family="Liberation Sans" style:font-family-complex="Liberation Sans"/>
    </style:style>
    <style:style style:family="text" style:name="T2646">
      <style:text-properties fo:color="#24292f" fo:font-family="Liberation Sans" style:font-family-complex="Liberation Sans" fo:font-size="12pt"/>
    </style:style>
    <style:style style:family="text" style:name="T2647">
      <style:text-properties fo:color="#24292f" fo:font-family="Liberation Sans" style:font-family-complex="Liberation Sans" fo:font-weight="bold"/>
    </style:style>
    <style:style style:family="text" style:name="T2648">
      <style:text-properties fo:color="#24292f" fo:font-family="Liberation Sans" style:font-family-complex="Liberation Sans"/>
    </style:style>
    <style:style style:family="text" style:name="T2649">
      <style:text-properties fo:color="#24292f" fo:font-family="Liberation Sans" style:font-family-complex="Liberation Sans" fo:font-size="12pt"/>
    </style:style>
    <style:style style:family="text" style:name="T2650">
      <style:text-properties fo:color="#24292f" fo:font-family="Liberation Sans" style:font-family-complex="Liberation Sans"/>
    </style:style>
    <style:style style:family="text" style:name="T2651">
      <style:text-properties fo:color="#24292f" fo:font-family="Liberation Sans" style:font-family-complex="Liberation Sans" fo:font-size="12pt"/>
    </style:style>
    <style:style style:family="text" style:name="T2652">
      <style:text-properties fo:color="#24292f" fo:font-family="Liberation Sans" style:font-family-complex="Liberation Sans"/>
    </style:style>
    <style:style style:family="text" style:name="T2653">
      <style:text-properties fo:color="#24292f" fo:font-family="Liberation Sans" style:font-family-complex="Liberation Sans" fo:font-size="12pt"/>
    </style:style>
    <style:style style:family="text" style:name="T2654">
      <style:text-properties fo:color="#24292f" fo:font-family="Liberation Sans" style:font-family-complex="Liberation Sans"/>
    </style:style>
    <style:style style:family="text" style:name="T2655">
      <style:text-properties fo:color="#24292f" fo:font-family="Liberation Sans" style:font-family-complex="Liberation Sans" fo:font-size="12pt"/>
    </style:style>
    <style:style style:family="text" style:name="T2656">
      <style:text-properties fo:color="#24292f" fo:font-family="Liberation Sans" style:font-family-complex="Liberation Sans"/>
    </style:style>
    <style:style style:family="text" style:name="T2657">
      <style:text-properties fo:color="#24292f" fo:font-family="Liberation Sans" style:font-family-complex="Liberation Sans" fo:font-size="12pt"/>
    </style:style>
    <style:style style:family="text" style:name="T2658">
      <style:text-properties fo:color="#24292f" fo:font-family="Liberation Sans" style:font-family-complex="Liberation Sans"/>
    </style:style>
    <style:style style:family="paragraph" style:name="P948">
      <style:paragraph-properties fo:margin-left="0cm" fo:margin-right="0cm" fo:text-indent="0cm" fo:margin-top="0pt" fo:margin-bottom="12pt" fo:border="none"/>
    </style:style>
    <style:style style:family="text" style:name="T2659">
      <style:text-properties fo:color="#24292f" fo:font-family="Liberation Sans" style:font-family-complex="Liberation Sans"/>
    </style:style>
    <style:style style:family="text" style:name="T2660">
      <style:text-properties fo:color="#24292f" fo:font-family="Liberation Sans" style:font-family-complex="Liberation Sans" fo:font-style="italic"/>
    </style:style>
    <style:style style:family="text" style:name="T2661">
      <style:text-properties fo:color="#24292f" fo:font-family="Liberation Sans" style:font-family-complex="Liberation Sans"/>
    </style:style>
    <style:style style:family="text" style:name="T2662">
      <style:text-properties fo:color="#24292f" fo:font-family="Liberation Sans" style:font-family-complex="Liberation Sans" fo:font-size="12pt"/>
    </style:style>
    <style:style style:family="text" style:name="T2663">
      <style:text-properties fo:color="#24292f" fo:font-family="Liberation Sans" style:font-family-complex="Liberation Sans" fo:font-weight="bold"/>
    </style:style>
    <style:style style:family="text" style:name="T2664">
      <style:text-properties fo:color="#24292f" fo:font-family="Liberation Sans" style:font-family-complex="Liberation Sans" fo:font-size="12pt"/>
    </style:style>
    <style:style style:family="text" style:name="T2665">
      <style:text-properties fo:color="#24292f" fo:font-family="Liberation Sans" style:font-family-complex="Liberation Sans"/>
    </style:style>
    <style:style style:family="text" style:name="T2666">
      <style:text-properties fo:color="#24292f" fo:font-family="Liberation Sans" style:font-family-complex="Liberation Sans" fo:font-size="12pt"/>
    </style:style>
    <style:style style:family="text" style:name="T2667">
      <style:text-properties fo:color="#24292f" fo:font-family="Liberation Sans" style:font-family-complex="Liberation Sans"/>
    </style:style>
    <style:style style:family="text" style:name="T2668">
      <style:text-properties fo:color="#24292f" fo:font-family="Liberation Sans" style:font-family-complex="Liberation Sans" fo:font-size="12pt"/>
    </style:style>
    <style:style style:family="text" style:name="T2669">
      <style:text-properties fo:color="#24292f" fo:font-family="Liberation Sans" style:font-family-complex="Liberation Sans"/>
    </style:style>
    <style:style style:family="text" style:name="T2670">
      <style:text-properties fo:color="#24292f" fo:font-family="Liberation Sans" style:font-family-complex="Liberation Sans" fo:font-size="12pt"/>
    </style:style>
    <style:style style:family="text" style:name="T2671">
      <style:text-properties fo:color="#24292f" fo:font-family="Liberation Sans" style:font-family-complex="Liberation Sans"/>
    </style:style>
    <style:style style:family="text" style:name="T2672">
      <style:text-properties fo:color="#24292f" fo:font-family="Liberation Sans" style:font-family-complex="Liberation Sans" fo:font-size="12pt"/>
    </style:style>
    <style:style style:family="text" style:name="T2673">
      <style:text-properties fo:color="#24292f" fo:font-family="Liberation Sans" style:font-family-complex="Liberation Sans"/>
    </style:style>
    <style:style style:family="text" style:name="T2674">
      <style:text-properties fo:color="#24292f" fo:font-family="Liberation Sans" style:font-family-complex="Liberation Sans" fo:font-size="12pt"/>
    </style:style>
    <style:style style:family="text" style:name="T2675">
      <style:text-properties fo:color="#24292f" fo:font-family="Liberation Sans" style:font-family-complex="Liberation Sans"/>
    </style:style>
    <style:style style:family="paragraph" style:name="P949">
      <style:paragraph-properties fo:margin-left="0cm" fo:margin-right="0cm" fo:text-indent="0cm" fo:margin-top="0pt" fo:margin-bottom="12pt" fo:border="none"/>
    </style:style>
    <style:style style:family="text" style:name="T2676">
      <style:text-properties fo:color="#24292f" fo:font-family="Liberation Sans" style:font-family-complex="Liberation Sans"/>
    </style:style>
    <style:style style:family="text" style:name="T2677">
      <style:text-properties fo:color="#24292f" fo:font-family="Liberation Sans" style:font-family-complex="Liberation Sans" fo:font-size="12pt"/>
    </style:style>
    <style:style style:family="text" style:name="T2678">
      <style:text-properties fo:color="#24292f" fo:font-family="Liberation Sans" style:font-family-complex="Liberation Sans" fo:font-style="italic"/>
    </style:style>
    <style:style style:family="text" style:name="T2679">
      <style:text-properties fo:color="#24292f" fo:font-family="Liberation Sans" style:font-family-complex="Liberation Sans" fo:font-size="12pt"/>
    </style:style>
    <style:style style:family="text" style:name="T2680">
      <style:text-properties fo:color="#24292f" fo:font-family="Liberation Sans" style:font-family-complex="Liberation Sans"/>
    </style:style>
    <style:style style:family="paragraph" style:name="P950">
      <style:paragraph-properties fo:margin-left="0cm" fo:margin-right="0cm" fo:text-indent="0cm" fo:margin-top="0pt" fo:margin-bottom="0pt" fo:border="none"/>
    </style:style>
    <style:style style:family="text" style:name="T2681">
      <style:text-properties fo:color="#24292f" fo:font-family="Liberation Sans" style:font-family-complex="Liberation Sans"/>
    </style:style>
    <style:style style:parent-style-name="715" style:family="paragraph" style:name="P951">
      <style:paragraph-properties fo:margin-left="0cm" fo:margin-right="0cm" fo:text-indent="0cm" fo:margin-top="18pt" fo:margin-bottom="12pt" fo:border="none"/>
    </style:style>
    <style:style style:family="text" style:name="T2682">
      <style:text-properties fo:color="#24292f" fo:font-family="Liberation Sans" style:font-family-complex="Liberation Sans" fo:font-weight="bold"/>
    </style:style>
    <style:style style:family="paragraph" style:name="P952">
      <style:paragraph-properties fo:margin-left="0cm" fo:margin-right="0cm" fo:text-indent="0cm" fo:margin-top="0pt" fo:margin-bottom="12pt" fo:border="none"/>
    </style:style>
    <style:style style:family="text" style:name="T2683">
      <style:text-properties fo:color="#24292f" fo:font-family="Liberation Sans" style:font-family-complex="Liberation Sans"/>
    </style:style>
    <style:style style:family="text" style:name="T2684">
      <style:text-properties fo:color="#24292f" fo:font-family="Liberation Sans" style:font-family-complex="Liberation Sans" fo:font-size="12pt"/>
    </style:style>
    <style:style style:family="text" style:name="T2685">
      <style:text-properties fo:color="#24292f" fo:font-family="Liberation Sans" style:font-family-complex="Liberation Sans" fo:font-style="italic"/>
    </style:style>
    <style:style style:family="text" style:name="T2686">
      <style:text-properties fo:color="#24292f" fo:font-family="Liberation Sans" style:font-family-complex="Liberation Sans"/>
    </style:style>
    <style:style style:family="text" style:name="T2687">
      <style:text-properties fo:color="#24292f" fo:font-family="Liberation Sans" style:font-family-complex="Liberation Sans" fo:font-size="12pt"/>
    </style:style>
    <style:style style:family="text" style:name="T2688">
      <style:text-properties fo:color="#24292f" fo:font-family="Liberation Sans" style:font-family-complex="Liberation Sans"/>
    </style:style>
    <style:style style:family="text" style:name="T2689">
      <style:text-properties fo:color="#24292f" fo:font-family="Liberation Sans" style:font-family-complex="Liberation Sans" fo:font-size="12pt"/>
    </style:style>
    <style:style style:family="text" style:name="T2690">
      <style:text-properties fo:color="#24292f" fo:font-family="Liberation Sans" style:font-family-complex="Liberation Sans"/>
    </style:style>
    <style:style style:family="paragraph" style:name="P953">
      <style:paragraph-properties fo:margin-left="0cm" fo:margin-right="0cm" fo:text-indent="0cm" fo:margin-top="0pt" fo:margin-bottom="12pt" fo:border="none"/>
    </style:style>
    <style:style style:family="text" style:name="T2691">
      <style:text-properties fo:color="#24292f" fo:font-family="Liberation Sans" style:font-family-complex="Liberation Sans"/>
    </style:style>
    <style:style style:family="text" style:name="T2692">
      <style:text-properties fo:color="#24292f" fo:font-family="Liberation Sans" style:font-family-complex="Liberation Sans" fo:font-size="12pt"/>
    </style:style>
    <style:style style:family="text" style:name="T2693">
      <style:text-properties fo:color="#24292f" fo:font-family="Liberation Sans" style:font-family-complex="Liberation Sans"/>
    </style:style>
    <style:style style:family="paragraph" style:name="P954">
      <style:paragraph-properties fo:margin-left="0cm" fo:margin-right="0cm" fo:text-indent="0cm" fo:margin-top="0pt" fo:margin-bottom="0pt" fo:border="none"/>
    </style:style>
    <style:style style:family="text" style:name="T2694">
      <style:text-properties fo:color="#24292f" fo:font-family="Liberation Sans" style:font-family-complex="Liberation Sans"/>
    </style:style>
    <style:style style:family="paragraph" style:name="P955">
      <style:paragraph-properties fo:margin-left="0cm" fo:margin-right="0cm" fo:text-indent="0cm" fo:margin-top="0pt" fo:margin-bottom="12pt" fo:border="none"/>
    </style:style>
    <style:style style:family="text" style:name="T2695">
      <style:text-properties fo:color="#24292f" fo:font-family="Liberation Sans" style:font-family-complex="Liberation Sans"/>
    </style:style>
    <style:style style:family="paragraph" style:name="P956">
      <style:paragraph-properties fo:margin-left="0cm" fo:margin-right="0cm" fo:text-indent="0cm" fo:margin-top="0pt" fo:margin-bottom="12pt" fo:border="none"/>
    </style:style>
    <style:style style:family="text" style:name="T2696">
      <style:text-properties fo:font-family="Liberation Sans" style:font-family-complex="Liberation Sans" fo:font-size="12pt"/>
    </style:style>
    <style:style style:family="paragraph" style:name="P957">
      <style:paragraph-properties fo:margin-left="0cm" fo:margin-right="0cm" fo:text-indent="0cm" fo:margin-top="0pt" fo:margin-bottom="12pt" fo:border="none"/>
    </style:style>
    <style:style style:family="text" style:name="T2697">
      <style:text-properties fo:color="#24292f" fo:font-family="Liberation Sans" style:font-family-complex="Liberation Sans"/>
    </style:style>
    <style:style style:family="paragraph" style:name="P958">
      <style:paragraph-properties fo:margin-left="0cm" fo:margin-right="0cm" fo:text-indent="0cm" fo:margin-top="0pt" fo:margin-bottom="12pt" fo:border="none"/>
    </style:style>
    <style:style style:family="text" style:name="T2698">
      <style:text-properties fo:color="#24292f" fo:font-family="Liberation Sans" style:font-family-complex="Liberation Sans"/>
    </style:style>
    <style:style style:family="paragraph" style:name="P959">
      <style:paragraph-properties fo:margin-left="0cm" fo:margin-right="0cm" fo:text-indent="0cm" fo:margin-top="0pt" fo:margin-bottom="12pt" fo:border="none"/>
    </style:style>
    <style:style style:family="text" style:name="T2699">
      <style:text-properties fo:font-family="Liberation Sans" style:font-family-complex="Liberation Sans" fo:font-size="12pt"/>
    </style:style>
    <style:style style:family="paragraph" style:name="P960">
      <style:paragraph-properties fo:margin-left="0cm" fo:margin-right="0cm" fo:text-indent="0cm" fo:margin-top="0pt" fo:margin-bottom="12pt" fo:border="none"/>
    </style:style>
    <style:style style:family="text" style:name="T2700">
      <style:text-properties fo:color="#24292f" fo:font-family="Liberation Sans" style:font-family-complex="Liberation Sans"/>
    </style:style>
    <style:style style:family="paragraph" style:name="P961">
      <style:paragraph-properties fo:margin-left="0cm" fo:margin-right="0cm" fo:text-indent="0cm" fo:margin-top="0pt" fo:margin-bottom="12pt" fo:border="none"/>
    </style:style>
    <style:style style:family="text" style:name="T2701">
      <style:text-properties fo:color="#24292f" fo:font-family="Liberation Sans" style:font-family-complex="Liberation Sans"/>
    </style:style>
    <style:style style:family="paragraph" style:name="P962">
      <style:paragraph-properties fo:margin-left="0cm" fo:margin-right="0cm" fo:text-indent="0cm" fo:margin-top="0pt" fo:margin-bottom="12pt" fo:border="none"/>
    </style:style>
    <style:style style:family="text" style:name="T2702">
      <style:text-properties fo:color="#24292f" fo:font-family="Liberation Sans" style:font-family-complex="Liberation Sans"/>
    </style:style>
    <style:style style:family="paragraph" style:name="P963">
      <style:paragraph-properties fo:margin-left="0cm" fo:margin-right="0cm" fo:text-indent="0cm" fo:margin-top="0pt" fo:margin-bottom="12pt" fo:border="none"/>
    </style:style>
    <style:style style:family="text" style:name="T2703">
      <style:text-properties fo:font-family="Liberation Sans" style:font-family-complex="Liberation Sans" fo:font-size="12pt"/>
    </style:style>
    <style:style style:family="paragraph" style:name="P964">
      <style:paragraph-properties fo:margin-left="0cm" fo:margin-right="0cm" fo:text-indent="0cm" fo:margin-top="0pt" fo:margin-bottom="12pt" fo:border="none"/>
    </style:style>
    <style:style style:family="text" style:name="T2704">
      <style:text-properties fo:color="#24292f" fo:font-family="Liberation Sans" style:font-family-complex="Liberation Sans"/>
    </style:style>
    <style:style style:family="paragraph" style:name="P965">
      <style:paragraph-properties fo:margin-left="0cm" fo:margin-right="0cm" fo:text-indent="0cm" fo:margin-top="0pt" fo:margin-bottom="12pt" fo:border="none"/>
    </style:style>
    <style:style style:family="text" style:name="T2705">
      <style:text-properties fo:font-family="Liberation Sans" style:font-family-complex="Liberation Sans" fo:font-size="12pt"/>
    </style:style>
    <style:style style:family="paragraph" style:name="P966">
      <style:paragraph-properties fo:margin-left="0cm" fo:margin-right="0cm" fo:text-indent="0cm" fo:margin-top="0pt" fo:margin-bottom="12pt" fo:border="none"/>
    </style:style>
    <style:style style:family="text" style:name="T2706">
      <style:text-properties fo:color="#24292f" fo:font-family="Liberation Sans" style:font-family-complex="Liberation Sans"/>
    </style:style>
    <style:style style:family="paragraph" style:name="P967">
      <style:paragraph-properties fo:margin-left="0cm" fo:margin-right="0cm" fo:text-indent="0cm" fo:margin-top="0pt" fo:margin-bottom="12pt" fo:border="none"/>
    </style:style>
    <style:style style:family="text" style:name="T2707">
      <style:text-properties fo:color="#24292f" fo:font-family="Liberation Sans" style:font-family-complex="Liberation Sans"/>
    </style:style>
    <style:style style:family="paragraph" style:name="P968">
      <style:paragraph-properties fo:margin-left="0cm" fo:margin-right="0cm" fo:text-indent="0cm" fo:margin-top="0pt" fo:margin-bottom="12pt" fo:border="none"/>
    </style:style>
    <style:style style:family="text" style:name="T2708">
      <style:text-properties fo:color="#24292f" fo:font-family="Liberation Sans" style:font-family-complex="Liberation Sans"/>
    </style:style>
    <style:style style:parent-style-name="715" style:family="paragraph" style:name="P969">
      <style:paragraph-properties fo:margin-left="0cm" fo:margin-right="0cm" fo:text-indent="0cm" fo:margin-top="18pt" fo:margin-bottom="12pt" fo:border="none"/>
    </style:style>
    <style:style style:family="text" style:name="T2709">
      <style:text-properties fo:color="#24292f" fo:font-family="Liberation Sans" style:font-family-complex="Liberation Sans" fo:font-weight="bold"/>
    </style:style>
    <style:style style:family="paragraph" style:name="P970">
      <style:paragraph-properties fo:margin-left="0cm" fo:margin-right="0cm" fo:text-indent="0cm" fo:margin-top="0pt" fo:margin-bottom="12pt" fo:border="none"/>
    </style:style>
    <style:style style:family="text" style:name="T2710">
      <style:text-properties fo:color="#24292f" fo:font-family="Liberation Sans" style:font-family-complex="Liberation Sans"/>
    </style:style>
    <style:style style:family="text" style:name="T2711">
      <style:text-properties fo:color="#24292f" fo:font-family="Liberation Sans" style:font-family-complex="Liberation Sans" fo:font-style="italic"/>
    </style:style>
    <style:style style:family="text" style:name="T2712">
      <style:text-properties fo:color="#24292f" fo:font-family="Liberation Sans" style:font-family-complex="Liberation Sans" fo:font-size="12pt"/>
    </style:style>
    <style:style style:family="text" style:name="T2713">
      <style:text-properties fo:color="#24292f" fo:font-family="Liberation Sans" style:font-family-complex="Liberation Sans"/>
    </style:style>
    <style:style style:family="text" style:name="T2714">
      <style:text-properties fo:color="#24292f" fo:font-family="Liberation Sans" style:font-family-complex="Liberation Sans" fo:font-size="12pt"/>
    </style:style>
    <style:style style:family="text" style:name="T2715">
      <style:text-properties fo:color="#24292f" fo:font-family="Liberation Sans" style:font-family-complex="Liberation Sans" fo:font-style="italic"/>
    </style:style>
    <style:style style:family="text" style:name="T2716">
      <style:text-properties fo:color="#24292f" fo:font-family="Liberation Sans" style:font-family-complex="Liberation Sans"/>
    </style:style>
    <style:style style:family="text" style:name="T2717">
      <style:text-properties fo:color="#24292f" fo:font-family="Liberation Sans" style:font-family-complex="Liberation Sans" fo:font-size="12pt"/>
    </style:style>
    <style:style style:family="text" style:name="T2718">
      <style:text-properties fo:color="#24292f" fo:font-family="Liberation Sans" style:font-family-complex="Liberation Sans"/>
    </style:style>
    <style:style style:family="text" style:name="T2719">
      <style:text-properties fo:color="#24292f" fo:font-family="Liberation Sans" style:font-family-complex="Liberation Sans" fo:font-size="12pt"/>
    </style:style>
    <style:style style:family="text" style:name="T2720">
      <style:text-properties fo:color="#24292f" fo:font-family="Liberation Sans" style:font-family-complex="Liberation Sans"/>
    </style:style>
    <style:style style:family="paragraph" style:name="P971">
      <style:paragraph-properties fo:margin-left="0cm" fo:margin-right="0cm" fo:text-indent="0cm" fo:margin-top="0pt" fo:margin-bottom="12pt" fo:border="none"/>
    </style:style>
    <style:style style:family="text" style:name="T2721">
      <style:text-properties fo:color="#24292f" fo:font-family="Liberation Sans" style:font-family-complex="Liberation Sans"/>
    </style:style>
    <style:style style:family="text" style:name="T2722">
      <style:text-properties fo:color="#24292f" fo:font-family="Liberation Sans" style:font-family-complex="Liberation Sans" fo:font-size="12pt"/>
    </style:style>
    <style:style style:family="text" style:name="T2723">
      <style:text-properties fo:color="#24292f" fo:font-family="Liberation Sans" style:font-family-complex="Liberation Sans" fo:font-style="italic"/>
    </style:style>
    <style:style style:family="text" style:name="T2724">
      <style:text-properties fo:color="#24292f" fo:font-family="Liberation Sans" style:font-family-complex="Liberation Sans" fo:font-size="12pt"/>
    </style:style>
    <style:style style:family="text" style:name="T2725">
      <style:text-properties fo:color="#24292f" fo:font-family="Liberation Sans" style:font-family-complex="Liberation Sans"/>
    </style:style>
    <style:style style:family="text" style:name="T2726">
      <style:text-properties fo:color="#24292f" fo:font-family="Liberation Sans" style:font-family-complex="Liberation Sans" fo:font-size="12pt"/>
    </style:style>
    <style:style style:family="text" style:name="T2727">
      <style:text-properties fo:color="#24292f" fo:font-family="Liberation Sans" style:font-family-complex="Liberation Sans" fo:font-style="italic"/>
    </style:style>
    <style:style style:family="text" style:name="T2728">
      <style:text-properties fo:color="#24292f" fo:font-family="Liberation Sans" style:font-family-complex="Liberation Sans"/>
    </style:style>
    <style:style style:family="text" style:name="T2729">
      <style:text-properties fo:color="#24292f" fo:font-family="Liberation Sans" style:font-family-complex="Liberation Sans" fo:font-size="12pt"/>
    </style:style>
    <style:style style:family="text" style:name="T2730">
      <style:text-properties fo:color="#24292f" fo:font-family="Liberation Sans" style:font-family-complex="Liberation Sans"/>
    </style:style>
    <style:style style:family="text" style:name="T2731">
      <style:text-properties fo:color="#24292f" fo:font-family="Liberation Sans" style:font-family-complex="Liberation Sans" fo:font-size="12pt"/>
    </style:style>
    <style:style style:family="text" style:name="T2732">
      <style:text-properties fo:color="#24292f" fo:font-family="Liberation Sans" style:font-family-complex="Liberation Sans" fo:font-style="italic"/>
    </style:style>
    <style:style style:family="text" style:name="T2733">
      <style:text-properties fo:color="#24292f" fo:font-family="Liberation Sans" style:font-family-complex="Liberation Sans" fo:font-size="12pt"/>
    </style:style>
    <style:style style:family="text" style:name="T2734">
      <style:text-properties fo:color="#24292f" fo:font-family="Liberation Sans" style:font-family-complex="Liberation Sans"/>
    </style:style>
    <style:style style:family="paragraph" style:name="P972">
      <style:paragraph-properties fo:margin-left="0cm" fo:margin-right="0cm" fo:text-indent="0cm" fo:margin-top="0pt" fo:margin-bottom="0pt" fo:border="none"/>
    </style:style>
    <style:style style:family="text" style:name="T2735">
      <style:text-properties fo:color="#24292f" fo:font-family="Liberation Sans" style:font-family-complex="Liberation Sans"/>
    </style:style>
    <style:style style:family="paragraph" style:name="P973">
      <style:paragraph-properties fo:margin-left="0cm" fo:margin-right="0cm" fo:text-indent="0cm" fo:margin-top="0pt" fo:margin-bottom="12pt" fo:border="none"/>
    </style:style>
    <style:style style:family="text" style:name="T2736">
      <style:text-properties fo:color="#24292f" fo:font-family="Liberation Sans" style:font-family-complex="Liberation Sans"/>
    </style:style>
    <style:style style:family="text" style:name="T2737">
      <style:text-properties fo:color="#24292f" fo:font-family="Liberation Sans" style:font-family-complex="Liberation Sans" fo:font-size="12pt"/>
    </style:style>
    <style:style style:family="text" style:name="T2738">
      <style:text-properties fo:color="#24292f" fo:font-family="Liberation Sans" style:font-family-complex="Liberation Sans"/>
    </style:style>
    <style:style style:family="text" style:name="T2739">
      <style:text-properties fo:color="#24292f" fo:font-family="Liberation Sans" style:font-family-complex="Liberation Sans" fo:font-size="12pt"/>
    </style:style>
    <style:style style:family="text" style:name="T2740">
      <style:text-properties fo:color="#24292f" fo:font-family="Liberation Sans" style:font-family-complex="Liberation Sans"/>
    </style:style>
    <style:style style:family="paragraph" style:name="P974">
      <style:paragraph-properties fo:margin-left="0cm" fo:margin-right="0cm" fo:text-indent="0cm" fo:margin-top="0pt" fo:margin-bottom="0pt" fo:border="none"/>
    </style:style>
    <style:style style:family="text" style:name="T2741">
      <style:text-properties fo:color="#24292f" fo:font-family="Liberation Sans" style:font-family-complex="Liberation Sans"/>
    </style:style>
    <style:style style:family="paragraph" style:name="P975">
      <style:paragraph-properties fo:margin-left="0cm" fo:margin-right="0cm" fo:text-indent="0cm" fo:margin-top="0pt" fo:margin-bottom="12pt" fo:border="none"/>
    </style:style>
    <style:style style:family="text" style:name="T2742">
      <style:text-properties fo:color="#24292f" fo:font-family="Liberation Sans" style:font-family-complex="Liberation Sans"/>
    </style:style>
    <style:style style:family="paragraph" style:name="P976">
      <style:paragraph-properties fo:margin-left="0cm" fo:margin-right="0cm" fo:text-indent="0cm" fo:margin-top="0pt" fo:margin-bottom="12pt" fo:border="none"/>
    </style:style>
    <style:style style:family="text" style:name="T2743">
      <style:text-properties fo:color="#24292f" fo:font-family="Liberation Sans" style:font-family-complex="Liberation Sans"/>
    </style:style>
    <style:style style:family="paragraph" style:name="P977">
      <style:paragraph-properties fo:margin-left="0cm" fo:margin-right="0cm" fo:text-indent="0cm" fo:margin-top="0pt" fo:margin-bottom="12pt" fo:border="none"/>
    </style:style>
    <style:style style:family="text" style:name="T2744">
      <style:text-properties fo:color="#24292f" fo:font-family="Liberation Sans" style:font-family-complex="Liberation Sans"/>
    </style:style>
    <style:style style:family="paragraph" style:name="P978">
      <style:paragraph-properties fo:margin-left="0cm" fo:margin-right="0cm" fo:text-indent="0cm" fo:margin-top="0pt" fo:margin-bottom="12pt" fo:border="none"/>
    </style:style>
    <style:style style:family="text" style:name="T2745">
      <style:text-properties fo:color="#24292f" fo:font-family="Liberation Sans" style:font-family-complex="Liberation Sans"/>
    </style:style>
    <style:style style:family="text" style:name="T2746">
      <style:text-properties fo:color="#24292f" fo:font-family="Liberation Sans" style:font-family-complex="Liberation Sans" fo:font-size="12pt"/>
    </style:style>
    <style:style style:family="text" style:name="T2747">
      <style:text-properties fo:color="#24292f" fo:font-family="Liberation Sans" style:font-family-complex="Liberation Sans"/>
    </style:style>
    <style:style style:family="text" style:name="T2748">
      <style:text-properties fo:color="#24292f" fo:font-family="Liberation Sans" style:font-family-complex="Liberation Sans" fo:font-size="12pt"/>
    </style:style>
    <style:style style:family="text" style:name="T2749">
      <style:text-properties fo:color="#24292f" fo:font-family="Liberation Sans" style:font-family-complex="Liberation Sans" fo:font-style="italic"/>
    </style:style>
    <style:style style:family="text" style:name="T2750">
      <style:text-properties fo:color="#24292f" fo:font-family="Liberation Sans" style:font-family-complex="Liberation Sans"/>
    </style:style>
    <style:style style:family="text" style:name="T2751">
      <style:text-properties fo:color="#24292f" fo:font-family="Liberation Sans" style:font-family-complex="Liberation Sans" fo:font-size="12pt"/>
    </style:style>
    <style:style style:family="text" style:name="T2752">
      <style:text-properties fo:color="#24292f" fo:font-family="Liberation Sans" style:font-family-complex="Liberation Sans"/>
    </style:style>
    <style:style style:family="text" style:name="T2753">
      <style:text-properties fo:color="#24292f" fo:font-family="Liberation Sans" style:font-family-complex="Liberation Sans" fo:font-style="italic"/>
    </style:style>
    <style:style style:family="text" style:name="T2754">
      <style:text-properties fo:color="#24292f" fo:font-family="Liberation Sans" style:font-family-complex="Liberation Sans" fo:font-size="12pt"/>
    </style:style>
    <style:style style:family="text" style:name="T2755">
      <style:text-properties fo:color="#24292f" fo:font-family="Liberation Sans" style:font-family-complex="Liberation Sans"/>
    </style:style>
    <style:style style:family="text" style:name="T2756">
      <style:text-properties fo:color="#24292f" fo:font-family="Liberation Sans" style:font-family-complex="Liberation Sans" fo:font-size="12pt"/>
    </style:style>
    <style:style style:family="text" style:name="T2757">
      <style:text-properties fo:color="#24292f" fo:font-family="Liberation Sans" style:font-family-complex="Liberation Sans" fo:font-style="italic"/>
    </style:style>
    <style:style style:family="text" style:name="T2758">
      <style:text-properties fo:color="#24292f" fo:font-family="Liberation Sans" style:font-family-complex="Liberation Sans" fo:font-size="12pt"/>
    </style:style>
    <style:style style:family="text" style:name="T2759">
      <style:text-properties fo:color="#24292f" fo:font-family="Liberation Sans" style:font-family-complex="Liberation Sans"/>
    </style:style>
    <style:style style:family="paragraph" style:name="P979">
      <style:paragraph-properties fo:margin-left="0cm" fo:margin-right="0cm" fo:text-indent="0cm" fo:margin-top="0pt" fo:margin-bottom="12pt" fo:border="none"/>
    </style:style>
    <style:style style:family="text" style:name="T2760">
      <style:text-properties fo:color="#24292f" fo:font-family="Liberation Sans" style:font-family-complex="Liberation Sans"/>
    </style:style>
    <style:style style:family="paragraph" style:name="P980">
      <style:paragraph-properties fo:margin-left="0cm" fo:margin-right="0cm" fo:text-indent="0cm" fo:margin-top="0pt" fo:margin-bottom="0pt" fo:border="none"/>
    </style:style>
    <style:style style:family="text" style:name="T2761">
      <style:text-properties fo:color="#24292f" fo:font-family="Liberation Sans" style:font-family-complex="Liberation Sans"/>
    </style:style>
    <style:style style:parent-style-name="715" style:family="paragraph" style:name="P981">
      <style:paragraph-properties fo:margin-left="0cm" fo:margin-right="0cm" fo:text-indent="0cm" fo:margin-top="18pt" fo:margin-bottom="12pt" fo:border="none"/>
    </style:style>
    <style:style style:family="text" style:name="T2762">
      <style:text-properties fo:color="#24292f" fo:font-family="Liberation Sans" style:font-family-complex="Liberation Sans" fo:font-weight="bold"/>
    </style:style>
    <style:style style:family="paragraph" style:name="P982">
      <style:paragraph-properties fo:margin-left="0cm" fo:margin-right="0cm" fo:text-indent="0cm" fo:margin-top="0pt" fo:margin-bottom="12pt" fo:border="none"/>
    </style:style>
    <style:style style:family="text" style:name="T2763">
      <style:text-properties fo:color="#24292f" fo:font-family="Liberation Sans" style:font-family-complex="Liberation Sans"/>
    </style:style>
    <style:style style:family="text" style:name="T2764">
      <style:text-properties fo:color="#24292f" fo:font-family="Liberation Sans" style:font-family-complex="Liberation Sans" fo:font-size="12pt"/>
    </style:style>
    <style:style style:family="text" style:name="T2765">
      <style:text-properties fo:color="#24292f" fo:font-family="Liberation Sans" style:font-family-complex="Liberation Sans"/>
    </style:style>
    <style:style style:family="text" style:name="T2766">
      <style:text-properties fo:color="#24292f" fo:font-family="Liberation Sans" style:font-family-complex="Liberation Sans" fo:font-size="12pt"/>
    </style:style>
    <style:style style:family="text" style:name="T2767">
      <style:text-properties fo:color="#24292f" fo:font-family="Liberation Sans" style:font-family-complex="Liberation Sans"/>
    </style:style>
    <style:style style:family="paragraph" style:name="P983">
      <style:paragraph-properties fo:margin-left="0cm" fo:margin-right="0cm" fo:text-indent="0cm" fo:margin-top="0pt" fo:margin-bottom="0pt" fo:border="none"/>
    </style:style>
    <style:style style:family="text" style:name="T2768">
      <style:text-properties fo:color="#24292f" fo:font-family="Liberation Sans" style:font-family-complex="Liberation Sans"/>
    </style:style>
    <style:style style:family="table" style:name="ta6">
      <style:table-properties style:width="16.5cm" fo:margin-left="0cm" table:align="left" style:use-optimal-column-width="true"/>
    </style:style>
    <style:style style:family="table-column" style:name="co19">
      <style:table-column-properties style:column-width="5.398cm" style:use-optimal-column-width="true"/>
    </style:style>
    <style:style style:family="table-column" style:name="co20">
      <style:table-column-properties style:column-width="8.873cm" style:use-optimal-column-width="true"/>
    </style:style>
    <style:style style:family="table-column" style:name="co21">
      <style:table-column-properties style:column-width="1.115cm" style:use-optimal-column-width="true"/>
    </style:style>
    <style:style style:family="table-column" style:name="co22">
      <style:table-column-properties style:column-width="1.115cm" style:use-optimal-column-width="true"/>
    </style:style>
    <style:style style:family="table-row" style:name="ro94">
      <style:table-row-properties/>
    </style:style>
    <style:style style:family="table-cell" style:name="ce35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84">
      <style:paragraph-properties style:line-height-at-least="2.85pt" fo:text-align="center" fo:margin-top="0pt" fo:margin-bottom="0pt"/>
    </style:style>
    <style:style style:family="text" style:name="T2769">
      <style:text-properties fo:color="#000000" fo:font-family="Liberation Sans" style:font-family-complex="Liberation Sans" fo:font-weight="bold"/>
    </style:style>
    <style:style style:family="table-cell" style:name="ce36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85">
      <style:paragraph-properties style:line-height-at-least="2.85pt" fo:text-align="center" fo:margin-top="0pt" fo:margin-bottom="0pt"/>
    </style:style>
    <style:style style:family="text" style:name="T2770">
      <style:text-properties fo:color="#000000" fo:font-family="Liberation Sans" style:font-family-complex="Liberation Sans" fo:font-weight="bold"/>
    </style:style>
    <style:style style:family="table-cell" style:name="ce36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86">
      <style:paragraph-properties style:line-height-at-least="2.85pt" fo:text-align="center" fo:margin-top="0pt" fo:margin-bottom="0pt"/>
    </style:style>
    <style:style style:family="text" style:name="T2771">
      <style:text-properties fo:color="#000000" fo:font-family="Liberation Sans" style:font-family-complex="Liberation Sans" fo:font-weight="bold"/>
    </style:style>
    <style:style style:family="table-cell" style:name="ce36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87">
      <style:paragraph-properties style:line-height-at-least="2.85pt" fo:text-align="center" fo:margin-top="0pt" fo:margin-bottom="0pt"/>
    </style:style>
    <style:style style:family="text" style:name="T2772">
      <style:text-properties fo:color="#000000" fo:font-family="Liberation Sans" style:font-family-complex="Liberation Sans" fo:font-weight="bold"/>
    </style:style>
    <style:style style:family="table-row" style:name="ro95">
      <style:table-row-properties/>
    </style:style>
    <style:style style:family="table-cell" style:name="ce36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88">
      <style:paragraph-properties fo:margin-left="0cm" fo:margin-right="0cm" fo:text-indent="0cm" fo:margin-top="0pt" fo:margin-bottom="12pt" fo:border="none"/>
    </style:style>
    <style:style style:family="text" style:name="T2773">
      <style:text-properties fo:color="#000000" fo:font-family="Liberation Sans" style:font-family-complex="Liberation Sans"/>
    </style:style>
    <style:style style:family="table-cell" style:name="ce36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89">
      <style:paragraph-properties fo:margin-left="0cm" fo:margin-right="0cm" fo:text-indent="0cm" fo:margin-top="0pt" fo:margin-bottom="12pt" fo:border="none"/>
    </style:style>
    <style:style style:family="text" style:name="T2774">
      <style:text-properties fo:color="#000000" fo:font-family="Liberation Sans" style:font-family-complex="Liberation Sans"/>
    </style:style>
    <style:style style:family="table-cell" style:name="ce36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90">
      <style:paragraph-properties fo:margin-left="0cm" fo:margin-right="0cm" fo:text-indent="0cm" fo:margin-top="0pt" fo:margin-bottom="12pt" fo:border="none"/>
    </style:style>
    <style:style style:family="text" style:name="T2775">
      <style:text-properties fo:color="#000000" fo:font-family="Liberation Sans" style:font-family-complex="Liberation Sans" fo:font-size="12pt"/>
    </style:style>
    <style:style style:family="table-cell" style:name="ce36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91">
      <style:paragraph-properties fo:margin-left="0cm" fo:margin-right="0cm" fo:text-indent="0cm" fo:margin-top="0pt" fo:margin-bottom="12pt" fo:border="none"/>
    </style:style>
    <style:style style:family="text" style:name="T2776">
      <style:text-properties fo:color="#000000" fo:font-family="Liberation Sans" style:font-family-complex="Liberation Sans" fo:font-size="12pt"/>
    </style:style>
    <style:style style:family="table-row" style:name="ro96">
      <style:table-row-properties/>
    </style:style>
    <style:style style:family="table-cell" style:name="ce36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92">
      <style:paragraph-properties fo:margin-left="0cm" fo:margin-right="0cm" fo:text-indent="0cm" fo:margin-top="0pt" fo:margin-bottom="12pt" fo:border="none"/>
    </style:style>
    <style:style style:family="text" style:name="T2777">
      <style:text-properties fo:color="#000000" fo:font-family="Liberation Sans" style:font-family-complex="Liberation Sans"/>
    </style:style>
    <style:style style:family="table-cell" style:name="ce36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93">
      <style:paragraph-properties fo:margin-left="0cm" fo:margin-right="0cm" fo:text-indent="0cm" fo:margin-top="0pt" fo:margin-bottom="12pt" fo:border="none"/>
    </style:style>
    <style:style style:family="text" style:name="T2778">
      <style:text-properties fo:color="#000000" fo:font-family="Liberation Sans" style:font-family-complex="Liberation Sans"/>
    </style:style>
    <style:style style:family="table-cell" style:name="ce36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94">
      <style:paragraph-properties fo:margin-left="0cm" fo:margin-right="0cm" fo:text-indent="0cm" fo:margin-top="0pt" fo:margin-bottom="12pt" fo:border="none"/>
    </style:style>
    <style:style style:family="text" style:name="T2779">
      <style:text-properties fo:color="#000000" fo:font-family="Liberation Sans" style:font-family-complex="Liberation Sans" fo:font-size="12pt"/>
    </style:style>
    <style:style style:family="table-cell" style:name="ce37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95">
      <style:paragraph-properties fo:margin-left="0cm" fo:margin-right="0cm" fo:text-indent="0cm" fo:margin-top="0pt" fo:margin-bottom="12pt" fo:border="none"/>
    </style:style>
    <style:style style:family="text" style:name="T2780">
      <style:text-properties fo:color="#000000" fo:font-family="Liberation Sans" style:font-family-complex="Liberation Sans" fo:font-size="12pt"/>
    </style:style>
    <style:style style:family="table-row" style:name="ro97">
      <style:table-row-properties/>
    </style:style>
    <style:style style:family="table-cell" style:name="ce37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96">
      <style:paragraph-properties fo:margin-left="0cm" fo:margin-right="0cm" fo:text-indent="0cm" fo:margin-top="0pt" fo:margin-bottom="12pt" fo:border="none"/>
    </style:style>
    <style:style style:family="text" style:name="T2781">
      <style:text-properties fo:color="#000000" fo:font-family="Liberation Sans" style:font-family-complex="Liberation Sans"/>
    </style:style>
    <style:style style:family="table-cell" style:name="ce37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97">
      <style:paragraph-properties fo:margin-left="0cm" fo:margin-right="0cm" fo:text-indent="0cm" fo:margin-top="0pt" fo:margin-bottom="12pt" fo:border="none"/>
    </style:style>
    <style:style style:family="text" style:name="T2782">
      <style:text-properties fo:color="#000000" fo:font-family="Liberation Sans" style:font-family-complex="Liberation Sans"/>
    </style:style>
    <style:style style:family="table-cell" style:name="ce37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98">
      <style:paragraph-properties fo:margin-left="0cm" fo:margin-right="0cm" fo:text-indent="0cm" fo:margin-top="0pt" fo:margin-bottom="12pt" fo:border="none"/>
    </style:style>
    <style:style style:family="text" style:name="T2783">
      <style:text-properties fo:color="#000000" fo:font-family="Liberation Sans" style:font-family-complex="Liberation Sans" fo:font-size="12pt"/>
    </style:style>
    <style:style style:family="table-cell" style:name="ce37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999">
      <style:paragraph-properties fo:margin-left="0cm" fo:margin-right="0cm" fo:text-indent="0cm" fo:margin-top="0pt" fo:margin-bottom="12pt" fo:border="none"/>
    </style:style>
    <style:style style:family="text" style:name="T2784">
      <style:text-properties fo:color="#000000" fo:font-family="Liberation Sans" style:font-family-complex="Liberation Sans" fo:font-size="12pt"/>
    </style:style>
    <style:style style:family="table-row" style:name="ro98">
      <style:table-row-properties/>
    </style:style>
    <style:style style:family="table-cell" style:name="ce37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00">
      <style:paragraph-properties fo:margin-left="0cm" fo:margin-right="0cm" fo:text-indent="0cm" fo:margin-top="0pt" fo:margin-bottom="12pt" fo:border="none"/>
    </style:style>
    <style:style style:family="text" style:name="T2785">
      <style:text-properties fo:color="#000000" fo:font-family="Liberation Sans" style:font-family-complex="Liberation Sans"/>
    </style:style>
    <style:style style:family="table-cell" style:name="ce37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01">
      <style:paragraph-properties fo:margin-left="0cm" fo:margin-right="0cm" fo:text-indent="0cm" fo:margin-top="0pt" fo:margin-bottom="12pt" fo:border="none"/>
    </style:style>
    <style:style style:family="text" style:name="T2786">
      <style:text-properties fo:color="#000000" fo:font-family="Liberation Sans" style:font-family-complex="Liberation Sans"/>
    </style:style>
    <style:style style:family="table-cell" style:name="ce37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02">
      <style:paragraph-properties fo:margin-left="0cm" fo:margin-right="0cm" fo:text-indent="0cm" fo:margin-top="0pt" fo:margin-bottom="12pt" fo:border="none"/>
    </style:style>
    <style:style style:family="text" style:name="T2787">
      <style:text-properties fo:color="#000000" fo:font-family="Liberation Sans" style:font-family-complex="Liberation Sans" fo:font-size="12pt"/>
    </style:style>
    <style:style style:family="table-cell" style:name="ce37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03">
      <style:paragraph-properties fo:margin-left="0cm" fo:margin-right="0cm" fo:text-indent="0cm" fo:margin-top="0pt" fo:margin-bottom="12pt" fo:border="none"/>
    </style:style>
    <style:style style:family="text" style:name="T2788">
      <style:text-properties fo:color="#000000" fo:font-family="Liberation Sans" style:font-family-complex="Liberation Sans" fo:font-size="12pt"/>
    </style:style>
    <style:style style:family="table-row" style:name="ro99">
      <style:table-row-properties/>
    </style:style>
    <style:style style:family="table-cell" style:name="ce37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04">
      <style:paragraph-properties fo:margin-left="0cm" fo:margin-right="0cm" fo:text-indent="0cm" fo:margin-top="0pt" fo:margin-bottom="12pt" fo:border="none"/>
    </style:style>
    <style:style style:family="text" style:name="T2789">
      <style:text-properties fo:color="#000000" fo:font-family="Liberation Sans" style:font-family-complex="Liberation Sans"/>
    </style:style>
    <style:style style:family="table-cell" style:name="ce38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05">
      <style:paragraph-properties fo:margin-left="0cm" fo:margin-right="0cm" fo:text-indent="0cm" fo:margin-top="0pt" fo:margin-bottom="12pt" fo:border="none"/>
    </style:style>
    <style:style style:family="text" style:name="T2790">
      <style:text-properties fo:color="#000000" fo:font-family="Liberation Sans" style:font-family-complex="Liberation Sans"/>
    </style:style>
    <style:style style:family="table-cell" style:name="ce38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06">
      <style:paragraph-properties fo:margin-left="0cm" fo:margin-right="0cm" fo:text-indent="0cm" fo:margin-top="0pt" fo:margin-bottom="12pt" fo:border="none"/>
    </style:style>
    <style:style style:family="text" style:name="T2791">
      <style:text-properties fo:color="#000000" fo:font-family="Liberation Sans" style:font-family-complex="Liberation Sans" fo:font-size="12pt"/>
    </style:style>
    <style:style style:family="table-cell" style:name="ce38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07">
      <style:paragraph-properties fo:margin-left="0cm" fo:margin-right="0cm" fo:text-indent="0cm" fo:margin-top="0pt" fo:margin-bottom="12pt" fo:border="none"/>
    </style:style>
    <style:style style:family="text" style:name="T2792">
      <style:text-properties fo:color="#000000" fo:font-family="Liberation Sans" style:font-family-complex="Liberation Sans" fo:font-size="12pt"/>
    </style:style>
    <style:style style:family="table-row" style:name="ro100">
      <style:table-row-properties/>
    </style:style>
    <style:style style:family="table-cell" style:name="ce38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08">
      <style:paragraph-properties fo:margin-left="0cm" fo:margin-right="0cm" fo:text-indent="0cm" fo:margin-top="0pt" fo:margin-bottom="12pt" fo:border="none"/>
    </style:style>
    <style:style style:family="text" style:name="T2793">
      <style:text-properties fo:color="#000000" fo:font-family="Liberation Sans" style:font-family-complex="Liberation Sans"/>
    </style:style>
    <style:style style:family="table-cell" style:name="ce38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09">
      <style:paragraph-properties fo:margin-left="0cm" fo:margin-right="0cm" fo:text-indent="0cm" fo:margin-top="0pt" fo:margin-bottom="12pt" fo:border="none"/>
    </style:style>
    <style:style style:family="text" style:name="T2794">
      <style:text-properties fo:color="#000000" fo:font-family="Liberation Sans" style:font-family-complex="Liberation Sans"/>
    </style:style>
    <style:style style:family="table-cell" style:name="ce38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10">
      <style:paragraph-properties fo:margin-left="0cm" fo:margin-right="0cm" fo:text-indent="0cm" fo:margin-top="0pt" fo:margin-bottom="12pt" fo:border="none"/>
    </style:style>
    <style:style style:family="text" style:name="T2795">
      <style:text-properties fo:color="#000000" fo:font-family="Liberation Sans" style:font-family-complex="Liberation Sans" fo:font-size="12pt"/>
    </style:style>
    <style:style style:family="table-cell" style:name="ce38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11">
      <style:paragraph-properties fo:margin-left="0cm" fo:margin-right="0cm" fo:text-indent="0cm" fo:margin-top="0pt" fo:margin-bottom="12pt" fo:border="none"/>
    </style:style>
    <style:style style:family="text" style:name="T2796">
      <style:text-properties fo:color="#000000" fo:font-family="Liberation Sans" style:font-family-complex="Liberation Sans" fo:font-size="12pt"/>
    </style:style>
    <style:style style:family="table-row" style:name="ro101">
      <style:table-row-properties/>
    </style:style>
    <style:style style:family="table-cell" style:name="ce38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12">
      <style:paragraph-properties fo:margin-left="0cm" fo:margin-right="0cm" fo:text-indent="0cm" fo:margin-top="0pt" fo:margin-bottom="12pt" fo:border="none"/>
    </style:style>
    <style:style style:family="text" style:name="T2797">
      <style:text-properties fo:color="#000000" fo:font-family="Liberation Sans" style:font-family-complex="Liberation Sans"/>
    </style:style>
    <style:style style:family="table-cell" style:name="ce38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13">
      <style:paragraph-properties fo:margin-left="0cm" fo:margin-right="0cm" fo:text-indent="0cm" fo:margin-top="0pt" fo:margin-bottom="12pt" fo:border="none"/>
    </style:style>
    <style:style style:family="text" style:name="T2798">
      <style:text-properties fo:color="#000000" fo:font-family="Liberation Sans" style:font-family-complex="Liberation Sans"/>
    </style:style>
    <style:style style:family="table-cell" style:name="ce38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14">
      <style:paragraph-properties fo:margin-left="0cm" fo:margin-right="0cm" fo:text-indent="0cm" fo:margin-top="0pt" fo:margin-bottom="12pt" fo:border="none"/>
    </style:style>
    <style:style style:family="text" style:name="T2799">
      <style:text-properties fo:color="#000000" fo:font-family="Liberation Sans" style:font-family-complex="Liberation Sans" fo:font-size="12pt"/>
    </style:style>
    <style:style style:family="table-cell" style:name="ce39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15">
      <style:paragraph-properties fo:margin-left="0cm" fo:margin-right="0cm" fo:text-indent="0cm" fo:margin-top="0pt" fo:margin-bottom="12pt" fo:border="none"/>
    </style:style>
    <style:style style:family="text" style:name="T2800">
      <style:text-properties fo:color="#000000" fo:font-family="Liberation Sans" style:font-family-complex="Liberation Sans" fo:font-size="12pt"/>
    </style:style>
    <style:style style:family="table-row" style:name="ro102">
      <style:table-row-properties/>
    </style:style>
    <style:style style:family="table-cell" style:name="ce39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16">
      <style:paragraph-properties fo:margin-left="0cm" fo:margin-right="0cm" fo:text-indent="0cm" fo:margin-top="0pt" fo:margin-bottom="12pt" fo:border="none"/>
    </style:style>
    <style:style style:family="text" style:name="T2801">
      <style:text-properties fo:color="#000000" fo:font-family="Liberation Sans" style:font-family-complex="Liberation Sans"/>
    </style:style>
    <style:style style:family="table-cell" style:name="ce39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17">
      <style:paragraph-properties fo:margin-left="0cm" fo:margin-right="0cm" fo:text-indent="0cm" fo:margin-top="0pt" fo:margin-bottom="12pt" fo:border="none"/>
    </style:style>
    <style:style style:family="text" style:name="T2802">
      <style:text-properties fo:color="#000000" fo:font-family="Liberation Sans" style:font-family-complex="Liberation Sans"/>
    </style:style>
    <style:style style:family="table-cell" style:name="ce39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18">
      <style:paragraph-properties fo:margin-left="0cm" fo:margin-right="0cm" fo:text-indent="0cm" fo:margin-top="0pt" fo:margin-bottom="12pt" fo:border="none"/>
    </style:style>
    <style:style style:family="text" style:name="T2803">
      <style:text-properties fo:color="#000000" fo:font-family="Liberation Sans" style:font-family-complex="Liberation Sans" fo:font-size="12pt"/>
    </style:style>
    <style:style style:family="table-cell" style:name="ce39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19">
      <style:paragraph-properties fo:margin-left="0cm" fo:margin-right="0cm" fo:text-indent="0cm" fo:margin-top="0pt" fo:margin-bottom="12pt" fo:border="none"/>
    </style:style>
    <style:style style:family="text" style:name="T2804">
      <style:text-properties fo:color="#000000" fo:font-family="Liberation Sans" style:font-family-complex="Liberation Sans" fo:font-size="12pt"/>
    </style:style>
    <style:style style:family="table-row" style:name="ro103">
      <style:table-row-properties/>
    </style:style>
    <style:style style:family="table-cell" style:name="ce39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20">
      <style:paragraph-properties fo:margin-left="0cm" fo:margin-right="0cm" fo:text-indent="0cm" fo:margin-top="0pt" fo:margin-bottom="12pt" fo:border="none"/>
    </style:style>
    <style:style style:family="text" style:name="T2805">
      <style:text-properties fo:color="#000000" fo:font-family="Liberation Sans" style:font-family-complex="Liberation Sans"/>
    </style:style>
    <style:style style:family="table-cell" style:name="ce39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21">
      <style:paragraph-properties fo:margin-left="0cm" fo:margin-right="0cm" fo:text-indent="0cm" fo:margin-top="0pt" fo:margin-bottom="12pt" fo:border="none"/>
    </style:style>
    <style:style style:family="text" style:name="T2806">
      <style:text-properties fo:color="#000000" fo:font-family="Liberation Sans" style:font-family-complex="Liberation Sans"/>
    </style:style>
    <style:style style:family="table-cell" style:name="ce39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22">
      <style:paragraph-properties fo:margin-left="0cm" fo:margin-right="0cm" fo:text-indent="0cm" fo:margin-top="0pt" fo:margin-bottom="12pt" fo:border="none"/>
    </style:style>
    <style:style style:family="text" style:name="T2807">
      <style:text-properties fo:color="#000000" fo:font-family="Liberation Sans" style:font-family-complex="Liberation Sans" fo:font-size="12pt"/>
    </style:style>
    <style:style style:family="table-cell" style:name="ce39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023">
      <style:paragraph-properties fo:margin-left="0cm" fo:margin-right="0cm" fo:text-indent="0cm" fo:margin-top="0pt" fo:margin-bottom="12pt" fo:border="none"/>
    </style:style>
    <style:style style:family="text" style:name="T2808">
      <style:text-properties fo:color="#000000" fo:font-family="Liberation Sans" style:font-family-complex="Liberation Sans" fo:font-size="12pt"/>
    </style:style>
    <style:style style:family="paragraph" style:name="P1024">
      <style:paragraph-properties fo:margin-left="0cm" fo:margin-right="0cm" fo:text-indent="0cm" fo:margin-top="0pt" fo:margin-bottom="0pt" fo:border="none"/>
    </style:style>
    <style:style style:family="text" style:name="T2809">
      <style:text-properties fo:color="#24292f" fo:font-family="Liberation Sans" style:font-family-complex="Liberation Sans"/>
    </style:style>
    <style:style style:family="paragraph" style:name="P1025">
      <style:paragraph-properties fo:margin-left="0cm" fo:margin-right="0cm" fo:text-indent="0cm" fo:margin-top="0pt" fo:margin-bottom="12pt" fo:border="none"/>
    </style:style>
    <style:style style:family="text" style:name="T2810">
      <style:text-properties fo:color="#24292f" fo:font-family="Liberation Sans" style:font-family-complex="Liberation Sans"/>
    </style:style>
    <style:style style:family="paragraph" style:name="P1026">
      <style:paragraph-properties fo:margin-left="0cm" fo:margin-right="0cm" fo:text-indent="0cm" fo:margin-top="0pt" fo:margin-bottom="12pt" fo:border="none"/>
    </style:style>
    <style:style style:family="text" style:name="T2811">
      <style:text-properties fo:font-family="Liberation Sans" style:font-family-complex="Liberation Sans" fo:font-size="12pt"/>
    </style:style>
    <style:style style:family="paragraph" style:name="P1027">
      <style:paragraph-properties fo:margin-left="0cm" fo:margin-right="0cm" fo:text-indent="0cm" fo:margin-top="0pt" fo:margin-bottom="12pt" fo:border="none"/>
    </style:style>
    <style:style style:family="text" style:name="T2812">
      <style:text-properties fo:color="#24292f" fo:font-family="Liberation Sans" style:font-family-complex="Liberation Sans"/>
    </style:style>
    <style:style style:family="paragraph" style:name="P1028">
      <style:paragraph-properties fo:margin-left="0cm" fo:margin-right="0cm" fo:text-indent="0cm" fo:margin-top="0pt" fo:margin-bottom="12pt" fo:border="none"/>
    </style:style>
    <style:style style:family="text" style:name="T2813">
      <style:text-properties fo:font-family="Liberation Sans" style:font-family-complex="Liberation Sans" fo:font-size="12pt"/>
    </style:style>
    <style:style style:family="paragraph" style:name="P1029">
      <style:paragraph-properties fo:margin-left="0cm" fo:margin-right="0cm" fo:text-indent="0cm" fo:margin-top="0pt" fo:margin-bottom="12pt" fo:border="none"/>
    </style:style>
    <style:style style:family="text" style:name="T2814">
      <style:text-properties fo:color="#24292f" fo:font-family="Liberation Sans" style:font-family-complex="Liberation Sans"/>
    </style:style>
    <style:style style:family="paragraph" style:name="P1030">
      <style:paragraph-properties fo:margin-left="0cm" fo:margin-right="0cm" fo:text-indent="0cm" fo:margin-top="0pt" fo:margin-bottom="12pt" fo:border="none"/>
    </style:style>
    <style:style style:family="text" style:name="T2815">
      <style:text-properties fo:font-family="Liberation Sans" style:font-family-complex="Liberation Sans" fo:font-size="12pt"/>
    </style:style>
    <style:style style:family="paragraph" style:name="P1031">
      <style:paragraph-properties fo:margin-left="0cm" fo:margin-right="0cm" fo:text-indent="0cm" fo:margin-top="0pt" fo:margin-bottom="12pt" fo:border="none"/>
    </style:style>
    <style:style style:family="text" style:name="T2816">
      <style:text-properties fo:color="#24292f" fo:font-family="Liberation Sans" style:font-family-complex="Liberation Sans"/>
    </style:style>
    <style:style style:parent-style-name="715" style:family="paragraph" style:name="P1032">
      <style:paragraph-properties fo:margin-left="0cm" fo:margin-right="0cm" fo:text-indent="0cm" fo:margin-top="18pt" fo:margin-bottom="12pt" fo:border="none"/>
    </style:style>
    <style:style style:family="text" style:name="T2817">
      <style:text-properties fo:color="#24292f" fo:font-family="Liberation Sans" style:font-family-complex="Liberation Sans" fo:font-weight="bold"/>
    </style:style>
    <style:style style:family="paragraph" style:name="P1033">
      <style:paragraph-properties fo:margin-left="0cm" fo:margin-right="0cm" fo:text-indent="0cm" fo:margin-top="0pt" fo:margin-bottom="12pt" fo:border="none"/>
    </style:style>
    <style:style style:family="text" style:name="T2818">
      <style:text-properties fo:color="#24292f" fo:font-family="Liberation Sans" style:font-family-complex="Liberation Sans"/>
    </style:style>
    <style:style style:family="text" style:name="T2819">
      <style:text-properties fo:color="#24292f" fo:font-family="Liberation Sans" style:font-family-complex="Liberation Sans" fo:font-size="12pt"/>
    </style:style>
    <style:style style:family="text" style:name="T2820">
      <style:text-properties fo:color="#24292f" fo:font-family="Liberation Sans" style:font-family-complex="Liberation Sans" fo:font-style="italic"/>
    </style:style>
    <style:style style:family="text" style:name="T2821">
      <style:text-properties fo:color="#24292f" fo:font-family="Liberation Sans" style:font-family-complex="Liberation Sans" fo:font-size="12pt"/>
    </style:style>
    <style:style style:family="text" style:name="T2822">
      <style:text-properties fo:color="#24292f" fo:font-family="Liberation Sans" style:font-family-complex="Liberation Sans"/>
    </style:style>
    <style:style style:family="text" style:name="T2823">
      <style:text-properties fo:color="#24292f" fo:font-family="Liberation Sans" style:font-family-complex="Liberation Sans" fo:font-size="12pt"/>
    </style:style>
    <style:style style:family="text" style:name="T2824">
      <style:text-properties fo:color="#24292f" fo:font-family="Liberation Sans" style:font-family-complex="Liberation Sans"/>
    </style:style>
    <style:style style:family="paragraph" style:name="P1034">
      <style:paragraph-properties fo:margin-left="0cm" fo:margin-right="0cm" fo:text-indent="0cm" fo:margin-top="0pt" fo:margin-bottom="0pt" fo:border="none"/>
    </style:style>
    <style:style style:family="text" style:name="T2825">
      <style:text-properties fo:color="#24292f" fo:font-family="Liberation Sans" style:font-family-complex="Liberation Sans"/>
    </style:style>
    <style:style style:family="paragraph" style:name="P1035">
      <style:paragraph-properties fo:margin-left="0cm" fo:margin-right="0cm" fo:text-indent="0cm" fo:margin-top="0pt" fo:margin-bottom="12pt" fo:border="none"/>
    </style:style>
    <style:style style:family="text" style:name="T2826">
      <style:text-properties fo:color="#24292f" fo:font-family="Liberation Sans" style:font-family-complex="Liberation Sans"/>
    </style:style>
    <style:style style:family="text" style:name="T2827">
      <style:text-properties fo:color="#24292f" fo:font-family="Liberation Sans" style:font-family-complex="Liberation Sans" fo:font-size="12pt"/>
    </style:style>
    <style:style style:family="text" style:name="T2828">
      <style:text-properties fo:color="#24292f" fo:font-family="Liberation Sans" style:font-family-complex="Liberation Sans" fo:font-style="italic"/>
    </style:style>
    <style:style style:family="text" style:name="T2829">
      <style:text-properties fo:color="#24292f" fo:font-family="Liberation Sans" style:font-family-complex="Liberation Sans" fo:font-size="12pt"/>
    </style:style>
    <style:style style:family="text" style:name="T2830">
      <style:text-properties fo:color="#24292f" fo:font-family="Liberation Sans" style:font-family-complex="Liberation Sans"/>
    </style:style>
    <style:style style:family="paragraph" style:name="P1036">
      <style:paragraph-properties fo:margin-left="0cm" fo:margin-right="0cm" fo:text-indent="0cm" fo:margin-top="0pt" fo:margin-bottom="0pt" fo:border="none"/>
    </style:style>
    <style:style style:family="text" style:name="T2831">
      <style:text-properties fo:color="#24292f" fo:font-family="Liberation Sans" style:font-family-complex="Liberation Sans"/>
    </style:style>
    <style:style style:parent-style-name="715" style:family="paragraph" style:name="P1037">
      <style:paragraph-properties fo:margin-left="0cm" fo:margin-right="0cm" fo:text-indent="0cm" fo:margin-top="18pt" fo:margin-bottom="12pt" fo:border="none"/>
    </style:style>
    <style:style style:family="text" style:name="T2832">
      <style:text-properties fo:color="#24292f" fo:font-family="Liberation Sans" style:font-family-complex="Liberation Sans" fo:font-weight="bold"/>
    </style:style>
    <style:style style:family="paragraph" style:name="P1038">
      <style:paragraph-properties fo:margin-left="0cm" fo:margin-right="0cm" fo:text-indent="0cm" fo:margin-top="0pt" fo:margin-bottom="12pt" fo:border="none"/>
    </style:style>
    <style:style style:family="text" style:name="T2833">
      <style:text-properties fo:color="#24292f" fo:font-family="Liberation Sans" style:font-family-complex="Liberation Sans"/>
    </style:style>
    <style:style style:family="text" style:name="T2834">
      <style:text-properties fo:color="#24292f" fo:font-family="Liberation Sans" style:font-family-complex="Liberation Sans" fo:font-size="12pt"/>
    </style:style>
    <style:style style:family="text" style:name="T2835">
      <style:text-properties fo:color="#24292f" fo:font-family="Liberation Sans" style:font-family-complex="Liberation Sans"/>
    </style:style>
    <style:style style:family="text" style:name="T2836">
      <style:text-properties fo:color="#24292f" fo:font-family="Liberation Sans" style:font-family-complex="Liberation Sans" fo:font-size="12pt"/>
    </style:style>
    <style:style style:family="text" style:name="T2837">
      <style:text-properties fo:color="#24292f" fo:font-family="Liberation Sans" style:font-family-complex="Liberation Sans"/>
    </style:style>
    <style:style style:family="text" style:name="T2838">
      <style:text-properties fo:color="#24292f" fo:font-family="Liberation Sans" style:font-family-complex="Liberation Sans" fo:font-size="12pt"/>
    </style:style>
    <style:style style:family="text" style:name="T2839">
      <style:text-properties fo:color="#24292f" fo:font-family="Liberation Sans" style:font-family-complex="Liberation Sans"/>
    </style:style>
    <style:style style:family="text" style:name="T2840">
      <style:text-properties fo:color="#24292f" fo:font-family="Liberation Sans" style:font-family-complex="Liberation Sans" fo:font-size="12pt"/>
    </style:style>
    <style:style style:family="text" style:name="T2841">
      <style:text-properties fo:color="#24292f" fo:font-family="Liberation Sans" style:font-family-complex="Liberation Sans"/>
    </style:style>
    <style:style style:family="text" style:name="T2842">
      <style:text-properties fo:color="#24292f" fo:font-family="Liberation Sans" style:font-family-complex="Liberation Sans" fo:font-size="12pt"/>
    </style:style>
    <style:style style:family="text" style:name="T2843">
      <style:text-properties fo:color="#24292f" fo:font-family="Liberation Sans" style:font-family-complex="Liberation Sans"/>
    </style:style>
    <style:style style:family="paragraph" style:name="P1039">
      <style:paragraph-properties fo:margin-left="0cm" fo:margin-right="0cm" fo:text-indent="0cm" fo:margin-top="0pt" fo:margin-bottom="12pt" fo:border="none"/>
    </style:style>
    <style:style style:family="text" style:name="T2844">
      <style:text-properties fo:color="#24292f" fo:font-family="Liberation Sans" style:font-family-complex="Liberation Sans" fo:font-weight="bold"/>
    </style:style>
    <style:style style:family="text" style:name="T2845">
      <style:text-properties fo:color="#24292f" fo:font-family="Liberation Sans" style:font-family-complex="Liberation Sans" fo:font-size="12pt"/>
    </style:style>
    <style:style style:family="text" style:name="T2846">
      <style:text-properties fo:color="#24292f" fo:font-family="Liberation Sans" style:font-family-complex="Liberation Sans"/>
    </style:style>
    <style:style style:family="text" style:name="T2847">
      <style:text-properties fo:color="#24292f" fo:font-family="Liberation Sans" style:font-family-complex="Liberation Sans" fo:font-size="12pt"/>
    </style:style>
    <style:style style:family="text" style:name="T2848">
      <style:text-properties fo:color="#24292f" fo:font-family="Liberation Sans" style:font-family-complex="Liberation Sans"/>
    </style:style>
    <style:style style:family="text" style:name="T2849">
      <style:text-properties fo:color="#24292f" fo:font-family="Liberation Sans" style:font-family-complex="Liberation Sans" fo:font-size="12pt"/>
    </style:style>
    <style:style style:family="text" style:name="T2850">
      <style:text-properties fo:color="#24292f" fo:font-family="Liberation Sans" style:font-family-complex="Liberation Sans" fo:font-weight="bold"/>
    </style:style>
    <style:style style:family="text" style:name="T2851">
      <style:text-properties fo:color="#24292f" fo:font-family="Liberation Sans" style:font-family-complex="Liberation Sans" fo:font-size="12pt"/>
    </style:style>
    <style:style style:family="text" style:name="T2852">
      <style:text-properties fo:color="#24292f" fo:font-family="Liberation Sans" style:font-family-complex="Liberation Sans"/>
    </style:style>
    <style:style style:family="text" style:name="T2853">
      <style:text-properties fo:color="#24292f" fo:font-family="Liberation Sans" style:font-family-complex="Liberation Sans" fo:font-size="12pt"/>
    </style:style>
    <style:style style:family="text" style:name="T2854">
      <style:text-properties fo:color="#24292f" fo:font-family="Liberation Sans" style:font-family-complex="Liberation Sans"/>
    </style:style>
    <style:style style:family="text" style:name="T2855">
      <style:text-properties fo:color="#24292f" fo:font-family="Liberation Sans" style:font-family-complex="Liberation Sans" fo:font-size="12pt"/>
    </style:style>
    <style:style style:family="text" style:name="T2856">
      <style:text-properties fo:color="#24292f" fo:font-family="Liberation Sans" style:font-family-complex="Liberation Sans" fo:font-style="italic"/>
    </style:style>
    <style:style style:family="text" style:name="T2857">
      <style:text-properties fo:color="#24292f" fo:font-family="Liberation Sans" style:font-family-complex="Liberation Sans" fo:font-size="12pt"/>
    </style:style>
    <style:style style:family="text" style:name="T2858">
      <style:text-properties fo:color="#24292f" fo:font-family="Liberation Sans" style:font-family-complex="Liberation Sans"/>
    </style:style>
    <style:style style:family="text" style:name="T2859">
      <style:text-properties fo:color="#24292f" fo:font-family="Liberation Sans" style:font-family-complex="Liberation Sans" fo:font-size="12pt"/>
    </style:style>
    <style:style style:family="text" style:name="T2860">
      <style:text-properties fo:color="#24292f" fo:font-family="Liberation Sans" style:font-family-complex="Liberation Sans" fo:font-style="italic"/>
    </style:style>
    <style:style style:family="text" style:name="T2861">
      <style:text-properties fo:color="#24292f" fo:font-family="Liberation Sans" style:font-family-complex="Liberation Sans"/>
    </style:style>
    <style:style style:family="text" style:name="T2862">
      <style:text-properties fo:color="#24292f" fo:font-family="Liberation Sans" style:font-family-complex="Liberation Sans" fo:font-size="12pt"/>
    </style:style>
    <style:style style:family="text" style:name="T2863">
      <style:text-properties fo:color="#24292f" fo:font-family="Liberation Sans" style:font-family-complex="Liberation Sans"/>
    </style:style>
    <style:style style:family="text" style:name="T2864">
      <style:text-properties fo:color="#24292f" fo:font-family="Liberation Sans" style:font-family-complex="Liberation Sans" fo:font-size="12pt"/>
    </style:style>
    <style:style style:family="text" style:name="T2865">
      <style:text-properties fo:color="#24292f" fo:font-family="Liberation Sans" style:font-family-complex="Liberation Sans" fo:font-weight="bold"/>
    </style:style>
    <style:style style:family="text" style:name="T2866">
      <style:text-properties fo:color="#24292f" fo:font-family="Liberation Sans" style:font-family-complex="Liberation Sans" fo:font-size="12pt"/>
    </style:style>
    <style:style style:family="text" style:name="T2867">
      <style:text-properties fo:color="#24292f" fo:font-family="Liberation Sans" style:font-family-complex="Liberation Sans"/>
    </style:style>
    <style:style style:family="text" style:name="T2868">
      <style:text-properties fo:color="#24292f" fo:font-family="Liberation Sans" style:font-family-complex="Liberation Sans" fo:font-size="12pt"/>
    </style:style>
    <style:style style:family="text" style:name="T2869">
      <style:text-properties fo:color="#24292f" fo:font-family="Liberation Sans" style:font-family-complex="Liberation Sans"/>
    </style:style>
    <style:style style:family="text" style:name="T2870">
      <style:text-properties fo:color="#24292f" fo:font-family="Liberation Sans" style:font-family-complex="Liberation Sans" fo:font-size="12pt"/>
    </style:style>
    <style:style style:family="text" style:name="T2871">
      <style:text-properties fo:color="#24292f" fo:font-family="Liberation Sans" style:font-family-complex="Liberation Sans"/>
    </style:style>
    <style:style style:family="paragraph" style:name="P1040">
      <style:paragraph-properties fo:margin-left="0cm" fo:margin-right="0cm" fo:text-indent="0cm" fo:margin-top="0pt" fo:margin-bottom="12pt" fo:border="none"/>
    </style:style>
    <style:style style:family="text" style:name="T2872">
      <style:text-properties fo:color="#24292f" fo:font-family="Liberation Sans" style:font-family-complex="Liberation Sans"/>
    </style:style>
    <style:style style:family="paragraph" style:name="P1041">
      <style:paragraph-properties fo:line-height="100%" fo:margin-left="0cm" fo:margin-right="0cm" fo:text-indent="0cm" fo:margin-top="0pt" fo:margin-bottom="12pt" fo:border="none"/>
    </style:style>
    <style:style style:family="text" style:name="T2873">
      <style:text-properties fo:color="#24292f" fo:font-family="Liberation Sans" style:font-family-complex="Liberation Sans"/>
    </style:style>
    <style:style style:family="text" style:name="T2874">
      <style:text-properties fo:color="#24292f" fo:font-family="Liberation Sans" style:font-family-complex="Liberation Sans"/>
    </style:style>
    <style:style style:family="paragraph" style:name="P1042">
      <style:paragraph-properties fo:margin-left="0cm" fo:margin-right="0cm" fo:text-indent="0cm" fo:margin-top="0pt" fo:margin-bottom="0pt" fo:border="none"/>
    </style:style>
    <style:style style:family="text" style:name="T2875">
      <style:text-properties fo:font-size="12pt"/>
    </style:style>
    <style:style style:family="paragraph" style:name="P1043">
      <style:paragraph-properties fo:line-height="100%" fo:margin-left="0cm" fo:margin-right="0cm" fo:text-indent="0cm" fo:margin-top="0pt" fo:margin-bottom="12pt" fo:border="none"/>
    </style:style>
    <style:style style:family="text" style:name="T2876">
      <style:text-properties fo:color="#24292f" fo:font-family="Liberation Sans" style:font-family-complex="Liberation Sans"/>
    </style:style>
    <style:style style:family="text" style:name="T2877">
      <style:text-properties fo:color="#24292f" fo:font-family="Liberation Sans" style:font-family-complex="Liberation Sans"/>
    </style:style>
    <style:style style:family="paragraph" style:name="P1044">
      <style:paragraph-properties fo:margin-left="0cm" fo:margin-right="0cm" fo:text-indent="0cm" fo:margin-top="0pt" fo:margin-bottom="0pt" fo:border="none"/>
    </style:style>
    <style:style style:family="text" style:name="T2878">
      <style:text-properties fo:font-size="12pt"/>
    </style:style>
    <style:style style:family="paragraph" style:name="P1045">
      <style:paragraph-properties fo:line-height="100%" fo:margin-left="0cm" fo:margin-right="0cm" fo:text-indent="0cm" fo:margin-top="0pt" fo:margin-bottom="12pt" fo:border="none"/>
    </style:style>
    <style:style style:family="text" style:name="T2879">
      <style:text-properties fo:color="#24292f" fo:font-family="Liberation Sans" style:font-family-complex="Liberation Sans"/>
    </style:style>
    <style:style style:family="text" style:name="T2880">
      <style:text-properties fo:color="#24292f" fo:font-family="Liberation Sans" style:font-family-complex="Liberation Sans"/>
    </style:style>
    <style:style style:family="paragraph" style:name="P1046">
      <style:paragraph-properties fo:margin-left="0cm" fo:margin-right="0cm" fo:text-indent="0cm" fo:margin-top="0pt" fo:margin-bottom="0pt" fo:border="none"/>
    </style:style>
    <style:style style:family="text" style:name="T2881">
      <style:text-properties fo:font-size="12pt"/>
    </style:style>
    <style:style style:family="paragraph" style:name="P1047">
      <style:paragraph-properties fo:margin-left="0cm" fo:margin-right="0cm" fo:text-indent="0cm" fo:margin-top="0pt" fo:margin-bottom="0pt" fo:border="none"/>
    </style:style>
    <style:style style:family="text" style:name="T2882">
      <style:text-properties fo:color="#24292f" fo:font-family="Liberation Sans" style:font-family-complex="Liberation Sans"/>
    </style:style>
    <style:style style:family="text" style:name="T2883">
      <style:text-properties fo:color="#24292f" fo:font-family="Liberation Sans" style:font-family-complex="Liberation Sans"/>
    </style:style>
    <style:style style:family="paragraph" style:name="P1048">
      <style:paragraph-properties fo:line-height="100%" fo:margin-left="0cm" fo:margin-right="0cm" fo:text-indent="0cm" fo:margin-top="0pt" fo:margin-bottom="12pt" fo:border="none"/>
    </style:style>
    <style:style style:family="text" style:name="T2884">
      <style:text-properties fo:color="#24292f" fo:font-family="Liberation Sans" style:font-family-complex="Liberation Sans"/>
    </style:style>
    <style:style style:family="text" style:name="T2885">
      <style:text-properties fo:color="#24292f" fo:font-family="Liberation Sans" style:font-family-complex="Liberation Sans"/>
    </style:style>
    <style:style style:family="paragraph" style:name="P1049">
      <style:paragraph-properties fo:line-height="100%" fo:margin-left="0cm" fo:margin-right="0cm" fo:text-indent="0cm" fo:margin-top="0pt" fo:margin-bottom="12pt" fo:border="none"/>
    </style:style>
    <style:style style:family="text" style:name="T2886">
      <style:text-properties fo:color="#24292f" fo:font-family="Liberation Sans" style:font-family-complex="Liberation Sans"/>
    </style:style>
    <style:style style:family="text" style:name="T2887">
      <style:text-properties fo:color="#24292f" fo:font-family="Liberation Sans" style:font-family-complex="Liberation Sans"/>
    </style:style>
    <style:style style:family="paragraph" style:name="P1050">
      <style:paragraph-properties fo:line-height="100%" fo:margin-left="0cm" fo:margin-right="0cm" fo:text-indent="0cm" fo:margin-top="0pt" fo:margin-bottom="12pt" fo:border="none"/>
    </style:style>
    <style:style style:family="text" style:name="T2888">
      <style:text-properties fo:color="#24292f" fo:font-family="Liberation Sans" style:font-family-complex="Liberation Sans"/>
    </style:style>
    <style:style style:family="paragraph" style:name="P1051">
      <style:paragraph-properties fo:margin-left="0cm" fo:margin-right="0cm" fo:text-indent="0cm" fo:margin-top="0pt" fo:margin-bottom="0pt" fo:border="none"/>
    </style:style>
    <style:style style:family="text" style:name="T2889">
      <style:text-properties fo:font-size="12pt"/>
    </style:style>
    <style:style style:family="paragraph" style:name="P1052">
      <style:paragraph-properties fo:line-height="100%" fo:margin-left="0cm" fo:margin-right="0cm" fo:text-indent="0cm" fo:margin-top="0pt" fo:margin-bottom="12pt" fo:border="none"/>
    </style:style>
    <style:style style:family="text" style:name="T2890">
      <style:text-properties fo:color="#24292f" fo:font-family="Liberation Sans" style:font-family-complex="Liberation Sans"/>
    </style:style>
    <style:style style:family="paragraph" style:name="P1053">
      <style:paragraph-properties fo:margin-left="0cm" fo:margin-right="0cm" fo:text-indent="0cm" fo:margin-top="0pt" fo:margin-bottom="0pt" fo:border="none"/>
    </style:style>
    <style:style style:family="paragraph" style:name="P1054">
      <style:paragraph-properties fo:line-height="100%" fo:margin-left="0cm" fo:margin-right="0cm" fo:text-indent="0cm" fo:margin-top="0pt" fo:margin-bottom="12pt" fo:border="none"/>
    </style:style>
    <style:style style:family="text" style:name="T2891">
      <style:text-properties fo:color="#24292f" fo:font-family="Liberation Sans" style:font-family-complex="Liberation Sans"/>
    </style:style>
    <style:style style:family="paragraph" style:name="P1055">
      <style:paragraph-properties fo:line-height="100%" fo:margin-left="0cm" fo:margin-right="0cm" fo:text-indent="0cm" fo:margin-top="0pt" fo:margin-bottom="12pt" fo:border="none"/>
    </style:style>
    <style:style style:family="text" style:name="T2892">
      <style:text-properties fo:color="#24292f" fo:font-family="Liberation Sans" style:font-family-complex="Liberation Sans"/>
    </style:style>
    <style:style style:family="paragraph" style:name="P1056">
      <style:paragraph-properties fo:line-height="100%" fo:margin-left="0cm" fo:margin-right="0cm" fo:text-indent="0cm" fo:margin-top="0pt" fo:margin-bottom="12pt" fo:border="none"/>
    </style:style>
    <style:style style:family="text" style:name="T2893">
      <style:text-properties fo:color="#24292f" fo:font-family="Liberation Sans" style:font-family-complex="Liberation Sans"/>
    </style:style>
    <style:style style:family="paragraph" style:name="P1057">
      <style:paragraph-properties fo:margin-left="0cm" fo:margin-right="0cm" fo:text-indent="0cm" fo:margin-top="0pt" fo:margin-bottom="0pt" fo:border="none"/>
    </style:style>
    <style:style style:family="paragraph" style:name="P1058">
      <style:paragraph-properties fo:line-height="100%" fo:margin-left="0cm" fo:margin-right="0cm" fo:text-indent="0cm" fo:margin-top="0pt" fo:margin-bottom="12pt" fo:border="none"/>
    </style:style>
    <style:style style:family="text" style:name="T2894">
      <style:text-properties fo:color="#24292f" fo:font-family="Liberation Sans" style:font-family-complex="Liberation Sans"/>
    </style:style>
    <style:style style:family="text" style:name="T2895">
      <style:text-properties fo:color="#24292f" fo:font-family="Liberation Sans" style:font-family-complex="Liberation Sans"/>
    </style:style>
    <style:style style:parent-style-name="715" style:family="paragraph" style:name="P1059">
      <style:paragraph-properties fo:margin-left="0cm" fo:margin-right="0cm" fo:text-indent="0cm" fo:margin-top="18pt" fo:margin-bottom="12pt" fo:border="none"/>
    </style:style>
    <style:style style:family="text" style:name="T2896">
      <style:text-properties fo:color="#24292f" fo:font-family="Liberation Sans" style:font-family-complex="Liberation Sans" fo:font-weight="bold"/>
    </style:style>
    <style:style style:family="paragraph" style:name="P1060">
      <style:paragraph-properties fo:margin-left="0cm" fo:margin-right="0cm" fo:text-indent="0cm" fo:margin-top="0pt" fo:margin-bottom="12pt" fo:border="none"/>
    </style:style>
    <style:style style:family="text" style:name="T2897">
      <style:text-properties fo:color="#24292f" fo:font-family="Liberation Sans" style:font-family-complex="Liberation Sans"/>
    </style:style>
    <style:style style:family="text" style:name="T2898">
      <style:text-properties fo:color="#24292f" fo:font-family="Liberation Sans" style:font-family-complex="Liberation Sans" fo:font-size="12pt"/>
    </style:style>
    <style:style style:family="text" style:name="T2899">
      <style:text-properties fo:color="#24292f" fo:font-family="Liberation Sans" style:font-family-complex="Liberation Sans"/>
    </style:style>
    <style:style style:family="text" style:name="T2900">
      <style:text-properties fo:color="#24292f" fo:font-family="Liberation Sans" style:font-family-complex="Liberation Sans" fo:font-style="italic"/>
    </style:style>
    <style:style style:family="text" style:name="T2901">
      <style:text-properties fo:color="#24292f" fo:font-family="Liberation Sans" style:font-family-complex="Liberation Sans"/>
    </style:style>
    <style:style style:family="text" style:name="T2902">
      <style:text-properties fo:color="#24292f" fo:font-family="Liberation Sans" style:font-family-complex="Liberation Sans" fo:font-size="12pt"/>
    </style:style>
    <style:style style:family="text" style:name="T2903">
      <style:text-properties fo:color="#24292f" fo:font-family="Liberation Sans" style:font-family-complex="Liberation Sans"/>
    </style:style>
    <style:style style:family="text" style:name="T2904">
      <style:text-properties fo:color="#24292f" fo:font-family="Liberation Sans" style:font-family-complex="Liberation Sans" fo:font-size="12pt"/>
    </style:style>
    <style:style style:family="text" style:name="T2905">
      <style:text-properties fo:color="#24292f" fo:font-family="Liberation Sans" style:font-family-complex="Liberation Sans"/>
    </style:style>
    <style:style style:family="text" style:name="T2906">
      <style:text-properties fo:color="#24292f" fo:font-family="Liberation Sans" style:font-family-complex="Liberation Sans" fo:font-size="12pt"/>
    </style:style>
    <style:style style:family="text" style:name="T2907">
      <style:text-properties fo:color="#24292f" fo:font-family="Liberation Sans" style:font-family-complex="Liberation Sans"/>
    </style:style>
    <style:style style:family="paragraph" style:name="P1061">
      <style:paragraph-properties fo:margin-left="0cm" fo:margin-right="0cm" fo:text-indent="0cm" fo:margin-top="0pt" fo:margin-bottom="12pt" fo:border="none"/>
    </style:style>
    <style:style style:family="text" style:name="T2908">
      <style:text-properties fo:color="#24292f" fo:font-family="Liberation Sans" style:font-family-complex="Liberation Sans"/>
    </style:style>
    <style:style style:family="text" style:name="T2909">
      <style:text-properties fo:color="#24292f" fo:font-family="Liberation Sans" style:font-family-complex="Liberation Sans" fo:font-size="12pt"/>
    </style:style>
    <style:style style:family="text" style:name="T2910">
      <style:text-properties fo:color="#24292f" fo:font-family="Liberation Sans" style:font-family-complex="Liberation Sans" fo:font-style="italic"/>
    </style:style>
    <style:style style:family="text" style:name="T2911">
      <style:text-properties fo:color="#24292f" fo:font-family="Liberation Sans" style:font-family-complex="Liberation Sans" fo:font-size="12pt"/>
    </style:style>
    <style:style style:family="text" style:name="T2912">
      <style:text-properties fo:color="#24292f" fo:font-family="Liberation Sans" style:font-family-complex="Liberation Sans"/>
    </style:style>
    <style:style style:family="text" style:name="T2913">
      <style:text-properties fo:color="#24292f" fo:font-family="Liberation Sans" style:font-family-complex="Liberation Sans" fo:font-style="italic"/>
    </style:style>
    <style:style style:family="text" style:name="T2914">
      <style:text-properties fo:color="#24292f" fo:font-family="Liberation Sans" style:font-family-complex="Liberation Sans" fo:font-size="12pt"/>
    </style:style>
    <style:style style:family="text" style:name="T2915">
      <style:text-properties fo:color="#24292f" fo:font-family="Liberation Sans" style:font-family-complex="Liberation Sans"/>
    </style:style>
    <style:style style:family="text" style:name="T2916">
      <style:text-properties fo:color="#24292f" fo:font-family="Liberation Sans" style:font-family-complex="Liberation Sans" fo:font-size="12pt"/>
    </style:style>
    <style:style style:family="text" style:name="T2917">
      <style:text-properties fo:color="#24292f" fo:font-family="Liberation Sans" style:font-family-complex="Liberation Sans"/>
    </style:style>
    <style:style style:family="text" style:name="T2918">
      <style:text-properties fo:color="#24292f" fo:font-family="Liberation Sans" style:font-family-complex="Liberation Sans" fo:font-size="12pt"/>
    </style:style>
    <style:style style:family="text" style:name="T2919">
      <style:text-properties fo:color="#24292f" fo:font-family="Liberation Sans" style:font-family-complex="Liberation Sans" fo:font-style="italic"/>
    </style:style>
    <style:style style:family="text" style:name="T2920">
      <style:text-properties fo:color="#24292f" fo:font-family="Liberation Sans" style:font-family-complex="Liberation Sans" fo:font-size="12pt"/>
    </style:style>
    <style:style style:family="text" style:name="T2921">
      <style:text-properties fo:color="#24292f" fo:font-family="Liberation Sans" style:font-family-complex="Liberation Sans"/>
    </style:style>
    <style:style style:family="paragraph" style:name="P1062">
      <style:text-properties/>
      <style:paragraph-properties fo:margin-left="0cm" fo:margin-right="0cm" fo:text-indent="0cm" fo:margin-top="0pt" fo:margin-bottom="0pt" fo:border="none"/>
    </style:style>
    <style:style style:family="text" style:name="T2922">
      <style:text-properties fo:color="#24292f" fo:font-family="Liberation Sans" style:font-family-complex="Liberation Sans"/>
    </style:style>
    <style:style style:family="paragraph" style:name="P1063">
      <style:paragraph-properties fo:margin-left="0cm" fo:margin-right="0cm" fo:text-indent="0cm" fo:margin-top="0pt" fo:margin-bottom="0pt" fo:border="none"/>
    </style:style>
    <style:style style:family="text" style:name="T2923">
      <style:text-properties fo:color="#24292f" fo:font-family="Liberation Sans" style:font-family-complex="Liberation Sans"/>
    </style:style>
    <style:style style:family="text" style:name="T2924">
      <style:text-properties fo:color="#24292f" fo:font-family="Liberation Sans" style:font-family-complex="Liberation Sans"/>
    </style:style>
    <style:style style:family="paragraph" style:name="P1064">
      <style:paragraph-properties fo:margin-left="0cm" fo:margin-right="0cm" fo:text-indent="0cm" fo:margin-top="0pt" fo:margin-bottom="12pt" fo:border="none"/>
    </style:style>
    <style:style style:family="text" style:name="T2925">
      <style:text-properties fo:font-family="Liberation Sans" style:font-family-complex="Liberation Sans" fo:font-size="12pt"/>
    </style:style>
    <style:style style:family="text" style:name="T2926">
      <style:text-properties fo:color="#000000" fo:font-family="Courier New" style:font-family-complex="Courier New" fo:font-size="10pt"/>
    </style:style>
    <style:style style:family="text" style:name="T2927">
      <style:text-properties fo:font-family="Liberation Sans" style:font-family-complex="Liberation Sans" fo:font-size="12pt"/>
    </style:style>
    <style:style style:family="paragraph" style:name="P1065">
      <style:paragraph-properties fo:margin-left="0cm" fo:margin-right="0cm" fo:text-indent="0cm" fo:margin-top="0pt" fo:margin-bottom="12pt" fo:border="none"/>
    </style:style>
    <style:style style:family="text" style:name="T2928">
      <style:text-properties fo:color="#000000" fo:font-family="Courier New" style:font-family-complex="Courier New" fo:font-size="10pt"/>
    </style:style>
    <style:style style:family="text" style:name="T2929">
      <style:text-properties fo:font-family="Liberation Sans" style:font-family-complex="Liberation Sans" fo:font-size="12pt"/>
    </style:style>
    <style:style style:family="paragraph" style:name="P1066">
      <style:text-properties/>
      <style:paragraph-properties fo:margin-left="1.251cm" fo:margin-right="0cm" fo:text-indent="0cm" fo:margin-top="0pt" fo:margin-bottom="12pt" fo:border="none"/>
    </style:style>
    <style:style style:family="text" style:name="T2930">
      <style:text-properties fo:color="#000000" fo:font-family="Courier New" style:font-family-complex="Courier New" fo:font-size="8pt"/>
    </style:style>
    <style:style style:family="text" style:name="T2931">
      <style:text-properties fo:color="#000000" fo:font-family="Courier New" style:font-family-complex="Courier New" fo:font-size="8pt"/>
    </style:style>
    <style:style style:family="paragraph" style:name="P1067">
      <style:text-properties/>
      <style:paragraph-properties fo:margin-left="1.251cm" fo:margin-right="0cm" fo:text-indent="0cm" fo:margin-top="0pt" fo:margin-bottom="12pt" fo:border="none"/>
    </style:style>
    <style:style style:family="text" style:name="T2932">
      <style:text-properties fo:color="#000000" fo:font-family="Courier New" style:font-family-complex="Courier New" fo:font-size="8pt"/>
    </style:style>
    <style:style style:family="text" style:name="T2933">
      <style:text-properties fo:font-size="8pt"/>
    </style:style>
    <style:style style:family="paragraph" style:name="P1068">
      <style:text-properties/>
      <style:paragraph-properties fo:margin-left="1.251cm" fo:margin-right="0cm" fo:text-indent="0cm" fo:margin-top="0pt" fo:margin-bottom="12pt" fo:border="none"/>
    </style:style>
    <style:style style:family="text" style:name="T2934">
      <style:text-properties fo:color="#000000" fo:font-family="Courier New" style:font-family-complex="Courier New" fo:font-size="8pt"/>
    </style:style>
    <style:style style:family="text" style:name="T2935">
      <style:text-properties fo:color="#000000" fo:font-family="Courier New" style:font-family-complex="Courier New" fo:font-size="8pt"/>
    </style:style>
    <style:style style:family="text" style:name="T2936">
      <style:text-properties fo:color="#000000" fo:font-family="Courier New" style:font-family-complex="Courier New" fo:font-size="8pt"/>
    </style:style>
    <style:style style:family="paragraph" style:name="P1069">
      <style:text-properties/>
      <style:paragraph-properties fo:margin-left="1.251cm" fo:margin-right="0cm" fo:text-indent="0cm" fo:margin-top="0pt" fo:margin-bottom="12pt" fo:border="none"/>
    </style:style>
    <style:style style:family="text" style:name="T2937">
      <style:text-properties fo:color="#000000" fo:font-family="Courier New" style:font-family-complex="Courier New" fo:font-size="8pt"/>
    </style:style>
    <style:style style:family="text" style:name="T2938">
      <style:text-properties fo:color="#000000" fo:font-family="Courier New" style:font-family-complex="Courier New" fo:font-size="8pt"/>
    </style:style>
    <style:style style:family="text" style:name="T2939">
      <style:text-properties fo:color="#000000" fo:font-family="Courier New" style:font-family-complex="Courier New" fo:font-size="8pt"/>
    </style:style>
    <style:style style:family="paragraph" style:name="P1070">
      <style:text-properties/>
      <style:paragraph-properties fo:margin-left="1.251cm" fo:margin-right="0cm" fo:text-indent="0cm" fo:margin-top="0pt" fo:margin-bottom="12pt" fo:border="none"/>
    </style:style>
    <style:style style:family="text" style:name="T2940">
      <style:text-properties fo:color="#000000" fo:font-family="Courier New" style:font-family-complex="Courier New" fo:font-size="8pt"/>
    </style:style>
    <style:style style:family="text" style:name="T2941">
      <style:text-properties fo:color="#000000" fo:font-family="Courier New" style:font-family-complex="Courier New" fo:font-size="8pt"/>
    </style:style>
    <style:style style:family="text" style:name="T2942">
      <style:text-properties fo:color="#000000" fo:font-family="Courier New" style:font-family-complex="Courier New" fo:font-size="8pt"/>
    </style:style>
    <style:style style:family="paragraph" style:name="P1071">
      <style:text-properties/>
      <style:paragraph-properties fo:margin-left="1.251cm" fo:margin-right="0cm" fo:text-indent="0cm" fo:margin-top="0pt" fo:margin-bottom="12pt" fo:border="none"/>
    </style:style>
    <style:style style:family="text" style:name="T2943">
      <style:text-properties fo:color="#000000" fo:font-family="Courier New" style:font-family-complex="Courier New" fo:font-size="8pt"/>
    </style:style>
    <style:style style:family="text" style:name="T2944">
      <style:text-properties fo:color="#000000" fo:font-family="Courier New" style:font-family-complex="Courier New" fo:font-size="8pt"/>
    </style:style>
    <style:style style:family="paragraph" style:name="P1072">
      <style:text-properties/>
      <style:paragraph-properties fo:margin-left="1.251cm" fo:margin-right="0cm" fo:text-indent="0cm" fo:margin-top="0pt" fo:margin-bottom="12pt" fo:border="none"/>
    </style:style>
    <style:style style:family="text" style:name="T2945">
      <style:text-properties fo:color="#000000" fo:font-family="Courier New" style:font-family-complex="Courier New" fo:font-size="8pt"/>
    </style:style>
    <style:style style:family="text" style:name="T2946">
      <style:text-properties fo:color="#000000" fo:font-family="Courier New" style:font-family-complex="Courier New" fo:font-size="8pt"/>
    </style:style>
    <style:style style:family="text" style:name="T2947">
      <style:text-properties fo:color="#000000" fo:font-family="Courier New" style:font-family-complex="Courier New" fo:font-size="8pt"/>
    </style:style>
    <style:style style:family="paragraph" style:name="P1073">
      <style:text-properties/>
      <style:paragraph-properties fo:margin-left="1.251cm" fo:margin-right="0cm" fo:text-indent="0cm" fo:margin-top="0pt" fo:margin-bottom="12pt" fo:border="none"/>
    </style:style>
    <style:style style:family="text" style:name="T2948">
      <style:text-properties fo:color="#000000" fo:font-family="Courier New" style:font-family-complex="Courier New" fo:font-size="8pt"/>
    </style:style>
    <style:style style:family="text" style:name="T2949">
      <style:text-properties fo:color="#000000" fo:font-family="Courier New" style:font-family-complex="Courier New" fo:font-size="8pt"/>
    </style:style>
    <style:style style:family="text" style:name="T2950">
      <style:text-properties fo:color="#000000" fo:font-family="Courier New" style:font-family-complex="Courier New" fo:font-size="8pt"/>
    </style:style>
    <style:style style:family="paragraph" style:name="P1074">
      <style:text-properties/>
      <style:paragraph-properties fo:margin-left="1.251cm" fo:margin-right="0cm" fo:text-indent="0cm" fo:margin-top="0pt" fo:margin-bottom="12pt" fo:border="none"/>
    </style:style>
    <style:style style:family="text" style:name="T2951">
      <style:text-properties fo:color="#000000" fo:font-family="Courier New" style:font-family-complex="Courier New" fo:font-size="8pt"/>
    </style:style>
    <style:style style:family="text" style:name="T2952">
      <style:text-properties fo:color="#000000" fo:font-family="Courier New" style:font-family-complex="Courier New" fo:font-size="8pt"/>
    </style:style>
    <style:style style:family="paragraph" style:name="P1075">
      <style:text-properties/>
      <style:paragraph-properties fo:margin-left="1.251cm" fo:margin-right="0cm" fo:text-indent="0cm" fo:margin-top="0pt" fo:margin-bottom="12pt" fo:border="none"/>
    </style:style>
    <style:style style:family="text" style:name="T2953">
      <style:text-properties fo:color="#000000" fo:font-family="Courier New" style:font-family-complex="Courier New" fo:font-size="8pt"/>
    </style:style>
    <style:style style:family="text" style:name="T2954">
      <style:text-properties fo:color="#000000" fo:font-family="Courier New" style:font-family-complex="Courier New" fo:font-size="8pt"/>
    </style:style>
    <style:style style:family="paragraph" style:name="P1076">
      <style:text-properties/>
      <style:paragraph-properties fo:margin-left="1.251cm" fo:margin-right="0cm" fo:text-indent="0cm" fo:margin-top="0pt" fo:margin-bottom="12pt" fo:border="none"/>
    </style:style>
    <style:style style:family="text" style:name="T2955">
      <style:text-properties fo:color="#000000" fo:font-family="Courier New" style:font-family-complex="Courier New" fo:font-size="8pt"/>
    </style:style>
    <style:style style:family="text" style:name="T2956">
      <style:text-properties fo:color="#000000" fo:font-family="Courier New" style:font-family-complex="Courier New" fo:font-size="8pt"/>
    </style:style>
    <style:style style:family="paragraph" style:name="P1077">
      <style:text-properties/>
      <style:paragraph-properties fo:margin-left="0cm" fo:margin-right="0cm" fo:text-indent="0cm" fo:margin-top="0pt" fo:margin-bottom="12pt" fo:border="none"/>
    </style:style>
    <style:style style:family="text" style:name="T2957">
      <style:text-properties fo:color="#000000" fo:font-family="Courier New" style:font-family-complex="Courier New" fo:font-size="8pt"/>
    </style:style>
    <style:style style:family="text" style:name="T2958">
      <style:text-properties fo:color="#000000" fo:font-family="Courier New" style:font-family-complex="Courier New" fo:font-size="8pt"/>
    </style:style>
    <style:style style:family="paragraph" style:name="P1078">
      <style:text-properties/>
      <style:paragraph-properties fo:margin-left="0cm" fo:margin-right="0cm" fo:text-indent="0cm" fo:margin-top="0pt" fo:margin-bottom="12pt" fo:border="none"/>
    </style:style>
    <style:style style:family="text" style:name="T2959">
      <style:text-properties fo:color="#000000" fo:font-family="Courier New" style:font-family-complex="Courier New" fo:font-size="8pt"/>
    </style:style>
    <style:style style:family="text" style:name="T2960">
      <style:text-properties fo:color="#000000" fo:font-family="Courier New" style:font-family-complex="Courier New" fo:font-size="8pt"/>
    </style:style>
    <style:style style:family="paragraph" style:name="P1079">
      <style:text-properties/>
      <style:paragraph-properties fo:margin-left="0cm" fo:margin-right="0cm" fo:text-indent="1.251cm" fo:margin-top="0pt" fo:margin-bottom="12pt" fo:border="none"/>
    </style:style>
    <style:style style:family="text" style:name="T2961">
      <style:text-properties fo:color="#000000" fo:font-family="Courier New" style:font-family-complex="Courier New" fo:font-size="8pt"/>
    </style:style>
    <style:style style:family="text" style:name="T2962">
      <style:text-properties fo:color="#000000" fo:font-family="Courier New" style:font-family-complex="Courier New" fo:font-size="8pt"/>
    </style:style>
    <style:style style:family="paragraph" style:name="P1080">
      <style:text-properties/>
      <style:paragraph-properties fo:margin-left="0cm" fo:margin-right="0cm" fo:text-indent="0cm" fo:margin-top="0pt" fo:margin-bottom="12pt" fo:border="none"/>
    </style:style>
    <style:style style:family="text" style:name="T2963">
      <style:text-properties fo:color="#000000" fo:font-family="Courier New" style:font-family-complex="Courier New" fo:font-size="8pt"/>
    </style:style>
    <style:style style:family="paragraph" style:name="P1081">
      <style:text-properties/>
      <style:paragraph-properties fo:margin-left="0cm" fo:margin-right="0cm" fo:text-indent="0cm" fo:margin-top="0pt" fo:margin-bottom="12pt" fo:border="none"/>
    </style:style>
    <style:style style:family="text" style:name="T2964">
      <style:text-properties fo:color="#000000" fo:font-family="Courier New" style:font-family-complex="Courier New" fo:font-size="8pt"/>
    </style:style>
    <style:style style:family="text" style:name="T2965">
      <style:text-properties fo:color="#000000" fo:font-family="Courier New" style:font-family-complex="Courier New" fo:font-size="8pt"/>
    </style:style>
    <style:style style:family="paragraph" style:name="P1082">
      <style:paragraph-properties fo:margin-left="0cm" fo:margin-right="0cm" fo:text-indent="0cm" fo:margin-top="0pt" fo:margin-bottom="12pt" fo:border="none"/>
    </style:style>
    <style:style style:family="text" style:name="T2966">
      <style:text-properties fo:color="#24292f" fo:font-family="Liberation Sans" style:font-family-complex="Liberation Sans"/>
    </style:style>
    <style:style style:family="text" style:name="T2967">
      <style:text-properties fo:color="#24292f" fo:font-family="Liberation Sans" style:font-family-complex="Liberation Sans" fo:font-size="12pt"/>
    </style:style>
    <style:style style:family="text" style:name="T2968">
      <style:text-properties fo:color="#24292f" fo:font-family="Liberation Sans" style:font-family-complex="Liberation Sans" fo:font-style="italic"/>
    </style:style>
    <style:style style:family="text" style:name="T2969">
      <style:text-properties fo:color="#24292f" fo:font-family="Liberation Sans" style:font-family-complex="Liberation Sans" fo:font-size="12pt"/>
    </style:style>
    <style:style style:family="text" style:name="T2970">
      <style:text-properties fo:color="#24292f" fo:font-family="Liberation Sans" style:font-family-complex="Liberation Sans"/>
    </style:style>
    <style:style style:family="text" style:name="T2971">
      <style:text-properties fo:color="#24292f" fo:font-family="Liberation Sans" style:font-family-complex="Liberation Sans" fo:font-style="italic"/>
    </style:style>
    <style:style style:family="text" style:name="T2972">
      <style:text-properties fo:color="#24292f" fo:font-family="Liberation Sans" style:font-family-complex="Liberation Sans" fo:font-size="12pt"/>
    </style:style>
    <style:style style:family="text" style:name="T2973">
      <style:text-properties fo:color="#24292f" fo:font-family="Liberation Sans" style:font-family-complex="Liberation Sans"/>
    </style:style>
    <style:style style:family="text" style:name="T2974">
      <style:text-properties fo:color="#24292f" fo:font-family="Liberation Sans" style:font-family-complex="Liberation Sans" fo:font-size="12pt"/>
    </style:style>
    <style:style style:family="text" style:name="T2975">
      <style:text-properties fo:color="#24292f" fo:font-family="Liberation Sans" style:font-family-complex="Liberation Sans" fo:font-style="italic"/>
    </style:style>
    <style:style style:family="text" style:name="T2976">
      <style:text-properties fo:color="#24292f" fo:font-family="Liberation Sans" style:font-family-complex="Liberation Sans"/>
    </style:style>
    <style:style style:parent-style-name="715" style:family="paragraph" style:name="P1083">
      <style:paragraph-properties fo:margin-left="0cm" fo:margin-right="0cm" fo:text-indent="0cm" fo:margin-top="18pt" fo:margin-bottom="12pt" fo:border="none"/>
    </style:style>
    <style:style style:family="text" style:name="T2977">
      <style:text-properties fo:color="#24292f" fo:font-family="Liberation Sans" style:font-family-complex="Liberation Sans" fo:font-weight="bold"/>
    </style:style>
    <style:style style:family="paragraph" style:name="P1084">
      <style:paragraph-properties fo:margin-left="0cm" fo:margin-right="0cm" fo:text-indent="0cm" fo:margin-top="0pt" fo:margin-bottom="12pt" fo:border="none"/>
    </style:style>
    <style:style style:family="text" style:name="T2978">
      <style:text-properties fo:color="#24292f" fo:font-family="Liberation Sans" style:font-family-complex="Liberation Sans"/>
    </style:style>
    <style:style style:family="paragraph" style:name="P1085">
      <style:paragraph-properties fo:margin-left="0cm" fo:margin-right="0cm" fo:text-indent="0cm" fo:margin-top="0pt" fo:margin-bottom="12pt" fo:border="none"/>
    </style:style>
    <style:style style:family="text" style:name="T2979">
      <style:text-properties fo:color="#24292f" fo:font-family="Liberation Sans" style:font-family-complex="Liberation Sans"/>
    </style:style>
    <style:style style:family="text" style:name="T2980">
      <style:text-properties fo:color="#24292f" fo:font-family="Liberation Sans" style:font-family-complex="Liberation Sans" fo:font-size="12pt"/>
    </style:style>
    <style:style style:family="text" style:name="T2981">
      <style:text-properties fo:color="#24292f" fo:font-family="Liberation Sans" style:font-family-complex="Liberation Sans" fo:font-style="italic"/>
    </style:style>
    <style:style style:family="text" style:name="T2982">
      <style:text-properties fo:color="#24292f" fo:font-family="Liberation Sans" style:font-family-complex="Liberation Sans"/>
    </style:style>
    <style:style style:family="text" style:name="T2983">
      <style:text-properties fo:color="#24292f" fo:font-family="Liberation Sans" style:font-family-complex="Liberation Sans" fo:font-size="12pt"/>
    </style:style>
    <style:style style:family="text" style:name="T2984">
      <style:text-properties fo:color="#24292f" fo:font-family="Liberation Sans" style:font-family-complex="Liberation Sans"/>
    </style:style>
    <style:style style:family="text" style:name="T2985">
      <style:text-properties fo:color="#24292f" fo:font-family="Liberation Sans" style:font-family-complex="Liberation Sans" fo:font-size="12pt"/>
    </style:style>
    <style:style style:family="text" style:name="T2986">
      <style:text-properties fo:color="#24292f" fo:font-family="Liberation Sans" style:font-family-complex="Liberation Sans" fo:font-style="italic"/>
    </style:style>
    <style:style style:family="text" style:name="T2987">
      <style:text-properties fo:color="#24292f" fo:font-family="Liberation Sans" style:font-family-complex="Liberation Sans" fo:font-size="12pt"/>
    </style:style>
    <style:style style:family="text" style:name="T2988">
      <style:text-properties fo:color="#24292f" fo:font-family="Liberation Sans" style:font-family-complex="Liberation Sans"/>
    </style:style>
    <style:style style:family="text" style:name="T2989">
      <style:text-properties fo:color="#24292f" fo:font-family="Liberation Sans" style:font-family-complex="Liberation Sans" fo:font-size="12pt"/>
    </style:style>
    <style:style style:family="text" style:name="T2990">
      <style:text-properties fo:color="#24292f" fo:font-family="Liberation Sans" style:font-family-complex="Liberation Sans"/>
    </style:style>
    <style:style style:family="paragraph" style:name="P1086">
      <style:paragraph-properties fo:margin-left="0cm" fo:margin-right="0cm" fo:text-indent="0cm" fo:margin-top="0pt" fo:margin-bottom="12pt" fo:border="none"/>
    </style:style>
    <style:style style:family="text" style:name="T2991">
      <style:text-properties fo:color="#24292f" fo:font-family="Liberation Sans" style:font-family-complex="Liberation Sans"/>
    </style:style>
    <style:style style:family="text" style:name="T2992">
      <style:text-properties fo:color="#24292f" fo:font-family="Liberation Sans" style:font-family-complex="Liberation Sans" fo:font-size="12pt"/>
    </style:style>
    <style:style style:family="text" style:name="T2993">
      <style:text-properties fo:color="#24292f" fo:font-family="Liberation Sans" style:font-family-complex="Liberation Sans"/>
    </style:style>
    <style:style style:family="text" style:name="T2994">
      <style:text-properties fo:color="#24292f" fo:font-family="Liberation Sans" style:font-family-complex="Liberation Sans" fo:font-size="12pt"/>
    </style:style>
    <style:style style:family="text" style:name="T2995">
      <style:text-properties fo:color="#24292f" fo:font-family="Liberation Sans" style:font-family-complex="Liberation Sans"/>
    </style:style>
    <style:style style:family="text" style:name="T2996">
      <style:text-properties fo:color="#24292f" fo:font-family="Liberation Sans" style:font-family-complex="Liberation Sans" fo:font-size="12pt"/>
    </style:style>
    <style:style style:family="text" style:name="T2997">
      <style:text-properties fo:color="#24292f" fo:font-family="Liberation Sans" style:font-family-complex="Liberation Sans" fo:font-style="italic"/>
    </style:style>
    <style:style style:family="text" style:name="T2998">
      <style:text-properties fo:color="#24292f" fo:font-family="Liberation Sans" style:font-family-complex="Liberation Sans"/>
    </style:style>
    <style:style style:family="paragraph" style:name="P1087">
      <style:text-properties/>
      <style:paragraph-properties fo:margin-left="0cm" fo:margin-right="0cm" fo:text-indent="0cm" fo:margin-top="0pt" fo:margin-bottom="0pt" fo:border="none"/>
    </style:style>
    <style:style style:family="text" style:name="T2999">
      <style:text-properties fo:color="#24292f" fo:font-family="Liberation Sans" style:font-family-complex="Liberation Sans"/>
    </style:style>
    <style:style style:family="paragraph" style:name="P1088">
      <style:paragraph-properties fo:margin-left="0cm" fo:margin-right="0cm" fo:text-indent="0cm" fo:margin-top="0pt" fo:margin-bottom="0pt" fo:border="none"/>
    </style:style>
    <style:style style:family="text" style:name="T3000">
      <style:text-properties fo:color="#24292f" fo:font-family="Liberation Sans" style:font-family-complex="Liberation Sans"/>
    </style:style>
    <style:style style:family="text" style:name="T3001">
      <style:text-properties fo:color="#24292f" fo:font-family="Liberation Sans" style:font-family-complex="Liberation Sans"/>
    </style:style>
    <style:style style:family="paragraph" style:name="P1089">
      <style:text-properties/>
      <style:paragraph-properties fo:margin-left="0cm" fo:margin-right="0cm" fo:text-indent="0cm" fo:margin-top="0pt" fo:margin-bottom="12pt" fo:border="none"/>
    </style:style>
    <style:style style:family="text" style:name="T3002">
      <style:text-properties fo:font-size="8pt"/>
    </style:style>
    <style:style style:family="text" style:name="T3003">
      <style:text-properties fo:color="#000000" fo:font-family="Courier New" style:font-family-asian="Courier New" style:font-family-complex="Courier New" fo:font-size="8pt"/>
    </style:style>
    <style:style style:family="text" style:name="T3004">
      <style:text-properties fo:font-size="8pt"/>
    </style:style>
    <style:style style:family="paragraph" style:name="P1090">
      <style:text-properties/>
      <style:paragraph-properties fo:margin-left="1.251cm" fo:margin-right="0cm" fo:text-indent="0cm" fo:margin-top="0pt" fo:margin-bottom="12pt" fo:border="none"/>
    </style:style>
    <style:style style:family="text" style:name="T3005">
      <style:text-properties fo:color="#000000" fo:font-family="Courier New" style:font-family-asian="Courier New" style:font-family-complex="Courier New" fo:font-size="8pt"/>
    </style:style>
    <style:style style:family="text" style:name="T3006">
      <style:text-properties fo:font-size="8pt"/>
    </style:style>
    <style:style style:family="paragraph" style:name="P1091">
      <style:text-properties/>
      <style:paragraph-properties fo:margin-left="1.251cm" fo:margin-right="0cm" fo:text-indent="0cm" fo:margin-top="0pt" fo:margin-bottom="12pt" fo:border="none"/>
    </style:style>
    <style:style style:family="text" style:name="T3007">
      <style:text-properties fo:color="#000000" fo:font-family="Courier New" style:font-family-asian="Courier New" style:font-family-complex="Courier New" fo:font-size="8pt"/>
    </style:style>
    <style:style style:family="text" style:name="T3008">
      <style:text-properties fo:font-size="8pt"/>
    </style:style>
    <style:style style:family="paragraph" style:name="P1092">
      <style:text-properties/>
      <style:paragraph-properties fo:margin-left="2.5cm" fo:margin-right="0cm" fo:text-indent="0cm" fo:margin-top="0pt" fo:margin-bottom="12pt" fo:border="none"/>
    </style:style>
    <style:style style:family="text" style:name="T3009">
      <style:text-properties fo:color="#000000" fo:font-family="Courier New" style:font-family-asian="Courier New" style:font-family-complex="Courier New" fo:font-size="8pt"/>
    </style:style>
    <style:style style:family="text" style:name="T3010">
      <style:text-properties fo:font-size="8pt"/>
    </style:style>
    <style:style style:family="paragraph" style:name="P1093">
      <style:text-properties/>
      <style:paragraph-properties fo:margin-left="2.5cm" fo:margin-right="0cm" fo:text-indent="0cm" fo:margin-top="0pt" fo:margin-bottom="12pt" fo:border="none"/>
    </style:style>
    <style:style style:family="text" style:name="T3011">
      <style:text-properties fo:color="#000000" fo:font-family="Courier New" style:font-family-asian="Courier New" style:font-family-complex="Courier New" fo:font-size="8pt"/>
    </style:style>
    <style:style style:family="text" style:name="T3012">
      <style:text-properties fo:font-size="8pt"/>
    </style:style>
    <style:style style:family="paragraph" style:name="P1094">
      <style:text-properties/>
      <style:paragraph-properties fo:margin-left="2.5cm" fo:margin-right="0cm" fo:text-indent="0cm" fo:margin-top="0pt" fo:margin-bottom="12pt" fo:border="none"/>
    </style:style>
    <style:style style:family="text" style:name="T3013">
      <style:text-properties fo:color="#000000" fo:font-family="Courier New" style:font-family-asian="Courier New" style:font-family-complex="Courier New" fo:font-size="8pt"/>
    </style:style>
    <style:style style:family="text" style:name="T3014">
      <style:text-properties fo:color="#000000" fo:font-family="Courier New" style:font-family-asian="Courier New" style:font-family-complex="Courier New" fo:font-size="8pt"/>
    </style:style>
    <style:style style:family="text" style:name="T3015">
      <style:text-properties fo:font-size="8pt"/>
    </style:style>
    <style:style style:family="paragraph" style:name="P1095">
      <style:text-properties/>
      <style:paragraph-properties fo:margin-left="2.5cm" fo:margin-right="0cm" fo:text-indent="0cm" fo:margin-top="0pt" fo:margin-bottom="12pt" fo:border="none"/>
    </style:style>
    <style:style style:family="text" style:name="T3016">
      <style:text-properties fo:color="#000000" fo:font-family="Courier New" style:font-family-asian="Courier New" style:font-family-complex="Courier New" fo:font-size="8pt"/>
    </style:style>
    <style:style style:family="text" style:name="T3017">
      <style:text-properties fo:font-size="8pt"/>
    </style:style>
    <style:style style:family="paragraph" style:name="P1096">
      <style:text-properties/>
      <style:paragraph-properties fo:margin-left="1.251cm" fo:margin-right="0cm" fo:text-indent="0cm" fo:margin-top="0pt" fo:margin-bottom="12pt" fo:border="none"/>
    </style:style>
    <style:style style:family="text" style:name="T3018">
      <style:text-properties fo:color="#000000" fo:font-family="Courier New" style:font-family-asian="Courier New" style:font-family-complex="Courier New" fo:font-size="8pt"/>
    </style:style>
    <style:style style:family="text" style:name="T3019">
      <style:text-properties fo:font-size="8pt"/>
    </style:style>
    <style:style style:family="paragraph" style:name="P1097">
      <style:text-properties/>
      <style:paragraph-properties fo:margin-left="1.251cm" fo:margin-right="0cm" fo:text-indent="0cm" fo:margin-top="0pt" fo:margin-bottom="12pt" fo:border="none"/>
    </style:style>
    <style:style style:family="text" style:name="T3020">
      <style:text-properties fo:color="#000000" fo:font-family="Courier New" style:font-family-asian="Courier New" style:font-family-complex="Courier New" fo:font-size="8pt"/>
    </style:style>
    <style:style style:family="text" style:name="T3021">
      <style:text-properties fo:font-size="8pt"/>
    </style:style>
    <style:style style:family="paragraph" style:name="P1098">
      <style:text-properties/>
      <style:paragraph-properties fo:margin-left="2.5cm" fo:margin-right="0cm" fo:text-indent="0cm" fo:margin-top="0pt" fo:margin-bottom="12pt" fo:border="none"/>
    </style:style>
    <style:style style:family="text" style:name="T3022">
      <style:text-properties fo:color="#000000" fo:font-family="Courier New" style:font-family-asian="Courier New" style:font-family-complex="Courier New" fo:font-size="8pt"/>
    </style:style>
    <style:style style:family="text" style:name="T3023">
      <style:text-properties fo:font-size="8pt"/>
    </style:style>
    <style:style style:family="paragraph" style:name="P1099">
      <style:text-properties/>
      <style:paragraph-properties fo:margin-left="2.5cm" fo:margin-right="0cm" fo:text-indent="0cm" fo:margin-top="0pt" fo:margin-bottom="12pt" fo:border="none"/>
    </style:style>
    <style:style style:family="text" style:name="T3024">
      <style:text-properties fo:color="#000000" fo:font-family="Courier New" style:font-family-asian="Courier New" style:font-family-complex="Courier New" fo:font-size="8pt"/>
    </style:style>
    <style:style style:family="text" style:name="T3025">
      <style:text-properties fo:color="#000000" fo:font-family="Courier New" style:font-family-asian="Courier New" style:font-family-complex="Courier New" fo:font-size="8pt"/>
    </style:style>
    <style:style style:family="text" style:name="T3026">
      <style:text-properties fo:font-size="8pt"/>
    </style:style>
    <style:style style:family="paragraph" style:name="P1100">
      <style:text-properties/>
      <style:paragraph-properties fo:margin-left="2.5cm" fo:margin-right="0cm" fo:text-indent="0cm" fo:margin-top="0pt" fo:margin-bottom="12pt" fo:border="none"/>
    </style:style>
    <style:style style:family="text" style:name="T3027">
      <style:text-properties fo:color="#000000" fo:font-family="Courier New" style:font-family-asian="Courier New" style:font-family-complex="Courier New" fo:font-size="8pt"/>
    </style:style>
    <style:style style:family="text" style:name="T3028">
      <style:text-properties fo:font-size="8pt"/>
    </style:style>
    <style:style style:family="paragraph" style:name="P1101">
      <style:text-properties/>
      <style:paragraph-properties fo:margin-left="2.5cm" fo:margin-right="0cm" fo:text-indent="0cm" fo:margin-top="0pt" fo:margin-bottom="12pt" fo:border="none"/>
    </style:style>
    <style:style style:family="text" style:name="T3029">
      <style:text-properties fo:color="#000000" fo:font-family="Courier New" style:font-family-asian="Courier New" style:font-family-complex="Courier New" fo:font-size="8pt"/>
    </style:style>
    <style:style style:family="text" style:name="T3030">
      <style:text-properties fo:font-size="8pt"/>
    </style:style>
    <style:style style:family="paragraph" style:name="P1102">
      <style:text-properties/>
      <style:paragraph-properties fo:margin-left="1.251cm" fo:margin-right="0cm" fo:text-indent="0cm" fo:margin-top="0pt" fo:margin-bottom="12pt" fo:border="none"/>
    </style:style>
    <style:style style:family="text" style:name="T3031">
      <style:text-properties fo:color="#000000" fo:font-family="Courier New" style:font-family-asian="Courier New" style:font-family-complex="Courier New" fo:font-size="8pt"/>
    </style:style>
    <style:style style:family="text" style:name="T3032">
      <style:text-properties fo:font-size="8pt"/>
    </style:style>
    <style:style style:family="paragraph" style:name="P1103">
      <style:text-properties/>
      <style:paragraph-properties fo:margin-left="1.251cm" fo:margin-right="0cm" fo:text-indent="0cm" fo:margin-top="0pt" fo:margin-bottom="12pt" fo:border="none"/>
    </style:style>
    <style:style style:family="text" style:name="T3033">
      <style:text-properties fo:color="#000000" fo:font-family="Courier New" style:font-family-asian="Courier New" style:font-family-complex="Courier New" fo:font-size="8pt"/>
    </style:style>
    <style:style style:family="text" style:name="T3034">
      <style:text-properties fo:font-size="8pt"/>
    </style:style>
    <style:style style:family="paragraph" style:name="P1104">
      <style:text-properties/>
      <style:paragraph-properties fo:margin-left="1.251cm" fo:margin-right="0cm" fo:text-indent="0cm" fo:margin-top="0pt" fo:margin-bottom="12pt" fo:border="none"/>
    </style:style>
    <style:style style:family="text" style:name="T3035">
      <style:text-properties fo:color="#000000" fo:font-family="Courier New" style:font-family-asian="Courier New" style:font-family-complex="Courier New" fo:font-size="8pt"/>
    </style:style>
    <style:style style:family="text" style:name="T3036">
      <style:text-properties fo:font-size="8pt"/>
    </style:style>
    <style:style style:family="paragraph" style:name="P1105">
      <style:text-properties/>
      <style:paragraph-properties fo:margin-left="0cm" fo:margin-right="0cm" fo:text-indent="0cm" fo:margin-top="0pt" fo:margin-bottom="12pt" fo:border="none"/>
    </style:style>
    <style:style style:family="text" style:name="T3037">
      <style:text-properties fo:color="#000000" fo:font-family="Courier New" style:font-family-asian="Courier New" style:font-family-complex="Courier New" fo:font-size="8pt"/>
    </style:style>
    <style:style style:parent-style-name="715" style:family="paragraph" style:name="P1106">
      <style:paragraph-properties fo:margin-left="0cm" fo:margin-right="0cm" fo:text-indent="0cm" fo:margin-top="18pt" fo:margin-bottom="12pt" fo:border="none"/>
    </style:style>
    <style:style style:family="text" style:name="T3038">
      <style:text-properties fo:color="#24292f" fo:font-family="Liberation Sans" style:font-family-complex="Liberation Sans" fo:font-weight="bold"/>
    </style:style>
    <style:style style:parent-style-name="717" style:family="paragraph" style:name="P1107">
      <style:paragraph-properties fo:margin-left="0cm" fo:margin-right="0cm" fo:text-indent="0cm" fo:margin-top="18pt" fo:margin-bottom="12pt" fo:border="none"/>
    </style:style>
    <style:style style:family="text" style:name="T3039">
      <style:text-properties fo:color="#24292f" fo:font-family="Liberation Sans" style:font-family-complex="Liberation Sans" fo:font-weight="bold"/>
    </style:style>
    <style:style style:family="paragraph" style:name="P1108">
      <style:paragraph-properties fo:margin-left="0cm" fo:margin-right="0cm" fo:text-indent="0cm" fo:margin-top="0pt" fo:margin-bottom="12pt" fo:border="none"/>
    </style:style>
    <style:style style:family="text" style:name="T3040">
      <style:text-properties fo:color="#24292f" fo:font-family="Liberation Sans" style:font-family-complex="Liberation Sans"/>
    </style:style>
    <style:style style:family="paragraph" style:name="P1109">
      <style:paragraph-properties fo:margin-left="0cm" fo:margin-right="0cm" fo:text-indent="0cm" fo:margin-top="0pt" fo:margin-bottom="12pt" fo:border="none"/>
    </style:style>
    <style:style style:family="text" style:name="T3041">
      <style:text-properties fo:color="#24292f" fo:font-family="Liberation Sans" style:font-family-complex="Liberation Sans"/>
    </style:style>
    <style:style style:family="text" style:name="T3042">
      <style:text-properties fo:color="#24292f" fo:font-family="Liberation Sans" style:font-family-complex="Liberation Sans" fo:font-style="italic"/>
    </style:style>
    <style:style style:family="text" style:name="T3043">
      <style:text-properties fo:color="#24292f" fo:font-family="Liberation Sans" style:font-family-complex="Liberation Sans"/>
    </style:style>
    <style:style style:family="text" style:name="T3044">
      <style:text-properties fo:color="#24292f" fo:font-family="Liberation Sans" style:font-family-complex="Liberation Sans" fo:font-size="12pt"/>
    </style:style>
    <style:style style:family="text" style:name="T3045">
      <style:text-properties fo:color="#24292f" fo:font-family="Liberation Sans" style:font-family-complex="Liberation Sans" fo:font-weight="bold"/>
    </style:style>
    <style:style style:family="text" style:name="T3046">
      <style:text-properties fo:color="#24292f" fo:font-family="Liberation Sans" style:font-family-complex="Liberation Sans"/>
    </style:style>
    <style:style style:family="text" style:name="T3047">
      <style:text-properties fo:color="#24292f" fo:font-family="Liberation Sans" style:font-family-complex="Liberation Sans" fo:font-size="12pt"/>
    </style:style>
    <style:style style:family="text" style:name="T3048">
      <style:text-properties fo:color="#24292f" fo:font-family="Liberation Sans" style:font-family-complex="Liberation Sans"/>
    </style:style>
    <style:style style:family="text" style:name="T3049">
      <style:text-properties fo:color="#24292f" fo:font-family="Liberation Sans" style:font-family-complex="Liberation Sans" fo:font-size="12pt"/>
    </style:style>
    <style:style style:family="text" style:name="T3050">
      <style:text-properties fo:color="#24292f" fo:font-family="Liberation Sans" style:font-family-complex="Liberation Sans"/>
    </style:style>
    <style:style style:family="text" style:name="T3051">
      <style:text-properties fo:color="#24292f" fo:font-family="Liberation Sans" style:font-family-complex="Liberation Sans" fo:font-size="12pt"/>
    </style:style>
    <style:style style:family="text" style:name="T3052">
      <style:text-properties fo:color="#24292f" fo:font-family="Liberation Sans" style:font-family-complex="Liberation Sans"/>
    </style:style>
    <style:style style:family="text" style:name="T3053">
      <style:text-properties fo:color="#24292f" fo:font-family="Liberation Sans" style:font-family-complex="Liberation Sans" fo:font-size="12pt"/>
    </style:style>
    <style:style style:family="text" style:name="T3054">
      <style:text-properties fo:color="#24292f" fo:font-family="Liberation Sans" style:font-family-complex="Liberation Sans"/>
    </style:style>
    <style:style style:family="paragraph" style:name="P1110">
      <style:paragraph-properties fo:margin-left="0cm" fo:margin-right="0cm" fo:text-indent="0cm" fo:margin-top="0pt" fo:margin-bottom="12pt" fo:border="none"/>
    </style:style>
    <style:style style:family="text" style:name="T3055">
      <style:text-properties fo:color="#24292f" fo:font-family="Liberation Sans" style:font-family-complex="Liberation Sans"/>
    </style:style>
    <style:style style:family="text" style:name="T3056">
      <style:text-properties fo:color="#24292f" fo:font-family="Liberation Sans" style:font-family-complex="Liberation Sans" fo:font-style="italic"/>
    </style:style>
    <style:style style:family="text" style:name="T3057">
      <style:text-properties fo:color="#24292f" fo:font-family="Liberation Sans" style:font-family-complex="Liberation Sans"/>
    </style:style>
    <style:style style:family="text" style:name="T3058">
      <style:text-properties fo:color="#24292f" fo:font-family="Liberation Sans" style:font-family-complex="Liberation Sans" fo:font-size="12pt"/>
    </style:style>
    <style:style style:family="text" style:name="T3059">
      <style:text-properties fo:color="#24292f" fo:font-family="Liberation Sans" style:font-family-complex="Liberation Sans" fo:font-weight="bold"/>
    </style:style>
    <style:style style:family="text" style:name="T3060">
      <style:text-properties fo:color="#24292f" fo:font-family="Liberation Sans" style:font-family-complex="Liberation Sans"/>
    </style:style>
    <style:style style:family="text" style:name="T3061">
      <style:text-properties fo:color="#24292f" fo:font-family="Liberation Sans" style:font-family-complex="Liberation Sans" fo:font-size="12pt"/>
    </style:style>
    <style:style style:family="text" style:name="T3062">
      <style:text-properties fo:color="#24292f" fo:font-family="Liberation Sans" style:font-family-complex="Liberation Sans"/>
    </style:style>
    <style:style style:family="text" style:name="T3063">
      <style:text-properties fo:color="#24292f" fo:font-family="Liberation Sans" style:font-family-complex="Liberation Sans" fo:font-size="12pt"/>
    </style:style>
    <style:style style:family="text" style:name="T3064">
      <style:text-properties fo:color="#24292f" fo:font-family="Liberation Sans" style:font-family-complex="Liberation Sans"/>
    </style:style>
    <style:style style:family="text" style:name="T3065">
      <style:text-properties fo:color="#24292f" fo:font-family="Liberation Sans" style:font-family-complex="Liberation Sans" fo:font-size="12pt"/>
    </style:style>
    <style:style style:family="text" style:name="T3066">
      <style:text-properties fo:color="#24292f" fo:font-family="Liberation Sans" style:font-family-complex="Liberation Sans"/>
    </style:style>
    <style:style style:family="paragraph" style:name="P1111">
      <style:paragraph-properties fo:margin-left="0cm" fo:margin-right="0cm" fo:text-indent="0cm" fo:margin-top="0pt" fo:margin-bottom="12pt" fo:border="none"/>
    </style:style>
    <style:style style:family="text" style:name="T3067">
      <style:text-properties fo:color="#24292f" fo:font-family="Liberation Sans" style:font-family-complex="Liberation Sans"/>
    </style:style>
    <style:style style:family="text" style:name="T3068">
      <style:text-properties fo:color="#24292f" fo:font-family="Liberation Sans" style:font-family-complex="Liberation Sans" fo:font-style="italic"/>
    </style:style>
    <style:style style:family="text" style:name="T3069">
      <style:text-properties fo:color="#24292f" fo:font-family="Liberation Sans" style:font-family-complex="Liberation Sans"/>
    </style:style>
    <style:style style:family="text" style:name="T3070">
      <style:text-properties fo:color="#24292f" fo:font-family="Liberation Sans" style:font-family-complex="Liberation Sans" fo:font-size="12pt"/>
    </style:style>
    <style:style style:family="text" style:name="T3071">
      <style:text-properties fo:color="#24292f" fo:font-family="Liberation Sans" style:font-family-complex="Liberation Sans" fo:font-style="italic"/>
    </style:style>
    <style:style style:family="text" style:name="T3072">
      <style:text-properties fo:color="#24292f" fo:font-family="Liberation Sans" style:font-family-complex="Liberation Sans"/>
    </style:style>
    <style:style style:family="text" style:name="T3073">
      <style:text-properties fo:color="#24292f" fo:font-family="Liberation Sans" style:font-family-complex="Liberation Sans" fo:font-size="12pt"/>
    </style:style>
    <style:style style:family="text" style:name="T3074">
      <style:text-properties fo:color="#24292f" fo:font-family="Liberation Sans" style:font-family-complex="Liberation Sans"/>
    </style:style>
    <style:style style:family="text" style:name="T3075">
      <style:text-properties fo:color="#24292f" fo:font-family="Liberation Sans" style:font-family-complex="Liberation Sans" fo:font-size="12pt"/>
    </style:style>
    <style:style style:family="text" style:name="T3076">
      <style:text-properties fo:color="#24292f" fo:font-family="Liberation Sans" style:font-family-complex="Liberation Sans"/>
    </style:style>
    <style:style style:family="paragraph" style:name="P1112">
      <style:paragraph-properties fo:margin-left="0cm" fo:margin-right="0cm" fo:text-indent="0cm" fo:margin-top="0pt" fo:margin-bottom="12pt" fo:border="none"/>
    </style:style>
    <style:style style:family="text" style:name="T3077">
      <style:text-properties fo:color="#24292f" fo:font-family="Liberation Sans" style:font-family-complex="Liberation Sans"/>
    </style:style>
    <style:style style:family="text" style:name="T3078">
      <style:text-properties fo:color="#24292f" fo:font-family="Liberation Sans" style:font-family-complex="Liberation Sans" fo:font-size="12pt"/>
    </style:style>
    <style:style style:family="text" style:name="T3079">
      <style:text-properties fo:color="#24292f" fo:font-family="Liberation Sans" style:font-family-complex="Liberation Sans" fo:font-style="italic"/>
    </style:style>
    <style:style style:family="text" style:name="T3080">
      <style:text-properties fo:color="#24292f" fo:font-family="Liberation Sans" style:font-family-complex="Liberation Sans" fo:font-size="12pt"/>
    </style:style>
    <style:style style:family="text" style:name="T3081">
      <style:text-properties fo:color="#24292f" fo:font-family="Liberation Sans" style:font-family-complex="Liberation Sans"/>
    </style:style>
    <style:style style:family="paragraph" style:name="P1113">
      <style:paragraph-properties fo:margin-left="0cm" fo:margin-right="0cm" fo:text-indent="0cm" fo:margin-top="0pt" fo:margin-bottom="0pt" fo:border="none"/>
    </style:style>
    <style:style style:family="text" style:name="T3082">
      <style:text-properties fo:color="#24292f" fo:font-family="Liberation Sans" style:font-family-complex="Liberation Sans"/>
    </style:style>
    <style:style style:parent-style-name="717" style:family="paragraph" style:name="P1114">
      <style:paragraph-properties fo:margin-left="0cm" fo:margin-right="0cm" fo:text-indent="0cm" fo:margin-top="18pt" fo:margin-bottom="12pt" fo:border="none"/>
    </style:style>
    <style:style style:family="text" style:name="T3083">
      <style:text-properties fo:color="#24292f" fo:font-family="Liberation Sans" style:font-family-complex="Liberation Sans" fo:font-weight="bold"/>
    </style:style>
    <style:style style:family="paragraph" style:name="P1115">
      <style:paragraph-properties fo:margin-left="0cm" fo:margin-right="0cm" fo:text-indent="0cm" fo:margin-top="0pt" fo:margin-bottom="12pt" fo:border="none"/>
    </style:style>
    <style:style style:family="text" style:name="T3084">
      <style:text-properties fo:color="#24292f" fo:font-family="Liberation Sans" style:font-family-complex="Liberation Sans"/>
    </style:style>
    <style:style style:family="text" style:name="T3085">
      <style:text-properties fo:color="#24292f" fo:font-family="Liberation Sans" style:font-family-complex="Liberation Sans" fo:font-size="12pt"/>
    </style:style>
    <style:style style:family="text" style:name="T3086">
      <style:text-properties fo:color="#24292f" fo:font-family="Liberation Sans" style:font-family-complex="Liberation Sans" fo:font-style="italic"/>
    </style:style>
    <style:style style:family="text" style:name="T3087">
      <style:text-properties fo:color="#24292f" fo:font-family="Liberation Sans" style:font-family-complex="Liberation Sans" fo:font-size="12pt"/>
    </style:style>
    <style:style style:family="text" style:name="T3088">
      <style:text-properties fo:color="#24292f" fo:font-family="Liberation Sans" style:font-family-complex="Liberation Sans"/>
    </style:style>
    <style:style style:family="paragraph" style:name="P1116">
      <style:paragraph-properties fo:margin-left="0cm" fo:margin-right="0cm" fo:text-indent="0cm" fo:margin-top="0pt" fo:margin-bottom="0pt" fo:border="none"/>
    </style:style>
    <style:style style:family="text" style:name="T3089">
      <style:text-properties fo:color="#24292f" fo:font-family="Liberation Sans" style:font-family-complex="Liberation Sans"/>
    </style:style>
    <style:style style:family="paragraph" style:name="P1117">
      <style:paragraph-properties fo:margin-left="0cm" fo:margin-right="0cm" fo:text-indent="0cm" fo:margin-top="0pt" fo:margin-bottom="12pt" fo:border="none"/>
    </style:style>
    <style:style style:family="text" style:name="T3090">
      <style:text-properties fo:color="#24292f" fo:font-family="Liberation Sans" style:font-family-complex="Liberation Sans"/>
    </style:style>
    <style:style style:parent-style-name="717" style:family="paragraph" style:name="P1118">
      <style:paragraph-properties fo:margin-left="0cm" fo:margin-right="0cm" fo:text-indent="0cm" fo:margin-top="18pt" fo:margin-bottom="12pt" fo:border="none"/>
    </style:style>
    <style:style style:family="text" style:name="T3091">
      <style:text-properties fo:color="#24292f" fo:font-family="Liberation Sans" style:font-family-complex="Liberation Sans" fo:font-weight="bold"/>
    </style:style>
    <style:style style:family="paragraph" style:name="P1119">
      <style:paragraph-properties fo:margin-left="0cm" fo:margin-right="0cm" fo:text-indent="0cm" fo:margin-top="0pt" fo:margin-bottom="12pt" fo:border="none"/>
    </style:style>
    <style:style style:family="text" style:name="T3092">
      <style:text-properties fo:color="#24292f" fo:font-family="Liberation Sans" style:font-family-complex="Liberation Sans"/>
    </style:style>
    <style:style style:family="text" style:name="T3093">
      <style:text-properties fo:color="#24292f" fo:font-family="Liberation Sans" style:font-family-complex="Liberation Sans" fo:font-size="12pt"/>
    </style:style>
    <style:style style:family="text" style:name="T3094">
      <style:text-properties fo:color="#24292f" fo:font-family="Liberation Sans" style:font-family-complex="Liberation Sans"/>
    </style:style>
    <style:style style:family="text" style:name="T3095">
      <style:text-properties fo:color="#24292f" fo:font-family="Liberation Sans" style:font-family-complex="Liberation Sans" fo:font-size="12pt"/>
    </style:style>
    <style:style style:family="text" style:name="T3096">
      <style:text-properties fo:color="#24292f" fo:font-family="Liberation Sans" style:font-family-complex="Liberation Sans" fo:font-style="italic"/>
    </style:style>
    <style:style style:family="text" style:name="T3097">
      <style:text-properties fo:color="#24292f" fo:font-family="Liberation Sans" style:font-family-complex="Liberation Sans" fo:font-size="12pt"/>
    </style:style>
    <style:style style:family="text" style:name="T3098">
      <style:text-properties fo:color="#24292f" fo:font-family="Liberation Sans" style:font-family-complex="Liberation Sans"/>
    </style:style>
    <style:style style:family="paragraph" style:name="P1120">
      <style:paragraph-properties fo:margin-left="0cm" fo:margin-right="0cm" fo:text-indent="0cm" fo:margin-top="0pt" fo:margin-bottom="0pt" fo:border="none"/>
    </style:style>
    <style:style style:family="text" style:name="T3099">
      <style:text-properties fo:color="#24292f" fo:font-family="Liberation Sans" style:font-family-complex="Liberation Sans"/>
    </style:style>
    <style:style style:family="paragraph" style:name="P1121">
      <style:paragraph-properties fo:margin-left="0cm" fo:margin-right="0cm" fo:text-indent="0cm" fo:margin-top="0pt" fo:margin-bottom="12pt" fo:border="none"/>
    </style:style>
    <style:style style:family="text" style:name="T3100">
      <style:text-properties fo:color="#24292f" fo:font-family="Liberation Sans" style:font-family-complex="Liberation Sans"/>
    </style:style>
    <style:style style:family="text" style:name="T3101">
      <style:text-properties fo:color="#24292f" fo:font-family="Liberation Sans" style:font-family-complex="Liberation Sans" fo:font-size="12pt"/>
    </style:style>
    <style:style style:family="text" style:name="T3102">
      <style:text-properties fo:color="#24292f" fo:font-family="Liberation Sans" style:font-family-complex="Liberation Sans"/>
    </style:style>
    <style:style style:family="text" style:name="T3103">
      <style:text-properties fo:color="#24292f" fo:font-family="Liberation Sans" style:font-family-complex="Liberation Sans" fo:font-size="12pt"/>
    </style:style>
    <style:style style:family="text" style:name="T3104">
      <style:text-properties fo:color="#24292f" fo:font-family="Liberation Sans" style:font-family-complex="Liberation Sans" fo:font-style="italic"/>
    </style:style>
    <style:style style:family="text" style:name="T3105">
      <style:text-properties fo:color="#24292f" fo:font-family="Liberation Sans" style:font-family-complex="Liberation Sans" fo:font-size="12pt"/>
    </style:style>
    <style:style style:family="text" style:name="T3106">
      <style:text-properties fo:color="#24292f" fo:font-family="Liberation Sans" style:font-family-complex="Liberation Sans"/>
    </style:style>
    <style:style style:family="paragraph" style:name="P1122">
      <style:paragraph-properties fo:margin-left="0cm" fo:margin-right="0cm" fo:text-indent="0cm" fo:margin-top="0pt" fo:margin-bottom="0pt" fo:border="none"/>
    </style:style>
    <style:style style:family="text" style:name="T3107">
      <style:text-properties fo:color="#24292f" fo:font-family="Liberation Sans" style:font-family-complex="Liberation Sans"/>
    </style:style>
    <style:style style:family="paragraph" style:name="P1123">
      <style:paragraph-properties fo:margin-left="0cm" fo:margin-right="0cm" fo:text-indent="0cm" fo:margin-top="0pt" fo:margin-bottom="12pt" fo:border="none"/>
    </style:style>
    <style:style style:family="text" style:name="T3108">
      <style:text-properties fo:color="#24292f" fo:font-family="Liberation Sans" style:font-family-complex="Liberation Sans"/>
    </style:style>
    <style:style style:parent-style-name="717" style:family="paragraph" style:name="P1124">
      <style:paragraph-properties fo:margin-left="0cm" fo:margin-right="0cm" fo:text-indent="0cm" fo:margin-top="18pt" fo:margin-bottom="12pt" fo:border="none"/>
    </style:style>
    <style:style style:family="text" style:name="T3109">
      <style:text-properties fo:color="#24292f" fo:font-family="Liberation Sans" style:font-family-complex="Liberation Sans" fo:font-weight="bold"/>
    </style:style>
    <style:style style:family="paragraph" style:name="P1125">
      <style:paragraph-properties fo:margin-left="0cm" fo:margin-right="0cm" fo:text-indent="0cm" fo:margin-top="0pt" fo:margin-bottom="12pt" fo:border="none"/>
    </style:style>
    <style:style style:family="text" style:name="T3110">
      <style:text-properties fo:color="#24292f" fo:font-family="Liberation Sans" style:font-family-complex="Liberation Sans"/>
    </style:style>
    <style:style style:family="text" style:name="T3111">
      <style:text-properties fo:color="#24292f" fo:font-family="Liberation Sans" style:font-family-complex="Liberation Sans" fo:font-size="12pt"/>
    </style:style>
    <style:style style:family="text" style:name="T3112">
      <style:text-properties fo:color="#24292f" fo:font-family="Liberation Sans" style:font-family-complex="Liberation Sans"/>
    </style:style>
    <style:style style:family="paragraph" style:name="P1126">
      <style:paragraph-properties fo:margin-left="0cm" fo:margin-right="0cm" fo:text-indent="0cm" fo:margin-top="0pt" fo:margin-bottom="12pt" fo:border="none"/>
    </style:style>
    <style:style style:family="text" style:name="T3113">
      <style:text-properties fo:color="#24292f" fo:font-family="Liberation Sans" style:font-family-complex="Liberation Sans" fo:font-style="italic"/>
    </style:style>
    <style:style style:family="text" style:name="T3114">
      <style:text-properties fo:color="#24292f" fo:font-family="Liberation Sans" style:font-family-complex="Liberation Sans" fo:font-size="12pt"/>
    </style:style>
    <style:style style:family="text" style:name="T3115">
      <style:text-properties fo:color="#24292f" fo:font-family="Liberation Sans" style:font-family-complex="Liberation Sans"/>
    </style:style>
    <style:style style:family="text" style:name="T3116">
      <style:text-properties fo:color="#24292f" fo:font-family="Liberation Sans" style:font-family-complex="Liberation Sans" fo:font-size="12pt"/>
    </style:style>
    <style:style style:family="text" style:name="T3117">
      <style:text-properties fo:color="#24292f" fo:font-family="Liberation Sans" style:font-family-complex="Liberation Sans" fo:font-style="italic"/>
    </style:style>
    <style:style style:family="text" style:name="T3118">
      <style:text-properties fo:color="#24292f" fo:font-family="Liberation Sans" style:font-family-complex="Liberation Sans" fo:font-size="12pt"/>
    </style:style>
    <style:style style:family="text" style:name="T3119">
      <style:text-properties fo:color="#24292f" fo:font-family="Liberation Sans" style:font-family-complex="Liberation Sans"/>
    </style:style>
    <style:style style:family="text" style:name="T3120">
      <style:text-properties fo:color="#24292f" fo:font-family="Liberation Sans" style:font-family-complex="Liberation Sans" fo:font-size="12pt"/>
    </style:style>
    <style:style style:family="text" style:name="T3121">
      <style:text-properties fo:color="#24292f" fo:font-family="Liberation Sans" style:font-family-complex="Liberation Sans"/>
    </style:style>
    <style:style style:family="text" style:name="T3122">
      <style:text-properties fo:color="#24292f" fo:font-family="Liberation Sans" style:font-family-complex="Liberation Sans" fo:font-size="12pt"/>
    </style:style>
    <style:style style:family="text" style:name="T3123">
      <style:text-properties fo:color="#24292f" fo:font-family="Liberation Sans" style:font-family-complex="Liberation Sans"/>
    </style:style>
    <style:style style:family="text" style:name="T3124">
      <style:text-properties fo:color="#24292f" fo:font-family="Liberation Sans" style:font-family-complex="Liberation Sans" fo:font-size="12pt"/>
    </style:style>
    <style:style style:family="text" style:name="T3125">
      <style:text-properties fo:color="#24292f" fo:font-family="Liberation Sans" style:font-family-complex="Liberation Sans" fo:font-style="italic"/>
    </style:style>
    <style:style style:family="text" style:name="T3126">
      <style:text-properties fo:color="#24292f" fo:font-family="Liberation Sans" style:font-family-complex="Liberation Sans"/>
    </style:style>
    <style:style style:family="paragraph" style:name="P1127">
      <style:paragraph-properties fo:margin-left="0cm" fo:margin-right="0cm" fo:text-indent="0cm" fo:margin-top="0pt" fo:margin-bottom="0pt" fo:border="none"/>
    </style:style>
    <style:style style:family="text" style:name="T3127">
      <style:text-properties fo:color="#24292f" fo:font-family="Liberation Sans" style:font-family-complex="Liberation Sans"/>
    </style:style>
    <style:style style:family="paragraph" style:name="P1128">
      <style:paragraph-properties fo:margin-left="0cm" fo:margin-right="0cm" fo:text-indent="0cm" fo:margin-top="0pt" fo:margin-bottom="12pt" fo:border="none"/>
    </style:style>
    <style:style style:family="text" style:name="T3128">
      <style:text-properties fo:color="#24292f" fo:font-family="Liberation Sans" style:font-family-complex="Liberation Sans"/>
    </style:style>
    <style:style style:family="paragraph" style:name="P1129">
      <style:paragraph-properties fo:margin-left="0cm" fo:margin-right="0cm" fo:text-indent="0cm" fo:margin-top="0pt" fo:margin-bottom="0pt" fo:border="none"/>
    </style:style>
    <style:style style:family="text" style:name="T3129">
      <style:text-properties fo:color="#24292f" fo:font-family="Liberation Sans" style:font-family-complex="Liberation Sans"/>
    </style:style>
    <style:style style:family="paragraph" style:name="P1130">
      <style:paragraph-properties fo:margin-left="0cm" fo:margin-right="0cm" fo:text-indent="0cm" fo:margin-top="0pt" fo:margin-bottom="12pt" fo:border="none"/>
    </style:style>
    <style:style style:family="text" style:name="T3130">
      <style:text-properties fo:color="#24292f" fo:font-family="Liberation Sans" style:font-family-complex="Liberation Sans"/>
    </style:style>
    <style:style style:family="text" style:name="T3131">
      <style:text-properties fo:color="#24292f" fo:font-family="Liberation Sans" style:font-family-complex="Liberation Sans" fo:font-size="10pt"/>
    </style:style>
    <style:style style:family="text" style:name="T3132">
      <style:text-properties fo:color="#24292f" fo:font-family="Liberation Sans" style:font-family-complex="Liberation Sans"/>
    </style:style>
    <style:style style:family="text" style:name="T3133">
      <style:text-properties fo:color="#24292f" fo:font-family="Liberation Sans" style:font-family-complex="Liberation Sans" fo:font-size="10pt"/>
    </style:style>
    <style:style style:family="text" style:name="T3134">
      <style:text-properties fo:color="#24292f" fo:font-family="Liberation Sans" style:font-family-complex="Liberation Sans"/>
    </style:style>
    <style:style style:family="text" style:name="T3135">
      <style:text-properties fo:color="#24292f" fo:font-family="Liberation Sans" style:font-family-complex="Liberation Sans" fo:font-size="10pt"/>
    </style:style>
    <style:style style:family="text" style:name="T3136">
      <style:text-properties fo:color="#24292f" fo:font-family="Liberation Sans" style:font-family-complex="Liberation Sans"/>
    </style:style>
    <style:style style:family="paragraph" style:name="P1131">
      <style:paragraph-properties fo:margin-left="0cm" fo:margin-right="0cm" fo:text-indent="0cm" fo:margin-top="0pt" fo:margin-bottom="12pt" fo:border="none"/>
    </style:style>
    <style:style style:family="text" style:name="T3137">
      <style:text-properties fo:color="#24292f" fo:font-family="Liberation Sans" style:font-family-complex="Liberation Sans"/>
    </style:style>
    <style:style style:family="paragraph" style:name="P1132">
      <style:paragraph-properties fo:margin-left="0cm" fo:margin-right="0cm" fo:text-indent="0cm" fo:margin-top="0pt" fo:margin-bottom="12pt" fo:border="none"/>
    </style:style>
    <style:style style:family="text" style:name="T3138">
      <style:text-properties fo:color="#24292f" fo:font-family="Liberation Sans" style:font-family-complex="Liberation Sans"/>
    </style:style>
    <style:style style:family="text" style:name="T3139">
      <style:text-properties fo:color="#24292f" fo:font-family="Liberation Sans" style:font-family-complex="Liberation Sans" fo:font-size="10pt"/>
    </style:style>
    <style:style style:family="text" style:name="T3140">
      <style:text-properties fo:color="#24292f" fo:font-family="Liberation Sans" style:font-family-complex="Liberation Sans"/>
    </style:style>
    <style:style style:family="text" style:name="T3141">
      <style:text-properties fo:color="#24292f" fo:font-family="Liberation Sans" style:font-family-complex="Liberation Sans" fo:font-size="10pt"/>
    </style:style>
    <style:style style:family="text" style:name="T3142">
      <style:text-properties fo:color="#24292f" fo:font-family="Liberation Sans" style:font-family-complex="Liberation Sans"/>
    </style:style>
    <style:style style:family="paragraph" style:name="P1133">
      <style:paragraph-properties fo:margin-left="0cm" fo:margin-right="0cm" fo:text-indent="0cm" fo:margin-top="0pt" fo:margin-bottom="12pt" fo:border="none"/>
    </style:style>
    <style:style style:family="text" style:name="T3143">
      <style:text-properties fo:color="#24292f" fo:font-family="Liberation Sans" style:font-family-complex="Liberation Sans"/>
    </style:style>
    <style:style style:family="text" style:name="T3144">
      <style:text-properties fo:color="#24292f" fo:font-family="Liberation Sans" style:font-family-complex="Liberation Sans" fo:font-size="10pt"/>
    </style:style>
    <style:style style:family="text" style:name="T3145">
      <style:text-properties fo:color="#24292f" fo:font-family="Liberation Sans" style:font-family-complex="Liberation Sans"/>
    </style:style>
    <style:style style:family="paragraph" style:name="P1134">
      <style:paragraph-properties fo:margin-left="0cm" fo:margin-right="0cm" fo:text-indent="0cm" fo:margin-top="0pt" fo:margin-bottom="12pt" fo:border="none"/>
    </style:style>
    <style:style style:family="text" style:name="T3146">
      <style:text-properties fo:color="#24292f" fo:font-family="Liberation Sans" style:font-family-complex="Liberation Sans"/>
    </style:style>
    <style:style style:family="text" style:name="T3147">
      <style:text-properties fo:color="#24292f" fo:font-family="Liberation Sans" style:font-family-complex="Liberation Sans" fo:font-size="10pt"/>
    </style:style>
    <style:style style:family="text" style:name="T3148">
      <style:text-properties fo:color="#24292f" fo:font-family="Liberation Sans" style:font-family-complex="Liberation Sans"/>
    </style:style>
    <style:style style:family="text" style:name="T3149">
      <style:text-properties fo:color="#24292f" fo:font-family="Liberation Sans" style:font-family-complex="Liberation Sans" fo:font-size="10pt"/>
    </style:style>
    <style:style style:family="text" style:name="T3150">
      <style:text-properties fo:color="#24292f" fo:font-family="Liberation Sans" style:font-family-complex="Liberation Sans"/>
    </style:style>
    <style:style style:family="paragraph" style:name="P1135">
      <style:paragraph-properties fo:margin-left="0cm" fo:margin-right="0cm" fo:text-indent="0cm" fo:margin-top="0pt" fo:margin-bottom="12pt" fo:border="none"/>
    </style:style>
    <style:style style:family="text" style:name="T3151">
      <style:text-properties fo:color="#24292f" fo:font-family="Liberation Sans" style:font-family-complex="Liberation Sans"/>
    </style:style>
    <style:style style:parent-style-name="717" style:family="paragraph" style:name="P1136">
      <style:paragraph-properties fo:margin-left="0cm" fo:margin-right="0cm" fo:text-indent="0cm" fo:margin-top="18pt" fo:margin-bottom="12pt" fo:border="none"/>
    </style:style>
    <style:style style:family="text" style:name="T3152">
      <style:text-properties fo:color="#24292f" fo:font-family="Liberation Sans" style:font-family-complex="Liberation Sans" fo:font-weight="bold"/>
    </style:style>
    <style:style style:family="paragraph" style:name="P1137">
      <style:paragraph-properties fo:margin-left="0cm" fo:margin-right="0cm" fo:text-indent="0cm" fo:margin-top="0pt" fo:margin-bottom="12pt" fo:border="none"/>
    </style:style>
    <style:style style:family="text" style:name="T3153">
      <style:text-properties fo:color="#24292f" fo:font-family="Liberation Sans" style:font-family-complex="Liberation Sans"/>
    </style:style>
    <style:style style:family="paragraph" style:name="P1138">
      <style:paragraph-properties fo:margin-left="0cm" fo:margin-right="0cm" fo:text-indent="0cm" fo:margin-top="0pt" fo:margin-bottom="12pt" fo:border="none"/>
    </style:style>
    <style:style style:family="text" style:name="T3154">
      <style:text-properties fo:color="#24292f" fo:font-family="Liberation Sans" style:font-family-complex="Liberation Sans"/>
    </style:style>
    <style:style style:family="paragraph" style:name="P1139">
      <style:paragraph-properties fo:margin-left="0cm" fo:margin-right="0cm" fo:text-indent="0cm" fo:margin-top="0pt" fo:margin-bottom="12pt" fo:border="none"/>
    </style:style>
    <style:style style:family="text" style:name="T3155">
      <style:text-properties fo:color="#24292f" fo:font-family="Liberation Sans" style:font-family-complex="Liberation Sans"/>
    </style:style>
    <style:style style:family="text" style:name="T3156">
      <style:text-properties fo:color="#24292f" fo:font-family="Liberation Sans" style:font-family-complex="Liberation Sans" fo:font-size="12pt"/>
    </style:style>
    <style:style style:family="text" style:name="T3157">
      <style:text-properties fo:color="#24292f" fo:font-family="Liberation Sans" style:font-family-complex="Liberation Sans"/>
    </style:style>
    <style:style style:family="text" style:name="T3158">
      <style:text-properties fo:color="#24292f" fo:font-family="Liberation Sans" style:font-family-complex="Liberation Sans" fo:font-size="12pt"/>
    </style:style>
    <style:style style:family="text" style:name="T3159">
      <style:text-properties fo:color="#24292f" fo:font-family="Liberation Sans" style:font-family-complex="Liberation Sans"/>
    </style:style>
    <style:style style:family="text" style:name="T3160">
      <style:text-properties fo:color="#24292f" fo:font-family="Liberation Sans" style:font-family-complex="Liberation Sans" fo:font-size="12pt"/>
    </style:style>
    <style:style style:family="text" style:name="T3161">
      <style:text-properties fo:color="#24292f" fo:font-family="Liberation Sans" style:font-family-complex="Liberation Sans" fo:font-style="italic"/>
    </style:style>
    <style:style style:family="text" style:name="T3162">
      <style:text-properties fo:color="#24292f" fo:font-family="Liberation Sans" style:font-family-complex="Liberation Sans" fo:font-size="12pt"/>
    </style:style>
    <style:style style:family="text" style:name="T3163">
      <style:text-properties fo:color="#24292f" fo:font-family="Liberation Sans" style:font-family-complex="Liberation Sans"/>
    </style:style>
    <style:style style:family="paragraph" style:name="P1140">
      <style:paragraph-properties fo:margin-left="0cm" fo:margin-right="0cm" fo:text-indent="0cm" fo:margin-top="0pt" fo:margin-bottom="0pt" fo:border="none"/>
    </style:style>
    <style:style style:family="text" style:name="T3164">
      <style:text-properties fo:color="#24292f" fo:font-family="Liberation Sans" style:font-family-complex="Liberation Sans"/>
    </style:style>
    <style:style style:family="paragraph" style:name="P1141">
      <style:paragraph-properties fo:margin-left="0cm" fo:margin-right="0cm" fo:text-indent="0cm" fo:margin-top="0pt" fo:margin-bottom="12pt" fo:border="none"/>
    </style:style>
    <style:style style:family="text" style:name="T3165">
      <style:text-properties fo:color="#24292f" fo:font-family="Liberation Sans" style:font-family-complex="Liberation Sans"/>
    </style:style>
    <style:style style:family="paragraph" style:name="P1142">
      <style:paragraph-properties fo:margin-left="0cm" fo:margin-right="0cm" fo:text-indent="0cm" fo:margin-top="0pt" fo:margin-bottom="12pt" fo:border="none"/>
    </style:style>
    <style:style style:family="text" style:name="T3166">
      <style:text-properties fo:font-family="Liberation Sans" style:font-family-complex="Liberation Sans" fo:font-size="12pt"/>
    </style:style>
    <style:style style:family="paragraph" style:name="P1143">
      <style:paragraph-properties fo:margin-left="0cm" fo:margin-right="0cm" fo:text-indent="0cm" fo:margin-top="0pt" fo:margin-bottom="12pt" fo:border="none"/>
    </style:style>
    <style:style style:family="text" style:name="T3167">
      <style:text-properties fo:color="#24292f" fo:font-family="Liberation Sans" style:font-family-complex="Liberation Sans"/>
    </style:style>
    <style:style style:family="paragraph" style:name="P1144">
      <style:paragraph-properties fo:margin-left="0cm" fo:margin-right="0cm" fo:text-indent="0cm" fo:margin-top="0pt" fo:margin-bottom="12pt" fo:border="none"/>
    </style:style>
    <style:style style:family="text" style:name="T3168">
      <style:text-properties fo:color="#24292f" fo:font-family="Liberation Sans" style:font-family-complex="Liberation Sans"/>
    </style:style>
    <style:style style:family="paragraph" style:name="P1145">
      <style:paragraph-properties fo:margin-left="0cm" fo:margin-right="0cm" fo:text-indent="0cm" fo:margin-top="0pt" fo:margin-bottom="12pt" fo:border="none"/>
    </style:style>
    <style:style style:family="text" style:name="T3169">
      <style:text-properties fo:font-family="Liberation Sans" style:font-family-complex="Liberation Sans" fo:font-size="12pt"/>
    </style:style>
    <style:style style:family="paragraph" style:name="P1146">
      <style:paragraph-properties fo:margin-left="0cm" fo:margin-right="0cm" fo:text-indent="0cm" fo:margin-top="0pt" fo:margin-bottom="12pt" fo:border="none"/>
    </style:style>
    <style:style style:family="text" style:name="T3170">
      <style:text-properties fo:color="#24292f" fo:font-family="Liberation Sans" style:font-family-complex="Liberation Sans"/>
    </style:style>
    <style:style style:family="paragraph" style:name="P1147">
      <style:paragraph-properties fo:margin-left="0cm" fo:margin-right="0cm" fo:text-indent="0cm" fo:margin-top="0pt" fo:margin-bottom="12pt" fo:border="none"/>
    </style:style>
    <style:style style:family="text" style:name="T3171">
      <style:text-properties fo:color="#24292f" fo:font-family="Liberation Sans" style:font-family-complex="Liberation Sans"/>
    </style:style>
    <style:style style:family="paragraph" style:name="P1148">
      <style:paragraph-properties fo:margin-left="0cm" fo:margin-right="0cm" fo:text-indent="0cm" fo:margin-top="0pt" fo:margin-bottom="12pt" fo:border="none"/>
    </style:style>
    <style:style style:family="text" style:name="T3172">
      <style:text-properties fo:color="#24292f" fo:font-family="Liberation Sans" style:font-family-complex="Liberation Sans"/>
    </style:style>
    <style:style style:family="paragraph" style:name="P1149">
      <style:paragraph-properties fo:margin-left="0cm" fo:margin-right="0cm" fo:text-indent="0cm" fo:margin-top="0pt" fo:margin-bottom="12pt" fo:border="none"/>
    </style:style>
    <style:style style:family="text" style:name="T3173">
      <style:text-properties fo:font-family="Liberation Sans" style:font-family-complex="Liberation Sans" fo:font-size="12pt"/>
    </style:style>
    <style:style style:family="paragraph" style:name="P1150">
      <style:paragraph-properties fo:margin-left="0cm" fo:margin-right="0cm" fo:text-indent="0cm" fo:margin-top="0pt" fo:margin-bottom="12pt" fo:border="none"/>
    </style:style>
    <style:style style:family="text" style:name="T3174">
      <style:text-properties fo:color="#24292f" fo:font-family="Liberation Sans" style:font-family-complex="Liberation Sans"/>
    </style:style>
    <style:style style:family="paragraph" style:name="P1151">
      <style:paragraph-properties fo:margin-left="0cm" fo:margin-right="0cm" fo:text-indent="0cm" fo:margin-top="0pt" fo:margin-bottom="12pt" fo:border="none"/>
    </style:style>
    <style:style style:family="text" style:name="T3175">
      <style:text-properties fo:font-family="Liberation Sans" style:font-family-complex="Liberation Sans" fo:font-size="12pt"/>
    </style:style>
    <style:style style:family="paragraph" style:name="P1152">
      <style:paragraph-properties fo:margin-left="0cm" fo:margin-right="0cm" fo:text-indent="0cm" fo:margin-top="0pt" fo:margin-bottom="12pt" fo:border="none"/>
    </style:style>
    <style:style style:family="text" style:name="T3176">
      <style:text-properties fo:color="#24292f" fo:font-family="Liberation Sans" style:font-family-complex="Liberation Sans"/>
    </style:style>
    <style:style style:parent-style-name="713" style:family="paragraph" style:name="P1153">
      <style:paragraph-properties fo:margin-left="0cm" fo:margin-right="0cm" fo:text-indent="0cm" fo:margin-top="18pt" fo:margin-bottom="12pt" fo:border="none"/>
    </style:style>
    <style:style style:family="text" style:name="T3177">
      <style:text-properties fo:color="#24292f" fo:font-family="Liberation Sans" style:font-family-complex="Liberation Sans" fo:font-weight="bold"/>
    </style:style>
    <style:style style:parent-style-name="715" style:family="paragraph" style:name="P1154">
      <style:paragraph-properties fo:margin-left="0cm" fo:margin-right="0cm" fo:text-indent="0cm" fo:margin-top="18pt" fo:margin-bottom="12pt" fo:border="none"/>
    </style:style>
    <style:style style:family="text" style:name="T3178">
      <style:text-properties fo:color="#24292f" fo:font-family="Liberation Sans" style:font-family-complex="Liberation Sans" fo:font-weight="bold"/>
    </style:style>
    <style:style style:family="paragraph" style:name="P1155">
      <style:paragraph-properties fo:margin-left="0cm" fo:margin-right="0cm" fo:text-indent="0cm" fo:margin-top="0pt" fo:margin-bottom="12pt" fo:border="none"/>
    </style:style>
    <style:style style:family="text" style:name="T3179">
      <style:text-properties fo:color="#24292f" fo:font-family="Liberation Sans" style:font-family-complex="Liberation Sans"/>
    </style:style>
    <style:style style:family="text" style:name="T3180">
      <style:text-properties fo:color="#24292f" fo:font-family="Liberation Sans" style:font-family-complex="Liberation Sans" fo:font-size="12pt"/>
    </style:style>
    <style:style style:family="text" style:name="T3181">
      <style:text-properties fo:color="#24292f" fo:font-family="Liberation Sans" style:font-family-complex="Liberation Sans" fo:font-style="italic"/>
    </style:style>
    <style:style style:family="text" style:name="T3182">
      <style:text-properties fo:color="#24292f" fo:font-family="Liberation Sans" style:font-family-complex="Liberation Sans" fo:font-size="12pt"/>
    </style:style>
    <style:style style:family="text" style:name="T3183">
      <style:text-properties fo:color="#24292f" fo:font-family="Liberation Sans" style:font-family-complex="Liberation Sans"/>
    </style:style>
    <style:style style:family="text" style:name="T3184">
      <style:text-properties fo:color="#24292f" fo:font-family="Liberation Sans" style:font-family-complex="Liberation Sans" fo:font-size="12pt"/>
    </style:style>
    <style:style style:family="text" style:name="T3185">
      <style:text-properties fo:color="#24292f" fo:font-family="Liberation Sans" style:font-family-complex="Liberation Sans"/>
    </style:style>
    <style:style style:family="text" style:name="T3186">
      <style:text-properties fo:color="#24292f" fo:font-family="Liberation Sans" style:font-family-complex="Liberation Sans" fo:font-size="12pt"/>
    </style:style>
    <style:style style:family="text" style:name="T3187">
      <style:text-properties fo:color="#24292f" fo:font-family="Liberation Sans" style:font-family-complex="Liberation Sans"/>
    </style:style>
    <style:style style:family="text" style:name="T3188">
      <style:text-properties fo:color="#24292f" fo:font-family="Liberation Sans" style:font-family-complex="Liberation Sans" fo:font-size="12pt"/>
    </style:style>
    <style:style style:family="text" style:name="T3189">
      <style:text-properties fo:color="#24292f" fo:font-family="Liberation Sans" style:font-family-complex="Liberation Sans" fo:font-weight="bold"/>
    </style:style>
    <style:style style:family="text" style:name="T3190">
      <style:text-properties fo:color="#24292f" fo:font-family="Liberation Sans" style:font-family-complex="Liberation Sans"/>
    </style:style>
    <style:style style:family="text" style:name="T3191">
      <style:text-properties fo:color="#24292f" fo:font-family="Liberation Sans" style:font-family-complex="Liberation Sans" fo:font-size="12pt"/>
    </style:style>
    <style:style style:family="text" style:name="T3192">
      <style:text-properties fo:color="#24292f" fo:font-family="Liberation Sans" style:font-family-complex="Liberation Sans"/>
    </style:style>
    <style:style style:family="text" style:name="T3193">
      <style:text-properties fo:color="#24292f" fo:font-family="Liberation Sans" style:font-family-complex="Liberation Sans" fo:font-size="12pt"/>
    </style:style>
    <style:style style:family="text" style:name="T3194">
      <style:text-properties fo:color="#24292f" fo:font-family="Liberation Sans" style:font-family-complex="Liberation Sans"/>
    </style:style>
    <style:style style:family="text" style:name="T3195">
      <style:text-properties fo:color="#24292f" fo:font-family="Liberation Sans" style:font-family-complex="Liberation Sans" fo:font-size="12pt"/>
    </style:style>
    <style:style style:family="text" style:name="T3196">
      <style:text-properties fo:color="#24292f" fo:font-family="Liberation Sans" style:font-family-complex="Liberation Sans" fo:font-weight="bold"/>
    </style:style>
    <style:style style:family="text" style:name="T3197">
      <style:text-properties fo:color="#24292f" fo:font-family="Liberation Sans" style:font-family-complex="Liberation Sans" fo:font-size="12pt"/>
    </style:style>
    <style:style style:family="text" style:name="T3198">
      <style:text-properties fo:color="#24292f" fo:font-family="Liberation Sans" style:font-family-complex="Liberation Sans"/>
    </style:style>
    <style:style style:family="text" style:name="T3199">
      <style:text-properties fo:color="#24292f" fo:font-family="Liberation Sans" style:font-family-complex="Liberation Sans" fo:font-size="12pt"/>
    </style:style>
    <style:style style:family="text" style:name="T3200">
      <style:text-properties fo:color="#24292f" fo:font-family="Liberation Sans" style:font-family-complex="Liberation Sans" fo:font-style="italic"/>
    </style:style>
    <style:style style:family="text" style:name="T3201">
      <style:text-properties fo:color="#24292f" fo:font-family="Liberation Sans" style:font-family-complex="Liberation Sans"/>
    </style:style>
    <style:style style:parent-style-name="715" style:family="paragraph" style:name="P1156">
      <style:paragraph-properties fo:margin-left="0cm" fo:margin-right="0cm" fo:text-indent="0cm" fo:margin-top="18pt" fo:margin-bottom="12pt" fo:border="none"/>
    </style:style>
    <style:style style:family="text" style:name="T3202">
      <style:text-properties fo:color="#24292f" fo:font-family="Liberation Sans" style:font-family-complex="Liberation Sans" fo:font-weight="bold"/>
    </style:style>
    <style:style style:family="paragraph" style:name="P1157">
      <style:paragraph-properties fo:margin-left="0cm" fo:margin-right="0cm" fo:text-indent="0cm" fo:margin-top="0pt" fo:margin-bottom="12pt" fo:border="none"/>
    </style:style>
    <style:style style:family="text" style:name="T3203">
      <style:text-properties fo:color="#24292f" fo:font-family="Liberation Sans" style:font-family-complex="Liberation Sans"/>
    </style:style>
    <style:style style:family="text" style:name="T3204">
      <style:text-properties fo:color="#24292f" fo:font-family="Liberation Sans" style:font-family-complex="Liberation Sans" fo:font-style="italic"/>
    </style:style>
    <style:style style:family="text" style:name="T3205">
      <style:text-properties fo:color="#24292f" fo:font-family="Liberation Sans" style:font-family-complex="Liberation Sans"/>
    </style:style>
    <style:style style:family="text" style:name="T3206">
      <style:text-properties fo:color="#24292f" fo:font-family="Liberation Sans" style:font-family-complex="Liberation Sans" fo:font-size="12pt"/>
    </style:style>
    <style:style style:family="text" style:name="T3207">
      <style:text-properties fo:color="#24292f" fo:font-family="Liberation Sans" style:font-family-complex="Liberation Sans"/>
    </style:style>
    <style:style style:family="text" style:name="T3208">
      <style:text-properties fo:color="#24292f" fo:font-family="Liberation Sans" style:font-family-complex="Liberation Sans" fo:font-size="12pt"/>
    </style:style>
    <style:style style:family="text" style:name="T3209">
      <style:text-properties fo:color="#24292f" fo:font-family="Liberation Sans" style:font-family-complex="Liberation Sans"/>
    </style:style>
    <style:style style:family="text" style:name="T3210">
      <style:text-properties fo:color="#24292f" fo:font-family="Liberation Sans" style:font-family-complex="Liberation Sans" fo:font-size="12pt"/>
    </style:style>
    <style:style style:family="text" style:name="T3211">
      <style:text-properties fo:color="#24292f" fo:font-family="Liberation Sans" style:font-family-complex="Liberation Sans"/>
    </style:style>
    <style:style style:family="paragraph" style:name="P1158">
      <style:paragraph-properties fo:margin-left="0cm" fo:margin-right="0cm" fo:text-indent="0cm" fo:margin-top="0pt" fo:margin-bottom="0pt" fo:border="none"/>
    </style:style>
    <style:style style:family="text" style:name="T3212">
      <style:text-properties fo:color="#24292f" fo:font-family="Liberation Sans" style:font-family-complex="Liberation Sans"/>
    </style:style>
    <style:style style:family="paragraph" style:name="P1159">
      <style:paragraph-properties fo:margin-left="0cm" fo:margin-right="0cm" fo:text-indent="0cm" fo:margin-top="0pt" fo:margin-bottom="12pt" fo:border="none"/>
    </style:style>
    <style:style style:family="text" style:name="T3213">
      <style:text-properties fo:color="#24292f" fo:font-family="Liberation Sans" style:font-family-complex="Liberation Sans"/>
    </style:style>
    <style:style style:family="paragraph" style:name="P1160">
      <style:paragraph-properties fo:margin-left="0cm" fo:margin-right="0cm" fo:text-indent="0cm" fo:margin-top="0pt" fo:margin-bottom="12pt" fo:border="none"/>
    </style:style>
    <style:style style:family="text" style:name="T3214">
      <style:text-properties fo:color="#24292f" fo:font-family="Liberation Sans" style:font-family-complex="Liberation Sans"/>
    </style:style>
    <style:style style:family="paragraph" style:name="P1161">
      <style:paragraph-properties fo:margin-left="0cm" fo:margin-right="0cm" fo:text-indent="0cm" fo:margin-top="0pt" fo:margin-bottom="0pt" fo:border="none"/>
    </style:style>
    <style:style style:family="text" style:name="T3215">
      <style:text-properties fo:color="#24292f" fo:font-family="Liberation Sans" style:font-family-complex="Liberation Sans"/>
    </style:style>
    <style:style style:family="paragraph" style:name="P1162">
      <style:paragraph-properties fo:margin-left="0cm" fo:margin-right="0cm" fo:text-indent="0cm" fo:margin-top="0pt" fo:margin-bottom="12pt" fo:border="none"/>
    </style:style>
    <style:style style:family="text" style:name="T3216">
      <style:text-properties fo:color="#24292f" fo:font-family="Liberation Sans" style:font-family-complex="Liberation Sans"/>
    </style:style>
    <style:style style:parent-style-name="715" style:family="paragraph" style:name="P1163">
      <style:paragraph-properties fo:margin-left="0cm" fo:margin-right="0cm" fo:text-indent="0cm" fo:margin-top="18pt" fo:margin-bottom="12pt" fo:border="none"/>
    </style:style>
    <style:style style:family="text" style:name="T3217">
      <style:text-properties fo:color="#24292f" fo:font-family="Liberation Sans" style:font-family-complex="Liberation Sans" fo:font-weight="bold"/>
    </style:style>
    <style:style style:family="paragraph" style:name="P1164">
      <style:paragraph-properties fo:margin-left="0cm" fo:margin-right="0cm" fo:text-indent="0cm" fo:margin-top="0pt" fo:margin-bottom="12pt" fo:border="none"/>
    </style:style>
    <style:style style:family="text" style:name="T3218">
      <style:text-properties fo:color="#24292f" fo:font-family="Liberation Sans" style:font-family-complex="Liberation Sans"/>
    </style:style>
    <style:style style:family="text" style:name="T3219">
      <style:text-properties fo:color="#24292f" fo:font-family="Liberation Sans" style:font-family-complex="Liberation Sans" fo:font-size="12pt"/>
    </style:style>
    <style:style style:family="text" style:name="T3220">
      <style:text-properties fo:color="#24292f" fo:font-family="Liberation Sans" style:font-family-complex="Liberation Sans"/>
    </style:style>
    <style:style style:family="text" style:name="T3221">
      <style:text-properties fo:color="#24292f" fo:font-family="Liberation Sans" style:font-family-complex="Liberation Sans" fo:font-size="12pt"/>
    </style:style>
    <style:style style:family="text" style:name="T3222">
      <style:text-properties fo:color="#24292f" fo:font-family="Liberation Sans" style:font-family-complex="Liberation Sans" fo:font-weight="bold"/>
    </style:style>
    <style:style style:family="text" style:name="T3223">
      <style:text-properties fo:color="#24292f" fo:font-family="Liberation Sans" style:font-family-complex="Liberation Sans"/>
    </style:style>
    <style:style style:family="paragraph" style:name="P1165">
      <style:paragraph-properties fo:margin-left="0cm" fo:margin-right="0cm" fo:text-indent="0cm" fo:margin-top="0pt" fo:margin-bottom="12pt" fo:border="none"/>
    </style:style>
    <style:style style:family="text" style:name="T3224">
      <style:text-properties fo:color="#24292f" fo:font-family="Liberation Sans" style:font-family-complex="Liberation Sans"/>
    </style:style>
    <style:style style:parent-style-name="713" style:family="paragraph" style:name="P1166">
      <style:paragraph-properties fo:margin-left="0cm" fo:margin-right="0cm" fo:text-indent="0cm" fo:margin-top="18pt" fo:margin-bottom="12pt" fo:border="none"/>
    </style:style>
    <style:style style:family="text" style:name="T3225">
      <style:text-properties fo:color="#24292f" fo:font-family="Liberation Sans" style:font-family-complex="Liberation Sans" fo:font-weight="bold"/>
    </style:style>
    <style:style style:parent-style-name="715" style:family="paragraph" style:name="P1167">
      <style:paragraph-properties fo:margin-left="0cm" fo:margin-right="0cm" fo:text-indent="0cm" fo:margin-top="18pt" fo:margin-bottom="12pt" fo:border="none"/>
    </style:style>
    <style:style style:family="text" style:name="T3226">
      <style:text-properties fo:color="#24292f" fo:font-family="Liberation Sans" style:font-family-complex="Liberation Sans" fo:font-weight="bold"/>
    </style:style>
    <style:style style:family="paragraph" style:name="P1168">
      <style:paragraph-properties fo:margin-left="0cm" fo:margin-right="0cm" fo:text-indent="0cm" fo:margin-top="0pt" fo:margin-bottom="12pt" fo:border="none"/>
    </style:style>
    <style:style style:family="text" style:name="T3227">
      <style:text-properties fo:color="#24292f" fo:font-family="Liberation Sans" style:font-family-complex="Liberation Sans"/>
    </style:style>
    <style:style style:family="paragraph" style:name="P1169">
      <style:paragraph-properties fo:margin-left="0cm" fo:margin-right="0cm" fo:text-indent="0cm" fo:margin-top="0pt" fo:margin-bottom="0pt" fo:border="none"/>
    </style:style>
    <style:style style:family="text" style:name="T3228">
      <style:text-properties fo:color="#24292f" fo:font-family="Liberation Sans" style:font-family-complex="Liberation Sans"/>
    </style:style>
    <style:style style:family="text" style:name="T3229">
      <style:text-properties fo:color="#24292f" fo:font-family="Liberation Sans" style:font-family-complex="Liberation Sans" fo:font-size="12pt"/>
    </style:style>
    <style:style style:family="text" style:name="T3230">
      <style:text-properties fo:color="#24292f" fo:font-family="Liberation Sans" style:font-family-complex="Liberation Sans"/>
    </style:style>
    <style:style style:family="table" style:name="ta7">
      <style:table-properties style:width="16.5cm" fo:margin-left="0cm" table:align="left" style:use-optimal-column-width="true"/>
    </style:style>
    <style:style style:family="table-column" style:name="co23">
      <style:table-column-properties style:column-width="2.835cm" style:use-optimal-column-width="true"/>
    </style:style>
    <style:style style:family="table-column" style:name="co24">
      <style:table-column-properties style:column-width="12.13cm" style:use-optimal-column-width="true"/>
    </style:style>
    <style:style style:family="table-column" style:name="co25">
      <style:table-column-properties style:column-width="0.6897cm" style:use-optimal-column-width="true"/>
    </style:style>
    <style:style style:family="table-column" style:name="co26">
      <style:table-column-properties style:column-width="0.8485cm" style:use-optimal-column-width="true"/>
    </style:style>
    <style:style style:family="table-row" style:name="ro104">
      <style:table-row-properties/>
    </style:style>
    <style:style style:family="table-cell" style:name="ce39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70">
      <style:paragraph-properties style:line-height-at-least="2.85pt" fo:text-align="center" fo:margin-top="0pt" fo:margin-bottom="0pt"/>
    </style:style>
    <style:style style:family="text" style:name="T3231">
      <style:text-properties fo:color="#000000" fo:font-family="Liberation Sans" style:font-family-complex="Liberation Sans" fo:font-weight="bold"/>
    </style:style>
    <style:style style:family="table-cell" style:name="ce40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71">
      <style:paragraph-properties style:line-height-at-least="2.85pt" fo:text-align="center" fo:margin-top="0pt" fo:margin-bottom="0pt"/>
    </style:style>
    <style:style style:family="text" style:name="T3232">
      <style:text-properties fo:color="#000000" fo:font-family="Liberation Sans" style:font-family-complex="Liberation Sans" fo:font-weight="bold"/>
    </style:style>
    <style:style style:family="table-cell" style:name="ce40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72">
      <style:paragraph-properties style:line-height-at-least="2.85pt" fo:text-align="center" fo:margin-top="0pt" fo:margin-bottom="0pt"/>
    </style:style>
    <style:style style:family="text" style:name="T3233">
      <style:text-properties fo:color="#000000" fo:font-family="Liberation Sans" style:font-family-complex="Liberation Sans" fo:font-weight="bold"/>
    </style:style>
    <style:style style:family="table-cell" style:name="ce40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73">
      <style:paragraph-properties style:line-height-at-least="2.85pt" fo:text-align="center" fo:margin-top="0pt" fo:margin-bottom="0pt"/>
    </style:style>
    <style:style style:family="text" style:name="T3234">
      <style:text-properties fo:color="#000000" fo:font-family="Liberation Sans" style:font-family-complex="Liberation Sans" fo:font-weight="bold"/>
    </style:style>
    <style:style style:family="table-row" style:name="ro105">
      <style:table-row-properties/>
    </style:style>
    <style:style style:family="table-cell" style:name="ce40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74">
      <style:paragraph-properties fo:margin-left="0cm" fo:margin-right="0cm" fo:text-indent="0cm" fo:margin-top="0pt" fo:margin-bottom="12pt" fo:border="none"/>
    </style:style>
    <style:style style:family="text" style:name="T3235">
      <style:text-properties fo:color="#000000" fo:font-family="Liberation Sans" style:font-family-complex="Liberation Sans"/>
    </style:style>
    <style:style style:family="table-cell" style:name="ce40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75">
      <style:paragraph-properties fo:margin-left="0cm" fo:margin-right="0cm" fo:text-indent="0cm" fo:margin-top="0pt" fo:margin-bottom="12pt" fo:border="none"/>
    </style:style>
    <style:style style:family="text" style:name="T3236">
      <style:text-properties fo:color="#000000" fo:font-family="Liberation Sans" style:font-family-complex="Liberation Sans"/>
    </style:style>
    <style:style style:family="table-cell" style:name="ce40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76">
      <style:paragraph-properties fo:margin-left="0cm" fo:margin-right="0cm" fo:text-indent="0cm" fo:margin-top="0pt" fo:margin-bottom="12pt" fo:border="none"/>
    </style:style>
    <style:style style:family="text" style:name="T3237">
      <style:text-properties fo:color="#000000" fo:font-family="Liberation Sans" style:font-family-complex="Liberation Sans" fo:font-size="12pt"/>
    </style:style>
    <style:style style:family="table-cell" style:name="ce40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77">
      <style:paragraph-properties fo:margin-left="0cm" fo:margin-right="0cm" fo:text-indent="0cm" fo:margin-top="0pt" fo:margin-bottom="12pt" fo:border="none"/>
    </style:style>
    <style:style style:family="text" style:name="T3238">
      <style:text-properties fo:color="#000000" fo:font-family="Liberation Sans" style:font-family-complex="Liberation Sans" fo:font-size="12pt"/>
    </style:style>
    <style:style style:family="table-row" style:name="ro106">
      <style:table-row-properties/>
    </style:style>
    <style:style style:family="table-cell" style:name="ce40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78">
      <style:paragraph-properties fo:margin-left="0cm" fo:margin-right="0cm" fo:text-indent="0cm" fo:margin-top="0pt" fo:margin-bottom="12pt" fo:border="none"/>
    </style:style>
    <style:style style:family="text" style:name="T3239">
      <style:text-properties fo:color="#000000" fo:font-family="Liberation Sans" style:font-family-complex="Liberation Sans"/>
    </style:style>
    <style:style style:family="table-cell" style:name="ce40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79">
      <style:paragraph-properties fo:margin-left="0cm" fo:margin-right="0cm" fo:text-indent="0cm" fo:margin-top="0pt" fo:margin-bottom="12pt" fo:border="none"/>
    </style:style>
    <style:style style:family="text" style:name="T3240">
      <style:text-properties fo:color="#000000" fo:font-family="Liberation Sans" style:font-family-complex="Liberation Sans"/>
    </style:style>
    <style:style style:family="table-cell" style:name="ce40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80">
      <style:paragraph-properties fo:margin-left="0cm" fo:margin-right="0cm" fo:text-indent="0cm" fo:margin-top="0pt" fo:margin-bottom="12pt" fo:border="none"/>
    </style:style>
    <style:style style:family="text" style:name="T3241">
      <style:text-properties fo:color="#000000" fo:font-family="Liberation Sans" style:font-family-complex="Liberation Sans" fo:font-size="12pt"/>
    </style:style>
    <style:style style:family="table-cell" style:name="ce41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81">
      <style:paragraph-properties fo:margin-left="0cm" fo:margin-right="0cm" fo:text-indent="0cm" fo:margin-top="0pt" fo:margin-bottom="12pt" fo:border="none"/>
    </style:style>
    <style:style style:family="text" style:name="T3242">
      <style:text-properties fo:color="#000000" fo:font-family="Liberation Sans" style:font-family-complex="Liberation Sans" fo:font-size="12pt"/>
    </style:style>
    <style:style style:family="table-row" style:name="ro107">
      <style:table-row-properties/>
    </style:style>
    <style:style style:family="table-cell" style:name="ce41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82">
      <style:paragraph-properties fo:margin-left="0cm" fo:margin-right="0cm" fo:text-indent="0cm" fo:margin-top="0pt" fo:margin-bottom="12pt" fo:border="none"/>
    </style:style>
    <style:style style:family="text" style:name="T3243">
      <style:text-properties fo:color="#000000" fo:font-family="Liberation Sans" style:font-family-complex="Liberation Sans"/>
    </style:style>
    <style:style style:family="table-cell" style:name="ce41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83">
      <style:paragraph-properties fo:margin-left="0cm" fo:margin-right="0cm" fo:text-indent="0cm" fo:margin-top="0pt" fo:margin-bottom="12pt" fo:border="none"/>
    </style:style>
    <style:style style:family="text" style:name="T3244">
      <style:text-properties fo:color="#000000" fo:font-family="Liberation Sans" style:font-family-complex="Liberation Sans"/>
    </style:style>
    <style:style style:family="table-cell" style:name="ce41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84">
      <style:paragraph-properties fo:margin-left="0cm" fo:margin-right="0cm" fo:text-indent="0cm" fo:margin-top="0pt" fo:margin-bottom="12pt" fo:border="none"/>
    </style:style>
    <style:style style:family="text" style:name="T3245">
      <style:text-properties fo:color="#000000" fo:font-family="Liberation Sans" style:font-family-complex="Liberation Sans" fo:font-size="12pt"/>
    </style:style>
    <style:style style:family="table-cell" style:name="ce41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85">
      <style:paragraph-properties fo:margin-left="0cm" fo:margin-right="0cm" fo:text-indent="0cm" fo:margin-top="0pt" fo:margin-bottom="12pt" fo:border="none"/>
    </style:style>
    <style:style style:family="text" style:name="T3246">
      <style:text-properties fo:color="#000000" fo:font-family="Liberation Sans" style:font-family-complex="Liberation Sans" fo:font-size="12pt"/>
    </style:style>
    <style:style style:family="table-row" style:name="ro108">
      <style:table-row-properties/>
    </style:style>
    <style:style style:family="table-cell" style:name="ce41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86">
      <style:paragraph-properties fo:margin-left="0cm" fo:margin-right="0cm" fo:text-indent="0cm" fo:margin-top="0pt" fo:margin-bottom="12pt" fo:border="none"/>
    </style:style>
    <style:style style:family="text" style:name="T3247">
      <style:text-properties fo:color="#000000" fo:font-family="Liberation Sans" style:font-family-complex="Liberation Sans"/>
    </style:style>
    <style:style style:family="table-cell" style:name="ce41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87">
      <style:paragraph-properties fo:margin-left="0cm" fo:margin-right="0cm" fo:text-indent="0cm" fo:margin-top="0pt" fo:margin-bottom="12pt" fo:border="none"/>
    </style:style>
    <style:style style:family="text" style:name="T3248">
      <style:text-properties fo:color="#000000" fo:font-family="Liberation Sans" style:font-family-complex="Liberation Sans"/>
    </style:style>
    <style:style style:family="table-cell" style:name="ce41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88">
      <style:paragraph-properties fo:margin-left="0cm" fo:margin-right="0cm" fo:text-indent="0cm" fo:margin-top="0pt" fo:margin-bottom="12pt" fo:border="none"/>
    </style:style>
    <style:style style:family="text" style:name="T3249">
      <style:text-properties fo:color="#000000" fo:font-family="Liberation Sans" style:font-family-complex="Liberation Sans" fo:font-size="12pt"/>
    </style:style>
    <style:style style:family="table-cell" style:name="ce41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89">
      <style:paragraph-properties fo:margin-left="0cm" fo:margin-right="0cm" fo:text-indent="0cm" fo:margin-top="0pt" fo:margin-bottom="12pt" fo:border="none"/>
    </style:style>
    <style:style style:family="text" style:name="T3250">
      <style:text-properties fo:color="#000000" fo:font-family="Liberation Sans" style:font-family-complex="Liberation Sans" fo:font-size="12pt"/>
    </style:style>
    <style:style style:family="table-row" style:name="ro109">
      <style:table-row-properties/>
    </style:style>
    <style:style style:family="table-cell" style:name="ce41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90">
      <style:paragraph-properties fo:margin-left="0cm" fo:margin-right="0cm" fo:text-indent="0cm" fo:margin-top="0pt" fo:margin-bottom="12pt" fo:border="none"/>
    </style:style>
    <style:style style:family="text" style:name="T3251">
      <style:text-properties fo:color="#000000" fo:font-family="Liberation Sans" style:font-family-complex="Liberation Sans"/>
    </style:style>
    <style:style style:family="table-cell" style:name="ce42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91">
      <style:paragraph-properties fo:margin-left="0cm" fo:margin-right="0cm" fo:text-indent="0cm" fo:margin-top="0pt" fo:margin-bottom="12pt" fo:border="none"/>
    </style:style>
    <style:style style:family="text" style:name="T3252">
      <style:text-properties fo:color="#000000" fo:font-family="Liberation Sans" style:font-family-complex="Liberation Sans"/>
    </style:style>
    <style:style style:family="table-cell" style:name="ce42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92">
      <style:paragraph-properties fo:margin-left="0cm" fo:margin-right="0cm" fo:text-indent="0cm" fo:margin-top="0pt" fo:margin-bottom="12pt" fo:border="none"/>
    </style:style>
    <style:style style:family="text" style:name="T3253">
      <style:text-properties fo:color="#000000" fo:font-family="Liberation Sans" style:font-family-complex="Liberation Sans" fo:font-size="12pt"/>
    </style:style>
    <style:style style:family="table-cell" style:name="ce42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93">
      <style:paragraph-properties fo:margin-left="0cm" fo:margin-right="0cm" fo:text-indent="0cm" fo:margin-top="0pt" fo:margin-bottom="12pt" fo:border="none"/>
    </style:style>
    <style:style style:family="text" style:name="T3254">
      <style:text-properties fo:color="#000000" fo:font-family="Liberation Sans" style:font-family-complex="Liberation Sans" fo:font-size="12pt"/>
    </style:style>
    <style:style style:family="table-row" style:name="ro110">
      <style:table-row-properties/>
    </style:style>
    <style:style style:family="table-cell" style:name="ce42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94">
      <style:paragraph-properties fo:margin-left="0cm" fo:margin-right="0cm" fo:text-indent="0cm" fo:margin-top="0pt" fo:margin-bottom="12pt" fo:border="none"/>
    </style:style>
    <style:style style:family="text" style:name="T3255">
      <style:text-properties fo:color="#000000" fo:font-family="Liberation Sans" style:font-family-complex="Liberation Sans"/>
    </style:style>
    <style:style style:family="table-cell" style:name="ce42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95">
      <style:paragraph-properties fo:margin-left="0cm" fo:margin-right="0cm" fo:text-indent="0cm" fo:margin-top="0pt" fo:margin-bottom="12pt" fo:border="none"/>
    </style:style>
    <style:style style:family="text" style:name="T3256">
      <style:text-properties fo:color="#000000" fo:font-family="Liberation Sans" style:font-family-complex="Liberation Sans"/>
    </style:style>
    <style:style style:family="table-cell" style:name="ce42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96">
      <style:paragraph-properties fo:margin-left="0cm" fo:margin-right="0cm" fo:text-indent="0cm" fo:margin-top="0pt" fo:margin-bottom="12pt" fo:border="none"/>
    </style:style>
    <style:style style:family="text" style:name="T3257">
      <style:text-properties fo:color="#000000" fo:font-family="Liberation Sans" style:font-family-complex="Liberation Sans" fo:font-size="12pt"/>
    </style:style>
    <style:style style:family="table-cell" style:name="ce42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97">
      <style:paragraph-properties fo:margin-left="0cm" fo:margin-right="0cm" fo:text-indent="0cm" fo:margin-top="0pt" fo:margin-bottom="12pt" fo:border="none"/>
    </style:style>
    <style:style style:family="text" style:name="T3258">
      <style:text-properties fo:color="#000000" fo:font-family="Liberation Sans" style:font-family-complex="Liberation Sans" fo:font-size="12pt"/>
    </style:style>
    <style:style style:family="table-row" style:name="ro111">
      <style:table-row-properties/>
    </style:style>
    <style:style style:family="table-cell" style:name="ce42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98">
      <style:paragraph-properties fo:margin-left="0cm" fo:margin-right="0cm" fo:text-indent="0cm" fo:margin-top="0pt" fo:margin-bottom="12pt" fo:border="none"/>
    </style:style>
    <style:style style:family="text" style:name="T3259">
      <style:text-properties fo:color="#000000" fo:font-family="Liberation Sans" style:font-family-complex="Liberation Sans"/>
    </style:style>
    <style:style style:family="table-cell" style:name="ce42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199">
      <style:paragraph-properties fo:margin-left="0cm" fo:margin-right="0cm" fo:text-indent="0cm" fo:margin-top="0pt" fo:margin-bottom="12pt" fo:border="none"/>
    </style:style>
    <style:style style:family="text" style:name="T3260">
      <style:text-properties fo:color="#000000" fo:font-family="Liberation Sans" style:font-family-complex="Liberation Sans"/>
    </style:style>
    <style:style style:family="table-cell" style:name="ce42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00">
      <style:paragraph-properties fo:margin-left="0cm" fo:margin-right="0cm" fo:text-indent="0cm" fo:margin-top="0pt" fo:margin-bottom="12pt" fo:border="none"/>
    </style:style>
    <style:style style:family="text" style:name="T3261">
      <style:text-properties fo:color="#000000" fo:font-family="Liberation Sans" style:font-family-complex="Liberation Sans" fo:font-size="12pt"/>
    </style:style>
    <style:style style:family="table-cell" style:name="ce43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01">
      <style:paragraph-properties fo:margin-left="0cm" fo:margin-right="0cm" fo:text-indent="0cm" fo:margin-top="0pt" fo:margin-bottom="12pt" fo:border="none"/>
    </style:style>
    <style:style style:family="text" style:name="T3262">
      <style:text-properties fo:color="#000000" fo:font-family="Liberation Sans" style:font-family-complex="Liberation Sans" fo:font-size="12pt"/>
    </style:style>
    <style:style style:family="table-row" style:name="ro112">
      <style:table-row-properties/>
    </style:style>
    <style:style style:family="table-cell" style:name="ce43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02">
      <style:paragraph-properties fo:margin-left="0cm" fo:margin-right="0cm" fo:text-indent="0cm" fo:margin-top="0pt" fo:margin-bottom="12pt" fo:border="none"/>
    </style:style>
    <style:style style:family="text" style:name="T3263">
      <style:text-properties fo:color="#000000" fo:font-family="Liberation Sans" style:font-family-complex="Liberation Sans"/>
    </style:style>
    <style:style style:family="table-cell" style:name="ce43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03">
      <style:paragraph-properties fo:margin-left="0cm" fo:margin-right="0cm" fo:text-indent="0cm" fo:margin-top="0pt" fo:margin-bottom="12pt" fo:border="none"/>
    </style:style>
    <style:style style:family="text" style:name="T3264">
      <style:text-properties fo:color="#000000" fo:font-family="Liberation Sans" style:font-family-complex="Liberation Sans"/>
    </style:style>
    <style:style style:family="table-cell" style:name="ce43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04">
      <style:paragraph-properties fo:margin-left="0cm" fo:margin-right="0cm" fo:text-indent="0cm" fo:margin-top="0pt" fo:margin-bottom="12pt" fo:border="none"/>
    </style:style>
    <style:style style:family="text" style:name="T3265">
      <style:text-properties fo:color="#000000" fo:font-family="Liberation Sans" style:font-family-complex="Liberation Sans" fo:font-size="12pt"/>
    </style:style>
    <style:style style:family="table-cell" style:name="ce43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05">
      <style:paragraph-properties fo:margin-left="0cm" fo:margin-right="0cm" fo:text-indent="0cm" fo:margin-top="0pt" fo:margin-bottom="12pt" fo:border="none"/>
    </style:style>
    <style:style style:family="text" style:name="T3266">
      <style:text-properties fo:color="#000000" fo:font-family="Liberation Sans" style:font-family-complex="Liberation Sans" fo:font-size="12pt"/>
    </style:style>
    <style:style style:family="table-row" style:name="ro113">
      <style:table-row-properties/>
    </style:style>
    <style:style style:family="table-cell" style:name="ce43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06">
      <style:paragraph-properties fo:margin-left="0cm" fo:margin-right="0cm" fo:text-indent="0cm" fo:margin-top="0pt" fo:margin-bottom="12pt" fo:border="none"/>
    </style:style>
    <style:style style:family="text" style:name="T3267">
      <style:text-properties fo:color="#000000" fo:font-family="Liberation Sans" style:font-family-complex="Liberation Sans"/>
    </style:style>
    <style:style style:family="table-cell" style:name="ce43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07">
      <style:paragraph-properties fo:margin-left="0cm" fo:margin-right="0cm" fo:text-indent="0cm" fo:margin-top="0pt" fo:margin-bottom="12pt" fo:border="none"/>
    </style:style>
    <style:style style:family="text" style:name="T3268">
      <style:text-properties fo:color="#000000" fo:font-family="Liberation Sans" style:font-family-complex="Liberation Sans"/>
    </style:style>
    <style:style style:family="table-cell" style:name="ce43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08">
      <style:paragraph-properties fo:margin-left="0cm" fo:margin-right="0cm" fo:text-indent="0cm" fo:margin-top="0pt" fo:margin-bottom="12pt" fo:border="none"/>
    </style:style>
    <style:style style:family="text" style:name="T3269">
      <style:text-properties fo:color="#000000" fo:font-family="Liberation Sans" style:font-family-complex="Liberation Sans" fo:font-size="12pt"/>
    </style:style>
    <style:style style:family="table-cell" style:name="ce43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09">
      <style:paragraph-properties fo:margin-left="0cm" fo:margin-right="0cm" fo:text-indent="0cm" fo:margin-top="0pt" fo:margin-bottom="12pt" fo:border="none"/>
    </style:style>
    <style:style style:family="text" style:name="T3270">
      <style:text-properties fo:color="#000000" fo:font-family="Liberation Sans" style:font-family-complex="Liberation Sans" fo:font-size="12pt"/>
    </style:style>
    <style:style style:family="table-row" style:name="ro114">
      <style:table-row-properties/>
    </style:style>
    <style:style style:family="table-cell" style:name="ce43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10">
      <style:paragraph-properties fo:margin-left="0cm" fo:margin-right="0cm" fo:text-indent="0cm" fo:margin-top="0pt" fo:margin-bottom="12pt" fo:border="none"/>
    </style:style>
    <style:style style:family="text" style:name="T3271">
      <style:text-properties fo:color="#000000" fo:font-family="Liberation Sans" style:font-family-complex="Liberation Sans"/>
    </style:style>
    <style:style style:family="table-cell" style:name="ce44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11">
      <style:paragraph-properties fo:margin-left="0cm" fo:margin-right="0cm" fo:text-indent="0cm" fo:margin-top="0pt" fo:margin-bottom="12pt" fo:border="none"/>
    </style:style>
    <style:style style:family="text" style:name="T3272">
      <style:text-properties fo:color="#000000" fo:font-family="Liberation Sans" style:font-family-complex="Liberation Sans"/>
    </style:style>
    <style:style style:family="table-cell" style:name="ce44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12">
      <style:paragraph-properties fo:margin-left="0cm" fo:margin-right="0cm" fo:text-indent="0cm" fo:margin-top="0pt" fo:margin-bottom="12pt" fo:border="none"/>
    </style:style>
    <style:style style:family="text" style:name="T3273">
      <style:text-properties fo:color="#000000" fo:font-family="Liberation Sans" style:font-family-complex="Liberation Sans" fo:font-size="12pt"/>
    </style:style>
    <style:style style:family="table-cell" style:name="ce44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13">
      <style:paragraph-properties fo:margin-left="0cm" fo:margin-right="0cm" fo:text-indent="0cm" fo:margin-top="0pt" fo:margin-bottom="12pt" fo:border="none"/>
    </style:style>
    <style:style style:family="text" style:name="T3274">
      <style:text-properties fo:color="#000000" fo:font-family="Liberation Sans" style:font-family-complex="Liberation Sans" fo:font-size="12pt"/>
    </style:style>
    <style:style style:family="table-row" style:name="ro115">
      <style:table-row-properties/>
    </style:style>
    <style:style style:family="table-cell" style:name="ce44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14">
      <style:paragraph-properties fo:margin-left="0cm" fo:margin-right="0cm" fo:text-indent="0cm" fo:margin-top="0pt" fo:margin-bottom="12pt" fo:border="none"/>
    </style:style>
    <style:style style:family="text" style:name="T3275">
      <style:text-properties fo:color="#000000" fo:font-family="Liberation Sans" style:font-family-complex="Liberation Sans"/>
    </style:style>
    <style:style style:family="table-cell" style:name="ce44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15">
      <style:paragraph-properties fo:margin-left="0cm" fo:margin-right="0cm" fo:text-indent="0cm" fo:margin-top="0pt" fo:margin-bottom="12pt" fo:border="none"/>
    </style:style>
    <style:style style:family="text" style:name="T3276">
      <style:text-properties fo:color="#000000" fo:font-family="Liberation Sans" style:font-family-complex="Liberation Sans"/>
    </style:style>
    <style:style style:family="table-cell" style:name="ce44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16">
      <style:paragraph-properties fo:margin-left="0cm" fo:margin-right="0cm" fo:text-indent="0cm" fo:margin-top="0pt" fo:margin-bottom="12pt" fo:border="none"/>
    </style:style>
    <style:style style:family="text" style:name="T3277">
      <style:text-properties fo:color="#000000" fo:font-family="Liberation Sans" style:font-family-complex="Liberation Sans" fo:font-size="12pt"/>
    </style:style>
    <style:style style:family="table-cell" style:name="ce44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17">
      <style:paragraph-properties fo:margin-left="0cm" fo:margin-right="0cm" fo:text-indent="0cm" fo:margin-top="0pt" fo:margin-bottom="12pt" fo:border="none"/>
    </style:style>
    <style:style style:family="text" style:name="T3278">
      <style:text-properties fo:color="#000000" fo:font-family="Liberation Sans" style:font-family-complex="Liberation Sans" fo:font-size="12pt"/>
    </style:style>
    <style:style style:family="table-row" style:name="ro116">
      <style:table-row-properties/>
    </style:style>
    <style:style style:family="table-cell" style:name="ce44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18">
      <style:paragraph-properties fo:margin-left="0cm" fo:margin-right="0cm" fo:text-indent="0cm" fo:margin-top="0pt" fo:margin-bottom="12pt" fo:border="none"/>
    </style:style>
    <style:style style:family="text" style:name="T3279">
      <style:text-properties fo:color="#000000" fo:font-family="Liberation Sans" style:font-family-complex="Liberation Sans"/>
    </style:style>
    <style:style style:family="table-cell" style:name="ce44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19">
      <style:paragraph-properties fo:margin-left="0cm" fo:margin-right="0cm" fo:text-indent="0cm" fo:margin-top="0pt" fo:margin-bottom="12pt" fo:border="none"/>
    </style:style>
    <style:style style:family="text" style:name="T3280">
      <style:text-properties fo:color="#000000" fo:font-family="Liberation Sans" style:font-family-complex="Liberation Sans"/>
    </style:style>
    <style:style style:family="table-cell" style:name="ce44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20">
      <style:paragraph-properties fo:margin-left="0cm" fo:margin-right="0cm" fo:text-indent="0cm" fo:margin-top="0pt" fo:margin-bottom="12pt" fo:border="none"/>
    </style:style>
    <style:style style:family="text" style:name="T3281">
      <style:text-properties fo:color="#000000" fo:font-family="Liberation Sans" style:font-family-complex="Liberation Sans" fo:font-size="12pt"/>
    </style:style>
    <style:style style:family="table-cell" style:name="ce45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21">
      <style:paragraph-properties fo:margin-left="0cm" fo:margin-right="0cm" fo:text-indent="0cm" fo:margin-top="0pt" fo:margin-bottom="12pt" fo:border="none"/>
    </style:style>
    <style:style style:family="text" style:name="T3282">
      <style:text-properties fo:color="#000000" fo:font-family="Liberation Sans" style:font-family-complex="Liberation Sans" fo:font-size="12pt"/>
    </style:style>
    <style:style style:family="table-row" style:name="ro117">
      <style:table-row-properties/>
    </style:style>
    <style:style style:family="table-cell" style:name="ce45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22">
      <style:paragraph-properties fo:margin-left="0cm" fo:margin-right="0cm" fo:text-indent="0cm" fo:margin-top="0pt" fo:margin-bottom="12pt" fo:border="none"/>
    </style:style>
    <style:style style:family="text" style:name="T3283">
      <style:text-properties fo:color="#000000" fo:font-family="Liberation Sans" style:font-family-complex="Liberation Sans"/>
    </style:style>
    <style:style style:family="table-cell" style:name="ce45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23">
      <style:paragraph-properties fo:margin-left="0cm" fo:margin-right="0cm" fo:text-indent="0cm" fo:margin-top="0pt" fo:margin-bottom="12pt" fo:border="none"/>
    </style:style>
    <style:style style:family="text" style:name="T3284">
      <style:text-properties fo:color="#000000" fo:font-family="Liberation Sans" style:font-family-complex="Liberation Sans"/>
    </style:style>
    <style:style style:family="table-cell" style:name="ce45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24">
      <style:paragraph-properties fo:margin-left="0cm" fo:margin-right="0cm" fo:text-indent="0cm" fo:margin-top="0pt" fo:margin-bottom="12pt" fo:border="none"/>
    </style:style>
    <style:style style:family="text" style:name="T3285">
      <style:text-properties fo:color="#000000" fo:font-family="Liberation Sans" style:font-family-complex="Liberation Sans" fo:font-size="12pt"/>
    </style:style>
    <style:style style:family="table-cell" style:name="ce45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25">
      <style:paragraph-properties fo:margin-left="0cm" fo:margin-right="0cm" fo:text-indent="0cm" fo:margin-top="0pt" fo:margin-bottom="12pt" fo:border="none"/>
    </style:style>
    <style:style style:family="text" style:name="T3286">
      <style:text-properties fo:color="#000000" fo:font-family="Liberation Sans" style:font-family-complex="Liberation Sans" fo:font-size="12pt"/>
    </style:style>
    <style:style style:family="table-row" style:name="ro118">
      <style:table-row-properties/>
    </style:style>
    <style:style style:family="table-cell" style:name="ce45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26">
      <style:paragraph-properties fo:margin-left="0cm" fo:margin-right="0cm" fo:text-indent="0cm" fo:margin-top="0pt" fo:margin-bottom="12pt" fo:border="none"/>
    </style:style>
    <style:style style:family="text" style:name="T3287">
      <style:text-properties fo:color="#000000" fo:font-family="Liberation Sans" style:font-family-complex="Liberation Sans"/>
    </style:style>
    <style:style style:family="table-cell" style:name="ce45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27">
      <style:paragraph-properties fo:margin-left="0cm" fo:margin-right="0cm" fo:text-indent="0cm" fo:margin-top="0pt" fo:margin-bottom="12pt" fo:border="none"/>
    </style:style>
    <style:style style:family="text" style:name="T3288">
      <style:text-properties fo:color="#000000" fo:font-family="Liberation Sans" style:font-family-complex="Liberation Sans"/>
    </style:style>
    <style:style style:family="table-cell" style:name="ce45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28">
      <style:paragraph-properties fo:margin-left="0cm" fo:margin-right="0cm" fo:text-indent="0cm" fo:margin-top="0pt" fo:margin-bottom="12pt" fo:border="none"/>
    </style:style>
    <style:style style:family="text" style:name="T3289">
      <style:text-properties fo:color="#000000" fo:font-family="Liberation Sans" style:font-family-complex="Liberation Sans" fo:font-size="12pt"/>
    </style:style>
    <style:style style:family="table-cell" style:name="ce45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29">
      <style:paragraph-properties fo:margin-left="0cm" fo:margin-right="0cm" fo:text-indent="0cm" fo:margin-top="0pt" fo:margin-bottom="12pt" fo:border="none"/>
    </style:style>
    <style:style style:family="text" style:name="T3290">
      <style:text-properties fo:color="#000000" fo:font-family="Liberation Sans" style:font-family-complex="Liberation Sans" fo:font-size="12pt"/>
    </style:style>
    <style:style style:family="table-row" style:name="ro119">
      <style:table-row-properties/>
    </style:style>
    <style:style style:family="table-cell" style:name="ce45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30">
      <style:paragraph-properties fo:margin-left="0cm" fo:margin-right="0cm" fo:text-indent="0cm" fo:margin-top="0pt" fo:margin-bottom="12pt" fo:border="none"/>
    </style:style>
    <style:style style:family="text" style:name="T3291">
      <style:text-properties fo:color="#000000" fo:font-family="Liberation Sans" style:font-family-complex="Liberation Sans"/>
    </style:style>
    <style:style style:family="table-cell" style:name="ce46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31">
      <style:paragraph-properties fo:margin-left="0cm" fo:margin-right="0cm" fo:text-indent="0cm" fo:margin-top="0pt" fo:margin-bottom="12pt" fo:border="none"/>
    </style:style>
    <style:style style:family="text" style:name="T3292">
      <style:text-properties fo:color="#000000" fo:font-family="Liberation Sans" style:font-family-complex="Liberation Sans"/>
    </style:style>
    <style:style style:family="table-cell" style:name="ce46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32">
      <style:paragraph-properties fo:margin-left="0cm" fo:margin-right="0cm" fo:text-indent="0cm" fo:margin-top="0pt" fo:margin-bottom="12pt" fo:border="none"/>
    </style:style>
    <style:style style:family="text" style:name="T3293">
      <style:text-properties fo:color="#000000" fo:font-family="Liberation Sans" style:font-family-complex="Liberation Sans" fo:font-size="12pt"/>
    </style:style>
    <style:style style:family="table-cell" style:name="ce46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33">
      <style:paragraph-properties fo:margin-left="0cm" fo:margin-right="0cm" fo:text-indent="0cm" fo:margin-top="0pt" fo:margin-bottom="12pt" fo:border="none"/>
    </style:style>
    <style:style style:family="text" style:name="T3294">
      <style:text-properties fo:color="#000000" fo:font-family="Liberation Sans" style:font-family-complex="Liberation Sans" fo:font-size="12pt"/>
    </style:style>
    <style:style style:family="table-row" style:name="ro120">
      <style:table-row-properties/>
    </style:style>
    <style:style style:family="table-cell" style:name="ce46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34">
      <style:paragraph-properties fo:margin-left="0cm" fo:margin-right="0cm" fo:text-indent="0cm" fo:margin-top="0pt" fo:margin-bottom="12pt" fo:border="none"/>
    </style:style>
    <style:style style:family="text" style:name="T3295">
      <style:text-properties fo:color="#000000" fo:font-family="Liberation Sans" style:font-family-complex="Liberation Sans"/>
    </style:style>
    <style:style style:family="table-cell" style:name="ce46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35">
      <style:paragraph-properties fo:margin-left="0cm" fo:margin-right="0cm" fo:text-indent="0cm" fo:margin-top="0pt" fo:margin-bottom="12pt" fo:border="none"/>
    </style:style>
    <style:style style:family="text" style:name="T3296">
      <style:text-properties fo:color="#000000" fo:font-family="Liberation Sans" style:font-family-complex="Liberation Sans"/>
    </style:style>
    <style:style style:family="table-cell" style:name="ce46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36">
      <style:paragraph-properties fo:margin-left="0cm" fo:margin-right="0cm" fo:text-indent="0cm" fo:margin-top="0pt" fo:margin-bottom="12pt" fo:border="none"/>
    </style:style>
    <style:style style:family="text" style:name="T3297">
      <style:text-properties fo:color="#000000" fo:font-family="Liberation Sans" style:font-family-complex="Liberation Sans" fo:font-size="12pt"/>
    </style:style>
    <style:style style:family="table-cell" style:name="ce46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37">
      <style:paragraph-properties fo:margin-left="0cm" fo:margin-right="0cm" fo:text-indent="0cm" fo:margin-top="0pt" fo:margin-bottom="12pt" fo:border="none"/>
    </style:style>
    <style:style style:family="text" style:name="T3298">
      <style:text-properties fo:color="#000000" fo:font-family="Liberation Sans" style:font-family-complex="Liberation Sans" fo:font-size="12pt"/>
    </style:style>
    <style:style style:family="table-row" style:name="ro121">
      <style:table-row-properties/>
    </style:style>
    <style:style style:family="table-cell" style:name="ce46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38">
      <style:paragraph-properties fo:margin-left="0cm" fo:margin-right="0cm" fo:text-indent="0cm" fo:margin-top="0pt" fo:margin-bottom="12pt" fo:border="none"/>
    </style:style>
    <style:style style:family="text" style:name="T3299">
      <style:text-properties fo:color="#000000" fo:font-family="Liberation Sans" style:font-family-complex="Liberation Sans"/>
    </style:style>
    <style:style style:family="table-cell" style:name="ce46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39">
      <style:paragraph-properties fo:margin-left="0cm" fo:margin-right="0cm" fo:text-indent="0cm" fo:margin-top="0pt" fo:margin-bottom="12pt" fo:border="none"/>
    </style:style>
    <style:style style:family="text" style:name="T3300">
      <style:text-properties fo:color="#000000" fo:font-family="Liberation Sans" style:font-family-complex="Liberation Sans"/>
    </style:style>
    <style:style style:family="table-cell" style:name="ce46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40">
      <style:paragraph-properties fo:margin-left="0cm" fo:margin-right="0cm" fo:text-indent="0cm" fo:margin-top="0pt" fo:margin-bottom="12pt" fo:border="none"/>
    </style:style>
    <style:style style:family="text" style:name="T3301">
      <style:text-properties fo:color="#000000" fo:font-family="Liberation Sans" style:font-family-complex="Liberation Sans" fo:font-size="12pt"/>
    </style:style>
    <style:style style:family="table-cell" style:name="ce47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41">
      <style:paragraph-properties fo:margin-left="0cm" fo:margin-right="0cm" fo:text-indent="0cm" fo:margin-top="0pt" fo:margin-bottom="12pt" fo:border="none"/>
    </style:style>
    <style:style style:family="text" style:name="T3302">
      <style:text-properties fo:color="#000000" fo:font-family="Liberation Sans" style:font-family-complex="Liberation Sans" fo:font-size="12pt"/>
    </style:style>
    <style:style style:family="table-row" style:name="ro122">
      <style:table-row-properties/>
    </style:style>
    <style:style style:family="table-cell" style:name="ce47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42">
      <style:paragraph-properties fo:margin-left="0cm" fo:margin-right="0cm" fo:text-indent="0cm" fo:margin-top="0pt" fo:margin-bottom="12pt" fo:border="none"/>
    </style:style>
    <style:style style:family="text" style:name="T3303">
      <style:text-properties fo:color="#000000" fo:font-family="Liberation Sans" style:font-family-complex="Liberation Sans"/>
    </style:style>
    <style:style style:family="table-cell" style:name="ce47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43">
      <style:paragraph-properties fo:margin-left="0cm" fo:margin-right="0cm" fo:text-indent="0cm" fo:margin-top="0pt" fo:margin-bottom="12pt" fo:border="none"/>
    </style:style>
    <style:style style:family="text" style:name="T3304">
      <style:text-properties fo:color="#000000" fo:font-family="Liberation Sans" style:font-family-complex="Liberation Sans"/>
    </style:style>
    <style:style style:family="table-cell" style:name="ce47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44">
      <style:paragraph-properties fo:margin-left="0cm" fo:margin-right="0cm" fo:text-indent="0cm" fo:margin-top="0pt" fo:margin-bottom="12pt" fo:border="none"/>
    </style:style>
    <style:style style:family="text" style:name="T3305">
      <style:text-properties fo:color="#000000" fo:font-family="Liberation Sans" style:font-family-complex="Liberation Sans" fo:font-size="12pt"/>
    </style:style>
    <style:style style:family="table-cell" style:name="ce47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45">
      <style:paragraph-properties fo:margin-left="0cm" fo:margin-right="0cm" fo:text-indent="0cm" fo:margin-top="0pt" fo:margin-bottom="12pt" fo:border="none"/>
    </style:style>
    <style:style style:family="text" style:name="T3306">
      <style:text-properties fo:color="#000000" fo:font-family="Liberation Sans" style:font-family-complex="Liberation Sans" fo:font-size="12pt"/>
    </style:style>
    <style:style style:family="table-row" style:name="ro123">
      <style:table-row-properties/>
    </style:style>
    <style:style style:family="table-cell" style:name="ce47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46">
      <style:paragraph-properties fo:margin-left="0cm" fo:margin-right="0cm" fo:text-indent="0cm" fo:margin-top="0pt" fo:margin-bottom="12pt" fo:border="none"/>
    </style:style>
    <style:style style:family="text" style:name="T3307">
      <style:text-properties fo:color="#000000" fo:font-family="Liberation Sans" style:font-family-complex="Liberation Sans"/>
    </style:style>
    <style:style style:family="table-cell" style:name="ce47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47">
      <style:paragraph-properties fo:margin-left="0cm" fo:margin-right="0cm" fo:text-indent="0cm" fo:margin-top="0pt" fo:margin-bottom="12pt" fo:border="none"/>
    </style:style>
    <style:style style:family="text" style:name="T3308">
      <style:text-properties fo:color="#000000" fo:font-family="Liberation Sans" style:font-family-complex="Liberation Sans"/>
    </style:style>
    <style:style style:family="table-cell" style:name="ce47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48">
      <style:paragraph-properties fo:margin-left="0cm" fo:margin-right="0cm" fo:text-indent="0cm" fo:margin-top="0pt" fo:margin-bottom="12pt" fo:border="none"/>
    </style:style>
    <style:style style:family="text" style:name="T3309">
      <style:text-properties fo:color="#000000" fo:font-family="Liberation Sans" style:font-family-complex="Liberation Sans" fo:font-size="12pt"/>
    </style:style>
    <style:style style:family="table-cell" style:name="ce47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49">
      <style:paragraph-properties fo:margin-left="0cm" fo:margin-right="0cm" fo:text-indent="0cm" fo:margin-top="0pt" fo:margin-bottom="12pt" fo:border="none"/>
    </style:style>
    <style:style style:family="text" style:name="T3310">
      <style:text-properties fo:color="#000000" fo:font-family="Liberation Sans" style:font-family-complex="Liberation Sans" fo:font-size="12pt"/>
    </style:style>
    <style:style style:family="table-row" style:name="ro124">
      <style:table-row-properties/>
    </style:style>
    <style:style style:family="table-cell" style:name="ce47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50">
      <style:paragraph-properties fo:margin-left="0cm" fo:margin-right="0cm" fo:text-indent="0cm" fo:margin-top="0pt" fo:margin-bottom="12pt" fo:border="none"/>
    </style:style>
    <style:style style:family="text" style:name="T3311">
      <style:text-properties fo:color="#000000" fo:font-family="Liberation Sans" style:font-family-complex="Liberation Sans"/>
    </style:style>
    <style:style style:family="table-cell" style:name="ce48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51">
      <style:paragraph-properties fo:margin-left="0cm" fo:margin-right="0cm" fo:text-indent="0cm" fo:margin-top="0pt" fo:margin-bottom="12pt" fo:border="none"/>
    </style:style>
    <style:style style:family="text" style:name="T3312">
      <style:text-properties fo:color="#000000" fo:font-family="Liberation Sans" style:font-family-complex="Liberation Sans"/>
    </style:style>
    <style:style style:family="table-cell" style:name="ce48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52">
      <style:paragraph-properties fo:margin-left="0cm" fo:margin-right="0cm" fo:text-indent="0cm" fo:margin-top="0pt" fo:margin-bottom="12pt" fo:border="none"/>
    </style:style>
    <style:style style:family="text" style:name="T3313">
      <style:text-properties fo:color="#000000" fo:font-family="Liberation Sans" style:font-family-complex="Liberation Sans" fo:font-size="12pt"/>
    </style:style>
    <style:style style:family="table-cell" style:name="ce48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53">
      <style:paragraph-properties fo:margin-left="0cm" fo:margin-right="0cm" fo:text-indent="0cm" fo:margin-top="0pt" fo:margin-bottom="12pt" fo:border="none"/>
    </style:style>
    <style:style style:family="text" style:name="T3314">
      <style:text-properties fo:color="#000000" fo:font-family="Liberation Sans" style:font-family-complex="Liberation Sans" fo:font-size="12pt"/>
    </style:style>
    <style:style style:family="table-row" style:name="ro125">
      <style:table-row-properties/>
    </style:style>
    <style:style style:family="table-cell" style:name="ce48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54">
      <style:paragraph-properties fo:margin-left="0cm" fo:margin-right="0cm" fo:text-indent="0cm" fo:margin-top="0pt" fo:margin-bottom="12pt" fo:border="none"/>
    </style:style>
    <style:style style:family="text" style:name="T3315">
      <style:text-properties fo:color="#000000" fo:font-family="Liberation Sans" style:font-family-complex="Liberation Sans"/>
    </style:style>
    <style:style style:family="table-cell" style:name="ce48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55">
      <style:paragraph-properties fo:margin-left="0cm" fo:margin-right="0cm" fo:text-indent="0cm" fo:margin-top="0pt" fo:margin-bottom="12pt" fo:border="none"/>
    </style:style>
    <style:style style:family="text" style:name="T3316">
      <style:text-properties fo:color="#000000" fo:font-family="Liberation Sans" style:font-family-complex="Liberation Sans"/>
    </style:style>
    <style:style style:family="table-cell" style:name="ce48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56">
      <style:paragraph-properties fo:margin-left="0cm" fo:margin-right="0cm" fo:text-indent="0cm" fo:margin-top="0pt" fo:margin-bottom="12pt" fo:border="none"/>
    </style:style>
    <style:style style:family="text" style:name="T3317">
      <style:text-properties fo:color="#000000" fo:font-family="Liberation Sans" style:font-family-complex="Liberation Sans" fo:font-size="12pt"/>
    </style:style>
    <style:style style:family="table-cell" style:name="ce48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57">
      <style:paragraph-properties fo:margin-left="0cm" fo:margin-right="0cm" fo:text-indent="0cm" fo:margin-top="0pt" fo:margin-bottom="12pt" fo:border="none"/>
    </style:style>
    <style:style style:family="text" style:name="T3318">
      <style:text-properties fo:color="#000000" fo:font-family="Liberation Sans" style:font-family-complex="Liberation Sans" fo:font-size="12pt"/>
    </style:style>
    <style:style style:family="table-row" style:name="ro126">
      <style:table-row-properties/>
    </style:style>
    <style:style style:family="table-cell" style:name="ce48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58">
      <style:paragraph-properties fo:margin-left="0cm" fo:margin-right="0cm" fo:text-indent="0cm" fo:margin-top="0pt" fo:margin-bottom="12pt" fo:border="none"/>
    </style:style>
    <style:style style:family="text" style:name="T3319">
      <style:text-properties fo:color="#000000" fo:font-family="Liberation Sans" style:font-family-complex="Liberation Sans"/>
    </style:style>
    <style:style style:family="table-cell" style:name="ce48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59">
      <style:paragraph-properties fo:margin-left="0cm" fo:margin-right="0cm" fo:text-indent="0cm" fo:margin-top="0pt" fo:margin-bottom="12pt" fo:border="none"/>
    </style:style>
    <style:style style:family="text" style:name="T3320">
      <style:text-properties fo:color="#000000" fo:font-family="Liberation Sans" style:font-family-complex="Liberation Sans"/>
    </style:style>
    <style:style style:family="table-cell" style:name="ce48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60">
      <style:paragraph-properties fo:margin-left="0cm" fo:margin-right="0cm" fo:text-indent="0cm" fo:margin-top="0pt" fo:margin-bottom="12pt" fo:border="none"/>
    </style:style>
    <style:style style:family="text" style:name="T3321">
      <style:text-properties fo:color="#000000" fo:font-family="Liberation Sans" style:font-family-complex="Liberation Sans" fo:font-size="12pt"/>
    </style:style>
    <style:style style:family="table-cell" style:name="ce49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61">
      <style:paragraph-properties fo:margin-left="0cm" fo:margin-right="0cm" fo:text-indent="0cm" fo:margin-top="0pt" fo:margin-bottom="12pt" fo:border="none"/>
    </style:style>
    <style:style style:family="text" style:name="T3322">
      <style:text-properties fo:color="#000000" fo:font-family="Liberation Sans" style:font-family-complex="Liberation Sans" fo:font-size="12pt"/>
    </style:style>
    <style:style style:family="table-row" style:name="ro127">
      <style:table-row-properties/>
    </style:style>
    <style:style style:family="table-cell" style:name="ce49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62">
      <style:paragraph-properties fo:margin-left="0cm" fo:margin-right="0cm" fo:text-indent="0cm" fo:margin-top="0pt" fo:margin-bottom="12pt" fo:border="none"/>
    </style:style>
    <style:style style:family="text" style:name="T3323">
      <style:text-properties fo:color="#000000" fo:font-family="Liberation Sans" style:font-family-complex="Liberation Sans"/>
    </style:style>
    <style:style style:family="table-cell" style:name="ce49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63">
      <style:paragraph-properties fo:margin-left="0cm" fo:margin-right="0cm" fo:text-indent="0cm" fo:margin-top="0pt" fo:margin-bottom="12pt" fo:border="none"/>
    </style:style>
    <style:style style:family="text" style:name="T3324">
      <style:text-properties fo:color="#000000" fo:font-family="Liberation Sans" style:font-family-complex="Liberation Sans"/>
    </style:style>
    <style:style style:family="table-cell" style:name="ce49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64">
      <style:paragraph-properties fo:margin-left="0cm" fo:margin-right="0cm" fo:text-indent="0cm" fo:margin-top="0pt" fo:margin-bottom="12pt" fo:border="none"/>
    </style:style>
    <style:style style:family="text" style:name="T3325">
      <style:text-properties fo:color="#000000" fo:font-family="Liberation Sans" style:font-family-complex="Liberation Sans" fo:font-size="12pt"/>
    </style:style>
    <style:style style:family="table-cell" style:name="ce49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65">
      <style:paragraph-properties fo:margin-left="0cm" fo:margin-right="0cm" fo:text-indent="0cm" fo:margin-top="0pt" fo:margin-bottom="12pt" fo:border="none"/>
    </style:style>
    <style:style style:family="text" style:name="T3326">
      <style:text-properties fo:color="#000000" fo:font-family="Liberation Sans" style:font-family-complex="Liberation Sans" fo:font-size="12pt"/>
    </style:style>
    <style:style style:family="table-row" style:name="ro128">
      <style:table-row-properties/>
    </style:style>
    <style:style style:family="table-cell" style:name="ce49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66">
      <style:paragraph-properties fo:margin-left="0cm" fo:margin-right="0cm" fo:text-indent="0cm" fo:margin-top="0pt" fo:margin-bottom="12pt" fo:border="none"/>
    </style:style>
    <style:style style:family="text" style:name="T3327">
      <style:text-properties fo:color="#000000" fo:font-family="Liberation Sans" style:font-family-complex="Liberation Sans"/>
    </style:style>
    <style:style style:family="table-cell" style:name="ce49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67">
      <style:paragraph-properties fo:margin-left="0cm" fo:margin-right="0cm" fo:text-indent="0cm" fo:margin-top="0pt" fo:margin-bottom="12pt" fo:border="none"/>
    </style:style>
    <style:style style:family="text" style:name="T3328">
      <style:text-properties fo:color="#000000" fo:font-family="Liberation Sans" style:font-family-complex="Liberation Sans"/>
    </style:style>
    <style:style style:family="table-cell" style:name="ce49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68">
      <style:paragraph-properties fo:margin-left="0cm" fo:margin-right="0cm" fo:text-indent="0cm" fo:margin-top="0pt" fo:margin-bottom="12pt" fo:border="none"/>
    </style:style>
    <style:style style:family="text" style:name="T3329">
      <style:text-properties fo:color="#000000" fo:font-family="Liberation Sans" style:font-family-complex="Liberation Sans" fo:font-size="12pt"/>
    </style:style>
    <style:style style:family="table-cell" style:name="ce49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69">
      <style:paragraph-properties fo:margin-left="0cm" fo:margin-right="0cm" fo:text-indent="0cm" fo:margin-top="0pt" fo:margin-bottom="12pt" fo:border="none"/>
    </style:style>
    <style:style style:family="text" style:name="T3330">
      <style:text-properties fo:color="#000000" fo:font-family="Liberation Sans" style:font-family-complex="Liberation Sans" fo:font-size="12pt"/>
    </style:style>
    <style:style style:family="table-row" style:name="ro129">
      <style:table-row-properties/>
    </style:style>
    <style:style style:family="table-cell" style:name="ce49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70">
      <style:paragraph-properties fo:margin-left="0cm" fo:margin-right="0cm" fo:text-indent="0cm" fo:margin-top="0pt" fo:margin-bottom="12pt" fo:border="none"/>
    </style:style>
    <style:style style:family="text" style:name="T3331">
      <style:text-properties fo:color="#000000" fo:font-family="Liberation Sans" style:font-family-complex="Liberation Sans"/>
    </style:style>
    <style:style style:family="table-cell" style:name="ce50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71">
      <style:paragraph-properties fo:margin-left="0cm" fo:margin-right="0cm" fo:text-indent="0cm" fo:margin-top="0pt" fo:margin-bottom="12pt" fo:border="none"/>
    </style:style>
    <style:style style:family="text" style:name="T3332">
      <style:text-properties fo:color="#000000" fo:font-family="Liberation Sans" style:font-family-complex="Liberation Sans"/>
    </style:style>
    <style:style style:family="table-cell" style:name="ce50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72">
      <style:paragraph-properties fo:margin-left="0cm" fo:margin-right="0cm" fo:text-indent="0cm" fo:margin-top="0pt" fo:margin-bottom="12pt" fo:border="none"/>
    </style:style>
    <style:style style:family="text" style:name="T3333">
      <style:text-properties fo:color="#000000" fo:font-family="Liberation Sans" style:font-family-complex="Liberation Sans" fo:font-size="12pt"/>
    </style:style>
    <style:style style:family="table-cell" style:name="ce50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73">
      <style:paragraph-properties fo:margin-left="0cm" fo:margin-right="0cm" fo:text-indent="0cm" fo:margin-top="0pt" fo:margin-bottom="12pt" fo:border="none"/>
    </style:style>
    <style:style style:family="text" style:name="T3334">
      <style:text-properties fo:color="#000000" fo:font-family="Liberation Sans" style:font-family-complex="Liberation Sans" fo:font-size="12pt"/>
    </style:style>
    <style:style style:family="table-row" style:name="ro130">
      <style:table-row-properties/>
    </style:style>
    <style:style style:family="table-cell" style:name="ce50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74">
      <style:paragraph-properties fo:margin-left="0cm" fo:margin-right="0cm" fo:text-indent="0cm" fo:margin-top="0pt" fo:margin-bottom="12pt" fo:border="none"/>
    </style:style>
    <style:style style:family="text" style:name="T3335">
      <style:text-properties fo:color="#000000" fo:font-family="Liberation Sans" style:font-family-complex="Liberation Sans"/>
    </style:style>
    <style:style style:family="table-cell" style:name="ce50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75">
      <style:paragraph-properties fo:margin-left="0cm" fo:margin-right="0cm" fo:text-indent="0cm" fo:margin-top="0pt" fo:margin-bottom="12pt" fo:border="none"/>
    </style:style>
    <style:style style:family="text" style:name="T3336">
      <style:text-properties fo:color="#000000" fo:font-family="Liberation Sans" style:font-family-complex="Liberation Sans"/>
    </style:style>
    <style:style style:family="table-cell" style:name="ce50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76">
      <style:paragraph-properties fo:margin-left="0cm" fo:margin-right="0cm" fo:text-indent="0cm" fo:margin-top="0pt" fo:margin-bottom="12pt" fo:border="none"/>
    </style:style>
    <style:style style:family="text" style:name="T3337">
      <style:text-properties fo:color="#000000" fo:font-family="Liberation Sans" style:font-family-complex="Liberation Sans" fo:font-size="12pt"/>
    </style:style>
    <style:style style:family="table-cell" style:name="ce50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77">
      <style:paragraph-properties fo:margin-left="0cm" fo:margin-right="0cm" fo:text-indent="0cm" fo:margin-top="0pt" fo:margin-bottom="12pt" fo:border="none"/>
    </style:style>
    <style:style style:family="text" style:name="T3338">
      <style:text-properties fo:color="#000000" fo:font-family="Liberation Sans" style:font-family-complex="Liberation Sans" fo:font-size="12pt"/>
    </style:style>
    <style:style style:family="table-row" style:name="ro131">
      <style:table-row-properties/>
    </style:style>
    <style:style style:family="table-cell" style:name="ce50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78">
      <style:paragraph-properties fo:margin-left="0cm" fo:margin-right="0cm" fo:text-indent="0cm" fo:margin-top="0pt" fo:margin-bottom="12pt" fo:border="none"/>
    </style:style>
    <style:style style:family="text" style:name="T3339">
      <style:text-properties fo:color="#000000" fo:font-family="Liberation Sans" style:font-family-complex="Liberation Sans"/>
    </style:style>
    <style:style style:family="table-cell" style:name="ce50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79">
      <style:paragraph-properties fo:margin-left="0cm" fo:margin-right="0cm" fo:text-indent="0cm" fo:margin-top="0pt" fo:margin-bottom="12pt" fo:border="none"/>
    </style:style>
    <style:style style:family="text" style:name="T3340">
      <style:text-properties fo:color="#000000" fo:font-family="Liberation Sans" style:font-family-complex="Liberation Sans"/>
    </style:style>
    <style:style style:family="table-cell" style:name="ce50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80">
      <style:paragraph-properties fo:margin-left="0cm" fo:margin-right="0cm" fo:text-indent="0cm" fo:margin-top="0pt" fo:margin-bottom="12pt" fo:border="none"/>
    </style:style>
    <style:style style:family="text" style:name="T3341">
      <style:text-properties fo:color="#000000" fo:font-family="Liberation Sans" style:font-family-complex="Liberation Sans" fo:font-size="12pt"/>
    </style:style>
    <style:style style:family="table-cell" style:name="ce51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81">
      <style:paragraph-properties fo:margin-left="0cm" fo:margin-right="0cm" fo:text-indent="0cm" fo:margin-top="0pt" fo:margin-bottom="12pt" fo:border="none"/>
    </style:style>
    <style:style style:family="text" style:name="T3342">
      <style:text-properties fo:color="#000000" fo:font-family="Liberation Sans" style:font-family-complex="Liberation Sans" fo:font-size="12pt"/>
    </style:style>
    <style:style style:family="table-row" style:name="ro132">
      <style:table-row-properties/>
    </style:style>
    <style:style style:family="table-cell" style:name="ce51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82">
      <style:paragraph-properties fo:margin-left="0cm" fo:margin-right="0cm" fo:text-indent="0cm" fo:margin-top="0pt" fo:margin-bottom="12pt" fo:border="none"/>
    </style:style>
    <style:style style:family="text" style:name="T3343">
      <style:text-properties fo:color="#000000" fo:font-family="Liberation Sans" style:font-family-complex="Liberation Sans"/>
    </style:style>
    <style:style style:family="table-cell" style:name="ce51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83">
      <style:paragraph-properties fo:margin-left="0cm" fo:margin-right="0cm" fo:text-indent="0cm" fo:margin-top="0pt" fo:margin-bottom="12pt" fo:border="none"/>
    </style:style>
    <style:style style:family="text" style:name="T3344">
      <style:text-properties fo:color="#000000" fo:font-family="Liberation Sans" style:font-family-complex="Liberation Sans"/>
    </style:style>
    <style:style style:family="table-cell" style:name="ce51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84">
      <style:paragraph-properties fo:margin-left="0cm" fo:margin-right="0cm" fo:text-indent="0cm" fo:margin-top="0pt" fo:margin-bottom="12pt" fo:border="none"/>
    </style:style>
    <style:style style:family="text" style:name="T3345">
      <style:text-properties fo:color="#000000" fo:font-family="Liberation Sans" style:font-family-complex="Liberation Sans" fo:font-size="12pt"/>
    </style:style>
    <style:style style:family="table-cell" style:name="ce51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85">
      <style:paragraph-properties fo:margin-left="0cm" fo:margin-right="0cm" fo:text-indent="0cm" fo:margin-top="0pt" fo:margin-bottom="12pt" fo:border="none"/>
    </style:style>
    <style:style style:family="text" style:name="T3346">
      <style:text-properties fo:color="#000000" fo:font-family="Liberation Sans" style:font-family-complex="Liberation Sans" fo:font-size="12pt"/>
    </style:style>
    <style:style style:family="table-row" style:name="ro133">
      <style:table-row-properties/>
    </style:style>
    <style:style style:family="table-cell" style:name="ce51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86">
      <style:paragraph-properties fo:margin-left="0cm" fo:margin-right="0cm" fo:text-indent="0cm" fo:margin-top="0pt" fo:margin-bottom="12pt" fo:border="none"/>
    </style:style>
    <style:style style:family="text" style:name="T3347">
      <style:text-properties fo:color="#000000" fo:font-family="Liberation Sans" style:font-family-complex="Liberation Sans"/>
    </style:style>
    <style:style style:family="table-cell" style:name="ce51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87">
      <style:paragraph-properties fo:margin-left="0cm" fo:margin-right="0cm" fo:text-indent="0cm" fo:margin-top="0pt" fo:margin-bottom="12pt" fo:border="none"/>
    </style:style>
    <style:style style:family="text" style:name="T3348">
      <style:text-properties fo:color="#000000" fo:font-family="Liberation Sans" style:font-family-complex="Liberation Sans"/>
    </style:style>
    <style:style style:family="table-cell" style:name="ce51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88">
      <style:paragraph-properties fo:margin-left="0cm" fo:margin-right="0cm" fo:text-indent="0cm" fo:margin-top="0pt" fo:margin-bottom="12pt" fo:border="none"/>
    </style:style>
    <style:style style:family="text" style:name="T3349">
      <style:text-properties fo:color="#000000" fo:font-family="Liberation Sans" style:font-family-complex="Liberation Sans" fo:font-size="12pt"/>
    </style:style>
    <style:style style:family="table-cell" style:name="ce51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89">
      <style:paragraph-properties fo:margin-left="0cm" fo:margin-right="0cm" fo:text-indent="0cm" fo:margin-top="0pt" fo:margin-bottom="12pt" fo:border="none"/>
    </style:style>
    <style:style style:family="text" style:name="T3350">
      <style:text-properties fo:color="#000000" fo:font-family="Liberation Sans" style:font-family-complex="Liberation Sans" fo:font-size="12pt"/>
    </style:style>
    <style:style style:family="table-row" style:name="ro134">
      <style:table-row-properties/>
    </style:style>
    <style:style style:family="table-cell" style:name="ce51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90">
      <style:paragraph-properties fo:margin-left="0cm" fo:margin-right="0cm" fo:text-indent="0cm" fo:margin-top="0pt" fo:margin-bottom="12pt" fo:border="none"/>
    </style:style>
    <style:style style:family="text" style:name="T3351">
      <style:text-properties fo:color="#000000" fo:font-family="Liberation Sans" style:font-family-complex="Liberation Sans"/>
    </style:style>
    <style:style style:family="table-cell" style:name="ce52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91">
      <style:paragraph-properties fo:margin-left="0cm" fo:margin-right="0cm" fo:text-indent="0cm" fo:margin-top="0pt" fo:margin-bottom="12pt" fo:border="none"/>
    </style:style>
    <style:style style:family="text" style:name="T3352">
      <style:text-properties fo:color="#000000" fo:font-family="Liberation Sans" style:font-family-complex="Liberation Sans"/>
    </style:style>
    <style:style style:family="table-cell" style:name="ce52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92">
      <style:paragraph-properties fo:margin-left="0cm" fo:margin-right="0cm" fo:text-indent="0cm" fo:margin-top="0pt" fo:margin-bottom="12pt" fo:border="none"/>
    </style:style>
    <style:style style:family="text" style:name="T3353">
      <style:text-properties fo:color="#000000" fo:font-family="Liberation Sans" style:font-family-complex="Liberation Sans" fo:font-size="12pt"/>
    </style:style>
    <style:style style:family="table-cell" style:name="ce52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93">
      <style:paragraph-properties fo:margin-left="0cm" fo:margin-right="0cm" fo:text-indent="0cm" fo:margin-top="0pt" fo:margin-bottom="12pt" fo:border="none"/>
    </style:style>
    <style:style style:family="text" style:name="T3354">
      <style:text-properties fo:color="#000000" fo:font-family="Liberation Sans" style:font-family-complex="Liberation Sans" fo:font-size="12pt"/>
    </style:style>
    <style:style style:family="table-row" style:name="ro135">
      <style:table-row-properties/>
    </style:style>
    <style:style style:family="table-cell" style:name="ce52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94">
      <style:paragraph-properties fo:margin-left="0cm" fo:margin-right="0cm" fo:text-indent="0cm" fo:margin-top="0pt" fo:margin-bottom="12pt" fo:border="none"/>
    </style:style>
    <style:style style:family="text" style:name="T3355">
      <style:text-properties fo:color="#000000" fo:font-family="Liberation Sans" style:font-family-complex="Liberation Sans"/>
    </style:style>
    <style:style style:family="table-cell" style:name="ce52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95">
      <style:paragraph-properties fo:margin-left="0cm" fo:margin-right="0cm" fo:text-indent="0cm" fo:margin-top="0pt" fo:margin-bottom="12pt" fo:border="none"/>
    </style:style>
    <style:style style:family="text" style:name="T3356">
      <style:text-properties fo:color="#000000" fo:font-family="Liberation Sans" style:font-family-complex="Liberation Sans"/>
    </style:style>
    <style:style style:family="table-cell" style:name="ce52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96">
      <style:paragraph-properties fo:margin-left="0cm" fo:margin-right="0cm" fo:text-indent="0cm" fo:margin-top="0pt" fo:margin-bottom="12pt" fo:border="none"/>
    </style:style>
    <style:style style:family="text" style:name="T3357">
      <style:text-properties fo:color="#000000" fo:font-family="Liberation Sans" style:font-family-complex="Liberation Sans" fo:font-size="12pt"/>
    </style:style>
    <style:style style:family="table-cell" style:name="ce52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97">
      <style:paragraph-properties fo:margin-left="0cm" fo:margin-right="0cm" fo:text-indent="0cm" fo:margin-top="0pt" fo:margin-bottom="12pt" fo:border="none"/>
    </style:style>
    <style:style style:family="text" style:name="T3358">
      <style:text-properties fo:color="#000000" fo:font-family="Liberation Sans" style:font-family-complex="Liberation Sans" fo:font-size="12pt"/>
    </style:style>
    <style:style style:family="table-row" style:name="ro136">
      <style:table-row-properties/>
    </style:style>
    <style:style style:family="table-cell" style:name="ce52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98">
      <style:paragraph-properties fo:margin-left="0cm" fo:margin-right="0cm" fo:text-indent="0cm" fo:margin-top="0pt" fo:margin-bottom="12pt" fo:border="none"/>
    </style:style>
    <style:style style:family="text" style:name="T3359">
      <style:text-properties fo:color="#000000" fo:font-family="Liberation Sans" style:font-family-complex="Liberation Sans"/>
    </style:style>
    <style:style style:family="table-cell" style:name="ce52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299">
      <style:paragraph-properties fo:margin-left="0cm" fo:margin-right="0cm" fo:text-indent="0cm" fo:margin-top="0pt" fo:margin-bottom="12pt" fo:border="none"/>
    </style:style>
    <style:style style:family="text" style:name="T3360">
      <style:text-properties fo:color="#000000" fo:font-family="Liberation Sans" style:font-family-complex="Liberation Sans"/>
    </style:style>
    <style:style style:family="table-cell" style:name="ce52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00">
      <style:paragraph-properties fo:margin-left="0cm" fo:margin-right="0cm" fo:text-indent="0cm" fo:margin-top="0pt" fo:margin-bottom="12pt" fo:border="none"/>
    </style:style>
    <style:style style:family="text" style:name="T3361">
      <style:text-properties fo:color="#000000" fo:font-family="Liberation Sans" style:font-family-complex="Liberation Sans" fo:font-size="12pt"/>
    </style:style>
    <style:style style:family="table-cell" style:name="ce53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01">
      <style:paragraph-properties fo:margin-left="0cm" fo:margin-right="0cm" fo:text-indent="0cm" fo:margin-top="0pt" fo:margin-bottom="12pt" fo:border="none"/>
    </style:style>
    <style:style style:family="text" style:name="T3362">
      <style:text-properties fo:color="#000000" fo:font-family="Liberation Sans" style:font-family-complex="Liberation Sans" fo:font-size="12pt"/>
    </style:style>
    <style:style style:family="table-row" style:name="ro137">
      <style:table-row-properties/>
    </style:style>
    <style:style style:family="table-cell" style:name="ce53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02">
      <style:paragraph-properties fo:margin-left="0cm" fo:margin-right="0cm" fo:text-indent="0cm" fo:margin-top="0pt" fo:margin-bottom="12pt" fo:border="none"/>
    </style:style>
    <style:style style:family="text" style:name="T3363">
      <style:text-properties fo:color="#000000" fo:font-family="Liberation Sans" style:font-family-complex="Liberation Sans"/>
    </style:style>
    <style:style style:family="table-cell" style:name="ce53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03">
      <style:paragraph-properties fo:margin-left="0cm" fo:margin-right="0cm" fo:text-indent="0cm" fo:margin-top="0pt" fo:margin-bottom="12pt" fo:border="none"/>
    </style:style>
    <style:style style:family="text" style:name="T3364">
      <style:text-properties fo:color="#000000" fo:font-family="Liberation Sans" style:font-family-complex="Liberation Sans"/>
    </style:style>
    <style:style style:family="table-cell" style:name="ce53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04">
      <style:paragraph-properties fo:margin-left="0cm" fo:margin-right="0cm" fo:text-indent="0cm" fo:margin-top="0pt" fo:margin-bottom="12pt" fo:border="none"/>
    </style:style>
    <style:style style:family="text" style:name="T3365">
      <style:text-properties fo:color="#000000" fo:font-family="Liberation Sans" style:font-family-complex="Liberation Sans" fo:font-size="12pt"/>
    </style:style>
    <style:style style:family="table-cell" style:name="ce53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05">
      <style:paragraph-properties fo:margin-left="0cm" fo:margin-right="0cm" fo:text-indent="0cm" fo:margin-top="0pt" fo:margin-bottom="12pt" fo:border="none"/>
    </style:style>
    <style:style style:family="text" style:name="T3366">
      <style:text-properties fo:color="#000000" fo:font-family="Liberation Sans" style:font-family-complex="Liberation Sans" fo:font-size="12pt"/>
    </style:style>
    <style:style style:family="table-row" style:name="ro138">
      <style:table-row-properties/>
    </style:style>
    <style:style style:family="table-cell" style:name="ce53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06">
      <style:paragraph-properties fo:margin-left="0cm" fo:margin-right="0cm" fo:text-indent="0cm" fo:margin-top="0pt" fo:margin-bottom="12pt" fo:border="none"/>
    </style:style>
    <style:style style:family="text" style:name="T3367">
      <style:text-properties fo:color="#000000" fo:font-family="Liberation Sans" style:font-family-complex="Liberation Sans"/>
    </style:style>
    <style:style style:family="table-cell" style:name="ce53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07">
      <style:paragraph-properties fo:margin-left="0cm" fo:margin-right="0cm" fo:text-indent="0cm" fo:margin-top="0pt" fo:margin-bottom="12pt" fo:border="none"/>
    </style:style>
    <style:style style:family="text" style:name="T3368">
      <style:text-properties fo:color="#000000" fo:font-family="Liberation Sans" style:font-family-complex="Liberation Sans"/>
    </style:style>
    <style:style style:family="table-cell" style:name="ce53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08">
      <style:paragraph-properties fo:margin-left="0cm" fo:margin-right="0cm" fo:text-indent="0cm" fo:margin-top="0pt" fo:margin-bottom="12pt" fo:border="none"/>
    </style:style>
    <style:style style:family="text" style:name="T3369">
      <style:text-properties fo:color="#000000" fo:font-family="Liberation Sans" style:font-family-complex="Liberation Sans" fo:font-size="12pt"/>
    </style:style>
    <style:style style:family="table-cell" style:name="ce53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09">
      <style:paragraph-properties fo:margin-left="0cm" fo:margin-right="0cm" fo:text-indent="0cm" fo:margin-top="0pt" fo:margin-bottom="12pt" fo:border="none"/>
    </style:style>
    <style:style style:family="text" style:name="T3370">
      <style:text-properties fo:color="#000000" fo:font-family="Liberation Sans" style:font-family-complex="Liberation Sans" fo:font-size="12pt"/>
    </style:style>
    <style:style style:family="table-row" style:name="ro139">
      <style:table-row-properties/>
    </style:style>
    <style:style style:family="table-cell" style:name="ce53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10">
      <style:paragraph-properties fo:margin-left="0cm" fo:margin-right="0cm" fo:text-indent="0cm" fo:margin-top="0pt" fo:margin-bottom="12pt" fo:border="none"/>
    </style:style>
    <style:style style:family="text" style:name="T3371">
      <style:text-properties fo:color="#000000" fo:font-family="Liberation Sans" style:font-family-complex="Liberation Sans"/>
    </style:style>
    <style:style style:family="table-cell" style:name="ce54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11">
      <style:paragraph-properties fo:margin-left="0cm" fo:margin-right="0cm" fo:text-indent="0cm" fo:margin-top="0pt" fo:margin-bottom="12pt" fo:border="none"/>
    </style:style>
    <style:style style:family="text" style:name="T3372">
      <style:text-properties fo:color="#000000" fo:font-family="Liberation Sans" style:font-family-complex="Liberation Sans"/>
    </style:style>
    <style:style style:family="table-cell" style:name="ce54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12">
      <style:paragraph-properties fo:margin-left="0cm" fo:margin-right="0cm" fo:text-indent="0cm" fo:margin-top="0pt" fo:margin-bottom="12pt" fo:border="none"/>
    </style:style>
    <style:style style:family="text" style:name="T3373">
      <style:text-properties fo:color="#000000" fo:font-family="Liberation Sans" style:font-family-complex="Liberation Sans" fo:font-size="12pt"/>
    </style:style>
    <style:style style:family="table-cell" style:name="ce54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13">
      <style:paragraph-properties fo:margin-left="0cm" fo:margin-right="0cm" fo:text-indent="0cm" fo:margin-top="0pt" fo:margin-bottom="12pt" fo:border="none"/>
    </style:style>
    <style:style style:family="text" style:name="T3374">
      <style:text-properties fo:color="#000000" fo:font-family="Liberation Sans" style:font-family-complex="Liberation Sans" fo:font-size="12pt"/>
    </style:style>
    <style:style style:family="table-row" style:name="ro140">
      <style:table-row-properties/>
    </style:style>
    <style:style style:family="table-cell" style:name="ce54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14">
      <style:paragraph-properties fo:margin-left="0cm" fo:margin-right="0cm" fo:text-indent="0cm" fo:margin-top="0pt" fo:margin-bottom="12pt" fo:border="none"/>
    </style:style>
    <style:style style:family="text" style:name="T3375">
      <style:text-properties fo:color="#000000" fo:font-family="Liberation Sans" style:font-family-complex="Liberation Sans"/>
    </style:style>
    <style:style style:family="table-cell" style:name="ce54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15">
      <style:paragraph-properties fo:margin-left="0cm" fo:margin-right="0cm" fo:text-indent="0cm" fo:margin-top="0pt" fo:margin-bottom="12pt" fo:border="none"/>
    </style:style>
    <style:style style:family="text" style:name="T3376">
      <style:text-properties fo:color="#000000" fo:font-family="Liberation Sans" style:font-family-complex="Liberation Sans"/>
    </style:style>
    <style:style style:family="table-cell" style:name="ce54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16">
      <style:paragraph-properties fo:margin-left="0cm" fo:margin-right="0cm" fo:text-indent="0cm" fo:margin-top="0pt" fo:margin-bottom="12pt" fo:border="none"/>
    </style:style>
    <style:style style:family="text" style:name="T3377">
      <style:text-properties fo:color="#000000" fo:font-family="Liberation Sans" style:font-family-complex="Liberation Sans" fo:font-size="12pt"/>
    </style:style>
    <style:style style:family="table-cell" style:name="ce54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17">
      <style:paragraph-properties fo:margin-left="0cm" fo:margin-right="0cm" fo:text-indent="0cm" fo:margin-top="0pt" fo:margin-bottom="12pt" fo:border="none"/>
    </style:style>
    <style:style style:family="text" style:name="T3378">
      <style:text-properties fo:color="#000000" fo:font-family="Liberation Sans" style:font-family-complex="Liberation Sans" fo:font-size="12pt"/>
    </style:style>
    <style:style style:family="table-row" style:name="ro141">
      <style:table-row-properties/>
    </style:style>
    <style:style style:family="table-cell" style:name="ce54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18">
      <style:paragraph-properties fo:margin-left="0cm" fo:margin-right="0cm" fo:text-indent="0cm" fo:margin-top="0pt" fo:margin-bottom="12pt" fo:border="none"/>
    </style:style>
    <style:style style:family="text" style:name="T3379">
      <style:text-properties fo:color="#000000" fo:font-family="Liberation Sans" style:font-family-complex="Liberation Sans"/>
    </style:style>
    <style:style style:family="table-cell" style:name="ce54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19">
      <style:paragraph-properties fo:margin-left="0cm" fo:margin-right="0cm" fo:text-indent="0cm" fo:margin-top="0pt" fo:margin-bottom="12pt" fo:border="none"/>
    </style:style>
    <style:style style:family="text" style:name="T3380">
      <style:text-properties fo:color="#000000" fo:font-family="Liberation Sans" style:font-family-complex="Liberation Sans"/>
    </style:style>
    <style:style style:family="table-cell" style:name="ce54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20">
      <style:paragraph-properties fo:margin-left="0cm" fo:margin-right="0cm" fo:text-indent="0cm" fo:margin-top="0pt" fo:margin-bottom="12pt" fo:border="none"/>
    </style:style>
    <style:style style:family="text" style:name="T3381">
      <style:text-properties fo:color="#000000" fo:font-family="Liberation Sans" style:font-family-complex="Liberation Sans" fo:font-size="12pt"/>
    </style:style>
    <style:style style:family="table-cell" style:name="ce55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21">
      <style:paragraph-properties fo:margin-left="0cm" fo:margin-right="0cm" fo:text-indent="0cm" fo:margin-top="0pt" fo:margin-bottom="12pt" fo:border="none"/>
    </style:style>
    <style:style style:family="text" style:name="T3382">
      <style:text-properties fo:color="#000000" fo:font-family="Liberation Sans" style:font-family-complex="Liberation Sans" fo:font-size="12pt"/>
    </style:style>
    <style:style style:family="table-row" style:name="ro142">
      <style:table-row-properties/>
    </style:style>
    <style:style style:family="table-cell" style:name="ce55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22">
      <style:paragraph-properties fo:margin-left="0cm" fo:margin-right="0cm" fo:text-indent="0cm" fo:margin-top="0pt" fo:margin-bottom="12pt" fo:border="none"/>
    </style:style>
    <style:style style:family="text" style:name="T3383">
      <style:text-properties fo:color="#000000" fo:font-family="Liberation Sans" style:font-family-complex="Liberation Sans"/>
    </style:style>
    <style:style style:family="table-cell" style:name="ce55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23">
      <style:paragraph-properties fo:margin-left="0cm" fo:margin-right="0cm" fo:text-indent="0cm" fo:margin-top="0pt" fo:margin-bottom="12pt" fo:border="none"/>
    </style:style>
    <style:style style:family="text" style:name="T3384">
      <style:text-properties fo:color="#000000" fo:font-family="Liberation Sans" style:font-family-complex="Liberation Sans"/>
    </style:style>
    <style:style style:family="table-cell" style:name="ce55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24">
      <style:paragraph-properties fo:margin-left="0cm" fo:margin-right="0cm" fo:text-indent="0cm" fo:margin-top="0pt" fo:margin-bottom="12pt" fo:border="none"/>
    </style:style>
    <style:style style:family="text" style:name="T3385">
      <style:text-properties fo:color="#000000" fo:font-family="Liberation Sans" style:font-family-complex="Liberation Sans" fo:font-size="12pt"/>
    </style:style>
    <style:style style:family="table-cell" style:name="ce55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25">
      <style:paragraph-properties fo:margin-left="0cm" fo:margin-right="0cm" fo:text-indent="0cm" fo:margin-top="0pt" fo:margin-bottom="12pt" fo:border="none"/>
    </style:style>
    <style:style style:family="text" style:name="T3386">
      <style:text-properties fo:color="#000000" fo:font-family="Liberation Sans" style:font-family-complex="Liberation Sans" fo:font-size="12pt"/>
    </style:style>
    <style:style style:family="table-row" style:name="ro143">
      <style:table-row-properties/>
    </style:style>
    <style:style style:family="table-cell" style:name="ce55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26">
      <style:paragraph-properties fo:margin-left="0cm" fo:margin-right="0cm" fo:text-indent="0cm" fo:margin-top="0pt" fo:margin-bottom="12pt" fo:border="none"/>
    </style:style>
    <style:style style:family="text" style:name="T3387">
      <style:text-properties fo:color="#000000" fo:font-family="Liberation Sans" style:font-family-complex="Liberation Sans"/>
    </style:style>
    <style:style style:family="table-cell" style:name="ce55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27">
      <style:paragraph-properties fo:margin-left="0cm" fo:margin-right="0cm" fo:text-indent="0cm" fo:margin-top="0pt" fo:margin-bottom="12pt" fo:border="none"/>
    </style:style>
    <style:style style:family="text" style:name="T3388">
      <style:text-properties fo:color="#000000" fo:font-family="Liberation Sans" style:font-family-complex="Liberation Sans"/>
    </style:style>
    <style:style style:family="table-cell" style:name="ce55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28">
      <style:paragraph-properties fo:margin-left="0cm" fo:margin-right="0cm" fo:text-indent="0cm" fo:margin-top="0pt" fo:margin-bottom="12pt" fo:border="none"/>
    </style:style>
    <style:style style:family="text" style:name="T3389">
      <style:text-properties fo:color="#000000" fo:font-family="Liberation Sans" style:font-family-complex="Liberation Sans" fo:font-size="12pt"/>
    </style:style>
    <style:style style:family="table-cell" style:name="ce55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29">
      <style:paragraph-properties fo:margin-left="0cm" fo:margin-right="0cm" fo:text-indent="0cm" fo:margin-top="0pt" fo:margin-bottom="12pt" fo:border="none"/>
    </style:style>
    <style:style style:family="text" style:name="T3390">
      <style:text-properties fo:color="#000000" fo:font-family="Liberation Sans" style:font-family-complex="Liberation Sans" fo:font-size="12pt"/>
    </style:style>
    <style:style style:family="table-row" style:name="ro144">
      <style:table-row-properties/>
    </style:style>
    <style:style style:family="table-cell" style:name="ce55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30">
      <style:paragraph-properties fo:margin-left="0cm" fo:margin-right="0cm" fo:text-indent="0cm" fo:margin-top="0pt" fo:margin-bottom="12pt" fo:border="none"/>
    </style:style>
    <style:style style:family="text" style:name="T3391">
      <style:text-properties fo:color="#000000" fo:font-family="Liberation Sans" style:font-family-complex="Liberation Sans"/>
    </style:style>
    <style:style style:family="table-cell" style:name="ce56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31">
      <style:paragraph-properties fo:margin-left="0cm" fo:margin-right="0cm" fo:text-indent="0cm" fo:margin-top="0pt" fo:margin-bottom="12pt" fo:border="none"/>
    </style:style>
    <style:style style:family="text" style:name="T3392">
      <style:text-properties fo:color="#000000" fo:font-family="Liberation Sans" style:font-family-complex="Liberation Sans"/>
    </style:style>
    <style:style style:family="table-cell" style:name="ce56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32">
      <style:paragraph-properties fo:margin-left="0cm" fo:margin-right="0cm" fo:text-indent="0cm" fo:margin-top="0pt" fo:margin-bottom="12pt" fo:border="none"/>
    </style:style>
    <style:style style:family="text" style:name="T3393">
      <style:text-properties fo:color="#000000" fo:font-family="Liberation Sans" style:font-family-complex="Liberation Sans" fo:font-size="12pt"/>
    </style:style>
    <style:style style:family="table-cell" style:name="ce56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33">
      <style:paragraph-properties fo:margin-left="0cm" fo:margin-right="0cm" fo:text-indent="0cm" fo:margin-top="0pt" fo:margin-bottom="12pt" fo:border="none"/>
    </style:style>
    <style:style style:family="text" style:name="T3394">
      <style:text-properties fo:color="#000000" fo:font-family="Liberation Sans" style:font-family-complex="Liberation Sans" fo:font-size="12pt"/>
    </style:style>
    <style:style style:family="table-row" style:name="ro145">
      <style:table-row-properties/>
    </style:style>
    <style:style style:family="table-cell" style:name="ce56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34">
      <style:paragraph-properties fo:margin-left="0cm" fo:margin-right="0cm" fo:text-indent="0cm" fo:margin-top="0pt" fo:margin-bottom="12pt" fo:border="none"/>
    </style:style>
    <style:style style:family="text" style:name="T3395">
      <style:text-properties fo:color="#000000" fo:font-family="Liberation Sans" style:font-family-complex="Liberation Sans"/>
    </style:style>
    <style:style style:family="table-cell" style:name="ce56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35">
      <style:paragraph-properties fo:margin-left="0cm" fo:margin-right="0cm" fo:text-indent="0cm" fo:margin-top="0pt" fo:margin-bottom="12pt" fo:border="none"/>
    </style:style>
    <style:style style:family="text" style:name="T3396">
      <style:text-properties fo:color="#000000" fo:font-family="Liberation Sans" style:font-family-complex="Liberation Sans"/>
    </style:style>
    <style:style style:family="table-cell" style:name="ce56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36">
      <style:paragraph-properties fo:margin-left="0cm" fo:margin-right="0cm" fo:text-indent="0cm" fo:margin-top="0pt" fo:margin-bottom="12pt" fo:border="none"/>
    </style:style>
    <style:style style:family="text" style:name="T3397">
      <style:text-properties fo:color="#000000" fo:font-family="Liberation Sans" style:font-family-complex="Liberation Sans" fo:font-size="12pt"/>
    </style:style>
    <style:style style:family="table-cell" style:name="ce56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37">
      <style:paragraph-properties fo:margin-left="0cm" fo:margin-right="0cm" fo:text-indent="0cm" fo:margin-top="0pt" fo:margin-bottom="12pt" fo:border="none"/>
    </style:style>
    <style:style style:family="text" style:name="T3398">
      <style:text-properties fo:color="#000000" fo:font-family="Liberation Sans" style:font-family-complex="Liberation Sans" fo:font-size="12pt"/>
    </style:style>
    <style:style style:family="table-row" style:name="ro146">
      <style:table-row-properties/>
    </style:style>
    <style:style style:family="table-cell" style:name="ce56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38">
      <style:paragraph-properties fo:margin-left="0cm" fo:margin-right="0cm" fo:text-indent="0cm" fo:margin-top="0pt" fo:margin-bottom="12pt" fo:border="none"/>
    </style:style>
    <style:style style:family="text" style:name="T3399">
      <style:text-properties fo:color="#000000" fo:font-family="Liberation Sans" style:font-family-complex="Liberation Sans"/>
    </style:style>
    <style:style style:family="table-cell" style:name="ce56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39">
      <style:paragraph-properties fo:margin-left="0cm" fo:margin-right="0cm" fo:text-indent="0cm" fo:margin-top="0pt" fo:margin-bottom="12pt" fo:border="none"/>
    </style:style>
    <style:style style:family="text" style:name="T3400">
      <style:text-properties fo:color="#000000" fo:font-family="Liberation Sans" style:font-family-complex="Liberation Sans"/>
    </style:style>
    <style:style style:family="table-cell" style:name="ce56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40">
      <style:paragraph-properties fo:margin-left="0cm" fo:margin-right="0cm" fo:text-indent="0cm" fo:margin-top="0pt" fo:margin-bottom="12pt" fo:border="none"/>
    </style:style>
    <style:style style:family="text" style:name="T3401">
      <style:text-properties fo:color="#000000" fo:font-family="Liberation Sans" style:font-family-complex="Liberation Sans" fo:font-size="12pt"/>
    </style:style>
    <style:style style:family="table-cell" style:name="ce57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41">
      <style:paragraph-properties fo:margin-left="0cm" fo:margin-right="0cm" fo:text-indent="0cm" fo:margin-top="0pt" fo:margin-bottom="12pt" fo:border="none"/>
    </style:style>
    <style:style style:family="text" style:name="T3402">
      <style:text-properties fo:color="#000000" fo:font-family="Liberation Sans" style:font-family-complex="Liberation Sans" fo:font-size="12pt"/>
    </style:style>
    <style:style style:family="table-row" style:name="ro147">
      <style:table-row-properties/>
    </style:style>
    <style:style style:family="table-cell" style:name="ce57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42">
      <style:paragraph-properties fo:margin-left="0cm" fo:margin-right="0cm" fo:text-indent="0cm" fo:margin-top="0pt" fo:margin-bottom="12pt" fo:border="none"/>
    </style:style>
    <style:style style:family="text" style:name="T3403">
      <style:text-properties fo:color="#000000" fo:font-family="Liberation Sans" style:font-family-complex="Liberation Sans"/>
    </style:style>
    <style:style style:family="table-cell" style:name="ce57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43">
      <style:paragraph-properties fo:margin-left="0cm" fo:margin-right="0cm" fo:text-indent="0cm" fo:margin-top="0pt" fo:margin-bottom="12pt" fo:border="none"/>
    </style:style>
    <style:style style:family="text" style:name="T3404">
      <style:text-properties fo:color="#000000" fo:font-family="Liberation Sans" style:font-family-complex="Liberation Sans"/>
    </style:style>
    <style:style style:family="table-cell" style:name="ce57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44">
      <style:paragraph-properties fo:margin-left="0cm" fo:margin-right="0cm" fo:text-indent="0cm" fo:margin-top="0pt" fo:margin-bottom="12pt" fo:border="none"/>
    </style:style>
    <style:style style:family="text" style:name="T3405">
      <style:text-properties fo:color="#000000" fo:font-family="Liberation Sans" style:font-family-complex="Liberation Sans" fo:font-size="12pt"/>
    </style:style>
    <style:style style:family="table-cell" style:name="ce57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45">
      <style:paragraph-properties fo:margin-left="0cm" fo:margin-right="0cm" fo:text-indent="0cm" fo:margin-top="0pt" fo:margin-bottom="12pt" fo:border="none"/>
    </style:style>
    <style:style style:family="text" style:name="T3406">
      <style:text-properties fo:color="#000000" fo:font-family="Liberation Sans" style:font-family-complex="Liberation Sans" fo:font-size="12pt"/>
    </style:style>
    <style:style style:family="table-row" style:name="ro148">
      <style:table-row-properties/>
    </style:style>
    <style:style style:family="table-cell" style:name="ce57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46">
      <style:paragraph-properties fo:margin-left="0cm" fo:margin-right="0cm" fo:text-indent="0cm" fo:margin-top="0pt" fo:margin-bottom="12pt" fo:border="none"/>
    </style:style>
    <style:style style:family="text" style:name="T3407">
      <style:text-properties fo:color="#000000" fo:font-family="Liberation Sans" style:font-family-complex="Liberation Sans"/>
    </style:style>
    <style:style style:family="table-cell" style:name="ce57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47">
      <style:paragraph-properties fo:margin-left="0cm" fo:margin-right="0cm" fo:text-indent="0cm" fo:margin-top="0pt" fo:margin-bottom="12pt" fo:border="none"/>
    </style:style>
    <style:style style:family="text" style:name="T3408">
      <style:text-properties fo:color="#000000" fo:font-family="Liberation Sans" style:font-family-complex="Liberation Sans"/>
    </style:style>
    <style:style style:family="table-cell" style:name="ce57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48">
      <style:paragraph-properties fo:margin-left="0cm" fo:margin-right="0cm" fo:text-indent="0cm" fo:margin-top="0pt" fo:margin-bottom="12pt" fo:border="none"/>
    </style:style>
    <style:style style:family="text" style:name="T3409">
      <style:text-properties fo:color="#000000" fo:font-family="Liberation Sans" style:font-family-complex="Liberation Sans" fo:font-size="12pt"/>
    </style:style>
    <style:style style:family="table-cell" style:name="ce57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49">
      <style:paragraph-properties fo:margin-left="0cm" fo:margin-right="0cm" fo:text-indent="0cm" fo:margin-top="0pt" fo:margin-bottom="12pt" fo:border="none"/>
    </style:style>
    <style:style style:family="text" style:name="T3410">
      <style:text-properties fo:color="#000000" fo:font-family="Liberation Sans" style:font-family-complex="Liberation Sans" fo:font-size="12pt"/>
    </style:style>
    <style:style style:family="table-row" style:name="ro149">
      <style:table-row-properties/>
    </style:style>
    <style:style style:family="table-cell" style:name="ce57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50">
      <style:paragraph-properties fo:margin-left="0cm" fo:margin-right="0cm" fo:text-indent="0cm" fo:margin-top="0pt" fo:margin-bottom="12pt" fo:border="none"/>
    </style:style>
    <style:style style:family="text" style:name="T3411">
      <style:text-properties fo:color="#000000" fo:font-family="Liberation Sans" style:font-family-complex="Liberation Sans"/>
    </style:style>
    <style:style style:family="table-cell" style:name="ce58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51">
      <style:paragraph-properties fo:margin-left="0cm" fo:margin-right="0cm" fo:text-indent="0cm" fo:margin-top="0pt" fo:margin-bottom="12pt" fo:border="none"/>
    </style:style>
    <style:style style:family="text" style:name="T3412">
      <style:text-properties fo:color="#000000" fo:font-family="Liberation Sans" style:font-family-complex="Liberation Sans"/>
    </style:style>
    <style:style style:family="table-cell" style:name="ce58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52">
      <style:paragraph-properties fo:margin-left="0cm" fo:margin-right="0cm" fo:text-indent="0cm" fo:margin-top="0pt" fo:margin-bottom="12pt" fo:border="none"/>
    </style:style>
    <style:style style:family="text" style:name="T3413">
      <style:text-properties fo:color="#000000" fo:font-family="Liberation Sans" style:font-family-complex="Liberation Sans" fo:font-size="12pt"/>
    </style:style>
    <style:style style:family="table-cell" style:name="ce58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53">
      <style:paragraph-properties fo:margin-left="0cm" fo:margin-right="0cm" fo:text-indent="0cm" fo:margin-top="0pt" fo:margin-bottom="12pt" fo:border="none"/>
    </style:style>
    <style:style style:family="text" style:name="T3414">
      <style:text-properties fo:color="#000000" fo:font-family="Liberation Sans" style:font-family-complex="Liberation Sans" fo:font-size="12pt"/>
    </style:style>
    <style:style style:family="table-row" style:name="ro150">
      <style:table-row-properties/>
    </style:style>
    <style:style style:family="table-cell" style:name="ce58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54">
      <style:paragraph-properties fo:margin-left="0cm" fo:margin-right="0cm" fo:text-indent="0cm" fo:margin-top="0pt" fo:margin-bottom="12pt" fo:border="none"/>
    </style:style>
    <style:style style:family="text" style:name="T3415">
      <style:text-properties fo:color="#000000" fo:font-family="Liberation Sans" style:font-family-complex="Liberation Sans"/>
    </style:style>
    <style:style style:family="table-cell" style:name="ce58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55">
      <style:paragraph-properties fo:margin-left="0cm" fo:margin-right="0cm" fo:text-indent="0cm" fo:margin-top="0pt" fo:margin-bottom="12pt" fo:border="none"/>
    </style:style>
    <style:style style:family="text" style:name="T3416">
      <style:text-properties fo:color="#000000" fo:font-family="Liberation Sans" style:font-family-complex="Liberation Sans"/>
    </style:style>
    <style:style style:family="table-cell" style:name="ce58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56">
      <style:paragraph-properties fo:margin-left="0cm" fo:margin-right="0cm" fo:text-indent="0cm" fo:margin-top="0pt" fo:margin-bottom="12pt" fo:border="none"/>
    </style:style>
    <style:style style:family="text" style:name="T3417">
      <style:text-properties fo:color="#000000" fo:font-family="Liberation Sans" style:font-family-complex="Liberation Sans" fo:font-size="12pt"/>
    </style:style>
    <style:style style:family="table-cell" style:name="ce58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57">
      <style:paragraph-properties fo:margin-left="0cm" fo:margin-right="0cm" fo:text-indent="0cm" fo:margin-top="0pt" fo:margin-bottom="12pt" fo:border="none"/>
    </style:style>
    <style:style style:family="text" style:name="T3418">
      <style:text-properties fo:color="#000000" fo:font-family="Liberation Sans" style:font-family-complex="Liberation Sans" fo:font-size="12pt"/>
    </style:style>
    <style:style style:family="table-row" style:name="ro151">
      <style:table-row-properties/>
    </style:style>
    <style:style style:family="table-cell" style:name="ce58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58">
      <style:paragraph-properties fo:margin-left="0cm" fo:margin-right="0cm" fo:text-indent="0cm" fo:margin-top="0pt" fo:margin-bottom="12pt" fo:border="none"/>
    </style:style>
    <style:style style:family="text" style:name="T3419">
      <style:text-properties fo:color="#000000" fo:font-family="Liberation Sans" style:font-family-complex="Liberation Sans"/>
    </style:style>
    <style:style style:family="table-cell" style:name="ce58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59">
      <style:paragraph-properties fo:margin-left="0cm" fo:margin-right="0cm" fo:text-indent="0cm" fo:margin-top="0pt" fo:margin-bottom="12pt" fo:border="none"/>
    </style:style>
    <style:style style:family="text" style:name="T3420">
      <style:text-properties fo:color="#000000" fo:font-family="Liberation Sans" style:font-family-complex="Liberation Sans"/>
    </style:style>
    <style:style style:family="table-cell" style:name="ce58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60">
      <style:paragraph-properties fo:margin-left="0cm" fo:margin-right="0cm" fo:text-indent="0cm" fo:margin-top="0pt" fo:margin-bottom="12pt" fo:border="none"/>
    </style:style>
    <style:style style:family="text" style:name="T3421">
      <style:text-properties fo:color="#000000" fo:font-family="Liberation Sans" style:font-family-complex="Liberation Sans" fo:font-size="12pt"/>
    </style:style>
    <style:style style:family="table-cell" style:name="ce59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61">
      <style:paragraph-properties fo:margin-left="0cm" fo:margin-right="0cm" fo:text-indent="0cm" fo:margin-top="0pt" fo:margin-bottom="12pt" fo:border="none"/>
    </style:style>
    <style:style style:family="text" style:name="T3422">
      <style:text-properties fo:color="#000000" fo:font-family="Liberation Sans" style:font-family-complex="Liberation Sans" fo:font-size="12pt"/>
    </style:style>
    <style:style style:family="table-row" style:name="ro152">
      <style:table-row-properties/>
    </style:style>
    <style:style style:family="table-cell" style:name="ce59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62">
      <style:paragraph-properties fo:margin-left="0cm" fo:margin-right="0cm" fo:text-indent="0cm" fo:margin-top="0pt" fo:margin-bottom="12pt" fo:border="none"/>
    </style:style>
    <style:style style:family="text" style:name="T3423">
      <style:text-properties fo:color="#000000" fo:font-family="Liberation Sans" style:font-family-complex="Liberation Sans"/>
    </style:style>
    <style:style style:family="table-cell" style:name="ce59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63">
      <style:paragraph-properties fo:margin-left="0cm" fo:margin-right="0cm" fo:text-indent="0cm" fo:margin-top="0pt" fo:margin-bottom="12pt" fo:border="none"/>
    </style:style>
    <style:style style:family="text" style:name="T3424">
      <style:text-properties fo:color="#000000" fo:font-family="Liberation Sans" style:font-family-complex="Liberation Sans"/>
    </style:style>
    <style:style style:family="table-cell" style:name="ce59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64">
      <style:paragraph-properties fo:margin-left="0cm" fo:margin-right="0cm" fo:text-indent="0cm" fo:margin-top="0pt" fo:margin-bottom="12pt" fo:border="none"/>
    </style:style>
    <style:style style:family="text" style:name="T3425">
      <style:text-properties fo:color="#000000" fo:font-family="Liberation Sans" style:font-family-complex="Liberation Sans" fo:font-size="12pt"/>
    </style:style>
    <style:style style:family="table-cell" style:name="ce59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65">
      <style:paragraph-properties fo:margin-left="0cm" fo:margin-right="0cm" fo:text-indent="0cm" fo:margin-top="0pt" fo:margin-bottom="12pt" fo:border="none"/>
    </style:style>
    <style:style style:family="text" style:name="T3426">
      <style:text-properties fo:color="#000000" fo:font-family="Liberation Sans" style:font-family-complex="Liberation Sans" fo:font-size="12pt"/>
    </style:style>
    <style:style style:family="table-row" style:name="ro153">
      <style:table-row-properties/>
    </style:style>
    <style:style style:family="table-cell" style:name="ce59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66">
      <style:paragraph-properties fo:margin-left="0cm" fo:margin-right="0cm" fo:text-indent="0cm" fo:margin-top="0pt" fo:margin-bottom="12pt" fo:border="none"/>
    </style:style>
    <style:style style:family="text" style:name="T3427">
      <style:text-properties fo:color="#000000" fo:font-family="Liberation Sans" style:font-family-complex="Liberation Sans"/>
    </style:style>
    <style:style style:family="table-cell" style:name="ce59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67">
      <style:paragraph-properties fo:margin-left="0cm" fo:margin-right="0cm" fo:text-indent="0cm" fo:margin-top="0pt" fo:margin-bottom="12pt" fo:border="none"/>
    </style:style>
    <style:style style:family="text" style:name="T3428">
      <style:text-properties fo:color="#000000" fo:font-family="Liberation Sans" style:font-family-complex="Liberation Sans"/>
    </style:style>
    <style:style style:family="table-cell" style:name="ce59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68">
      <style:paragraph-properties fo:margin-left="0cm" fo:margin-right="0cm" fo:text-indent="0cm" fo:margin-top="0pt" fo:margin-bottom="12pt" fo:border="none"/>
    </style:style>
    <style:style style:family="text" style:name="T3429">
      <style:text-properties fo:color="#000000" fo:font-family="Liberation Sans" style:font-family-complex="Liberation Sans" fo:font-size="12pt"/>
    </style:style>
    <style:style style:family="table-cell" style:name="ce59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69">
      <style:paragraph-properties fo:margin-left="0cm" fo:margin-right="0cm" fo:text-indent="0cm" fo:margin-top="0pt" fo:margin-bottom="12pt" fo:border="none"/>
    </style:style>
    <style:style style:family="text" style:name="T3430">
      <style:text-properties fo:color="#000000" fo:font-family="Liberation Sans" style:font-family-complex="Liberation Sans" fo:font-size="12pt"/>
    </style:style>
    <style:style style:family="table-row" style:name="ro154">
      <style:table-row-properties/>
    </style:style>
    <style:style style:family="table-cell" style:name="ce59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70">
      <style:paragraph-properties fo:margin-left="0cm" fo:margin-right="0cm" fo:text-indent="0cm" fo:margin-top="0pt" fo:margin-bottom="12pt" fo:border="none"/>
    </style:style>
    <style:style style:family="text" style:name="T3431">
      <style:text-properties fo:color="#000000" fo:font-family="Liberation Sans" style:font-family-complex="Liberation Sans"/>
    </style:style>
    <style:style style:family="table-cell" style:name="ce60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71">
      <style:paragraph-properties fo:margin-left="0cm" fo:margin-right="0cm" fo:text-indent="0cm" fo:margin-top="0pt" fo:margin-bottom="12pt" fo:border="none"/>
    </style:style>
    <style:style style:family="text" style:name="T3432">
      <style:text-properties fo:color="#000000" fo:font-family="Liberation Sans" style:font-family-complex="Liberation Sans"/>
    </style:style>
    <style:style style:family="table-cell" style:name="ce60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72">
      <style:paragraph-properties fo:margin-left="0cm" fo:margin-right="0cm" fo:text-indent="0cm" fo:margin-top="0pt" fo:margin-bottom="12pt" fo:border="none"/>
    </style:style>
    <style:style style:family="text" style:name="T3433">
      <style:text-properties fo:color="#000000" fo:font-family="Liberation Sans" style:font-family-complex="Liberation Sans" fo:font-size="12pt"/>
    </style:style>
    <style:style style:family="table-cell" style:name="ce60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73">
      <style:paragraph-properties fo:margin-left="0cm" fo:margin-right="0cm" fo:text-indent="0cm" fo:margin-top="0pt" fo:margin-bottom="12pt" fo:border="none"/>
    </style:style>
    <style:style style:family="text" style:name="T3434">
      <style:text-properties fo:color="#000000" fo:font-family="Liberation Sans" style:font-family-complex="Liberation Sans" fo:font-size="12pt"/>
    </style:style>
    <style:style style:family="table-row" style:name="ro155">
      <style:table-row-properties/>
    </style:style>
    <style:style style:family="table-cell" style:name="ce60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74">
      <style:paragraph-properties fo:margin-left="0cm" fo:margin-right="0cm" fo:text-indent="0cm" fo:margin-top="0pt" fo:margin-bottom="12pt" fo:border="none"/>
    </style:style>
    <style:style style:family="text" style:name="T3435">
      <style:text-properties fo:color="#000000" fo:font-family="Liberation Sans" style:font-family-complex="Liberation Sans"/>
    </style:style>
    <style:style style:family="table-cell" style:name="ce60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75">
      <style:paragraph-properties fo:margin-left="0cm" fo:margin-right="0cm" fo:text-indent="0cm" fo:margin-top="0pt" fo:margin-bottom="12pt" fo:border="none"/>
    </style:style>
    <style:style style:family="text" style:name="T3436">
      <style:text-properties fo:color="#000000" fo:font-family="Liberation Sans" style:font-family-complex="Liberation Sans"/>
    </style:style>
    <style:style style:family="table-cell" style:name="ce60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76">
      <style:paragraph-properties fo:margin-left="0cm" fo:margin-right="0cm" fo:text-indent="0cm" fo:margin-top="0pt" fo:margin-bottom="12pt" fo:border="none"/>
    </style:style>
    <style:style style:family="text" style:name="T3437">
      <style:text-properties fo:color="#000000" fo:font-family="Liberation Sans" style:font-family-complex="Liberation Sans" fo:font-size="12pt"/>
    </style:style>
    <style:style style:family="table-cell" style:name="ce60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77">
      <style:paragraph-properties fo:margin-left="0cm" fo:margin-right="0cm" fo:text-indent="0cm" fo:margin-top="0pt" fo:margin-bottom="12pt" fo:border="none"/>
    </style:style>
    <style:style style:family="text" style:name="T3438">
      <style:text-properties fo:color="#000000" fo:font-family="Liberation Sans" style:font-family-complex="Liberation Sans" fo:font-size="12pt"/>
    </style:style>
    <style:style style:family="table-row" style:name="ro156">
      <style:table-row-properties/>
    </style:style>
    <style:style style:family="table-cell" style:name="ce60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78">
      <style:paragraph-properties fo:margin-left="0cm" fo:margin-right="0cm" fo:text-indent="0cm" fo:margin-top="0pt" fo:margin-bottom="12pt" fo:border="none"/>
    </style:style>
    <style:style style:family="text" style:name="T3439">
      <style:text-properties fo:color="#000000" fo:font-family="Liberation Sans" style:font-family-complex="Liberation Sans"/>
    </style:style>
    <style:style style:family="table-cell" style:name="ce60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79">
      <style:paragraph-properties fo:margin-left="0cm" fo:margin-right="0cm" fo:text-indent="0cm" fo:margin-top="0pt" fo:margin-bottom="12pt" fo:border="none"/>
    </style:style>
    <style:style style:family="text" style:name="T3440">
      <style:text-properties fo:color="#000000" fo:font-family="Liberation Sans" style:font-family-complex="Liberation Sans"/>
    </style:style>
    <style:style style:family="table-cell" style:name="ce60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80">
      <style:paragraph-properties fo:margin-left="0cm" fo:margin-right="0cm" fo:text-indent="0cm" fo:margin-top="0pt" fo:margin-bottom="12pt" fo:border="none"/>
    </style:style>
    <style:style style:family="text" style:name="T3441">
      <style:text-properties fo:color="#000000" fo:font-family="Liberation Sans" style:font-family-complex="Liberation Sans" fo:font-size="12pt"/>
    </style:style>
    <style:style style:family="table-cell" style:name="ce61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81">
      <style:paragraph-properties fo:margin-left="0cm" fo:margin-right="0cm" fo:text-indent="0cm" fo:margin-top="0pt" fo:margin-bottom="12pt" fo:border="none"/>
    </style:style>
    <style:style style:family="text" style:name="T3442">
      <style:text-properties fo:color="#000000" fo:font-family="Liberation Sans" style:font-family-complex="Liberation Sans" fo:font-size="12pt"/>
    </style:style>
    <style:style style:family="table-row" style:name="ro157">
      <style:table-row-properties/>
    </style:style>
    <style:style style:family="table-cell" style:name="ce61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82">
      <style:paragraph-properties fo:margin-left="0cm" fo:margin-right="0cm" fo:text-indent="0cm" fo:margin-top="0pt" fo:margin-bottom="12pt" fo:border="none"/>
    </style:style>
    <style:style style:family="text" style:name="T3443">
      <style:text-properties fo:color="#000000" fo:font-family="Liberation Sans" style:font-family-complex="Liberation Sans"/>
    </style:style>
    <style:style style:family="table-cell" style:name="ce61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83">
      <style:paragraph-properties fo:margin-left="0cm" fo:margin-right="0cm" fo:text-indent="0cm" fo:margin-top="0pt" fo:margin-bottom="12pt" fo:border="none"/>
    </style:style>
    <style:style style:family="text" style:name="T3444">
      <style:text-properties fo:color="#000000" fo:font-family="Liberation Sans" style:font-family-complex="Liberation Sans"/>
    </style:style>
    <style:style style:family="table-cell" style:name="ce61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84">
      <style:paragraph-properties fo:margin-left="0cm" fo:margin-right="0cm" fo:text-indent="0cm" fo:margin-top="0pt" fo:margin-bottom="12pt" fo:border="none"/>
    </style:style>
    <style:style style:family="text" style:name="T3445">
      <style:text-properties fo:color="#000000" fo:font-family="Liberation Sans" style:font-family-complex="Liberation Sans" fo:font-size="12pt"/>
    </style:style>
    <style:style style:family="table-cell" style:name="ce61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85">
      <style:paragraph-properties fo:margin-left="0cm" fo:margin-right="0cm" fo:text-indent="0cm" fo:margin-top="0pt" fo:margin-bottom="12pt" fo:border="none"/>
    </style:style>
    <style:style style:family="text" style:name="T3446">
      <style:text-properties fo:color="#000000" fo:font-family="Liberation Sans" style:font-family-complex="Liberation Sans" fo:font-size="12pt"/>
    </style:style>
    <style:style style:family="table-row" style:name="ro158">
      <style:table-row-properties/>
    </style:style>
    <style:style style:family="table-cell" style:name="ce61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86">
      <style:paragraph-properties fo:margin-left="0cm" fo:margin-right="0cm" fo:text-indent="0cm" fo:margin-top="0pt" fo:margin-bottom="12pt" fo:border="none"/>
    </style:style>
    <style:style style:family="text" style:name="T3447">
      <style:text-properties fo:color="#000000" fo:font-family="Liberation Sans" style:font-family-complex="Liberation Sans"/>
    </style:style>
    <style:style style:family="table-cell" style:name="ce61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87">
      <style:paragraph-properties fo:margin-left="0cm" fo:margin-right="0cm" fo:text-indent="0cm" fo:margin-top="0pt" fo:margin-bottom="12pt" fo:border="none"/>
    </style:style>
    <style:style style:family="text" style:name="T3448">
      <style:text-properties fo:color="#000000" fo:font-family="Liberation Sans" style:font-family-complex="Liberation Sans"/>
    </style:style>
    <style:style style:family="table-cell" style:name="ce61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88">
      <style:paragraph-properties fo:margin-left="0cm" fo:margin-right="0cm" fo:text-indent="0cm" fo:margin-top="0pt" fo:margin-bottom="12pt" fo:border="none"/>
    </style:style>
    <style:style style:family="text" style:name="T3449">
      <style:text-properties fo:color="#000000" fo:font-family="Liberation Sans" style:font-family-complex="Liberation Sans" fo:font-size="12pt"/>
    </style:style>
    <style:style style:family="table-cell" style:name="ce61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89">
      <style:paragraph-properties fo:margin-left="0cm" fo:margin-right="0cm" fo:text-indent="0cm" fo:margin-top="0pt" fo:margin-bottom="12pt" fo:border="none"/>
    </style:style>
    <style:style style:family="text" style:name="T3450">
      <style:text-properties fo:color="#000000" fo:font-family="Liberation Sans" style:font-family-complex="Liberation Sans" fo:font-size="12pt"/>
    </style:style>
    <style:style style:family="table-row" style:name="ro159">
      <style:table-row-properties/>
    </style:style>
    <style:style style:family="table-cell" style:name="ce61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90">
      <style:paragraph-properties fo:margin-left="0cm" fo:margin-right="0cm" fo:text-indent="0cm" fo:margin-top="0pt" fo:margin-bottom="12pt" fo:border="none"/>
    </style:style>
    <style:style style:family="text" style:name="T3451">
      <style:text-properties fo:color="#000000" fo:font-family="Liberation Sans" style:font-family-complex="Liberation Sans" fo:language="ru" fo:country="RU"/>
    </style:style>
    <style:style style:family="text" style:name="T3452">
      <style:text-properties fo:color="#000000" fo:font-family="Liberation Sans" style:font-family-complex="Liberation Sans"/>
    </style:style>
    <style:style style:family="table-cell" style:name="ce62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91">
      <style:paragraph-properties fo:margin-left="0cm" fo:margin-right="0cm" fo:text-indent="0cm" fo:margin-top="0pt" fo:margin-bottom="12pt" fo:border="none"/>
    </style:style>
    <style:style style:family="text" style:name="T3453">
      <style:text-properties fo:color="#000000" fo:font-family="Liberation Sans" style:font-family-complex="Liberation Sans"/>
    </style:style>
    <style:style style:family="table-cell" style:name="ce62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92">
      <style:paragraph-properties fo:margin-left="0cm" fo:margin-right="0cm" fo:text-indent="0cm" fo:margin-top="0pt" fo:margin-bottom="12pt" fo:border="none"/>
    </style:style>
    <style:style style:family="text" style:name="T3454">
      <style:text-properties fo:color="#000000" fo:font-family="Liberation Sans" style:font-family-complex="Liberation Sans" fo:font-size="12pt"/>
    </style:style>
    <style:style style:family="table-cell" style:name="ce62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93">
      <style:paragraph-properties fo:margin-left="0cm" fo:margin-right="0cm" fo:text-indent="0cm" fo:margin-top="0pt" fo:margin-bottom="12pt" fo:border="none"/>
    </style:style>
    <style:style style:family="text" style:name="T3455">
      <style:text-properties fo:color="#000000" fo:font-family="Liberation Sans" style:font-family-complex="Liberation Sans" fo:font-size="12pt"/>
    </style:style>
    <style:style style:family="table-row" style:name="ro160">
      <style:table-row-properties/>
    </style:style>
    <style:style style:family="table-cell" style:name="ce62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94">
      <style:paragraph-properties fo:margin-left="0cm" fo:margin-right="0cm" fo:text-indent="0cm" fo:margin-top="0pt" fo:margin-bottom="12pt" fo:border="none"/>
    </style:style>
    <style:style style:family="text" style:name="T3456">
      <style:text-properties fo:color="#000000" fo:font-family="Liberation Sans" style:font-family-complex="Liberation Sans"/>
    </style:style>
    <style:style style:family="table-cell" style:name="ce62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95">
      <style:paragraph-properties fo:margin-left="0cm" fo:margin-right="0cm" fo:text-indent="0cm" fo:margin-top="0pt" fo:margin-bottom="12pt" fo:border="none"/>
    </style:style>
    <style:style style:family="text" style:name="T3457">
      <style:text-properties fo:color="#000000" fo:font-family="Liberation Sans" style:font-family-complex="Liberation Sans"/>
    </style:style>
    <style:style style:family="table-cell" style:name="ce62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96">
      <style:paragraph-properties fo:margin-left="0cm" fo:margin-right="0cm" fo:text-indent="0cm" fo:margin-top="0pt" fo:margin-bottom="12pt" fo:border="none"/>
    </style:style>
    <style:style style:family="text" style:name="T3458">
      <style:text-properties fo:color="#000000" fo:font-family="Liberation Sans" style:font-family-complex="Liberation Sans" fo:font-size="12pt"/>
    </style:style>
    <style:style style:family="table-cell" style:name="ce62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97">
      <style:paragraph-properties fo:margin-left="0cm" fo:margin-right="0cm" fo:text-indent="0cm" fo:margin-top="0pt" fo:margin-bottom="12pt" fo:border="none"/>
    </style:style>
    <style:style style:family="text" style:name="T3459">
      <style:text-properties fo:color="#000000" fo:font-family="Liberation Sans" style:font-family-complex="Liberation Sans" fo:font-size="12pt"/>
    </style:style>
    <style:style style:family="table-row" style:name="ro161">
      <style:table-row-properties/>
    </style:style>
    <style:style style:family="table-cell" style:name="ce62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98">
      <style:paragraph-properties fo:margin-left="0cm" fo:margin-right="0cm" fo:text-indent="0cm" fo:margin-top="0pt" fo:margin-bottom="12pt" fo:border="none"/>
    </style:style>
    <style:style style:family="text" style:name="T3460">
      <style:text-properties fo:color="#000000" fo:font-family="Liberation Sans" style:font-family-complex="Liberation Sans"/>
    </style:style>
    <style:style style:family="table-cell" style:name="ce62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399">
      <style:paragraph-properties fo:margin-left="0cm" fo:margin-right="0cm" fo:text-indent="0cm" fo:margin-top="0pt" fo:margin-bottom="12pt" fo:border="none"/>
    </style:style>
    <style:style style:family="text" style:name="T3461">
      <style:text-properties fo:color="#000000" fo:font-family="Liberation Sans" style:font-family-complex="Liberation Sans"/>
    </style:style>
    <style:style style:family="table-cell" style:name="ce62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00">
      <style:paragraph-properties fo:margin-left="0cm" fo:margin-right="0cm" fo:text-indent="0cm" fo:margin-top="0pt" fo:margin-bottom="12pt" fo:border="none"/>
    </style:style>
    <style:style style:family="text" style:name="T3462">
      <style:text-properties fo:color="#000000" fo:font-family="Liberation Sans" style:font-family-complex="Liberation Sans" fo:font-size="12pt"/>
    </style:style>
    <style:style style:family="table-cell" style:name="ce63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01">
      <style:paragraph-properties fo:margin-left="0cm" fo:margin-right="0cm" fo:text-indent="0cm" fo:margin-top="0pt" fo:margin-bottom="12pt" fo:border="none"/>
    </style:style>
    <style:style style:family="text" style:name="T3463">
      <style:text-properties fo:color="#000000" fo:font-family="Liberation Sans" style:font-family-complex="Liberation Sans" fo:font-size="12pt"/>
    </style:style>
    <style:style style:family="table-row" style:name="ro162">
      <style:table-row-properties/>
    </style:style>
    <style:style style:family="table-cell" style:name="ce63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02">
      <style:paragraph-properties fo:margin-left="0cm" fo:margin-right="0cm" fo:text-indent="0cm" fo:margin-top="0pt" fo:margin-bottom="12pt" fo:border="none"/>
    </style:style>
    <style:style style:family="text" style:name="T3464">
      <style:text-properties fo:color="#000000" fo:font-family="Liberation Sans" style:font-family-complex="Liberation Sans"/>
    </style:style>
    <style:style style:family="table-cell" style:name="ce63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03">
      <style:paragraph-properties fo:margin-left="0cm" fo:margin-right="0cm" fo:text-indent="0cm" fo:margin-top="0pt" fo:margin-bottom="12pt" fo:border="none"/>
    </style:style>
    <style:style style:family="text" style:name="T3465">
      <style:text-properties fo:color="#000000" fo:font-family="Liberation Sans" style:font-family-complex="Liberation Sans"/>
    </style:style>
    <style:style style:family="table-cell" style:name="ce63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04">
      <style:paragraph-properties fo:margin-left="0cm" fo:margin-right="0cm" fo:text-indent="0cm" fo:margin-top="0pt" fo:margin-bottom="12pt" fo:border="none"/>
    </style:style>
    <style:style style:family="text" style:name="T3466">
      <style:text-properties fo:color="#000000" fo:font-family="Liberation Sans" style:font-family-complex="Liberation Sans" fo:font-size="12pt"/>
    </style:style>
    <style:style style:family="table-cell" style:name="ce63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05">
      <style:paragraph-properties fo:margin-left="0cm" fo:margin-right="0cm" fo:text-indent="0cm" fo:margin-top="0pt" fo:margin-bottom="12pt" fo:border="none"/>
    </style:style>
    <style:style style:family="text" style:name="T3467">
      <style:text-properties fo:color="#000000" fo:font-family="Liberation Sans" style:font-family-complex="Liberation Sans" fo:font-size="12pt"/>
    </style:style>
    <style:style style:family="table-row" style:name="ro163">
      <style:table-row-properties/>
    </style:style>
    <style:style style:family="table-cell" style:name="ce63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06">
      <style:paragraph-properties fo:margin-left="0cm" fo:margin-right="0cm" fo:text-indent="0cm" fo:margin-top="0pt" fo:margin-bottom="12pt" fo:border="none"/>
    </style:style>
    <style:style style:family="text" style:name="T3468">
      <style:text-properties fo:color="#000000" fo:font-family="Liberation Sans" style:font-family-complex="Liberation Sans"/>
    </style:style>
    <style:style style:family="table-cell" style:name="ce63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07">
      <style:paragraph-properties fo:margin-left="0cm" fo:margin-right="0cm" fo:text-indent="0cm" fo:margin-top="0pt" fo:margin-bottom="12pt" fo:border="none"/>
    </style:style>
    <style:style style:family="text" style:name="T3469">
      <style:text-properties fo:color="#000000" fo:font-family="Liberation Sans" style:font-family-complex="Liberation Sans"/>
    </style:style>
    <style:style style:family="table-cell" style:name="ce63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08">
      <style:paragraph-properties fo:margin-left="0cm" fo:margin-right="0cm" fo:text-indent="0cm" fo:margin-top="0pt" fo:margin-bottom="12pt" fo:border="none"/>
    </style:style>
    <style:style style:family="text" style:name="T3470">
      <style:text-properties fo:color="#000000" fo:font-family="Liberation Sans" style:font-family-complex="Liberation Sans" fo:font-size="12pt"/>
    </style:style>
    <style:style style:family="table-cell" style:name="ce63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09">
      <style:paragraph-properties fo:margin-left="0cm" fo:margin-right="0cm" fo:text-indent="0cm" fo:margin-top="0pt" fo:margin-bottom="12pt" fo:border="none"/>
    </style:style>
    <style:style style:family="text" style:name="T3471">
      <style:text-properties fo:color="#000000" fo:font-family="Liberation Sans" style:font-family-complex="Liberation Sans" fo:font-size="12pt"/>
    </style:style>
    <style:style style:family="table-row" style:name="ro164">
      <style:table-row-properties/>
    </style:style>
    <style:style style:family="table-cell" style:name="ce63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10">
      <style:paragraph-properties fo:margin-left="0cm" fo:margin-right="0cm" fo:text-indent="0cm" fo:margin-top="0pt" fo:margin-bottom="12pt" fo:border="none"/>
    </style:style>
    <style:style style:family="text" style:name="T3472">
      <style:text-properties fo:color="#000000" fo:font-family="Liberation Sans" style:font-family-complex="Liberation Sans"/>
    </style:style>
    <style:style style:family="table-cell" style:name="ce64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11">
      <style:paragraph-properties fo:margin-left="0cm" fo:margin-right="0cm" fo:text-indent="0cm" fo:margin-top="0pt" fo:margin-bottom="12pt" fo:border="none"/>
    </style:style>
    <style:style style:family="text" style:name="T3473">
      <style:text-properties fo:color="#000000" fo:font-family="Liberation Sans" style:font-family-complex="Liberation Sans"/>
    </style:style>
    <style:style style:family="table-cell" style:name="ce64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12">
      <style:paragraph-properties fo:margin-left="0cm" fo:margin-right="0cm" fo:text-indent="0cm" fo:margin-top="0pt" fo:margin-bottom="12pt" fo:border="none"/>
    </style:style>
    <style:style style:family="text" style:name="T3474">
      <style:text-properties fo:color="#000000" fo:font-family="Liberation Sans" style:font-family-complex="Liberation Sans" fo:font-size="12pt"/>
    </style:style>
    <style:style style:family="table-cell" style:name="ce64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13">
      <style:paragraph-properties fo:margin-left="0cm" fo:margin-right="0cm" fo:text-indent="0cm" fo:margin-top="0pt" fo:margin-bottom="12pt" fo:border="none"/>
    </style:style>
    <style:style style:family="text" style:name="T3475">
      <style:text-properties fo:color="#000000" fo:font-family="Liberation Sans" style:font-family-complex="Liberation Sans" fo:font-size="12pt"/>
    </style:style>
    <style:style style:family="table-row" style:name="ro165">
      <style:table-row-properties/>
    </style:style>
    <style:style style:family="table-cell" style:name="ce64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14">
      <style:paragraph-properties fo:margin-left="0cm" fo:margin-right="0cm" fo:text-indent="0cm" fo:margin-top="0pt" fo:margin-bottom="12pt" fo:border="none"/>
    </style:style>
    <style:style style:family="text" style:name="T3476">
      <style:text-properties fo:color="#000000" fo:font-family="Liberation Sans" style:font-family-complex="Liberation Sans"/>
    </style:style>
    <style:style style:family="table-cell" style:name="ce64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15">
      <style:paragraph-properties fo:margin-left="0cm" fo:margin-right="0cm" fo:text-indent="0cm" fo:margin-top="0pt" fo:margin-bottom="12pt" fo:border="none"/>
    </style:style>
    <style:style style:family="text" style:name="T3477">
      <style:text-properties fo:color="#000000" fo:font-family="Liberation Sans" style:font-family-complex="Liberation Sans"/>
    </style:style>
    <style:style style:family="table-cell" style:name="ce64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16">
      <style:paragraph-properties fo:margin-left="0cm" fo:margin-right="0cm" fo:text-indent="0cm" fo:margin-top="0pt" fo:margin-bottom="12pt" fo:border="none"/>
    </style:style>
    <style:style style:family="text" style:name="T3478">
      <style:text-properties fo:color="#000000" fo:font-family="Liberation Sans" style:font-family-complex="Liberation Sans" fo:font-size="12pt"/>
    </style:style>
    <style:style style:family="table-cell" style:name="ce64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17">
      <style:paragraph-properties fo:margin-left="0cm" fo:margin-right="0cm" fo:text-indent="0cm" fo:margin-top="0pt" fo:margin-bottom="12pt" fo:border="none"/>
    </style:style>
    <style:style style:family="text" style:name="T3479">
      <style:text-properties fo:color="#000000" fo:font-family="Liberation Sans" style:font-family-complex="Liberation Sans" fo:font-size="12pt"/>
    </style:style>
    <style:style style:family="table-row" style:name="ro166">
      <style:table-row-properties/>
    </style:style>
    <style:style style:family="table-cell" style:name="ce64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18">
      <style:paragraph-properties fo:margin-left="0cm" fo:margin-right="0cm" fo:text-indent="0cm" fo:margin-top="0pt" fo:margin-bottom="12pt" fo:border="none"/>
    </style:style>
    <style:style style:family="text" style:name="T3480">
      <style:text-properties fo:color="#000000" fo:font-family="Liberation Sans" style:font-family-complex="Liberation Sans"/>
    </style:style>
    <style:style style:family="table-cell" style:name="ce64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19">
      <style:paragraph-properties fo:margin-left="0cm" fo:margin-right="0cm" fo:text-indent="0cm" fo:margin-top="0pt" fo:margin-bottom="12pt" fo:border="none"/>
    </style:style>
    <style:style style:family="text" style:name="T3481">
      <style:text-properties fo:color="#000000" fo:font-family="Liberation Sans" style:font-family-complex="Liberation Sans"/>
    </style:style>
    <style:style style:family="table-cell" style:name="ce64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20">
      <style:paragraph-properties fo:margin-left="0cm" fo:margin-right="0cm" fo:text-indent="0cm" fo:margin-top="0pt" fo:margin-bottom="12pt" fo:border="none"/>
    </style:style>
    <style:style style:family="text" style:name="T3482">
      <style:text-properties fo:color="#000000" fo:font-family="Liberation Sans" style:font-family-complex="Liberation Sans" fo:font-size="12pt"/>
    </style:style>
    <style:style style:family="table-cell" style:name="ce65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21">
      <style:paragraph-properties fo:margin-left="0cm" fo:margin-right="0cm" fo:text-indent="0cm" fo:margin-top="0pt" fo:margin-bottom="12pt" fo:border="none"/>
    </style:style>
    <style:style style:family="text" style:name="T3483">
      <style:text-properties fo:color="#000000" fo:font-family="Liberation Sans" style:font-family-complex="Liberation Sans" fo:font-size="12pt"/>
    </style:style>
    <style:style style:family="table-row" style:name="ro167">
      <style:table-row-properties/>
    </style:style>
    <style:style style:family="table-cell" style:name="ce65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22">
      <style:paragraph-properties fo:margin-left="0cm" fo:margin-right="0cm" fo:text-indent="0cm" fo:margin-top="0pt" fo:margin-bottom="12pt" fo:border="none"/>
    </style:style>
    <style:style style:family="text" style:name="T3484">
      <style:text-properties fo:color="#000000" fo:font-family="Liberation Sans" style:font-family-complex="Liberation Sans"/>
    </style:style>
    <style:style style:family="table-cell" style:name="ce65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23">
      <style:paragraph-properties fo:margin-left="0cm" fo:margin-right="0cm" fo:text-indent="0cm" fo:margin-top="0pt" fo:margin-bottom="12pt" fo:border="none"/>
    </style:style>
    <style:style style:family="text" style:name="T3485">
      <style:text-properties fo:color="#000000" fo:font-family="Liberation Sans" style:font-family-complex="Liberation Sans"/>
    </style:style>
    <style:style style:family="table-cell" style:name="ce65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24">
      <style:paragraph-properties fo:margin-left="0cm" fo:margin-right="0cm" fo:text-indent="0cm" fo:margin-top="0pt" fo:margin-bottom="12pt" fo:border="none"/>
    </style:style>
    <style:style style:family="text" style:name="T3486">
      <style:text-properties fo:color="#000000" fo:font-family="Liberation Sans" style:font-family-complex="Liberation Sans" fo:font-size="12pt"/>
    </style:style>
    <style:style style:family="table-cell" style:name="ce65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25">
      <style:paragraph-properties fo:margin-left="0cm" fo:margin-right="0cm" fo:text-indent="0cm" fo:margin-top="0pt" fo:margin-bottom="12pt" fo:border="none"/>
    </style:style>
    <style:style style:family="text" style:name="T3487">
      <style:text-properties fo:color="#000000" fo:font-family="Liberation Sans" style:font-family-complex="Liberation Sans" fo:font-size="12pt"/>
    </style:style>
    <style:style style:family="table-row" style:name="ro168">
      <style:table-row-properties/>
    </style:style>
    <style:style style:family="table-cell" style:name="ce65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26">
      <style:paragraph-properties fo:margin-left="0cm" fo:margin-right="0cm" fo:text-indent="0cm" fo:margin-top="0pt" fo:margin-bottom="12pt" fo:border="none"/>
    </style:style>
    <style:style style:family="text" style:name="T3488">
      <style:text-properties fo:color="#000000" fo:font-family="Liberation Sans" style:font-family-complex="Liberation Sans"/>
    </style:style>
    <style:style style:family="table-cell" style:name="ce65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27">
      <style:paragraph-properties fo:margin-left="0cm" fo:margin-right="0cm" fo:text-indent="0cm" fo:margin-top="0pt" fo:margin-bottom="12pt" fo:border="none"/>
    </style:style>
    <style:style style:family="text" style:name="T3489">
      <style:text-properties fo:color="#000000" fo:font-family="Liberation Sans" style:font-family-complex="Liberation Sans"/>
    </style:style>
    <style:style style:family="table-cell" style:name="ce65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28">
      <style:paragraph-properties fo:margin-left="0cm" fo:margin-right="0cm" fo:text-indent="0cm" fo:margin-top="0pt" fo:margin-bottom="12pt" fo:border="none"/>
    </style:style>
    <style:style style:family="text" style:name="T3490">
      <style:text-properties fo:color="#000000" fo:font-family="Liberation Sans" style:font-family-complex="Liberation Sans" fo:font-size="12pt"/>
    </style:style>
    <style:style style:family="table-cell" style:name="ce65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29">
      <style:paragraph-properties fo:margin-left="0cm" fo:margin-right="0cm" fo:text-indent="0cm" fo:margin-top="0pt" fo:margin-bottom="12pt" fo:border="none"/>
    </style:style>
    <style:style style:family="text" style:name="T3491">
      <style:text-properties fo:color="#000000" fo:font-family="Liberation Sans" style:font-family-complex="Liberation Sans" fo:font-size="12pt"/>
    </style:style>
    <style:style style:family="table-row" style:name="ro169">
      <style:table-row-properties/>
    </style:style>
    <style:style style:family="table-cell" style:name="ce65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30">
      <style:paragraph-properties fo:margin-left="0cm" fo:margin-right="0cm" fo:text-indent="0cm" fo:margin-top="0pt" fo:margin-bottom="12pt" fo:border="none"/>
    </style:style>
    <style:style style:family="text" style:name="T3492">
      <style:text-properties fo:color="#000000" fo:font-family="Liberation Sans" style:font-family-complex="Liberation Sans"/>
    </style:style>
    <style:style style:family="table-cell" style:name="ce66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31">
      <style:paragraph-properties fo:margin-left="0cm" fo:margin-right="0cm" fo:text-indent="0cm" fo:margin-top="0pt" fo:margin-bottom="12pt" fo:border="none"/>
    </style:style>
    <style:style style:family="text" style:name="T3493">
      <style:text-properties fo:color="#000000" fo:font-family="Liberation Sans" style:font-family-complex="Liberation Sans"/>
    </style:style>
    <style:style style:family="table-cell" style:name="ce66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32">
      <style:paragraph-properties fo:margin-left="0cm" fo:margin-right="0cm" fo:text-indent="0cm" fo:margin-top="0pt" fo:margin-bottom="12pt" fo:border="none"/>
    </style:style>
    <style:style style:family="text" style:name="T3494">
      <style:text-properties fo:color="#000000" fo:font-family="Liberation Sans" style:font-family-complex="Liberation Sans" fo:font-size="12pt"/>
    </style:style>
    <style:style style:family="table-cell" style:name="ce66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33">
      <style:paragraph-properties fo:margin-left="0cm" fo:margin-right="0cm" fo:text-indent="0cm" fo:margin-top="0pt" fo:margin-bottom="12pt" fo:border="none"/>
    </style:style>
    <style:style style:family="text" style:name="T3495">
      <style:text-properties fo:color="#000000" fo:font-family="Liberation Sans" style:font-family-complex="Liberation Sans" fo:font-size="12pt"/>
    </style:style>
    <style:style style:family="table-row" style:name="ro170">
      <style:table-row-properties/>
    </style:style>
    <style:style style:family="table-cell" style:name="ce66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34">
      <style:paragraph-properties fo:margin-left="0cm" fo:margin-right="0cm" fo:text-indent="0cm" fo:margin-top="0pt" fo:margin-bottom="12pt" fo:border="none"/>
    </style:style>
    <style:style style:family="text" style:name="T3496">
      <style:text-properties fo:color="#000000" fo:font-family="Liberation Sans" style:font-family-complex="Liberation Sans"/>
    </style:style>
    <style:style style:family="table-cell" style:name="ce66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35">
      <style:paragraph-properties fo:margin-left="0cm" fo:margin-right="0cm" fo:text-indent="0cm" fo:margin-top="0pt" fo:margin-bottom="12pt" fo:border="none"/>
    </style:style>
    <style:style style:family="text" style:name="T3497">
      <style:text-properties fo:color="#000000" fo:font-family="Liberation Sans" style:font-family-complex="Liberation Sans"/>
    </style:style>
    <style:style style:family="table-cell" style:name="ce66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36">
      <style:paragraph-properties fo:margin-left="0cm" fo:margin-right="0cm" fo:text-indent="0cm" fo:margin-top="0pt" fo:margin-bottom="12pt" fo:border="none"/>
    </style:style>
    <style:style style:family="text" style:name="T3498">
      <style:text-properties fo:color="#000000" fo:font-family="Liberation Sans" style:font-family-complex="Liberation Sans" fo:font-size="12pt"/>
    </style:style>
    <style:style style:family="table-cell" style:name="ce66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37">
      <style:paragraph-properties fo:margin-left="0cm" fo:margin-right="0cm" fo:text-indent="0cm" fo:margin-top="0pt" fo:margin-bottom="12pt" fo:border="none"/>
    </style:style>
    <style:style style:family="text" style:name="T3499">
      <style:text-properties fo:color="#000000" fo:font-family="Liberation Sans" style:font-family-complex="Liberation Sans" fo:font-size="12pt"/>
    </style:style>
    <style:style style:family="table-row" style:name="ro171">
      <style:table-row-properties/>
    </style:style>
    <style:style style:family="table-cell" style:name="ce66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38">
      <style:paragraph-properties fo:margin-left="0cm" fo:margin-right="0cm" fo:text-indent="0cm" fo:margin-top="0pt" fo:margin-bottom="12pt" fo:border="none"/>
    </style:style>
    <style:style style:family="text" style:name="T3500">
      <style:text-properties fo:color="#000000" fo:font-family="Liberation Sans" style:font-family-complex="Liberation Sans"/>
    </style:style>
    <style:style style:family="table-cell" style:name="ce66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39">
      <style:paragraph-properties fo:margin-left="0cm" fo:margin-right="0cm" fo:text-indent="0cm" fo:margin-top="0pt" fo:margin-bottom="12pt" fo:border="none"/>
    </style:style>
    <style:style style:family="text" style:name="T3501">
      <style:text-properties fo:color="#000000" fo:font-family="Liberation Sans" style:font-family-complex="Liberation Sans"/>
    </style:style>
    <style:style style:family="table-cell" style:name="ce66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40">
      <style:paragraph-properties fo:margin-left="0cm" fo:margin-right="0cm" fo:text-indent="0cm" fo:margin-top="0pt" fo:margin-bottom="12pt" fo:border="none"/>
    </style:style>
    <style:style style:family="text" style:name="T3502">
      <style:text-properties fo:color="#000000" fo:font-family="Liberation Sans" style:font-family-complex="Liberation Sans" fo:font-size="12pt"/>
    </style:style>
    <style:style style:family="table-cell" style:name="ce67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41">
      <style:paragraph-properties fo:margin-left="0cm" fo:margin-right="0cm" fo:text-indent="0cm" fo:margin-top="0pt" fo:margin-bottom="12pt" fo:border="none"/>
    </style:style>
    <style:style style:family="text" style:name="T3503">
      <style:text-properties fo:color="#000000" fo:font-family="Liberation Sans" style:font-family-complex="Liberation Sans" fo:font-size="12pt"/>
    </style:style>
    <style:style style:parent-style-name="715" style:family="paragraph" style:name="P1442">
      <style:paragraph-properties fo:margin-left="0cm" fo:margin-right="0cm" fo:text-indent="0cm" fo:margin-top="18pt" fo:margin-bottom="12pt" fo:border="none"/>
    </style:style>
    <style:style style:family="text" style:name="T3504">
      <style:text-properties fo:color="#24292f" fo:font-family="Liberation Sans" style:font-family-complex="Liberation Sans" fo:font-weight="bold"/>
    </style:style>
    <style:style style:family="paragraph" style:name="P1443">
      <style:paragraph-properties fo:margin-left="0cm" fo:margin-right="0cm" fo:text-indent="0cm" fo:margin-top="0pt" fo:margin-bottom="12pt" fo:border="none"/>
    </style:style>
    <style:style style:family="text" style:name="T3505">
      <style:text-properties fo:color="#24292f" fo:font-family="Liberation Sans" style:font-family-complex="Liberation Sans"/>
    </style:style>
    <style:style style:family="text" style:name="T3506">
      <style:text-properties fo:color="#24292f" fo:font-family="Liberation Sans" style:font-family-complex="Liberation Sans" fo:font-size="12pt"/>
    </style:style>
    <style:style style:family="text" style:name="T3507">
      <style:text-properties fo:color="#24292f" fo:font-family="Liberation Sans" style:font-family-complex="Liberation Sans"/>
    </style:style>
    <style:style style:family="paragraph" style:name="P1444">
      <style:paragraph-properties fo:margin-left="0cm" fo:margin-right="0cm" fo:text-indent="0cm" fo:margin-top="0pt" fo:margin-bottom="0pt" fo:border="none"/>
    </style:style>
    <style:style style:family="text" style:name="T3508">
      <style:text-properties fo:color="#24292f" fo:font-family="Liberation Sans" style:font-family-complex="Liberation Sans"/>
    </style:style>
    <style:style style:family="text" style:name="T3509">
      <style:text-properties fo:color="#24292f" fo:font-family="Liberation Sans" style:font-family-complex="Liberation Sans" fo:font-size="12pt"/>
    </style:style>
    <style:style style:family="text" style:name="T3510">
      <style:text-properties fo:color="#24292f" fo:font-family="Liberation Sans" style:font-family-complex="Liberation Sans"/>
    </style:style>
    <style:style style:family="table" style:name="ta8">
      <style:table-properties style:width="16.5cm" fo:margin-left="0cm" table:align="left" style:use-optimal-column-width="true"/>
    </style:style>
    <style:style style:family="table-column" style:name="co27">
      <style:table-column-properties style:column-width="0.8291cm" style:use-optimal-column-width="true"/>
    </style:style>
    <style:style style:family="table-column" style:name="co28">
      <style:table-column-properties style:column-width="15.67cm" style:use-optimal-column-width="true"/>
    </style:style>
    <style:style style:family="table-row" style:name="ro172">
      <style:table-row-properties/>
    </style:style>
    <style:style style:family="table-cell" style:name="ce67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45">
      <style:paragraph-properties style:line-height-at-least="2.85pt" fo:text-align="center" fo:margin-top="0pt" fo:margin-bottom="0pt"/>
    </style:style>
    <style:style style:family="text" style:name="T3511">
      <style:text-properties fo:color="#000000" fo:font-family="Liberation Sans" style:font-family-complex="Liberation Sans" fo:font-weight="bold"/>
    </style:style>
    <style:style style:family="table-cell" style:name="ce67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46">
      <style:paragraph-properties style:line-height-at-least="2.85pt" fo:text-align="center" fo:margin-top="0pt" fo:margin-bottom="0pt"/>
    </style:style>
    <style:style style:family="text" style:name="T3512">
      <style:text-properties fo:color="#000000" fo:font-family="Liberation Sans" style:font-family-complex="Liberation Sans" fo:font-weight="bold"/>
    </style:style>
    <style:style style:family="table-row" style:name="ro173">
      <style:table-row-properties/>
    </style:style>
    <style:style style:family="table-cell" style:name="ce67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47">
      <style:paragraph-properties fo:margin-left="0cm" fo:margin-right="0cm" fo:text-indent="0cm" fo:margin-top="0pt" fo:margin-bottom="12pt" fo:border="none"/>
    </style:style>
    <style:style style:family="text" style:name="T3513">
      <style:text-properties fo:color="#000000" fo:font-family="Liberation Sans" style:font-family-complex="Liberation Sans"/>
    </style:style>
    <style:style style:family="table-cell" style:name="ce67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48">
      <style:paragraph-properties fo:margin-left="0cm" fo:margin-right="0cm" fo:text-indent="0cm" fo:margin-top="0pt" fo:margin-bottom="12pt" fo:border="none"/>
    </style:style>
    <style:style style:family="text" style:name="T3514">
      <style:text-properties fo:color="#222222" fo:font-family="Liberation Sans" style:font-family-complex="Liberation Sans"/>
    </style:style>
    <style:style style:family="text" style:name="T3515">
      <style:text-properties fo:color="#222222" fo:font-family="Liberation Sans" style:font-family-complex="Liberation Sans" fo:font-size="12pt"/>
    </style:style>
    <style:style style:family="text" style:name="T3516">
      <style:text-properties fo:color="#000000" fo:font-family="Liberation Sans" style:font-family-complex="Liberation Sans"/>
    </style:style>
    <style:style style:family="table-row" style:name="ro174">
      <style:table-row-properties/>
    </style:style>
    <style:style style:family="table-cell" style:name="ce675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49">
      <style:paragraph-properties fo:margin-left="0cm" fo:margin-right="0cm" fo:text-indent="0cm" fo:margin-top="0pt" fo:margin-bottom="12pt" fo:border="none"/>
    </style:style>
    <style:style style:family="text" style:name="T3517">
      <style:text-properties fo:color="#000000" fo:font-family="Liberation Sans" style:font-family-complex="Liberation Sans"/>
    </style:style>
    <style:style style:family="table-cell" style:name="ce676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50">
      <style:paragraph-properties fo:margin-left="0cm" fo:margin-right="0cm" fo:text-indent="0cm" fo:margin-top="0pt" fo:margin-bottom="12pt" fo:border="none"/>
    </style:style>
    <style:style style:family="text" style:name="T3518">
      <style:text-properties fo:color="#000000" fo:font-family="Liberation Sans" style:font-family-complex="Liberation Sans"/>
    </style:style>
    <style:style style:family="text" style:name="T3519">
      <style:text-properties fo:color="#000000" fo:font-family="Liberation Sans" style:font-family-complex="Liberation Sans" fo:font-size="12pt"/>
    </style:style>
    <style:style style:family="text" style:name="T3520">
      <style:text-properties fo:color="#000000" fo:font-family="Liberation Sans" style:font-family-complex="Liberation Sans"/>
    </style:style>
    <style:style style:family="table-row" style:name="ro175">
      <style:table-row-properties/>
    </style:style>
    <style:style style:family="table-cell" style:name="ce677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51">
      <style:paragraph-properties fo:margin-left="0cm" fo:margin-right="0cm" fo:text-indent="0cm" fo:margin-top="0pt" fo:margin-bottom="12pt" fo:border="none"/>
    </style:style>
    <style:style style:family="text" style:name="T3521">
      <style:text-properties fo:color="#000000" fo:font-family="Liberation Sans" style:font-family-complex="Liberation Sans"/>
    </style:style>
    <style:style style:family="table-cell" style:name="ce678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52">
      <style:paragraph-properties fo:margin-left="0cm" fo:margin-right="0cm" fo:text-indent="0cm" fo:margin-top="0pt" fo:margin-bottom="12pt" fo:border="none"/>
    </style:style>
    <style:style style:family="text" style:name="T3522">
      <style:text-properties fo:color="#000000" fo:font-family="Liberation Sans" style:font-family-complex="Liberation Sans"/>
    </style:style>
    <style:style style:family="table-row" style:name="ro176">
      <style:table-row-properties/>
    </style:style>
    <style:style style:family="table-cell" style:name="ce679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53">
      <style:paragraph-properties fo:margin-left="0cm" fo:margin-right="0cm" fo:text-indent="0cm" fo:margin-top="0pt" fo:margin-bottom="12pt" fo:border="none"/>
    </style:style>
    <style:style style:family="text" style:name="T3523">
      <style:text-properties fo:color="#000000" fo:font-family="Liberation Sans" style:font-family-complex="Liberation Sans"/>
    </style:style>
    <style:style style:family="table-cell" style:name="ce680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54">
      <style:paragraph-properties fo:margin-left="0cm" fo:margin-right="0cm" fo:text-indent="0cm" fo:margin-top="0pt" fo:margin-bottom="12pt" fo:border="none"/>
    </style:style>
    <style:style style:family="text" style:name="T3524">
      <style:text-properties fo:color="#000000" fo:font-family="Liberation Sans" style:font-family-complex="Liberation Sans"/>
    </style:style>
    <style:style style:family="text" style:name="T3525">
      <style:text-properties fo:color="#000000" fo:font-family="Liberation Sans" style:font-family-complex="Liberation Sans" fo:font-size="12pt"/>
    </style:style>
    <style:style style:family="text" style:name="T3526">
      <style:text-properties fo:color="#000000" fo:font-family="Liberation Sans" style:font-family-complex="Liberation Sans"/>
    </style:style>
    <style:style style:family="text" style:name="T3527">
      <style:text-properties fo:color="#000000" fo:font-family="Liberation Sans" style:font-family-complex="Liberation Sans" fo:font-size="12pt"/>
    </style:style>
    <style:style style:family="text" style:name="T3528">
      <style:text-properties fo:color="#000000" fo:font-family="Liberation Sans" style:font-family-complex="Liberation Sans"/>
    </style:style>
    <style:style style:family="table-row" style:name="ro177">
      <style:table-row-properties/>
    </style:style>
    <style:style style:family="table-cell" style:name="ce681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55">
      <style:paragraph-properties fo:margin-left="0cm" fo:margin-right="0cm" fo:text-indent="0cm" fo:margin-top="0pt" fo:margin-bottom="12pt" fo:border="none"/>
    </style:style>
    <style:style style:family="text" style:name="T3529">
      <style:text-properties fo:color="#000000" fo:font-family="Liberation Sans" style:font-family-complex="Liberation Sans"/>
    </style:style>
    <style:style style:family="table-cell" style:name="ce682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56">
      <style:paragraph-properties fo:margin-left="0cm" fo:margin-right="0cm" fo:text-indent="0cm" fo:margin-top="0pt" fo:margin-bottom="12pt" fo:border="none"/>
    </style:style>
    <style:style style:family="text" style:name="T3530">
      <style:text-properties fo:color="#000000" fo:font-family="Liberation Sans" style:font-family-complex="Liberation Sans"/>
    </style:style>
    <style:style style:family="text" style:name="T3531">
      <style:text-properties fo:color="#000000" fo:font-family="Liberation Sans" style:font-family-complex="Liberation Sans" fo:font-size="12pt"/>
    </style:style>
    <style:style style:family="text" style:name="T3532">
      <style:text-properties fo:color="#000000" fo:font-family="Liberation Sans" style:font-family-complex="Liberation Sans"/>
    </style:style>
    <style:style style:family="table-row" style:name="ro178">
      <style:table-row-properties/>
    </style:style>
    <style:style style:family="table-cell" style:name="ce683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57">
      <style:paragraph-properties fo:margin-left="0cm" fo:margin-right="0cm" fo:text-indent="0cm" fo:margin-top="0pt" fo:margin-bottom="12pt" fo:border="none"/>
    </style:style>
    <style:style style:family="text" style:name="T3533">
      <style:text-properties fo:color="#000000" fo:font-family="Liberation Sans" style:font-family-complex="Liberation Sans"/>
    </style:style>
    <style:style style:family="table-cell" style:name="ce684">
      <style:table-cell-properties style:vertical-align="middle" style:direction="ltr" fo:border="none" fo:padding-top="0.1588cm" fo:padding-bottom="0.1588cm" fo:padding-left="0.344cm" fo:padding-right="0.344cm" fo:wrap-option="wrap"/>
    </style:style>
    <style:style style:family="paragraph" style:name="P1458">
      <style:paragraph-properties fo:margin-left="0cm" fo:margin-right="0cm" fo:text-indent="0cm" fo:margin-top="0pt" fo:margin-bottom="12pt" fo:border="none"/>
    </style:style>
    <style:style style:family="text" style:name="T3534">
      <style:text-properties fo:color="#000000" fo:font-family="Liberation Sans" style:font-family-complex="Liberation Sans"/>
    </style:style>
  </office:automatic-styles>
  <office:body>
    <office:text text:use-soft-page-breaks="true">
      <text:p text:style-name="P35"><text:span text:style-name="T650">Руководство пользователя библиотеки исходного кода lib60870 - IEC 60870-5-101/104 C - версия 2.3.0</text:span><text:span/></text:p>
      <text:p text:style-name="P37"><text:span text:style-name="T651">Введение</text:span><text:span/></text:p>
      <text:p text:style-name="P38"><text:span text:style-name="T652">lib60870 - это многофункциональная и проверенная в полевых условиях реализация протокола IEC 60870-5-101 / 104 для клиента (главной станции) и сервера (подчиненной или управляемой станции).</text:span><text:span text:style-name="T653"> </text:span><text:span text:style-name="T654">Библиотека реализует все типы данных спецификаций IEC 60870-5-101 / 104.</text:span><text:span text:style-name="T655"> </text:span><text:span text:style-name="T656">lib60870</text:span><text:span text:style-name="T657"> </text:span><text:span text:style-name="T658">реализован в стандарте C и совместим со стандартом C99.</text:span><text:span text:style-name="T659"> </text:span><text:span text:style-name="T660">Он разработан, чтобы быть максимально простым в использовании.</text:span><text:span/></text:p>
      <text:p text:style-name="P39"><text:span text:style-name="T661">API клиент/ сервер является строго асинхронным.</text:span><text:span text:style-name="T662"> </text:span><text:span text:style-name="T663">Вы отправляете запросы с неблокирующими функциями и должны будете обрабатывать ответы и другие события в функциях обратного вызова.</text:span><text:span/></text:p>
      <text:p text:style-name="P40"><text:span text:style-name="T664">Вот список поддерживаемых функций:</text:span><text:span/></text:p>
      <text:list text:style-name="WWNum1" text:continue-numbering="true">
        <text:list-item>
          <text:p text:style-name="P41"><text:span text:style-name="T665">CS 101 (IEC 60870-5-101) сбалансированный и несбалансированный последовательные режимы</text:span><text:span/></text:p>
        </text:list-item>
      </text:list>
      <text:list text:style-name="WWNum2" text:continue-numbering="true">
        <text:list-item>
          <text:p text:style-name="P42"><text:span text:style-name="T666">CS 104 (IEC 60870-5-104) связь между клиентом и сервером по протоколу TCP/IP</text:span><text:span/></text:p>
        </text:list-item>
      </text:list>
      <text:list text:style-name="WWNum3" text:continue-numbering="true">
        <text:list-item>
          <text:p text:style-name="P43"><text:span text:style-name="T667">CS 104 поддерживает зашифрованную и аутентифицированную связь TLS</text:span><text:span/></text:p>
        </text:list-item>
      </text:list>
      <text:list text:style-name="WWNum4" text:continue-numbering="true">
        <text:list-item>
          <text:p text:style-name="P44"><text:span text:style-name="T668">CS 104 использует прикладной уровень CS 101</text:span><text:span/></text:p>
        </text:list-item>
      </text:list>
      <text:list text:style-name="WWNum5" text:continue-numbering="true">
        <text:list-item>
          <text:p text:style-name="P45"><text:span text:style-name="T669">CS 104 slave: поддержка групп резервирования</text:span><text:span/></text:p>
        </text:list-item>
      </text:list>
      <text:list text:style-name="WWNum6" text:continue-numbering="true">
        <text:list-item>
          <text:p text:style-name="P46"><text:span text:style-name="T670">Master / Client поддерживает отправку системных команд, команд процессов, команд параметров и сообщений данных в обратном направлении.</text:span><text:span/></text:p>
        </text:list-item>
      </text:list>
      <text:list text:style-name="WWNum7" text:continue-numbering="true">
        <text:list-item>
          <text:p text:style-name="P47"><text:span text:style-name="T671">Подчиненный / сервер поддерживает отправку сообщений данных в направлении мониторинга и команд в обратном направлении</text:span><text:span/></text:p>
        </text:list-item>
      </text:list>
      <text:list text:style-name="WWNum8" text:continue-numbering="true">
        <text:list-item>
          <text:p text:style-name="P48"><text:span text:style-name="T672">Список поддерживаемых типов ASDU можно найти в приложении</text:span><text:span/></text:p>
        </text:list-item>
      </text:list>
      <text:list text:style-name="WWNum9" text:continue-numbering="true">
        <text:list-item>
          <text:p text:style-name="P49"><text:span text:style-name="T673">Библиотека поддерживает определяемые пользователем частные типы ASDU</text:span><text:span/></text:p>
        </text:list-item>
      </text:list>
      <text:list text:style-name="WWNum10" text:continue-numbering="true">
        <text:list-item>
          <text:p text:style-name="P50"><text:span text:style-name="T674">Интерфейс плагина для расширений библиотеки</text:span><text:span/></text:p>
        </text:list-item>
      </text:list>
      <text:p text:style-name="P51"><text:span text:style-name="T675">ПРИМЕЧАНИЕ:</text:span><text:span text:style-name="T676"> </text:span><text:span text:style-name="T677">CS расшифровывается как "сопутствующий стандарт" и определяет варианты коммуникационных протоколов и служб, определенных в серии стандартов IEC 60870-5.</text:span><text:span/></text:p>
      <text:p text:style-name="P52"><text:span text:style-name="T678">Библиотека использует "объектно-ориентированный" стиль программирования.</text:span><text:span text:style-name="T679"> </text:span><text:span text:style-name="T680">Он основан на абстрактных типах данных (ADT) и функциях, которые работают с этими типами данных.</text:span><text:span text:style-name="T681"> </text:span><text:span text:style-name="T682">В общем случае фактические реализации типов данных (структуры данных, которые содержат данные) скрыты от пользователя API.</text:span><text:span text:style-name="T683"> </text:span><text:span text:style-name="T684">Почти во всех случаях не требуется (а также не рекомендуется), чтобы пользователь API обращался к этим структурам данных напрямую.</text:span><text:span/></text:p>
      <text:p text:style-name="P53"><text:span text:style-name="T685">Сообщения прикладного уровня</text:span><text:span/></text:p>
      <text:p text:style-name="P54"><text:span text:style-name="T686">Этот стиль программирования будет объяснен на примере</text:span><text:span text:style-name="T687"> </text:span><text:span text:style-name="T688">CS101_ASDU</text:span><text:span text:style-name="T689"> </text:span><text:span text:style-name="T690">ADT, который является центральной частью API библиотеки.</text:span><text:span text:style-name="T691"> </text:span><text:span text:style-name="T692">Этот тип данных представляет сообщение прикладного уровня протоколов CS101 / CS104.</text:span><text:span text:style-name="T693"> </text:span><text:span text:style-name="T694">Аббревиатура ASDU расшифровывается как "Единица данных службы приложений".</text:span><text:span text:style-name="T695"> </text:span><text:span text:style-name="T696">Для создания нового объекта</text:span><text:span text:style-name="T697"> </text:span><text:span text:style-name="T698">ASDU в качестве конструктора объекта должна использоваться функция CS101_ASDU_create.</text:span><text:span/></text:p>
      <text:p text:style-name="P55"><text:span text:style-name="T699">CS101_ASDU newAsdu = CS101_ASDU_create(alParams, false, CS101_COT_INTERROGATED_BY_STATION,</text:span><text:span/></text:p>
      <text:p text:style-name="P56"><text:span text:style-name="T700">0, 1, false, false);</text:span><text:span/></text:p>
      <text:p text:style-name="P57"><text:span text:style-name="T701">Эта функция имеет различные параметры, отражающие различные свойства ASDU.</text:span><text:span text:style-name="T702"> </text:span><text:span text:style-name="T703">Вот подпись</text:span><text:span text:style-name="T704"> </text:span><text:span text:style-name="T705">функции CS101_ASDU_create:</text:span><text:span/></text:p>
      <text:p text:style-name="P58"><text:span text:style-name="T706">CS101_ASDU</text:span><text:span/></text:p>
      <text:p text:style-name="P59"><text:span text:style-name="T707"/><text:span text:style-name="T708">CS101_ASDU_create(CS101_AppLayerParameters parameters, bool isSequence, CS101_CauseOfTransmission cot, int oa, int ca, bool isTest, bool isNegative);</text:span><text:span text:style-name="T709"/><text:span/></text:p>
      <text:p text:style-name="P60"><text:span text:style-name="T710">Первый параметр, если используется другой объект типа</text:span><text:span text:style-name="T711"> </text:span><text:span text:style-name="T712">CS101_AppLayerParameters</text:span><text:span text:style-name="T713">, который представляет параметры прикладного уровня, которые совместно используются ведущим и подчиненным устройством по соглашению.</text:span><text:span text:style-name="T714"> </text:span><text:span text:style-name="T715">Если у обеих сторон нет одинаковых параметров, они не смогут понять ASDU с другой стороны.</text:span><text:span/></text:p>
      <text:p text:style-name="P61"><text:span text:style-name="T716">Второй параметр</text:span><text:span text:style-name="T717"> </text:span><text:span text:style-name="T718">isSequence</text:span><text:span text:style-name="T719"> </text:span><text:span text:style-name="T720">указывает, что ASDU содержит последовательность последовательных информационных объектов (если</text:span><text:span text:style-name="T721"> </text:span><text:span text:style-name="T722">true</text:span><text:span text:style-name="T723">) или один или несколько независимых информационных объектов (если</text:span><text:span text:style-name="T724"> </text:span><text:span text:style-name="T725">false</text:span><text:span text:style-name="T726">).</text:span><text:span text:style-name="T727"> </text:span><text:span text:style-name="T728">Последовательность последовательных информационных объектов означает, что ASDU содержит только один адрес информационного объекта (IOA).</text:span><text:span text:style-name="T729"> </text:span><text:span text:style-name="T730">Затем последовательные информационные объекты имеют адреса IOA, IOA + 1, IOA + 2, …​</text:span><text:span/></text:p>
      <text:p text:style-name="P62"><text:span text:style-name="T731">Третий параметр указывает причину передачи (COT).</text:span><text:span text:style-name="T732"> </text:span><text:span text:style-name="T733">Это делается для того, чтобы сообщить другой стороне причину отправки сообщений.</text:span><text:span text:style-name="T734"> </text:span><text:span text:style-name="T735">Возможные значения могут быть</text:span><text:span text:style-name="T736"> </text:span><text:span text:style-name="T737">CS101_COT_PERIODIC</text:span><text:span text:style-name="T738"> </text:span><text:span text:style-name="T739">для периодических сообщений,</text:span><text:span text:style-name="T740"> </text:span><text:span text:style-name="T741">CS101_COT_SPONTANEOUS</text:span><text:span text:style-name="T742"> </text:span><text:span text:style-name="T743">для спонтанных сообщений.</text:span><text:span/></text:p>
      <text:p text:style-name="P63"><text:span text:style-name="T744">Другими параметрами являются</text:span><text:span text:style-name="T745"> </text:span><text:span text:style-name="T746">oa</text:span><text:span text:style-name="T747"> </text:span><text:span text:style-name="T748">для адреса отправителя,</text:span><text:span text:style-name="T749"> </text:span><text:span text:style-name="T750">ca</text:span><text:span text:style-name="T751"> </text:span><text:span text:style-name="T752">для общего адреса ASDU,</text:span><text:span text:style-name="T753"> </text:span><text:span text:style-name="T754">isTest</text:span><text:span text:style-name="T755">, чтобы указать, что сообщение является тестовым сообщением, и</text:span><text:span text:style-name="T756"> </text:span><text:span text:style-name="T757">isNegative,</text:span><text:span text:style-name="T758"> </text:span><text:span text:style-name="T759">чтобы указать, что сообщение является отрицательным подтверждением другого сообщения.</text:span><text:span/></text:p>
      <text:p text:style-name="P64"><text:span text:style-name="T760">С помощью дескриптора нового объекта ASDU (в нашем случае</text:span><text:span text:style-name="T761"> </text:span><text:span text:style-name="T762">newAsdu</text:span><text:span text:style-name="T763">) мы можем вызвать одну из различных функций для получения или установки данных ASDU.</text:span><text:span text:style-name="T764"> </text:span><text:span text:style-name="T765">Например, вы можете получить или установить значения тестовых флагов с</text:span><text:span text:style-name="T766"> </text:span><text:span text:style-name="T767">помощью функций CS101_ASDU_isTest</text:span><text:span text:style-name="T768"> </text:span><text:span text:style-name="T769">или</text:span><text:span text:style-name="T770"> </text:span><text:span text:style-name="T771">CS101_ASDU_setTest</text:span><text:span text:style-name="T772"> </text:span><text:span text:style-name="T773">.</text:span><text:span text:style-name="T774"> </text:span><text:span text:style-name="T775">Первым параметром этих функций всегда является дескриптор объекта ASDU.</text:span><text:span/></text:p>
      <text:p text:style-name="P65"><text:span>bool isTest = CS101_ASDU_isTest(newAsdu);</text:span><text:span/></text:p>
      <text:p text:style-name="P66"><text:span text:style-name="T776"/><text:span/></text:p>
      <text:p text:style-name="P67"><text:span text:style-name="T777">Важной функцией для создания полезных объектов ASDU являются</text:span><text:span text:style-name="T778"> </text:span><text:span text:style-name="T779">функции CS101_ASDU_addInformationObject .</text:span><text:span text:style-name="T780"> </text:span><text:span text:style-name="T781">С помощью этой функции вы можете добавлять экземпляры информационных объектов в ASDU.</text:span><text:span/></text:p>
      <text:p text:style-name="P68"><text:span text:style-name="T782"/><text:span text:style-name="T783">InformationObject io = (InformationObject) MeasuredValueScaled_create(NULL, 100, -1, IEC60870_QUALITY_GOOD);<text:s text:c="2"/></text:span><text:span text:style-name="T784"/><text:span/></text:p>
      <text:p text:style-name="P69"><text:span text:style-name="T785"/><text:span text:style-name="T786">CS101_ASDU CS101_ASDU_create(CS101_AppLayerParameters parameters, bool isSequence, CS101_CauseOfTransmission cot, int oa, int ca, bool isTest, bool isNegative);</text:span><text:span text:style-name="T787"/><text:span/></text:p>
      <text:p text:style-name="P70"><text:span text:style-name="T788"/><text:span text:style-name="T789">CS101_ASDU_addInformationObject(newAsdu, io);</text:span><text:span/></text:p>
      <text:p text:style-name="P71"><text:span text:style-name="T790">Эта функция может </text:span><text:span text:style-name="T791">вызываться </text:span><text:span text:style-name="T792">несколько раз, чтобы добавить дополнительные информационные объекты к объекту ASDU.</text:span><text:span text:style-name="T793"> </text:span><text:span text:style-name="T794">Он имеет логические возвращаемые значения, которые указывают, был ли успешно добавлен информационный объект (возвращаемое значение</text:span><text:span text:style-name="T795"> </text:span><text:span text:style-name="T796">true</text:span><text:span text:style-name="T797">).</text:span><text:span text:style-name="T798"> </text:span><text:span text:style-name="T799">Добавление информационного объекта может завершиться ошибкой, когда полезная нагрузка ASDU уже заполнена.</text:span><text:span text:style-name="T800"> </text:span><text:span text:style-name="T801">В этом случае функция вернет</text:span><text:span text:style-name="T802"> </text:span><text:span text:style-name="T803">false</text:span><text:span text:style-name="T804">.</text:span><text:span/></text:p>
      <text:p text:style-name="P72"><text:span text:style-name="T805">Наконец, когда приложение создало объект ASDU и он больше не нужен, он должен быть выпущен с</text:span><text:span text:style-name="T806"> </text:span><text:span text:style-name="T807">помощью</text:span><text:span text:style-name="T808"> </text:span><text:span text:style-name="T809">функции CS101_ASDU_destroy.</text:span><text:span/></text:p>
      <text:p text:style-name="P73"><text:span text:style-name="T810"/><text:span>CS101_ASDU_destroy(newAsdu);</text:span><text:span text:style-name="T811"/><text:span/></text:p>
      <text:p text:style-name="P74"><text:span text:style-name="T812">Программирование на стороне Master (клиента)</text:span><text:span/></text:p>
      <text:p text:style-name="P75"><text:span text:style-name="T813">Для программирования на стороне master могут использоваться следующие абстрактные типы данных и API:</text:span><text:span/></text:p>
      <text:list text:style-name="WWNum11" text:continue-numbering="true">
        <text:list-item>
          <text:p text:style-name="P76"><text:span text:style-name="T814">CS101_Master</text:span><text:span text:style-name="T815"> </text:span><text:span text:style-name="T816">для</text:span><text:span text:style-name="T817"> </text:span><text:span text:style-name="T818">последовательных подключений в сбалансированном и несбалансированном режимах, совместимых с CS 101</text:span><text:span text:style-name="T819">.</text:span><text:span/></text:p>
        </text:list-item>
      </text:list>
      <text:list text:style-name="WWNum12" text:continue-numbering="true">
        <text:list-item>
          <text:p text:style-name="P77"><text:span text:style-name="T820">CS104_Connection</text:span><text:span text:style-name="T821"> </text:span><text:span text:style-name="T822">для TCP / IP-соединения, совместимого с CS 104.</text:span><text:span/></text:p>
        </text:list-item>
      </text:list>
      <text:p text:style-name="P78"><text:span text:style-name="T823">Создайте соединение с сервером CS 104</text:span><text:span/></text:p>
      <text:p text:style-name="P79"><text:span text:style-name="T824">Поскольку соединение IEC 60870-5-104 основано на TCP-соединении клиент / сервер, соединение будет установлено клиентом (master).</text:span><text:span text:style-name="T825"> </text:span><text:span text:style-name="T826">Сервер (подчиненный или внешний) обычно пассивно ожидает подключения.</text:span><text:span/></text:p>
      <text:p text:style-name="P80"><text:span text:style-name="T827">Новое соединение создается простым вызовом</text:span><text:span text:style-name="T828"> </text:span><text:span text:style-name="T829">функции CS104_Connection_create типа CS104_Connection:</text:span><text:span/></text:p>
      <text:p text:style-name="P81"><text:span text:style-name="T830">CS104_Connection con = CS104_Connection_create("127.0.0.1", 2404);</text:span><text:span/></text:p>
      <text:p text:style-name="P82"><text:span text:style-name="T831">Это создает новый объект CS104_Connection, который готов к подключению к серверу.</text:span><text:span text:style-name="T832"> </text:span><text:span text:style-name="T833">Параметрами являются имя хоста или IP-адрес сервера и порт TCP / IP (обычно 2404).</text:span><text:span text:style-name="T834"> </text:span><text:span text:style-name="T835">Для параметра port вы также можете установить значение -1, чтобы использовать порт по умолчанию.</text:span><text:span/></text:p>
      <text:p text:style-name="P83"><text:span text:style-name="T836">После создания объекта connection теперь вы можете просто вызвать</text:span><text:span text:style-name="T837"> </text:span><text:span text:style-name="T838">функцию CS104_Connection_connect для подключения к серверу:</text:span><text:span/></text:p>
      <text:p text:style-name="P84"><text:span text:style-name="T839">CS104_Connection_connect(con);</text:span><text:span/></text:p>
      <text:p text:style-name="P85"><text:span text:style-name="T840">Параметр</text:span><text:span text:style-name="T841"> </text:span><text:span text:style-name="T842">con</text:span><text:span text:style-name="T843"> </text:span><text:span text:style-name="T844">- это ссылка на объект подключения, созданный выше.</text:span><text:span/></text:p>
      <text:p text:style-name="P86"><text:span text:style-name="T845">Когда соединение установлено правильно, вы можете использовать объект connection для отправки команд и получения данных.</text:span><text:span/></text:p>
      <text:p text:style-name="P87"><text:span text:style-name="T846">Когда вы закончите использовать объект подключения, вы должны вызвать</text:span><text:span/></text:p>
      <text:p text:style-name="P88"><text:span text:style-name="T847">CS104_Connection_destroy(con);</text:span><text:span/></text:p>
      <text:p text:style-name="P89"><text:span text:style-name="T848">Чтобы освободить все ресурсы, выделенные объектом.</text:span><text:span text:style-name="T849"> </text:span><text:span text:style-name="T850">После использования функции</text:span><text:span text:style-name="T851"> </text:span><text:span text:style-name="T852">уничтожения</text:span><text:span text:style-name="T853"> </text:span><text:span text:style-name="T854">вы не сможете использовать какие-либо функции со</text:span><text:span text:style-name="T855"> </text:span><text:span text:style-name="T856">ссылкой на con!</text:span><text:span/></text:p>
      <text:p text:style-name="P90"><text:span text:style-name="T857">Подготовка подключения CS 101 к одному или нескольким подчиненным устройствам</text:span><text:span/></text:p>
      <text:p text:style-name="P91"><text:span text:style-name="T858">CS 101 предоставляет два режима канального уровня для соединений master / slave.</text:span><text:span/></text:p>
      <text:p text:style-name="P92"><text:span text:style-name="T859">Сбалансированный режим</text:span><text:span text:style-name="T860"> </text:span><text:span text:style-name="T861">поддерживает связь между одним ведущим и одним подчиненным устройством с использованием выделенной последовательной линии.</text:span><text:span text:style-name="T862"> </text:span><text:span text:style-name="T863">Этот режим "сбалансирован" в том смысле, что оба конца могут спонтанно отправлять сообщения в любое время.</text:span><text:span/></text:p>
      <text:p text:style-name="P93"><text:span text:style-name="T864">Несбалансированный режим</text:span><text:span text:style-name="T865"> </text:span><text:span text:style-name="T866">поддерживает связь между одним ведущим и несколькими подчиненными устройствами на последовательной шине.</text:span><text:span text:style-name="T867"> </text:span><text:span text:style-name="T868">Каждому подчиненному устройству адресуется его уникальный адрес канального уровня.</text:span><text:span text:style-name="T869"> </text:span><text:span text:style-name="T870">Подчиненным устройствам не разрешается отправлять сообщения спонтанно.</text:span><text:span text:style-name="T871"> </text:span><text:span text:style-name="T872">Они отвечают только после запроса от master.</text:span><text:span text:style-name="T873"> </text:span><text:span text:style-name="T874">Мастер может обращаться к нескольким подчиненным устройствам одновременно, используя широковещательный адрес.</text:span><text:span/></text:p>
      <text:p text:style-name="P94"><text:span text:style-name="T875">Настройка последовательного порта</text:span><text:span/></text:p>
      <text:p text:style-name="P95"><text:span text:style-name="T876">Для обоих режимов сначала необходимо настроить и инициализировать последовательный порт.</text:span><text:span text:style-name="T877"> </text:span><text:span text:style-name="T878">В следующем коде показан пример того, как подготовить последовательный порт для использования с библиотекой:</text:span><text:span/></text:p>
      <text:p text:style-name="P96"><text:span text:style-name="T879"> SerialPort порт = SerialPort_create("/dev/ttsS0", 9600, 8, 'E', 1);</text:span><text:span/></text:p>
      <text:p text:style-name="P97"><text:span text:style-name="T880">Создайте и используйте новые несбалансированные экземпляры master</text:span><text:span/></text:p>
      <text:p text:style-name="P98"><text:span text:style-name="T881">Для сбалансированных и несбалансированных режимов связи</text:span><text:span text:style-name="T882"> </text:span><text:span text:style-name="T883">должен использоваться тип CS101_Master .</text:span><text:span/></text:p>
      <text:p text:style-name="P99"><text:span text:style-name="T884">Следующий код создает новый несбалансированный экземпляр master, используя последовательный порт, определенный выше.</text:span><text:span text:style-name="T885"> </text:span><text:span text:style-name="T886">Функция</text:span><text:span text:style-name="T887"> </text:span><text:span text:style-name="T888">CS101_Master_setASDUReceivedHandler предоставляет обработчик обратного вызова для полученных ASDU.</text:span><text:span text:style-name="T889"> </text:span><text:span text:style-name="T890">Функция</text:span><text:span text:style-name="T891"> </text:span><text:span text:style-name="T892">CS101_Master_addSlave создаст новый конечный автомат, специфичный для подчиненного устройства, для обработки всех сообщений с подчиненным устройством с адресом канального уровня 1.</text:span><text:span/></text:p>
      <text:p text:style-name="P100"><text:span text:style-name="T893">CS101_Master master = CS101_Master_create(порт, NULL, NULL, IEC60870_LINK-LAYER_UNBALANCED);</text:span><text:span/></text:p>
      <text:p text:style-name="P101"><text:span text:style-name="T894"/><text:span/></text:p>
      <text:p text:style-name="P102"><text:span text:style-name="T895">CS101_Master_setASDUReceivedHandler(master, asduReceivedHandler, NULL);</text:span><text:span/></text:p>
      <text:p text:style-name="P103"><text:span text:style-name="T896"/><text:span/></text:p>
      <text:p text:style-name="P104"><text:span text:style-name="T897">CS101_Master_addSlave(master, 1);</text:span><text:span/></text:p>
      <text:p text:style-name="P105"><text:span text:style-name="T898">Параметры канального уровня и параметры прикладного уровня являются необязательными параметрами.</text:span><text:span text:style-name="T899"> </text:span><text:span text:style-name="T900">Если не задано значение по умолчанию, создаются и используются экземпляры объектов параметра.</text:span><text:span text:style-name="T901"> </text:span><text:span text:style-name="T902">Параметры также могут быть изменены позже.</text:span><text:span/></text:p>
      <text:p text:style-name="P106"><text:span text:style-name="T903">Перед отправкой какой-либо команды или другого запроса конкретному ведомому устройству адрес ведомого устройства должен быть установлен с</text:span><text:span text:style-name="T904"> </text:span><text:span text:style-name="T905">помощью</text:span><text:span text:style-name="T906"> </text:span><text:span text:style-name="T907">функции CS101_Master_useSlaveAddress.</text:span><text:span/></text:p>
      <text:p text:style-name="P107"><text:span text:style-name="T908">CS101_Master_useSlaveAddress(master, 1);</text:span><text:span/></text:p>
      <text:p text:style-name="P108"><text:span text:style-name="T909">CS101_Master_sendProcessCommand(master, CS101_COT_ACTIVATION, 1, sc);</text:span><text:span/></text:p>
      <text:p text:style-name="P109"><text:span text:style-name="T910">Сбалансированный мастер</text:span><text:span/></text:p>
      <text:p text:style-name="P110"><text:span text:style-name="T911">Сбалансированный мастер создается таким же образом.</text:span><text:span text:style-name="T912"> </text:span><text:span text:style-name="T913">Отличается только параметр режима канального уровня.</text:span><text:span text:style-name="T914"> </text:span><text:span text:style-name="T915">CS101_Master_useSlaveAddress</text:span><text:span text:style-name="T916"> </text:span><text:span text:style-name="T917">используется для установки адреса подчиненного устройства.</text:span><text:span text:style-name="T918"> </text:span><text:span text:style-name="T919">В случае сбалансированного master он должен быть установлен только один раз, поскольку существует только</text:span><text:span/></text:p>
      <text:p text:style-name="P111"><text:span text:style-name="T920">CS101_Master master = CS101_Master_create(порт, NULL, NULL, IEC60870_LINK-LAYER_BALANCED);</text:span><text:span/></text:p>
      <text:p text:style-name="P112"><text:span text:style-name="T921"/><text:span/></text:p>
      <text:p text:style-name="P113"><text:span text:style-name="T922">CS101_Master_useSlaveAddress(master, 3);</text:span><text:span/></text:p>
      <text:p text:style-name="P114"><text:span text:style-name="T923">CS101_Master_setASDUReceivedHandler(master, asduReceivedHandler, NULL);</text:span><text:span/></text:p>
      <text:p text:style-name="P115"><text:span text:style-name="T924">Настройка параметров канального уровня</text:span><text:span/></text:p>
      <text:p text:style-name="P116"><text:span text:style-name="T925">Установка параметров канального уровня является необязательным шагом.</text:span><text:span text:style-name="T926"> </text:span><text:span text:style-name="T927">Если явно не задано, для нового экземпляра master будет использоваться набор параметров по умолчанию.</text:span><text:span text:style-name="T928"> </text:span><text:span text:style-name="T929">Параметры могут быть заданы с помощью конструктора</text:span><text:span text:style-name="T930"> </text:span><text:span text:style-name="T931">CS101_Master_create</text:span><text:span text:style-name="T932"> </text:span><text:span text:style-name="T933">или изменены позже.</text:span><text:span/></text:p>
      <text:p text:style-name="P117"><text:span text:style-name="T934">Пример: отключить использование учетных записей с одним символом</text:span><text:span/></text:p>
      <text:p text:style-name="P118"><text:span text:style-name="T935">Параметры LinkLayerParameters llParams = CS101_Master_getLinkLayerParameters(master);</text:span><text:span/></text:p>
      <text:p text:style-name="P119"><text:span text:style-name="T936">llParams-&gt;useSingleCharACK = false;</text:span><text:span/></text:p>
      <text:p text:style-name="P120"><text:span text:style-name="T937">Отправка запросов и получение ответов от подчиненного</text:span><text:span/></text:p>
      <text:p text:style-name="P121"><text:span text:style-name="T938">В общем случае приложение связано с отправкой сообщений прикладного уровня (ASDU) подчиненному устройству.</text:span><text:span text:style-name="T939"> </text:span><text:span text:style-name="T940">API на стороне master поддерживает общие и специализированные функции для отправки сообщений подчиненному устройству.</text:span><text:span text:style-name="T941"> </text:span><text:span text:style-name="T942">При отправке системных команд или команд процесса рекомендуется использовать специализированные функции, поскольку они помогают создавать ASDU, соответствующие стандартам.</text:span><text:span text:style-name="T943"> </text:span><text:span text:style-name="T944">Эти специализированные функции объясняются в следующих разделах.</text:span><text:span text:style-name="T945"> </text:span><text:span text:style-name="T946">Обычно они существуют в двух вариантах для CS101 и CS104.</text:span><text:span/></text:p>
      <text:p text:style-name="P122"><text:span text:style-name="T947">Для общего случая можно отправлять произвольные ASDU с помощью функций</text:span><text:span text:style-name="T948"> </text:span><text:span text:style-name="T949">CS101_Master_sendASDU</text:span><text:span text:style-name="T950"> </text:span><text:span text:style-name="T951">или</text:span><text:span text:style-name="T952"> </text:span><text:span text:style-name="T953">CS104_Connection_sendASDU</text:span><text:span text:style-name="T954">.</text:span><text:span/></text:p>
      <text:p text:style-name="P123"><text:span text:style-name="T955">Для получения сообщений прикладного уровня приложение должно реализовать</text:span><text:span text:style-name="T956"> </text:span><text:span text:style-name="T957">обратный вызов CS101_ASDUReceivedHandler.</text:span><text:span/></text:p>
      <text:p text:style-name="P124"><text:span text:style-name="T958">Пример обработки полученных ASDU в CS101_ASDUReceivedHandler</text:span><text:span/></text:p>
      <text:p text:style-name="P125"><text:span text:style-name="T959"/><text:span text:style-name="T960"/></text:p>
      <text:p text:style-name="P126"><text:span text:style-name="T961"/><text:span text:style-name="T962">static boolasduReceivedHandler (void* parameter, int address, CS101_ASDU asdu) </text:span><text:span text:style-name="T963"/></text:p>
      <text:p text:style-name="P127"><text:span text:style-name="T964">{<text:s text:c="5"/></text:span><text:span text:style-name="T965"/><text:span/></text:p>
      <text:p text:style-name="P128"><text:span text:style-name="T966">printf("RECVD ASDU type: %s(%i) elements: %i\n",<text:s text:c="13"/>TypeID_toString(CS101_ASDU_getTypeID(asdu)),<text:s text:c="13"/>CS101_ASDU_getTypeID(asdu),<text:s text:c="13"/>CS101_ASDU_ge</text:span><text:span text:style-name="T967">tNumberOfElements(asdu));<text:s text:c="6"/></text:span><text:span text:style-name="T968"/></text:p>
      <text:p text:style-name="P129"><text:span text:style-name="T969">if (CS101_ASDU_getTypeID(asdu) == M_ME_TE_1) </text:span><text:span text:style-name="T970"/></text:p>
      <text:p text:style-name="P130"><text:span text:style-name="T971">{<text:s text:c="10"/></text:span><text:span text:style-name="T972"/></text:p>
      <text:p text:style-name="P131"><text:span text:style-name="T973">printf("<text:s text:c="2"/>measured scaled values with CP56Time2a timestamp:\n");<text:s text:c="10"/></text:span><text:span text:style-name="T974"/></text:p>
      <text:p text:style-name="P132"><text:span text:style-name="T975">int i;<text:s text:c="10"/></text:span><text:span text:style-name="T976"/></text:p>
      <text:p text:style-name="P133"><text:span text:style-name="T977">for (i = 0; i &lt; CS101_ASDU_getNumberOfElements(asdu); i++) {<text:s text:c="14"/></text:span><text:span text:style-name="T978"/></text:p>
      <text:p text:style-name="P134"><text:span text:style-name="T979">Measu</text:span><text:span text:style-name="T980">redValueScaledWithCP56Time2a io = (MeasuredValueScaledWithCP56Time2a) CS101_ASDU_getElement(asdu, i);<text:s text:c="14"/></text:span><text:span text:style-name="T981"/></text:p>
      <text:p text:style-name="P135"><text:span text:style-name="T982">printf("<text:s text:c="4"/>IOA: %i value: %i\n",<text:s text:c="21"/>InformationObject_getObjectAddress((InformationObject) io),<text:s text:c="8"/></text:span><text:span text:style-name="T983"><text:s text:c="13"/>MeasuredValueScaled_getValue((MeasuredValueScaled) io)); </text:span><text:span text:style-name="T984"/></text:p>
      <text:p text:style-name="P136"><text:span text:style-name="T985">MeasuredValueScaledWithCP56Time2a_destroy(io);<text:s text:c="9"/></text:span><text:span text:style-name="T986"/></text:p>
      <text:p text:style-name="P137"><text:span text:style-name="T987">}<text:s text:c="5"/></text:span><text:span text:style-name="T988"/></text:p>
      <text:p text:style-name="P138"><text:span text:style-name="T989">}<text:s text:c="5"/>else if (CS101_ASDU_getTypeID(asdu) == M_SP_NA_1) </text:span><text:span text:style-name="T990"/></text:p>
      <text:p text:style-name="P139"><text:span text:style-name="T991">{<text:s text:c="9"/></text:span><text:span text:style-name="T992"/></text:p>
      <text:p text:style-name="P140"><text:span text:style-name="T993">printf("<text:s text:c="2"/>single point informatio</text:span><text:span text:style-name="T994">n:\n");<text:s text:c="10"/></text:span><text:span text:style-name="T995"/></text:p>
      <text:p text:style-name="P141"><text:span text:style-name="T996">int i;<text:s text:c="10"/></text:span><text:span text:style-name="T997"/></text:p>
      <text:p text:style-name="P142"><text:span text:style-name="T998">for (i = 0; i &lt; CS101_ASDU_getNumberOfElements(asdu); i++) </text:span><text:span text:style-name="T999"/></text:p>
      <text:p text:style-name="P143"><text:span text:style-name="T1000">{<text:s text:c="14"/></text:span><text:span text:style-name="T1001"/></text:p>
      <text:p text:style-name="P144"><text:span text:style-name="T1002">SinglePointInformation io = (SinglePointInformation) CS101_ASDU_getElement(asdu, i); </text:span><text:span text:style-name="T1003"/></text:p>
      <text:p text:style-name="P145"><text:span text:style-name="T1004">printf("<text:s text:c="4"/>IOA: %i value: %i\n</text:span><text:span text:style-name="T1005">",<text:s text:c="21"/>InformationObject_getObjectAddress((InformationObject) io),<text:s text:c="21"/>SinglePointInformation_getValue((SinglePointInformation) io));</text:span><text:span text:style-name="T1006"/></text:p>
      <text:p text:style-name="P146"><text:span text:style-name="T1007">SinglePointInformation_destroy(io);<text:s text:c="9"/></text:span><text:span/><text:span/></text:p>
      <text:p text:style-name="P147"><text:span text:style-name="T1008">}<text:s text:c="5"/></text:span><text:span text:style-name="T1009"/></text:p>
      <text:p text:style-name="P148"><text:span text:style-name="T1010">}<text:s text:c="6"/></text:span><text:span text:style-name="T1011"/></text:p>
      <text:p text:style-name="P149"><text:span text:style-name="T1012">return </text:span><text:span text:style-name="T1013">true; </text:span><text:span text:style-name="T1014"/></text:p>
      <text:p text:style-name="P150"><text:span text:style-name="T1015">}</text:span><text:span/><text:span/></text:p>
      <text:p text:style-name="P151"><text:span text:style-name="T1016">Этот обработчик обратного вызова должен быть установлен с</text:span><text:span text:style-name="T1017"> </text:span><text:span text:style-name="T1018">помощью функции CS104_Connection_setASDUReceivedHandler</text:span><text:span text:style-name="T1019"> </text:span><text:span text:style-name="T1020">или</text:span><text:span text:style-name="T1021"> </text:span><text:span text:style-name="T1022">CS101_Master_setASDUReceivedHandler</text:span><text:span text:style-name="T1023">.</text:span><text:span/></text:p>
      <text:p text:style-name="P152"><text:span text:style-name="T1024">CS101_Master_setASDUReceivedHandler(master, asduReceivedHandler, NULL);</text:span><text:span/></text:p>
      <text:p text:style-name="P153"><text:span text:style-name="T1025">Все обработчики обратного вызова имеют общий ссылочный параметр с именем "parameter" в сигнатурах функций.</text:span><text:span text:style-name="T1026"> </text:span><text:span text:style-name="T1027">Этот параметр может использоваться пользователем для предоставления обработчику обратного вызова специфичной для приложения контекстной информации.</text:span><text:span text:style-name="T1028"> </text:span><text:span text:style-name="T1029">Этот параметр будет установлен с помощью функции установки обработчика обратного вызова (например</text:span><text:span text:style-name="T1030">, CS101_Master_setASDUReceivedHandler</text:span><text:span text:style-name="T1031"> </text:span><text:span text:style-name="T1032">в примере выше).</text:span><text:span text:style-name="T1033"> </text:span><text:span text:style-name="T1034">Если этот параметр не используется, ему можно присвоить значение</text:span><text:span text:style-name="T1035"> </text:span><text:span text:style-name="T1036">NULL</text:span><text:span text:style-name="T1037">.</text:span><text:span/></text:p>
      <text:p text:style-name="P154"><text:span text:style-name="T1038">Таблица 1. Типы обработчиков обратного вызова на стороне Master</text:span><text:span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>
          <table:table-cell table:style-name="ce1">
            <text:p text:style-name="P155"><text:span text:style-name="T1039">тип обратного вызова</text:span><text:span/></text:p>
          </table:table-cell>
          <table:table-cell table:style-name="ce2">
            <text:p text:style-name="P156"><text:span text:style-name="T1040">событие</text:span><text:span/></text:p>
          </table:table-cell>
          <table:table-cell table:style-name="ce3">
            <text:p text:style-name="P157"><text:span text:style-name="T1041">CS 101</text:span><text:span/></text:p>
          </table:table-cell>
          <table:table-cell table:style-name="ce4">
            <text:p text:style-name="P158"><text:span text:style-name="T1042">CS 104</text:span><text:span/></text:p>
          </table:table-cell>
        </table:table-row>
        <table:table-row table:style-name="ro2">
          <table:table-cell table:style-name="ce5">
            <text:p text:style-name="P159"><text:span text:style-name="T1043">CS101_ASDUReceivedHandler</text:span><text:span/></text:p>
          </table:table-cell>
          <table:table-cell table:style-name="ce6">
            <text:p text:style-name="P160"><text:span text:style-name="T1044">ASDU получен, но не обработан одним из других обработчиков обратного вызова</text:span><text:span/></text:p>
          </table:table-cell>
          <table:table-cell table:style-name="ce7">
            <text:p text:style-name="P161"><text:span text:style-name="T1045">+</text:span><text:span/></text:p>
          </table:table-cell>
          <table:table-cell table:style-name="ce8">
            <text:p text:style-name="P162"><text:span text:style-name="T1046">+</text:span><text:span/></text:p>
          </table:table-cell>
        </table:table-row>
        <table:table-row table:style-name="ro3">
          <table:table-cell table:style-name="ce9">
            <text:p text:style-name="P163"><text:span text:style-name="T1047">IEC60870_LinkLayerStateChangedHandler</text:span><text:span/></text:p>
          </table:table-cell>
          <table:table-cell table:style-name="ce10">
            <text:p text:style-name="P164"><text:span text:style-name="T1048">событие изменения состояния канального уровня</text:span><text:span/></text:p>
          </table:table-cell>
          <table:table-cell table:style-name="ce11">
            <text:p text:style-name="P165"><text:span text:style-name="T1049">+</text:span><text:span/></text:p>
          </table:table-cell>
          <table:table-cell table:style-name="ce12">
            <text:p text:style-name="P166"><text:span text:style-name="T1050">-</text:span><text:span/></text:p>
          </table:table-cell>
        </table:table-row>
        <table:table-row table:style-name="ro4">
          <table:table-cell table:style-name="ce13">
            <text:p text:style-name="P167"><text:span text:style-name="T1051">CS104_ConnectionHandler</text:span><text:span/></text:p>
          </table:table-cell>
          <table:table-cell table:style-name="ce14">
            <text:p text:style-name="P168"><text:span text:style-name="T1052">Событие CS104 APCI</text:span><text:span/></text:p>
          </table:table-cell>
          <table:table-cell table:style-name="ce15">
            <text:p text:style-name="P169"><text:span text:style-name="T1053">-</text:span><text:span/></text:p>
          </table:table-cell>
          <table:table-cell table:style-name="ce16">
            <text:p text:style-name="P170"><text:span text:style-name="T1054">+</text:span><text:span/></text:p>
          </table:table-cell>
        </table:table-row>
      </table:table>
      <text:p text:style-name="P171"><text:span text:style-name="T1055">Отправка запроса на чтение</text:span><text:span/></text:p>
      <text:p text:style-name="P172"><text:span text:style-name="T1056">Документы IEC 60870 не рекомендуют эту услугу (циклические запросы данных или опрос), но это простой способ получить необходимые данные.</text:span><text:span text:style-name="T1057"> </text:span><text:span text:style-name="T1058">Вам просто нужно знать общий адрес (CA) и адрес информационного объекта (IOA), чтобы создать правильный запрос.</text:span><text:span/></text:p>
      <text:p text:style-name="P173"><text:span text:style-name="T1059">CS104_Connection_sendReadCommand(con, 1 /* CA */, 2001 /* IOA */);</text:span><text:span/></text:p>
      <text:p text:style-name="P174"><text:span text:style-name="T1060">Этот вызов неблокирующий.</text:span><text:span text:style-name="T1061"> </text:span><text:span text:style-name="T1062">Вы должны оценить ответ в</text:span><text:span text:style-name="T1063"> </text:span><text:span text:style-name="T1064">функции</text:span><text:span text:style-name="T1065"> </text:span><text:span text:style-name="T1066">обратного вызова CS101_ASDUReceivedHandler.</text:span><text:span/></text:p>
      <text:p text:style-name="P175"><text:span text:style-name="T1067">Обычно ожидается, что ответ сервера содержит только базовый тип данных без временных меток (то есть использует типы сообщений для определенного типа данных, который не содержит временных меток)!</text:span><text:span/></text:p>
      <text:p text:style-name="P176"><text:span text:style-name="T1068">Допрос</text:span><text:span/></text:p>
      <text:p text:style-name="P177"><text:span text:style-name="T1069">Также можно запросить группу элементов данных у подчиненного устройства с помощью одного запроса.</text:span><text:span text:style-name="T1070"> </text:span><text:span text:style-name="T1071">На стороне master (клиента) вы можете просто использовать</text:span><text:span text:style-name="T1072"> </text:span><text:span text:style-name="T1073">функцию sendInterrogationCommand объекта Connection:</text:span><text:span/></text:p>
      <text:p text:style-name="P178"><text:span text:style-name="T1074">Команда CS104_Connection_sendInterrogationCommand (con, CS101_COT_ACTIVATION, /* CA */ 1, /* QOI */ 20);</text:span><text:span/></text:p>
      <text:p text:style-name="P179"><text:span text:style-name="T1075">Сигнатура метода на стороне клиента / мастера выглядит следующим образом:</text:span><text:span/></text:p>
      <text:p text:style-name="P180"><text:span text:style-name="T1076">bool</text:span><text:span/></text:p>
      <text:p text:style-name="P181"><text:span text:style-name="T1077">Команда cs104_connection_send interrogationcommand(CS104_Connection self, CS101_CauseOfTransmission cot, int ca, QualifierOfInterrogation qoi)</text:span><text:span/></text:p>
      <text:p text:style-name="P182"><text:span text:style-name="T1078">Параметр ca - это общий адрес (CA), как и в других методах.</text:span><text:span text:style-name="T1079"> </text:span><text:span text:style-name="T1080">Параметр qoi является "Определителем запроса" (QOI).</text:span><text:span text:style-name="T1081"> </text:span><text:span text:style-name="T1082">Значение "20" (обозначающее "запрос станции") для QOI указывает на то, что это запрос для всех точек данных.</text:span><text:span text:style-name="T1083"> </text:span><text:span text:style-name="T1084">Другие значения для QOI будут указывать на то, что клиент (master) хочет получать данные только от определенной группы запросов.</text:span><text:span/></text:p>
      <text:p text:style-name="P183"><text:span text:style-name="T1085">Процедура синхронизации часов</text:span><text:span/></text:p>
      <text:p text:style-name="P184"><text:span text:style-name="T1086">Для процедуры синхронизации часов управляющая станция (master) отправляет сообщение C_CS_NA_1 ACT на управляемую станцию (slave), содержащую текущую действительную информацию о времени в виде введенного значения времени CP56Time2a.</text:span><text:span text:style-name="T1087"> </text:span><text:span text:style-name="T1088">Контролируемая станция должна обновить свое внутреннее время и ответить сообщением C_CS_NA_1 ACT_CON после отправки всех поставленных в очередь PDU с временной меткой.</text:span><text:span/></text:p>
      <text:p text:style-name="P185"><text:span text:style-name="T1089">Синхронизация часов управляемой станции может быть выполнена с</text:span><text:span text:style-name="T1090"> </text:span><text:span text:style-name="T1091">помощью</text:span><text:span text:style-name="T1092"> </text:span><text:span text:style-name="T1093">функции CS104_Connection_sendClockSyncCommand для CS104 или</text:span><text:span text:style-name="T1094"> </text:span><text:span text:style-name="T1095">CS101_Master_sendClockSyncCommand</text:span><text:span text:style-name="T1096"> </text:span><text:span text:style-name="T1097">для CS101.</text:span><text:span/></text:p>
      <text:p text:style-name="P186"><text:span text:style-name="T1098">Сначала должна быть создана и инициализирована временная метка CP56Time2a:</text:span><text:span/></text:p>
      <text:p text:style-name="P187"><text:span text:style-name="T1099">структура sCP56Time2a текущее время;</text:span><text:span/></text:p>
      <text:p text:style-name="P188"><text:span text:style-name="T1100">CP56Time2a_createFromMsTimestamp(&amp;currentTime, Hal_getTimeInMs());</text:span><text:span/></text:p>
      <text:p text:style-name="P189"><text:span text:style-name="T1101">CS104_Connection_sendClockSyncCommand(con, 1 /* CA */, &amp;currentTime);</text:span><text:span/></text:p>
      <text:p text:style-name="P190"><text:span text:style-name="T1102">Или при использовании динамического выделения памяти и CS 101:</text:span><text:span/></text:p>
      <text:p text:style-name="P191"><text:span text:style-name="T1103">CP56Time2a currentTime = CP56Time2a_createFromMsTimestamp(NULL, Hal_getTimeInMs());</text:span><text:span/></text:p>
      <text:p text:style-name="P192"><text:span text:style-name="T1104">CS101_Master_sendClockSyncCommand(master, 1 /* CA */, текущее время);</text:span><text:span/></text:p>
      <text:p text:style-name="P193"><text:span text:style-name="T1105">ПРИМЕЧАНИЕ</text:span><text:span text:style-name="T1106">:</text:span><text:span text:style-name="T1107"> </text:span><text:span text:style-name="T1108">Функция Hal_getTimeInMs является независимым от платформы способом получения текущего времени в миллисекундах с 00:00:00 1 января 1970 года по UTC.</text:span><text:span text:style-name="T1109"> </text:span><text:span text:style-name="T1110">Вы также можете использовать свою собственную функцию для получения времени.</text:span><text:span/></text:p>
      <text:p text:style-name="P194"><text:span text:style-name="T1111">Командные процедуры</text:span><text:span/></text:p>
      <text:p text:style-name="P195"><text:span text:style-name="T1112">Команды используются для установки уставок, параметров или запуска некоторых действий на контролируемой станции.</text:span><text:span/></text:p>
      <text:p text:style-name="P196"><text:span text:style-name="T1113">Следующие типы команд (типы данных доступны для команд):</text:span><text:span/></text:p>
      <text:list text:style-name="WWNum13" text:continue-numbering="true">
        <text:list-item>
          <text:p text:style-name="P197"><text:span text:style-name="T1114">C_SC (одиночная команда) - для управления двоичными данными (переключатель ...)</text:span><text:span/></text:p>
        </text:list-item>
      </text:list>
      <text:list text:style-name="WWNum14" text:continue-numbering="true">
        <text:list-item>
          <text:p text:style-name="P198"><text:span text:style-name="T1115">C_DC (двойная команда) - для управления двоичными данными с переходным состоянием (перемещение переключателя ...)</text:span><text:span/></text:p>
        </text:list-item>
      </text:list>
      <text:list text:style-name="WWNum15" text:continue-numbering="true">
        <text:list-item>
          <text:p text:style-name="P199"><text:span text:style-name="T1116">S_RC (команда положения шага) - для управления положением шага</text:span><text:span/></text:p>
        </text:list-item>
      </text:list>
      <text:list text:style-name="WWNum16" text:continue-numbering="true">
        <text:list-item>
          <text:p text:style-name="P200"><text:span text:style-name="T1117">S_SE (команда setpoint) - для управления заданным значением (масштабированное значение, нормализованное значение, значения с плавающей запятой) - также может использоваться для установки параметров, пределов аварийных сигналов и т. Д.</text:span><text:span/></text:p>
        </text:list-item>
      </text:list>
      <text:p text:style-name="P201"><text:span text:style-name="T1118">Эти типы команд также доступны в версии с временным тегом (CP56TIme2a).</text:span><text:span/></text:p>
      <text:p text:style-name="P202"><text:span text:style-name="T1119">Доступны две разные командные процедуры.</text:span><text:span text:style-name="T1120"> </text:span><text:span text:style-name="T1121">Процедура</text:span><text:span text:style-name="T1122"> </text:span><text:span text:style-name="T1123">прямого управления</text:span><text:span text:style-name="T1124"> </text:span><text:span text:style-name="T1125">командой и процедура</text:span><text:span text:style-name="T1126"> </text:span><text:span text:style-name="T1127">выбора перед выполнением</text:span><text:span text:style-name="T1128"> </text:span><text:span text:style-name="T1129">команды.</text:span><text:span/></text:p>
      <text:p text:style-name="P203"><text:span text:style-name="T1130">Чтобы отправить команду для процедуры команды прямого управления, вы должны отправить APDU АКТИВАЦИИ на контролируемую станцию.</text:span><text:span/></text:p>
      <text:p text:style-name="P204"><text:span text:style-name="T1131">Отправьте команду процесса на контролируемую станцию</text:span><text:span/></text:p>
      <text:p text:style-name="P205"><text:span text:style-name="T1132"> Информационный объект sc = (Информационный объект)</text:span><text:span/></text:p>
      <text:p text:style-name="P206"><text:span text:style-name="T1133"> SingleCommand_create(NULL, 5000, true, false, 0);</text:span><text:span/></text:p>
      <text:p text:style-name="P207"><text:span text:style-name="T1134"/><text:span/></text:p>
      <text:p text:style-name="P208"><text:span text:style-name="T1135"> CS101_Master_sendProcessCommand(master, CS101_COT_ACTIVATION, 1, sc);</text:span><text:span/></text:p>
      <text:p text:style-name="P209"><text:span text:style-name="T1136"/><text:span/></text:p>
      <text:p text:style-name="P210"><text:span text:style-name="T1137"> InformationObject_destroy(sc);</text:span><text:span/></text:p>
      <text:p text:style-name="P211"><text:span text:style-name="T1138">Конструктор типа данных SingleCommand имеет следующую подпись:</text:span><text:span/></text:p>
      <text:p text:style-name="P212"><text:span text:style-name="T1139"> Одиночная</text:span><text:span/></text:p>
      <text:p text:style-name="P213"><text:span text:style-name="T1140">командаSingleCommand_create(одиночная команда self, int ioa, bool command, bool SelectCommand, int qu);</text:span><text:span/></text:p>
      <text:p text:style-name="P214"><text:span text:style-name="T1141">Для отправки команды прямого управления</text:span><text:span text:style-name="T1142"> </text:span><text:span text:style-name="T1143">параметр SelectCommand должен иметь значение false.</text:span><text:span text:style-name="T1144"> </text:span><text:span text:style-name="T1145">Квалификатор (</text:span><text:span text:style-name="T1146">qu</text:span><text:span text:style-name="T1147">), как правило, должен быть установлен в 0.</text:span><text:span/></text:p>
      <text:p text:style-name="P215"><text:span text:style-name="T1148">Для</text:span><text:span text:style-name="T1149"> </text:span><text:span text:style-name="T1150">выбора перед операцией</text:span><text:span text:style-name="T1151"> </text:span><text:span text:style-name="T1152">команда должна быть отправлена с параметром</text:span><text:span text:style-name="T1153"> </text:span><text:span text:style-name="T1154">SelectCommand</text:span><text:span text:style-name="T1155">, установленным в true, для выбора управляющего вывода.</text:span><text:span text:style-name="T1156"> </text:span><text:span text:style-name="T1157">На следующем шаге должна быть отправлена дополнительная команда с</text:span><text:span text:style-name="T1158"> </text:span><text:span text:style-name="T1159">SelectCommand,</text:span><text:span text:style-name="T1160"> </text:span><text:span text:style-name="T1161">для которой установлено значение false, чтобы вызвать фактическое выполнение команды.</text:span><text:span/></text:p>
      <text:p text:style-name="P216"><text:span text:style-name="T1162">Если команда выполнена успешно, внешняя станция ответит ответным сообщением ACT_CON с</text:span><text:span text:style-name="T1163"> </text:span><text:span text:style-name="T1164">не установленным отрицательным флагом.</text:span><text:span text:style-name="T1165"> </text:span><text:span text:style-name="T1166">В случае, если внешняя станция не может выполнить команду, она также ответит ответом ACT_CON, но с</text:span><text:span text:style-name="T1167"> </text:span><text:span text:style-name="T1168">установленным отрицательным флагом.</text:span><text:span text:style-name="T1169"> </text:span><text:span text:style-name="T1170">Вы можете проверить, установлен ли этот флаг с</text:span><text:span text:style-name="T1171"> </text:span><text:span text:style-name="T1172">помощью</text:span><text:span text:style-name="T1173"> </text:span><text:span text:style-name="T1174">функции CS101_ASDU_isNegative, используемой с полученным</text:span><text:span text:style-name="T1175"> </text:span><text:span text:style-name="T1176">экземпляром CS101_ASDU.</text:span><text:span/></text:p>
      <text:p text:style-name="P217"><text:span text:style-name="T1177">Для мастера CS 104 команда может быть отправлена таким же образом с помощью</text:span><text:span text:style-name="T1178"> </text:span><text:span text:style-name="T1179">функции CS104_Master_sendProcessCommandEx .</text:span><text:span/></text:p>
      <text:p text:style-name="P218"><text:span text:style-name="T1180">Программирование на стороне ведомого устройства (сервера)</text:span><text:span/></text:p>
      <text:p text:style-name="P219"><text:span text:style-name="T1181">Конфигурация и настройка сервера CS104 (TCP/IP)</text:span><text:span/></text:p>
      <text:p text:style-name="P220"><text:span text:style-name="T1182">Для настройки и настройки сервера/ведомого устройства IEC 60870-5-104 требуется экземпляр</text:span><text:span text:style-name="T1183"> </text:span><text:span text:style-name="T1184">типа</text:span><text:span text:style-name="T1185"> </text:span><text:span text:style-name="T1186">данных CS104_Slave.</text:span><text:span/></text:p>
      <text:p text:style-name="P221"><text:span text:style-name="T1187">CS104_Slave slave = CS104_Slave_create(100, 100);</text:span><text:span/></text:p>
      <text:p text:style-name="P222"><text:span text:style-name="T1188">После создания экземпляра сервера его можно настроить</text:span><text:span/></text:p>
      <text:p text:style-name="P223"><text:span text:style-name="T1189">Режим сервера CS104</text:span><text:span/></text:p>
      <text:p text:style-name="P224"><text:span text:style-name="T1190">Сервер предоставляет три различных режима, касающихся поддержки избыточных подключений и обработки очереди событий:</text:span><text:span/></text:p>
      <text:p text:style-name="P225"><text:span text:style-name="T1191">Режим по умолчанию (</text:span><text:span text:style-name="T1192">CS104_MODE_SINGLE_REDUNDANCY_GROUP</text:span><text:span text:style-name="T1193">) разрешает только</text:span><text:span text:style-name="T1194"> </text:span><text:span text:style-name="T1195">одно активное клиентское соединение</text:span><text:span text:style-name="T1196">.</text:span><text:span text:style-name="T1197"> </text:span><text:span text:style-name="T1198">Активное клиентское соединение - это соединение, в котором отправляются ASDU (блоки данных приложения).</text:span><text:span text:style-name="T1199"> </text:span><text:span text:style-name="T1200">Все остальные соединения являются только резервными соединениями, которые не отправляют данные прикладного уровня.</text:span><text:span text:style-name="T1201"> </text:span><text:span text:style-name="T1202">Существует единая очередь для событий.</text:span><text:span text:style-name="T1203"> </text:span><text:span text:style-name="T1204">События также сохраняются, когда ни один клиент не подключен или когда соединение не активно.</text:span><text:span/></text:p>
      <text:p text:style-name="P226"><text:span text:style-name="T1205">Второй режим (</text:span><text:span text:style-name="T1206">CS104_MODE_CONNECTION_IS_REDUNDANCY_GROUP</text:span><text:span text:style-name="T1207">) позволяет</text:span><text:span text:style-name="T1208"> </text:span><text:span text:style-name="T1209">использовать несколько активных клиентских подключений</text:span><text:span text:style-name="T1210">.</text:span><text:span text:style-name="T1211"> </text:span><text:span text:style-name="T1212">Каждое соединение имеет свою собственную очередь событий.</text:span><text:span text:style-name="T1213"> </text:span><text:span text:style-name="T1214">Очередь событий будет удалена при закрытии клиентского соединения.</text:span><text:span text:style-name="T1215"> </text:span><text:span text:style-name="T1216">Этот режим может использоваться, когда более одного клиента должны получить доступ к данным приложения.</text:span><text:span text:style-name="T1217"> </text:span><text:span text:style-name="T1218">Этот режим прост в использовании.</text:span><text:span text:style-name="T1219"> </text:span><text:span text:style-name="T1220">Но недостатком этого режима является то, что события теряются, когда клиент не подключен.</text:span><text:span/></text:p>
      <text:p text:style-name="P227"><text:span text:style-name="T1221">Третий режим (</text:span><text:span text:style-name="T1222">CS104_MODE_MULTIPLE_REDUNDANCY_GROUPS</text:span><text:span text:style-name="T1223">) позволяет</text:span><text:span text:style-name="T1224"> </text:span><text:span text:style-name="T1225">использовать несколько активных клиентских подключений</text:span><text:span text:style-name="T1226"> </text:span><text:span text:style-name="T1227">с сохранением событий, когда ни один клиент не подключен.</text:span><text:span text:style-name="T1228"> </text:span><text:span text:style-name="T1229">В этом режиме клиенты могут быть назначены определенным группам резервирования.</text:span><text:span text:style-name="T1230"> </text:span><text:span text:style-name="T1231">Назначение основано на IP-адресе клиента.</text:span><text:span text:style-name="T1232"> </text:span><text:span text:style-name="T1233">Группа резервирования может иметь несколько одновременных подключений, но только одно из этих подключений может быть активным.</text:span><text:span text:style-name="T1234"> </text:span><text:span text:style-name="T1235">Количество активированных подключений ограничено количеством групп резервирования.</text:span><text:span text:style-name="T1236"> </text:span><text:span text:style-name="T1237">Каждая группа резервирования имеет выделенную очередь событий.</text:span><text:span/></text:p>
      <text:p text:style-name="P228"><text:span text:style-name="T1238">Режим сервера можно установить с</text:span><text:span text:style-name="T1239"> </text:span><text:span text:style-name="T1240">помощью</text:span><text:span text:style-name="T1241"> </text:span><text:span text:style-name="T1242">функции CS104_Slave_setServerMode:</text:span><text:span/></text:p>
      <text:p text:style-name="P229"><text:span text:style-name="T1243">cs104_slave_setserver mode(подчиненный, CS104_MODE_MULTIPLE_REDUNDANCY_GROUPS);</text:span><text:span/></text:p>
      <text:p text:style-name="P230"><text:span text:style-name="T1244">CS104: определение нескольких групп резервирования</text:span><text:span/></text:p>
      <text:p text:style-name="P231"><text:span text:style-name="T1245">Группы избыточности должны создаваться явно только при использовании servermode</text:span><text:span text:style-name="T1246"> </text:span><text:span text:style-name="T1247">CS104_MODE_MULTIPLE_REDUNDANCY_GROUPS</text:span><text:span text:style-name="T1248">.</text:span><text:span text:style-name="T1249"> </text:span><text:span text:style-name="T1250">Вы можете назначить несколько IP-адресов группе резервирования.</text:span><text:span text:style-name="T1251"> </text:span><text:span text:style-name="T1252">Входящие соединения с одного из этих IP-адресов будут автоматически назначаться этой конкретной группе резервирования.</text:span><text:span/></text:p>
      <text:p text:style-name="P232"><text:span text:style-name="T1253">Когда группа резервирования не имеет назначенного IP-адреса, она работает как "универсальная" группа.</text:span><text:span text:style-name="T1254"> </text:span><text:span text:style-name="T1255">Это означает, что все входящие соединения, которые не назначены ни одной из других групп, в конечном итоге попадут в эту группу.</text:span><text:span/></text:p>
      <text:p text:style-name="P233"><text:span text:style-name="T1256">Пример определения групп множественного резервирования</text:span><text:span/></text:p>
      <text:p text:style-name="P234"><text:span text:style-name="T1257">cs104_slave_setservermode(подчиненный, CS104_MODE_MULTIPLE_REDUNDANCY_GROUPS);</text:span><text:span/></text:p>
      <text:p text:style-name="P235"><text:span text:style-name="T1258"/><text:span/></text:p>
      <text:p text:style-name="P236"><text:span text:style-name="T1259">CS104_RedundancyGroup redGroup1 = CS104_RedundancyGroup_create("красная группа-1");</text:span><text:span/></text:p>
      <text:p text:style-name="P237"><text:span text:style-name="T1260">CS104_RedundancyGroup_addAllowedClient(redGroup1, "192.168.2.9");</text:span><text:span/></text:p>
      <text:p text:style-name="P238"><text:span text:style-name="T1261"/><text:span/></text:p>
      <text:p text:style-name="P239"><text:span text:style-name="T1262">CS104_RedundancyGroup redGroup2 = CS104_RedundancyGroup_create("красная группа-2");</text:span><text:span/></text:p>
      <text:p text:style-name="P240"><text:span text:style-name="T1263">CS104_RedundancyGroup_addAllowedClient(redGroup2, "192.168.2.223");</text:span><text:span/></text:p>
      <text:p text:style-name="P241"><text:span text:style-name="T1264">CS104_RedundancyGroup_addAllowedClient(redGroup2, "192.168.2.222");</text:span><text:span/></text:p>
      <text:p text:style-name="P242"><text:span text:style-name="T1265"/><text:span/></text:p>
      <text:p text:style-name="P243"><text:span text:style-name="T1266">CS104_RedundancyGroup redGroup3 = CS104_RedundancyGroup_create("универсальный");</text:span><text:span/></text:p>
      <text:p text:style-name="P244"><text:span text:style-name="T1267"/><text:span/></text:p>
      <text:p text:style-name="P245"><text:span text:style-name="T1268">CS104_Slave_addRedundancyGroup(подчиненный, redGroup1);</text:span><text:span/></text:p>
      <text:p text:style-name="P246"><text:span text:style-name="T1269">CS104_Slave_addRedundancyGroup(подчиненный, redGroup2);</text:span><text:span/></text:p>
      <text:p text:style-name="P247"><text:span text:style-name="T1270">CS104_Slave_addRedundancyGroup(подчиненный, redGroup3);</text:span><text:span/></text:p>
      <text:p text:style-name="P248"><text:span text:style-name="T1271">Конфигурация и настройка ведомого устройства CS101 (последовательного)</text:span><text:span/></text:p>
      <text:p text:style-name="P249"><text:span text:style-name="T1272">Подобно стороне master, ведомая сторона CS101 также может быть настроена для одного из двух режимов канального уровня (</text:span><text:span text:style-name="T1273">сбалансированный</text:span><text:span text:style-name="T1274"> </text:span><text:span text:style-name="T1275">или</text:span><text:span text:style-name="T1276"> </text:span><text:span text:style-name="T1277">несбалансированный</text:span><text:span text:style-name="T1278">).</text:span><text:span text:style-name="T1279"> </text:span><text:span text:style-name="T1280">Подчиненный CS101 представлен</text:span><text:span text:style-name="T1281"> </text:span><text:span text:style-name="T1282">объектом CS101_SLave.</text:span><text:span/></text:p>
      <text:p text:style-name="P250"><text:span text:style-name="T1283">Перед</text:span><text:span text:style-name="T1284"> </text:span><text:span text:style-name="T1285">созданием</text:span><text:span text:style-name="T1286"> </text:span><text:span text:style-name="T1287">объекта</text:span><text:span text:style-name="T1288"> </text:span><text:span text:style-name="T1289">CS101_Slave требуется объект SerialPort</text:span><text:span text:style-name="T1290">.</text:span><text:span text:style-name="T1291"> </text:span><text:span text:style-name="T1292">Объект</text:span><text:span text:style-name="T1293"> </text:span><text:span text:style-name="T1294">SerialPort</text:span><text:span text:style-name="T1295"> </text:span><text:span text:style-name="T1296">представляет последовательный интерфейс и его конфигурацию.</text:span><text:span/></text:p>
      <text:p text:style-name="P251"><text:span text:style-name="T1297">SerialPort порт = SerialPort_create(SerialPort, 9600, 8, 'E', 1);</text:span><text:span/></text:p>
      <text:p text:style-name="P252"><text:span text:style-name="T1298">Созданный</text:span><text:span text:style-name="T1299"> </text:span><text:span text:style-name="T1300">объект SerialPort требуется для</text:span><text:span text:style-name="T1301"> </text:span><text:span text:style-name="T1302">функции CS101_Slave_create:</text:span><text:span/></text:p>
      <text:p text:style-name="P253"><text:span text:style-name="T1303">CS101_Slave slave = CS101_Slave_create(порт, NULL, NULL, IEC60870_LINK-LAYER_UNBALANCED);</text:span><text:span/></text:p>
      <text:p text:style-name="P254"><text:span text:style-name="T1304">Эта функция имеет следующую подпись:</text:span><text:span/></text:p>
      <text:p text:style-name="P255"><text:span text:style-name="T1305">CS101_Slave</text:span><text:span/></text:p>
      <text:p text:style-name="P256"><text:span text:style-name="T1306">CS101_Slave_create(SerialPort SerialPort, LinkLayerParameters llParameters, CS101_AppLayerParameters alParameters, IEC60870_LinkLayerMode linkLayerMode)</text:span><text:span/></text:p>
      <text:p text:style-name="P257"><text:span text:style-name="T1307">При желании можно указать параметры канального уровня и параметры прикладного уровня.</text:span><text:span text:style-name="T1308"> </text:span><text:span text:style-name="T1309">Если следует использовать значения по умолчанию, эти параметры можно пропустить (установить значение</text:span><text:span text:style-name="T1310"> </text:span><text:span text:style-name="T1311">NULL</text:span><text:span text:style-name="T1312">).</text:span><text:span text:style-name="T1313"> </text:span><text:span text:style-name="T1314">Последний параметр указывает</text:span><text:span text:style-name="T1315">, используется ли сбалансированный</text:span><text:span text:style-name="T1316"> </text:span><text:span text:style-name="T1317">или</text:span><text:span text:style-name="T1318"> </text:span><text:span text:style-name="T1319">несбалансированный</text:span><text:span text:style-name="T1320"> </text:span><text:span text:style-name="T1321">режим.</text:span><text:span/></text:p>
      <text:p text:style-name="P258"><text:span text:style-name="T1322">Для последовательного ведомого устройства также требуется установить адрес канального уровня:</text:span><text:span/></text:p>
      <text:p text:style-name="P259"><text:span text:style-name="T1323">CS101_Slave_setLinkLayerAddress(подчиненный, 1);</text:span><text:span/></text:p>
      <text:p text:style-name="P260"><text:span text:style-name="T1324">Настройка функций обработчика обратного вызова</text:span><text:span/></text:p>
      <text:p text:style-name="P261"><text:span text:style-name="T1325">Перед запуском или запуском сервера рекомендуется настроить функции обратного вызова для обработки подчиненных событий.</text:span><text:span text:style-name="T1326"> </text:span><text:span text:style-name="T1327">Доступны следующие типы обработчиков обратного вызова (пожалуйста, обратитесь к справочному руководству API для получения подробной информации о подписи функции).</text:span><text:span text:style-name="T1328"> </text:span><text:span text:style-name="T1329">Некоторые из них доступны только для серверов CS 104, а некоторые - только для подчиненных серверов CS101.</text:span><text:span/></text:p>
      <text:p text:style-name="P262"><text:span text:style-name="T1330">Таблица 2. Типы обработчиков обратного вызова на стороне подчиненного устройства</text:span><text:span/></text:p>
      <table:table table:style-name="ta2">
        <table:table-columns>
          <table:table-column table:style-name="co5"/>
          <table:table-column table:style-name="co6"/>
          <table:table-column table:style-name="co7"/>
          <table:table-column table:style-name="co8"/>
        </table:table-columns>
        <table:table-row table:style-name="ro5">
          <table:table-cell table:style-name="ce17">
            <text:p text:style-name="P263"><text:span text:style-name="T1331">тип обратного вызова</text:span><text:span/></text:p>
          </table:table-cell>
          <table:table-cell table:style-name="ce18">
            <text:p text:style-name="P264"><text:span text:style-name="T1332">событие</text:span><text:span/></text:p>
          </table:table-cell>
          <table:table-cell table:style-name="ce19">
            <text:p text:style-name="P265"><text:span text:style-name="T1333">CS 101</text:span><text:span/></text:p>
          </table:table-cell>
          <table:table-cell table:style-name="ce20">
            <text:p text:style-name="P266"><text:span text:style-name="T1334">CS 104</text:span><text:span/></text:p>
          </table:table-cell>
        </table:table-row>
        <table:table-row table:style-name="ro6">
          <table:table-cell table:style-name="ce21">
            <text:p text:style-name="P267"><text:span text:style-name="T1335">CS101_InterrogationHandler</text:span><text:span/></text:p>
          </table:table-cell>
          <table:table-cell table:style-name="ce22">
            <text:p text:style-name="P268"><text:span text:style-name="T1336">запросы на запрос</text:span><text:span/></text:p>
          </table:table-cell>
          <table:table-cell table:style-name="ce23">
            <text:p text:style-name="P269"><text:span text:style-name="T1337">+</text:span><text:span/></text:p>
          </table:table-cell>
          <table:table-cell table:style-name="ce24">
            <text:p text:style-name="P270"><text:span text:style-name="T1338">+</text:span><text:span/></text:p>
          </table:table-cell>
        </table:table-row>
        <table:table-row table:style-name="ro7">
          <table:table-cell table:style-name="ce25">
            <text:p text:style-name="P271"><text:span text:style-name="T1339">CS101_CounterInterrogationHandler</text:span><text:span/></text:p>
          </table:table-cell>
          <table:table-cell table:style-name="ce26">
            <text:p text:style-name="P272"><text:span text:style-name="T1340">встречные запросы запросов</text:span><text:span/></text:p>
          </table:table-cell>
          <table:table-cell table:style-name="ce27">
            <text:p text:style-name="P273"><text:span text:style-name="T1341">+</text:span><text:span/></text:p>
          </table:table-cell>
          <table:table-cell table:style-name="ce28">
            <text:p text:style-name="P274"><text:span text:style-name="T1342">+</text:span><text:span/></text:p>
          </table:table-cell>
        </table:table-row>
        <table:table-row table:style-name="ro8">
          <table:table-cell table:style-name="ce29">
            <text:p text:style-name="P275"><text:span text:style-name="T1343">CS101_ReadHandler</text:span><text:span/></text:p>
          </table:table-cell>
          <table:table-cell table:style-name="ce30">
            <text:p text:style-name="P276"><text:span text:style-name="T1344">чтение запросов для отдельных информационных объектов</text:span><text:span/></text:p>
          </table:table-cell>
          <table:table-cell table:style-name="ce31">
            <text:p text:style-name="P277"><text:span text:style-name="T1345">+</text:span><text:span/></text:p>
          </table:table-cell>
          <table:table-cell table:style-name="ce32">
            <text:p text:style-name="P278"><text:span text:style-name="T1346">+</text:span><text:span/></text:p>
          </table:table-cell>
        </table:table-row>
        <table:table-row table:style-name="ro9">
          <table:table-cell table:style-name="ce33">
            <text:p text:style-name="P279"><text:span text:style-name="T1347">Обработчик CS101_ClockSynchronizationHandler</text:span><text:span/></text:p>
          </table:table-cell>
          <table:table-cell table:style-name="ce34">
            <text:p text:style-name="P280"><text:span text:style-name="T1348">получено сообщение о синхронизации часов</text:span><text:span/></text:p>
          </table:table-cell>
          <table:table-cell table:style-name="ce35">
            <text:p text:style-name="P281"><text:span text:style-name="T1349">+</text:span><text:span/></text:p>
          </table:table-cell>
          <table:table-cell table:style-name="ce36">
            <text:p text:style-name="P282"><text:span text:style-name="T1350">+</text:span><text:span/></text:p>
          </table:table-cell>
        </table:table-row>
        <table:table-row table:style-name="ro10">
          <table:table-cell table:style-name="ce37">
            <text:p text:style-name="P283"><text:span text:style-name="T1351">CS101_ResetProcessHandler</text:span><text:span/></text:p>
          </table:table-cell>
          <table:table-cell table:style-name="ce38">
            <text:p text:style-name="P284"><text:span text:style-name="T1352">получен запрос на сброс процесса</text:span><text:span/></text:p>
          </table:table-cell>
          <table:table-cell table:style-name="ce39">
            <text:p text:style-name="P285"><text:span text:style-name="T1353">+</text:span><text:span/></text:p>
          </table:table-cell>
          <table:table-cell table:style-name="ce40">
            <text:p text:style-name="P286"><text:span text:style-name="T1354">+</text:span><text:span/></text:p>
          </table:table-cell>
        </table:table-row>
        <table:table-row table:style-name="ro11">
          <table:table-cell table:style-name="ce41">
            <text:p text:style-name="P287"><text:span text:style-name="T1355">CS101_DelayAcquisitionHandler</text:span><text:span/></text:p>
          </table:table-cell>
          <table:table-cell table:style-name="ce42">
            <text:p text:style-name="P288"><text:span text:style-name="T1356">получен запрос на получение задержки</text:span><text:span/></text:p>
          </table:table-cell>
          <table:table-cell table:style-name="ce43">
            <text:p text:style-name="P289"><text:span text:style-name="T1357">+</text:span><text:span/></text:p>
          </table:table-cell>
          <table:table-cell table:style-name="ce44">
            <text:p text:style-name="P290"><text:span text:style-name="T1358">-</text:span><text:span/></text:p>
          </table:table-cell>
        </table:table-row>
        <table:table-row table:style-name="ro12">
          <table:table-cell table:style-name="ce45">
            <text:p text:style-name="P291"><text:span text:style-name="T1359">CS101_ASDUHandler</text:span><text:span/></text:p>
          </table:table-cell>
          <table:table-cell table:style-name="ce46">
            <text:p text:style-name="P292"><text:span text:style-name="T1360">ASDU получен, но не обработан одним из других обработчиков обратного вызова</text:span><text:span/></text:p>
          </table:table-cell>
          <table:table-cell table:style-name="ce47">
            <text:p text:style-name="P293"><text:span text:style-name="T1361">+</text:span><text:span/></text:p>
          </table:table-cell>
          <table:table-cell table:style-name="ce48">
            <text:p text:style-name="P294"><text:span text:style-name="T1362">+</text:span><text:span/></text:p>
          </table:table-cell>
        </table:table-row>
        <table:table-row table:style-name="ro13">
          <table:table-cell table:style-name="ce49">
            <text:p text:style-name="P295"><text:span text:style-name="T1363">CS101_ResetCUHandler</text:span><text:span/></text:p>
          </table:table-cell>
          <table:table-cell table:style-name="ce50">
            <text:p text:style-name="P296"><text:span text:style-name="T1364">получено сообщение канального уровня типа reset CU (модуль связи)</text:span><text:span/></text:p>
          </table:table-cell>
          <table:table-cell table:style-name="ce51">
            <text:p text:style-name="P297"><text:span text:style-name="T1365">+</text:span><text:span/></text:p>
          </table:table-cell>
          <table:table-cell table:style-name="ce52">
            <text:p text:style-name="P298"><text:span text:style-name="T1366">-</text:span><text:span/></text:p>
          </table:table-cell>
        </table:table-row>
        <table:table-row table:style-name="ro14">
          <table:table-cell table:style-name="ce53">
            <text:p text:style-name="P299"><text:span text:style-name="T1367">CS104_ConnectionRequestHandler</text:span><text:span/></text:p>
          </table:table-cell>
          <table:table-cell table:style-name="ce54">
            <text:p text:style-name="P300"><text:span text:style-name="T1368">новый клиент TCP / IP пытается подключиться</text:span><text:span/></text:p>
          </table:table-cell>
          <table:table-cell table:style-name="ce55">
            <text:p text:style-name="P301"><text:span text:style-name="T1369">-</text:span><text:span/></text:p>
          </table:table-cell>
          <table:table-cell table:style-name="ce56">
            <text:p text:style-name="P302"><text:span text:style-name="T1370">+</text:span><text:span/></text:p>
          </table:table-cell>
        </table:table-row>
      </table:table>
      <text:p text:style-name="P303"><text:span text:style-name="T1371">Настройка некоторых функций обратного вызова для ведомого CS101</text:span><text:span/></text:p>
      <text:p text:style-name="P304"><text:span text:style-name="T1372">/* установите обработчик обратного вызова для команды синхронизации часов */CS101_Slave_setClockSyncHandler(подчиненный, clockSyncHandler, NULL);</text:span><text:span/></text:p>
      <text:p text:style-name="P305"><text:span text:style-name="T1373"/><text:span/></text:p>
      <text:p text:style-name="P306"><text:span text:style-name="T1374">/* установите обработчик обратного вызова для команды запроса */CS101_Slave_setInterrogationHandler(подчиненный, обработчик запроса, NULL);</text:span><text:span/></text:p>
      <text:p text:style-name="P307"><text:span text:style-name="T1375"/><text:span/></text:p>
      <text:p text:style-name="P308"><text:span text:style-name="T1376">/* установить обработчик для других типов сообщений */CS101_Slave_setASDUHandler(подчиненный, asduHandler, NULL);</text:span><text:span/></text:p>
      <text:p text:style-name="P309"><text:span text:style-name="T1377"/><text:span/></text:p>
      <text:p text:style-name="P310"><text:span text:style-name="T1378">/* установить обработчик для сообщения сброса CU (сброс модуля связи) */CS101_Slave_setResetCUHandler(подчиненный, resetCUHandler, (void*) подчиненный);</text:span><text:span/></text:p>
      <text:p text:style-name="P311"><text:span text:style-name="T1379">CS104 Запуск / остановка сервера</text:span><text:span/></text:p>
      <text:p text:style-name="P312"><text:span text:style-name="T1380">После настройки сервера его можно запустить с</text:span><text:span text:style-name="T1381"> </text:span><text:span text:style-name="T1382">помощью</text:span><text:span text:style-name="T1383"> </text:span><text:span text:style-name="T1384">функции CS104_Slave_start .</text:span><text:span text:style-name="T1385"> </text:span><text:span text:style-name="T1386">Эта функция запускает новый фоновый поток, который прослушивает входящие клиентские подключения.</text:span><text:span/></text:p>
      <text:p text:style-name="P313"><text:span text:style-name="T1387">CS104_Slave_start(подчиненный);</text:span><text:span/></text:p>
      <text:p text:style-name="P314"><text:span text:style-name="T1388">Для деактивации службы IEC 60870-5-104 сервер можно остановить с</text:span><text:span text:style-name="T1389"> </text:span><text:span text:style-name="T1390">помощью</text:span><text:span text:style-name="T1391"> </text:span><text:span text:style-name="T1392">функции CS104_Slave_stop.</text:span><text:span/></text:p>
      <text:p text:style-name="P315"><text:span text:style-name="T1393">CS104_Slave_stop(подчиненный);</text:span><text:span/></text:p>
      <text:p text:style-name="P316"><text:span text:style-name="T1394">Спонтанная или периодическая передача сообщений</text:span><text:span/></text:p>
      <text:p text:style-name="P317"><text:span text:style-name="T1395">Для спонтанной или периодической передачи сообщений на стороне сервера / подчиненного устройства пользователь API должен выделить</text:span><text:span text:style-name="T1396"> </text:span><text:span text:style-name="T1397">объект CS101_ASDU, который представляет один ASDU, добавить информационные объекты в ASDU и, наконец, поместить ASDU в очередь передачи.</text:span><text:span text:style-name="T1398"> </text:span><text:span text:style-name="T1399">Очередь передачи представляет собой список FIFO (первый вход - первый выход).</text:span><text:span text:style-name="T1400"> </text:span><text:span text:style-name="T1401">Если очередь заполнена, самое старое сообщение будет удалено и заменено новым добавленным сообщением.</text:span><text:span text:style-name="T1402"> </text:span><text:span text:style-name="T1403">Сообщения будут отправляться только при наличии активного клиентского соединения или рабочего соединения канального уровня.</text:span><text:span text:style-name="T1404"> </text:span><text:span text:style-name="T1405">В противном случае сообщения будут оставаться в очереди до тех пор, пока не будет активировано соединение.</text:span><text:span/></text:p>
      <text:p text:style-name="P318"><text:span text:style-name="T1406">CS 104:</text:span><text:span text:style-name="T1407"> </text:span><text:span text:style-name="T1408">В подчиненном устройстве CS 104 размер очереди определяется</text:span><text:span text:style-name="T1409"> </text:span><text:span text:style-name="T1410">параметром</text:span><text:span text:style-name="T1411"> </text:span><text:span text:style-name="T1412">maxLowPrioQueueSize</text:span><text:span text:style-name="T1413"> </text:span><text:span text:style-name="T1414">функции CS104_Slave_create.</text:span><text:span text:style-name="T1415"> </text:span><text:span text:style-name="T1416">Если</text:span><text:span text:style-name="T1417"> </text:span><text:span text:style-name="T1418">для</text:span><text:span text:style-name="T1419"> </text:span><text:span text:style-name="T1420">параметра maxLowPrioQueueSize установлено значение ноль, очередь всегда будет иметь размер, определенный с помощью</text:span><text:span text:style-name="T1421"> </text:span><text:span text:style-name="T1422">CONFIG_SLAVE_MESSAGE_QUEUE_SIZE</text:span><text:span text:style-name="T1423">.</text:span><text:span text:style-name="T1424"> </text:span><text:span text:style-name="T1425">Второй параметр</text:span><text:span text:style-name="T1426"> </text:span><text:span text:style-name="T1427">maxHighPrioQueueSize</text:span><text:span text:style-name="T1428"> </text:span><text:span text:style-name="T1429">определяет размер очереди данных с высоким приоритетом.</text:span><text:span text:style-name="T1430"> </text:span><text:span text:style-name="T1431">Сообщения, которые помещаются в эту очередь, обходят сообщения очереди с низким приоритетом.</text:span><text:span text:style-name="T1432"> </text:span><text:span text:style-name="T1433">Очередь с высоким приоритетом используется для ответов на запросы в обработчиках обратного вызова библиотеки.</text:span><text:span/></text:p>
      <text:p text:style-name="P319"><text:span text:style-name="T1434">Для отправки спонтанных или периодических сообщений необходимо выполнить следующие действия:</text:span><text:span/></text:p>
      <text:list text:style-name="WWNum17" text:continue-numbering="true">
        <text:list-item>
          <text:p text:style-name="P320"><text:span text:style-name="T1435">Шаг: Создайте новый</text:span><text:span text:style-name="T1436"> </text:span><text:span text:style-name="T1437">экземпляр CS101_ASDU (используйте</text:span><text:span text:style-name="T1438"> </text:span><text:span text:style-name="T1439">CS101_COT_PERIODIC</text:span><text:span text:style-name="T1440"> </text:span><text:span text:style-name="T1441">для периодических данных и</text:span><text:span text:style-name="T1442"> </text:span><text:span text:style-name="T1443">CS101_COT_SPONTANEOUS</text:span><text:span text:style-name="T1444"> </text:span><text:span text:style-name="T1445">для спонтанных данных)</text:span><text:span/></text:p>
        </text:list-item>
      </text:list>
      <text:list text:style-name="WWNum18" text:continue-numbering="true">
        <text:list-item>
          <text:p text:style-name="P321"><text:span text:style-name="T1446">CS101_ASDU newAsdu = CS101_ASDU_create(алЬпараметры, false, CS101_COT_PERIODIC, 0, 1, false, false);</text:span><text:span/></text:p>
        </text:list-item>
      </text:list>
      <text:list text:style-name="WWNum19" text:continue-numbering="true">
        <text:list-item>
          <text:p text:style-name="P322"><text:span text:style-name="T1447">Шаг: Создайте новый экземпляр информационного объекта, содержащий данные для отправки</text:span><text:span/></text:p>
        </text:list-item>
      </text:list>
      <text:list text:style-name="WWNum20" text:continue-numbering="true">
        <text:list-item>
          <text:p text:style-name="P323"><text:span text:style-name="T1448">InformationObject io = (InformationObject) MeasuredValueScaled_create(НУЛЬ, 110, масштабируемое значение, IEC60870_QUALITY_GOOD);</text:span><text:span/></text:p>
        </text:list-item>
      </text:list>
      <text:list text:style-name="WWNum21" text:continue-numbering="true">
        <text:list-item>
          <text:p text:style-name="P324"><text:span text:style-name="T1449">Шаг: добавьте новый информационный объект в ASDU</text:span><text:span/></text:p>
        </text:list-item>
      </text:list>
      <text:list text:style-name="WWNum22" text:continue-numbering="true">
        <text:list-item>
          <text:p text:style-name="P325"><text:span text:style-name="T1450">CS101_ASDU_addInformationObject(новый asdu, ввод-вывод);</text:span><text:span/></text:p>
        </text:list-item>
      </text:list>
      <text:list text:style-name="WWNum23" text:continue-numbering="true">
        <text:list-item>
          <text:p text:style-name="P326"><text:span text:style-name="T1451">Шаг: освободите память информационного объекта</text:span><text:span/></text:p>
        </text:list-item>
      </text:list>
      <text:list text:style-name="WWNum24" text:continue-numbering="true">
        <text:list-item>
          <text:p text:style-name="P327"><text:span text:style-name="T1452">InformationObject_destroy(ввод-вывод);</text:span><text:span/></text:p>
        </text:list-item>
      </text:list>
      <text:list text:style-name="WWNum25" text:continue-numbering="true">
        <text:list-item>
          <text:p text:style-name="P328"><text:span text:style-name="T1453">Шаг: поместите ASDU в очередь данных класса 2 для передачи</text:span><text:span/></text:p>
        </text:list-item>
      </text:list>
      <text:list text:style-name="WWNum26" text:continue-numbering="true">
        <text:list-item>
          <text:p text:style-name="P329"><text:span text:style-name="T1454">CS101_Slave_enqueueUserDataClass2(подчиненный, новый asdu);</text:span><text:span/></text:p>
        </text:list-item>
      </text:list>
      <text:list text:style-name="WWNum27" text:continue-numbering="true">
        <text:list-item>
          <text:p text:style-name="P330"><text:span text:style-name="T1455">Шаг: освободите память ASDU</text:span><text:span/></text:p>
        </text:list-item>
      </text:list>
      <text:list text:style-name="WWNum28" text:continue-numbering="true">
        <text:list-item>
          <text:p text:style-name="P331"><text:span text:style-name="T1456">CS101_ASDU_destroy(новый asdu);</text:span><text:span/></text:p>
        </text:list-item>
      </text:list>
      <text:p text:style-name="P332"><text:span text:style-name="T1457">ПРИМЕЧАНИЕ:</text:span><text:span text:style-name="T1458"> </text:span><text:span text:style-name="T1459">для</text:span><text:span text:style-name="T1460"> </text:span><text:span text:style-name="T1461">CS 104</text:span><text:span text:style-name="T1462"> </text:span><text:span text:style-name="T1463">вы должны использовать</text:span><text:span text:style-name="T1464"> </text:span><text:span text:style-name="T1465">функцию CS104_Slave_enqueueASDU на шаге 5:</text:span><text:span/></text:p>
      <text:p text:style-name="P333"><text:span text:style-name="T1466">CS104_Slave_enqueueASDU(подчиненный, новый asdu);</text:span><text:span/></text:p>
      <text:p text:style-name="P334"><text:span text:style-name="T1467">Обработка запросов запросов</text:span><text:span/></text:p>
      <text:p text:style-name="P335"><text:span text:style-name="T1468">На стороне сервера вы должны использовать функцию обратного вызова InterrogationHandler для обработки запроса запроса.</text:span><text:span text:style-name="T1469"> </text:span><text:span text:style-name="T1470">В зависимости от значения QOI (</text:span><text:span text:style-name="T1471">определителя запроса</text:span><text:span text:style-name="T1472">) вы можете возвращать различные информационные объекты.</text:span><text:span text:style-name="T1473"> </text:span><text:span text:style-name="T1474">Для простой системы достаточно обрабатывать только запросы опроса станции (QOI = 20).</text:span><text:span text:style-name="T1475"> </text:span><text:span text:style-name="T1476">Значения QOI 21-36 используются для групп опроса (1-16).</text:span><text:span text:style-name="T1477"> </text:span><text:span text:style-name="T1478">Назначение информационных объектов группам запросов зависит от подчиненного разработчика.</text:span><text:span/></text:p>
      <text:p text:style-name="P336"><text:span text:style-name="T1479">В соответствии со спецификацией сервер должен ответить на запрос АКТИВАЦИИ от клиента ответом ACT_CON, за которым следует ASDU, содержащий информационные объекты с</text:span><text:span text:style-name="T1480"> </text:span><text:span text:style-name="T1481">CS101_COT_INTERROGATED_BY_STATION</text:span><text:span text:style-name="T1482"> </text:span><text:span text:style-name="T1483">для запроса станции или COT, которые представляют соответствующую группу запросов (например</text:span><text:span text:style-name="T1484">, CS101_COT_INTERROGATED_BY_GROUP_1</text:span><text:span text:style-name="T1485"> </text:span><text:span text:style-name="T1486">для группы запросов 1).</text:span><text:span text:style-name="T1487"> </text:span><text:span text:style-name="T1488">После отправки всех информационных объектов сервер должен отправить начальное командное сообщение запроса с COT =</text:span><text:span text:style-name="T1489"> </text:span><text:span text:style-name="T1490">CS101_COT_ACTIVATION_TERMINATION,</text:span><text:span text:style-name="T1491"> </text:span><text:span text:style-name="T1492">чтобы указать, что передача данных запроса завершена.</text:span><text:span/></text:p>
      <text:p text:style-name="P337"><text:span text:style-name="T1493">Пример реализации обработчика запросов</text:span><text:span/></text:p>
      <text:p text:style-name="P338"><text:span text:style-name="T1494">статический</text:span><text:span text:style-name="T1495"><text:s/></text:span><text:span text:style-name="T1496">обработчик запросов bool(параметр void*, соединение IMasterConnection, CS101_ASDU asdu, uint8_t qoi)</text:span><text:span/></text:p>
      <text:p text:style-name="P339"><text:span text:style-name="T1497">{</text:span><text:span/></text:p>
      <text:p text:style-name="P340"><text:span text:style-name="T1498"> если (qoi == 20) { /* обрабатывать только запрос станции */</text:span><text:span/></text:p>
      <text:p text:style-name="P341"><text:span text:style-name="T1499"/><text:span/></text:p>
      <text:p text:style-name="P342"><text:span text:style-name="T1500"> CS101_AppLayerParameters alParams = IMasterConnection_getApplicationLayerParameters(подключение);</text:span><text:span/></text:p>
      <text:p text:style-name="P343"><text:span text:style-name="T1501"/><text:span/></text:p>
      <text:p text:style-name="P344"><text:span text:style-name="T1502"> IMasterConnection_sendACT_CON(соединение, asdu, false);</text:span><text:span/></text:p>
      <text:p text:style-name="P345"><text:span text:style-name="T1503"/><text:span/></text:p>
      <text:p text:style-name="P346"><text:span text:style-name="T1504"> CS101_ASDU newAsdu = CS101_ASDU_create(alParams, false, CS101_COT_INTERROGATED_BY_STATION,</text:span><text:span/></text:p>
      <text:p text:style-name="P347"><text:span text:style-name="T1505">0, 1, false, false);</text:span><text:span/></text:p>
      <text:p text:style-name="P348"><text:span text:style-name="T1506"/><text:span/></text:p>
      <text:p text:style-name="P349"><text:span text:style-name="T1507"> Ввод-вывод информационного объекта = (InformationObject) MeasuredValueScaled_create(NULL, 100, -1, IEC60870_QUALITY_GOOD);</text:span><text:span/></text:p>
      <text:p text:style-name="P350"><text:span text:style-name="T1508"/><text:span/></text:p>
      <text:p text:style-name="P351"><text:span text:style-name="T1509"> CS101_ASDU_addInformationObject(новый asdu, ввод-вывод);</text:span><text:span/></text:p>
      <text:p text:style-name="P352"><text:span text:style-name="T1510"/><text:span/></text:p>
      <text:p text:style-name="P353"><text:span text:style-name="T1511"> CS101_ASDU_addInformationObject(newAsdu, (информационный объект)</text:span><text:span/></text:p>
      <text:p text:style-name="P354"><text:span text:style-name="T1512"> MeasuredValueScaled_create((MeasuredValueScaled) io, 101, 23, IEC60870_QUALITY_GOOD));</text:span><text:span/></text:p>
      <text:p text:style-name="P355"><text:span text:style-name="T1513"/><text:span/></text:p>
      <text:p text:style-name="P356"><text:span text:style-name="T1514"> CS101_ASDU_addInformationObject(newAsdu, (информационный объект)</text:span><text:span/></text:p>
      <text:p text:style-name="P357"><text:span text:style-name="T1515"> MeasuredValueScaled_create((MeasuredValueScaled) io, 102, 2300, IEC60870_QUALITY_GOOD));</text:span><text:span/></text:p>
      <text:p text:style-name="P358"><text:span text:style-name="T1516"/><text:span/></text:p>
      <text:p text:style-name="P359"><text:span text:style-name="T1517"> InformationObject_destroy(ввод-вывод);</text:span><text:span/></text:p>
      <text:p text:style-name="P360"><text:span text:style-name="T1518"/><text:span/></text:p>
      <text:p text:style-name="P361"><text:span text:style-name="T1519"> IMasterConnection_sendASDU(подключение, newAsdu);</text:span><text:span/></text:p>
      <text:p text:style-name="P362"><text:span text:style-name="T1520"/><text:span/></text:p>
      <text:p text:style-name="P363"><text:span text:style-name="T1521"> CS101_ASDU_destroy(новый asdu);</text:span><text:span/></text:p>
      <text:p text:style-name="P364"><text:span text:style-name="T1522"/><text:span/></text:p>
      <text:p text:style-name="P365"><text:span text:style-name="T1523"> IMasterConnection_sendACT_TERM(подключение, asdu);</text:span><text:span/></text:p>
      <text:p text:style-name="P366"><text:span text:style-name="T1524"> }</text:span><text:span/></text:p>
      <text:p text:style-name="P367"><text:span text:style-name="T1525"> еще {</text:span><text:span/></text:p>
      <text:p text:style-name="P368"><text:span text:style-name="T1526"> IMasterConnection_sendACT_CON(соединение, asdu, true);</text:span><text:span/></text:p>
      <text:p text:style-name="P369"><text:span text:style-name="T1527"> }</text:span><text:span/></text:p>
      <text:p text:style-name="P370"><text:span text:style-name="T1528"/><text:span/></text:p>
      <text:p text:style-name="P371"><text:span text:style-name="T1529"> возвращает</text:span><text:span text:style-name="T1530"><text:s/></text:span><text:span text:style-name="T1531">true;</text:span><text:span/></text:p>
      <text:p text:style-name="P372"><text:span text:style-name="T1532">}</text:span><text:span/></text:p>
      <text:p text:style-name="P373"><text:span text:style-name="T1533">Внутри обработчика запросов интерфейс IMasterConnection может использоваться для отправки запрошенных данных обратно клиенту / мастеру.</text:span><text:span text:style-name="T1534"> </text:span><text:span text:style-name="T1535">Ответственность за экземпляры CS101_ASDU и InformationObject,</text:span><text:span text:style-name="T1536"> </text:span><text:span text:style-name="T1537">созданные внутри обработчика запросов, лежит на пользователе, и они должны быть освобождены с соответствующими функциями (</text:span><text:span text:style-name="T1538">CS101_ASDU_destroy</text:span><text:span text:style-name="T1539"> </text:span><text:span text:style-name="T1540">и</text:span><text:span text:style-name="T1541"> </text:span><text:span text:style-name="T1542">InformationObject_destroy</text:span><text:span text:style-name="T1543">), если они были выделены динамически ранее.</text:span><text:span/></text:p>
      <text:p text:style-name="P374"><text:span text:style-name="T1544">Обработка команд чтения (C_RD_NA_1)</text:span><text:span/></text:p>
      <text:p text:style-name="P375"><text:span text:style-name="T1545">Команда чтения C_RD_NA_1(102) может использоваться клиентом / master для считывания значения конкретной точки данных в направлении мониторинга.</text:span><text:span/></text:p>
      <text:p text:style-name="P376"><text:span text:style-name="T1546">Наиболее удобным способом обработки команд чтения на стороне сервера / ведомого устройства является реализация функции обратного вызова типа</text:span><text:span text:style-name="T1547"> </text:span><text:span text:style-name="T1548">CS101_ReadHandler</text:span><text:span text:style-name="T1549">.</text:span><text:span text:style-name="T1550"> </text:span><text:span text:style-name="T1551">Обработчик чтения может быть установлен функциями</text:span><text:span text:style-name="T1552"> </text:span><text:span text:style-name="T1553">CS104_Slave_setReadHandler</text:span><text:span text:style-name="T1554"> </text:span><text:span text:style-name="T1555">или</text:span><text:span text:style-name="T1556"> </text:span><text:span text:style-name="T1557">CS101_Slave_setReadHandler для сервера CS 104 или подчиненного устройства CS 101.</text:span><text:span/></text:p>
      <text:p text:style-name="P377"><text:span text:style-name="T1558">В обработчике чтения вы должны либо отправить ту же команду чтения, но с COT, которая указывает на ошибку.</text:span><text:span text:style-name="T1559"> </text:span><text:span text:style-name="T1560">Или вы должны создать ASDU соответствующего типа для точки данных и отправить его обратно клиенту / мастеру.</text:span><text:span text:style-name="T1561"> </text:span><text:span text:style-name="T1562">При выполнении последнего вы должны использовать COT</text:span><text:span text:style-name="T1563"> </text:span><text:span text:style-name="T1564">CS101_COT_REQUEST</text:span><text:span text:style-name="T1565">, чтобы указать, что сообщение было вызвано запросом на чтение.</text:span><text:span/></text:p>
      <text:p text:style-name="P378"><text:span text:style-name="T1566">Простая реализация обработчика чтения (псевдокод)</text:span><text:span/></text:p>
      <text:p text:style-name="P379"><text:span text:style-name="T1567">статический</text:span><text:span text:style-name="T1568"><text:s/></text:span><text:span text:style-name="T1569">обработчик чтения bool(параметр void*, соединение IMasterConnection, CS101_ASDU asdu, int ioa)</text:span><text:span/></text:p>
      <text:p text:style-name="P380"><text:span text:style-name="T1570">{</text:span><text:span/></text:p>
      <text:p text:style-name="P381"><text:span text:style-name="T1571"> если (запрос не удался) {</text:span><text:span/></text:p>
      <text:p text:style-name="P382"><text:span text:style-name="T1572"> /* отправить ответ на ошибку - например, неизвестно */</text:span><text:span text:style-name="T1573"><text:s text:c="5"/></text:span><text:span text:style-name="T1574">CS101_ASDU_setCOT(asdu, CS101_COT_UNKNOWN_CA);</text:span><text:span/></text:p>
      <text:p text:style-name="P383"><text:span text:style-name="T1575"> CS101_ASDU_setNegative(asdu, true);</text:span><text:span/></text:p>
      <text:p text:style-name="P384"><text:span text:style-name="T1576"> IMasterConnection_sendASDU(подключение, asdu);</text:span><text:span/></text:p>
      <text:p text:style-name="P385"><text:span text:style-name="T1577"> }</text:span><text:span/></text:p>
      <text:p text:style-name="P386"><text:span text:style-name="T1578"> еще {</text:span><text:span/></text:p>
      <text:p text:style-name="P387"><text:span text:style-name="T1579"/><text:span/></text:p>
      <text:p text:style-name="P388"><text:span text:style-name="T1580"> CS101_AppLayerParameters alParams = CS104_Slave_getAppLayerParameters(cs104Slave);</text:span><text:span/></text:p>
      <text:p text:style-name="P389"><text:span text:style-name="T1581"/><text:span/></text:p>
      <text:p text:style-name="P390"><text:span text:style-name="T1582"> sCS101_StaticASDU _asdu;</text:span><text:span/></text:p>
      <text:p text:style-name="P391"><text:span text:style-name="T1583"> CS101_ADSU newAsdu = CS101_ASDU_initializeStatic(_asdu, alParams, false, CS101_COT_REQUEST,</text:span><text:span/></text:p>
      <text:p text:style-name="P392"><text:span text:style-name="T1584">0, 1, false, false);</text:span><text:span/></text:p>
      <text:p text:style-name="P393"><text:span text:style-name="T1585"/><text:span/></text:p>
      <text:p text:style-name="P394"><text:span text:style-name="T1586"> CS101_ASDU_addInformationObject(newAsdu, ввод-вывод);</text:span><text:span/></text:p>
      <text:p text:style-name="P395"><text:span text:style-name="T1587"/><text:span/></text:p>
      <text:p text:style-name="P396"><text:span text:style-name="T1588"> IMasterConnection_sendASDU(подключение, newAsdu);</text:span><text:span/></text:p>
      <text:p text:style-name="P397"><text:span text:style-name="T1589"> }</text:span><text:span/></text:p>
      <text:p text:style-name="P398"><text:span text:style-name="T1590"/><text:span/></text:p>
      <text:p text:style-name="P399"><text:span text:style-name="T1591"> /* возвращает true, чтобы указать, что запрос ASDU обрабатывается здесь */возвращает</text:span><text:span text:style-name="T1592"><text:s/></text:span><text:span text:style-name="T1593">true;</text:span><text:span/></text:p>
      <text:p text:style-name="P400"><text:span text:style-name="T1594">}</text:span><text:span/></text:p>
      <text:p text:style-name="P401"><text:span text:style-name="T1595">Проблемы, связанные с CS104 (TCP / IP)</text:span><text:span/></text:p>
      <text:p text:style-name="P402"><text:span text:style-name="T1596">Режим сервера</text:span><text:span/></text:p>
      <text:p text:style-name="P403"><text:span text:style-name="T1597">Сервер предоставляет три разных режима:</text:span><text:span/></text:p>
      <text:p text:style-name="P404"><text:span text:style-name="T1598">Режим по умолчанию (</text:span><text:span text:style-name="T1599">CS104_MODE_SINGLE_REDUNDANCY_GROUP</text:span><text:span text:style-name="T1600">) разрешает только</text:span><text:span text:style-name="T1601"> </text:span><text:span text:style-name="T1602">одно активное клиентское соединение</text:span><text:span text:style-name="T1603">.</text:span><text:span text:style-name="T1604"> </text:span><text:span text:style-name="T1605">Активное клиентское соединение - это соединение, по которому отправляются ASDU.</text:span><text:span text:style-name="T1606"> </text:span><text:span text:style-name="T1607">Все остальные соединения являются резервными соединениями.</text:span><text:span text:style-name="T1608"> </text:span><text:span text:style-name="T1609">Существует единая очередь для событий.</text:span><text:span text:style-name="T1610"> </text:span><text:span text:style-name="T1611">События также сохраняются, когда ни один клиент не подключен или когда соединение не активно.</text:span><text:span/></text:p>
      <text:p text:style-name="P405"><text:span text:style-name="T1612">Второй режим (</text:span><text:span text:style-name="T1613">CS104_MODE_CONNECTION_IS_REDUNDANCY_GROUP</text:span><text:span text:style-name="T1614">) позволяет</text:span><text:span text:style-name="T1615"> </text:span><text:span text:style-name="T1616">использовать несколько активных клиентских подключений</text:span><text:span text:style-name="T1617">.</text:span><text:span text:style-name="T1618"> </text:span><text:span text:style-name="T1619">Каждое соединение имеет свою собственную очередь событий.</text:span><text:span text:style-name="T1620"> </text:span><text:span text:style-name="T1621">Очередь событий будет удалена при закрытии клиентского соединения.</text:span><text:span text:style-name="T1622"> </text:span><text:span text:style-name="T1623">Этот режим должен использоваться, когда более одного клиента должны получить доступ к данным приложения.</text:span><text:span/></text:p>
      <text:p text:style-name="P406"><text:span text:style-name="T1624">Третий режим (</text:span><text:span text:style-name="T1625">CS104_MODE_MULTIPLE_REDUNDANCY_GROUPS</text:span><text:span text:style-name="T1626">) является наиболее гибким режимом и позволяет определять конкретные</text:span><text:span text:style-name="T1627"> </text:span><text:span text:style-name="T1628">группы резервирования</text:span><text:span text:style-name="T1629">.</text:span><text:span text:style-name="T1630"> </text:span><text:span text:style-name="T1631">Эти избыточные группы представляют собой группы клиентов, которые совместно используют одну и ту же очередь событий.</text:span><text:span text:style-name="T1632"> </text:span><text:span text:style-name="T1633">Для каждой группы резервирования существует отдельный экземпляр очереди событий.</text:span><text:span/></text:p>
      <text:p text:style-name="P407"><text:span text:style-name="T1634">Режим сервера можно установить с</text:span><text:span text:style-name="T1635"> </text:span><text:span text:style-name="T1636">помощью</text:span><text:span text:style-name="T1637"> </text:span><text:span text:style-name="T1638">функции CS104_Slave_setServerMode .</text:span><text:span/></text:p>
      <text:p text:style-name="P408"><text:span text:style-name="T1639">cs104_slave_setserver mode(подчиненный, CS104_MODE_CONNECTION_IS_REDUNDANCY_GROUP);</text:span><text:span/></text:p>
      <text:p text:style-name="P409"><text:span text:style-name="T1640">Ограничить количество клиентских подключений</text:span><text:span/></text:p>
      <text:p text:style-name="P410"><text:span text:style-name="T1641">Количество клиентов может быть ограничено с</text:span><text:span text:style-name="T1642"> </text:span><text:span text:style-name="T1643">помощью</text:span><text:span text:style-name="T1644"> </text:span><text:span text:style-name="T1645">функции CS104_Slave_setMaxOpenConnections.</text:span><text:span/></text:p>
      <text:p text:style-name="P411"><text:span text:style-name="T1646">CS104_Slave_setMaxOpenConnections(подчиненный, 2);</text:span><text:span/></text:p>
      <text:p text:style-name="P412"><text:span text:style-name="T1647">В этом случае сервер будет разрешать только два одновременных клиентских подключения.</text:span><text:span/></text:p>
      <text:p text:style-name="P413"><text:span text:style-name="T1648">Настройка локального порта и IP-адреса</text:span><text:span/></text:p>
      <text:p text:style-name="P414"><text:span text:style-name="T1649">TCP-порт по умолчанию для IEC 60870-5-104 равен 2404.</text:span><text:span text:style-name="T1650"> </text:span><text:span text:style-name="T1651">Порт может быть изменен с</text:span><text:span text:style-name="T1652"> </text:span><text:span text:style-name="T1653">помощью</text:span><text:span text:style-name="T1654"> </text:span><text:span text:style-name="T1655">функции CS104_Slave_setLocalPort .</text:span><text:span/></text:p>
      <text:p text:style-name="P415"><text:span text:style-name="T1656">CS104_Slave_setLocalPort(подчиненный, 2405);</text:span><text:span/></text:p>
      <text:p text:style-name="P416"><text:span text:style-name="T1657">По умолчанию сервер прослушивает все локальные IP-адреса.</text:span><text:span text:style-name="T1658"> </text:span><text:span text:style-name="T1659">С</text:span><text:span text:style-name="T1660"> </text:span><text:span text:style-name="T1661">помощью</text:span><text:span text:style-name="T1662"> </text:span><text:span text:style-name="T1663">функции CS104_Slave_setLocalAddress можно ограничить прослушивание сервером одного локального IP-адреса.</text:span><text:span/></text:p>
      <text:p text:style-name="P417"><text:span text:style-name="T1664">CS104_Slave_setLocalAddress(подчиненный, "192.168.1.50");</text:span><text:span/></text:p>
      <text:p text:style-name="P418"><text:span text:style-name="T1665">С этой настройкой сервер CS104 будет прослушивать только локальный интерфейс с назначенным IP-адресом 192.168.1.50.</text:span><text:span/></text:p>
      <text:p text:style-name="P419"><text:span text:style-name="T1666">Установите обработчик запроса на подключение, чтобы ограничить доступ и отслеживать соединения</text:span><text:span/></text:p>
      <text:p text:style-name="P420"><text:span text:style-name="T1667">CS104_ConnectionRequestHandler может использоваться для ограничения доступа к серверу.</text:span><text:span text:style-name="T1668"> </text:span><text:span text:style-name="T1669">С помощью возвращаемого значения приложение может разрешить или запретить попытки подключения клиента.</text:span><text:span/></text:p>
      <text:p text:style-name="P421"><text:span text:style-name="T1670">CS104_ConnectionRequestHandler</text:span><text:span text:style-name="T1671"> </text:span><text:span text:style-name="T1672">может быть установлен с</text:span><text:span text:style-name="T1673"> </text:span><text:span text:style-name="T1674">помощью</text:span><text:span text:style-name="T1675"> </text:span><text:span text:style-name="T1676">функции CS104_Slave_setConnectionRequestHandler.</text:span><text:span text:style-name="T1677"> </text:span><text:span text:style-name="T1678">Второй параметр - это произвольный пользовательский объект, который будет передан обработчику при его вызове.</text:span><text:span text:style-name="T1679"> </text:span><text:span text:style-name="T1680">Если не требуется, для него можно установить значение</text:span><text:span text:style-name="T1681"> </text:span><text:span text:style-name="T1682">NULL</text:span><text:span text:style-name="T1683">.</text:span><text:span/></text:p>
      <text:p text:style-name="P422"><text:span text:style-name="T1684">CS104_Slave_setConnectionRequestHandler(подчиненный, connectionRequestHandler, NULL);</text:span><text:span/></text:p>
      <text:p text:style-name="P423"><text:span text:style-name="T1685">В обработчике вы можете дополнительно сверить IP-адрес клиента с белым списком разрешенных клиентов или реализовать черный список.</text:span><text:span/></text:p>
      <text:p text:style-name="P424"><text:span text:style-name="T1686">Пример того, как реализовать ConnectionRequestHandler</text:span><text:span/></text:p>
      <text:p text:style-name="P425"><text:span text:style-name="T1687">статический</text:span><text:span text:style-name="T1688"><text:s/></text:span><text:span text:style-name="T1689">обработчик запроса подключения к bool</text:span><text:span text:style-name="T1690"><text:s/></text:span><text:span text:style-name="T1691">(void* параметр, </text:span><text:span text:style-name="T1692"><text:s/></text:span><text:span text:style-name="T1693">постоянный символ* IP-адрес)</text:span><text:span/></text:p>
      <text:p text:style-name="P426"><text:span text:style-name="T1694">{</text:span><text:span/></text:p>
      <text:p text:style-name="P427"><text:span text:style-name="T1695"> /* Разрешать только известные IP-адреса! */</text:span><text:span text:style-name="T1696"><text:s text:c="3"/></text:span><text:span text:style-name="T1697">/* Вы можете реализовать свой белый список разрешенных клиентов здесь */</text:span><text:span text:style-name="T1698"><text:s text:c="3"/></text:span><text:span text:style-name="T1699">if (strcmp(IPAddress, "127.0.0.1") == 0) {</text:span><text:span/></text:p>
      <text:p text:style-name="P428"><text:span text:style-name="T1700"> возвращает</text:span><text:span text:style-name="T1701"><text:s/></text:span><text:span text:style-name="T1702">true;</text:span><text:span/></text:p>
      <text:p text:style-name="P429"><text:span text:style-name="T1703"> else</text:span><text:span text:style-name="T1704"><text:s text:c="5"/></text:span><text:span text:style-name="T1705">возвращает</text:span><text:span text:style-name="T1706"><text:s/></text:span><text:span text:style-name="T1707">false;</text:span><text:span/></text:p>
      <text:p text:style-name="P430"><text:span text:style-name="T1708">}</text:span><text:span/></text:p>
      <text:p text:style-name="P431"><text:span text:style-name="T1709">Создайте безопасное соединение с помощью TLS</text:span><text:span/></text:p>
      <text:p text:style-name="P432"><text:span text:style-name="T1710">Стандарт CS 104 также может использоваться с TLS для реализации безопасных и аутентифицированных соединений.</text:span><text:span/></text:p>
      <text:p text:style-name="P433"><text:span text:style-name="T1711">Для использования TLS необходимо настроить соответствующие параметры, сертификаты и закрытые ключи.</text:span><text:span/></text:p>
      <text:p text:style-name="P434"><text:span text:style-name="T1712">Конфигурация хранится в</text:span><text:span text:style-name="T1713"> </text:span><text:span text:style-name="T1714">объекте TLSConfiguration.</text:span><text:span text:style-name="T1715"> </text:span><text:span text:style-name="T1716">Новый объект конфигурации может быть создан с</text:span><text:span text:style-name="T1717"> </text:span><text:span text:style-name="T1718">помощью</text:span><text:span text:style-name="T1719"> </text:span><text:span text:style-name="T1720">функции TLSConfiguration_create .</text:span><text:span/></text:p>
      <text:p text:style-name="P435"><text:span text:style-name="T1721">Пример создания подчиненного устройства CS 104 с поддержкой TLS</text:span><text:span/></text:p>
      <text:p text:style-name="P436"><text:span text:style-name="T1722">TLSConfiguration tlsConfig = TLSConfiguration_create();</text:span><text:span/></text:p>
      <text:p text:style-name="P437"><text:span text:style-name="T1723"/><text:span/></text:p>
      <text:p text:style-name="P438"><text:span text:style-name="T1724">ПроверкаTLSConfiguration_setChainValidation(tlsConfig, false);</text:span><text:span/></text:p>
      <text:p text:style-name="P439"><text:span text:style-name="T1725">tlsconfiguration_setallowonlyknownсертифицирует(tlsConfig, true);</text:span><text:span/></text:p>
      <text:p text:style-name="P440"><text:span text:style-name="T1726"/><text:span/></text:p>
      <text:p text:style-name="P441"><text:span text:style-name="T1727">TLSConfiguration_setOwnKeyFromFile(tlsConfig, "server-key.pem", NULL);</text:span><text:span/></text:p>
      <text:p text:style-name="P442"><text:span text:style-name="T1728">TLSConfiguration_setOwnCertificateFromFile(tlsConfig, "server.cer");</text:span><text:span/></text:p>
      <text:p text:style-name="P443"><text:span text:style-name="T1729">TLSConfiguration_addCACertificateFromFile(tlsConfig, "root.cer");</text:span><text:span/></text:p>
      <text:p text:style-name="P444"><text:span text:style-name="T1730"/><text:span/></text:p>
      <text:p text:style-name="P445"><text:span text:style-name="T1731">TLSConfiguration_addAllowedCertificateFromFile(tlsConfig, "client1.cer");</text:span><text:span/></text:p>
      <text:p text:style-name="P446"><text:span text:style-name="T1732"/><text:span/></text:p>
      <text:p text:style-name="P447"><text:span text:style-name="T1733">/* создать новый экземпляр подчиненного / сервера */CS104_Slave slave = CS104_Slave_createSecure(100, 100, tlsConfig);</text:span><text:span/></text:p>
      <text:p text:style-name="P448"><text:span text:style-name="T1734">темы, связанные с lib60870-C</text:span><text:span/></text:p>
      <text:p text:style-name="P449"><text:span text:style-name="T1735">Вывод отладки</text:span><text:span/></text:p>
      <text:p text:style-name="P450"><text:span text:style-name="T1736">Вывод отладки на консоль можно включить, установив</text:span><text:span text:style-name="T1737"> </text:span><text:span text:style-name="T1738">значение CONFIG_DEBUG_OUTPUT равным</text:span><text:span text:style-name="T1739"> </text:span><text:span text:style-name="T1740">1.</text:span><text:span text:style-name="T1741"> </text:span><text:span text:style-name="T1742">Это позволит включить отладочный вывод по умолчанию.</text:span><text:span text:style-name="T1743"> </text:span><text:span text:style-name="T1744">Вывод отладки может быть отключен с помощью функции</text:span><text:span text:style-name="T1745"> </text:span><text:span text:style-name="T1746">Lib60870_enableDebugOutput</text:span><text:span text:style-name="T1747">.</text:span><text:span text:style-name="T1748"> </text:span><text:span text:style-name="T1749">Реализация функции вывода отладки по умолчанию будет выводиться на консоль (с использованием printf).</text:span><text:span text:style-name="T1750"> </text:span><text:span text:style-name="T1751">Если вам нужно перенаправить вывод, самым простым способом было бы изменить реализацию функции debug output</text:span><text:span text:style-name="T1752"> </text:span><text:span text:style-name="T1753">lib60870_debug_print</text:span><text:span text:style-name="T1754"> </text:span><text:span text:style-name="T1755">в</text:span><text:span text:style-name="T1756"> </text:span><text:span text:style-name="T1757">lib60870_common.c</text:span><text:span text:style-name="T1758">.</text:span><text:span/></text:p>
      <text:p text:style-name="P451"><text:span text:style-name="T1759">Большие конечные платформы</text:span><text:span/></text:p>
      <text:p text:style-name="P452"><text:span text:style-name="T1760">Библиотека содержит файл заголовка C для определения порядка байтов платформы (</text:span><text:span text:style-name="T1761">src/inc/internal/platform_endian.h</text:span><text:span text:style-name="T1762">) при использовании компилятора GCC.</text:span><text:span text:style-name="T1763"> </text:span><text:span text:style-name="T1764">Это зависит от определений, предоставляемых компилятором C.</text:span><text:span text:style-name="T1765"> </text:span><text:span text:style-name="T1766">На некоторых старых платформах с большим конечным интерфейсом, таких как PowerPC или Coldfire, в зависимости от компилятора это может привести к сбою.</text:span><text:span text:style-name="T1767"> </text:span><text:span text:style-name="T1768">Возможно, вам придется определить</text:span><text:span/></text:p>
      <text:p text:style-name="P453"><text:span text:style-name="T1769">PLATFORM_IS_BIGENDIAN 1</text:span><text:span/></text:p>
      <text:p text:style-name="P454"><text:span text:style-name="T1770">при компиляции кода библиотеки.</text:span><text:span/></text:p>
      <text:p text:style-name="P455"><text:span text:style-name="T1771">Например, поместить</text:span><text:span/></text:p>
      <text:p text:style-name="P456"><text:span text:style-name="T1772">-DPLATFORM_IS_BIGENDIAN=1</text:span><text:span/></text:p>
      <text:p text:style-name="P457"><text:span text:style-name="T1773">в командной строке GCC, когда порядок байтов платформы имеет большой порядковый номер.</text:span><text:span/></text:p>
      <text:p text:style-name="P458"><text:span text:style-name="T1774">Параметры конфигурации во время компиляции библиотеки</text:span><text:span/></text:p>
      <text:p text:style-name="P459"><text:span text:style-name="T1775">Некоторые параметры конфигурации исправляются во время компиляции кода библиотеки.</text:span><text:span text:style-name="T1776"> </text:span><text:span text:style-name="T1777">Эти параметры можно найти в файле</text:span><text:span text:style-name="T1778"> </text:span><text:span text:style-name="T1779">lib60870_config.h</text:span><text:span text:style-name="T1780">.</text:span><text:span/></text:p>
      <text:p text:style-name="P460"><text:span text:style-name="T1781">Параметры времени компиляции включают поддержку определенных режимов резервирования CS 104, поддержку потоков и семафоров (требуется, когда библиотека использует потоки), максимальное количество TCP-соединений для CS 104 slave и другие.</text:span><text:span/></text:p>
      <text:p text:style-name="P461"><text:span text:style-name="T1782">Справочная информация</text:span><text:span/></text:p>
      <text:p text:style-name="P462"><text:span text:style-name="T1783">Поддерживаемые типы сообщений</text:span><text:span/></text:p>
      <text:p text:style-name="P463"><text:span text:style-name="T1784">Библиотека поддерживает следующие типы ASDU (application service data unit).</text:span><text:span/></text:p>
      <text:p text:style-name="P464"><text:span text:style-name="T1785">Таблица 3.</text:span><text:span text:style-name="T1786"> </text:span><text:span text:style-name="T1787">IEC 60870-5-101/104 типы сообщений</text:span><text:span/></text:p>
      <table:table table:style-name="ta3">
        <table:table-columns>
          <table:table-column table:style-name="co9"/>
          <table:table-column table:style-name="co10"/>
          <table:table-column table:style-name="co11"/>
          <table:table-column table:style-name="co12"/>
        </table:table-columns>
        <table:table-row table:style-name="ro15">
          <table:table-cell table:style-name="ce57">
            <text:p text:style-name="P465"><text:span text:style-name="T1788">Тип сообщения</text:span><text:span/></text:p>
          </table:table-cell>
          <table:table-cell table:style-name="ce58">
            <text:p text:style-name="P466"><text:span text:style-name="T1789">Описание</text:span><text:span/></text:p>
          </table:table-cell>
          <table:table-cell table:style-name="ce59">
            <text:p text:style-name="P467"><text:span text:style-name="T1790">C</text:span><text:span/></text:p>
          </table:table-cell>
          <table:table-cell table:style-name="ce60">
            <text:p text:style-name="P468"><text:span text:style-name="T1791">C#</text:span><text:span/></text:p>
          </table:table-cell>
        </table:table-row>
        <table:table-row table:style-name="ro16">
          <table:table-cell table:style-name="ce61">
            <text:p text:style-name="P469"><text:span text:style-name="T1792">M_SP_NA_1(1)</text:span><text:span/></text:p>
          </table:table-cell>
          <table:table-cell table:style-name="ce62">
            <text:p text:style-name="P470"><text:span text:style-name="T1793">Информация об одной точке (ЛОГИЧЕСКОЕ значение)</text:span><text:span/></text:p>
          </table:table-cell>
          <table:table-cell table:style-name="ce63">
            <text:p text:style-name="P471"><text:span text:style-name="T1794">+</text:span><text:span/></text:p>
          </table:table-cell>
          <table:table-cell table:style-name="ce64">
            <text:p text:style-name="P472"><text:span text:style-name="T1795">+</text:span><text:span/></text:p>
          </table:table-cell>
        </table:table-row>
        <table:table-row table:style-name="ro17">
          <table:table-cell table:style-name="ce65">
            <text:p text:style-name="P473"><text:span text:style-name="T1796">M_SP_TA_1(2)</text:span><text:span/></text:p>
          </table:table-cell>
          <table:table-cell table:style-name="ce66">
            <text:p text:style-name="P474"><text:span text:style-name="T1797">Информация об одной точке (ЛОГИЧЕСКОЕ значение) с CP24Time2a</text:span><text:span/></text:p>
          </table:table-cell>
          <table:table-cell table:style-name="ce67">
            <text:p text:style-name="P475"><text:span text:style-name="T1798">+</text:span><text:span/></text:p>
          </table:table-cell>
          <table:table-cell table:style-name="ce68">
            <text:p text:style-name="P476"><text:span text:style-name="T1799">+</text:span><text:span/></text:p>
          </table:table-cell>
        </table:table-row>
        <table:table-row table:style-name="ro18">
          <table:table-cell table:style-name="ce69">
            <text:p text:style-name="P477"><text:span text:style-name="T1800">M_DP_NA_1(3)</text:span><text:span/></text:p>
          </table:table-cell>
          <table:table-cell table:style-name="ce70">
            <text:p text:style-name="P478"><text:span text:style-name="T1801">Информация о двойной точке (ВКЛЮЧЕНИЕ / ВЫКЛЮЧЕНИЕ / переходный процесс)</text:span><text:span/></text:p>
          </table:table-cell>
          <table:table-cell table:style-name="ce71">
            <text:p text:style-name="P479"><text:span text:style-name="T1802">+</text:span><text:span/></text:p>
          </table:table-cell>
          <table:table-cell table:style-name="ce72">
            <text:p text:style-name="P480"><text:span text:style-name="T1803">+</text:span><text:span/></text:p>
          </table:table-cell>
        </table:table-row>
        <table:table-row table:style-name="ro19">
          <table:table-cell table:style-name="ce73">
            <text:p text:style-name="P481"><text:span text:style-name="T1804">M_DP_TA_1(4)</text:span><text:span/></text:p>
          </table:table-cell>
          <table:table-cell table:style-name="ce74">
            <text:p text:style-name="P482"><text:span text:style-name="T1805">Информация о двойной точке (ВКЛ / ВЫКЛ / переходный процесс) с CP24Time2a</text:span><text:span/></text:p>
          </table:table-cell>
          <table:table-cell table:style-name="ce75">
            <text:p text:style-name="P483"><text:span text:style-name="T1806">+</text:span><text:span/></text:p>
          </table:table-cell>
          <table:table-cell table:style-name="ce76">
            <text:p text:style-name="P484"><text:span text:style-name="T1807">+</text:span><text:span/></text:p>
          </table:table-cell>
        </table:table-row>
        <table:table-row table:style-name="ro20">
          <table:table-cell table:style-name="ce77">
            <text:p text:style-name="P485"><text:span text:style-name="T1808">M_ST_NA_1(5)</text:span><text:span/></text:p>
          </table:table-cell>
          <table:table-cell table:style-name="ce78">
            <text:p text:style-name="P486"><text:span text:style-name="T1809">Информация о положении шага (-64 ... 63, является временной)</text:span><text:span/></text:p>
          </table:table-cell>
          <table:table-cell table:style-name="ce79">
            <text:p text:style-name="P487"><text:span text:style-name="T1810">+</text:span><text:span/></text:p>
          </table:table-cell>
          <table:table-cell table:style-name="ce80">
            <text:p text:style-name="P488"><text:span text:style-name="T1811">+</text:span><text:span/></text:p>
          </table:table-cell>
        </table:table-row>
        <table:table-row table:style-name="ro21">
          <table:table-cell table:style-name="ce81">
            <text:p text:style-name="P489"><text:span text:style-name="T1812">M_ST_TA_1(6)</text:span><text:span/></text:p>
          </table:table-cell>
          <table:table-cell table:style-name="ce82">
            <text:p text:style-name="P490"><text:span text:style-name="T1813">Информация о положении шага (-64 ... 63, является временной) с CP24Time2a</text:span><text:span/></text:p>
          </table:table-cell>
          <table:table-cell table:style-name="ce83">
            <text:p text:style-name="P491"><text:span text:style-name="T1814">+</text:span><text:span/></text:p>
          </table:table-cell>
          <table:table-cell table:style-name="ce84">
            <text:p text:style-name="P492"><text:span text:style-name="T1815">+</text:span><text:span/></text:p>
          </table:table-cell>
        </table:table-row>
        <table:table-row table:style-name="ro22">
          <table:table-cell table:style-name="ce85">
            <text:p text:style-name="P493"><text:span text:style-name="T1816">M_BO_NA_1(7)</text:span><text:span/></text:p>
          </table:table-cell>
          <table:table-cell table:style-name="ce86">
            <text:p text:style-name="P494"><text:span text:style-name="T1817">Bitstring32 (32-разрядная битовая строка)</text:span><text:span/></text:p>
          </table:table-cell>
          <table:table-cell table:style-name="ce87">
            <text:p text:style-name="P495"><text:span text:style-name="T1818">+</text:span><text:span/></text:p>
          </table:table-cell>
          <table:table-cell table:style-name="ce88">
            <text:p text:style-name="P496"><text:span text:style-name="T1819">+</text:span><text:span/></text:p>
          </table:table-cell>
        </table:table-row>
        <table:table-row table:style-name="ro23">
          <table:table-cell table:style-name="ce89">
            <text:p text:style-name="P497"><text:span text:style-name="T1820">M_BO_TA_1(8)</text:span><text:span/></text:p>
          </table:table-cell>
          <table:table-cell table:style-name="ce90">
            <text:p text:style-name="P498"><text:span text:style-name="T1821">Битовая строка 32 (32-разрядная битовая строка) с CP24Time2a</text:span><text:span/></text:p>
          </table:table-cell>
          <table:table-cell table:style-name="ce91">
            <text:p text:style-name="P499"><text:span text:style-name="T1822">+</text:span><text:span/></text:p>
          </table:table-cell>
          <table:table-cell table:style-name="ce92">
            <text:p text:style-name="P500"><text:span text:style-name="T1823">+</text:span><text:span/></text:p>
          </table:table-cell>
        </table:table-row>
        <table:table-row table:style-name="ro24">
          <table:table-cell table:style-name="ce93">
            <text:p text:style-name="P501"><text:span text:style-name="T1824">M_ME_NA_1(9)</text:span><text:span/></text:p>
          </table:table-cell>
          <table:table-cell table:style-name="ce94">
            <text:p text:style-name="P502"><text:span text:style-name="T1825">Нормализованное измеренное значение (-1,0 ... +1,0)</text:span><text:span/></text:p>
          </table:table-cell>
          <table:table-cell table:style-name="ce95">
            <text:p text:style-name="P503"><text:span text:style-name="T1826">+</text:span><text:span/></text:p>
          </table:table-cell>
          <table:table-cell table:style-name="ce96">
            <text:p text:style-name="P504"><text:span text:style-name="T1827">+</text:span><text:span/></text:p>
          </table:table-cell>
        </table:table-row>
        <table:table-row table:style-name="ro25">
          <table:table-cell table:style-name="ce97">
            <text:p text:style-name="P505"><text:span text:style-name="T1828">M_ME_TA_1(10)</text:span><text:span/></text:p>
          </table:table-cell>
          <table:table-cell table:style-name="ce98">
            <text:p text:style-name="P506"><text:span text:style-name="T1829">Нормализованное измеренное значение (-1,0 ... +1,0) с помощью CP24Time2a</text:span><text:span/></text:p>
          </table:table-cell>
          <table:table-cell table:style-name="ce99">
            <text:p text:style-name="P507"><text:span text:style-name="T1830">+</text:span><text:span/></text:p>
          </table:table-cell>
          <table:table-cell table:style-name="ce100">
            <text:p text:style-name="P508"><text:span text:style-name="T1831">+</text:span><text:span/></text:p>
          </table:table-cell>
        </table:table-row>
        <table:table-row table:style-name="ro26">
          <table:table-cell table:style-name="ce101">
            <text:p text:style-name="P509"><text:span text:style-name="T1832">M_ME_NB_1(11)</text:span><text:span/></text:p>
          </table:table-cell>
          <table:table-cell table:style-name="ce102">
            <text:p text:style-name="P510"><text:span text:style-name="T1833">Масштабированное измеренное значение (-32768 ... +32767)</text:span><text:span/></text:p>
          </table:table-cell>
          <table:table-cell table:style-name="ce103">
            <text:p text:style-name="P511"><text:span text:style-name="T1834">+</text:span><text:span/></text:p>
          </table:table-cell>
          <table:table-cell table:style-name="ce104">
            <text:p text:style-name="P512"><text:span text:style-name="T1835">+</text:span><text:span/></text:p>
          </table:table-cell>
        </table:table-row>
        <table:table-row table:style-name="ro27">
          <table:table-cell table:style-name="ce105">
            <text:p text:style-name="P513"><text:span text:style-name="T1836">M_ME_TB_1(12)</text:span><text:span/></text:p>
          </table:table-cell>
          <table:table-cell table:style-name="ce106">
            <text:p text:style-name="P514"><text:span text:style-name="T1837">Масштабированное измеренное значение (-32768 ... +32767) с помощью CP24Time2a</text:span><text:span/></text:p>
          </table:table-cell>
          <table:table-cell table:style-name="ce107">
            <text:p text:style-name="P515"><text:span text:style-name="T1838">+</text:span><text:span/></text:p>
          </table:table-cell>
          <table:table-cell table:style-name="ce108">
            <text:p text:style-name="P516"><text:span text:style-name="T1839">+</text:span><text:span/></text:p>
          </table:table-cell>
        </table:table-row>
        <table:table-row table:style-name="ro28">
          <table:table-cell table:style-name="ce109">
            <text:p text:style-name="P517"><text:span text:style-name="T1840">M_ME_NC_1(13)</text:span><text:span/></text:p>
          </table:table-cell>
          <table:table-cell table:style-name="ce110">
            <text:p text:style-name="P518"><text:span text:style-name="T1841">Короткое измеренное значение (FLOAT32)</text:span><text:span/></text:p>
          </table:table-cell>
          <table:table-cell table:style-name="ce111">
            <text:p text:style-name="P519"><text:span text:style-name="T1842">+</text:span><text:span/></text:p>
          </table:table-cell>
          <table:table-cell table:style-name="ce112">
            <text:p text:style-name="P520"><text:span text:style-name="T1843">+</text:span><text:span/></text:p>
          </table:table-cell>
        </table:table-row>
        <table:table-row table:style-name="ro29">
          <table:table-cell table:style-name="ce113">
            <text:p text:style-name="P521"><text:span text:style-name="T1844">M_ME_TC_1(14)</text:span><text:span/></text:p>
          </table:table-cell>
          <table:table-cell table:style-name="ce114">
            <text:p text:style-name="P522"><text:span text:style-name="T1845">Короткое измеренное значение (FLOAT32) с CP24Time2a</text:span><text:span/></text:p>
          </table:table-cell>
          <table:table-cell table:style-name="ce115">
            <text:p text:style-name="P523"><text:span text:style-name="T1846">+</text:span><text:span/></text:p>
          </table:table-cell>
          <table:table-cell table:style-name="ce116">
            <text:p text:style-name="P524"><text:span text:style-name="T1847">+</text:span><text:span/></text:p>
          </table:table-cell>
        </table:table-row>
        <table:table-row table:style-name="ro30">
          <table:table-cell table:style-name="ce117">
            <text:p text:style-name="P525"><text:span text:style-name="T1848">M_IT_NA_1(15)</text:span><text:span/></text:p>
          </table:table-cell>
          <table:table-cell table:style-name="ce118">
            <text:p text:style-name="P526"><text:span text:style-name="T1849">Интегрированные итоги (INT32 с показателями качества)</text:span><text:span/></text:p>
          </table:table-cell>
          <table:table-cell table:style-name="ce119">
            <text:p text:style-name="P527"><text:span text:style-name="T1850">+</text:span><text:span/></text:p>
          </table:table-cell>
          <table:table-cell table:style-name="ce120">
            <text:p text:style-name="P528"><text:span text:style-name="T1851">+</text:span><text:span/></text:p>
          </table:table-cell>
        </table:table-row>
        <table:table-row table:style-name="ro31">
          <table:table-cell table:style-name="ce121">
            <text:p text:style-name="P529"><text:span text:style-name="T1852">M_IT_TA_1(16)</text:span><text:span/></text:p>
          </table:table-cell>
          <table:table-cell table:style-name="ce122">
            <text:p text:style-name="P530"><text:span text:style-name="T1853">Интегрированные итоги (INT32 с показателями качества) с CP24Time2a</text:span><text:span/></text:p>
          </table:table-cell>
          <table:table-cell table:style-name="ce123">
            <text:p text:style-name="P531"><text:span text:style-name="T1854">+</text:span><text:span/></text:p>
          </table:table-cell>
          <table:table-cell table:style-name="ce124">
            <text:p text:style-name="P532"><text:span text:style-name="T1855">+</text:span><text:span/></text:p>
          </table:table-cell>
        </table:table-row>
        <table:table-row table:style-name="ro32">
          <table:table-cell table:style-name="ce125">
            <text:p text:style-name="P533"><text:span text:style-name="T1856">M_EP_TA_1(17)</text:span><text:span/></text:p>
          </table:table-cell>
          <table:table-cell table:style-name="ce126">
            <text:p text:style-name="P534"><text:span text:style-name="T1857">Событие с защитным оборудованием</text:span><text:span/></text:p>
          </table:table-cell>
          <table:table-cell table:style-name="ce127">
            <text:p text:style-name="P535"><text:span text:style-name="T1858">+</text:span><text:span/></text:p>
          </table:table-cell>
          <table:table-cell table:style-name="ce128">
            <text:p text:style-name="P536"><text:span text:style-name="T1859">+</text:span><text:span/></text:p>
          </table:table-cell>
        </table:table-row>
        <table:table-row table:style-name="ro33">
          <table:table-cell table:style-name="ce129">
            <text:p text:style-name="P537"><text:span text:style-name="T1860">M_EP_TB_1(18)</text:span><text:span/></text:p>
          </table:table-cell>
          <table:table-cell table:style-name="ce130">
            <text:p text:style-name="P538"><text:span text:style-name="T1861">Упакованные события запуска защитного оборудования</text:span><text:span/></text:p>
          </table:table-cell>
          <table:table-cell table:style-name="ce131">
            <text:p text:style-name="P539"><text:span text:style-name="T1862">+</text:span><text:span/></text:p>
          </table:table-cell>
          <table:table-cell table:style-name="ce132">
            <text:p text:style-name="P540"><text:span text:style-name="T1863">+</text:span><text:span/></text:p>
          </table:table-cell>
        </table:table-row>
        <table:table-row table:style-name="ro34">
          <table:table-cell table:style-name="ce133">
            <text:p text:style-name="P541"><text:span text:style-name="T1864">M_EP_TC_1(19)</text:span><text:span/></text:p>
          </table:table-cell>
          <table:table-cell table:style-name="ce134">
            <text:p text:style-name="P542"><text:span text:style-name="T1865">Информация о выходной схеме с упаковкой</text:span><text:span/></text:p>
          </table:table-cell>
          <table:table-cell table:style-name="ce135">
            <text:p text:style-name="P543"><text:span text:style-name="T1866">+</text:span><text:span/></text:p>
          </table:table-cell>
          <table:table-cell table:style-name="ce136">
            <text:p text:style-name="P544"><text:span text:style-name="T1867">+</text:span><text:span/></text:p>
          </table:table-cell>
        </table:table-row>
        <table:table-row table:style-name="ro35">
          <table:table-cell table:style-name="ce137">
            <text:p text:style-name="P545"><text:span text:style-name="T1868">M_PS_NA_1(20)</text:span><text:span/></text:p>
          </table:table-cell>
          <table:table-cell table:style-name="ce138">
            <text:p text:style-name="P546"><text:span text:style-name="T1869">Упакованная единая точка с SCD</text:span><text:span/></text:p>
          </table:table-cell>
          <table:table-cell table:style-name="ce139">
            <text:p text:style-name="P547"><text:span text:style-name="T1870">+</text:span><text:span/></text:p>
          </table:table-cell>
          <table:table-cell table:style-name="ce140">
            <text:p text:style-name="P548"><text:span text:style-name="T1871">+</text:span><text:span/></text:p>
          </table:table-cell>
        </table:table-row>
        <table:table-row table:style-name="ro36">
          <table:table-cell table:style-name="ce141">
            <text:p text:style-name="P549"><text:span text:style-name="T1872">M_ME_ND_1(21)</text:span><text:span/></text:p>
          </table:table-cell>
          <table:table-cell table:style-name="ce142">
            <text:p text:style-name="P550"><text:span text:style-name="T1873">Нормализованное измеренное значение (-1,0 ... +1,0) без учета качества</text:span><text:span/></text:p>
          </table:table-cell>
          <table:table-cell table:style-name="ce143">
            <text:p text:style-name="P551"><text:span text:style-name="T1874">+</text:span><text:span/></text:p>
          </table:table-cell>
          <table:table-cell table:style-name="ce144">
            <text:p text:style-name="P552"><text:span text:style-name="T1875">+</text:span><text:span/></text:p>
          </table:table-cell>
        </table:table-row>
        <table:table-row table:style-name="ro37">
          <table:table-cell table:style-name="ce145">
            <text:p text:style-name="P553"><text:span text:style-name="T1876">M_SP_TB_1(30)</text:span><text:span/></text:p>
          </table:table-cell>
          <table:table-cell table:style-name="ce146">
            <text:p text:style-name="P554"><text:span text:style-name="T1877">Информация об одной точке (ЛОГИЧЕСКОЕ значение) с CP56Time2a</text:span><text:span/></text:p>
          </table:table-cell>
          <table:table-cell table:style-name="ce147">
            <text:p text:style-name="P555"><text:span text:style-name="T1878">+</text:span><text:span/></text:p>
          </table:table-cell>
          <table:table-cell table:style-name="ce148">
            <text:p text:style-name="P556"><text:span text:style-name="T1879">+</text:span><text:span/></text:p>
          </table:table-cell>
        </table:table-row>
        <table:table-row table:style-name="ro38">
          <table:table-cell table:style-name="ce149">
            <text:p text:style-name="P557"><text:span text:style-name="T1880">M_DP_TB_1(31)</text:span><text:span/></text:p>
          </table:table-cell>
          <table:table-cell table:style-name="ce150">
            <text:p text:style-name="P558"><text:span text:style-name="T1881">Информация о двойной точке (ВКЛ / ВЫКЛ / переходный процесс) с CP56Time2a</text:span><text:span/></text:p>
          </table:table-cell>
          <table:table-cell table:style-name="ce151">
            <text:p text:style-name="P559"><text:span text:style-name="T1882">+</text:span><text:span/></text:p>
          </table:table-cell>
          <table:table-cell table:style-name="ce152">
            <text:p text:style-name="P560"><text:span text:style-name="T1883">+</text:span><text:span/></text:p>
          </table:table-cell>
        </table:table-row>
        <table:table-row table:style-name="ro39">
          <table:table-cell table:style-name="ce153">
            <text:p text:style-name="P561"><text:span text:style-name="T1884">M_ST_TB_1(32)</text:span><text:span/></text:p>
          </table:table-cell>
          <table:table-cell table:style-name="ce154">
            <text:p text:style-name="P562"><text:span text:style-name="T1885">Информация о положении шага (-64 ... 63, является временной) с CP56Time2a</text:span><text:span/></text:p>
          </table:table-cell>
          <table:table-cell table:style-name="ce155">
            <text:p text:style-name="P563"><text:span text:style-name="T1886">+</text:span><text:span/></text:p>
          </table:table-cell>
          <table:table-cell table:style-name="ce156">
            <text:p text:style-name="P564"><text:span text:style-name="T1887">+</text:span><text:span/></text:p>
          </table:table-cell>
        </table:table-row>
        <table:table-row table:style-name="ro40">
          <table:table-cell table:style-name="ce157">
            <text:p text:style-name="P565"><text:span text:style-name="T1888">M_BO_TB_1(33)</text:span><text:span/></text:p>
          </table:table-cell>
          <table:table-cell table:style-name="ce158">
            <text:p text:style-name="P566"><text:span text:style-name="T1889">Битовая строка 32 (32-разрядная битовая строка) с CP56Time2a</text:span><text:span/></text:p>
          </table:table-cell>
          <table:table-cell table:style-name="ce159">
            <text:p text:style-name="P567"><text:span text:style-name="T1890">+</text:span><text:span/></text:p>
          </table:table-cell>
          <table:table-cell table:style-name="ce160">
            <text:p text:style-name="P568"><text:span text:style-name="T1891">+</text:span><text:span/></text:p>
          </table:table-cell>
        </table:table-row>
        <table:table-row table:style-name="ro41">
          <table:table-cell table:style-name="ce161">
            <text:p text:style-name="P569"><text:span text:style-name="T1892">M_ME_TD_1(34)</text:span><text:span/></text:p>
          </table:table-cell>
          <table:table-cell table:style-name="ce162">
            <text:p text:style-name="P570"><text:span text:style-name="T1893">Нормализованное измеренное значение (-1,0 ... +1,0) с CP56Time2a</text:span><text:span/></text:p>
          </table:table-cell>
          <table:table-cell table:style-name="ce163">
            <text:p text:style-name="P571"><text:span text:style-name="T1894">+</text:span><text:span/></text:p>
          </table:table-cell>
          <table:table-cell table:style-name="ce164">
            <text:p text:style-name="P572"><text:span text:style-name="T1895">+</text:span><text:span/></text:p>
          </table:table-cell>
        </table:table-row>
        <table:table-row table:style-name="ro42">
          <table:table-cell table:style-name="ce165">
            <text:p text:style-name="P573"><text:span text:style-name="T1896">M_ME_TE_1(35)</text:span><text:span/></text:p>
          </table:table-cell>
          <table:table-cell table:style-name="ce166">
            <text:p text:style-name="P574"><text:span text:style-name="T1897">Масштабированное измеренное значение (-32768 ... +32767) с помощью CP56Time2a</text:span><text:span/></text:p>
          </table:table-cell>
          <table:table-cell table:style-name="ce167">
            <text:p text:style-name="P575"><text:span text:style-name="T1898">+</text:span><text:span/></text:p>
          </table:table-cell>
          <table:table-cell table:style-name="ce168">
            <text:p text:style-name="P576"><text:span text:style-name="T1899">+</text:span><text:span/></text:p>
          </table:table-cell>
        </table:table-row>
        <table:table-row table:style-name="ro43">
          <table:table-cell table:style-name="ce169">
            <text:p text:style-name="P577"><text:span text:style-name="T1900">M_ME_TF_1(36)</text:span><text:span/></text:p>
          </table:table-cell>
          <table:table-cell table:style-name="ce170">
            <text:p text:style-name="P578"><text:span text:style-name="T1901">Короткое измеренное значение (FLOAT32) с CP56Time2a</text:span><text:span/></text:p>
          </table:table-cell>
          <table:table-cell table:style-name="ce171">
            <text:p text:style-name="P579"><text:span text:style-name="T1902">+</text:span><text:span/></text:p>
          </table:table-cell>
          <table:table-cell table:style-name="ce172">
            <text:p text:style-name="P580"><text:span text:style-name="T1903">+</text:span><text:span/></text:p>
          </table:table-cell>
        </table:table-row>
        <table:table-row table:style-name="ro44">
          <table:table-cell table:style-name="ce173">
            <text:p text:style-name="P581"><text:span text:style-name="T1904">M_IT_TB_1(37)</text:span><text:span/></text:p>
          </table:table-cell>
          <table:table-cell table:style-name="ce174">
            <text:p text:style-name="P582"><text:span text:style-name="T1905">Интегрированные итоги (INT32 с показателями качества) с CP56Time2a</text:span><text:span/></text:p>
          </table:table-cell>
          <table:table-cell table:style-name="ce175">
            <text:p text:style-name="P583"><text:span text:style-name="T1906">+</text:span><text:span/></text:p>
          </table:table-cell>
          <table:table-cell table:style-name="ce176">
            <text:p text:style-name="P584"><text:span text:style-name="T1907">+</text:span><text:span/></text:p>
          </table:table-cell>
        </table:table-row>
        <table:table-row table:style-name="ro45">
          <table:table-cell table:style-name="ce177">
            <text:p text:style-name="P585"><text:span text:style-name="T1908">M_EP_TD_1(38)</text:span><text:span/></text:p>
          </table:table-cell>
          <table:table-cell table:style-name="ce178">
            <text:p text:style-name="P586"><text:span text:style-name="T1909">Событие защиты оборудования с CP56Time2a</text:span><text:span/></text:p>
          </table:table-cell>
          <table:table-cell table:style-name="ce179">
            <text:p text:style-name="P587"><text:span text:style-name="T1910">+</text:span><text:span/></text:p>
          </table:table-cell>
          <table:table-cell table:style-name="ce180">
            <text:p text:style-name="P588"><text:span text:style-name="T1911">+</text:span><text:span/></text:p>
          </table:table-cell>
        </table:table-row>
        <table:table-row table:style-name="ro46">
          <table:table-cell table:style-name="ce181">
            <text:p text:style-name="P589"><text:span text:style-name="T1912">M_EP_TE_1(39)</text:span><text:span/></text:p>
          </table:table-cell>
          <table:table-cell table:style-name="ce182">
            <text:p text:style-name="P590"><text:span text:style-name="T1913">Упакованные события запуска оборудования защиты с CP56Time2a</text:span><text:span/></text:p>
          </table:table-cell>
          <table:table-cell table:style-name="ce183">
            <text:p text:style-name="P591"><text:span text:style-name="T1914">+</text:span><text:span/></text:p>
          </table:table-cell>
          <table:table-cell table:style-name="ce184">
            <text:p text:style-name="P592"><text:span text:style-name="T1915">+</text:span><text:span/></text:p>
          </table:table-cell>
        </table:table-row>
        <table:table-row table:style-name="ro47">
          <table:table-cell table:style-name="ce185">
            <text:p text:style-name="P593"><text:span text:style-name="T1916">M_EP_TF_1(40)</text:span><text:span/></text:p>
          </table:table-cell>
          <table:table-cell table:style-name="ce186">
            <text:p text:style-name="P594"><text:span text:style-name="T1917">Упакованная информация о выходной схеме с CP56Time2a</text:span><text:span/></text:p>
          </table:table-cell>
          <table:table-cell table:style-name="ce187">
            <text:p text:style-name="P595"><text:span text:style-name="T1918">+</text:span><text:span/></text:p>
          </table:table-cell>
          <table:table-cell table:style-name="ce188">
            <text:p text:style-name="P596"><text:span text:style-name="T1919">+</text:span><text:span/></text:p>
          </table:table-cell>
        </table:table-row>
        <table:table-row table:style-name="ro48">
          <table:table-cell table:style-name="ce189">
            <text:p text:style-name="P597"><text:span text:style-name="T1920">C_SC_NA_1(45)</text:span><text:span/></text:p>
          </table:table-cell>
          <table:table-cell table:style-name="ce190">
            <text:p text:style-name="P598"><text:span text:style-name="T1921">Одна команда (ЛОГИЧЕСКОЕ значение)</text:span><text:span/></text:p>
          </table:table-cell>
          <table:table-cell table:style-name="ce191">
            <text:p text:style-name="P599"><text:span text:style-name="T1922">+</text:span><text:span/></text:p>
          </table:table-cell>
          <table:table-cell table:style-name="ce192">
            <text:p text:style-name="P600"><text:span text:style-name="T1923">+</text:span><text:span/></text:p>
          </table:table-cell>
        </table:table-row>
        <table:table-row table:style-name="ro49">
          <table:table-cell table:style-name="ce193">
            <text:p text:style-name="P601"><text:span text:style-name="T1924">C_DC_NA_1(46)</text:span><text:span/></text:p>
          </table:table-cell>
          <table:table-cell table:style-name="ce194">
            <text:p text:style-name="P602"><text:span text:style-name="T1925">Двойная команда (ВКЛЮЧЕНИЕ / ВЫКЛЮЧЕНИЕ / переходный процесс)</text:span><text:span/></text:p>
          </table:table-cell>
          <table:table-cell table:style-name="ce195">
            <text:p text:style-name="P603"><text:span text:style-name="T1926">+</text:span><text:span/></text:p>
          </table:table-cell>
          <table:table-cell table:style-name="ce196">
            <text:p text:style-name="P604"><text:span text:style-name="T1927">+</text:span><text:span/></text:p>
          </table:table-cell>
        </table:table-row>
        <table:table-row table:style-name="ro50">
          <table:table-cell table:style-name="ce197">
            <text:p text:style-name="P605"><text:span text:style-name="T1928">C_RC_NA_1(47)</text:span><text:span/></text:p>
          </table:table-cell>
          <table:table-cell table:style-name="ce198">
            <text:p text:style-name="P606"><text:span text:style-name="T1929">Пошаговая команда</text:span><text:span/></text:p>
          </table:table-cell>
          <table:table-cell table:style-name="ce199">
            <text:p text:style-name="P607"><text:span text:style-name="T1930">+</text:span><text:span/></text:p>
          </table:table-cell>
          <table:table-cell table:style-name="ce200">
            <text:p text:style-name="P608"><text:span text:style-name="T1931">+</text:span><text:span/></text:p>
          </table:table-cell>
        </table:table-row>
        <table:table-row table:style-name="ro51">
          <table:table-cell table:style-name="ce201">
            <text:p text:style-name="P609"><text:span text:style-name="T1932">C_SE_NA_1(48)</text:span><text:span/></text:p>
          </table:table-cell>
          <table:table-cell table:style-name="ce202">
            <text:p text:style-name="P610"><text:span text:style-name="T1933">Команда уставки, нормализованное значение (-1.0... +1.0)</text:span><text:span/></text:p>
          </table:table-cell>
          <table:table-cell table:style-name="ce203">
            <text:p text:style-name="P611"><text:span text:style-name="T1934">+</text:span><text:span/></text:p>
          </table:table-cell>
          <table:table-cell table:style-name="ce204">
            <text:p text:style-name="P612"><text:span text:style-name="T1935">+</text:span><text:span/></text:p>
          </table:table-cell>
        </table:table-row>
        <table:table-row table:style-name="ro52">
          <table:table-cell table:style-name="ce205">
            <text:p text:style-name="P613"><text:span text:style-name="T1936">C_SE_NB_1(49)</text:span><text:span/></text:p>
          </table:table-cell>
          <table:table-cell table:style-name="ce206">
            <text:p text:style-name="P614"><text:span text:style-name="T1937">Команда уставки, масштабированное значение (-32768... +32767)</text:span><text:span/></text:p>
          </table:table-cell>
          <table:table-cell table:style-name="ce207">
            <text:p text:style-name="P615"><text:span text:style-name="T1938">+</text:span><text:span/></text:p>
          </table:table-cell>
          <table:table-cell table:style-name="ce208">
            <text:p text:style-name="P616"><text:span text:style-name="T1939">+</text:span><text:span/></text:p>
          </table:table-cell>
        </table:table-row>
        <table:table-row table:style-name="ro53">
          <table:table-cell table:style-name="ce209">
            <text:p text:style-name="P617"><text:span text:style-name="T1940">C_SE_NC_1(50)</text:span><text:span/></text:p>
          </table:table-cell>
          <table:table-cell table:style-name="ce210">
            <text:p text:style-name="P618"><text:span text:style-name="T1941">Команда Setpoint, короткое значение (FLOAT32)</text:span><text:span/></text:p>
          </table:table-cell>
          <table:table-cell table:style-name="ce211">
            <text:p text:style-name="P619"><text:span text:style-name="T1942">+</text:span><text:span/></text:p>
          </table:table-cell>
          <table:table-cell table:style-name="ce212">
            <text:p text:style-name="P620"><text:span text:style-name="T1943">+</text:span><text:span/></text:p>
          </table:table-cell>
        </table:table-row>
        <table:table-row table:style-name="ro54">
          <table:table-cell table:style-name="ce213">
            <text:p text:style-name="P621"><text:span text:style-name="T1944">C_BO_NA_1(51)</text:span><text:span/></text:p>
          </table:table-cell>
          <table:table-cell table:style-name="ce214">
            <text:p text:style-name="P622"><text:span text:style-name="T1945">Команда битовой строки (32-разрядная битовая строка)</text:span><text:span/></text:p>
          </table:table-cell>
          <table:table-cell table:style-name="ce215">
            <text:p text:style-name="P623"><text:span text:style-name="T1946">+</text:span><text:span/></text:p>
          </table:table-cell>
          <table:table-cell table:style-name="ce216">
            <text:p text:style-name="P624"><text:span text:style-name="T1947">+</text:span><text:span/></text:p>
          </table:table-cell>
        </table:table-row>
        <table:table-row table:style-name="ro55">
          <table:table-cell table:style-name="ce217">
            <text:p text:style-name="P625"><text:span text:style-name="T1948">C_SC_TA_1(58)</text:span><text:span/></text:p>
          </table:table-cell>
          <table:table-cell table:style-name="ce218">
            <text:p text:style-name="P626"><text:span text:style-name="T1949">Одна команда (ЛОГИЧЕСКОЕ значение) с CP56Time2a</text:span><text:span/></text:p>
          </table:table-cell>
          <table:table-cell table:style-name="ce219">
            <text:p text:style-name="P627"><text:span text:style-name="T1950">+</text:span><text:span/></text:p>
          </table:table-cell>
          <table:table-cell table:style-name="ce220">
            <text:p text:style-name="P628"><text:span text:style-name="T1951">+</text:span><text:span/></text:p>
          </table:table-cell>
        </table:table-row>
        <table:table-row table:style-name="ro56">
          <table:table-cell table:style-name="ce221">
            <text:p text:style-name="P629"><text:span text:style-name="T1952">C_DC_TA_1(59)</text:span><text:span/></text:p>
          </table:table-cell>
          <table:table-cell table:style-name="ce222">
            <text:p text:style-name="P630"><text:span text:style-name="T1953">Двойная команда (ВКЛ / ВЫКЛ / переходный процесс) с CP56Time2a</text:span><text:span/></text:p>
          </table:table-cell>
          <table:table-cell table:style-name="ce223">
            <text:p text:style-name="P631"><text:span text:style-name="T1954">+</text:span><text:span/></text:p>
          </table:table-cell>
          <table:table-cell table:style-name="ce224">
            <text:p text:style-name="P632"><text:span text:style-name="T1955">+</text:span><text:span/></text:p>
          </table:table-cell>
        </table:table-row>
        <table:table-row table:style-name="ro57">
          <table:table-cell table:style-name="ce225">
            <text:p text:style-name="P633"><text:span text:style-name="T1956">C_RC_TA_1(60)</text:span><text:span/></text:p>
          </table:table-cell>
          <table:table-cell table:style-name="ce226">
            <text:p text:style-name="P634"><text:span text:style-name="T1957">Пошаговая команда с CP56Time2a</text:span><text:span/></text:p>
          </table:table-cell>
          <table:table-cell table:style-name="ce227">
            <text:p text:style-name="P635"><text:span text:style-name="T1958">+</text:span><text:span/></text:p>
          </table:table-cell>
          <table:table-cell table:style-name="ce228">
            <text:p text:style-name="P636"><text:span text:style-name="T1959">+</text:span><text:span/></text:p>
          </table:table-cell>
        </table:table-row>
        <table:table-row table:style-name="ro58">
          <table:table-cell table:style-name="ce229">
            <text:p text:style-name="P637"><text:span text:style-name="T1960">C_SE_TA_1(61)</text:span><text:span/></text:p>
          </table:table-cell>
          <table:table-cell table:style-name="ce230">
            <text:p text:style-name="P638"><text:span text:style-name="T1961">Команда Setpoint, нормализованное значение (-1.0 ... +1.0) с CP56Time2a</text:span><text:span/></text:p>
          </table:table-cell>
          <table:table-cell table:style-name="ce231">
            <text:p text:style-name="P639"><text:span text:style-name="T1962">+</text:span><text:span/></text:p>
          </table:table-cell>
          <table:table-cell table:style-name="ce232">
            <text:p text:style-name="P640"><text:span text:style-name="T1963">+</text:span><text:span/></text:p>
          </table:table-cell>
        </table:table-row>
        <table:table-row table:style-name="ro59">
          <table:table-cell table:style-name="ce233">
            <text:p text:style-name="P641"><text:span text:style-name="T1964">C_SE_TB_1(62)</text:span><text:span/></text:p>
          </table:table-cell>
          <table:table-cell table:style-name="ce234">
            <text:p text:style-name="P642"><text:span text:style-name="T1965">Команда Setpoint, масштабированное значение (-32768 ... +32767) с CP56Time2a</text:span><text:span/></text:p>
          </table:table-cell>
          <table:table-cell table:style-name="ce235">
            <text:p text:style-name="P643"><text:span text:style-name="T1966">+</text:span><text:span/></text:p>
          </table:table-cell>
          <table:table-cell table:style-name="ce236">
            <text:p text:style-name="P644"><text:span text:style-name="T1967">+</text:span><text:span/></text:p>
          </table:table-cell>
        </table:table-row>
        <table:table-row table:style-name="ro60">
          <table:table-cell table:style-name="ce237">
            <text:p text:style-name="P645"><text:span text:style-name="T1968">C_SE_TC_1(63)</text:span><text:span/></text:p>
          </table:table-cell>
          <table:table-cell table:style-name="ce238">
            <text:p text:style-name="P646"><text:span text:style-name="T1969">Команда Setpoint, короткое значение (FLOAT32) с CP56Time2a</text:span><text:span/></text:p>
          </table:table-cell>
          <table:table-cell table:style-name="ce239">
            <text:p text:style-name="P647"><text:span text:style-name="T1970">+</text:span><text:span/></text:p>
          </table:table-cell>
          <table:table-cell table:style-name="ce240">
            <text:p text:style-name="P648"><text:span text:style-name="T1971">+</text:span><text:span/></text:p>
          </table:table-cell>
        </table:table-row>
        <table:table-row table:style-name="ro61">
          <table:table-cell table:style-name="ce241">
            <text:p text:style-name="P649"><text:span text:style-name="T1972">C_BO_TA_1(64)</text:span><text:span/></text:p>
          </table:table-cell>
          <table:table-cell table:style-name="ce242">
            <text:p text:style-name="P650"><text:span text:style-name="T1973">Команда битовой строки (32-разрядная битовая строка) с CP56Time2a</text:span><text:span/></text:p>
          </table:table-cell>
          <table:table-cell table:style-name="ce243">
            <text:p text:style-name="P651"><text:span text:style-name="T1974">+</text:span><text:span/></text:p>
          </table:table-cell>
          <table:table-cell table:style-name="ce244">
            <text:p text:style-name="P652"><text:span text:style-name="T1975">+</text:span><text:span/></text:p>
          </table:table-cell>
        </table:table-row>
        <table:table-row table:style-name="ro62">
          <table:table-cell table:style-name="ce245">
            <text:p text:style-name="P653"><text:span text:style-name="T1976">M_EI_NA_1(70)</text:span><text:span/></text:p>
          </table:table-cell>
          <table:table-cell table:style-name="ce246">
            <text:p text:style-name="P654"><text:span text:style-name="T1977">Завершение инициализации</text:span><text:span/></text:p>
          </table:table-cell>
          <table:table-cell table:style-name="ce247">
            <text:p text:style-name="P655"><text:span text:style-name="T1978">+</text:span><text:span/></text:p>
          </table:table-cell>
          <table:table-cell table:style-name="ce248">
            <text:p text:style-name="P656"><text:span text:style-name="T1979">+</text:span><text:span/></text:p>
          </table:table-cell>
        </table:table-row>
        <table:table-row table:style-name="ro63">
          <table:table-cell table:style-name="ce249">
            <text:p text:style-name="P657"><text:span text:style-name="T1980">C_IC_NA_1(100)</text:span><text:span/></text:p>
          </table:table-cell>
          <table:table-cell table:style-name="ce250">
            <text:p text:style-name="P658"><text:span text:style-name="T1981">Команда запроса</text:span><text:span/></text:p>
          </table:table-cell>
          <table:table-cell table:style-name="ce251">
            <text:p text:style-name="P659"><text:span text:style-name="T1982">+</text:span><text:span/></text:p>
          </table:table-cell>
          <table:table-cell table:style-name="ce252">
            <text:p text:style-name="P660"><text:span text:style-name="T1983">+</text:span><text:span/></text:p>
          </table:table-cell>
        </table:table-row>
        <table:table-row table:style-name="ro64">
          <table:table-cell table:style-name="ce253">
            <text:p text:style-name="P661"><text:span text:style-name="T1984">C_CI_NA_1(101)</text:span><text:span/></text:p>
          </table:table-cell>
          <table:table-cell table:style-name="ce254">
            <text:p text:style-name="P662"><text:span text:style-name="T1985">Команда опроса счетчика</text:span><text:span/></text:p>
          </table:table-cell>
          <table:table-cell table:style-name="ce255">
            <text:p text:style-name="P663"><text:span text:style-name="T1986">+</text:span><text:span/></text:p>
          </table:table-cell>
          <table:table-cell table:style-name="ce256">
            <text:p text:style-name="P664"><text:span text:style-name="T1987">+</text:span><text:span/></text:p>
          </table:table-cell>
        </table:table-row>
        <table:table-row table:style-name="ro65">
          <table:table-cell table:style-name="ce257">
            <text:p text:style-name="P665"><text:span text:style-name="T1988">C_RD_NA_1(102)</text:span><text:span/></text:p>
          </table:table-cell>
          <table:table-cell table:style-name="ce258">
            <text:p text:style-name="P666"><text:span text:style-name="T1989">Прочитать команду</text:span><text:span/></text:p>
          </table:table-cell>
          <table:table-cell table:style-name="ce259">
            <text:p text:style-name="P667"><text:span text:style-name="T1990">+</text:span><text:span/></text:p>
          </table:table-cell>
          <table:table-cell table:style-name="ce260">
            <text:p text:style-name="P668"><text:span text:style-name="T1991">+</text:span><text:span/></text:p>
          </table:table-cell>
        </table:table-row>
        <table:table-row table:style-name="ro66">
          <table:table-cell table:style-name="ce261">
            <text:p text:style-name="P669"><text:span text:style-name="T1992">C_CS_NA_1(103)</text:span><text:span/></text:p>
          </table:table-cell>
          <table:table-cell table:style-name="ce262">
            <text:p text:style-name="P670"><text:span text:style-name="T1993">Команда синхронизации часов</text:span><text:span/></text:p>
          </table:table-cell>
          <table:table-cell table:style-name="ce263">
            <text:p text:style-name="P671"><text:span text:style-name="T1994">+</text:span><text:span/></text:p>
          </table:table-cell>
          <table:table-cell table:style-name="ce264">
            <text:p text:style-name="P672"><text:span text:style-name="T1995">+</text:span><text:span/></text:p>
          </table:table-cell>
        </table:table-row>
        <table:table-row table:style-name="ro67">
          <table:table-cell table:style-name="ce265">
            <text:p text:style-name="P673"><text:span text:style-name="T1996">C_TS_NA_1(104)</text:span><text:span/></text:p>
          </table:table-cell>
          <table:table-cell table:style-name="ce266">
            <text:p text:style-name="P674"><text:span text:style-name="T1997">Тестовая команда</text:span><text:span/></text:p>
          </table:table-cell>
          <table:table-cell table:style-name="ce267">
            <text:p text:style-name="P675"><text:span text:style-name="T1998">+</text:span><text:span/></text:p>
          </table:table-cell>
          <table:table-cell table:style-name="ce268">
            <text:p text:style-name="P676"><text:span text:style-name="T1999">+</text:span><text:span/></text:p>
          </table:table-cell>
        </table:table-row>
        <table:table-row table:style-name="ro68">
          <table:table-cell table:style-name="ce269">
            <text:p text:style-name="P677"><text:span text:style-name="T2000">C_RP_NA_1(105)</text:span><text:span/></text:p>
          </table:table-cell>
          <table:table-cell table:style-name="ce270">
            <text:p text:style-name="P678"><text:span text:style-name="T2001">Сбросить команду процесса</text:span><text:span/></text:p>
          </table:table-cell>
          <table:table-cell table:style-name="ce271">
            <text:p text:style-name="P679"><text:span text:style-name="T2002">+</text:span><text:span/></text:p>
          </table:table-cell>
          <table:table-cell table:style-name="ce272">
            <text:p text:style-name="P680"><text:span text:style-name="T2003">+</text:span><text:span/></text:p>
          </table:table-cell>
        </table:table-row>
        <table:table-row table:style-name="ro69">
          <table:table-cell table:style-name="ce273">
            <text:p text:style-name="P681"><text:span text:style-name="T2004">C_CD_NA_1(106)</text:span><text:span/></text:p>
          </table:table-cell>
          <table:table-cell table:style-name="ce274">
            <text:p text:style-name="P682"><text:span text:style-name="T2005">Команда получения задержки</text:span><text:span/></text:p>
          </table:table-cell>
          <table:table-cell table:style-name="ce275">
            <text:p text:style-name="P683"><text:span text:style-name="T2006">+</text:span><text:span/></text:p>
          </table:table-cell>
          <table:table-cell table:style-name="ce276">
            <text:p text:style-name="P684"><text:span text:style-name="T2007">+</text:span><text:span/></text:p>
          </table:table-cell>
        </table:table-row>
        <table:table-row table:style-name="ro70">
          <table:table-cell table:style-name="ce277">
            <text:p text:style-name="P685"><text:span text:style-name="T2008">C_TS_TA_1(107)</text:span><text:span/></text:p>
          </table:table-cell>
          <table:table-cell table:style-name="ce278">
            <text:p text:style-name="P686"><text:span text:style-name="T2009">Тестовая команда с CP56Time2a</text:span><text:span/></text:p>
          </table:table-cell>
          <table:table-cell table:style-name="ce279">
            <text:p text:style-name="P687"><text:span text:style-name="T2010">+</text:span><text:span/></text:p>
          </table:table-cell>
          <table:table-cell table:style-name="ce280">
            <text:p text:style-name="P688"><text:span text:style-name="T2011">+</text:span><text:span/></text:p>
          </table:table-cell>
        </table:table-row>
        <table:table-row table:style-name="ro71">
          <table:table-cell table:style-name="ce281">
            <text:p text:style-name="P689"><text:span text:style-name="T2012">P_ME_NA_1(110)</text:span><text:span/></text:p>
          </table:table-cell>
          <table:table-cell table:style-name="ce282">
            <text:p text:style-name="P690"><text:span text:style-name="T2013">Параметр измеренных значений, нормализованное значение</text:span><text:span/></text:p>
          </table:table-cell>
          <table:table-cell table:style-name="ce283">
            <text:p text:style-name="P691"><text:span text:style-name="T2014">+</text:span><text:span/></text:p>
          </table:table-cell>
          <table:table-cell table:style-name="ce284">
            <text:p text:style-name="P692"><text:span text:style-name="T2015">+</text:span><text:span/></text:p>
          </table:table-cell>
        </table:table-row>
        <table:table-row table:style-name="ro72">
          <table:table-cell table:style-name="ce285">
            <text:p text:style-name="P693"><text:span text:style-name="T2016">P_ME_NB_1(111)</text:span><text:span/></text:p>
          </table:table-cell>
          <table:table-cell table:style-name="ce286">
            <text:p text:style-name="P694"><text:span text:style-name="T2017">Параметр измеренных значений, масштабируемое значение</text:span><text:span/></text:p>
          </table:table-cell>
          <table:table-cell table:style-name="ce287">
            <text:p text:style-name="P695"><text:span text:style-name="T2018">+</text:span><text:span/></text:p>
          </table:table-cell>
          <table:table-cell table:style-name="ce288">
            <text:p text:style-name="P696"><text:span text:style-name="T2019">+</text:span><text:span/></text:p>
          </table:table-cell>
        </table:table-row>
        <table:table-row table:style-name="ro73">
          <table:table-cell table:style-name="ce289">
            <text:p text:style-name="P697"><text:span text:style-name="T2020">P_ME_NC_1(112)</text:span><text:span/></text:p>
          </table:table-cell>
          <table:table-cell table:style-name="ce290">
            <text:p text:style-name="P698"><text:span text:style-name="T2021">Параметр измеряемых значений, короткое число с плавающей запятой</text:span><text:span/></text:p>
          </table:table-cell>
          <table:table-cell table:style-name="ce291">
            <text:p text:style-name="P699"><text:span text:style-name="T2022">+</text:span><text:span/></text:p>
          </table:table-cell>
          <table:table-cell table:style-name="ce292">
            <text:p text:style-name="P700"><text:span text:style-name="T2023">+</text:span><text:span/></text:p>
          </table:table-cell>
        </table:table-row>
        <table:table-row table:style-name="ro74">
          <table:table-cell table:style-name="ce293">
            <text:p text:style-name="P701"><text:span text:style-name="T2024">P_AC_NA_1(113)</text:span><text:span/></text:p>
          </table:table-cell>
          <table:table-cell table:style-name="ce294">
            <text:p text:style-name="P702"><text:span text:style-name="T2025">Параметр для активации</text:span><text:span/></text:p>
          </table:table-cell>
          <table:table-cell table:style-name="ce295">
            <text:p text:style-name="P703"><text:span text:style-name="T2026">+</text:span><text:span/></text:p>
          </table:table-cell>
          <table:table-cell table:style-name="ce296">
            <text:p text:style-name="P704"><text:span text:style-name="T2027">+</text:span><text:span/></text:p>
          </table:table-cell>
        </table:table-row>
        <table:table-row table:style-name="ro75">
          <table:table-cell table:style-name="ce297">
            <text:p text:style-name="P705"><text:span text:style-name="T2028">F_FR_NA_1(120)</text:span><text:span/></text:p>
          </table:table-cell>
          <table:table-cell table:style-name="ce298">
            <text:p text:style-name="P706"><text:span text:style-name="T2029">Файл готов</text:span><text:span/></text:p>
          </table:table-cell>
          <table:table-cell table:style-name="ce299">
            <text:p text:style-name="P707"><text:span text:style-name="T2030">+</text:span><text:span/></text:p>
          </table:table-cell>
          <table:table-cell table:style-name="ce300">
            <text:p text:style-name="P708"><text:span text:style-name="T2031">+</text:span><text:span/></text:p>
          </table:table-cell>
        </table:table-row>
        <table:table-row table:style-name="ro76">
          <table:table-cell table:style-name="ce301">
            <text:p text:style-name="P709"><text:span text:style-name="T2032">F_SR_NA_1(121)</text:span><text:span/></text:p>
          </table:table-cell>
          <table:table-cell table:style-name="ce302">
            <text:p text:style-name="P710"><text:span text:style-name="T2033">Раздел готов</text:span><text:span/></text:p>
          </table:table-cell>
          <table:table-cell table:style-name="ce303">
            <text:p text:style-name="P711"><text:span text:style-name="T2034">+</text:span><text:span/></text:p>
          </table:table-cell>
          <table:table-cell table:style-name="ce304">
            <text:p text:style-name="P712"><text:span text:style-name="T2035">+</text:span><text:span/></text:p>
          </table:table-cell>
        </table:table-row>
        <table:table-row table:style-name="ro77">
          <table:table-cell table:style-name="ce305">
            <text:p text:style-name="P713"><text:span text:style-name="T2036">F_SC_NA_1(122)</text:span><text:span/></text:p>
          </table:table-cell>
          <table:table-cell table:style-name="ce306">
            <text:p text:style-name="P714"><text:span text:style-name="T2037">Вызов / Выбор каталога / файла / раздела</text:span><text:span/></text:p>
          </table:table-cell>
          <table:table-cell table:style-name="ce307">
            <text:p text:style-name="P715"><text:span text:style-name="T2038">+</text:span><text:span/></text:p>
          </table:table-cell>
          <table:table-cell table:style-name="ce308">
            <text:p text:style-name="P716"><text:span text:style-name="T2039">+</text:span><text:span/></text:p>
          </table:table-cell>
        </table:table-row>
        <table:table-row table:style-name="ro78">
          <table:table-cell table:style-name="ce309">
            <text:p text:style-name="P717"><text:span text:style-name="T2040">F_LS_NA_1(123)</text:span><text:span/></text:p>
          </table:table-cell>
          <table:table-cell table:style-name="ce310">
            <text:p text:style-name="P718"><text:span text:style-name="T2041">Последний сегмент / раздел</text:span><text:span/></text:p>
          </table:table-cell>
          <table:table-cell table:style-name="ce311">
            <text:p text:style-name="P719"><text:span text:style-name="T2042">+</text:span><text:span/></text:p>
          </table:table-cell>
          <table:table-cell table:style-name="ce312">
            <text:p text:style-name="P720"><text:span text:style-name="T2043">+</text:span><text:span/></text:p>
          </table:table-cell>
        </table:table-row>
        <table:table-row table:style-name="ro79">
          <table:table-cell table:style-name="ce313">
            <text:p text:style-name="P721"><text:span text:style-name="T2044">F_AF_NA_1(124)</text:span><text:span/></text:p>
          </table:table-cell>
          <table:table-cell table:style-name="ce314">
            <text:p text:style-name="P722"><text:span text:style-name="T2045">Файл подтверждения / раздел</text:span><text:span/></text:p>
          </table:table-cell>
          <table:table-cell table:style-name="ce315">
            <text:p text:style-name="P723"><text:span text:style-name="T2046">+</text:span><text:span/></text:p>
          </table:table-cell>
          <table:table-cell table:style-name="ce316">
            <text:p text:style-name="P724"><text:span text:style-name="T2047">+</text:span><text:span/></text:p>
          </table:table-cell>
        </table:table-row>
        <table:table-row table:style-name="ro80">
          <table:table-cell table:style-name="ce317">
            <text:p text:style-name="P725"><text:span text:style-name="T2048">F_SG_NA_1(125)</text:span><text:span/></text:p>
          </table:table-cell>
          <table:table-cell table:style-name="ce318">
            <text:p text:style-name="P726"><text:span text:style-name="T2049">Сегмент файла</text:span><text:span/></text:p>
          </table:table-cell>
          <table:table-cell table:style-name="ce319">
            <text:p text:style-name="P727"><text:span text:style-name="T2050">+</text:span><text:span/></text:p>
          </table:table-cell>
          <table:table-cell table:style-name="ce320">
            <text:p text:style-name="P728"><text:span text:style-name="T2051">+</text:span><text:span/></text:p>
          </table:table-cell>
        </table:table-row>
        <table:table-row table:style-name="ro81">
          <table:table-cell table:style-name="ce321">
            <text:p text:style-name="P729"><text:span text:style-name="T2052">F_DR_TA_1(126)</text:span><text:span/></text:p>
          </table:table-cell>
          <table:table-cell table:style-name="ce322">
            <text:p text:style-name="P730"><text:span text:style-name="T2053">Каталог файлов</text:span><text:span/></text:p>
          </table:table-cell>
          <table:table-cell table:style-name="ce323">
            <text:p text:style-name="P731"><text:span text:style-name="T2054">+</text:span><text:span/></text:p>
          </table:table-cell>
          <table:table-cell table:style-name="ce324">
            <text:p text:style-name="P732"><text:span text:style-name="T2055">+</text:span><text:span/></text:p>
          </table:table-cell>
        </table:table-row>
        <table:table-row table:style-name="ro82">
          <table:table-cell table:style-name="ce325">
            <text:p text:style-name="P733"><text:span text:style-name="T2056">F_SC_NB_1(127)</text:span><text:span/></text:p>
          </table:table-cell>
          <table:table-cell table:style-name="ce326">
            <text:p text:style-name="P734"><text:span text:style-name="T2057">Журнал запросов</text:span><text:span/></text:p>
          </table:table-cell>
          <table:table-cell table:style-name="ce327">
            <text:p text:style-name="P735"><text:span text:style-name="T2058">+</text:span><text:span/></text:p>
          </table:table-cell>
          <table:table-cell table:style-name="ce328">
            <text:p text:style-name="P736"><text:span text:style-name="T2059">+</text:span><text:span/></text:p>
          </table:table-cell>
        </table:table-row>
      </table:table>
      <text:p text:style-name="P737"><text:span text:style-name="T2060">Конкретные параметры CS 104</text:span><text:span/></text:p>
      <text:p text:style-name="P738"><text:span text:style-name="T2061">Следующие параметры хранятся в</text:span><text:span text:style-name="T2062"> </text:span><text:span text:style-name="T2063">объектах CS104_ConnectionParameters.</text:span><text:span/></text:p>
      <text:p text:style-name="P739"><text:span text:style-name="T2064">Таблица 4.</text:span><text:span text:style-name="T2065"> </text:span><text:span text:style-name="T2066">Параметры IEC 60870-5-104</text:span><text:span/></text:p>
      <table:table table:style-name="ta4">
        <table:table-columns>
          <table:table-column table:style-name="co13"/>
          <table:table-column table:style-name="co14"/>
        </table:table-columns>
        <table:table-row table:style-name="ro83">
          <table:table-cell table:style-name="ce329">
            <text:p text:style-name="P740"><text:span text:style-name="T2067">Параметр</text:span><text:span/></text:p>
          </table:table-cell>
          <table:table-cell table:style-name="ce330">
            <text:p text:style-name="P741"><text:span text:style-name="T2068">Описание</text:span><text:span/></text:p>
          </table:table-cell>
        </table:table-row>
        <table:table-row table:style-name="ro84">
          <table:table-cell table:style-name="ce331">
            <text:p text:style-name="P742"><text:span text:style-name="T2069">k</text:span><text:span/></text:p>
          </table:table-cell>
          <table:table-cell table:style-name="ce332">
            <text:p text:style-name="P743"><text:span text:style-name="T2070">Количество неподтвержденных APDU в формате I.</text:span><text:span text:style-name="T2071"> </text:span><text:span text:style-name="T2072">Отправитель прекратит передачу после k неподтвержденных I сообщений.</text:span><text:span/></text:p>
          </table:table-cell>
        </table:table-row>
        <table:table-row table:style-name="ro85">
          <table:table-cell table:style-name="ce333">
            <text:p text:style-name="P744"><text:span text:style-name="T2073">w</text:span><text:span/></text:p>
          </table:table-cell>
          <table:table-cell table:style-name="ce334">
            <text:p text:style-name="P745"><text:span text:style-name="T2074">Количество неподтвержденных APDU в формате I.</text:span><text:span text:style-name="T2075"> </text:span><text:span text:style-name="T2076">Получатель подтвердит последние сообщения после w</text:span><text:span/></text:p>
          </table:table-cell>
        </table:table-row>
        <table:table-row table:style-name="ro86">
          <table:table-cell table:style-name="ce335">
            <text:p text:style-name="P746"><text:span text:style-name="T2077">t0</text:span><text:span/></text:p>
          </table:table-cell>
          <table:table-cell table:style-name="ce336">
            <text:p text:style-name="P747"><text:span text:style-name="T2078">Время ожидания для установления соединения (в секундах)</text:span><text:span/></text:p>
          </table:table-cell>
        </table:table-row>
        <table:table-row table:style-name="ro87">
          <table:table-cell table:style-name="ce337">
            <text:p text:style-name="P748"><text:span text:style-name="T2079">t1</text:span><text:span/></text:p>
          </table:table-cell>
          <table:table-cell table:style-name="ce338">
            <text:p text:style-name="P749"><text:span text:style-name="T2080">Время ожидания для переданных APDU в формате ввода-вывода (в s).</text:span><text:span text:style-name="T2081"> </text:span><text:span text:style-name="T2082">По истечении времени ожидания без подтверждения соединение будет закрыто.</text:span><text:span text:style-name="T2083"> </text:span><text:span text:style-name="T2084">Это используется отправителем, чтобы определить, не удалось ли получателю подтвердить сообщение.</text:span><text:span/></text:p>
          </table:table-cell>
        </table:table-row>
        <table:table-row table:style-name="ro88">
          <table:table-cell table:style-name="ce339">
            <text:p text:style-name="P750"><text:span text:style-name="T2085">t2</text:span><text:span/></text:p>
          </table:table-cell>
          <table:table-cell table:style-name="ce340">
            <text:p text:style-name="P751"><text:span text:style-name="T2086">Время ожидания для подтверждения сообщений (в секундах).</text:span><text:span text:style-name="T2087"> </text:span><text:span text:style-name="T2088">Этот тайм-аут используется получателем для определения времени, когда должно быть отправлено подтверждение сообщения.</text:span><text:span/></text:p>
          </table:table-cell>
        </table:table-row>
        <table:table-row table:style-name="ro89">
          <table:table-cell table:style-name="ce341">
            <text:p text:style-name="P752"><text:span text:style-name="T2089">t3</text:span><text:span/></text:p>
          </table:table-cell>
          <table:table-cell table:style-name="ce342">
            <text:p text:style-name="P753"><text:span text:style-name="T2090">Тайм-аут для отправки тестовых телеграмм в случае неработающего соединения</text:span><text:span/></text:p>
          </table:table-cell>
        </table:table-row>
      </table:table>
      <text:p text:style-name="P754"><text:span text:style-name="T2091">Руководство пользователя библиотеки исходного кода lib60870 - IEC 60870-5-101/104 C - версия 2.3.0</text:span><text:span/></text:p>
      <text:p text:style-name="P755"><text:span text:style-name="T2092">Введение</text:span><text:span/></text:p>
      <text:p text:style-name="P756"><text:span text:style-name="T2093">lib60870 - это многофункциональная и проверенная в полевых условиях реализация протокола IEC 60870-5-101 / 104 для клиента (главной станции) и сервера (подчиненной или управляемой станции).</text:span><text:span text:style-name="T2094"> </text:span><text:span text:style-name="T2095">Библиотека реализует все типы данных спецификаций IEC 60870-5-101 / 104.</text:span><text:span text:style-name="T2096"> </text:span><text:span text:style-name="T2097">lib60870</text:span><text:span text:style-name="T2098"> </text:span><text:span text:style-name="T2099">реализован в стандарте C и совместим со стандартом C99.</text:span><text:span text:style-name="T2100"> </text:span><text:span text:style-name="T2101">Он разработан, чтобы быть максимально простым в использовании.</text:span><text:span/></text:p>
      <text:p text:style-name="P757"><text:span text:style-name="T2102">API клиент/ сервер является строго асинхронным.</text:span><text:span text:style-name="T2103"> </text:span><text:span text:style-name="T2104">Вы отправляете запросы с неблокирующими функциями и должны будете обрабатывать ответы и другие события в функциях обратного вызова.</text:span><text:span/></text:p>
      <text:p text:style-name="P758"><text:span text:style-name="T2105">Вот список поддерживаемых функций:</text:span><text:span/></text:p>
      <text:list text:style-name="WWNum29" text:continue-numbering="true">
        <text:list-item>
          <text:p text:style-name="P759"><text:span text:style-name="T2106">CS 101 (IEC 60870-5-101) сбалансированный и несбалансированный последовательные режимы</text:span><text:span/></text:p>
        </text:list-item>
      </text:list>
      <text:list text:style-name="WWNum30" text:continue-numbering="true">
        <text:list-item>
          <text:p text:style-name="P760"><text:span text:style-name="T2107">CS 104 (IEC 60870-5-104) связь между клиентом и сервером по протоколу TCP/IP</text:span><text:span/></text:p>
        </text:list-item>
      </text:list>
      <text:list text:style-name="WWNum31" text:continue-numbering="true">
        <text:list-item>
          <text:p text:style-name="P761"><text:span text:style-name="T2108">CS 104 поддерживает зашифрованную и аутентифицированную связь TLS</text:span><text:span/></text:p>
        </text:list-item>
      </text:list>
      <text:list text:style-name="WWNum32" text:continue-numbering="true">
        <text:list-item>
          <text:p text:style-name="P762"><text:span text:style-name="T2109">CS 104 использует прикладной уровень CS 101</text:span><text:span/></text:p>
        </text:list-item>
      </text:list>
      <text:list text:style-name="WWNum33" text:continue-numbering="true">
        <text:list-item>
          <text:p text:style-name="P763"><text:span text:style-name="T2110">CS 104 slave: поддержка групп резервирования</text:span><text:span/></text:p>
        </text:list-item>
      </text:list>
      <text:list text:style-name="WWNum34" text:continue-numbering="true">
        <text:list-item>
          <text:p text:style-name="P764"><text:span text:style-name="T2111">Master / Client поддерживает отправку системных команд, команд процессов, команд параметров и сообщений данных в обратном направлении.</text:span><text:span/></text:p>
        </text:list-item>
      </text:list>
      <text:list text:style-name="WWNum35" text:continue-numbering="true">
        <text:list-item>
          <text:p text:style-name="P765"><text:span text:style-name="T2112">Подчиненный / сервер поддерживает отправку сообщений данных в направлении мониторинга и команд в обратном направлении</text:span><text:span/></text:p>
        </text:list-item>
      </text:list>
      <text:list text:style-name="WWNum36" text:continue-numbering="true">
        <text:list-item>
          <text:p text:style-name="P766"><text:span text:style-name="T2113">Список поддерживаемых типов ASDU можно найти в приложении</text:span><text:span/></text:p>
        </text:list-item>
      </text:list>
      <text:list text:style-name="WWNum37" text:continue-numbering="true">
        <text:list-item>
          <text:p text:style-name="P767"><text:span text:style-name="T2114">Библиотека поддерживает определяемые пользователем частные типы ASDU</text:span><text:span/></text:p>
        </text:list-item>
      </text:list>
      <text:list text:style-name="WWNum38" text:continue-numbering="true">
        <text:list-item>
          <text:p text:style-name="P768"><text:span text:style-name="T2115">Интерфейс плагина для расширений библиотеки</text:span><text:span/></text:p>
        </text:list-item>
      </text:list>
      <text:p text:style-name="P769"><text:span text:style-name="T2116">ПРИМЕЧАНИЕ:</text:span><text:span text:style-name="T2117"> </text:span><text:span text:style-name="T2118">CS расшифровывается как "сопутствующий стандарт" и определяет варианты коммуникационных протоколов и служб, определенных в серии стандартов IEC 60870-5.</text:span><text:span/></text:p>
      <text:p text:style-name="P770"><text:span text:style-name="T2119">Библиотека использует "объектно-ориентированный" стиль программирования.</text:span><text:span text:style-name="T2120"> </text:span><text:span text:style-name="T2121">Он основан на абстрактных типах данных (ADT) и функциях, которые работают с этими типами данных.</text:span><text:span text:style-name="T2122"> </text:span><text:span text:style-name="T2123">В общем случае фактические реализации типов данных (структуры данных, которые содержат данные) скрыты от пользователя API.</text:span><text:span text:style-name="T2124"> </text:span><text:span text:style-name="T2125">Почти во всех случаях не требуется (а также не рекомендуется), чтобы пользователь API обращался к этим структурам данных напрямую.</text:span><text:span/></text:p>
      <text:p text:style-name="P771"><text:span text:style-name="T2126">Сообщения прикладного уровня</text:span><text:span/></text:p>
      <text:p text:style-name="P772"><text:span text:style-name="T2127">Этот стиль программирования будет объяснен на примере</text:span><text:span text:style-name="T2128"> </text:span><text:span text:style-name="T2129">CS101_ASDU</text:span><text:span text:style-name="T2130"> </text:span><text:span text:style-name="T2131">ADT, который является центральной частью API библиотеки.</text:span><text:span text:style-name="T2132"> </text:span><text:span text:style-name="T2133">Этот тип данных представляет сообщение прикладного уровня протоколов CS101 / CS104.</text:span><text:span text:style-name="T2134"> </text:span><text:span text:style-name="T2135">Аббревиатура ASDU расшифровывается как "Единица данных службы приложений".</text:span><text:span text:style-name="T2136"> </text:span><text:span text:style-name="T2137">Для создания нового объекта</text:span><text:span text:style-name="T2138"> </text:span><text:span text:style-name="T2139">ASDU в качестве конструктора объекта должна использоваться функция CS101_ASDU_create.</text:span><text:span/></text:p>
      <text:p text:style-name="P773"><text:span text:style-name="T2140">CS101_ASDU newAsdu = CS101_ASDU_create(alParams, false, CS101_COT_INTERROGATED_BY_STATION,</text:span><text:span/></text:p>
      <text:p text:style-name="P774"><text:span text:style-name="T2141">0, 1, false, false);</text:span><text:span/></text:p>
      <text:p text:style-name="P775"><text:span text:style-name="T2142">Эта функция имеет различные параметры, отражающие различные свойства ASDU.</text:span><text:span text:style-name="T2143"> </text:span><text:span text:style-name="T2144">Вот подпись</text:span><text:span text:style-name="T2145"> </text:span><text:span text:style-name="T2146">функции CS101_ASDU_create:</text:span><text:span/></text:p>
      <text:p text:style-name="P776"><text:span text:style-name="T2147">CS101_ASDU</text:span><text:span/></text:p>
      <text:p text:style-name="P777"><text:span text:style-name="T2148">CS101_ASDU_create(CS101_AppLayerParameters параметры, bool isequence, CS101_CauseOfTransmission cot,</text:span><text:span/></text:p>
      <text:p text:style-name="P778"><text:span text:style-name="T2149">int oa, int ca, bool isTest, bool отрицательный);</text:span><text:span/></text:p>
      <text:p text:style-name="P779"><text:span text:style-name="T2150">Первый параметр, если используется другой объект типа</text:span><text:span text:style-name="T2151"> </text:span><text:span text:style-name="T2152">CS101_AppLayerParameters</text:span><text:span text:style-name="T2153">, который представляет параметры прикладного уровня, которые совместно используются ведущим и подчиненным устройством по соглашению.</text:span><text:span text:style-name="T2154"> </text:span><text:span text:style-name="T2155">Если у обеих сторон нет одинаковых параметров, они не смогут понять ASDU с другой стороны.</text:span><text:span/></text:p>
      <text:p text:style-name="P780"><text:span text:style-name="T2156">Второй параметр</text:span><text:span text:style-name="T2157"> </text:span><text:span text:style-name="T2158">isSequence</text:span><text:span text:style-name="T2159"> </text:span><text:span text:style-name="T2160">указывает, что ASDU содержит последовательность последовательных информационных объектов (если</text:span><text:span text:style-name="T2161"> </text:span><text:span text:style-name="T2162">true</text:span><text:span text:style-name="T2163">) или один или несколько независимых информационных объектов (если</text:span><text:span text:style-name="T2164"> </text:span><text:span text:style-name="T2165">false</text:span><text:span text:style-name="T2166">).</text:span><text:span text:style-name="T2167"> </text:span><text:span text:style-name="T2168">Последовательность последовательных информационных объектов означает, что ASDU содержит только один адрес информационного объекта (IOA).</text:span><text:span text:style-name="T2169"> </text:span><text:span text:style-name="T2170">Затем последовательные информационные объекты имеют адреса IOA, IOA + 1, IOA + 2, …​</text:span><text:span/></text:p>
      <text:p text:style-name="P781"><text:span text:style-name="T2171">Третий параметр указывает причину передачи (COT).</text:span><text:span text:style-name="T2172"> </text:span><text:span text:style-name="T2173">Это делается для того, чтобы сообщить другой стороне причину отправки сообщений.</text:span><text:span text:style-name="T2174"> </text:span><text:span text:style-name="T2175">Возможные значения могут быть</text:span><text:span text:style-name="T2176"> </text:span><text:span text:style-name="T2177">CS101_COT_PERIODIC</text:span><text:span text:style-name="T2178"> </text:span><text:span text:style-name="T2179">для периодических сообщений,</text:span><text:span text:style-name="T2180"> </text:span><text:span text:style-name="T2181">CS101_COT_SPONTANEOUS</text:span><text:span text:style-name="T2182"> </text:span><text:span text:style-name="T2183">для спонтанных сообщений.</text:span><text:span/></text:p>
      <text:p text:style-name="P782"><text:span text:style-name="T2184">Другими параметрами являются</text:span><text:span text:style-name="T2185"> </text:span><text:span text:style-name="T2186">oa</text:span><text:span text:style-name="T2187"> </text:span><text:span text:style-name="T2188">для адреса отправителя,</text:span><text:span text:style-name="T2189"> </text:span><text:span text:style-name="T2190">ca</text:span><text:span text:style-name="T2191"> </text:span><text:span text:style-name="T2192">для общего адреса ASDU,</text:span><text:span text:style-name="T2193"> </text:span><text:span text:style-name="T2194">isTest</text:span><text:span text:style-name="T2195">, чтобы указать, что сообщение является тестовым сообщением, и</text:span><text:span text:style-name="T2196"> </text:span><text:span text:style-name="T2197">isNegative,</text:span><text:span text:style-name="T2198"> </text:span><text:span text:style-name="T2199">чтобы указать, что сообщение является отрицательным подтверждением другого сообщения.</text:span><text:span/></text:p>
      <text:p text:style-name="P783"><text:span text:style-name="T2200">С помощью дескриптора нового объекта ASDU (в нашем случае</text:span><text:span text:style-name="T2201"> </text:span><text:span text:style-name="T2202">newAsdu</text:span><text:span text:style-name="T2203">) мы можем вызвать одну из различных функций для получения или установки данных ASDU.</text:span><text:span text:style-name="T2204"> </text:span><text:span text:style-name="T2205">Например, вы можете получить или установить значения тестовых флагов с</text:span><text:span text:style-name="T2206"> </text:span><text:span text:style-name="T2207">помощью функций CS101_ASDU_isTest</text:span><text:span text:style-name="T2208"> </text:span><text:span text:style-name="T2209">или</text:span><text:span text:style-name="T2210"> </text:span><text:span text:style-name="T2211">CS101_ASDU_setTest</text:span><text:span text:style-name="T2212"> </text:span><text:span text:style-name="T2213">.</text:span><text:span text:style-name="T2214"> </text:span><text:span text:style-name="T2215">Первым параметром этих функций всегда является дескриптор объекта ASDU.</text:span><text:span/></text:p>
      <text:p text:style-name="P784"><text:span text:style-name="T2216">bool isTest = CS101_ASDU_isTest(новый asdu);</text:span><text:span/></text:p>
      <text:p text:style-name="P785"><text:span text:style-name="T2217">Важной функцией для создания полезных объектов ASDU являются</text:span><text:span text:style-name="T2218"> </text:span><text:span text:style-name="T2219">функции CS101_ASDU_addInformationObject .</text:span><text:span text:style-name="T2220"> </text:span><text:span text:style-name="T2221">С помощью этой функции вы можете добавлять экземпляры информационных объектов в ASDU.</text:span><text:span/></text:p>
      <text:p text:style-name="P786"><text:span text:style-name="T2222">Ввод-вывод информационного объекта = (InformationObject) MeasuredValueScaled_create(NULL, 100, -1,</text:span><text:span/></text:p>
      <text:p text:style-name="P787"><text:span text:style-name="T2223">IEC60870_QUALITY_GOOD);</text:span><text:span/></text:p>
      <text:p text:style-name="P788"><text:span text:style-name="T2224"/><text:span/></text:p>
      <text:p text:style-name="P789"><text:span text:style-name="T2225">CS101_ASDU_addInformationObject(новый asdu, ввод-вывод);</text:span><text:span/></text:p>
      <text:p text:style-name="P790"><text:span text:style-name="T2226">Эта функция может вызываться несколько раз, чтобы добавить дополнительные информационные объекты к объекту ASDU.</text:span><text:span text:style-name="T2227"> </text:span><text:span text:style-name="T2228">Он имеет логические возвращаемые значения, которые указывают, был ли успешно добавлен информационный объект (возвращаемое значение</text:span><text:span text:style-name="T2229"> </text:span><text:span text:style-name="T2230">true</text:span><text:span text:style-name="T2231">).</text:span><text:span text:style-name="T2232"> </text:span><text:span text:style-name="T2233">Добавление информационного объекта может завершиться ошибкой, когда полезная нагрузка ASDU уже заполнена.</text:span><text:span text:style-name="T2234"> </text:span><text:span text:style-name="T2235">В этом случае функция вернет</text:span><text:span text:style-name="T2236"> </text:span><text:span text:style-name="T2237">false</text:span><text:span text:style-name="T2238">.</text:span><text:span/></text:p>
      <text:p text:style-name="P791"><text:span text:style-name="T2239">Наконец, когда приложение создало объект ASDU и он больше не нужен, он должен быть выпущен с</text:span><text:span text:style-name="T2240"> </text:span><text:span text:style-name="T2241">помощью</text:span><text:span text:style-name="T2242"> </text:span><text:span text:style-name="T2243">функции CS101_ASDU_destroy.</text:span><text:span/></text:p>
      <text:p text:style-name="P792"><text:span text:style-name="T2244">CS101_ASDU_destroy(новый asdu);</text:span><text:span/></text:p>
      <text:p text:style-name="P793"><text:span text:style-name="T2245">Программирование на стороне Master (клиента)</text:span><text:span/></text:p>
      <text:p text:style-name="P794"><text:span text:style-name="T2246">Для программирования на стороне master могут использоваться следующие абстрактные типы данных и API:</text:span><text:span/></text:p>
      <text:list text:style-name="WWNum39" text:continue-numbering="true">
        <text:list-item>
          <text:p text:style-name="P795"><text:span text:style-name="T2247">CS101_Master</text:span><text:span text:style-name="T2248"> </text:span><text:span text:style-name="T2249">для</text:span><text:span text:style-name="T2250"> </text:span><text:span text:style-name="T2251">последовательных подключений в сбалансированном и несбалансированном режимах, совместимых с CS 101</text:span><text:span text:style-name="T2252">.</text:span><text:span/></text:p>
        </text:list-item>
      </text:list>
      <text:list text:style-name="WWNum40" text:continue-numbering="true">
        <text:list-item>
          <text:p text:style-name="P796"><text:span text:style-name="T2253">CS104_Connection</text:span><text:span text:style-name="T2254"> </text:span><text:span text:style-name="T2255">для TCP / IP-соединения, совместимого с CS 104.</text:span><text:span/></text:p>
        </text:list-item>
      </text:list>
      <text:p text:style-name="P797"><text:span text:style-name="T2256">Создайте соединение с сервером CS 104</text:span><text:span/></text:p>
      <text:p text:style-name="P798"><text:span text:style-name="T2257">Поскольку соединение IEC 60870-5-104 основано на TCP-соединении клиент / сервер, соединение будет установлено клиентом (master).</text:span><text:span text:style-name="T2258"> </text:span><text:span text:style-name="T2259">Сервер (подчиненный или внешний) обычно пассивно ожидает подключения.</text:span><text:span/></text:p>
      <text:p text:style-name="P799"><text:span text:style-name="T2260">Новое соединение создается простым вызовом</text:span><text:span text:style-name="T2261"> </text:span><text:span text:style-name="T2262">функции CS104_Connection_create типа CS104_Connection:</text:span><text:span/></text:p>
      <text:p text:style-name="P800"><text:span text:style-name="T2263">CS104_Connection con = CS104_Connection_create("127.0.0.1", 2404);</text:span><text:span/></text:p>
      <text:p text:style-name="P801"><text:span text:style-name="T2264">Это создает новый объект CS104_Connection, который готов к подключению к серверу.</text:span><text:span text:style-name="T2265"> </text:span><text:span text:style-name="T2266">Параметрами являются имя хоста или IP-адрес сервера и порт TCP / IP (обычно 2404).</text:span><text:span text:style-name="T2267"> </text:span><text:span text:style-name="T2268">Для параметра port вы также можете установить значение -1, чтобы использовать порт по умолчанию.</text:span><text:span/></text:p>
      <text:p text:style-name="P802"><text:span text:style-name="T2269">После создания объекта connection теперь вы можете просто вызвать</text:span><text:span text:style-name="T2270"> </text:span><text:span text:style-name="T2271">функцию CS104_Connection_connect для подключения к серверу:</text:span><text:span/></text:p>
      <text:p text:style-name="P803"><text:span text:style-name="T2272">CS104_Connection_connect(con);</text:span><text:span/></text:p>
      <text:p text:style-name="P804"><text:span text:style-name="T2273">Параметр</text:span><text:span text:style-name="T2274"> </text:span><text:span text:style-name="T2275">con</text:span><text:span text:style-name="T2276"> </text:span><text:span text:style-name="T2277">- это ссылка на объект подключения, созданный выше.</text:span><text:span/></text:p>
      <text:p text:style-name="P805"><text:span text:style-name="T2278">Когда соединение установлено правильно, вы можете использовать объект connection для отправки команд и получения данных.</text:span><text:span/></text:p>
      <text:p text:style-name="P806"><text:span text:style-name="T2279">Когда вы закончите использовать объект подключения, вы должны вызвать</text:span><text:span/></text:p>
      <text:p text:style-name="P807"><text:span text:style-name="T2280">CS104_Connection_destroy(con);</text:span><text:span/></text:p>
      <text:p text:style-name="P808"><text:span text:style-name="T2281">Чтобы освободить все ресурсы, выделенные объектом.</text:span><text:span text:style-name="T2282"> </text:span><text:span text:style-name="T2283">После использования функции</text:span><text:span text:style-name="T2284"> </text:span><text:span text:style-name="T2285">уничтожения</text:span><text:span text:style-name="T2286"> </text:span><text:span text:style-name="T2287">вы не сможете использовать какие-либо функции со</text:span><text:span text:style-name="T2288"> </text:span><text:span text:style-name="T2289">ссылкой на con!</text:span><text:span/></text:p>
      <text:p text:style-name="P809"><text:span text:style-name="T2290">Подготовка подключения CS 101 к одному или нескольким подчиненным устройствам</text:span><text:span/></text:p>
      <text:p text:style-name="P810"><text:span text:style-name="T2291">CS 101 предоставляет два режима канального уровня для соединений master / slave.</text:span><text:span/></text:p>
      <text:p text:style-name="P811"><text:span text:style-name="T2292">Сбалансированный режим</text:span><text:span text:style-name="T2293"> </text:span><text:span text:style-name="T2294">поддерживает связь между одним ведущим и одним подчиненным устройством с использованием выделенной последовательной линии.</text:span><text:span text:style-name="T2295"> </text:span><text:span text:style-name="T2296">Этот режим "сбалансирован" в том смысле, что оба конца могут спонтанно отправлять сообщения в любое время.</text:span><text:span/></text:p>
      <text:p text:style-name="P812"><text:span text:style-name="T2297">Несбалансированный режим</text:span><text:span text:style-name="T2298"> </text:span><text:span text:style-name="T2299">поддерживает связь между одним ведущим и несколькими подчиненными устройствами на последовательной шине.</text:span><text:span text:style-name="T2300"> </text:span><text:span text:style-name="T2301">Каждому подчиненному устройству адресуется его уникальный адрес канального уровня.</text:span><text:span text:style-name="T2302"> </text:span><text:span text:style-name="T2303">Подчиненным устройствам не разрешается отправлять сообщения спонтанно.</text:span><text:span text:style-name="T2304"> </text:span><text:span text:style-name="T2305">Они отвечают только после запроса от master.</text:span><text:span text:style-name="T2306"> </text:span><text:span text:style-name="T2307">Мастер может обращаться к нескольким подчиненным устройствам одновременно, используя широковещательный адрес.</text:span><text:span/></text:p>
      <text:p text:style-name="P813"><text:span text:style-name="T2308">Настройка последовательного порта</text:span><text:span/></text:p>
      <text:p text:style-name="P814"><text:span text:style-name="T2309">Для обоих режимов сначала необходимо настроить и инициализировать последовательный порт.</text:span><text:span text:style-name="T2310"> </text:span><text:span text:style-name="T2311">В следующем коде показан пример того, как подготовить последовательный порт для использования с библиотекой:</text:span><text:span/></text:p>
      <text:p text:style-name="P815"><text:span text:style-name="T2312"> SerialPort порт = SerialPort_create("/dev/ttsS0", 9600, 8, 'E', 1);</text:span><text:span/></text:p>
      <text:p text:style-name="P816"><text:span text:style-name="T2313">Создайте и используйте новые несбалансированные экземпляры master</text:span><text:span/></text:p>
      <text:p text:style-name="P817"><text:span text:style-name="T2314">Для сбалансированных и несбалансированных режимов связи</text:span><text:span text:style-name="T2315"> </text:span><text:span text:style-name="T2316">должен использоваться тип CS101_Master .</text:span><text:span/></text:p>
      <text:p text:style-name="P818"><text:span text:style-name="T2317">Следующий код создает новый несбалансированный экземпляр master, используя последовательный порт, определенный выше.</text:span><text:span text:style-name="T2318"> </text:span><text:span text:style-name="T2319">Функция</text:span><text:span text:style-name="T2320"> </text:span><text:span text:style-name="T2321">CS101_Master_setASDUReceivedHandler предоставляет обработчик обратного вызова для полученных ASDU.</text:span><text:span text:style-name="T2322"> </text:span><text:span text:style-name="T2323">Функция</text:span><text:span text:style-name="T2324"> </text:span><text:span text:style-name="T2325">CS101_Master_addSlave создаст новый конечный автомат, специфичный для подчиненного устройства, для обработки всех сообщений с подчиненным устройством с адресом канального уровня 1.</text:span><text:span/></text:p>
      <text:p text:style-name="P819"><text:span text:style-name="T2326">CS101_Master master = CS101_Master_create(порт, NULL, NULL, IEC60870_LINK-LAYER_UNBALANCED);</text:span><text:span/></text:p>
      <text:p text:style-name="P820"><text:span text:style-name="T2327"/><text:span/></text:p>
      <text:p text:style-name="P821"><text:span text:style-name="T2328">CS101_Master_setASDUReceivedHandler(master, asduReceivedHandler, NULL);</text:span><text:span/></text:p>
      <text:p text:style-name="P822"><text:span text:style-name="T2329"/><text:span/></text:p>
      <text:p text:style-name="P823"><text:span text:style-name="T2330">CS101_Master_addSlave(master, 1);</text:span><text:span/></text:p>
      <text:p text:style-name="P824"><text:span text:style-name="T2331">Параметры канального уровня и параметры прикладного уровня являются необязательными параметрами.</text:span><text:span text:style-name="T2332"> </text:span><text:span text:style-name="T2333">Если не задано значение по умолчанию, создаются и используются экземпляры объектов параметра.</text:span><text:span text:style-name="T2334"> </text:span><text:span text:style-name="T2335">Параметры также могут быть изменены позже.</text:span><text:span/></text:p>
      <text:p text:style-name="P825"><text:span text:style-name="T2336">Перед отправкой какой-либо команды или другого запроса конкретному ведомому устройству адрес ведомого устройства должен быть установлен с</text:span><text:span text:style-name="T2337"> </text:span><text:span text:style-name="T2338">помощью</text:span><text:span text:style-name="T2339"> </text:span><text:span text:style-name="T2340">функции CS101_Master_useSlaveAddress.</text:span><text:span/></text:p>
      <text:p text:style-name="P826"><text:span text:style-name="T2341">CS101_Master_useSlaveAddress(master, 1);</text:span><text:span/></text:p>
      <text:p text:style-name="P827"><text:span text:style-name="T2342">CS101_Master_sendProcessCommand(master, CS101_COT_ACTIVATION, 1, sc);</text:span><text:span/></text:p>
      <text:p text:style-name="P828"><text:span text:style-name="T2343">Сбалансированный мастер</text:span><text:span/></text:p>
      <text:p text:style-name="P829"><text:span text:style-name="T2344">Сбалансированный мастер создается таким же образом.</text:span><text:span text:style-name="T2345"> </text:span><text:span text:style-name="T2346">Отличается только параметр режима канального уровня.</text:span><text:span text:style-name="T2347"> </text:span><text:span text:style-name="T2348">CS101_Master_useSlaveAddress</text:span><text:span text:style-name="T2349"> </text:span><text:span text:style-name="T2350">используется для установки адреса подчиненного устройства.</text:span><text:span text:style-name="T2351"> </text:span><text:span text:style-name="T2352">В случае сбалансированного master он должен быть установлен только один раз, поскольку существует только</text:span><text:span/></text:p>
      <text:p text:style-name="P830"><text:span text:style-name="T2353">CS101_Master master = CS101_Master_create(порт, NULL, NULL, IEC60870_LINK-LAYER_BALANCED);</text:span><text:span/></text:p>
      <text:p text:style-name="P831"><text:span text:style-name="T2354"/><text:span/></text:p>
      <text:p text:style-name="P832"><text:span text:style-name="T2355">CS101_Master_useSlaveAddress(master, 3);</text:span><text:span/></text:p>
      <text:p text:style-name="P833"><text:span text:style-name="T2356">CS101_Master_setASDUReceivedHandler(master, asduReceivedHandler, NULL);</text:span><text:span/></text:p>
      <text:p text:style-name="P834"><text:span text:style-name="T2357">Настройка параметров канального уровня</text:span><text:span/></text:p>
      <text:p text:style-name="P835"><text:span text:style-name="T2358">Установка параметров канального уровня является необязательным шагом.</text:span><text:span text:style-name="T2359"> </text:span><text:span text:style-name="T2360">Если явно не задано, для нового экземпляра master будет использоваться набор параметров по умолчанию.</text:span><text:span text:style-name="T2361"> </text:span><text:span text:style-name="T2362">Параметры могут быть заданы с помощью конструктора</text:span><text:span text:style-name="T2363"> </text:span><text:span text:style-name="T2364">CS101_Master_create</text:span><text:span text:style-name="T2365"> </text:span><text:span text:style-name="T2366">или изменены позже.</text:span><text:span/></text:p>
      <text:p text:style-name="P836"><text:span text:style-name="T2367">Пример: отключить использование учетных записей с одним символом</text:span><text:span/></text:p>
      <text:p text:style-name="P837"><text:span text:style-name="T2368">Параметры LinkLayerParameters llParams = CS101_Master_getLinkLayerParameters(master);</text:span><text:span/></text:p>
      <text:p text:style-name="P838"><text:span text:style-name="T2369">llParams-&gt;useSingleCharACK = false;</text:span><text:span/></text:p>
      <text:p text:style-name="P839"><text:span text:style-name="T2370">Отправка запросов и получение ответов от подчиненного</text:span><text:span/></text:p>
      <text:p text:style-name="P840"><text:span text:style-name="T2371">В общем случае приложение связано с отправкой сообщений прикладного уровня (ASDU) подчиненному устройству.</text:span><text:span text:style-name="T2372"> </text:span><text:span text:style-name="T2373">API на стороне master поддерживает общие и специализированные функции для отправки сообщений подчиненному устройству.</text:span><text:span text:style-name="T2374"> </text:span><text:span text:style-name="T2375">При отправке системных команд или команд процесса рекомендуется использовать специализированные функции, поскольку они помогают создавать ASDU, соответствующие стандартам.</text:span><text:span text:style-name="T2376"> </text:span><text:span text:style-name="T2377">Эти специализированные функции объясняются в следующих разделах.</text:span><text:span text:style-name="T2378"> </text:span><text:span text:style-name="T2379">Обычно они существуют в двух вариантах для CS101 и CS104.</text:span><text:span/></text:p>
      <text:p text:style-name="P841"><text:span text:style-name="T2380">Для общего случая можно отправлять произвольные ASDU с помощью функций</text:span><text:span text:style-name="T2381"> </text:span><text:span text:style-name="T2382">CS101_Master_sendASDU</text:span><text:span text:style-name="T2383"> </text:span><text:span text:style-name="T2384">или</text:span><text:span text:style-name="T2385"> </text:span><text:span text:style-name="T2386">CS104_Connection_sendASDU</text:span><text:span text:style-name="T2387">.</text:span><text:span/></text:p>
      <text:p text:style-name="P842"><text:span text:style-name="T2388">Для получения сообщений прикладного уровня приложение должно реализовать</text:span><text:span text:style-name="T2389"> </text:span><text:span text:style-name="T2390">обратный вызов CS101_ASDUReceivedHandler.</text:span><text:span/></text:p>
      <text:p text:style-name="P843"><text:span text:style-name="T2391">Пример обработки полученных ASDU в CS101_ASDUReceivedHandler</text:span><text:span/></text:p>
      <text:p text:style-name="P844"><text:span text:style-name="T2392"/><text:span text:style-name="T2393"/></text:p>
      <text:p text:style-name="P845"><text:span text:style-name="T2394"/><text:span text:style-name="T2395">static bool asduReceivedHandler (void* parameter, int address, CS101_ASDU asdu) {<text:s text:c="5"/></text:span><text:span text:style-name="T2396"/></text:p>
      <text:p text:style-name="P846"><text:span text:style-name="T2397">printf("RECVD ASDU type: %s(%i) elements: %i\n",<text:s text:c="13"/>TypeID_toString(CS101_ASDU_getTypeID(asdu)),<text:s text:c="13"/>CS101_ASDU_getTypeID(asdu),<text:s text:c="13"/>CS101_ASDU_ge</text:span><text:span text:style-name="T2398">tNumberOfElements(asdu));<text:s text:c="6"/></text:span><text:span text:style-name="T2399"/></text:p>
      <text:p text:style-name="P847"><text:span text:style-name="T2400">if (CS101_ASDU_getTypeID(asdu) == M_ME_TE_1) </text:span><text:span text:style-name="T2401"/></text:p>
      <text:p text:style-name="P848"><text:span text:style-name="T2402">{<text:s text:c="10"/></text:span><text:span text:style-name="T2403"/></text:p>
      <text:p text:style-name="P849"><text:span text:style-name="T2404">printf("<text:s text:c="2"/>measured scaled values with CP56Time2a timestamp:\n");<text:s text:c="10"/></text:span><text:span text:style-name="T2405"/></text:p>
      <text:p text:style-name="P850"><text:span text:style-name="T2406">int i;<text:s text:c="10"/></text:span><text:span text:style-name="T2407"/></text:p>
      <text:p text:style-name="P851"><text:span text:style-name="T2408">for (i = 0; i &lt; CS101_ASDU_getNumberOfElements(asdu); i++) </text:span><text:span text:style-name="T2409"/></text:p>
      <text:p text:style-name="P852"><text:span text:style-name="T2410">{<text:s text:c="14"/></text:span><text:span text:style-name="T2411"/><text:span/></text:p>
      <text:p text:style-name="P853"><text:span text:style-name="T2412">Measu</text:span><text:span text:style-name="T2413">redValueScaledWithCP56Time2a io = (MeasuredValueScaledWithCP56Time2a) CS101_ASDU_getElement(asdu, i);<text:s text:c="14"/></text:span><text:span text:style-name="T2414"/></text:p>
      <text:p text:style-name="P854"><text:span text:style-name="T2415">printf("<text:s text:c="4"/>IOA: %i value: %i\n",<text:s text:c="21"/>InformationObject_getObjectAddress((InformationObject) io),<text:s text:c="8"/></text:span><text:span text:style-name="T2416"><text:s text:c="13"/>MeasuredValueScaled_getValue((MeasuredValueScaled) io)<text:s text:c="13"/>); </text:span><text:span text:style-name="T2417"/></text:p>
      <text:p text:style-name="P855"><text:span text:style-name="T2418">MeasuredValueScaledWithCP56Time2a_destroy(io);</text:span><text:span text:style-name="T2419"/></text:p>
      <text:p text:style-name="P856"><text:span text:style-name="T2420">}<text:s text:c="5"/></text:span><text:span text:style-name="T2421"/></text:p>
      <text:p text:style-name="P857"><text:span text:style-name="T2422">}<text:s text:c="5"/></text:span><text:span text:style-name="T2423"/></text:p>
      <text:p text:style-name="P858"><text:span text:style-name="T2424">else if (CS101_ASDU_getTypeID(asdu) == M_SP_NA_1) </text:span><text:span text:style-name="T2425"/></text:p>
      <text:p text:style-name="P859"><text:span text:style-name="T2426">{<text:s text:c="9"/></text:span><text:span text:style-name="T2427"/></text:p>
      <text:p text:style-name="P860"><text:span text:style-name="T2428">printf("<text:s text:c="2"/>single point informatio</text:span><text:span text:style-name="T2429">n:\n");<text:s text:c="10"/></text:span><text:span text:style-name="T2430"/></text:p>
      <text:p text:style-name="P861"><text:span text:style-name="T2431">int i;<text:s text:c="10"/></text:span><text:span text:style-name="T2432"/></text:p>
      <text:p text:style-name="P862"><text:span text:style-name="T2433">for (i = 0; i &lt; CS101_ASDU_getNumberOfElements(asdu); i++) </text:span><text:span text:style-name="T2434"/></text:p>
      <text:p text:style-name="P863"><text:span text:style-name="T2435">{<text:s text:c="14"/></text:span><text:span text:style-name="T2436"/></text:p>
      <text:p text:style-name="P864"><text:span text:style-name="T2437">SinglePointInformation io = (SinglePointInformation) CS101_ASDU_getElement(asdu, i);<text:s text:c="14"/></text:span><text:span text:style-name="T2438"/></text:p>
      <text:p text:style-name="P865"><text:span text:style-name="T2439">printf("<text:s text:c="4"/>IOA: %i value: %i\n</text:span><text:span text:style-name="T2440">",<text:s text:c="21"/>InformationObject_getObjectAddress((InformationObject) io),<text:s text:c="21"/>SinglePointInformation_getValue((SinglePointInformation) io)<text:s text:c="13"/>); </text:span><text:span text:style-name="T2441"/><text:span/></text:p>
      <text:p text:style-name="P866"><text:span text:style-name="T2442">SinglePointInformation_destroy(io);<text:s text:c="9"/></text:span><text:span text:style-name="T2443"/></text:p>
      <text:p text:style-name="P867"><text:span text:style-name="T2444">}<text:s text:c="5"/></text:span><text:span text:style-name="T2445"/></text:p>
      <text:p text:style-name="P868"><text:span text:style-name="T2446">}<text:s text:c="6"/></text:span><text:span text:style-name="T2447"/></text:p>
      <text:p text:style-name="P869"><text:span text:style-name="T2448">return </text:span><text:span text:style-name="T2449">true; </text:span><text:span text:style-name="T2450"/></text:p>
      <text:p text:style-name="P870"><text:span text:style-name="T2451">}</text:span><text:span/><text:span/></text:p>
      <text:p text:style-name="P871"><text:span text:style-name="T2452"/><text:span text:style-name="T2453"/></text:p>
      <text:p text:style-name="P872"><text:span text:style-name="T2454">Этот обработчик обратного вызова должен быть установлен с</text:span><text:span text:style-name="T2455"> </text:span><text:span text:style-name="T2456">помощью функции CS104_Connection_setASDUReceivedHandler</text:span><text:span text:style-name="T2457"> </text:span><text:span text:style-name="T2458">или</text:span><text:span text:style-name="T2459"> </text:span><text:span text:style-name="T2460">CS101_Master_setASDUReceivedHandler</text:span><text:span text:style-name="T2461">.</text:span><text:span/></text:p>
      <text:p text:style-name="P873"><text:span text:style-name="T2462">CS101_Master_setASDUReceivedHandler(master, asduReceivedHandler, NULL);</text:span><text:span/></text:p>
      <text:p text:style-name="P874"><text:span text:style-name="T2463">Все обработчики обратного вызова имеют общий ссылочный параметр с именем "parameter" в сигнатурах функций.</text:span><text:span text:style-name="T2464"> </text:span><text:span text:style-name="T2465">Этот параметр может использоваться пользователем для предоставления обработчику обратного вызова специфичной для приложения контекстной информации.</text:span><text:span text:style-name="T2466"> </text:span><text:span text:style-name="T2467">Этот параметр будет установлен с помощью функции установки обработчика обратного вызова (например</text:span><text:span text:style-name="T2468">, CS101_Master_setASDUReceivedHandler</text:span><text:span text:style-name="T2469"> </text:span><text:span text:style-name="T2470">в примере выше).</text:span><text:span text:style-name="T2471"> </text:span><text:span text:style-name="T2472">Если этот параметр не используется, ему можно присвоить значение</text:span><text:span text:style-name="T2473"> </text:span><text:span text:style-name="T2474">NULL</text:span><text:span text:style-name="T2475">.</text:span><text:span/></text:p>
      <text:p text:style-name="P875"><text:span text:style-name="T2476">Таблица 1. Типы обработчиков обратного вызова на стороне Master</text:span><text:span/></text:p>
      <table:table table:style-name="ta5">
        <table:table-columns>
          <table:table-column table:style-name="co15"/>
          <table:table-column table:style-name="co16"/>
          <table:table-column table:style-name="co17"/>
          <table:table-column table:style-name="co18"/>
        </table:table-columns>
        <table:table-row table:style-name="ro90">
          <table:table-cell table:style-name="ce343">
            <text:p text:style-name="P876"><text:span text:style-name="T2477">тип обратного вызова</text:span><text:span/></text:p>
          </table:table-cell>
          <table:table-cell table:style-name="ce344">
            <text:p text:style-name="P877"><text:span text:style-name="T2478">событие</text:span><text:span/></text:p>
          </table:table-cell>
          <table:table-cell table:style-name="ce345">
            <text:p text:style-name="P878"><text:span text:style-name="T2479">CS 101</text:span><text:span/></text:p>
          </table:table-cell>
          <table:table-cell table:style-name="ce346">
            <text:p text:style-name="P879"><text:span text:style-name="T2480">CS 104</text:span><text:span/></text:p>
          </table:table-cell>
        </table:table-row>
        <table:table-row table:style-name="ro91">
          <table:table-cell table:style-name="ce347">
            <text:p text:style-name="P880"><text:span text:style-name="T2481">CS101_ASDUReceivedHandler</text:span><text:span/></text:p>
          </table:table-cell>
          <table:table-cell table:style-name="ce348">
            <text:p text:style-name="P881"><text:span text:style-name="T2482">ASDU получен, но не обработан одним из других обработчиков обратного вызова</text:span><text:span/></text:p>
          </table:table-cell>
          <table:table-cell table:style-name="ce349">
            <text:p text:style-name="P882"><text:span text:style-name="T2483">+</text:span><text:span/></text:p>
          </table:table-cell>
          <table:table-cell table:style-name="ce350">
            <text:p text:style-name="P883"><text:span text:style-name="T2484">+</text:span><text:span/></text:p>
          </table:table-cell>
        </table:table-row>
        <table:table-row table:style-name="ro92">
          <table:table-cell table:style-name="ce351">
            <text:p text:style-name="P884"><text:span text:style-name="T2485">IEC60870_LinkLayerStateChangedHandler</text:span><text:span/></text:p>
          </table:table-cell>
          <table:table-cell table:style-name="ce352">
            <text:p text:style-name="P885"><text:span text:style-name="T2486">событие изменения состояния канального уровня</text:span><text:span/></text:p>
          </table:table-cell>
          <table:table-cell table:style-name="ce353">
            <text:p text:style-name="P886"><text:span text:style-name="T2487">+</text:span><text:span/></text:p>
          </table:table-cell>
          <table:table-cell table:style-name="ce354">
            <text:p text:style-name="P887"><text:span text:style-name="T2488">-</text:span><text:span/></text:p>
          </table:table-cell>
        </table:table-row>
        <table:table-row table:style-name="ro93">
          <table:table-cell table:style-name="ce355">
            <text:p text:style-name="P888"><text:span text:style-name="T2489">CS104_ConnectionHandler</text:span><text:span/></text:p>
          </table:table-cell>
          <table:table-cell table:style-name="ce356">
            <text:p text:style-name="P889"><text:span text:style-name="T2490">Событие CS104 APCI</text:span><text:span/></text:p>
          </table:table-cell>
          <table:table-cell table:style-name="ce357">
            <text:p text:style-name="P890"><text:span text:style-name="T2491">-</text:span><text:span/></text:p>
          </table:table-cell>
          <table:table-cell table:style-name="ce358">
            <text:p text:style-name="P891"><text:span text:style-name="T2492">+</text:span><text:span/></text:p>
          </table:table-cell>
        </table:table-row>
      </table:table>
      <text:p text:style-name="P892"><text:span text:style-name="T2493">Отправка запроса на чтение</text:span><text:span/></text:p>
      <text:p text:style-name="P893"><text:span text:style-name="T2494">Документы IEC 60870 не рекомендуют эту услугу (циклические запросы данных или опрос), но это простой способ получить необходимые данные.</text:span><text:span text:style-name="T2495"> </text:span><text:span text:style-name="T2496">Вам просто нужно знать общий адрес (CA) и адрес информационного объекта (IOA), чтобы создать правильный запрос.</text:span><text:span/></text:p>
      <text:p text:style-name="P894"><text:span text:style-name="T2497">CS104_Connection_sendReadCommand(con, 1 /* CA */, 2001 /* IOA */);</text:span><text:span/></text:p>
      <text:p text:style-name="P895"><text:span text:style-name="T2498">Этот вызов неблокирующий.</text:span><text:span text:style-name="T2499"> </text:span><text:span text:style-name="T2500">Вы должны оценить ответ в</text:span><text:span text:style-name="T2501"> </text:span><text:span text:style-name="T2502">функции</text:span><text:span text:style-name="T2503"> </text:span><text:span text:style-name="T2504">обратного вызова CS101_ASDUReceivedHandler.</text:span><text:span/></text:p>
      <text:p text:style-name="P896"><text:span text:style-name="T2505">Обычно ожидается, что ответ сервера содержит только базовый тип данных без временных меток (то есть использует типы сообщений для определенного типа данных, который не содержит временных меток)!</text:span><text:span/></text:p>
      <text:p text:style-name="P897"><text:span text:style-name="T2506">Допрос</text:span><text:span/></text:p>
      <text:p text:style-name="P898"><text:span text:style-name="T2507">Также можно запросить группу элементов данных у подчиненного устройства с помощью одного запроса.</text:span><text:span text:style-name="T2508"> </text:span><text:span text:style-name="T2509">На стороне master (клиента) вы можете просто использовать</text:span><text:span text:style-name="T2510"> </text:span><text:span text:style-name="T2511">функцию sendInterrogationCommand объекта Connection:</text:span><text:span/></text:p>
      <text:p text:style-name="P899"><text:span text:style-name="T2512">Команда CS104_Connection_sendInterrogationCommand (con, CS101_COT_ACTIVATION, /* CA */ 1, /* QOI */ 20);</text:span><text:span/></text:p>
      <text:p text:style-name="P900"><text:span text:style-name="T2513">Сигнатура метода на стороне клиента / мастера выглядит следующим образом:</text:span><text:span/></text:p>
      <text:p text:style-name="P901"><text:span text:style-name="T2514">bool</text:span><text:span/></text:p>
      <text:p text:style-name="P902"><text:span text:style-name="T2515">Команда cs104_connection_send interrogationcommand(CS104_Connection self, CS101_CauseOfTransmission cot, int ca, QualifierOfInterrogation qoi)</text:span><text:span/></text:p>
      <text:p text:style-name="P903"><text:span text:style-name="T2516">Параметр ca - это общий адрес (CA), как и в других методах.</text:span><text:span text:style-name="T2517"> </text:span><text:span text:style-name="T2518">Параметр qoi является "Определителем запроса" (QOI).</text:span><text:span text:style-name="T2519"> </text:span><text:span text:style-name="T2520">Значение "20" (обозначающее "запрос станции") для QOI указывает на то, что это запрос для всех точек данных.</text:span><text:span text:style-name="T2521"> </text:span><text:span text:style-name="T2522">Другие значения для QOI будут указывать на то, что клиент (master) хочет получать данные только от определенной группы запросов.</text:span><text:span/></text:p>
      <text:p text:style-name="P904"><text:span text:style-name="T2523">Процедура синхронизации часов</text:span><text:span/></text:p>
      <text:p text:style-name="P905"><text:span text:style-name="T2524">Для процедуры синхронизации часов управляющая станция (master) отправляет сообщение C_CS_NA_1 ACT на управляемую станцию (slave), содержащую текущую действительную информацию о времени в виде введенного значения времени CP56Time2a.</text:span><text:span text:style-name="T2525"> </text:span><text:span text:style-name="T2526">Контролируемая станция должна обновить свое внутреннее время и ответить сообщением C_CS_NA_1 ACT_CON после отправки всех поставленных в очередь PDU с временной меткой.</text:span><text:span/></text:p>
      <text:p text:style-name="P906"><text:span text:style-name="T2527">Синхронизация часов управляемой станции может быть выполнена с</text:span><text:span text:style-name="T2528"> </text:span><text:span text:style-name="T2529">помощью</text:span><text:span text:style-name="T2530"> </text:span><text:span text:style-name="T2531">функции CS104_Connection_sendClockSyncCommand для CS104 или</text:span><text:span text:style-name="T2532"> </text:span><text:span text:style-name="T2533">CS101_Master_sendClockSyncCommand</text:span><text:span text:style-name="T2534"> </text:span><text:span text:style-name="T2535">для CS101.</text:span><text:span/></text:p>
      <text:p text:style-name="P907"><text:span text:style-name="T2536">Сначала должна быть создана и инициализирована временная метка CP56Time2a:</text:span><text:span/></text:p>
      <text:p text:style-name="P908"><text:span text:style-name="T2537">структура sCP56Time2a текущее время;</text:span><text:span/></text:p>
      <text:p text:style-name="P909"><text:span text:style-name="T2538">CP56Time2a_createFromMsTimestamp(&amp;currentTime, Hal_getTimeInMs());</text:span><text:span/></text:p>
      <text:p text:style-name="P910"><text:span text:style-name="T2539">CS104_Connection_sendClockSyncCommand(con, 1 /* CA */, &amp;currentTime);</text:span><text:span/></text:p>
      <text:p text:style-name="P911"><text:span text:style-name="T2540">Или при использовании динамического выделения памяти и CS 101:</text:span><text:span/></text:p>
      <text:p text:style-name="P912"><text:span text:style-name="T2541">CP56Time2a currentTime = CP56Time2a_createFromMsTimestamp(NULL, Hal_getTimeInMs());</text:span><text:span/></text:p>
      <text:p text:style-name="P913"><text:span text:style-name="T2542">CS101_Master_sendClockSyncCommand(master, 1 /* CA */, текущее время);</text:span><text:span/></text:p>
      <text:p text:style-name="P914"><text:span text:style-name="T2543">ПРИМЕЧАНИЕ</text:span><text:span text:style-name="T2544">:</text:span><text:span text:style-name="T2545"> </text:span><text:span text:style-name="T2546">Функция Hal_getTimeInMs является независимым от платформы способом получения текущего времени в миллисекундах с 00:00:00 1 января 1970 года по UTC.</text:span><text:span text:style-name="T2547"> </text:span><text:span text:style-name="T2548">Вы также можете использовать свою собственную функцию для получения времени.</text:span><text:span/></text:p>
      <text:p text:style-name="P915"><text:span text:style-name="T2549">Командные процедуры</text:span><text:span/></text:p>
      <text:p text:style-name="P916"><text:span text:style-name="T2550">Команды используются для установки уставок, параметров или запуска некоторых действий на контролируемой станции.</text:span><text:span/></text:p>
      <text:p text:style-name="P917"><text:span text:style-name="T2551">Следующие типы команд (типы данных доступны для команд):</text:span><text:span/></text:p>
      <text:list text:style-name="WWNum41" text:continue-numbering="true">
        <text:list-item>
          <text:p text:style-name="P918"><text:span text:style-name="T2552">C_SC (одиночная команда) - для управления двоичными данными (переключатель ...)</text:span><text:span/></text:p>
        </text:list-item>
      </text:list>
      <text:list text:style-name="WWNum42" text:continue-numbering="true">
        <text:list-item>
          <text:p text:style-name="P919"><text:span text:style-name="T2553">C_DC (двойная команда) - для управления двоичными данными с переходным состоянием (перемещение переключателя ...)</text:span><text:span/></text:p>
        </text:list-item>
      </text:list>
      <text:list text:style-name="WWNum43" text:continue-numbering="true">
        <text:list-item>
          <text:p text:style-name="P920"><text:span text:style-name="T2554">S_RC (команда положения шага) - для управления положением шага</text:span><text:span/></text:p>
        </text:list-item>
      </text:list>
      <text:list text:style-name="WWNum44" text:continue-numbering="true">
        <text:list-item>
          <text:p text:style-name="P921"><text:span text:style-name="T2555">S_SE (команда setpoint) - для управления заданным значением (масштабированное значение, нормализованное значение, значения с плавающей запятой) - также может использоваться для установки параметров, пределов аварийных сигналов и т. Д.</text:span><text:span/></text:p>
        </text:list-item>
      </text:list>
      <text:p text:style-name="P922"><text:span text:style-name="T2556">Эти типы команд также доступны в версии с временным тегом (CP56TIme2a).</text:span><text:span/></text:p>
      <text:p text:style-name="P923"><text:span text:style-name="T2557">Доступны две разные командные процедуры.</text:span><text:span text:style-name="T2558"> </text:span><text:span text:style-name="T2559">Процедура</text:span><text:span text:style-name="T2560"> </text:span><text:span text:style-name="T2561">прямого управления</text:span><text:span text:style-name="T2562"> </text:span><text:span text:style-name="T2563">командой и процедура</text:span><text:span text:style-name="T2564"> </text:span><text:span text:style-name="T2565">выбора перед выполнением</text:span><text:span text:style-name="T2566"> </text:span><text:span text:style-name="T2567">команды.</text:span><text:span/></text:p>
      <text:p text:style-name="P924"><text:span text:style-name="T2568">Чтобы отправить команду для процедуры команды прямого управления, вы должны отправить APDU АКТИВАЦИИ на контролируемую станцию.</text:span><text:span/></text:p>
      <text:p text:style-name="P925"><text:span text:style-name="T2569">Отправьте команду процесса на контролируемую станцию</text:span><text:span/></text:p>
      <text:p text:style-name="P926"><text:span text:style-name="T2570"> Информационный объект sc = (Информационный объект)</text:span><text:span/></text:p>
      <text:p text:style-name="P927"><text:span text:style-name="T2571"> SingleCommand_create(NULL, 5000, true, false, 0);</text:span><text:span/></text:p>
      <text:p text:style-name="P928"><text:span text:style-name="T2572"/><text:span/></text:p>
      <text:p text:style-name="P929"><text:span text:style-name="T2573"> CS101_Master_sendProcessCommand(master, CS101_COT_ACTIVATION, 1, sc);</text:span><text:span/></text:p>
      <text:p text:style-name="P930"><text:span text:style-name="T2574"/><text:span/></text:p>
      <text:p text:style-name="P931"><text:span text:style-name="T2575"> InformationObject_destroy(sc);</text:span><text:span/></text:p>
      <text:p text:style-name="P932"><text:span text:style-name="T2576">Конструктор типа данных SingleCommand имеет следующую подпись:</text:span><text:span/></text:p>
      <text:p text:style-name="P933"><text:span text:style-name="T2577"> Одиночная</text:span><text:span/></text:p>
      <text:p text:style-name="P934"><text:span text:style-name="T2578">командаSingleCommand_create(одиночная команда self, int ioa, bool command, bool SelectCommand, int qu);</text:span><text:span/></text:p>
      <text:p text:style-name="P935"><text:span text:style-name="T2579">Для отправки команды прямого управления</text:span><text:span text:style-name="T2580"> </text:span><text:span text:style-name="T2581">параметр SelectCommand должен иметь значение false.</text:span><text:span text:style-name="T2582"> </text:span><text:span text:style-name="T2583">Квалификатор (</text:span><text:span text:style-name="T2584">qu</text:span><text:span text:style-name="T2585">), как правило, должен быть установлен в 0.</text:span><text:span/></text:p>
      <text:p text:style-name="P936"><text:span text:style-name="T2586">Для</text:span><text:span text:style-name="T2587"> </text:span><text:span text:style-name="T2588">выбора перед операцией</text:span><text:span text:style-name="T2589"> </text:span><text:span text:style-name="T2590">команда должна быть отправлена с параметром</text:span><text:span text:style-name="T2591"> </text:span><text:span text:style-name="T2592">SelectCommand</text:span><text:span text:style-name="T2593">, установленным в true, для выбора управляющего вывода.</text:span><text:span text:style-name="T2594"> </text:span><text:span text:style-name="T2595">На следующем шаге должна быть отправлена дополнительная команда с</text:span><text:span text:style-name="T2596"> </text:span><text:span text:style-name="T2597">SelectCommand,</text:span><text:span text:style-name="T2598"> </text:span><text:span text:style-name="T2599">для которой установлено значение false, чтобы вызвать фактическое выполнение команды.</text:span><text:span/></text:p>
      <text:p text:style-name="P937"><text:span text:style-name="T2600">Если команда выполнена успешно, внешняя станция ответит ответным сообщением ACT_CON с</text:span><text:span text:style-name="T2601"> </text:span><text:span text:style-name="T2602">не установленным отрицательным флагом.</text:span><text:span text:style-name="T2603"> </text:span><text:span text:style-name="T2604">В случае, если внешняя станция не может выполнить команду, она также ответит ответом ACT_CON, но с</text:span><text:span text:style-name="T2605"> </text:span><text:span text:style-name="T2606">установленным отрицательным флагом.</text:span><text:span text:style-name="T2607"> </text:span><text:span text:style-name="T2608">Вы можете проверить, установлен ли этот флаг с</text:span><text:span text:style-name="T2609"> </text:span><text:span text:style-name="T2610">помощью</text:span><text:span text:style-name="T2611"> </text:span><text:span text:style-name="T2612">функции CS101_ASDU_isNegative, используемой с полученным</text:span><text:span text:style-name="T2613"> </text:span><text:span text:style-name="T2614">экземпляром CS101_ASDU.</text:span><text:span/></text:p>
      <text:p text:style-name="P938"><text:span text:style-name="T2615">Для мастера CS 104 команда может быть отправлена таким же образом с помощью</text:span><text:span text:style-name="T2616"> </text:span><text:span text:style-name="T2617">функции CS104_Master_sendProcessCommandEx .</text:span><text:span/></text:p>
      <text:p text:style-name="P939"><text:span text:style-name="T2618">Программирование на стороне ведомого устройства (сервера)</text:span><text:span/></text:p>
      <text:p text:style-name="P940"><text:span text:style-name="T2619">Конфигурация и настройка сервера CS104 (TCP/IP)</text:span><text:span/></text:p>
      <text:p text:style-name="P941"><text:span text:style-name="T2620">Для настройки и настройки сервера/ведомого устройства IEC 60870-5-104 требуется экземпляр</text:span><text:span text:style-name="T2621"> </text:span><text:span text:style-name="T2622">типа</text:span><text:span text:style-name="T2623"> </text:span><text:span text:style-name="T2624">данных CS104_Slave.</text:span><text:span/></text:p>
      <text:p text:style-name="P942"><text:span text:style-name="T2625">CS104_Slave slave = CS104_Slave_create(100, 100);</text:span><text:span/></text:p>
      <text:p text:style-name="P943"><text:span text:style-name="T2626">После создания экземпляра сервера его можно настроить</text:span><text:span/></text:p>
      <text:p text:style-name="P944"><text:span text:style-name="T2627">Режим сервера CS104</text:span><text:span/></text:p>
      <text:p text:style-name="P945"><text:span text:style-name="T2628">Сервер предоставляет три различных режима, касающихся поддержки избыточных подключений и обработки очереди событий:</text:span><text:span/></text:p>
      <text:p text:style-name="P946"><text:span text:style-name="T2629">Режим по умолчанию (</text:span><text:span text:style-name="T2630">CS104_MODE_SINGLE_REDUNDANCY_GROUP</text:span><text:span text:style-name="T2631">) разрешает только</text:span><text:span text:style-name="T2632"> </text:span><text:span text:style-name="T2633">одно активное клиентское соединение</text:span><text:span text:style-name="T2634">.</text:span><text:span text:style-name="T2635"> </text:span><text:span text:style-name="T2636">Активное клиентское соединение - это соединение, в котором отправляются ASDU (блоки данных приложения).</text:span><text:span text:style-name="T2637"> </text:span><text:span text:style-name="T2638">Все остальные соединения являются только резервными соединениями, которые не отправляют данные прикладного уровня.</text:span><text:span text:style-name="T2639"> </text:span><text:span text:style-name="T2640">Существует единая очередь для событий.</text:span><text:span text:style-name="T2641"> </text:span><text:span text:style-name="T2642">События также сохраняются, когда ни один клиент не подключен или когда соединение не активно.</text:span><text:span/></text:p>
      <text:p text:style-name="P947"><text:span text:style-name="T2643">Второй режим (</text:span><text:span text:style-name="T2644">CS104_MODE_CONNECTION_IS_REDUNDANCY_GROUP</text:span><text:span text:style-name="T2645">) позволяет</text:span><text:span text:style-name="T2646"> </text:span><text:span text:style-name="T2647">использовать несколько активных клиентских подключений</text:span><text:span text:style-name="T2648">.</text:span><text:span text:style-name="T2649"> </text:span><text:span text:style-name="T2650">Каждое соединение имеет свою собственную очередь событий.</text:span><text:span text:style-name="T2651"> </text:span><text:span text:style-name="T2652">Очередь событий будет удалена при закрытии клиентского соединения.</text:span><text:span text:style-name="T2653"> </text:span><text:span text:style-name="T2654">Этот режим может использоваться, когда более одного клиента должны получить доступ к данным приложения.</text:span><text:span text:style-name="T2655"> </text:span><text:span text:style-name="T2656">Этот режим прост в использовании.</text:span><text:span text:style-name="T2657"> </text:span><text:span text:style-name="T2658">Но недостатком этого режима является то, что события теряются, когда клиент не подключен.</text:span><text:span/></text:p>
      <text:p text:style-name="P948"><text:span text:style-name="T2659">Третий режим (</text:span><text:span text:style-name="T2660">CS104_MODE_MULTIPLE_REDUNDANCY_GROUPS</text:span><text:span text:style-name="T2661">) позволяет</text:span><text:span text:style-name="T2662"> </text:span><text:span text:style-name="T2663">использовать несколько активных клиентских подключений</text:span><text:span text:style-name="T2664"> </text:span><text:span text:style-name="T2665">с сохранением событий, когда ни один клиент не подключен.</text:span><text:span text:style-name="T2666"> </text:span><text:span text:style-name="T2667">В этом режиме клиенты могут быть назначены определенным группам резервирования.</text:span><text:span text:style-name="T2668"> </text:span><text:span text:style-name="T2669">Назначение основано на IP-адресе клиента.</text:span><text:span text:style-name="T2670"> </text:span><text:span text:style-name="T2671">Группа резервирования может иметь несколько одновременных подключений, но только одно из этих подключений может быть активным.</text:span><text:span text:style-name="T2672"> </text:span><text:span text:style-name="T2673">Количество активированных подключений ограничено количеством групп резервирования.</text:span><text:span text:style-name="T2674"> </text:span><text:span text:style-name="T2675">Каждая группа резервирования имеет выделенную очередь событий.</text:span><text:span/></text:p>
      <text:p text:style-name="P949"><text:span text:style-name="T2676">Режим сервера можно установить с</text:span><text:span text:style-name="T2677"> </text:span><text:span text:style-name="T2678">помощью</text:span><text:span text:style-name="T2679"> </text:span><text:span text:style-name="T2680">функции CS104_Slave_setServerMode:</text:span><text:span/></text:p>
      <text:p text:style-name="P950"><text:span text:style-name="T2681">cs104_slave_setserver mode(подчиненный, CS104_MODE_MULTIPLE_REDUNDANCY_GROUPS);</text:span><text:span/></text:p>
      <text:p text:style-name="P951"><text:span text:style-name="T2682">CS104: определение нескольких групп резервирования</text:span><text:span/></text:p>
      <text:p text:style-name="P952"><text:span text:style-name="T2683">Группы избыточности должны создаваться явно только при использовании servermode</text:span><text:span text:style-name="T2684"> </text:span><text:span text:style-name="T2685">CS104_MODE_MULTIPLE_REDUNDANCY_GROUPS</text:span><text:span text:style-name="T2686">.</text:span><text:span text:style-name="T2687"> </text:span><text:span text:style-name="T2688">Вы можете назначить несколько IP-адресов группе резервирования.</text:span><text:span text:style-name="T2689"> </text:span><text:span text:style-name="T2690">Входящие соединения с одного из этих IP-адресов будут автоматически назначаться этой конкретной группе резервирования.</text:span><text:span/></text:p>
      <text:p text:style-name="P953"><text:span text:style-name="T2691">Когда группа резервирования не имеет назначенного IP-адреса, она работает как "универсальная" группа.</text:span><text:span text:style-name="T2692"> </text:span><text:span text:style-name="T2693">Это означает, что все входящие соединения, которые не назначены ни одной из других групп, в конечном итоге попадут в эту группу.</text:span><text:span/></text:p>
      <text:p text:style-name="P954"><text:span text:style-name="T2694">Пример определения групп множественного резервирования</text:span><text:span/></text:p>
      <text:p text:style-name="P955"><text:span text:style-name="T2695">cs104_slave_setservermode(подчиненный, CS104_MODE_MULTIPLE_REDUNDANCY_GROUPS);</text:span><text:span/></text:p>
      <text:p text:style-name="P956"><text:span text:style-name="T2696"/><text:span/></text:p>
      <text:p text:style-name="P957"><text:span text:style-name="T2697">CS104_RedundancyGroup redGroup1 = CS104_RedundancyGroup_create("красная группа-1");</text:span><text:span/></text:p>
      <text:p text:style-name="P958"><text:span text:style-name="T2698">CS104_RedundancyGroup_addAllowedClient(redGroup1, "192.168.2.9");</text:span><text:span/></text:p>
      <text:p text:style-name="P959"><text:span text:style-name="T2699"/><text:span/></text:p>
      <text:p text:style-name="P960"><text:span text:style-name="T2700">CS104_RedundancyGroup redGroup2 = CS104_RedundancyGroup_create("красная группа-2");</text:span><text:span/></text:p>
      <text:p text:style-name="P961"><text:span text:style-name="T2701">CS104_RedundancyGroup_addAllowedClient(redGroup2, "192.168.2.223");</text:span><text:span/></text:p>
      <text:p text:style-name="P962"><text:span text:style-name="T2702">CS104_RedundancyGroup_addAllowedClient(redGroup2, "192.168.2.222");</text:span><text:span/></text:p>
      <text:p text:style-name="P963"><text:span text:style-name="T2703"/><text:span/></text:p>
      <text:p text:style-name="P964"><text:span text:style-name="T2704">CS104_RedundancyGroup redGroup3 = CS104_RedundancyGroup_create("универсальный");</text:span><text:span/></text:p>
      <text:p text:style-name="P965"><text:span text:style-name="T2705"/><text:span/></text:p>
      <text:p text:style-name="P966"><text:span text:style-name="T2706">CS104_Slave_addRedundancyGroup(подчиненный, redGroup1);</text:span><text:span/></text:p>
      <text:p text:style-name="P967"><text:span text:style-name="T2707">CS104_Slave_addRedundancyGroup(подчиненный, redGroup2);</text:span><text:span/></text:p>
      <text:p text:style-name="P968"><text:span text:style-name="T2708">CS104_Slave_addRedundancyGroup(подчиненный, redGroup3);</text:span><text:span/></text:p>
      <text:p text:style-name="P969"><text:span text:style-name="T2709">Конфигурация и настройка ведомого устройства CS101 (последовательного)</text:span><text:span/></text:p>
      <text:p text:style-name="P970"><text:span text:style-name="T2710">Подобно стороне master, ведомая сторона CS101 также может быть настроена для одного из двух режимов канального уровня (</text:span><text:span text:style-name="T2711">сбалансированный</text:span><text:span text:style-name="T2712"> </text:span><text:span text:style-name="T2713">или</text:span><text:span text:style-name="T2714"> </text:span><text:span text:style-name="T2715">несбалансированный</text:span><text:span text:style-name="T2716">).</text:span><text:span text:style-name="T2717"> </text:span><text:span text:style-name="T2718">Подчиненный CS101 представлен</text:span><text:span text:style-name="T2719"> </text:span><text:span text:style-name="T2720">объектом CS101_SLave.</text:span><text:span/></text:p>
      <text:p text:style-name="P971"><text:span text:style-name="T2721">Перед</text:span><text:span text:style-name="T2722"> </text:span><text:span text:style-name="T2723">созданием</text:span><text:span text:style-name="T2724"> </text:span><text:span text:style-name="T2725">объекта</text:span><text:span text:style-name="T2726"> </text:span><text:span text:style-name="T2727">CS101_Slave требуется объект SerialPort</text:span><text:span text:style-name="T2728">.</text:span><text:span text:style-name="T2729"> </text:span><text:span text:style-name="T2730">Объект</text:span><text:span text:style-name="T2731"> </text:span><text:span text:style-name="T2732">SerialPort</text:span><text:span text:style-name="T2733"> </text:span><text:span text:style-name="T2734">представляет последовательный интерфейс и его конфигурацию.</text:span><text:span/></text:p>
      <text:p text:style-name="P972"><text:span text:style-name="T2735">SerialPort порт = SerialPort_create(SerialPort, 9600, 8, 'E', 1);</text:span><text:span/></text:p>
      <text:p text:style-name="P973"><text:span text:style-name="T2736">Созданный</text:span><text:span text:style-name="T2737"> </text:span><text:span text:style-name="T2738">объект SerialPort требуется для</text:span><text:span text:style-name="T2739"> </text:span><text:span text:style-name="T2740">функции CS101_Slave_create:</text:span><text:span/></text:p>
      <text:p text:style-name="P974"><text:span text:style-name="T2741">CS101_Slave slave = CS101_Slave_create(порт, NULL, NULL, IEC60870_LINK-LAYER_UNBALANCED);</text:span><text:span/></text:p>
      <text:p text:style-name="P975"><text:span text:style-name="T2742">Эта функция имеет следующую подпись:</text:span><text:span/></text:p>
      <text:p text:style-name="P976"><text:span text:style-name="T2743">CS101_Slave</text:span><text:span/></text:p>
      <text:p text:style-name="P977"><text:span text:style-name="T2744">CS101_Slave_create(SerialPort SerialPort, LinkLayerParameters llParameters, CS101_AppLayerParameters alParameters, IEC60870_LinkLayerMode linkLayerMode)</text:span><text:span/></text:p>
      <text:p text:style-name="P978"><text:span text:style-name="T2745">При желании можно указать параметры канального уровня и параметры прикладного уровня.</text:span><text:span text:style-name="T2746"> </text:span><text:span text:style-name="T2747">Если следует использовать значения по умолчанию, эти параметры можно пропустить (установить значение</text:span><text:span text:style-name="T2748"> </text:span><text:span text:style-name="T2749">NULL</text:span><text:span text:style-name="T2750">).</text:span><text:span text:style-name="T2751"> </text:span><text:span text:style-name="T2752">Последний параметр указывает</text:span><text:span text:style-name="T2753">, используется ли сбалансированный</text:span><text:span text:style-name="T2754"> </text:span><text:span text:style-name="T2755">или</text:span><text:span text:style-name="T2756"> </text:span><text:span text:style-name="T2757">несбалансированный</text:span><text:span text:style-name="T2758"> </text:span><text:span text:style-name="T2759">режим.</text:span><text:span/></text:p>
      <text:p text:style-name="P979"><text:span text:style-name="T2760">Для последовательного ведомого устройства также требуется установить адрес канального уровня:</text:span><text:span/></text:p>
      <text:p text:style-name="P980"><text:span text:style-name="T2761">CS101_Slave_setLinkLayerAddress(подчиненный, 1);</text:span><text:span/></text:p>
      <text:p text:style-name="P981"><text:span text:style-name="T2762">Настройка функций обработчика обратного вызова</text:span><text:span/></text:p>
      <text:p text:style-name="P982"><text:span text:style-name="T2763">Перед запуском или запуском сервера рекомендуется настроить функции обратного вызова для обработки подчиненных событий.</text:span><text:span text:style-name="T2764"> </text:span><text:span text:style-name="T2765">Доступны следующие типы обработчиков обратного вызова (пожалуйста, обратитесь к справочному руководству API для получения подробной информации о подписи функции).</text:span><text:span text:style-name="T2766"> </text:span><text:span text:style-name="T2767">Некоторые из них доступны только для серверов CS 104, а некоторые - только для подчиненных серверов CS101.</text:span><text:span/></text:p>
      <text:p text:style-name="P983"><text:span text:style-name="T2768">Таблица 2. Типы обработчиков обратного вызова на стороне подчиненного устройства</text:span><text:span/></text:p>
      <table:table table:style-name="ta6">
        <table:table-columns>
          <table:table-column table:style-name="co19"/>
          <table:table-column table:style-name="co20"/>
          <table:table-column table:style-name="co21"/>
          <table:table-column table:style-name="co22"/>
        </table:table-columns>
        <table:table-row table:style-name="ro94">
          <table:table-cell table:style-name="ce359">
            <text:p text:style-name="P984"><text:span text:style-name="T2769">тип обратного вызова</text:span><text:span/></text:p>
          </table:table-cell>
          <table:table-cell table:style-name="ce360">
            <text:p text:style-name="P985"><text:span text:style-name="T2770">событие</text:span><text:span/></text:p>
          </table:table-cell>
          <table:table-cell table:style-name="ce361">
            <text:p text:style-name="P986"><text:span text:style-name="T2771">CS 101</text:span><text:span/></text:p>
          </table:table-cell>
          <table:table-cell table:style-name="ce362">
            <text:p text:style-name="P987"><text:span text:style-name="T2772">CS 104</text:span><text:span/></text:p>
          </table:table-cell>
        </table:table-row>
        <table:table-row table:style-name="ro95">
          <table:table-cell table:style-name="ce363">
            <text:p text:style-name="P988"><text:span text:style-name="T2773">CS101_InterrogationHandler</text:span><text:span/></text:p>
          </table:table-cell>
          <table:table-cell table:style-name="ce364">
            <text:p text:style-name="P989"><text:span text:style-name="T2774">запросы на запрос</text:span><text:span/></text:p>
          </table:table-cell>
          <table:table-cell table:style-name="ce365">
            <text:p text:style-name="P990"><text:span text:style-name="T2775">+</text:span><text:span/></text:p>
          </table:table-cell>
          <table:table-cell table:style-name="ce366">
            <text:p text:style-name="P991"><text:span text:style-name="T2776">+</text:span><text:span/></text:p>
          </table:table-cell>
        </table:table-row>
        <table:table-row table:style-name="ro96">
          <table:table-cell table:style-name="ce367">
            <text:p text:style-name="P992"><text:span text:style-name="T2777">CS101_CounterInterrogationHandler</text:span><text:span/></text:p>
          </table:table-cell>
          <table:table-cell table:style-name="ce368">
            <text:p text:style-name="P993"><text:span text:style-name="T2778">встречные запросы запросов</text:span><text:span/></text:p>
          </table:table-cell>
          <table:table-cell table:style-name="ce369">
            <text:p text:style-name="P994"><text:span text:style-name="T2779">+</text:span><text:span/></text:p>
          </table:table-cell>
          <table:table-cell table:style-name="ce370">
            <text:p text:style-name="P995"><text:span text:style-name="T2780">+</text:span><text:span/></text:p>
          </table:table-cell>
        </table:table-row>
        <table:table-row table:style-name="ro97">
          <table:table-cell table:style-name="ce371">
            <text:p text:style-name="P996"><text:span text:style-name="T2781">CS101_ReadHandler</text:span><text:span/></text:p>
          </table:table-cell>
          <table:table-cell table:style-name="ce372">
            <text:p text:style-name="P997"><text:span text:style-name="T2782">чтение запросов для отдельных информационных объектов</text:span><text:span/></text:p>
          </table:table-cell>
          <table:table-cell table:style-name="ce373">
            <text:p text:style-name="P998"><text:span text:style-name="T2783">+</text:span><text:span/></text:p>
          </table:table-cell>
          <table:table-cell table:style-name="ce374">
            <text:p text:style-name="P999"><text:span text:style-name="T2784">+</text:span><text:span/></text:p>
          </table:table-cell>
        </table:table-row>
        <table:table-row table:style-name="ro98">
          <table:table-cell table:style-name="ce375">
            <text:p text:style-name="P1000"><text:span text:style-name="T2785">Обработчик CS101_ClockSynchronizationHandler</text:span><text:span/></text:p>
          </table:table-cell>
          <table:table-cell table:style-name="ce376">
            <text:p text:style-name="P1001"><text:span text:style-name="T2786">получено сообщение о синхронизации часов</text:span><text:span/></text:p>
          </table:table-cell>
          <table:table-cell table:style-name="ce377">
            <text:p text:style-name="P1002"><text:span text:style-name="T2787">+</text:span><text:span/></text:p>
          </table:table-cell>
          <table:table-cell table:style-name="ce378">
            <text:p text:style-name="P1003"><text:span text:style-name="T2788">+</text:span><text:span/></text:p>
          </table:table-cell>
        </table:table-row>
        <table:table-row table:style-name="ro99">
          <table:table-cell table:style-name="ce379">
            <text:p text:style-name="P1004"><text:span text:style-name="T2789">CS101_ResetProcessHandler</text:span><text:span/></text:p>
          </table:table-cell>
          <table:table-cell table:style-name="ce380">
            <text:p text:style-name="P1005"><text:span text:style-name="T2790">получен запрос на сброс процесса</text:span><text:span/></text:p>
          </table:table-cell>
          <table:table-cell table:style-name="ce381">
            <text:p text:style-name="P1006"><text:span text:style-name="T2791">+</text:span><text:span/></text:p>
          </table:table-cell>
          <table:table-cell table:style-name="ce382">
            <text:p text:style-name="P1007"><text:span text:style-name="T2792">+</text:span><text:span/></text:p>
          </table:table-cell>
        </table:table-row>
        <table:table-row table:style-name="ro100">
          <table:table-cell table:style-name="ce383">
            <text:p text:style-name="P1008"><text:span text:style-name="T2793">CS101_DelayAcquisitionHandler</text:span><text:span/></text:p>
          </table:table-cell>
          <table:table-cell table:style-name="ce384">
            <text:p text:style-name="P1009"><text:span text:style-name="T2794">получен запрос на получение задержки</text:span><text:span/></text:p>
          </table:table-cell>
          <table:table-cell table:style-name="ce385">
            <text:p text:style-name="P1010"><text:span text:style-name="T2795">+</text:span><text:span/></text:p>
          </table:table-cell>
          <table:table-cell table:style-name="ce386">
            <text:p text:style-name="P1011"><text:span text:style-name="T2796">-</text:span><text:span/></text:p>
          </table:table-cell>
        </table:table-row>
        <table:table-row table:style-name="ro101">
          <table:table-cell table:style-name="ce387">
            <text:p text:style-name="P1012"><text:span text:style-name="T2797">CS101_ASDUHandler</text:span><text:span/></text:p>
          </table:table-cell>
          <table:table-cell table:style-name="ce388">
            <text:p text:style-name="P1013"><text:span text:style-name="T2798">ASDU получен, но не обработан одним из других обработчиков обратного вызова</text:span><text:span/></text:p>
          </table:table-cell>
          <table:table-cell table:style-name="ce389">
            <text:p text:style-name="P1014"><text:span text:style-name="T2799">+</text:span><text:span/></text:p>
          </table:table-cell>
          <table:table-cell table:style-name="ce390">
            <text:p text:style-name="P1015"><text:span text:style-name="T2800">+</text:span><text:span/></text:p>
          </table:table-cell>
        </table:table-row>
        <table:table-row table:style-name="ro102">
          <table:table-cell table:style-name="ce391">
            <text:p text:style-name="P1016"><text:span text:style-name="T2801">CS101_ResetCUHandler</text:span><text:span/></text:p>
          </table:table-cell>
          <table:table-cell table:style-name="ce392">
            <text:p text:style-name="P1017"><text:span text:style-name="T2802">получено сообщение канального уровня типа reset CU (модуль связи)</text:span><text:span/></text:p>
          </table:table-cell>
          <table:table-cell table:style-name="ce393">
            <text:p text:style-name="P1018"><text:span text:style-name="T2803">+</text:span><text:span/></text:p>
          </table:table-cell>
          <table:table-cell table:style-name="ce394">
            <text:p text:style-name="P1019"><text:span text:style-name="T2804">-</text:span><text:span/></text:p>
          </table:table-cell>
        </table:table-row>
        <table:table-row table:style-name="ro103">
          <table:table-cell table:style-name="ce395">
            <text:p text:style-name="P1020"><text:span text:style-name="T2805">CS104_ConnectionRequestHandler</text:span><text:span/></text:p>
          </table:table-cell>
          <table:table-cell table:style-name="ce396">
            <text:p text:style-name="P1021"><text:span text:style-name="T2806">новый клиент TCP / IP пытается подключиться</text:span><text:span/></text:p>
          </table:table-cell>
          <table:table-cell table:style-name="ce397">
            <text:p text:style-name="P1022"><text:span text:style-name="T2807">-</text:span><text:span/></text:p>
          </table:table-cell>
          <table:table-cell table:style-name="ce398">
            <text:p text:style-name="P1023"><text:span text:style-name="T2808">+</text:span><text:span/></text:p>
          </table:table-cell>
        </table:table-row>
      </table:table>
      <text:p text:style-name="P1024"><text:span text:style-name="T2809">Настройка некоторых функций обратного вызова для ведомого CS101</text:span><text:span/></text:p>
      <text:p text:style-name="P1025"><text:span text:style-name="T2810">/* установите обработчик обратного вызова для команды синхронизации часов */CS101_Slave_setClockSyncHandler(подчиненный, clockSyncHandler, NULL);</text:span><text:span/></text:p>
      <text:p text:style-name="P1026"><text:span text:style-name="T2811"/><text:span/></text:p>
      <text:p text:style-name="P1027"><text:span text:style-name="T2812">/* установите обработчик обратного вызова для команды запроса */CS101_Slave_setInterrogationHandler(подчиненный, обработчик запроса, NULL);</text:span><text:span/></text:p>
      <text:p text:style-name="P1028"><text:span text:style-name="T2813"/><text:span/></text:p>
      <text:p text:style-name="P1029"><text:span text:style-name="T2814">/* установить обработчик для других типов сообщений */CS101_Slave_setASDUHandler(подчиненный, asduHandler, NULL);</text:span><text:span/></text:p>
      <text:p text:style-name="P1030"><text:span text:style-name="T2815"/><text:span/></text:p>
      <text:p text:style-name="P1031"><text:span text:style-name="T2816">/* установить обработчик для сообщения сброса CU (сброс модуля связи) */CS101_Slave_setResetCUHandler(подчиненный, resetCUHandler, (void*) подчиненный);</text:span><text:span/></text:p>
      <text:p text:style-name="P1032"><text:span text:style-name="T2817">CS104 Запуск / остановка сервера</text:span><text:span/></text:p>
      <text:p text:style-name="P1033"><text:span text:style-name="T2818">После настройки сервера его можно запустить с</text:span><text:span text:style-name="T2819"> </text:span><text:span text:style-name="T2820">помощью</text:span><text:span text:style-name="T2821"> </text:span><text:span text:style-name="T2822">функции CS104_Slave_start .</text:span><text:span text:style-name="T2823"> </text:span><text:span text:style-name="T2824">Эта функция запускает новый фоновый поток, который прослушивает входящие клиентские подключения.</text:span><text:span/></text:p>
      <text:p text:style-name="P1034"><text:span text:style-name="T2825">CS104_Slave_start(подчиненный);</text:span><text:span/></text:p>
      <text:p text:style-name="P1035"><text:span text:style-name="T2826">Для деактивации службы IEC 60870-5-104 сервер можно остановить с</text:span><text:span text:style-name="T2827"> </text:span><text:span text:style-name="T2828">помощью</text:span><text:span text:style-name="T2829"> </text:span><text:span text:style-name="T2830">функции CS104_Slave_stop.</text:span><text:span/></text:p>
      <text:p text:style-name="P1036"><text:span text:style-name="T2831">CS104_Slave_stop(подчиненный);</text:span><text:span/></text:p>
      <text:p text:style-name="P1037"><text:span text:style-name="T2832">Спонтанная или периодическая передача сообщений</text:span><text:span/></text:p>
      <text:p text:style-name="P1038"><text:span text:style-name="T2833">Для спонтанной или периодической передачи сообщений на стороне сервера / подчиненного устройства пользователь API должен выделить</text:span><text:span text:style-name="T2834"> </text:span><text:span text:style-name="T2835">объект CS101_ASDU, который представляет один ASDU, добавить информационные объекты в ASDU и, наконец, поместить ASDU в очередь передачи.</text:span><text:span text:style-name="T2836"> </text:span><text:span text:style-name="T2837">Очередь передачи представляет собой список FIFO (первый вход - первый выход).</text:span><text:span text:style-name="T2838"> </text:span><text:span text:style-name="T2839">Если очередь заполнена, самое старое сообщение будет удалено и заменено новым добавленным сообщением.</text:span><text:span text:style-name="T2840"> </text:span><text:span text:style-name="T2841">Сообщения будут отправляться только при наличии активного клиентского соединения или рабочего соединения канального уровня.</text:span><text:span text:style-name="T2842"> </text:span><text:span text:style-name="T2843">В противном случае сообщения будут оставаться в очереди до тех пор, пока не будет активировано соединение.</text:span><text:span/></text:p>
      <text:p text:style-name="P1039"><text:span text:style-name="T2844">CS 104:</text:span><text:span text:style-name="T2845"> </text:span><text:span text:style-name="T2846">В подчиненном устройстве CS 104 размер очереди определяется</text:span><text:span text:style-name="T2847"> </text:span><text:span text:style-name="T2848">параметром</text:span><text:span text:style-name="T2849"> </text:span><text:span text:style-name="T2850">maxLowPrioQueueSize</text:span><text:span text:style-name="T2851"> </text:span><text:span text:style-name="T2852">функции CS104_Slave_create.</text:span><text:span text:style-name="T2853"> </text:span><text:span text:style-name="T2854">Если</text:span><text:span text:style-name="T2855"> </text:span><text:span text:style-name="T2856">для</text:span><text:span text:style-name="T2857"> </text:span><text:span text:style-name="T2858">параметра maxLowPrioQueueSize установлено значение ноль, очередь всегда будет иметь размер, определенный с помощью</text:span><text:span text:style-name="T2859"> </text:span><text:span text:style-name="T2860">CONFIG_SLAVE_MESSAGE_QUEUE_SIZE</text:span><text:span text:style-name="T2861">.</text:span><text:span text:style-name="T2862"> </text:span><text:span text:style-name="T2863">Второй параметр</text:span><text:span text:style-name="T2864"> </text:span><text:span text:style-name="T2865">maxHighPrioQueueSize</text:span><text:span text:style-name="T2866"> </text:span><text:span text:style-name="T2867">определяет размер очереди данных с высоким приоритетом.</text:span><text:span text:style-name="T2868"> </text:span><text:span text:style-name="T2869">Сообщения, которые помещаются в эту очередь, обходят сообщения очереди с низким приоритетом.</text:span><text:span text:style-name="T2870"> </text:span><text:span text:style-name="T2871">Очередь с высоким приоритетом используется для ответов на запросы в обработчиках обратного вызова библиотеки.</text:span><text:span/></text:p>
      <text:p text:style-name="P1040"><text:span text:style-name="T2872">Для отправки спонтанных или периодических сообщений необходимо выполнить следующие действия:</text:span><text:span/></text:p>
      <text:p text:style-name="P1041"><text:span text:style-name="T2873">1)Шаг: Создайте новый экземпляр CS101_ASDU (используйте CS101_COT_PERIODIC для периодических данных и CS101_COT_SPONTANEOUS для спонтанных данных)</text:span><text:span text:style-name="T2874"/><text:span/></text:p>
      <text:p text:style-name="P1042"><text:span>CS101_ASDU newAsdu = CS101_ASDU_create(alParameters, false, CS101_COT_PERIODIC, 0, 1, false, false);</text:span><text:span text:style-name="T2875"/><text:span/></text:p>
      <text:p text:style-name="P1043"><text:span text:style-name="T2876">2)Шаг: Создайте новый экземпляр информационного объекта, содержащий данные для отправки</text:span><text:span text:style-name="T2877"/><text:span/></text:p>
      <text:p text:style-name="P1044"><text:span>InformationObject io = (InformationObject) MeasuredValueScaled_create(NULL, 110, scaledValue, IEC60870_QUALITY_GOOD);</text:span><text:span text:style-name="T2878"/><text:span/></text:p>
      <text:p text:style-name="P1045"><text:span text:style-name="T2879">3)Шаг: Добавьте новый информационный объект в ASDU</text:span><text:span text:style-name="T2880"/><text:span/></text:p>
      <text:p text:style-name="P1046"><text:span>CS101_ASDU_addInformationObject(newAsdu, io);</text:span><text:span text:style-name="T2881"/><text:span/></text:p>
      <text:p text:style-name="P1047"><text:span text:style-name="T2882"/><text:span text:style-name="T2883"/><text:span/></text:p>
      <text:p text:style-name="P1048"><text:span text:style-name="T2884">4)Шаг: Освободите память информационного объекта</text:span><text:span text:style-name="T2885"/><text:span/></text:p>
      <text:p text:style-name="P1049"><text:span text:style-name="T2886"/><text:span>InformationObject_destroy(io);</text:span><text:span text:style-name="T2887"/><text:span/></text:p>
      <text:p text:style-name="P1050"><text:span text:style-name="T2888">5)Шаг: Поместите ASDU в очередь данных класса 2 для передачи</text:span><text:span/></text:p>
      <text:p text:style-name="P1051"><text:span>CS101_Slave_enqueueUserDataClass2(slave, newAsdu);</text:span><text:span text:style-name="T2889"/><text:span/></text:p>
      <text:p text:style-name="P1052"><text:span text:style-name="T2890">6)Шаг: Освободите память ASDU</text:span><text:span/></text:p>
      <text:p text:style-name="P1053"><text:span>CS101_ASDU_destroy(newAsdu);</text:span><text:span/></text:p>
      <text:p text:style-name="P1054"><text:span text:style-name="T2891"/><text:span/></text:p>
      <text:p text:style-name="P1055"><text:span text:style-name="T2892"/><text:span/></text:p>
      <text:p text:style-name="P1056"><text:span text:style-name="T2893">ПРИМЕЧАНИЕ: Для CS 104 вы должны использовать функцию CS104_Slave_enqueueASDU на шаге 5:</text:span><text:span/></text:p>
      <text:p text:style-name="P1057"><text:span>CS101_ASDU_destroy(newAsdu);</text:span><text:span/></text:p>
      <text:p text:style-name="P1058"><text:span text:style-name="T2894"/><text:span text:style-name="T2895"/><text:span/></text:p>
      <text:p text:style-name="P1059"><text:span text:style-name="T2896">Обработка запросов запросов</text:span><text:span/></text:p>
      <text:p text:style-name="P1060"><text:span text:style-name="T2897">На стороне сервера вы должны использовать функцию обратного вызова InterrogationHandler для обработки запроса запроса.</text:span><text:span text:style-name="T2898"> </text:span><text:span text:style-name="T2899">В зависимости от значения QOI (</text:span><text:span text:style-name="T2900">определителя запроса</text:span><text:span text:style-name="T2901">) вы можете возвращать различные информационные объекты.</text:span><text:span text:style-name="T2902"> </text:span><text:span text:style-name="T2903">Для простой системы достаточно обрабатывать только запросы опроса станции (QOI = 20).</text:span><text:span text:style-name="T2904"> </text:span><text:span text:style-name="T2905">Значения QOI 21-36 используются для групп опроса (1-16).</text:span><text:span text:style-name="T2906"> </text:span><text:span text:style-name="T2907">Назначение информационных объектов группам запросов зависит от подчиненного разработчика.</text:span><text:span/></text:p>
      <text:p text:style-name="P1061"><text:span text:style-name="T2908">В соответствии со спецификацией сервер должен ответить на запрос АКТИВАЦИИ от клиента ответом ACT_CON, за которым следует ASDU, содержащий информационные объекты с</text:span><text:span text:style-name="T2909"> </text:span><text:span text:style-name="T2910">CS101_COT_INTERROGATED_BY_STATION</text:span><text:span text:style-name="T2911"> </text:span><text:span text:style-name="T2912">для запроса станции или COT, которые представляют соответствующую группу запросов (например</text:span><text:span text:style-name="T2913">, CS101_COT_INTERROGATED_BY_GROUP_1</text:span><text:span text:style-name="T2914"> </text:span><text:span text:style-name="T2915">для группы запросов 1).</text:span><text:span text:style-name="T2916"> </text:span><text:span text:style-name="T2917">После отправки всех информационных объектов сервер должен отправить начальное командное сообщение запроса с COT =</text:span><text:span text:style-name="T2918"> </text:span><text:span text:style-name="T2919">CS101_COT_ACTIVATION_TERMINATION,</text:span><text:span text:style-name="T2920"> </text:span><text:span text:style-name="T2921">чтобы указать, что передача данных запроса завершена.</text:span><text:span/></text:p>
      <text:p text:style-name="P1062"><text:span text:style-name="T2922">Пример реализации обработчика запросов</text:span><text:span/></text:p>
      <text:p text:style-name="P1063"><text:span text:style-name="T2923"/><text:span text:style-name="T2924"/></text:p>
      <text:p text:style-name="P1064"><text:span text:style-name="T2925"/><text:span text:style-name="T2926">static boolinterrogationHandler(void* parameter, IMasterConnection connection, CS101_ASDU asdu, uint8_t qoi) </text:span><text:span text:style-name="T2927"/><text:span/></text:p>
      <text:p text:style-name="P1065"><text:span text:style-name="T2928">{<text:s text:c="5"/></text:span><text:span text:style-name="T2929"/><text:span/></text:p>
      <text:p text:style-name="P1066"><text:span text:style-name="T2930">if (qoi == 20) </text:span><text:span text:style-name="T2931"/></text:p>
      <text:p text:style-name="P1067"><text:span text:style-name="T2932">{ /* only handle station interrogation */<text:s text:c="10"/></text:span><text:span text:style-name="T2933"/><text:span/></text:p>
      <text:p text:style-name="P1068"><text:span text:style-name="T2934">CS101_AppLayerParameters alParams = IMasterConnection_getApplicationLayerPa</text:span><text:span text:style-name="T2935">rameters(connection);<text:s text:c="10"/>IMasterConnection_sendACT_CON(connection, asdu, false);</text:span><text:span text:style-name="T2936"/></text:p>
      <text:p text:style-name="P1069"><text:span text:style-name="T2937"/><text:span text:style-name="T2938">CS101_ASDU newAsdu = CS101_ASDU_create(alParams, false, CS101_COT_INTERROGATED_BY_STATION,<text:s text:c="17"/>0, 1, false, false);<text:s text:c="10"/></text:span><text:span text:style-name="T2939"/></text:p>
      <text:p text:style-name="P1070"><text:span text:style-name="T2940">InformationObject io = </text:span><text:span text:style-name="T2941">(InformationObject) MeasuredValueScaled_create(NULL, 100, -1, IEC60870_QUALITY_GOOD);<text:s text:c="10"/></text:span><text:span text:style-name="T2942"/></text:p>
      <text:p text:style-name="P1071"><text:span text:style-name="T2943">CS101_ASDU_addInformationObject(newAsdu, io);<text:s text:c="10"/></text:span><text:span text:style-name="T2944"/></text:p>
      <text:p text:style-name="P1072"><text:span text:style-name="T2945">CS101_ASDU_addInformationObject(newAsdu, (InformationObject)<text:s text:c="13"/>MeasuredValueScaled_create((Measu</text:span><text:span text:style-name="T2946">redValueScaled) io, 101, 23, IEC60870_QUALITY_GOOD));</text:span><text:span text:style-name="T2947"/></text:p>
      <text:p text:style-name="P1073"><text:span text:style-name="T2948">CS101_ASDU_addInformationObject(newAsdu, (InformationObject)<text:s text:c="13"/>MeasuredValueScaled_create((MeasuredValueScaled) io, 102, 2300, IEC60870_QUALITY_GOOD));<text:s text:c="10"/>InformationObject_dest</text:span><text:span text:style-name="T2949">roy(io);<text:s text:c="10"/></text:span><text:span text:style-name="T2950"/><text:span/></text:p>
      <text:p text:style-name="P1074"><text:span text:style-name="T2951">IMasterConnection_sendASDU(connection, newAsdu);<text:s text:c="10"/></text:span><text:span text:style-name="T2952"/></text:p>
      <text:p text:style-name="P1075"><text:span text:style-name="T2953">CS101_ASDU_destroy(newAsdu);<text:s text:c="10"/></text:span><text:span text:style-name="T2954"/></text:p>
      <text:p text:style-name="P1076"><text:span text:style-name="T2955">IMasterConnection_sendACT_TERM(connection, asdu);<text:s text:c="5"/></text:span><text:span text:style-name="T2956"/></text:p>
      <text:p text:style-name="P1077"><text:span text:style-name="T2957">}<text:s text:c="5"/>else </text:span><text:span text:style-name="T2958"/></text:p>
      <text:p text:style-name="P1078"><text:span text:style-name="T2959">{<text:s text:c="9"/></text:span><text:span text:style-name="T2960"/></text:p>
      <text:p text:style-name="P1079"><text:span text:style-name="T2961">IMasterConnection_sendACT_CON(connection, asdu, true);<text:s text:c="4"/></text:span><text:span text:style-name="T2962"/></text:p>
      <text:p text:style-name="P1080"><text:span text:style-name="T2963"> }<text:s text:c="5"/></text:span><text:span/><text:span/></text:p>
      <text:p text:style-name="P1081"><text:span text:style-name="T2964"> r</text:span><text:span text:style-name="T2965">eturn true; }</text:span><text:span/><text:span/></text:p>
      <text:p text:style-name="P1082"><text:span text:style-name="T2966">Внутри обработчика запросов интерфейс IMasterConnection может использоваться для отправки запрошенных данных обратно клиенту / мастеру.</text:span><text:span text:style-name="T2967"> </text:span><text:span text:style-name="T2968">Ответственность за экземпляры CS101_ASDU и InformationObject,</text:span><text:span text:style-name="T2969"> </text:span><text:span text:style-name="T2970">созданные внутри обработчика запросов, лежит на пользователе, и они должны быть освобождены с соответствующими функциями (</text:span><text:span text:style-name="T2971">CS101_ASDU_destroy</text:span><text:span text:style-name="T2972"> </text:span><text:span text:style-name="T2973">и</text:span><text:span text:style-name="T2974"> </text:span><text:span text:style-name="T2975">InformationObject_destroy</text:span><text:span text:style-name="T2976">), если они были выделены динамически ранее.</text:span><text:span/></text:p>
      <text:p text:style-name="P1083"><text:span text:style-name="T2977">Обработка команд чтения (C_RD_NA_1)</text:span><text:span/></text:p>
      <text:p text:style-name="P1084"><text:span text:style-name="T2978">Команда чтения C_RD_NA_1(102) может использоваться клиентом / master для считывания значения конкретной точки данных в направлении мониторинга.</text:span><text:span/></text:p>
      <text:p text:style-name="P1085"><text:span text:style-name="T2979">Наиболее удобным способом обработки команд чтения на стороне сервера / ведомого устройства является реализация функции обратного вызова типа</text:span><text:span text:style-name="T2980"> </text:span><text:span text:style-name="T2981">CS101_ReadHandler</text:span><text:span text:style-name="T2982">.</text:span><text:span text:style-name="T2983"> </text:span><text:span text:style-name="T2984">Обработчик чтения может быть установлен функциями</text:span><text:span text:style-name="T2985"> </text:span><text:span text:style-name="T2986">CS104_Slave_setReadHandler</text:span><text:span text:style-name="T2987"> </text:span><text:span text:style-name="T2988">или</text:span><text:span text:style-name="T2989"> </text:span><text:span text:style-name="T2990">CS101_Slave_setReadHandler для сервера CS 104 или подчиненного устройства CS 101.</text:span><text:span/></text:p>
      <text:p text:style-name="P1086"><text:span text:style-name="T2991">В обработчике чтения вы должны либо отправить ту же команду чтения, но с COT, которая указывает на ошибку.</text:span><text:span text:style-name="T2992"> </text:span><text:span text:style-name="T2993">Или вы должны создать ASDU соответствующего типа для точки данных и отправить его обратно клиенту / мастеру.</text:span><text:span text:style-name="T2994"> </text:span><text:span text:style-name="T2995">При выполнении последнего вы должны использовать COT</text:span><text:span text:style-name="T2996"> </text:span><text:span text:style-name="T2997">CS101_COT_REQUEST</text:span><text:span text:style-name="T2998">, чтобы указать, что сообщение было вызвано запросом на чтение.</text:span><text:span/></text:p>
      <text:p text:style-name="P1087"><text:span text:style-name="T2999">Простая реализация обработчика чтения (псевдокод)</text:span><text:span/></text:p>
      <text:p text:style-name="P1088"><text:span text:style-name="T3000"/><text:span text:style-name="T3001"/></text:p>
      <text:p text:style-name="P1089"><text:span text:style-name="T3002"/><text:span text:style-name="T3003">static boolreadHandler(void* parameter, IMasterConnection connection, CS101_ASDU asdu, int ioa) {<text:s text:c="2"/></text:span><text:span text:style-name="T3004"/></text:p>
      <text:p text:style-name="P1090"><text:span text:style-name="T3005">if (request failed) </text:span><text:span text:style-name="T3006"/></text:p>
      <text:p text:style-name="P1091"><text:span text:style-name="T3007">{<text:s text:c="5"/></text:span><text:span text:style-name="T3008"/></text:p>
      <text:p text:style-name="P1092"><text:span text:style-name="T3009">/* send error reponse- e.g. unknown */<text:s text:c="5"/></text:span><text:span text:style-name="T3010"/></text:p>
      <text:p text:style-name="P1093"><text:span text:style-name="T3011">CS101_ASDU_setCOT(asdu, CS101_COT_UNKNOWN_CA);<text:s text:c="5"/></text:span><text:span text:style-name="T3012"/></text:p>
      <text:p text:style-name="P1094"><text:span text:style-name="T3013">CS101_ASDU_setNegative(asdu, true);<text:s text:c="2"/></text:span><text:span text:style-name="T3014"><text:s text:c="3"/></text:span><text:span text:style-name="T3015"/></text:p>
      <text:p text:style-name="P1095"><text:span text:style-name="T3016">IMasterConnection_sendASDU(connection, asdu);<text:s text:c="2"/></text:span><text:span text:style-name="T3017"/></text:p>
      <text:p text:style-name="P1096"><text:span text:style-name="T3018">}<text:s text:c="2"/>else </text:span><text:span text:style-name="T3019"/></text:p>
      <text:p text:style-name="P1097"><text:span text:style-name="T3020">{<text:s text:c="4"/></text:span><text:span text:style-name="T3021"/></text:p>
      <text:p text:style-name="P1098"><text:span text:style-name="T3022">CS101_AppLayerParameters alParams = CS104_Slave_getAppLayerParameters(cs104Slave);<text:s text:c="4"/>sCS101_StaticASDU _asdu;<text:s text:c="3"/></text:span><text:span text:style-name="T3023"/></text:p>
      <text:p text:style-name="P1099"><text:span text:style-name="T3024">CS101_ADSU newAsdu = CS101_ASDU_initializeStatic(_asdu, alParams, false, CS101_C</text:span><text:span text:style-name="T3025">OT_REQUEST,<text:s text:c="11"/>0, 1, false, false);<text:s text:c="4"/></text:span><text:span text:style-name="T3026"/></text:p>
      <text:p text:style-name="P1100"><text:span text:style-name="T3027">CS101_ASDU_addInformationObject(newAsdu, io);<text:s text:c="4"/></text:span><text:span text:style-name="T3028"/></text:p>
      <text:p text:style-name="P1101"><text:span text:style-name="T3029">IMasterConnection_sendASDU(connection, newAsdu);<text:s text:c="2"/></text:span><text:span text:style-name="T3030"/></text:p>
      <text:p text:style-name="P1102"><text:span text:style-name="T3031">}<text:s text:c="5"/></text:span><text:span text:style-name="T3032"/></text:p>
      <text:p text:style-name="P1103"><text:span text:style-name="T3033">/* return true to indicate that the request ASDU is handled here *</text:span><text:span text:style-name="T3034"/></text:p>
      <text:p text:style-name="P1104"><text:span text:style-name="T3035">/return true; </text:span><text:span text:style-name="T3036"/></text:p>
      <text:p text:style-name="P1105"><text:span text:style-name="T3037">}</text:span><text:span/><text:span/></text:p>
      <text:p text:style-name="P1106"><text:span text:style-name="T3038">Проблемы, связанные с CS104 (TCP / IP)</text:span><text:span/></text:p>
      <text:p text:style-name="P1107"><text:span text:style-name="T3039">Режим сервера</text:span><text:span/></text:p>
      <text:p text:style-name="P1108"><text:span text:style-name="T3040">Сервер предоставляет три разных режима:</text:span><text:span/></text:p>
      <text:p text:style-name="P1109"><text:span text:style-name="T3041">Режим по умолчанию (</text:span><text:span text:style-name="T3042">CS104_MODE_SINGLE_REDUNDANCY_GROUP</text:span><text:span text:style-name="T3043">) разрешает только</text:span><text:span text:style-name="T3044"> </text:span><text:span text:style-name="T3045">одно активное клиентское соединение</text:span><text:span text:style-name="T3046">.</text:span><text:span text:style-name="T3047"> </text:span><text:span text:style-name="T3048">Активное клиентское соединение - это соединение, по которому отправляются ASDU.</text:span><text:span text:style-name="T3049"> </text:span><text:span text:style-name="T3050">Все остальные соединения являются резервными соединениями.</text:span><text:span text:style-name="T3051"> </text:span><text:span text:style-name="T3052">Существует единая очередь для событий.</text:span><text:span text:style-name="T3053"> </text:span><text:span text:style-name="T3054">События также сохраняются, когда ни один клиент не подключен или когда соединение не активно.</text:span><text:span/></text:p>
      <text:p text:style-name="P1110"><text:span text:style-name="T3055">Второй режим (</text:span><text:span text:style-name="T3056">CS104_MODE_CONNECTION_IS_REDUNDANCY_GROUP</text:span><text:span text:style-name="T3057">) позволяет</text:span><text:span text:style-name="T3058"> </text:span><text:span text:style-name="T3059">использовать несколько активных клиентских подключений</text:span><text:span text:style-name="T3060">.</text:span><text:span text:style-name="T3061"> </text:span><text:span text:style-name="T3062">Каждое соединение имеет свою собственную очередь событий.</text:span><text:span text:style-name="T3063"> </text:span><text:span text:style-name="T3064">Очередь событий будет удалена при закрытии клиентского соединения.</text:span><text:span text:style-name="T3065"> </text:span><text:span text:style-name="T3066">Этот режим должен использоваться, когда более одного клиента должны получить доступ к данным приложения.</text:span><text:span/></text:p>
      <text:p text:style-name="P1111"><text:span text:style-name="T3067">Третий режим (</text:span><text:span text:style-name="T3068">CS104_MODE_MULTIPLE_REDUNDANCY_GROUPS</text:span><text:span text:style-name="T3069">) является наиболее гибким режимом и позволяет определять конкретные</text:span><text:span text:style-name="T3070"> </text:span><text:span text:style-name="T3071">группы резервирования</text:span><text:span text:style-name="T3072">.</text:span><text:span text:style-name="T3073"> </text:span><text:span text:style-name="T3074">Эти избыточные группы представляют собой группы клиентов, которые совместно используют одну и ту же очередь событий.</text:span><text:span text:style-name="T3075"> </text:span><text:span text:style-name="T3076">Для каждой группы резервирования существует отдельный экземпляр очереди событий.</text:span><text:span/></text:p>
      <text:p text:style-name="P1112"><text:span text:style-name="T3077">Режим сервера можно установить с</text:span><text:span text:style-name="T3078"> </text:span><text:span text:style-name="T3079">помощью</text:span><text:span text:style-name="T3080"> </text:span><text:span text:style-name="T3081">функции CS104_Slave_setServerMode .</text:span><text:span/></text:p>
      <text:p text:style-name="P1113"><text:span text:style-name="T3082">cs104_slave_setserver mode(подчиненный, CS104_MODE_CONNECTION_IS_REDUNDANCY_GROUP);</text:span><text:span/></text:p>
      <text:p text:style-name="P1114"><text:span text:style-name="T3083">Ограничить количество клиентских подключений</text:span><text:span/></text:p>
      <text:p text:style-name="P1115"><text:span text:style-name="T3084">Количество клиентов может быть ограничено с</text:span><text:span text:style-name="T3085"> </text:span><text:span text:style-name="T3086">помощью</text:span><text:span text:style-name="T3087"> </text:span><text:span text:style-name="T3088">функции CS104_Slave_setMaxOpenConnections.</text:span><text:span/></text:p>
      <text:p text:style-name="P1116"><text:span text:style-name="T3089">CS104_Slave_setMaxOpenConnections(подчиненный, 2);</text:span><text:span/></text:p>
      <text:p text:style-name="P1117"><text:span text:style-name="T3090">В этом случае сервер будет разрешать только два одновременных клиентских подключения.</text:span><text:span/></text:p>
      <text:p text:style-name="P1118"><text:span text:style-name="T3091">Настройка локального порта и IP-адреса</text:span><text:span/></text:p>
      <text:p text:style-name="P1119"><text:span text:style-name="T3092">TCP-порт по умолчанию для IEC 60870-5-104 равен 2404.</text:span><text:span text:style-name="T3093"> </text:span><text:span text:style-name="T3094">Порт может быть изменен с</text:span><text:span text:style-name="T3095"> </text:span><text:span text:style-name="T3096">помощью</text:span><text:span text:style-name="T3097"> </text:span><text:span text:style-name="T3098">функции CS104_Slave_setLocalPort .</text:span><text:span/></text:p>
      <text:p text:style-name="P1120"><text:span text:style-name="T3099">CS104_Slave_setLocalPort(подчиненный, 2405);</text:span><text:span/></text:p>
      <text:p text:style-name="P1121"><text:span text:style-name="T3100">По умолчанию сервер прослушивает все локальные IP-адреса.</text:span><text:span text:style-name="T3101"> </text:span><text:span text:style-name="T3102">С</text:span><text:span text:style-name="T3103"> </text:span><text:span text:style-name="T3104">помощью</text:span><text:span text:style-name="T3105"> </text:span><text:span text:style-name="T3106">функции CS104_Slave_setLocalAddress можно ограничить прослушивание сервером одного локального IP-адреса.</text:span><text:span/></text:p>
      <text:p text:style-name="P1122"><text:span text:style-name="T3107">CS104_Slave_setLocalAddress(подчиненный, "192.168.1.50");</text:span><text:span/></text:p>
      <text:p text:style-name="P1123"><text:span text:style-name="T3108">С этой настройкой сервер CS104 будет прослушивать только локальный интерфейс с назначенным IP-адресом 192.168.1.50.</text:span><text:span/></text:p>
      <text:p text:style-name="P1124"><text:span text:style-name="T3109">Установите обработчик запроса на подключение, чтобы ограничить доступ и отслеживать соединения</text:span><text:span/></text:p>
      <text:p text:style-name="P1125"><text:span text:style-name="T3110">CS104_ConnectionRequestHandler может использоваться для ограничения доступа к серверу.</text:span><text:span text:style-name="T3111"> </text:span><text:span text:style-name="T3112">С помощью возвращаемого значения приложение может разрешить или запретить попытки подключения клиента.</text:span><text:span/></text:p>
      <text:p text:style-name="P1126"><text:span text:style-name="T3113">CS104_ConnectionRequestHandler</text:span><text:span text:style-name="T3114"> </text:span><text:span text:style-name="T3115">может быть установлен с</text:span><text:span text:style-name="T3116"> </text:span><text:span text:style-name="T3117">помощью</text:span><text:span text:style-name="T3118"> </text:span><text:span text:style-name="T3119">функции CS104_Slave_setConnectionRequestHandler.</text:span><text:span text:style-name="T3120"> </text:span><text:span text:style-name="T3121">Второй параметр - это произвольный пользовательский объект, который будет передан обработчику при его вызове.</text:span><text:span text:style-name="T3122"> </text:span><text:span text:style-name="T3123">Если не требуется, для него можно установить значение</text:span><text:span text:style-name="T3124"> </text:span><text:span text:style-name="T3125">NULL</text:span><text:span text:style-name="T3126">.</text:span><text:span/></text:p>
      <text:p text:style-name="P1127"><text:span text:style-name="T3127">CS104_Slave_setConnectionRequestHandler(подчиненный, connectionRequestHandler, NULL);</text:span><text:span/></text:p>
      <text:p text:style-name="P1128"><text:span text:style-name="T3128">В обработчике вы можете дополнительно сверить IP-адрес клиента с белым списком разрешенных клиентов или реализовать черный список.</text:span><text:span/></text:p>
      <text:p text:style-name="P1129"><text:span text:style-name="T3129">Пример того, как реализовать ConnectionRequestHandler</text:span><text:span/></text:p>
      <text:p text:style-name="P1130"><text:span text:style-name="T3130">статический</text:span><text:span text:style-name="T3131"><text:s/></text:span><text:span text:style-name="T3132">обработчик запроса подключения к bool</text:span><text:span text:style-name="T3133"><text:s/></text:span><text:span text:style-name="T3134">(void* параметр, </text:span><text:span text:style-name="T3135"><text:s/></text:span><text:span text:style-name="T3136">постоянный символ* IP-адрес)</text:span><text:span/></text:p>
      <text:p text:style-name="P1131"><text:span text:style-name="T3137">{</text:span><text:span/></text:p>
      <text:p text:style-name="P1132"><text:span text:style-name="T3138"> /* Разрешать только известные IP-адреса! */</text:span><text:span text:style-name="T3139"><text:s text:c="3"/></text:span><text:span text:style-name="T3140">/* Вы можете реализовать свой белый список разрешенных клиентов здесь */</text:span><text:span text:style-name="T3141"><text:s text:c="3"/></text:span><text:span text:style-name="T3142">if (strcmp(IPAddress, "127.0.0.1") == 0) {</text:span><text:span/></text:p>
      <text:p text:style-name="P1133"><text:span text:style-name="T3143"> возвращает</text:span><text:span text:style-name="T3144"><text:s/></text:span><text:span text:style-name="T3145">true;</text:span><text:span/></text:p>
      <text:p text:style-name="P1134"><text:span text:style-name="T3146"> else</text:span><text:span text:style-name="T3147"><text:s text:c="5"/></text:span><text:span text:style-name="T3148">возвращает</text:span><text:span text:style-name="T3149"><text:s/></text:span><text:span text:style-name="T3150">false;</text:span><text:span/></text:p>
      <text:p text:style-name="P1135"><text:span text:style-name="T3151">}</text:span><text:span/></text:p>
      <text:p text:style-name="P1136"><text:span text:style-name="T3152">Создайте безопасное соединение с помощью TLS</text:span><text:span/></text:p>
      <text:p text:style-name="P1137"><text:span text:style-name="T3153">Стандарт CS 104 также может использоваться с TLS для реализации безопасных и аутентифицированных соединений.</text:span><text:span/></text:p>
      <text:p text:style-name="P1138"><text:span text:style-name="T3154">Для использования TLS необходимо настроить соответствующие параметры, сертификаты и закрытые ключи.</text:span><text:span/></text:p>
      <text:p text:style-name="P1139"><text:span text:style-name="T3155">Конфигурация хранится в</text:span><text:span text:style-name="T3156"> </text:span><text:span text:style-name="T3157">объекте TLSConfiguration.</text:span><text:span text:style-name="T3158"> </text:span><text:span text:style-name="T3159">Новый объект конфигурации может быть создан с</text:span><text:span text:style-name="T3160"> </text:span><text:span text:style-name="T3161">помощью</text:span><text:span text:style-name="T3162"> </text:span><text:span text:style-name="T3163">функции TLSConfiguration_create .</text:span><text:span/></text:p>
      <text:p text:style-name="P1140"><text:span text:style-name="T3164">Пример создания подчиненного устройства CS 104 с поддержкой TLS</text:span><text:span/></text:p>
      <text:p text:style-name="P1141"><text:span text:style-name="T3165">TLSConfiguration tlsConfig = TLSConfiguration_create();</text:span><text:span/></text:p>
      <text:p text:style-name="P1142"><text:span text:style-name="T3166"/><text:span/></text:p>
      <text:p text:style-name="P1143"><text:span text:style-name="T3167">ПроверкаTLSConfiguration_setChainValidation(tlsConfig, false);</text:span><text:span/></text:p>
      <text:p text:style-name="P1144"><text:span text:style-name="T3168">tlsconfiguration_setallowonlyknownсертифицирует(tlsConfig, true);</text:span><text:span/></text:p>
      <text:p text:style-name="P1145"><text:span text:style-name="T3169"/><text:span/></text:p>
      <text:p text:style-name="P1146"><text:span text:style-name="T3170">TLSConfiguration_setOwnKeyFromFile(tlsConfig, "server-key.pem", NULL);</text:span><text:span/></text:p>
      <text:p text:style-name="P1147"><text:span text:style-name="T3171">TLSConfiguration_setOwnCertificateFromFile(tlsConfig, "server.cer");</text:span><text:span/></text:p>
      <text:p text:style-name="P1148"><text:span text:style-name="T3172">TLSConfiguration_addCACertificateFromFile(tlsConfig, "root.cer");</text:span><text:span/></text:p>
      <text:p text:style-name="P1149"><text:span text:style-name="T3173"/><text:span/></text:p>
      <text:p text:style-name="P1150"><text:span text:style-name="T3174">TLSConfiguration_addAllowedCertificateFromFile(tlsConfig, "client1.cer");</text:span><text:span/></text:p>
      <text:p text:style-name="P1151"><text:span text:style-name="T3175"/><text:span/></text:p>
      <text:p text:style-name="P1152"><text:span text:style-name="T3176">/* создать новый экземпляр подчиненного / сервера */CS104_Slave slave = CS104_Slave_createSecure(100, 100, tlsConfig);</text:span><text:span/></text:p>
      <text:p text:style-name="P1153"><text:span text:style-name="T3177">темы, связанные с lib60870-C</text:span><text:span/></text:p>
      <text:p text:style-name="P1154"><text:span text:style-name="T3178">Вывод отладки</text:span><text:span/></text:p>
      <text:p text:style-name="P1155"><text:span text:style-name="T3179">Вывод отладки на консоль можно включить, установив</text:span><text:span text:style-name="T3180"> </text:span><text:span text:style-name="T3181">значение CONFIG_DEBUG_OUTPUT равным</text:span><text:span text:style-name="T3182"> </text:span><text:span text:style-name="T3183">1.</text:span><text:span text:style-name="T3184"> </text:span><text:span text:style-name="T3185">Это позволит включить отладочный вывод по умолчанию.</text:span><text:span text:style-name="T3186"> </text:span><text:span text:style-name="T3187">Вывод отладки может быть отключен с помощью функции</text:span><text:span text:style-name="T3188"> </text:span><text:span text:style-name="T3189">Lib60870_enableDebugOutput</text:span><text:span text:style-name="T3190">.</text:span><text:span text:style-name="T3191"> </text:span><text:span text:style-name="T3192">Реализация функции вывода отладки по умолчанию будет выводиться на консоль (с использованием printf).</text:span><text:span text:style-name="T3193"> </text:span><text:span text:style-name="T3194">Если вам нужно перенаправить вывод, самым простым способом было бы изменить реализацию функции debug output</text:span><text:span text:style-name="T3195"> </text:span><text:span text:style-name="T3196">lib60870_debug_print</text:span><text:span text:style-name="T3197"> </text:span><text:span text:style-name="T3198">в</text:span><text:span text:style-name="T3199"> </text:span><text:span text:style-name="T3200">lib60870_common.c</text:span><text:span text:style-name="T3201">.</text:span><text:span/></text:p>
      <text:p text:style-name="P1156"><text:span text:style-name="T3202">Большие конечные платформы</text:span><text:span/></text:p>
      <text:p text:style-name="P1157"><text:span text:style-name="T3203">Библиотека содержит файл заголовка C для определения порядка байтов платформы (</text:span><text:span text:style-name="T3204">src/inc/internal/platform_endian.h</text:span><text:span text:style-name="T3205">) при использовании компилятора GCC.</text:span><text:span text:style-name="T3206"> </text:span><text:span text:style-name="T3207">Это зависит от определений, предоставляемых компилятором C.</text:span><text:span text:style-name="T3208"> </text:span><text:span text:style-name="T3209">На некоторых старых платформах с большим конечным интерфейсом, таких как PowerPC или Coldfire, в зависимости от компилятора это может привести к сбою.</text:span><text:span text:style-name="T3210"> </text:span><text:span text:style-name="T3211">Возможно, вам придется определить</text:span><text:span/></text:p>
      <text:p text:style-name="P1158"><text:span text:style-name="T3212">PLATFORM_IS_BIGENDIAN 1</text:span><text:span/></text:p>
      <text:p text:style-name="P1159"><text:span text:style-name="T3213">при компиляции кода библиотеки.</text:span><text:span/></text:p>
      <text:p text:style-name="P1160"><text:span text:style-name="T3214">Например, поместить</text:span><text:span/></text:p>
      <text:p text:style-name="P1161"><text:span text:style-name="T3215">-DPLATFORM_IS_BIGENDIAN=1</text:span><text:span/></text:p>
      <text:p text:style-name="P1162"><text:span text:style-name="T3216">в командной строке GCC, когда порядок байтов платформы имеет большой порядковый номер.</text:span><text:span/></text:p>
      <text:p text:style-name="P1163"><text:span text:style-name="T3217">Параметры конфигурации во время компиляции библиотеки</text:span><text:span/></text:p>
      <text:p text:style-name="P1164"><text:span text:style-name="T3218">Некоторые параметры конфигурации исправляются во время компиляции кода библиотеки.</text:span><text:span text:style-name="T3219"> </text:span><text:span text:style-name="T3220">Эти параметры можно найти в файле</text:span><text:span text:style-name="T3221"> </text:span><text:span text:style-name="T3222">lib60870_config.h</text:span><text:span text:style-name="T3223">.</text:span><text:span/></text:p>
      <text:p text:style-name="P1165"><text:span text:style-name="T3224">Параметры времени компиляции включают поддержку определенных режимов резервирования CS 104, поддержку потоков и семафоров (требуется, когда библиотека использует потоки), максимальное количество TCP-соединений для CS 104 slave и другие.</text:span><text:span/></text:p>
      <text:p text:style-name="P1166"><text:span text:style-name="T3225">Справочная информация</text:span><text:span/></text:p>
      <text:p text:style-name="P1167"><text:span text:style-name="T3226">Поддерживаемые типы сообщений</text:span><text:span/></text:p>
      <text:p text:style-name="P1168"><text:span text:style-name="T3227">Библиотека поддерживает следующие типы ASDU (application service data unit).</text:span><text:span/></text:p>
      <text:p text:style-name="P1169"><text:span text:style-name="T3228">Таблица 3.</text:span><text:span text:style-name="T3229"> </text:span><text:span text:style-name="T3230">IEC 60870-5-101/104 типы сообщений</text:span><text:span/></text:p>
      <table:table table:style-name="ta7">
        <table:table-columns>
          <table:table-column table:style-name="co23"/>
          <table:table-column table:style-name="co24"/>
          <table:table-column table:style-name="co25"/>
          <table:table-column table:style-name="co26"/>
        </table:table-columns>
        <table:table-row table:style-name="ro104">
          <table:table-cell table:style-name="ce399">
            <text:p text:style-name="P1170"><text:span text:style-name="T3231">Тип сообщения</text:span><text:span/></text:p>
          </table:table-cell>
          <table:table-cell table:style-name="ce400">
            <text:p text:style-name="P1171"><text:span text:style-name="T3232">Описание</text:span><text:span/></text:p>
          </table:table-cell>
          <table:table-cell table:style-name="ce401">
            <text:p text:style-name="P1172"><text:span text:style-name="T3233">C</text:span><text:span/></text:p>
          </table:table-cell>
          <table:table-cell table:style-name="ce402">
            <text:p text:style-name="P1173"><text:span text:style-name="T3234">C#</text:span><text:span/></text:p>
          </table:table-cell>
        </table:table-row>
        <table:table-row table:style-name="ro105">
          <table:table-cell table:style-name="ce403">
            <text:p text:style-name="P1174"><text:span text:style-name="T3235">M_SP_NA_1(1)</text:span><text:span/></text:p>
          </table:table-cell>
          <table:table-cell table:style-name="ce404">
            <text:p text:style-name="P1175"><text:span text:style-name="T3236">Информация об одной точке (ЛОГИЧЕСКОЕ значение)</text:span><text:span/></text:p>
          </table:table-cell>
          <table:table-cell table:style-name="ce405">
            <text:p text:style-name="P1176"><text:span text:style-name="T3237">+</text:span><text:span/></text:p>
          </table:table-cell>
          <table:table-cell table:style-name="ce406">
            <text:p text:style-name="P1177"><text:span text:style-name="T3238">+</text:span><text:span/></text:p>
          </table:table-cell>
        </table:table-row>
        <table:table-row table:style-name="ro106">
          <table:table-cell table:style-name="ce407">
            <text:p text:style-name="P1178"><text:span text:style-name="T3239">M_SP_TA_1(2)</text:span><text:span/></text:p>
          </table:table-cell>
          <table:table-cell table:style-name="ce408">
            <text:p text:style-name="P1179"><text:span text:style-name="T3240">Информация об одной точке (ЛОГИЧЕСКОЕ значение) с CP24Time2a</text:span><text:span/></text:p>
          </table:table-cell>
          <table:table-cell table:style-name="ce409">
            <text:p text:style-name="P1180"><text:span text:style-name="T3241">+</text:span><text:span/></text:p>
          </table:table-cell>
          <table:table-cell table:style-name="ce410">
            <text:p text:style-name="P1181"><text:span text:style-name="T3242">+</text:span><text:span/></text:p>
          </table:table-cell>
        </table:table-row>
        <table:table-row table:style-name="ro107">
          <table:table-cell table:style-name="ce411">
            <text:p text:style-name="P1182"><text:span text:style-name="T3243">M_DP_NA_1(3)</text:span><text:span/></text:p>
          </table:table-cell>
          <table:table-cell table:style-name="ce412">
            <text:p text:style-name="P1183"><text:span text:style-name="T3244">Информация о двойной точке (ВКЛЮЧЕНИЕ / ВЫКЛЮЧЕНИЕ / переходный процесс)</text:span><text:span/></text:p>
          </table:table-cell>
          <table:table-cell table:style-name="ce413">
            <text:p text:style-name="P1184"><text:span text:style-name="T3245">+</text:span><text:span/></text:p>
          </table:table-cell>
          <table:table-cell table:style-name="ce414">
            <text:p text:style-name="P1185"><text:span text:style-name="T3246">+</text:span><text:span/></text:p>
          </table:table-cell>
        </table:table-row>
        <table:table-row table:style-name="ro108">
          <table:table-cell table:style-name="ce415">
            <text:p text:style-name="P1186"><text:span text:style-name="T3247">M_DP_TA_1(4)</text:span><text:span/></text:p>
          </table:table-cell>
          <table:table-cell table:style-name="ce416">
            <text:p text:style-name="P1187"><text:span text:style-name="T3248">Информация о двойной точке (ВКЛ / ВЫКЛ / переходный процесс) с CP24Time2a</text:span><text:span/></text:p>
          </table:table-cell>
          <table:table-cell table:style-name="ce417">
            <text:p text:style-name="P1188"><text:span text:style-name="T3249">+</text:span><text:span/></text:p>
          </table:table-cell>
          <table:table-cell table:style-name="ce418">
            <text:p text:style-name="P1189"><text:span text:style-name="T3250">+</text:span><text:span/></text:p>
          </table:table-cell>
        </table:table-row>
        <table:table-row table:style-name="ro109">
          <table:table-cell table:style-name="ce419">
            <text:p text:style-name="P1190"><text:span text:style-name="T3251">M_ST_NA_1(5)</text:span><text:span/></text:p>
          </table:table-cell>
          <table:table-cell table:style-name="ce420">
            <text:p text:style-name="P1191"><text:span text:style-name="T3252">Информация о положении шага (-64 ... 63, является временной)</text:span><text:span/></text:p>
          </table:table-cell>
          <table:table-cell table:style-name="ce421">
            <text:p text:style-name="P1192"><text:span text:style-name="T3253">+</text:span><text:span/></text:p>
          </table:table-cell>
          <table:table-cell table:style-name="ce422">
            <text:p text:style-name="P1193"><text:span text:style-name="T3254">+</text:span><text:span/></text:p>
          </table:table-cell>
        </table:table-row>
        <table:table-row table:style-name="ro110">
          <table:table-cell table:style-name="ce423">
            <text:p text:style-name="P1194"><text:span text:style-name="T3255">M_ST_TA_1(6)</text:span><text:span/></text:p>
          </table:table-cell>
          <table:table-cell table:style-name="ce424">
            <text:p text:style-name="P1195"><text:span text:style-name="T3256">Информация о положении шага (-64 ... 63, является временной) с CP24Time2a</text:span><text:span/></text:p>
          </table:table-cell>
          <table:table-cell table:style-name="ce425">
            <text:p text:style-name="P1196"><text:span text:style-name="T3257">+</text:span><text:span/></text:p>
          </table:table-cell>
          <table:table-cell table:style-name="ce426">
            <text:p text:style-name="P1197"><text:span text:style-name="T3258">+</text:span><text:span/></text:p>
          </table:table-cell>
        </table:table-row>
        <table:table-row table:style-name="ro111">
          <table:table-cell table:style-name="ce427">
            <text:p text:style-name="P1198"><text:span text:style-name="T3259">M_BO_NA_1(7)</text:span><text:span/></text:p>
          </table:table-cell>
          <table:table-cell table:style-name="ce428">
            <text:p text:style-name="P1199"><text:span text:style-name="T3260">Bitstring32 (32-разрядная битовая строка)</text:span><text:span/></text:p>
          </table:table-cell>
          <table:table-cell table:style-name="ce429">
            <text:p text:style-name="P1200"><text:span text:style-name="T3261">+</text:span><text:span/></text:p>
          </table:table-cell>
          <table:table-cell table:style-name="ce430">
            <text:p text:style-name="P1201"><text:span text:style-name="T3262">+</text:span><text:span/></text:p>
          </table:table-cell>
        </table:table-row>
        <table:table-row table:style-name="ro112">
          <table:table-cell table:style-name="ce431">
            <text:p text:style-name="P1202"><text:span text:style-name="T3263">M_BO_TA_1(8)</text:span><text:span/></text:p>
          </table:table-cell>
          <table:table-cell table:style-name="ce432">
            <text:p text:style-name="P1203"><text:span text:style-name="T3264">Битовая строка 32 (32-разрядная битовая строка) с CP24Time2a</text:span><text:span/></text:p>
          </table:table-cell>
          <table:table-cell table:style-name="ce433">
            <text:p text:style-name="P1204"><text:span text:style-name="T3265">+</text:span><text:span/></text:p>
          </table:table-cell>
          <table:table-cell table:style-name="ce434">
            <text:p text:style-name="P1205"><text:span text:style-name="T3266">+</text:span><text:span/></text:p>
          </table:table-cell>
        </table:table-row>
        <table:table-row table:style-name="ro113">
          <table:table-cell table:style-name="ce435">
            <text:p text:style-name="P1206"><text:span text:style-name="T3267">M_ME_NA_1(9)</text:span><text:span/></text:p>
          </table:table-cell>
          <table:table-cell table:style-name="ce436">
            <text:p text:style-name="P1207"><text:span text:style-name="T3268">Нормализованное измеренное значение (-1,0 ... +1,0)</text:span><text:span/></text:p>
          </table:table-cell>
          <table:table-cell table:style-name="ce437">
            <text:p text:style-name="P1208"><text:span text:style-name="T3269">+</text:span><text:span/></text:p>
          </table:table-cell>
          <table:table-cell table:style-name="ce438">
            <text:p text:style-name="P1209"><text:span text:style-name="T3270">+</text:span><text:span/></text:p>
          </table:table-cell>
        </table:table-row>
        <table:table-row table:style-name="ro114">
          <table:table-cell table:style-name="ce439">
            <text:p text:style-name="P1210"><text:span text:style-name="T3271">M_ME_TA_1(10)</text:span><text:span/></text:p>
          </table:table-cell>
          <table:table-cell table:style-name="ce440">
            <text:p text:style-name="P1211"><text:span text:style-name="T3272">Нормализованное измеренное значение (-1,0 ... +1,0) с помощью CP24Time2a</text:span><text:span/></text:p>
          </table:table-cell>
          <table:table-cell table:style-name="ce441">
            <text:p text:style-name="P1212"><text:span text:style-name="T3273">+</text:span><text:span/></text:p>
          </table:table-cell>
          <table:table-cell table:style-name="ce442">
            <text:p text:style-name="P1213"><text:span text:style-name="T3274">+</text:span><text:span/></text:p>
          </table:table-cell>
        </table:table-row>
        <table:table-row table:style-name="ro115">
          <table:table-cell table:style-name="ce443">
            <text:p text:style-name="P1214"><text:span text:style-name="T3275">M_ME_NB_1(11)</text:span><text:span/></text:p>
          </table:table-cell>
          <table:table-cell table:style-name="ce444">
            <text:p text:style-name="P1215"><text:span text:style-name="T3276">Масштабированное измеренное значение (-32768 ... +32767)</text:span><text:span/></text:p>
          </table:table-cell>
          <table:table-cell table:style-name="ce445">
            <text:p text:style-name="P1216"><text:span text:style-name="T3277">+</text:span><text:span/></text:p>
          </table:table-cell>
          <table:table-cell table:style-name="ce446">
            <text:p text:style-name="P1217"><text:span text:style-name="T3278">+</text:span><text:span/></text:p>
          </table:table-cell>
        </table:table-row>
        <table:table-row table:style-name="ro116">
          <table:table-cell table:style-name="ce447">
            <text:p text:style-name="P1218"><text:span text:style-name="T3279">M_ME_TB_1(12)</text:span><text:span/></text:p>
          </table:table-cell>
          <table:table-cell table:style-name="ce448">
            <text:p text:style-name="P1219"><text:span text:style-name="T3280">Масштабированное измеренное значение (-32768 ... +32767) с помощью CP24Time2a</text:span><text:span/></text:p>
          </table:table-cell>
          <table:table-cell table:style-name="ce449">
            <text:p text:style-name="P1220"><text:span text:style-name="T3281">+</text:span><text:span/></text:p>
          </table:table-cell>
          <table:table-cell table:style-name="ce450">
            <text:p text:style-name="P1221"><text:span text:style-name="T3282">+</text:span><text:span/></text:p>
          </table:table-cell>
        </table:table-row>
        <table:table-row table:style-name="ro117">
          <table:table-cell table:style-name="ce451">
            <text:p text:style-name="P1222"><text:span text:style-name="T3283">M_ME_NC_1(13)</text:span><text:span/></text:p>
          </table:table-cell>
          <table:table-cell table:style-name="ce452">
            <text:p text:style-name="P1223"><text:span text:style-name="T3284">Короткое измеренное значение (FLOAT32)</text:span><text:span/></text:p>
          </table:table-cell>
          <table:table-cell table:style-name="ce453">
            <text:p text:style-name="P1224"><text:span text:style-name="T3285">+</text:span><text:span/></text:p>
          </table:table-cell>
          <table:table-cell table:style-name="ce454">
            <text:p text:style-name="P1225"><text:span text:style-name="T3286">+</text:span><text:span/></text:p>
          </table:table-cell>
        </table:table-row>
        <table:table-row table:style-name="ro118">
          <table:table-cell table:style-name="ce455">
            <text:p text:style-name="P1226"><text:span text:style-name="T3287">M_ME_TC_1(14)</text:span><text:span/></text:p>
          </table:table-cell>
          <table:table-cell table:style-name="ce456">
            <text:p text:style-name="P1227"><text:span text:style-name="T3288">Короткое измеренное значение (FLOAT32) с CP24Time2a</text:span><text:span/></text:p>
          </table:table-cell>
          <table:table-cell table:style-name="ce457">
            <text:p text:style-name="P1228"><text:span text:style-name="T3289">+</text:span><text:span/></text:p>
          </table:table-cell>
          <table:table-cell table:style-name="ce458">
            <text:p text:style-name="P1229"><text:span text:style-name="T3290">+</text:span><text:span/></text:p>
          </table:table-cell>
        </table:table-row>
        <table:table-row table:style-name="ro119">
          <table:table-cell table:style-name="ce459">
            <text:p text:style-name="P1230"><text:span text:style-name="T3291">M_IT_NA_1(15)</text:span><text:span/></text:p>
          </table:table-cell>
          <table:table-cell table:style-name="ce460">
            <text:p text:style-name="P1231"><text:span text:style-name="T3292">Интегрированные итоги (INT32 с показателями качества)</text:span><text:span/></text:p>
          </table:table-cell>
          <table:table-cell table:style-name="ce461">
            <text:p text:style-name="P1232"><text:span text:style-name="T3293">+</text:span><text:span/></text:p>
          </table:table-cell>
          <table:table-cell table:style-name="ce462">
            <text:p text:style-name="P1233"><text:span text:style-name="T3294">+</text:span><text:span/></text:p>
          </table:table-cell>
        </table:table-row>
        <table:table-row table:style-name="ro120">
          <table:table-cell table:style-name="ce463">
            <text:p text:style-name="P1234"><text:span text:style-name="T3295">M_IT_TA_1(16)</text:span><text:span/></text:p>
          </table:table-cell>
          <table:table-cell table:style-name="ce464">
            <text:p text:style-name="P1235"><text:span text:style-name="T3296">Интегрированные итоги (INT32 с показателями качества) с CP24Time2a</text:span><text:span/></text:p>
          </table:table-cell>
          <table:table-cell table:style-name="ce465">
            <text:p text:style-name="P1236"><text:span text:style-name="T3297">+</text:span><text:span/></text:p>
          </table:table-cell>
          <table:table-cell table:style-name="ce466">
            <text:p text:style-name="P1237"><text:span text:style-name="T3298">+</text:span><text:span/></text:p>
          </table:table-cell>
        </table:table-row>
        <table:table-row table:style-name="ro121">
          <table:table-cell table:style-name="ce467">
            <text:p text:style-name="P1238"><text:span text:style-name="T3299">M_EP_TA_1(17)</text:span><text:span/></text:p>
          </table:table-cell>
          <table:table-cell table:style-name="ce468">
            <text:p text:style-name="P1239"><text:span text:style-name="T3300">Событие с защитным оборудованием</text:span><text:span/></text:p>
          </table:table-cell>
          <table:table-cell table:style-name="ce469">
            <text:p text:style-name="P1240"><text:span text:style-name="T3301">+</text:span><text:span/></text:p>
          </table:table-cell>
          <table:table-cell table:style-name="ce470">
            <text:p text:style-name="P1241"><text:span text:style-name="T3302">+</text:span><text:span/></text:p>
          </table:table-cell>
        </table:table-row>
        <table:table-row table:style-name="ro122">
          <table:table-cell table:style-name="ce471">
            <text:p text:style-name="P1242"><text:span text:style-name="T3303">M_EP_TB_1(18)</text:span><text:span/></text:p>
          </table:table-cell>
          <table:table-cell table:style-name="ce472">
            <text:p text:style-name="P1243"><text:span text:style-name="T3304">Упакованные события запуска защитного оборудования</text:span><text:span/></text:p>
          </table:table-cell>
          <table:table-cell table:style-name="ce473">
            <text:p text:style-name="P1244"><text:span text:style-name="T3305">+</text:span><text:span/></text:p>
          </table:table-cell>
          <table:table-cell table:style-name="ce474">
            <text:p text:style-name="P1245"><text:span text:style-name="T3306">+</text:span><text:span/></text:p>
          </table:table-cell>
        </table:table-row>
        <table:table-row table:style-name="ro123">
          <table:table-cell table:style-name="ce475">
            <text:p text:style-name="P1246"><text:span text:style-name="T3307">M_EP_TC_1(19)</text:span><text:span/></text:p>
          </table:table-cell>
          <table:table-cell table:style-name="ce476">
            <text:p text:style-name="P1247"><text:span text:style-name="T3308">Информация о выходной схеме с упаковкой</text:span><text:span/></text:p>
          </table:table-cell>
          <table:table-cell table:style-name="ce477">
            <text:p text:style-name="P1248"><text:span text:style-name="T3309">+</text:span><text:span/></text:p>
          </table:table-cell>
          <table:table-cell table:style-name="ce478">
            <text:p text:style-name="P1249"><text:span text:style-name="T3310">+</text:span><text:span/></text:p>
          </table:table-cell>
        </table:table-row>
        <table:table-row table:style-name="ro124">
          <table:table-cell table:style-name="ce479">
            <text:p text:style-name="P1250"><text:span text:style-name="T3311">M_PS_NA_1(20)</text:span><text:span/></text:p>
          </table:table-cell>
          <table:table-cell table:style-name="ce480">
            <text:p text:style-name="P1251"><text:span text:style-name="T3312">Упакованная единая точка с SCD</text:span><text:span/></text:p>
          </table:table-cell>
          <table:table-cell table:style-name="ce481">
            <text:p text:style-name="P1252"><text:span text:style-name="T3313">+</text:span><text:span/></text:p>
          </table:table-cell>
          <table:table-cell table:style-name="ce482">
            <text:p text:style-name="P1253"><text:span text:style-name="T3314">+</text:span><text:span/></text:p>
          </table:table-cell>
        </table:table-row>
        <table:table-row table:style-name="ro125">
          <table:table-cell table:style-name="ce483">
            <text:p text:style-name="P1254"><text:span text:style-name="T3315">M_ME_ND_1(21)</text:span><text:span/></text:p>
          </table:table-cell>
          <table:table-cell table:style-name="ce484">
            <text:p text:style-name="P1255"><text:span text:style-name="T3316">Нормализованное измеренное значение (-1,0 ... +1,0) без учета качества</text:span><text:span/></text:p>
          </table:table-cell>
          <table:table-cell table:style-name="ce485">
            <text:p text:style-name="P1256"><text:span text:style-name="T3317">+</text:span><text:span/></text:p>
          </table:table-cell>
          <table:table-cell table:style-name="ce486">
            <text:p text:style-name="P1257"><text:span text:style-name="T3318">+</text:span><text:span/></text:p>
          </table:table-cell>
        </table:table-row>
        <table:table-row table:style-name="ro126">
          <table:table-cell table:style-name="ce487">
            <text:p text:style-name="P1258"><text:span text:style-name="T3319">M_SP_TB_1(30)</text:span><text:span/></text:p>
          </table:table-cell>
          <table:table-cell table:style-name="ce488">
            <text:p text:style-name="P1259"><text:span text:style-name="T3320">Информация об одной точке (ЛОГИЧЕСКОЕ значение) с CP56Time2a</text:span><text:span/></text:p>
          </table:table-cell>
          <table:table-cell table:style-name="ce489">
            <text:p text:style-name="P1260"><text:span text:style-name="T3321">+</text:span><text:span/></text:p>
          </table:table-cell>
          <table:table-cell table:style-name="ce490">
            <text:p text:style-name="P1261"><text:span text:style-name="T3322">+</text:span><text:span/></text:p>
          </table:table-cell>
        </table:table-row>
        <table:table-row table:style-name="ro127">
          <table:table-cell table:style-name="ce491">
            <text:p text:style-name="P1262"><text:span text:style-name="T3323">M_DP_TB_1(31)</text:span><text:span/></text:p>
          </table:table-cell>
          <table:table-cell table:style-name="ce492">
            <text:p text:style-name="P1263"><text:span text:style-name="T3324">Информация о двойной точке (ВКЛ / ВЫКЛ / переходный процесс) с CP56Time2a</text:span><text:span/></text:p>
          </table:table-cell>
          <table:table-cell table:style-name="ce493">
            <text:p text:style-name="P1264"><text:span text:style-name="T3325">+</text:span><text:span/></text:p>
          </table:table-cell>
          <table:table-cell table:style-name="ce494">
            <text:p text:style-name="P1265"><text:span text:style-name="T3326">+</text:span><text:span/></text:p>
          </table:table-cell>
        </table:table-row>
        <table:table-row table:style-name="ro128">
          <table:table-cell table:style-name="ce495">
            <text:p text:style-name="P1266"><text:span text:style-name="T3327">M_ST_TB_1(32)</text:span><text:span/></text:p>
          </table:table-cell>
          <table:table-cell table:style-name="ce496">
            <text:p text:style-name="P1267"><text:span text:style-name="T3328">Информация о положении шага (-64 ... 63, является временной) с CP56Time2a</text:span><text:span/></text:p>
          </table:table-cell>
          <table:table-cell table:style-name="ce497">
            <text:p text:style-name="P1268"><text:span text:style-name="T3329">+</text:span><text:span/></text:p>
          </table:table-cell>
          <table:table-cell table:style-name="ce498">
            <text:p text:style-name="P1269"><text:span text:style-name="T3330">+</text:span><text:span/></text:p>
          </table:table-cell>
        </table:table-row>
        <table:table-row table:style-name="ro129">
          <table:table-cell table:style-name="ce499">
            <text:p text:style-name="P1270"><text:span text:style-name="T3331">M_BO_TB_1(33)</text:span><text:span/></text:p>
          </table:table-cell>
          <table:table-cell table:style-name="ce500">
            <text:p text:style-name="P1271"><text:span text:style-name="T3332">Битовая строка 32 (32-разрядная битовая строка) с CP56Time2a</text:span><text:span/></text:p>
          </table:table-cell>
          <table:table-cell table:style-name="ce501">
            <text:p text:style-name="P1272"><text:span text:style-name="T3333">+</text:span><text:span/></text:p>
          </table:table-cell>
          <table:table-cell table:style-name="ce502">
            <text:p text:style-name="P1273"><text:span text:style-name="T3334">+</text:span><text:span/></text:p>
          </table:table-cell>
        </table:table-row>
        <table:table-row table:style-name="ro130">
          <table:table-cell table:style-name="ce503">
            <text:p text:style-name="P1274"><text:span text:style-name="T3335">M_ME_TD_1(34)</text:span><text:span/></text:p>
          </table:table-cell>
          <table:table-cell table:style-name="ce504">
            <text:p text:style-name="P1275"><text:span text:style-name="T3336">Нормализованное измеренное значение (-1,0 ... +1,0) с CP56Time2a</text:span><text:span/></text:p>
          </table:table-cell>
          <table:table-cell table:style-name="ce505">
            <text:p text:style-name="P1276"><text:span text:style-name="T3337">+</text:span><text:span/></text:p>
          </table:table-cell>
          <table:table-cell table:style-name="ce506">
            <text:p text:style-name="P1277"><text:span text:style-name="T3338">+</text:span><text:span/></text:p>
          </table:table-cell>
        </table:table-row>
        <table:table-row table:style-name="ro131">
          <table:table-cell table:style-name="ce507">
            <text:p text:style-name="P1278"><text:span text:style-name="T3339">M_ME_TE_1(35)</text:span><text:span/></text:p>
          </table:table-cell>
          <table:table-cell table:style-name="ce508">
            <text:p text:style-name="P1279"><text:span text:style-name="T3340">Масштабированное измеренное значение (-32768 ... +32767) с помощью CP56Time2a</text:span><text:span/></text:p>
          </table:table-cell>
          <table:table-cell table:style-name="ce509">
            <text:p text:style-name="P1280"><text:span text:style-name="T3341">+</text:span><text:span/></text:p>
          </table:table-cell>
          <table:table-cell table:style-name="ce510">
            <text:p text:style-name="P1281"><text:span text:style-name="T3342">+</text:span><text:span/></text:p>
          </table:table-cell>
        </table:table-row>
        <table:table-row table:style-name="ro132">
          <table:table-cell table:style-name="ce511">
            <text:p text:style-name="P1282"><text:span text:style-name="T3343">M_ME_TF_1(36)</text:span><text:span/></text:p>
          </table:table-cell>
          <table:table-cell table:style-name="ce512">
            <text:p text:style-name="P1283"><text:span text:style-name="T3344">Короткое измеренное значение (FLOAT32) с CP56Time2a</text:span><text:span/></text:p>
          </table:table-cell>
          <table:table-cell table:style-name="ce513">
            <text:p text:style-name="P1284"><text:span text:style-name="T3345">+</text:span><text:span/></text:p>
          </table:table-cell>
          <table:table-cell table:style-name="ce514">
            <text:p text:style-name="P1285"><text:span text:style-name="T3346">+</text:span><text:span/></text:p>
          </table:table-cell>
        </table:table-row>
        <table:table-row table:style-name="ro133">
          <table:table-cell table:style-name="ce515">
            <text:p text:style-name="P1286"><text:span text:style-name="T3347">M_IT_TB_1(37)</text:span><text:span/></text:p>
          </table:table-cell>
          <table:table-cell table:style-name="ce516">
            <text:p text:style-name="P1287"><text:span text:style-name="T3348">Интегрированные итоги (INT32 с показателями качества) с CP56Time2a</text:span><text:span/></text:p>
          </table:table-cell>
          <table:table-cell table:style-name="ce517">
            <text:p text:style-name="P1288"><text:span text:style-name="T3349">+</text:span><text:span/></text:p>
          </table:table-cell>
          <table:table-cell table:style-name="ce518">
            <text:p text:style-name="P1289"><text:span text:style-name="T3350">+</text:span><text:span/></text:p>
          </table:table-cell>
        </table:table-row>
        <table:table-row table:style-name="ro134">
          <table:table-cell table:style-name="ce519">
            <text:p text:style-name="P1290"><text:span text:style-name="T3351">M_EP_TD_1(38)</text:span><text:span/></text:p>
          </table:table-cell>
          <table:table-cell table:style-name="ce520">
            <text:p text:style-name="P1291"><text:span text:style-name="T3352">Событие защиты оборудования с CP56Time2a</text:span><text:span/></text:p>
          </table:table-cell>
          <table:table-cell table:style-name="ce521">
            <text:p text:style-name="P1292"><text:span text:style-name="T3353">+</text:span><text:span/></text:p>
          </table:table-cell>
          <table:table-cell table:style-name="ce522">
            <text:p text:style-name="P1293"><text:span text:style-name="T3354">+</text:span><text:span/></text:p>
          </table:table-cell>
        </table:table-row>
        <table:table-row table:style-name="ro135">
          <table:table-cell table:style-name="ce523">
            <text:p text:style-name="P1294"><text:span text:style-name="T3355">M_EP_TE_1(39)</text:span><text:span/></text:p>
          </table:table-cell>
          <table:table-cell table:style-name="ce524">
            <text:p text:style-name="P1295"><text:span text:style-name="T3356">Упакованные события запуска оборудования защиты с CP56Time2a</text:span><text:span/></text:p>
          </table:table-cell>
          <table:table-cell table:style-name="ce525">
            <text:p text:style-name="P1296"><text:span text:style-name="T3357">+</text:span><text:span/></text:p>
          </table:table-cell>
          <table:table-cell table:style-name="ce526">
            <text:p text:style-name="P1297"><text:span text:style-name="T3358">+</text:span><text:span/></text:p>
          </table:table-cell>
        </table:table-row>
        <table:table-row table:style-name="ro136">
          <table:table-cell table:style-name="ce527">
            <text:p text:style-name="P1298"><text:span text:style-name="T3359">M_EP_TF_1(40)</text:span><text:span/></text:p>
          </table:table-cell>
          <table:table-cell table:style-name="ce528">
            <text:p text:style-name="P1299"><text:span text:style-name="T3360">Упакованная информация о выходной схеме с CP56Time2a</text:span><text:span/></text:p>
          </table:table-cell>
          <table:table-cell table:style-name="ce529">
            <text:p text:style-name="P1300"><text:span text:style-name="T3361">+</text:span><text:span/></text:p>
          </table:table-cell>
          <table:table-cell table:style-name="ce530">
            <text:p text:style-name="P1301"><text:span text:style-name="T3362">+</text:span><text:span/></text:p>
          </table:table-cell>
        </table:table-row>
        <table:table-row table:style-name="ro137">
          <table:table-cell table:style-name="ce531">
            <text:p text:style-name="P1302"><text:span text:style-name="T3363">C_SC_NA_1(45)</text:span><text:span/></text:p>
          </table:table-cell>
          <table:table-cell table:style-name="ce532">
            <text:p text:style-name="P1303"><text:span text:style-name="T3364">Одна команда (ЛОГИЧЕСКОЕ значение)</text:span><text:span/></text:p>
          </table:table-cell>
          <table:table-cell table:style-name="ce533">
            <text:p text:style-name="P1304"><text:span text:style-name="T3365">+</text:span><text:span/></text:p>
          </table:table-cell>
          <table:table-cell table:style-name="ce534">
            <text:p text:style-name="P1305"><text:span text:style-name="T3366">+</text:span><text:span/></text:p>
          </table:table-cell>
        </table:table-row>
        <table:table-row table:style-name="ro138">
          <table:table-cell table:style-name="ce535">
            <text:p text:style-name="P1306"><text:span text:style-name="T3367">C_DC_NA_1(46)</text:span><text:span/></text:p>
          </table:table-cell>
          <table:table-cell table:style-name="ce536">
            <text:p text:style-name="P1307"><text:span text:style-name="T3368">Двойная команда (ВКЛЮЧЕНИЕ / ВЫКЛЮЧЕНИЕ / переходный процесс)</text:span><text:span/></text:p>
          </table:table-cell>
          <table:table-cell table:style-name="ce537">
            <text:p text:style-name="P1308"><text:span text:style-name="T3369">+</text:span><text:span/></text:p>
          </table:table-cell>
          <table:table-cell table:style-name="ce538">
            <text:p text:style-name="P1309"><text:span text:style-name="T3370">+</text:span><text:span/></text:p>
          </table:table-cell>
        </table:table-row>
        <table:table-row table:style-name="ro139">
          <table:table-cell table:style-name="ce539">
            <text:p text:style-name="P1310"><text:span text:style-name="T3371">C_RC_NA_1(47)</text:span><text:span/></text:p>
          </table:table-cell>
          <table:table-cell table:style-name="ce540">
            <text:p text:style-name="P1311"><text:span text:style-name="T3372">Пошаговая команда</text:span><text:span/></text:p>
          </table:table-cell>
          <table:table-cell table:style-name="ce541">
            <text:p text:style-name="P1312"><text:span text:style-name="T3373">+</text:span><text:span/></text:p>
          </table:table-cell>
          <table:table-cell table:style-name="ce542">
            <text:p text:style-name="P1313"><text:span text:style-name="T3374">+</text:span><text:span/></text:p>
          </table:table-cell>
        </table:table-row>
        <table:table-row table:style-name="ro140">
          <table:table-cell table:style-name="ce543">
            <text:p text:style-name="P1314"><text:span text:style-name="T3375">C_SE_NA_1(48)</text:span><text:span/></text:p>
          </table:table-cell>
          <table:table-cell table:style-name="ce544">
            <text:p text:style-name="P1315"><text:span text:style-name="T3376">Команда уставки, нормализованное значение (-1.0... +1.0)</text:span><text:span/></text:p>
          </table:table-cell>
          <table:table-cell table:style-name="ce545">
            <text:p text:style-name="P1316"><text:span text:style-name="T3377">+</text:span><text:span/></text:p>
          </table:table-cell>
          <table:table-cell table:style-name="ce546">
            <text:p text:style-name="P1317"><text:span text:style-name="T3378">+</text:span><text:span/></text:p>
          </table:table-cell>
        </table:table-row>
        <table:table-row table:style-name="ro141">
          <table:table-cell table:style-name="ce547">
            <text:p text:style-name="P1318"><text:span text:style-name="T3379">C_SE_NB_1(49)</text:span><text:span/></text:p>
          </table:table-cell>
          <table:table-cell table:style-name="ce548">
            <text:p text:style-name="P1319"><text:span text:style-name="T3380">Команда уставки, масштабированное значение (-32768... +32767)</text:span><text:span/></text:p>
          </table:table-cell>
          <table:table-cell table:style-name="ce549">
            <text:p text:style-name="P1320"><text:span text:style-name="T3381">+</text:span><text:span/></text:p>
          </table:table-cell>
          <table:table-cell table:style-name="ce550">
            <text:p text:style-name="P1321"><text:span text:style-name="T3382">+</text:span><text:span/></text:p>
          </table:table-cell>
        </table:table-row>
        <table:table-row table:style-name="ro142">
          <table:table-cell table:style-name="ce551">
            <text:p text:style-name="P1322"><text:span text:style-name="T3383">C_SE_NC_1(50)</text:span><text:span/></text:p>
          </table:table-cell>
          <table:table-cell table:style-name="ce552">
            <text:p text:style-name="P1323"><text:span text:style-name="T3384">Команда Setpoint, короткое значение (FLOAT32)</text:span><text:span/></text:p>
          </table:table-cell>
          <table:table-cell table:style-name="ce553">
            <text:p text:style-name="P1324"><text:span text:style-name="T3385">+</text:span><text:span/></text:p>
          </table:table-cell>
          <table:table-cell table:style-name="ce554">
            <text:p text:style-name="P1325"><text:span text:style-name="T3386">+</text:span><text:span/></text:p>
          </table:table-cell>
        </table:table-row>
        <table:table-row table:style-name="ro143">
          <table:table-cell table:style-name="ce555">
            <text:p text:style-name="P1326"><text:span text:style-name="T3387">C_BO_NA_1(51)</text:span><text:span/></text:p>
          </table:table-cell>
          <table:table-cell table:style-name="ce556">
            <text:p text:style-name="P1327"><text:span text:style-name="T3388">Команда битовой строки (32-разрядная битовая строка)</text:span><text:span/></text:p>
          </table:table-cell>
          <table:table-cell table:style-name="ce557">
            <text:p text:style-name="P1328"><text:span text:style-name="T3389">+</text:span><text:span/></text:p>
          </table:table-cell>
          <table:table-cell table:style-name="ce558">
            <text:p text:style-name="P1329"><text:span text:style-name="T3390">+</text:span><text:span/></text:p>
          </table:table-cell>
        </table:table-row>
        <table:table-row table:style-name="ro144">
          <table:table-cell table:style-name="ce559">
            <text:p text:style-name="P1330"><text:span text:style-name="T3391">C_SC_TA_1(58)</text:span><text:span/></text:p>
          </table:table-cell>
          <table:table-cell table:style-name="ce560">
            <text:p text:style-name="P1331"><text:span text:style-name="T3392">Одна команда (ЛОГИЧЕСКОЕ значение) с CP56Time2a</text:span><text:span/></text:p>
          </table:table-cell>
          <table:table-cell table:style-name="ce561">
            <text:p text:style-name="P1332"><text:span text:style-name="T3393">+</text:span><text:span/></text:p>
          </table:table-cell>
          <table:table-cell table:style-name="ce562">
            <text:p text:style-name="P1333"><text:span text:style-name="T3394">+</text:span><text:span/></text:p>
          </table:table-cell>
        </table:table-row>
        <table:table-row table:style-name="ro145">
          <table:table-cell table:style-name="ce563">
            <text:p text:style-name="P1334"><text:span text:style-name="T3395">C_DC_TA_1(59)</text:span><text:span/></text:p>
          </table:table-cell>
          <table:table-cell table:style-name="ce564">
            <text:p text:style-name="P1335"><text:span text:style-name="T3396">Двойная команда (ВКЛ / ВЫКЛ / переходный процесс) с CP56Time2a</text:span><text:span/></text:p>
          </table:table-cell>
          <table:table-cell table:style-name="ce565">
            <text:p text:style-name="P1336"><text:span text:style-name="T3397">+</text:span><text:span/></text:p>
          </table:table-cell>
          <table:table-cell table:style-name="ce566">
            <text:p text:style-name="P1337"><text:span text:style-name="T3398">+</text:span><text:span/></text:p>
          </table:table-cell>
        </table:table-row>
        <table:table-row table:style-name="ro146">
          <table:table-cell table:style-name="ce567">
            <text:p text:style-name="P1338"><text:span text:style-name="T3399">C_RC_TA_1(60)</text:span><text:span/></text:p>
          </table:table-cell>
          <table:table-cell table:style-name="ce568">
            <text:p text:style-name="P1339"><text:span text:style-name="T3400">Пошаговая команда с CP56Time2a</text:span><text:span/></text:p>
          </table:table-cell>
          <table:table-cell table:style-name="ce569">
            <text:p text:style-name="P1340"><text:span text:style-name="T3401">+</text:span><text:span/></text:p>
          </table:table-cell>
          <table:table-cell table:style-name="ce570">
            <text:p text:style-name="P1341"><text:span text:style-name="T3402">+</text:span><text:span/></text:p>
          </table:table-cell>
        </table:table-row>
        <table:table-row table:style-name="ro147">
          <table:table-cell table:style-name="ce571">
            <text:p text:style-name="P1342"><text:span text:style-name="T3403">C_SE_TA_1(61)</text:span><text:span/></text:p>
          </table:table-cell>
          <table:table-cell table:style-name="ce572">
            <text:p text:style-name="P1343"><text:span text:style-name="T3404">Команда Setpoint, нормализованное значение (-1.0 ... +1.0) с CP56Time2a</text:span><text:span/></text:p>
          </table:table-cell>
          <table:table-cell table:style-name="ce573">
            <text:p text:style-name="P1344"><text:span text:style-name="T3405">+</text:span><text:span/></text:p>
          </table:table-cell>
          <table:table-cell table:style-name="ce574">
            <text:p text:style-name="P1345"><text:span text:style-name="T3406">+</text:span><text:span/></text:p>
          </table:table-cell>
        </table:table-row>
        <table:table-row table:style-name="ro148">
          <table:table-cell table:style-name="ce575">
            <text:p text:style-name="P1346"><text:span text:style-name="T3407">C_SE_TB_1(62)</text:span><text:span/></text:p>
          </table:table-cell>
          <table:table-cell table:style-name="ce576">
            <text:p text:style-name="P1347"><text:span text:style-name="T3408">Команда Setpoint, масштабированное значение (-32768 ... +32767) с CP56Time2a</text:span><text:span/></text:p>
          </table:table-cell>
          <table:table-cell table:style-name="ce577">
            <text:p text:style-name="P1348"><text:span text:style-name="T3409">+</text:span><text:span/></text:p>
          </table:table-cell>
          <table:table-cell table:style-name="ce578">
            <text:p text:style-name="P1349"><text:span text:style-name="T3410">+</text:span><text:span/></text:p>
          </table:table-cell>
        </table:table-row>
        <table:table-row table:style-name="ro149">
          <table:table-cell table:style-name="ce579">
            <text:p text:style-name="P1350"><text:span text:style-name="T3411">C_SE_TC_1(63)</text:span><text:span/></text:p>
          </table:table-cell>
          <table:table-cell table:style-name="ce580">
            <text:p text:style-name="P1351"><text:span text:style-name="T3412">Команда Setpoint, короткое значение (FLOAT32) с CP56Time2a</text:span><text:span/></text:p>
          </table:table-cell>
          <table:table-cell table:style-name="ce581">
            <text:p text:style-name="P1352"><text:span text:style-name="T3413">+</text:span><text:span/></text:p>
          </table:table-cell>
          <table:table-cell table:style-name="ce582">
            <text:p text:style-name="P1353"><text:span text:style-name="T3414">+</text:span><text:span/></text:p>
          </table:table-cell>
        </table:table-row>
        <table:table-row table:style-name="ro150">
          <table:table-cell table:style-name="ce583">
            <text:p text:style-name="P1354"><text:span text:style-name="T3415">C_BO_TA_1(64)</text:span><text:span/></text:p>
          </table:table-cell>
          <table:table-cell table:style-name="ce584">
            <text:p text:style-name="P1355"><text:span text:style-name="T3416">Команда битовой строки (32-разрядная битовая строка) с CP56Time2a</text:span><text:span/></text:p>
          </table:table-cell>
          <table:table-cell table:style-name="ce585">
            <text:p text:style-name="P1356"><text:span text:style-name="T3417">+</text:span><text:span/></text:p>
          </table:table-cell>
          <table:table-cell table:style-name="ce586">
            <text:p text:style-name="P1357"><text:span text:style-name="T3418">+</text:span><text:span/></text:p>
          </table:table-cell>
        </table:table-row>
        <table:table-row table:style-name="ro151">
          <table:table-cell table:style-name="ce587">
            <text:p text:style-name="P1358"><text:span text:style-name="T3419">M_EI_NA_1(70)</text:span><text:span/></text:p>
          </table:table-cell>
          <table:table-cell table:style-name="ce588">
            <text:p text:style-name="P1359"><text:span text:style-name="T3420">Завершение инициализации</text:span><text:span/></text:p>
          </table:table-cell>
          <table:table-cell table:style-name="ce589">
            <text:p text:style-name="P1360"><text:span text:style-name="T3421">+</text:span><text:span/></text:p>
          </table:table-cell>
          <table:table-cell table:style-name="ce590">
            <text:p text:style-name="P1361"><text:span text:style-name="T3422">+</text:span><text:span/></text:p>
          </table:table-cell>
        </table:table-row>
        <table:table-row table:style-name="ro152">
          <table:table-cell table:style-name="ce591">
            <text:p text:style-name="P1362"><text:span text:style-name="T3423">C_IC_NA_1(100)</text:span><text:span/></text:p>
          </table:table-cell>
          <table:table-cell table:style-name="ce592">
            <text:p text:style-name="P1363"><text:span text:style-name="T3424">Команда запроса</text:span><text:span/></text:p>
          </table:table-cell>
          <table:table-cell table:style-name="ce593">
            <text:p text:style-name="P1364"><text:span text:style-name="T3425">+</text:span><text:span/></text:p>
          </table:table-cell>
          <table:table-cell table:style-name="ce594">
            <text:p text:style-name="P1365"><text:span text:style-name="T3426">+</text:span><text:span/></text:p>
          </table:table-cell>
        </table:table-row>
        <table:table-row table:style-name="ro153">
          <table:table-cell table:style-name="ce595">
            <text:p text:style-name="P1366"><text:span text:style-name="T3427">C_CI_NA_1(101)</text:span><text:span/></text:p>
          </table:table-cell>
          <table:table-cell table:style-name="ce596">
            <text:p text:style-name="P1367"><text:span text:style-name="T3428">Команда опроса счетчика</text:span><text:span/></text:p>
          </table:table-cell>
          <table:table-cell table:style-name="ce597">
            <text:p text:style-name="P1368"><text:span text:style-name="T3429">+</text:span><text:span/></text:p>
          </table:table-cell>
          <table:table-cell table:style-name="ce598">
            <text:p text:style-name="P1369"><text:span text:style-name="T3430">+</text:span><text:span/></text:p>
          </table:table-cell>
        </table:table-row>
        <table:table-row table:style-name="ro154">
          <table:table-cell table:style-name="ce599">
            <text:p text:style-name="P1370"><text:span text:style-name="T3431">C_RD_NA_1(102)</text:span><text:span/></text:p>
          </table:table-cell>
          <table:table-cell table:style-name="ce600">
            <text:p text:style-name="P1371"><text:span text:style-name="T3432">Прочитать команду</text:span><text:span/></text:p>
          </table:table-cell>
          <table:table-cell table:style-name="ce601">
            <text:p text:style-name="P1372"><text:span text:style-name="T3433">+</text:span><text:span/></text:p>
          </table:table-cell>
          <table:table-cell table:style-name="ce602">
            <text:p text:style-name="P1373"><text:span text:style-name="T3434">+</text:span><text:span/></text:p>
          </table:table-cell>
        </table:table-row>
        <table:table-row table:style-name="ro155">
          <table:table-cell table:style-name="ce603">
            <text:p text:style-name="P1374"><text:span text:style-name="T3435">C_CS_NA_1(103)</text:span><text:span/></text:p>
          </table:table-cell>
          <table:table-cell table:style-name="ce604">
            <text:p text:style-name="P1375"><text:span text:style-name="T3436">Команда синхронизации часов</text:span><text:span/></text:p>
          </table:table-cell>
          <table:table-cell table:style-name="ce605">
            <text:p text:style-name="P1376"><text:span text:style-name="T3437">+</text:span><text:span/></text:p>
          </table:table-cell>
          <table:table-cell table:style-name="ce606">
            <text:p text:style-name="P1377"><text:span text:style-name="T3438">+</text:span><text:span/></text:p>
          </table:table-cell>
        </table:table-row>
        <table:table-row table:style-name="ro156">
          <table:table-cell table:style-name="ce607">
            <text:p text:style-name="P1378"><text:span text:style-name="T3439">C_TS_NA_1(104)</text:span><text:span/></text:p>
          </table:table-cell>
          <table:table-cell table:style-name="ce608">
            <text:p text:style-name="P1379"><text:span text:style-name="T3440">Тестовая команда</text:span><text:span/></text:p>
          </table:table-cell>
          <table:table-cell table:style-name="ce609">
            <text:p text:style-name="P1380"><text:span text:style-name="T3441">+</text:span><text:span/></text:p>
          </table:table-cell>
          <table:table-cell table:style-name="ce610">
            <text:p text:style-name="P1381"><text:span text:style-name="T3442">+</text:span><text:span/></text:p>
          </table:table-cell>
        </table:table-row>
        <table:table-row table:style-name="ro157">
          <table:table-cell table:style-name="ce611">
            <text:p text:style-name="P1382"><text:span text:style-name="T3443">C_RP_NA_1(105)</text:span><text:span/></text:p>
          </table:table-cell>
          <table:table-cell table:style-name="ce612">
            <text:p text:style-name="P1383"><text:span text:style-name="T3444">Сбросить команду процесса</text:span><text:span/></text:p>
          </table:table-cell>
          <table:table-cell table:style-name="ce613">
            <text:p text:style-name="P1384"><text:span text:style-name="T3445">+</text:span><text:span/></text:p>
          </table:table-cell>
          <table:table-cell table:style-name="ce614">
            <text:p text:style-name="P1385"><text:span text:style-name="T3446">+</text:span><text:span/></text:p>
          </table:table-cell>
        </table:table-row>
        <table:table-row table:style-name="ro158">
          <table:table-cell table:style-name="ce615">
            <text:p text:style-name="P1386"><text:span text:style-name="T3447">C_CD_NA_1(106)</text:span><text:span/></text:p>
          </table:table-cell>
          <table:table-cell table:style-name="ce616">
            <text:p text:style-name="P1387"><text:span text:style-name="T3448">Команда получения задержки</text:span><text:span/></text:p>
          </table:table-cell>
          <table:table-cell table:style-name="ce617">
            <text:p text:style-name="P1388"><text:span text:style-name="T3449">+</text:span><text:span/></text:p>
          </table:table-cell>
          <table:table-cell table:style-name="ce618">
            <text:p text:style-name="P1389"><text:span text:style-name="T3450">+</text:span><text:span/></text:p>
          </table:table-cell>
        </table:table-row>
        <table:table-row table:style-name="ro159">
          <table:table-cell table:style-name="ce619">
            <text:p text:style-name="P1390"><text:span text:style-name="T3451">C_TS_TA_</text:span><text:span text:style-name="T3452">1(107)</text:span><text:span/></text:p>
          </table:table-cell>
          <table:table-cell table:style-name="ce620">
            <text:p text:style-name="P1391"><text:span text:style-name="T3453">Тестовая команда с CP56Time2a</text:span><text:span/></text:p>
          </table:table-cell>
          <table:table-cell table:style-name="ce621">
            <text:p text:style-name="P1392"><text:span text:style-name="T3454">+</text:span><text:span/></text:p>
          </table:table-cell>
          <table:table-cell table:style-name="ce622">
            <text:p text:style-name="P1393"><text:span text:style-name="T3455">+</text:span><text:span/></text:p>
          </table:table-cell>
        </table:table-row>
        <table:table-row table:style-name="ro160">
          <table:table-cell table:style-name="ce623">
            <text:p text:style-name="P1394"><text:span text:style-name="T3456">P_ME_NA_1(110)</text:span><text:span/></text:p>
          </table:table-cell>
          <table:table-cell table:style-name="ce624">
            <text:p text:style-name="P1395"><text:span text:style-name="T3457">Параметр измеренных значений, нормализованное значение</text:span><text:span/></text:p>
          </table:table-cell>
          <table:table-cell table:style-name="ce625">
            <text:p text:style-name="P1396"><text:span text:style-name="T3458">+</text:span><text:span/></text:p>
          </table:table-cell>
          <table:table-cell table:style-name="ce626">
            <text:p text:style-name="P1397"><text:span text:style-name="T3459">+</text:span><text:span/></text:p>
          </table:table-cell>
        </table:table-row>
        <table:table-row table:style-name="ro161">
          <table:table-cell table:style-name="ce627">
            <text:p text:style-name="P1398"><text:span text:style-name="T3460">P_ME_NB_1(111)</text:span><text:span/></text:p>
          </table:table-cell>
          <table:table-cell table:style-name="ce628">
            <text:p text:style-name="P1399"><text:span text:style-name="T3461">Параметр измеренных значений, масштабируемое значение</text:span><text:span/></text:p>
          </table:table-cell>
          <table:table-cell table:style-name="ce629">
            <text:p text:style-name="P1400"><text:span text:style-name="T3462">+</text:span><text:span/></text:p>
          </table:table-cell>
          <table:table-cell table:style-name="ce630">
            <text:p text:style-name="P1401"><text:span text:style-name="T3463">+</text:span><text:span/></text:p>
          </table:table-cell>
        </table:table-row>
        <table:table-row table:style-name="ro162">
          <table:table-cell table:style-name="ce631">
            <text:p text:style-name="P1402"><text:span text:style-name="T3464">P_ME_NC_1(112)</text:span><text:span/></text:p>
          </table:table-cell>
          <table:table-cell table:style-name="ce632">
            <text:p text:style-name="P1403"><text:span text:style-name="T3465">Параметр измеряемых значений, короткое число с плавающей запятой</text:span><text:span/></text:p>
          </table:table-cell>
          <table:table-cell table:style-name="ce633">
            <text:p text:style-name="P1404"><text:span text:style-name="T3466">+</text:span><text:span/></text:p>
          </table:table-cell>
          <table:table-cell table:style-name="ce634">
            <text:p text:style-name="P1405"><text:span text:style-name="T3467">+</text:span><text:span/></text:p>
          </table:table-cell>
        </table:table-row>
        <table:table-row table:style-name="ro163">
          <table:table-cell table:style-name="ce635">
            <text:p text:style-name="P1406"><text:span text:style-name="T3468">P_AC_NA_1(113)</text:span><text:span/></text:p>
          </table:table-cell>
          <table:table-cell table:style-name="ce636">
            <text:p text:style-name="P1407"><text:span text:style-name="T3469">Параметр для активации</text:span><text:span/></text:p>
          </table:table-cell>
          <table:table-cell table:style-name="ce637">
            <text:p text:style-name="P1408"><text:span text:style-name="T3470">+</text:span><text:span/></text:p>
          </table:table-cell>
          <table:table-cell table:style-name="ce638">
            <text:p text:style-name="P1409"><text:span text:style-name="T3471">+</text:span><text:span/></text:p>
          </table:table-cell>
        </table:table-row>
        <table:table-row table:style-name="ro164">
          <table:table-cell table:style-name="ce639">
            <text:p text:style-name="P1410"><text:span text:style-name="T3472">F_FR_NA_1(120)</text:span><text:span/></text:p>
          </table:table-cell>
          <table:table-cell table:style-name="ce640">
            <text:p text:style-name="P1411"><text:span text:style-name="T3473">Файл готов</text:span><text:span/></text:p>
          </table:table-cell>
          <table:table-cell table:style-name="ce641">
            <text:p text:style-name="P1412"><text:span text:style-name="T3474">+</text:span><text:span/></text:p>
          </table:table-cell>
          <table:table-cell table:style-name="ce642">
            <text:p text:style-name="P1413"><text:span text:style-name="T3475">+</text:span><text:span/></text:p>
          </table:table-cell>
        </table:table-row>
        <table:table-row table:style-name="ro165">
          <table:table-cell table:style-name="ce643">
            <text:p text:style-name="P1414"><text:span text:style-name="T3476">F_SR_NA_1(121)</text:span><text:span/></text:p>
          </table:table-cell>
          <table:table-cell table:style-name="ce644">
            <text:p text:style-name="P1415"><text:span text:style-name="T3477">Раздел готов</text:span><text:span/></text:p>
          </table:table-cell>
          <table:table-cell table:style-name="ce645">
            <text:p text:style-name="P1416"><text:span text:style-name="T3478">+</text:span><text:span/></text:p>
          </table:table-cell>
          <table:table-cell table:style-name="ce646">
            <text:p text:style-name="P1417"><text:span text:style-name="T3479">+</text:span><text:span/></text:p>
          </table:table-cell>
        </table:table-row>
        <table:table-row table:style-name="ro166">
          <table:table-cell table:style-name="ce647">
            <text:p text:style-name="P1418"><text:span text:style-name="T3480">F_SC_NA_1(122)</text:span><text:span/></text:p>
          </table:table-cell>
          <table:table-cell table:style-name="ce648">
            <text:p text:style-name="P1419"><text:span text:style-name="T3481">Вызов / Выбор каталога / файла / раздела</text:span><text:span/></text:p>
          </table:table-cell>
          <table:table-cell table:style-name="ce649">
            <text:p text:style-name="P1420"><text:span text:style-name="T3482">+</text:span><text:span/></text:p>
          </table:table-cell>
          <table:table-cell table:style-name="ce650">
            <text:p text:style-name="P1421"><text:span text:style-name="T3483">+</text:span><text:span/></text:p>
          </table:table-cell>
        </table:table-row>
        <table:table-row table:style-name="ro167">
          <table:table-cell table:style-name="ce651">
            <text:p text:style-name="P1422"><text:span text:style-name="T3484">F_LS_NA_1(123)</text:span><text:span/></text:p>
          </table:table-cell>
          <table:table-cell table:style-name="ce652">
            <text:p text:style-name="P1423"><text:span text:style-name="T3485">Последний сегмент / раздел</text:span><text:span/></text:p>
          </table:table-cell>
          <table:table-cell table:style-name="ce653">
            <text:p text:style-name="P1424"><text:span text:style-name="T3486">+</text:span><text:span/></text:p>
          </table:table-cell>
          <table:table-cell table:style-name="ce654">
            <text:p text:style-name="P1425"><text:span text:style-name="T3487">+</text:span><text:span/></text:p>
          </table:table-cell>
        </table:table-row>
        <table:table-row table:style-name="ro168">
          <table:table-cell table:style-name="ce655">
            <text:p text:style-name="P1426"><text:span text:style-name="T3488">F_AF_NA_1(124)</text:span><text:span/></text:p>
          </table:table-cell>
          <table:table-cell table:style-name="ce656">
            <text:p text:style-name="P1427"><text:span text:style-name="T3489">Файл подтверждения / раздел</text:span><text:span/></text:p>
          </table:table-cell>
          <table:table-cell table:style-name="ce657">
            <text:p text:style-name="P1428"><text:span text:style-name="T3490">+</text:span><text:span/></text:p>
          </table:table-cell>
          <table:table-cell table:style-name="ce658">
            <text:p text:style-name="P1429"><text:span text:style-name="T3491">+</text:span><text:span/></text:p>
          </table:table-cell>
        </table:table-row>
        <table:table-row table:style-name="ro169">
          <table:table-cell table:style-name="ce659">
            <text:p text:style-name="P1430"><text:span text:style-name="T3492">F_SG_NA_1(125)</text:span><text:span/></text:p>
          </table:table-cell>
          <table:table-cell table:style-name="ce660">
            <text:p text:style-name="P1431"><text:span text:style-name="T3493">Сегмент файла</text:span><text:span/></text:p>
          </table:table-cell>
          <table:table-cell table:style-name="ce661">
            <text:p text:style-name="P1432"><text:span text:style-name="T3494">+</text:span><text:span/></text:p>
          </table:table-cell>
          <table:table-cell table:style-name="ce662">
            <text:p text:style-name="P1433"><text:span text:style-name="T3495">+</text:span><text:span/></text:p>
          </table:table-cell>
        </table:table-row>
        <table:table-row table:style-name="ro170">
          <table:table-cell table:style-name="ce663">
            <text:p text:style-name="P1434"><text:span text:style-name="T3496">F_DR_TA_1(126)</text:span><text:span/></text:p>
          </table:table-cell>
          <table:table-cell table:style-name="ce664">
            <text:p text:style-name="P1435"><text:span text:style-name="T3497">Каталог файлов</text:span><text:span/></text:p>
          </table:table-cell>
          <table:table-cell table:style-name="ce665">
            <text:p text:style-name="P1436"><text:span text:style-name="T3498">+</text:span><text:span/></text:p>
          </table:table-cell>
          <table:table-cell table:style-name="ce666">
            <text:p text:style-name="P1437"><text:span text:style-name="T3499">+</text:span><text:span/></text:p>
          </table:table-cell>
        </table:table-row>
        <table:table-row table:style-name="ro171">
          <table:table-cell table:style-name="ce667">
            <text:p text:style-name="P1438"><text:span text:style-name="T3500">F_SC_NB_1(127)</text:span><text:span/></text:p>
          </table:table-cell>
          <table:table-cell table:style-name="ce668">
            <text:p text:style-name="P1439"><text:span text:style-name="T3501">Журнал запросов</text:span><text:span/></text:p>
          </table:table-cell>
          <table:table-cell table:style-name="ce669">
            <text:p text:style-name="P1440"><text:span text:style-name="T3502">+</text:span><text:span/></text:p>
          </table:table-cell>
          <table:table-cell table:style-name="ce670">
            <text:p text:style-name="P1441"><text:span text:style-name="T3503">+</text:span><text:span/></text:p>
          </table:table-cell>
        </table:table-row>
      </table:table>
      <text:p text:style-name="P1442"><text:span text:style-name="T3504">Конкретные параметры CS 104</text:span><text:span/></text:p>
      <text:p text:style-name="P1443"><text:span text:style-name="T3505">Следующие параметры хранятся в</text:span><text:span text:style-name="T3506"> </text:span><text:span text:style-name="T3507">объектах CS104_ConnectionParameters.</text:span><text:span/></text:p>
      <text:p text:style-name="P1444"><text:span text:style-name="T3508">Таблица 4.</text:span><text:span text:style-name="T3509"> </text:span><text:span text:style-name="T3510">Параметры IEC 60870-5-104</text:span><text:span/></text:p>
      <table:table table:style-name="ta8">
        <table:table-columns>
          <table:table-column table:style-name="co27"/>
          <table:table-column table:style-name="co28"/>
        </table:table-columns>
        <table:table-row table:style-name="ro172">
          <table:table-cell table:style-name="ce671">
            <text:p text:style-name="P1445"><text:span text:style-name="T3511">Параметр</text:span><text:span/></text:p>
          </table:table-cell>
          <table:table-cell table:style-name="ce672">
            <text:p text:style-name="P1446"><text:span text:style-name="T3512">Описание</text:span><text:span/></text:p>
          </table:table-cell>
        </table:table-row>
        <table:table-row table:style-name="ro173">
          <table:table-cell table:style-name="ce673">
            <text:p text:style-name="P1447"><text:span text:style-name="T3513">k</text:span><text:span/></text:p>
          </table:table-cell>
          <table:table-cell table:style-name="ce674">
            <text:p text:style-name="P1448"><text:span text:style-name="T3514">Количество неподтвержденных APDU в формате I.</text:span><text:span text:style-name="T3515"> </text:span><text:span text:style-name="T3516">Отправитель прекратит передачу после k неподтвержденных I сообщений.</text:span><text:span/></text:p>
          </table:table-cell>
        </table:table-row>
        <table:table-row table:style-name="ro174">
          <table:table-cell table:style-name="ce675">
            <text:p text:style-name="P1449"><text:span text:style-name="T3517">w</text:span><text:span/></text:p>
          </table:table-cell>
          <table:table-cell table:style-name="ce676">
            <text:p text:style-name="P1450"><text:span text:style-name="T3518">Количество неподтвержденных APDU в формате I.</text:span><text:span text:style-name="T3519"> </text:span><text:span text:style-name="T3520">Получатель подтвердит последние сообщения после w</text:span><text:span/></text:p>
          </table:table-cell>
        </table:table-row>
        <table:table-row table:style-name="ro175">
          <table:table-cell table:style-name="ce677">
            <text:p text:style-name="P1451"><text:span text:style-name="T3521">t0</text:span><text:span/></text:p>
          </table:table-cell>
          <table:table-cell table:style-name="ce678">
            <text:p text:style-name="P1452"><text:span text:style-name="T3522">Время ожидания для установления соединения (в секундах)</text:span><text:span/></text:p>
          </table:table-cell>
        </table:table-row>
        <table:table-row table:style-name="ro176">
          <table:table-cell table:style-name="ce679">
            <text:p text:style-name="P1453"><text:span text:style-name="T3523">t1</text:span><text:span/></text:p>
          </table:table-cell>
          <table:table-cell table:style-name="ce680">
            <text:p text:style-name="P1454"><text:span text:style-name="T3524">Время ожидания для переданных APDU в формате ввода-вывода (в s).</text:span><text:span text:style-name="T3525"> </text:span><text:span text:style-name="T3526">По истечении времени ожидания без подтверждения соединение будет закрыто.</text:span><text:span text:style-name="T3527"> </text:span><text:span text:style-name="T3528">Это используется отправителем, чтобы определить, не удалось ли получателю подтвердить сообщение.</text:span><text:span/></text:p>
          </table:table-cell>
        </table:table-row>
        <table:table-row table:style-name="ro177">
          <table:table-cell table:style-name="ce681">
            <text:p text:style-name="P1455"><text:span text:style-name="T3529">t2</text:span><text:span/></text:p>
          </table:table-cell>
          <table:table-cell table:style-name="ce682">
            <text:p text:style-name="P1456"><text:span text:style-name="T3530">Время ожидания для подтверждения сообщений (в секундах).</text:span><text:span text:style-name="T3531"> </text:span><text:span text:style-name="T3532">Этот тайм-аут используется получателем для определения времени, когда должно быть отправлено подтверждение сообщения.</text:span><text:span/></text:p>
          </table:table-cell>
        </table:table-row>
        <table:table-row table:style-name="ro178">
          <table:table-cell table:style-name="ce683">
            <text:p text:style-name="P1457"><text:span text:style-name="T3533">t3</text:span><text:span/></text:p>
          </table:table-cell>
          <table:table-cell table:style-name="ce684">
            <text:p text:style-name="P1458"><text:span text:style-name="T3534">Тайм-аут для отправки тестовых телеграмм в случае неработающего соединения</text:span><text:span/></text:p>
          </table:table-cell>
        </table:table-row>
      </table:table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09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display-name="DStyle_text" style:family="text" style:name="710">
      <style:text-properties fo:font-family="Arial" style:font-family-complex="Arial" fo:font-size="11pt" fo:language="en" fo:country="US"/>
    </style:style>
    <style:style style:parent-style-name="762" style:display-name="Heading 1" style:family="paragraph" style:name="711">
      <style:text-properties fo:font-family="Arial" style:font-family-complex="Arial" fo:font-size="20pt"/>
      <style:paragraph-properties fo:margin-top="24pt" fo:margin-bottom="10pt"/>
    </style:style>
    <style:style style:parent-style-name="709" style:display-name="Heading 1 Char" style:family="text" style:name="712">
      <style:text-properties fo:font-family="Arial" style:font-family-complex="Arial" fo:font-size="20pt"/>
    </style:style>
    <style:style style:parent-style-name="762" style:display-name="Heading 2" style:family="paragraph" style:name="713">
      <style:text-properties fo:font-family="Arial" style:font-family-complex="Arial" fo:font-size="17pt"/>
      <style:paragraph-properties fo:margin-top="18pt" fo:margin-bottom="10pt"/>
    </style:style>
    <style:style style:parent-style-name="709" style:display-name="Heading 2 Char" style:family="text" style:name="714">
      <style:text-properties fo:font-family="Arial" style:font-family-complex="Arial" fo:font-size="17pt"/>
    </style:style>
    <style:style style:parent-style-name="762" style:display-name="Heading 3" style:family="paragraph" style:name="715">
      <style:text-properties fo:font-family="Arial" style:font-family-complex="Arial" fo:font-size="15pt"/>
      <style:paragraph-properties fo:margin-top="16pt" fo:margin-bottom="10pt"/>
    </style:style>
    <style:style style:parent-style-name="709" style:display-name="Heading 3 Char" style:family="text" style:name="716">
      <style:text-properties fo:font-family="Arial" style:font-family-complex="Arial" fo:font-size="15pt"/>
    </style:style>
    <style:style style:parent-style-name="762" style:display-name="Heading 4" style:family="paragraph" style:name="717">
      <style:text-properties fo:font-family="Arial" style:font-family-complex="Arial" fo:font-size="13pt" fo:font-weight="bold"/>
      <style:paragraph-properties fo:margin-top="16pt" fo:margin-bottom="10pt"/>
    </style:style>
    <style:style style:parent-style-name="709" style:display-name="Heading 4 Char" style:family="text" style:name="718">
      <style:text-properties fo:font-family="Arial" style:font-family-complex="Arial" fo:font-size="13pt" fo:font-weight="bold"/>
    </style:style>
    <style:style style:parent-style-name="762" style:display-name="Heading 5" style:family="paragraph" style:name="719">
      <style:text-properties fo:font-family="Arial" style:font-family-complex="Arial" fo:font-size="12pt" fo:font-weight="bold"/>
      <style:paragraph-properties fo:margin-top="16pt" fo:margin-bottom="10pt"/>
    </style:style>
    <style:style style:parent-style-name="709" style:display-name="Heading 5 Char" style:family="text" style:name="720">
      <style:text-properties fo:font-family="Arial" style:font-family-complex="Arial" fo:font-size="12pt" fo:font-weight="bold"/>
    </style:style>
    <style:style style:parent-style-name="762" style:display-name="Heading 6" style:family="paragraph" style:name="721">
      <style:text-properties fo:font-family="Arial" style:font-family-complex="Arial" fo:font-size="11pt" fo:font-weight="bold"/>
      <style:paragraph-properties fo:margin-top="16pt" fo:margin-bottom="10pt"/>
    </style:style>
    <style:style style:parent-style-name="709" style:display-name="Heading 6 Char" style:family="text" style:name="722">
      <style:text-properties fo:font-family="Arial" style:font-family-complex="Arial" fo:font-size="11pt" fo:font-weight="bold"/>
    </style:style>
    <style:style style:parent-style-name="762" style:display-name="Heading 7" style:family="paragraph" style:name="723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709" style:display-name="Heading 7 Char" style:family="text" style:name="724">
      <style:text-properties fo:font-family="Arial" style:font-family-complex="Arial" fo:font-size="11pt" fo:font-style="italic" fo:font-weight="bold"/>
    </style:style>
    <style:style style:parent-style-name="762" style:display-name="Heading 8" style:family="paragraph" style:name="725">
      <style:text-properties fo:font-family="Arial" style:font-family-complex="Arial" fo:font-size="11pt" fo:font-style="italic"/>
      <style:paragraph-properties fo:margin-top="16pt" fo:margin-bottom="10pt"/>
    </style:style>
    <style:style style:parent-style-name="709" style:display-name="Heading 8 Char" style:family="text" style:name="726">
      <style:text-properties fo:font-family="Arial" style:font-family-complex="Arial" fo:font-size="11pt" fo:font-style="italic"/>
    </style:style>
    <style:style style:parent-style-name="762" style:display-name="Heading 9" style:family="paragraph" style:name="727">
      <style:text-properties fo:font-family="Arial" style:font-family-complex="Arial" fo:font-size="10.5pt" fo:font-style="italic"/>
      <style:paragraph-properties fo:margin-top="16pt" fo:margin-bottom="10pt"/>
    </style:style>
    <style:style style:parent-style-name="709" style:display-name="Heading 9 Char" style:family="text" style:name="728">
      <style:text-properties fo:font-family="Arial" style:font-family-complex="Arial" fo:font-size="10.5pt" fo:font-style="italic"/>
    </style:style>
    <style:style style:parent-style-name="762" style:display-name="Title" style:family="paragraph" style:name="729">
      <style:text-properties fo:font-size="24pt"/>
      <style:paragraph-properties fo:margin-top="15pt" fo:margin-bottom="10pt"/>
    </style:style>
    <style:style style:parent-style-name="709" style:display-name="Title Char" style:family="text" style:name="730">
      <style:text-properties fo:font-size="24pt"/>
    </style:style>
    <style:style style:parent-style-name="762" style:display-name="Subtitle" style:family="paragraph" style:name="731">
      <style:text-properties fo:font-size="12pt"/>
      <style:paragraph-properties fo:margin-top="10pt" fo:margin-bottom="10pt"/>
    </style:style>
    <style:style style:parent-style-name="709" style:display-name="Subtitle Char" style:family="text" style:name="732">
      <style:text-properties fo:font-size="12pt"/>
    </style:style>
    <style:style style:parent-style-name="762" style:display-name="Quote" style:family="paragraph" style:name="733">
      <style:text-properties fo:font-style="italic"/>
      <style:paragraph-properties fo:margin-left="1.27cm" fo:margin-right="1.27cm" fo:text-indent="0cm"/>
    </style:style>
    <style:style style:parent-style-name="709" style:display-name="Quote Char" style:family="text" style:name="734">
      <style:text-properties fo:font-style="italic"/>
    </style:style>
    <style:style style:parent-style-name="762" style:display-name="Intense Quote" style:family="paragraph" style:name="735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709" style:display-name="Intense Quote Char" style:family="text" style:name="736">
      <style:text-properties fo:font-style="italic"/>
    </style:style>
    <style:style style:parent-style-name="762" style:display-name="Header" style:family="paragraph" style:name="737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09" style:display-name="Header Char" style:family="text" style:name="738"/>
    <style:style style:parent-style-name="762" style:display-name="Footer" style:family="paragraph" style:name="73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09" style:display-name="Footer Char" style:family="text" style:name="740"/>
    <style:style style:parent-style-name="762" style:display-name="Caption" style:family="paragraph" style:name="741">
      <style:text-properties fo:color="#4f81bd" fo:font-size="9pt" fo:font-weight="bold"/>
      <style:paragraph-properties fo:line-height="115%"/>
    </style:style>
    <style:style style:parent-style-name="709" style:display-name="Caption Char" style:family="text" style:name="742"/>
    <style:style style:parent-style-name="709" style:display-name="Hyperlink" style:family="text" style:name="74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709" style:display-name="Internet link" style:family="text" style:name="744">
      <style:text-properties fo:color="#0000ff" style:text-underline-type="single" style:text-underline-style="solid" style:text-underline-width="auto" style:text-underline-color="font-color"/>
    </style:style>
    <style:style style:parent-style-name="762" style:display-name="footnote text" style:family="paragraph" style:name="745">
      <style:text-properties fo:font-size="9pt"/>
      <style:paragraph-properties fo:line-height="100%" fo:margin-bottom="2pt"/>
    </style:style>
    <style:style style:parent-style-name="709" style:display-name="Footnote Text Char" style:family="text" style:name="746">
      <style:text-properties fo:font-size="9pt"/>
    </style:style>
    <style:style style:parent-style-name="709" style:display-name="footnote reference" style:family="text" style:name="747">
      <style:text-properties style:text-position="super 58%"/>
    </style:style>
    <style:style style:parent-style-name="762" style:display-name="endnote text" style:family="paragraph" style:name="748">
      <style:text-properties fo:font-size="10pt"/>
      <style:paragraph-properties fo:line-height="100%" fo:margin-bottom="0pt"/>
    </style:style>
    <style:style style:parent-style-name="709" style:display-name="Endnote Text Char" style:family="text" style:name="749">
      <style:text-properties fo:font-size="10pt"/>
    </style:style>
    <style:style style:parent-style-name="709" style:display-name="endnote reference" style:family="text" style:name="750">
      <style:text-properties style:text-position="super 58%"/>
    </style:style>
    <style:style style:parent-style-name="762" style:display-name="toc 1" style:family="paragraph" style:name="751">
      <style:paragraph-properties fo:margin-left="0cm" fo:margin-right="0cm" fo:text-indent="0cm" fo:margin-bottom="2.85pt"/>
    </style:style>
    <style:style style:parent-style-name="762" style:display-name="toc 2" style:family="paragraph" style:name="752">
      <style:paragraph-properties fo:margin-left="0.4992cm" fo:margin-right="0cm" fo:text-indent="0cm" fo:margin-bottom="2.85pt"/>
    </style:style>
    <style:style style:parent-style-name="762" style:display-name="toc 3" style:family="paragraph" style:name="753">
      <style:paragraph-properties fo:margin-left="1cm" fo:margin-right="0cm" fo:text-indent="0cm" fo:margin-bottom="2.85pt"/>
    </style:style>
    <style:style style:parent-style-name="762" style:display-name="toc 4" style:family="paragraph" style:name="754">
      <style:paragraph-properties fo:margin-left="1.499cm" fo:margin-right="0cm" fo:text-indent="0cm" fo:margin-bottom="2.85pt"/>
    </style:style>
    <style:style style:parent-style-name="762" style:display-name="toc 5" style:family="paragraph" style:name="755">
      <style:paragraph-properties fo:margin-left="2cm" fo:margin-right="0cm" fo:text-indent="0cm" fo:margin-bottom="2.85pt"/>
    </style:style>
    <style:style style:parent-style-name="762" style:display-name="toc 6" style:family="paragraph" style:name="756">
      <style:paragraph-properties fo:margin-left="2.5cm" fo:margin-right="0cm" fo:text-indent="0cm" fo:margin-bottom="2.85pt"/>
    </style:style>
    <style:style style:parent-style-name="762" style:display-name="toc 7" style:family="paragraph" style:name="757">
      <style:paragraph-properties fo:margin-left="3.001cm" fo:margin-right="0cm" fo:text-indent="0cm" fo:margin-bottom="2.85pt"/>
    </style:style>
    <style:style style:parent-style-name="762" style:display-name="toc 8" style:family="paragraph" style:name="758">
      <style:paragraph-properties fo:margin-left="3.5cm" fo:margin-right="0cm" fo:text-indent="0cm" fo:margin-bottom="2.85pt"/>
    </style:style>
    <style:style style:parent-style-name="762" style:display-name="toc 9" style:family="paragraph" style:name="759">
      <style:paragraph-properties fo:margin-left="4.001cm" fo:margin-right="0cm" fo:text-indent="0cm" fo:margin-bottom="2.85pt"/>
    </style:style>
    <style:style style:parent-style-name="709" style:display-name="TOC Heading" style:family="paragraph" style:name="760"/>
    <style:style style:parent-style-name="762" style:display-name="table of figures" style:family="paragraph" style:name="761">
      <style:paragraph-properties fo:margin-bottom="0pt"/>
    </style:style>
    <style:style style:class="default" style:display-name="Normal" style:family="paragraph" style:name="762">
      <style:text-properties/>
      <style:paragraph-properties/>
    </style:style>
    <style:style style:parent-style-name="762" style:display-name="No Spacing" style:family="paragraph" style:name="763">
      <style:paragraph-properties fo:line-height="100%" fo:margin-bottom="0pt"/>
    </style:style>
    <style:style style:parent-style-name="762" style:display-name="List Paragraph" style:family="paragraph" style:name="764">
      <style:text-properties/>
      <style:paragraph-properties fo:margin-left="1.27cm" fo:margin-right="0cm" fo:text-indent="0cm"/>
    </style:style>
    <style:style style:class="default" style:display-name="Default Paragraph Font" style:family="text" style:name="765"/>
    <style:style style:parent-style-name="762" style:display-name="T1" style:family="text" style:name="766">
      <style:text-properties fo:color="#24292f" fo:font-family="Symbol" style:font-family-complex="Symbol"/>
    </style:style>
    <style:style style:parent-style-name="762" style:display-name="T2" style:family="text" style:name="767">
      <style:text-properties fo:color="#24292f" fo:font-family="Symbol" style:font-family-complex="Symbol"/>
    </style:style>
    <style:style style:parent-style-name="762" style:display-name="T3" style:family="text" style:name="768">
      <style:text-properties fo:color="#24292f" fo:font-family="Symbol" style:font-family-complex="Symbol"/>
    </style:style>
    <style:style style:parent-style-name="762" style:display-name="T4" style:family="text" style:name="769">
      <style:text-properties fo:color="#24292f" fo:font-family="Symbol" style:font-family-complex="Symbol"/>
    </style:style>
    <style:style style:parent-style-name="762" style:display-name="T5" style:family="text" style:name="770">
      <style:text-properties fo:color="#24292f" fo:font-family="Symbol" style:font-family-complex="Symbol"/>
    </style:style>
    <style:style style:parent-style-name="762" style:display-name="T6" style:family="text" style:name="771">
      <style:text-properties fo:color="#24292f" fo:font-family="Symbol" style:font-family-complex="Symbol"/>
    </style:style>
    <style:style style:parent-style-name="762" style:display-name="T7" style:family="text" style:name="772">
      <style:text-properties fo:color="#24292f" fo:font-family="Symbol" style:font-family-complex="Symbol"/>
    </style:style>
    <style:style style:parent-style-name="762" style:display-name="T8" style:family="text" style:name="773">
      <style:text-properties fo:color="#24292f" fo:font-family="Symbol" style:font-family-complex="Symbol"/>
    </style:style>
    <style:style style:parent-style-name="762" style:display-name="T9" style:family="text" style:name="774">
      <style:text-properties fo:color="#24292f" fo:font-family="Symbol" style:font-family-complex="Symbol"/>
    </style:style>
    <style:style style:parent-style-name="762" style:display-name="T10" style:family="text" style:name="775">
      <style:text-properties fo:color="#24292f" fo:font-family="Symbol" style:font-family-complex="Symbol"/>
    </style:style>
    <style:style style:parent-style-name="762" style:display-name="T11" style:family="text" style:name="776">
      <style:text-properties fo:color="#24292f" fo:font-family="Symbol" style:font-family-complex="Symbol"/>
    </style:style>
    <style:style style:parent-style-name="762" style:display-name="T12" style:family="text" style:name="777">
      <style:text-properties fo:color="#24292f" fo:font-family="Symbol" style:font-family-complex="Symbol"/>
    </style:style>
    <style:style style:parent-style-name="762" style:display-name="T13" style:family="text" style:name="778">
      <style:text-properties fo:color="#24292f" fo:font-family="Symbol" style:font-family-complex="Symbol"/>
    </style:style>
    <style:style style:parent-style-name="762" style:display-name="T14" style:family="text" style:name="779">
      <style:text-properties fo:color="#24292f" fo:font-family="Symbol" style:font-family-complex="Symbol"/>
    </style:style>
    <style:style style:parent-style-name="762" style:display-name="T15" style:family="text" style:name="780">
      <style:text-properties fo:color="#24292f" fo:font-family="Symbol" style:font-family-complex="Symbol"/>
    </style:style>
    <style:style style:parent-style-name="762" style:display-name="T16" style:family="text" style:name="781">
      <style:text-properties fo:color="#24292f" fo:font-family="Symbol" style:font-family-complex="Symbol"/>
    </style:style>
    <style:style style:parent-style-name="762" style:display-name="T17" style:family="text" style:name="782">
      <style:text-properties fo:color="#24292f" fo:font-family="Symbol" style:font-family-complex="Symbol"/>
    </style:style>
    <style:style style:parent-style-name="762" style:display-name="T18" style:family="text" style:name="783">
      <style:text-properties fo:color="#24292f" fo:font-family="Symbol" style:font-family-complex="Symbol"/>
    </style:style>
    <style:style style:parent-style-name="762" style:display-name="T19" style:family="text" style:name="784">
      <style:text-properties fo:color="#24292f" fo:font-family="Symbol" style:font-family-complex="Symbol"/>
    </style:style>
    <style:style style:parent-style-name="762" style:display-name="T20" style:family="text" style:name="785">
      <style:text-properties fo:color="#24292f" fo:font-family="Symbol" style:font-family-complex="Symbol"/>
    </style:style>
    <style:style style:parent-style-name="762" style:display-name="T21" style:family="text" style:name="786">
      <style:text-properties fo:color="#24292f" fo:font-family="Symbol" style:font-family-complex="Symbol"/>
    </style:style>
    <style:style style:parent-style-name="762" style:display-name="T22" style:family="text" style:name="787">
      <style:text-properties fo:color="#24292f" fo:font-family="Symbol" style:font-family-complex="Symbol"/>
    </style:style>
    <style:style style:parent-style-name="762" style:display-name="T23" style:family="text" style:name="788">
      <style:text-properties fo:color="#24292f" fo:font-family="Symbol" style:font-family-complex="Symbol"/>
    </style:style>
    <style:style style:parent-style-name="762" style:display-name="T24" style:family="text" style:name="789">
      <style:text-properties fo:color="#24292f" fo:font-family="Symbol" style:font-family-complex="Symbol"/>
    </style:style>
    <style:style style:parent-style-name="762" style:display-name="T25" style:family="text" style:name="790">
      <style:text-properties fo:color="#24292f" fo:font-family="Symbol" style:font-family-complex="Symbol"/>
    </style:style>
    <style:style style:parent-style-name="762" style:display-name="T26" style:family="text" style:name="791">
      <style:text-properties fo:color="#24292f" fo:font-family="Symbol" style:font-family-complex="Symbol"/>
    </style:style>
    <style:style style:parent-style-name="762" style:display-name="T27" style:family="text" style:name="792">
      <style:text-properties fo:color="#24292f" fo:font-family="Symbol" style:font-family-complex="Symbol"/>
    </style:style>
    <style:style style:parent-style-name="762" style:display-name="T28" style:family="text" style:name="793">
      <style:text-properties fo:color="#24292f" fo:font-family="Symbol" style:font-family-complex="Symbol"/>
    </style:style>
    <style:style style:parent-style-name="762" style:display-name="T29" style:family="text" style:name="794">
      <style:text-properties fo:color="#24292f" fo:font-family="Symbol" style:font-family-complex="Symbol"/>
    </style:style>
    <style:style style:parent-style-name="762" style:display-name="T30" style:family="text" style:name="795">
      <style:text-properties fo:color="#24292f" fo:font-family="Symbol" style:font-family-complex="Symbol"/>
    </style:style>
    <style:style style:parent-style-name="762" style:display-name="T31" style:family="text" style:name="796">
      <style:text-properties fo:color="#24292f" fo:font-family="Symbol" style:font-family-complex="Symbol"/>
    </style:style>
    <style:style style:parent-style-name="762" style:display-name="T32" style:family="text" style:name="797">
      <style:text-properties fo:color="#24292f" fo:font-family="Symbol" style:font-family-complex="Symbol"/>
    </style:style>
    <style:style style:parent-style-name="762" style:display-name="T33" style:family="text" style:name="798">
      <style:text-properties fo:color="#24292f" fo:font-family="Symbol" style:font-family-complex="Symbol"/>
    </style:style>
    <style:style style:parent-style-name="762" style:display-name="T34" style:family="text" style:name="799">
      <style:text-properties fo:color="#24292f" fo:font-family="Symbol" style:font-family-complex="Symbol"/>
    </style:style>
    <style:style style:parent-style-name="762" style:display-name="T35" style:family="text" style:name="800">
      <style:text-properties fo:color="#24292f" fo:font-family="Symbol" style:font-family-complex="Symbol"/>
    </style:style>
    <style:style style:parent-style-name="762" style:display-name="T36" style:family="text" style:name="801">
      <style:text-properties fo:color="#24292f" fo:font-family="Symbol" style:font-family-complex="Symbol"/>
    </style:style>
    <style:style style:parent-style-name="762" style:display-name="T37" style:family="text" style:name="802">
      <style:text-properties fo:color="#24292f" fo:font-family="Symbol" style:font-family-complex="Symbol"/>
    </style:style>
    <style:style style:parent-style-name="762" style:display-name="T38" style:family="text" style:name="803">
      <style:text-properties fo:color="#24292f" fo:font-family="Symbol" style:font-family-complex="Symbol"/>
    </style:style>
    <style:style style:parent-style-name="762" style:display-name="T39" style:family="text" style:name="804">
      <style:text-properties fo:color="#24292f" fo:font-family="Symbol" style:font-family-complex="Symbol"/>
    </style:style>
    <style:style style:parent-style-name="762" style:display-name="T40" style:family="text" style:name="805">
      <style:text-properties fo:color="#24292f" fo:font-family="Symbol" style:font-family-complex="Symbol"/>
    </style:style>
    <style:style style:parent-style-name="762" style:display-name="T41" style:family="text" style:name="806">
      <style:text-properties fo:color="#24292f" fo:font-family="Symbol" style:font-family-complex="Symbol"/>
    </style:style>
    <style:style style:parent-style-name="762" style:display-name="T42" style:family="text" style:name="807">
      <style:text-properties fo:color="#24292f" fo:font-family="Symbol" style:font-family-complex="Symbol"/>
    </style:style>
    <style:style style:parent-style-name="762" style:display-name="T43" style:family="text" style:name="808">
      <style:text-properties fo:color="#24292f" fo:font-family="Symbol" style:font-family-complex="Symbol"/>
    </style:style>
    <style:style style:parent-style-name="762" style:display-name="T44" style:family="text" style:name="809">
      <style:text-properties fo:color="#24292f" fo:font-family="Symbol" style:font-family-complex="Symbol"/>
    </style:style>
    <style:style style:parent-style-name="762" style:display-name="T45" style:family="text" style:name="810">
      <style:text-properties fo:color="#24292f" fo:font-family="Symbol" style:font-family-complex="Symbol"/>
    </style:style>
    <style:style style:parent-style-name="762" style:display-name="T46" style:family="text" style:name="811">
      <style:text-properties fo:color="#24292f" fo:font-family="Symbol" style:font-family-complex="Symbol"/>
    </style:style>
    <style:style style:parent-style-name="762" style:display-name="T47" style:family="text" style:name="812">
      <style:text-properties fo:color="#24292f" fo:font-family="Symbol" style:font-family-complex="Symbol"/>
    </style:style>
    <style:style style:parent-style-name="762" style:display-name="T48" style:family="text" style:name="813">
      <style:text-properties fo:color="#24292f" fo:font-family="Symbol" style:font-family-complex="Symbol"/>
    </style:style>
    <style:style style:parent-style-name="762" style:display-name="T49" style:family="text" style:name="814">
      <style:text-properties fo:color="#24292f" fo:font-family="Symbol" style:font-family-complex="Symbol"/>
    </style:style>
    <style:style style:parent-style-name="762" style:display-name="T50" style:family="text" style:name="815">
      <style:text-properties fo:color="#24292f" fo:font-family="Symbol" style:font-family-complex="Symbol"/>
    </style:style>
    <style:style style:parent-style-name="762" style:display-name="T51" style:family="text" style:name="816">
      <style:text-properties fo:color="#24292f" fo:font-family="Symbol" style:font-family-complex="Symbol"/>
    </style:style>
    <style:style style:parent-style-name="762" style:display-name="T52" style:family="text" style:name="817">
      <style:text-properties fo:color="#24292f" fo:font-family="Symbol" style:font-family-complex="Symbol"/>
    </style:style>
    <style:style style:parent-style-name="762" style:display-name="T53" style:family="text" style:name="818">
      <style:text-properties fo:color="#24292f" fo:font-family="Symbol" style:font-family-complex="Symbol"/>
    </style:style>
    <style:style style:parent-style-name="762" style:display-name="T54" style:family="text" style:name="819">
      <style:text-properties fo:color="#24292f" fo:font-family="Symbol" style:font-family-complex="Symbol"/>
    </style:style>
    <style:style style:parent-style-name="762" style:display-name="T55" style:family="text" style:name="820">
      <style:text-properties fo:color="#24292f" fo:font-family="Symbol" style:font-family-complex="Symbol"/>
    </style:style>
    <style:style style:parent-style-name="762" style:display-name="T56" style:family="text" style:name="821">
      <style:text-properties fo:color="#24292f" fo:font-family="Symbol" style:font-family-complex="Symbol"/>
    </style:style>
    <style:style style:parent-style-name="762" style:display-name="T57" style:family="text" style:name="822">
      <style:text-properties fo:color="#24292f" fo:font-family="Symbol" style:font-family-complex="Symbol"/>
    </style:style>
    <style:style style:parent-style-name="762" style:display-name="T58" style:family="text" style:name="823">
      <style:text-properties fo:color="#24292f" fo:font-family="Symbol" style:font-family-complex="Symbol"/>
    </style:style>
    <style:style style:parent-style-name="762" style:display-name="T59" style:family="text" style:name="824">
      <style:text-properties fo:color="#24292f" fo:font-family="Symbol" style:font-family-complex="Symbol"/>
    </style:style>
    <style:style style:parent-style-name="762" style:display-name="T60" style:family="text" style:name="825">
      <style:text-properties fo:color="#24292f" fo:font-family="Symbol" style:font-family-complex="Symbol"/>
    </style:style>
    <style:style style:parent-style-name="762" style:display-name="T61" style:family="text" style:name="826">
      <style:text-properties fo:color="#24292f" fo:font-family="Symbol" style:font-family-complex="Symbol"/>
    </style:style>
    <style:style style:parent-style-name="762" style:display-name="T62" style:family="text" style:name="827">
      <style:text-properties fo:color="#24292f" fo:font-family="Symbol" style:font-family-complex="Symbol"/>
    </style:style>
    <style:style style:parent-style-name="762" style:display-name="T63" style:family="text" style:name="828">
      <style:text-properties fo:color="#24292f" fo:font-family="Symbol" style:font-family-complex="Symbol"/>
    </style:style>
    <style:style style:parent-style-name="762" style:display-name="T64" style:family="text" style:name="829">
      <style:text-properties fo:color="#24292f" fo:font-family="Symbol" style:font-family-complex="Symbol"/>
    </style:style>
    <style:style style:parent-style-name="762" style:display-name="T65" style:family="text" style:name="830">
      <style:text-properties fo:color="#24292f" fo:font-family="Symbol" style:font-family-complex="Symbol"/>
    </style:style>
    <style:style style:parent-style-name="762" style:display-name="T66" style:family="text" style:name="831">
      <style:text-properties fo:color="#24292f" fo:font-family="Symbol" style:font-family-complex="Symbol"/>
    </style:style>
    <style:style style:parent-style-name="762" style:display-name="T67" style:family="text" style:name="832">
      <style:text-properties fo:color="#24292f" fo:font-family="Symbol" style:font-family-complex="Symbol"/>
    </style:style>
    <style:style style:parent-style-name="762" style:display-name="T68" style:family="text" style:name="833">
      <style:text-properties fo:color="#24292f" fo:font-family="Symbol" style:font-family-complex="Symbol"/>
    </style:style>
    <style:style style:parent-style-name="762" style:display-name="T69" style:family="text" style:name="834">
      <style:text-properties fo:color="#24292f" fo:font-family="Symbol" style:font-family-complex="Symbol"/>
    </style:style>
    <style:style style:parent-style-name="762" style:display-name="T70" style:family="text" style:name="835">
      <style:text-properties fo:color="#24292f" fo:font-family="Symbol" style:font-family-complex="Symbol"/>
    </style:style>
    <style:style style:parent-style-name="762" style:display-name="T71" style:family="text" style:name="836">
      <style:text-properties fo:color="#24292f" fo:font-family="Symbol" style:font-family-complex="Symbol"/>
    </style:style>
    <style:style style:parent-style-name="762" style:display-name="T72" style:family="text" style:name="837">
      <style:text-properties fo:color="#24292f" fo:font-family="Symbol" style:font-family-complex="Symbol"/>
    </style:style>
    <style:style style:parent-style-name="762" style:display-name="T73" style:family="text" style:name="838">
      <style:text-properties fo:color="#24292f" fo:font-family="Symbol" style:font-family-complex="Symbol"/>
    </style:style>
    <style:style style:parent-style-name="762" style:display-name="T74" style:family="text" style:name="839">
      <style:text-properties fo:color="#24292f" fo:font-family="Symbol" style:font-family-complex="Symbol"/>
    </style:style>
    <style:style style:parent-style-name="762" style:display-name="T75" style:family="text" style:name="840">
      <style:text-properties fo:color="#24292f" fo:font-family="Symbol" style:font-family-complex="Symbol"/>
    </style:style>
    <style:style style:parent-style-name="762" style:display-name="T76" style:family="text" style:name="841">
      <style:text-properties fo:color="#24292f" fo:font-family="Symbol" style:font-family-complex="Symbol"/>
    </style:style>
    <style:style style:parent-style-name="762" style:display-name="T77" style:family="text" style:name="842">
      <style:text-properties fo:color="#24292f" fo:font-family="Symbol" style:font-family-complex="Symbol"/>
    </style:style>
    <style:style style:parent-style-name="762" style:display-name="T78" style:family="text" style:name="843">
      <style:text-properties fo:color="#24292f" fo:font-family="Symbol" style:font-family-complex="Symbol"/>
    </style:style>
    <style:style style:parent-style-name="762" style:display-name="T79" style:family="text" style:name="844">
      <style:text-properties fo:color="#24292f" fo:font-family="Symbol" style:font-family-complex="Symbol"/>
    </style:style>
    <style:style style:parent-style-name="762" style:display-name="T80" style:family="text" style:name="845">
      <style:text-properties fo:color="#24292f" fo:font-family="Symbol" style:font-family-complex="Symbol"/>
    </style:style>
    <style:style style:parent-style-name="762" style:display-name="T81" style:family="text" style:name="846">
      <style:text-properties fo:color="#24292f" fo:font-family="Symbol" style:font-family-complex="Symbol"/>
    </style:style>
    <style:style style:parent-style-name="762" style:display-name="T82" style:family="text" style:name="847">
      <style:text-properties fo:color="#24292f" fo:font-family="Symbol" style:font-family-complex="Symbol"/>
    </style:style>
    <style:style style:parent-style-name="762" style:display-name="T83" style:family="text" style:name="848">
      <style:text-properties fo:color="#24292f" fo:font-family="Symbol" style:font-family-complex="Symbol"/>
    </style:style>
    <style:style style:parent-style-name="762" style:display-name="T84" style:family="text" style:name="849">
      <style:text-properties fo:color="#24292f" fo:font-family="Symbol" style:font-family-complex="Symbol"/>
    </style:style>
    <style:style style:parent-style-name="762" style:display-name="T85" style:family="text" style:name="850">
      <style:text-properties fo:color="#24292f" fo:font-family="Symbol" style:font-family-complex="Symbol"/>
    </style:style>
    <style:style style:parent-style-name="762" style:display-name="T86" style:family="text" style:name="851">
      <style:text-properties fo:color="#24292f" fo:font-family="Symbol" style:font-family-complex="Symbol"/>
    </style:style>
    <style:style style:parent-style-name="762" style:display-name="T87" style:family="text" style:name="852">
      <style:text-properties fo:color="#24292f" fo:font-family="Symbol" style:font-family-complex="Symbol"/>
    </style:style>
    <style:style style:parent-style-name="762" style:display-name="T88" style:family="text" style:name="853">
      <style:text-properties fo:color="#24292f" fo:font-family="Symbol" style:font-family-complex="Symbol"/>
    </style:style>
    <style:style style:parent-style-name="762" style:display-name="T89" style:family="text" style:name="854">
      <style:text-properties fo:color="#24292f" fo:font-family="Symbol" style:font-family-complex="Symbol"/>
    </style:style>
    <style:style style:parent-style-name="762" style:display-name="T90" style:family="text" style:name="855">
      <style:text-properties fo:color="#24292f" fo:font-family="Symbol" style:font-family-complex="Symbol"/>
    </style:style>
    <style:style style:parent-style-name="762" style:display-name="T91" style:family="text" style:name="856">
      <style:text-properties fo:color="#24292f" fo:font-family="Symbol" style:font-family-complex="Symbol"/>
    </style:style>
    <style:style style:parent-style-name="762" style:display-name="T92" style:family="text" style:name="857">
      <style:text-properties fo:color="#24292f" fo:font-family="Symbol" style:font-family-complex="Symbol"/>
    </style:style>
    <style:style style:parent-style-name="762" style:display-name="T93" style:family="text" style:name="858">
      <style:text-properties fo:color="#24292f" fo:font-family="Symbol" style:font-family-complex="Symbol"/>
    </style:style>
    <style:style style:parent-style-name="762" style:display-name="T94" style:family="text" style:name="859">
      <style:text-properties fo:color="#24292f" fo:font-family="Symbol" style:font-family-complex="Symbol"/>
    </style:style>
    <style:style style:parent-style-name="762" style:display-name="T95" style:family="text" style:name="860">
      <style:text-properties fo:color="#24292f" fo:font-family="Symbol" style:font-family-complex="Symbol"/>
    </style:style>
    <style:style style:parent-style-name="762" style:display-name="T96" style:family="text" style:name="861">
      <style:text-properties fo:color="#24292f" fo:font-family="Symbol" style:font-family-complex="Symbol"/>
    </style:style>
    <style:style style:parent-style-name="762" style:display-name="T97" style:family="text" style:name="862">
      <style:text-properties fo:color="#24292f" fo:font-family="Symbol" style:font-family-complex="Symbol"/>
    </style:style>
    <style:style style:parent-style-name="762" style:display-name="T98" style:family="text" style:name="863">
      <style:text-properties fo:color="#24292f" fo:font-family="Symbol" style:font-family-complex="Symbol"/>
    </style:style>
    <style:style style:parent-style-name="762" style:display-name="T99" style:family="text" style:name="864">
      <style:text-properties fo:color="#24292f" fo:font-family="Symbol" style:font-family-complex="Symbol"/>
    </style:style>
    <style:style style:parent-style-name="762" style:display-name="T100" style:family="text" style:name="865">
      <style:text-properties fo:color="#24292f" fo:font-family="Symbol" style:font-family-complex="Symbol"/>
    </style:style>
    <style:style style:parent-style-name="762" style:display-name="T101" style:family="text" style:name="866">
      <style:text-properties fo:color="#24292f" fo:font-family="Symbol" style:font-family-complex="Symbol"/>
    </style:style>
    <style:style style:parent-style-name="762" style:display-name="T102" style:family="text" style:name="867">
      <style:text-properties fo:color="#24292f" fo:font-family="Symbol" style:font-family-complex="Symbol"/>
    </style:style>
    <style:style style:parent-style-name="762" style:display-name="T103" style:family="text" style:name="868">
      <style:text-properties fo:color="#24292f" fo:font-family="Symbol" style:font-family-complex="Symbol"/>
    </style:style>
    <style:style style:parent-style-name="762" style:display-name="T104" style:family="text" style:name="869">
      <style:text-properties fo:color="#24292f" fo:font-family="Symbol" style:font-family-complex="Symbol"/>
    </style:style>
    <style:style style:parent-style-name="762" style:display-name="T105" style:family="text" style:name="870">
      <style:text-properties fo:color="#24292f" fo:font-family="Symbol" style:font-family-complex="Symbol"/>
    </style:style>
    <style:style style:parent-style-name="762" style:display-name="T106" style:family="text" style:name="871">
      <style:text-properties fo:color="#24292f" fo:font-family="Symbol" style:font-family-complex="Symbol"/>
    </style:style>
    <style:style style:parent-style-name="762" style:display-name="T107" style:family="text" style:name="872">
      <style:text-properties fo:color="#24292f" fo:font-family="Symbol" style:font-family-complex="Symbol"/>
    </style:style>
    <style:style style:parent-style-name="762" style:display-name="T108" style:family="text" style:name="873">
      <style:text-properties fo:color="#24292f" fo:font-family="Symbol" style:font-family-complex="Symbol"/>
    </style:style>
    <style:style style:parent-style-name="762" style:display-name="T109" style:family="text" style:name="874">
      <style:text-properties fo:color="#24292f" fo:font-family="Symbol" style:font-family-complex="Symbol"/>
    </style:style>
    <style:style style:parent-style-name="762" style:display-name="T110" style:family="text" style:name="875">
      <style:text-properties fo:color="#24292f" fo:font-family="Symbol" style:font-family-complex="Symbol"/>
    </style:style>
    <style:style style:parent-style-name="762" style:display-name="T111" style:family="text" style:name="876">
      <style:text-properties fo:color="#24292f" fo:font-family="Symbol" style:font-family-complex="Symbol"/>
    </style:style>
    <style:style style:parent-style-name="762" style:display-name="T112" style:family="text" style:name="877">
      <style:text-properties fo:color="#24292f" fo:font-family="Symbol" style:font-family-complex="Symbol"/>
    </style:style>
    <style:style style:parent-style-name="762" style:display-name="T113" style:family="text" style:name="878">
      <style:text-properties fo:color="#24292f" fo:font-family="Symbol" style:font-family-complex="Symbol"/>
    </style:style>
    <style:style style:parent-style-name="762" style:display-name="T114" style:family="text" style:name="879">
      <style:text-properties fo:color="#24292f" fo:font-family="Symbol" style:font-family-complex="Symbol"/>
    </style:style>
    <style:style style:parent-style-name="762" style:display-name="T115" style:family="text" style:name="880">
      <style:text-properties fo:color="#24292f" fo:font-family="Symbol" style:font-family-complex="Symbol"/>
    </style:style>
    <style:style style:parent-style-name="762" style:display-name="T116" style:family="text" style:name="881">
      <style:text-properties fo:color="#24292f" fo:font-family="Symbol" style:font-family-complex="Symbol"/>
    </style:style>
    <style:style style:parent-style-name="762" style:display-name="T117" style:family="text" style:name="882">
      <style:text-properties fo:color="#24292f" fo:font-family="Symbol" style:font-family-complex="Symbol"/>
    </style:style>
    <style:style style:parent-style-name="762" style:display-name="T118" style:family="text" style:name="883">
      <style:text-properties fo:color="#24292f" fo:font-family="Symbol" style:font-family-complex="Symbol"/>
    </style:style>
    <style:style style:parent-style-name="762" style:display-name="T119" style:family="text" style:name="884">
      <style:text-properties fo:color="#24292f" fo:font-family="Symbol" style:font-family-complex="Symbol"/>
    </style:style>
    <style:style style:parent-style-name="762" style:display-name="T120" style:family="text" style:name="885">
      <style:text-properties fo:color="#24292f" fo:font-family="Symbol" style:font-family-complex="Symbol"/>
    </style:style>
    <style:style style:parent-style-name="762" style:display-name="T121" style:family="text" style:name="886">
      <style:text-properties fo:color="#24292f" fo:font-family="Symbol" style:font-family-complex="Symbol"/>
    </style:style>
    <style:style style:parent-style-name="762" style:display-name="T122" style:family="text" style:name="887">
      <style:text-properties fo:color="#24292f" fo:font-family="Symbol" style:font-family-complex="Symbol"/>
    </style:style>
    <style:style style:parent-style-name="762" style:display-name="T123" style:family="text" style:name="888">
      <style:text-properties fo:color="#24292f" fo:font-family="Symbol" style:font-family-complex="Symbol"/>
    </style:style>
    <style:style style:parent-style-name="762" style:display-name="T124" style:family="text" style:name="889">
      <style:text-properties fo:color="#24292f" fo:font-family="Symbol" style:font-family-complex="Symbol"/>
    </style:style>
    <style:style style:parent-style-name="762" style:display-name="T125" style:family="text" style:name="890">
      <style:text-properties fo:color="#24292f" fo:font-family="Symbol" style:font-family-complex="Symbol"/>
    </style:style>
    <style:style style:parent-style-name="762" style:display-name="T126" style:family="text" style:name="891">
      <style:text-properties fo:color="#24292f" fo:font-family="Symbol" style:font-family-complex="Symbol"/>
    </style:style>
    <style:style style:parent-style-name="762" style:display-name="T127" style:family="text" style:name="892">
      <style:text-properties fo:color="#24292f" fo:font-family="Symbol" style:font-family-complex="Symbol"/>
    </style:style>
    <style:style style:parent-style-name="762" style:display-name="T128" style:family="text" style:name="893">
      <style:text-properties fo:color="#24292f" fo:font-family="Symbol" style:font-family-complex="Symbol"/>
    </style:style>
    <style:style style:parent-style-name="762" style:display-name="T129" style:family="text" style:name="894">
      <style:text-properties fo:color="#24292f" fo:font-family="Symbol" style:font-family-complex="Symbol"/>
    </style:style>
    <style:style style:parent-style-name="762" style:display-name="T130" style:family="text" style:name="895">
      <style:text-properties fo:color="#24292f" fo:font-family="Symbol" style:font-family-complex="Symbol"/>
    </style:style>
    <style:style style:parent-style-name="762" style:display-name="T131" style:family="text" style:name="896">
      <style:text-properties fo:color="#24292f" fo:font-family="Symbol" style:font-family-complex="Symbol"/>
    </style:style>
    <style:style style:parent-style-name="762" style:display-name="T132" style:family="text" style:name="897">
      <style:text-properties fo:color="#24292f" fo:font-family="Symbol" style:font-family-complex="Symbol"/>
    </style:style>
    <style:style style:parent-style-name="762" style:display-name="T133" style:family="text" style:name="898">
      <style:text-properties fo:color="#24292f" fo:font-family="Symbol" style:font-family-complex="Symbol"/>
    </style:style>
    <style:style style:parent-style-name="762" style:display-name="T134" style:family="text" style:name="899">
      <style:text-properties fo:color="#24292f" fo:font-family="Symbol" style:font-family-complex="Symbol"/>
    </style:style>
    <style:style style:parent-style-name="762" style:display-name="T135" style:family="text" style:name="900">
      <style:text-properties fo:color="#24292f" fo:font-family="Symbol" style:font-family-complex="Symbol"/>
    </style:style>
    <style:style style:parent-style-name="762" style:display-name="T136" style:family="text" style:name="901">
      <style:text-properties fo:color="#24292f" fo:font-family="Symbol" style:font-family-complex="Symbol"/>
    </style:style>
    <style:style style:parent-style-name="762" style:display-name="T137" style:family="text" style:name="902">
      <style:text-properties fo:color="#24292f" fo:font-family="Symbol" style:font-family-complex="Symbol"/>
    </style:style>
    <style:style style:parent-style-name="762" style:display-name="T138" style:family="text" style:name="903">
      <style:text-properties fo:color="#24292f" fo:font-family="Symbol" style:font-family-complex="Symbol"/>
    </style:style>
    <style:style style:parent-style-name="762" style:display-name="T139" style:family="text" style:name="904">
      <style:text-properties fo:color="#24292f" fo:font-family="Symbol" style:font-family-complex="Symbol"/>
    </style:style>
    <style:style style:parent-style-name="762" style:display-name="T140" style:family="text" style:name="905">
      <style:text-properties fo:color="#24292f" fo:font-family="Symbol" style:font-family-complex="Symbol"/>
    </style:style>
    <style:style style:parent-style-name="762" style:display-name="T141" style:family="text" style:name="906">
      <style:text-properties fo:color="#24292f" fo:font-family="Symbol" style:font-family-complex="Symbol"/>
    </style:style>
    <style:style style:parent-style-name="762" style:display-name="T142" style:family="text" style:name="907">
      <style:text-properties fo:color="#24292f" fo:font-family="Symbol" style:font-family-complex="Symbol"/>
    </style:style>
    <style:style style:parent-style-name="762" style:display-name="T143" style:family="text" style:name="908">
      <style:text-properties fo:color="#24292f" fo:font-family="Symbol" style:font-family-complex="Symbol"/>
    </style:style>
    <style:style style:parent-style-name="762" style:display-name="T144" style:family="text" style:name="909">
      <style:text-properties fo:color="#24292f" fo:font-family="Symbol" style:font-family-complex="Symbol"/>
    </style:style>
    <style:style style:parent-style-name="762" style:display-name="T145" style:family="text" style:name="910">
      <style:text-properties fo:color="#24292f" fo:font-family="Liberation Sans" style:font-family-complex="Liberation Sans" fo:font-size="12pt"/>
    </style:style>
    <style:style style:parent-style-name="762" style:display-name="T146" style:family="text" style:name="911">
      <style:text-properties fo:color="#24292f" fo:font-family="Liberation Sans" style:font-family-complex="Liberation Sans"/>
    </style:style>
    <style:style style:parent-style-name="762" style:display-name="T147" style:family="text" style:name="912">
      <style:text-properties fo:color="#24292f" fo:font-family="Liberation Sans" style:font-family-complex="Liberation Sans"/>
    </style:style>
    <style:style style:parent-style-name="762" style:display-name="T148" style:family="text" style:name="913">
      <style:text-properties fo:color="#24292f" fo:font-family="Liberation Sans" style:font-family-complex="Liberation Sans"/>
    </style:style>
    <style:style style:parent-style-name="762" style:display-name="T149" style:family="text" style:name="914">
      <style:text-properties fo:color="#24292f" fo:font-family="Liberation Sans" style:font-family-complex="Liberation Sans"/>
    </style:style>
    <style:style style:parent-style-name="762" style:display-name="T150" style:family="text" style:name="915">
      <style:text-properties fo:color="#24292f" fo:font-family="Liberation Sans" style:font-family-complex="Liberation Sans"/>
    </style:style>
    <style:style style:parent-style-name="762" style:display-name="T151" style:family="text" style:name="916">
      <style:text-properties fo:color="#24292f" fo:font-family="Liberation Sans" style:font-family-complex="Liberation Sans"/>
    </style:style>
    <style:style style:parent-style-name="762" style:display-name="T152" style:family="text" style:name="917">
      <style:text-properties fo:color="#24292f" fo:font-family="Liberation Sans" style:font-family-complex="Liberation Sans"/>
    </style:style>
    <style:style style:parent-style-name="762" style:display-name="T153" style:family="text" style:name="918">
      <style:text-properties fo:color="#24292f" fo:font-family="Liberation Sans" style:font-family-complex="Liberation Sans"/>
    </style:style>
    <style:style style:parent-style-name="762" style:display-name="T154" style:family="text" style:name="919">
      <style:text-properties fo:color="#24292f" fo:font-family="Liberation Sans" style:font-family-complex="Liberation Sans"/>
    </style:style>
    <style:style style:parent-style-name="762" style:display-name="T155" style:family="text" style:name="920">
      <style:text-properties fo:color="#24292f" fo:font-family="Liberation Sans" style:font-family-complex="Liberation Sans"/>
    </style:style>
    <style:style style:parent-style-name="762" style:display-name="T156" style:family="text" style:name="921">
      <style:text-properties fo:color="#24292f" fo:font-family="Liberation Sans" style:font-family-complex="Liberation Sans"/>
    </style:style>
    <style:style style:parent-style-name="762" style:display-name="T157" style:family="text" style:name="922">
      <style:text-properties fo:color="#24292f" fo:font-family="Symbol" style:font-family-complex="Symbol"/>
    </style:style>
    <style:style style:parent-style-name="762" style:display-name="T158" style:family="text" style:name="923">
      <style:text-properties fo:color="#24292f" fo:font-family="Symbol" style:font-family-complex="Symbol"/>
    </style:style>
    <style:style style:parent-style-name="762" style:display-name="T159" style:family="text" style:name="924">
      <style:text-properties fo:color="#24292f" fo:font-family="Symbol" style:font-family-complex="Symbol"/>
    </style:style>
    <style:style style:parent-style-name="762" style:display-name="T160" style:family="text" style:name="925">
      <style:text-properties fo:color="#24292f" fo:font-family="Symbol" style:font-family-complex="Symbol"/>
    </style:style>
    <style:style style:parent-style-name="762" style:display-name="T161" style:family="text" style:name="926">
      <style:text-properties fo:color="#24292f" fo:font-family="Symbol" style:font-family-complex="Symbol"/>
    </style:style>
    <style:style style:parent-style-name="762" style:display-name="T162" style:family="text" style:name="927">
      <style:text-properties fo:color="#24292f" fo:font-family="Symbol" style:font-family-complex="Symbol"/>
    </style:style>
    <style:style style:parent-style-name="762" style:display-name="T163" style:family="text" style:name="928">
      <style:text-properties fo:color="#24292f" fo:font-family="Symbol" style:font-family-complex="Symbol"/>
    </style:style>
    <style:style style:parent-style-name="762" style:display-name="T164" style:family="text" style:name="929">
      <style:text-properties fo:color="#24292f" fo:font-family="Symbol" style:font-family-complex="Symbol"/>
    </style:style>
    <style:style style:parent-style-name="762" style:display-name="T165" style:family="text" style:name="930">
      <style:text-properties fo:color="#24292f" fo:font-family="Symbol" style:font-family-complex="Symbol"/>
    </style:style>
    <style:style style:parent-style-name="762" style:display-name="T166" style:family="text" style:name="931">
      <style:text-properties fo:color="#24292f" fo:font-family="Symbol" style:font-family-complex="Symbol"/>
    </style:style>
    <style:style style:parent-style-name="762" style:display-name="T167" style:family="text" style:name="932">
      <style:text-properties fo:color="#24292f" fo:font-family="Symbol" style:font-family-complex="Symbol"/>
    </style:style>
    <style:style style:parent-style-name="762" style:display-name="T168" style:family="text" style:name="933">
      <style:text-properties fo:color="#24292f" fo:font-family="Symbol" style:font-family-complex="Symbol"/>
    </style:style>
    <style:style style:parent-style-name="762" style:display-name="T169" style:family="text" style:name="934">
      <style:text-properties fo:color="#24292f" fo:font-family="Symbol" style:font-family-complex="Symbol"/>
    </style:style>
    <style:style style:parent-style-name="762" style:display-name="T170" style:family="text" style:name="935">
      <style:text-properties fo:color="#24292f" fo:font-family="Symbol" style:font-family-complex="Symbol"/>
    </style:style>
    <style:style style:parent-style-name="762" style:display-name="T171" style:family="text" style:name="936">
      <style:text-properties fo:color="#24292f" fo:font-family="Symbol" style:font-family-complex="Symbol"/>
    </style:style>
    <style:style style:parent-style-name="762" style:display-name="T172" style:family="text" style:name="937">
      <style:text-properties fo:color="#24292f" fo:font-family="Symbol" style:font-family-complex="Symbol"/>
    </style:style>
    <style:style style:parent-style-name="762" style:display-name="T173" style:family="text" style:name="938">
      <style:text-properties fo:color="#24292f" fo:font-family="Symbol" style:font-family-complex="Symbol"/>
    </style:style>
    <style:style style:parent-style-name="762" style:display-name="T174" style:family="text" style:name="939">
      <style:text-properties fo:color="#24292f" fo:font-family="Symbol" style:font-family-complex="Symbol"/>
    </style:style>
    <style:style style:parent-style-name="762" style:display-name="T175" style:family="text" style:name="940">
      <style:text-properties fo:color="#24292f" fo:font-family="Symbol" style:font-family-complex="Symbol"/>
    </style:style>
    <style:style style:parent-style-name="762" style:display-name="T176" style:family="text" style:name="941">
      <style:text-properties fo:color="#24292f" fo:font-family="Symbol" style:font-family-complex="Symbol"/>
    </style:style>
    <style:style style:parent-style-name="762" style:display-name="T177" style:family="text" style:name="942">
      <style:text-properties fo:color="#24292f" fo:font-family="Symbol" style:font-family-complex="Symbol"/>
    </style:style>
    <style:style style:parent-style-name="762" style:display-name="T178" style:family="text" style:name="943">
      <style:text-properties fo:color="#24292f" fo:font-family="Symbol" style:font-family-complex="Symbol"/>
    </style:style>
    <style:style style:parent-style-name="762" style:display-name="T179" style:family="text" style:name="944">
      <style:text-properties fo:color="#24292f" fo:font-family="Symbol" style:font-family-complex="Symbol"/>
    </style:style>
    <style:style style:parent-style-name="762" style:display-name="T180" style:family="text" style:name="945">
      <style:text-properties fo:color="#24292f" fo:font-family="Symbol" style:font-family-complex="Symbol"/>
    </style:style>
    <style:style style:parent-style-name="762" style:display-name="T181" style:family="text" style:name="946">
      <style:text-properties fo:color="#24292f" fo:font-family="Symbol" style:font-family-complex="Symbol"/>
    </style:style>
    <style:style style:parent-style-name="762" style:display-name="T182" style:family="text" style:name="947">
      <style:text-properties fo:color="#24292f" fo:font-family="Symbol" style:font-family-complex="Symbol"/>
    </style:style>
    <style:style style:parent-style-name="762" style:display-name="T183" style:family="text" style:name="948">
      <style:text-properties fo:color="#24292f" fo:font-family="Symbol" style:font-family-complex="Symbol"/>
    </style:style>
    <style:style style:parent-style-name="762" style:display-name="T184" style:family="text" style:name="949">
      <style:text-properties fo:color="#24292f" fo:font-family="Symbol" style:font-family-complex="Symbol"/>
    </style:style>
    <style:style style:parent-style-name="762" style:display-name="T185" style:family="text" style:name="950">
      <style:text-properties fo:color="#24292f" fo:font-family="Symbol" style:font-family-complex="Symbol"/>
    </style:style>
    <style:style style:parent-style-name="762" style:display-name="T186" style:family="text" style:name="951">
      <style:text-properties fo:color="#24292f" fo:font-family="Symbol" style:font-family-complex="Symbol"/>
    </style:style>
    <style:style style:parent-style-name="762" style:display-name="T187" style:family="text" style:name="952">
      <style:text-properties fo:color="#24292f" fo:font-family="Symbol" style:font-family-complex="Symbol"/>
    </style:style>
    <style:style style:parent-style-name="762" style:display-name="T188" style:family="text" style:name="953">
      <style:text-properties fo:color="#24292f" fo:font-family="Symbol" style:font-family-complex="Symbol"/>
    </style:style>
    <style:style style:parent-style-name="762" style:display-name="T189" style:family="text" style:name="954">
      <style:text-properties fo:color="#24292f" fo:font-family="Symbol" style:font-family-complex="Symbol"/>
    </style:style>
    <style:style style:parent-style-name="762" style:display-name="T190" style:family="text" style:name="955">
      <style:text-properties fo:color="#24292f" fo:font-family="Symbol" style:font-family-complex="Symbol"/>
    </style:style>
    <style:style style:parent-style-name="762" style:display-name="T191" style:family="text" style:name="956">
      <style:text-properties fo:color="#24292f" fo:font-family="Symbol" style:font-family-complex="Symbol"/>
    </style:style>
    <style:style style:parent-style-name="762" style:display-name="T192" style:family="text" style:name="957">
      <style:text-properties fo:color="#24292f" fo:font-family="Symbol" style:font-family-complex="Symbol"/>
    </style:style>
    <style:style style:parent-style-name="762" style:display-name="T193" style:family="text" style:name="958">
      <style:text-properties fo:color="#24292f" fo:font-family="Symbol" style:font-family-complex="Symbol"/>
    </style:style>
    <style:style style:parent-style-name="762" style:display-name="T194" style:family="text" style:name="959">
      <style:text-properties fo:color="#24292f" fo:font-family="Symbol" style:font-family-complex="Symbol"/>
    </style:style>
    <style:style style:parent-style-name="762" style:display-name="T195" style:family="text" style:name="960">
      <style:text-properties fo:color="#24292f" fo:font-family="Symbol" style:font-family-complex="Symbol"/>
    </style:style>
    <style:style style:parent-style-name="762" style:display-name="T196" style:family="text" style:name="961">
      <style:text-properties fo:color="#24292f" fo:font-family="Symbol" style:font-family-complex="Symbol"/>
    </style:style>
    <style:style style:parent-style-name="762" style:display-name="T197" style:family="text" style:name="962">
      <style:text-properties fo:color="#24292f" fo:font-family="Symbol" style:font-family-complex="Symbol"/>
    </style:style>
    <style:style style:parent-style-name="762" style:display-name="T198" style:family="text" style:name="963">
      <style:text-properties fo:color="#24292f" fo:font-family="Symbol" style:font-family-complex="Symbol"/>
    </style:style>
    <style:style style:parent-style-name="762" style:display-name="T199" style:family="text" style:name="964">
      <style:text-properties fo:color="#24292f" fo:font-family="Symbol" style:font-family-complex="Symbol"/>
    </style:style>
    <style:style style:parent-style-name="762" style:display-name="T200" style:family="text" style:name="965">
      <style:text-properties fo:color="#24292f" fo:font-family="Symbol" style:font-family-complex="Symbol"/>
    </style:style>
    <style:style style:parent-style-name="762" style:display-name="T201" style:family="text" style:name="966">
      <style:text-properties fo:color="#24292f" fo:font-family="Symbol" style:font-family-complex="Symbol"/>
    </style:style>
    <style:style style:parent-style-name="762" style:display-name="T202" style:family="text" style:name="967">
      <style:text-properties fo:color="#24292f" fo:font-family="Symbol" style:font-family-complex="Symbol"/>
    </style:style>
    <style:style style:parent-style-name="762" style:display-name="T203" style:family="text" style:name="968">
      <style:text-properties fo:color="#24292f" fo:font-family="Symbol" style:font-family-complex="Symbol"/>
    </style:style>
    <style:style style:parent-style-name="762" style:display-name="T204" style:family="text" style:name="969">
      <style:text-properties fo:color="#24292f" fo:font-family="Symbol" style:font-family-complex="Symbol"/>
    </style:style>
    <style:style style:parent-style-name="762" style:display-name="T205" style:family="text" style:name="970">
      <style:text-properties fo:color="#24292f" fo:font-family="Symbol" style:font-family-complex="Symbol"/>
    </style:style>
    <style:style style:parent-style-name="762" style:display-name="T206" style:family="text" style:name="971">
      <style:text-properties fo:color="#24292f" fo:font-family="Symbol" style:font-family-complex="Symbol"/>
    </style:style>
    <style:style style:parent-style-name="762" style:display-name="T207" style:family="text" style:name="972">
      <style:text-properties fo:color="#24292f" fo:font-family="Symbol" style:font-family-complex="Symbol"/>
    </style:style>
    <style:style style:parent-style-name="762" style:display-name="T208" style:family="text" style:name="973">
      <style:text-properties fo:color="#24292f" fo:font-family="Symbol" style:font-family-complex="Symbol"/>
    </style:style>
    <style:style style:parent-style-name="762" style:display-name="T209" style:family="text" style:name="974">
      <style:text-properties fo:color="#24292f" fo:font-family="Symbol" style:font-family-complex="Symbol"/>
    </style:style>
    <style:style style:parent-style-name="762" style:display-name="T210" style:family="text" style:name="975">
      <style:text-properties fo:color="#24292f" fo:font-family="Symbol" style:font-family-complex="Symbol"/>
    </style:style>
    <style:style style:parent-style-name="762" style:display-name="T211" style:family="text" style:name="976">
      <style:text-properties fo:color="#24292f" fo:font-family="Symbol" style:font-family-complex="Symbol"/>
    </style:style>
    <style:style style:parent-style-name="762" style:display-name="T212" style:family="text" style:name="977">
      <style:text-properties fo:color="#24292f" fo:font-family="Symbol" style:font-family-complex="Symbol"/>
    </style:style>
    <style:style style:parent-style-name="762" style:display-name="T213" style:family="text" style:name="978">
      <style:text-properties fo:color="#24292f" fo:font-family="Symbol" style:font-family-complex="Symbol"/>
    </style:style>
    <style:style style:parent-style-name="762" style:display-name="T214" style:family="text" style:name="979">
      <style:text-properties fo:color="#24292f" fo:font-family="Symbol" style:font-family-complex="Symbol"/>
    </style:style>
    <style:style style:parent-style-name="762" style:display-name="T215" style:family="text" style:name="980">
      <style:text-properties fo:color="#24292f" fo:font-family="Symbol" style:font-family-complex="Symbol"/>
    </style:style>
    <style:style style:parent-style-name="762" style:display-name="T216" style:family="text" style:name="981">
      <style:text-properties fo:color="#24292f" fo:font-family="Symbol" style:font-family-complex="Symbol"/>
    </style:style>
    <style:style style:parent-style-name="762" style:display-name="T217" style:family="text" style:name="982">
      <style:text-properties fo:color="#24292f" fo:font-family="Symbol" style:font-family-complex="Symbol"/>
    </style:style>
    <style:style style:parent-style-name="762" style:display-name="T218" style:family="text" style:name="983">
      <style:text-properties fo:color="#24292f" fo:font-family="Symbol" style:font-family-complex="Symbol"/>
    </style:style>
    <style:style style:parent-style-name="762" style:display-name="T219" style:family="text" style:name="984">
      <style:text-properties fo:color="#24292f" fo:font-family="Symbol" style:font-family-complex="Symbol"/>
    </style:style>
    <style:style style:parent-style-name="762" style:display-name="T220" style:family="text" style:name="985">
      <style:text-properties fo:color="#24292f" fo:font-family="Symbol" style:font-family-complex="Symbol"/>
    </style:style>
    <style:style style:parent-style-name="762" style:display-name="T221" style:family="text" style:name="986">
      <style:text-properties fo:color="#24292f" fo:font-family="Symbol" style:font-family-complex="Symbol"/>
    </style:style>
    <style:style style:parent-style-name="762" style:display-name="T222" style:family="text" style:name="987">
      <style:text-properties fo:color="#24292f" fo:font-family="Symbol" style:font-family-complex="Symbol"/>
    </style:style>
    <style:style style:parent-style-name="762" style:display-name="T223" style:family="text" style:name="988">
      <style:text-properties fo:color="#24292f" fo:font-family="Symbol" style:font-family-complex="Symbol"/>
    </style:style>
    <style:style style:parent-style-name="762" style:display-name="T224" style:family="text" style:name="989">
      <style:text-properties fo:color="#24292f" fo:font-family="Symbol" style:font-family-complex="Symbol"/>
    </style:style>
    <style:style style:parent-style-name="762" style:display-name="T225" style:family="text" style:name="990">
      <style:text-properties fo:color="#24292f" fo:font-family="Symbol" style:font-family-complex="Symbol"/>
    </style:style>
    <style:style style:parent-style-name="762" style:display-name="T226" style:family="text" style:name="991">
      <style:text-properties fo:color="#24292f" fo:font-family="Symbol" style:font-family-complex="Symbol"/>
    </style:style>
    <style:style style:parent-style-name="762" style:display-name="T227" style:family="text" style:name="992">
      <style:text-properties fo:color="#24292f" fo:font-family="Symbol" style:font-family-complex="Symbol"/>
    </style:style>
    <style:style style:parent-style-name="762" style:display-name="T228" style:family="text" style:name="993">
      <style:text-properties fo:color="#24292f" fo:font-family="Symbol" style:font-family-complex="Symbol"/>
    </style:style>
    <style:style style:parent-style-name="762" style:display-name="T229" style:family="text" style:name="994">
      <style:text-properties fo:color="#24292f" fo:font-family="Symbol" style:font-family-complex="Symbol"/>
    </style:style>
    <style:style style:parent-style-name="762" style:display-name="T230" style:family="text" style:name="995">
      <style:text-properties fo:color="#24292f" fo:font-family="Symbol" style:font-family-complex="Symbol"/>
    </style:style>
    <style:style style:parent-style-name="762" style:display-name="T231" style:family="text" style:name="996">
      <style:text-properties fo:color="#24292f" fo:font-family="Symbol" style:font-family-complex="Symbol"/>
    </style:style>
    <style:style style:parent-style-name="762" style:display-name="T232" style:family="text" style:name="997">
      <style:text-properties fo:color="#24292f" fo:font-family="Symbol" style:font-family-complex="Symbol"/>
    </style:style>
    <style:style style:parent-style-name="762" style:display-name="T233" style:family="text" style:name="998">
      <style:text-properties fo:color="#24292f" fo:font-family="Symbol" style:font-family-complex="Symbol"/>
    </style:style>
    <style:style style:parent-style-name="762" style:display-name="T234" style:family="text" style:name="999">
      <style:text-properties fo:color="#24292f" fo:font-family="Symbol" style:font-family-complex="Symbol"/>
    </style:style>
    <style:style style:parent-style-name="762" style:display-name="T235" style:family="text" style:name="1000">
      <style:text-properties fo:color="#24292f" fo:font-family="Symbol" style:font-family-complex="Symbol"/>
    </style:style>
    <style:style style:parent-style-name="762" style:display-name="T236" style:family="text" style:name="1001">
      <style:text-properties fo:color="#24292f" fo:font-family="Symbol" style:font-family-complex="Symbol"/>
    </style:style>
    <style:style style:parent-style-name="762" style:display-name="T237" style:family="text" style:name="1002">
      <style:text-properties fo:color="#24292f" fo:font-family="Symbol" style:font-family-complex="Symbol"/>
    </style:style>
    <style:style style:parent-style-name="762" style:display-name="T238" style:family="text" style:name="1003">
      <style:text-properties fo:color="#24292f" fo:font-family="Symbol" style:font-family-complex="Symbol"/>
    </style:style>
    <style:style style:parent-style-name="762" style:display-name="T239" style:family="text" style:name="1004">
      <style:text-properties fo:color="#24292f" fo:font-family="Symbol" style:font-family-complex="Symbol"/>
    </style:style>
    <style:style style:parent-style-name="762" style:display-name="T240" style:family="text" style:name="1005">
      <style:text-properties fo:color="#24292f" fo:font-family="Symbol" style:font-family-complex="Symbol"/>
    </style:style>
    <style:style style:parent-style-name="762" style:display-name="T241" style:family="text" style:name="1006">
      <style:text-properties fo:color="#24292f" fo:font-family="Symbol" style:font-family-complex="Symbol"/>
    </style:style>
    <style:style style:parent-style-name="762" style:display-name="T242" style:family="text" style:name="1007">
      <style:text-properties fo:color="#24292f" fo:font-family="Symbol" style:font-family-complex="Symbol"/>
    </style:style>
    <style:style style:parent-style-name="762" style:display-name="T243" style:family="text" style:name="1008">
      <style:text-properties fo:color="#24292f" fo:font-family="Symbol" style:font-family-complex="Symbol"/>
    </style:style>
    <style:style style:parent-style-name="762" style:display-name="T244" style:family="text" style:name="1009">
      <style:text-properties fo:color="#24292f" fo:font-family="Symbol" style:font-family-complex="Symbol"/>
    </style:style>
    <style:style style:parent-style-name="762" style:display-name="T245" style:family="text" style:name="1010">
      <style:text-properties fo:color="#24292f" fo:font-family="Symbol" style:font-family-complex="Symbol"/>
    </style:style>
    <style:style style:parent-style-name="762" style:display-name="T246" style:family="text" style:name="1011">
      <style:text-properties fo:color="#24292f" fo:font-family="Symbol" style:font-family-complex="Symbol"/>
    </style:style>
    <style:style style:parent-style-name="762" style:display-name="T247" style:family="text" style:name="1012">
      <style:text-properties fo:color="#24292f" fo:font-family="Symbol" style:font-family-complex="Symbol"/>
    </style:style>
    <style:style style:parent-style-name="762" style:display-name="T248" style:family="text" style:name="1013">
      <style:text-properties fo:color="#24292f" fo:font-family="Symbol" style:font-family-complex="Symbol"/>
    </style:style>
    <style:style style:parent-style-name="762" style:display-name="T249" style:family="text" style:name="1014">
      <style:text-properties fo:color="#24292f" fo:font-family="Symbol" style:font-family-complex="Symbol"/>
    </style:style>
    <style:style style:parent-style-name="762" style:display-name="T250" style:family="text" style:name="1015">
      <style:text-properties fo:color="#24292f" fo:font-family="Symbol" style:font-family-complex="Symbol"/>
    </style:style>
    <style:style style:parent-style-name="762" style:display-name="T251" style:family="text" style:name="1016">
      <style:text-properties fo:color="#24292f" fo:font-family="Symbol" style:font-family-complex="Symbol"/>
    </style:style>
    <style:style style:parent-style-name="762" style:display-name="T252" style:family="text" style:name="1017">
      <style:text-properties fo:color="#24292f" fo:font-family="Symbol" style:font-family-complex="Symbol"/>
    </style:style>
    <style:style style:parent-style-name="762" style:display-name="T253" style:family="text" style:name="1018">
      <style:text-properties fo:color="#24292f" fo:font-family="Symbol" style:font-family-complex="Symbol"/>
    </style:style>
    <style:style style:parent-style-name="762" style:display-name="T254" style:family="text" style:name="1019">
      <style:text-properties fo:color="#24292f" fo:font-family="Symbol" style:font-family-complex="Symbol"/>
    </style:style>
    <style:style style:parent-style-name="762" style:display-name="T255" style:family="text" style:name="1020">
      <style:text-properties fo:color="#24292f" fo:font-family="Symbol" style:font-family-complex="Symbol"/>
    </style:style>
    <style:style style:parent-style-name="762" style:display-name="T256" style:family="text" style:name="1021">
      <style:text-properties fo:color="#24292f" fo:font-family="Symbol" style:font-family-complex="Symbol"/>
    </style:style>
    <style:style style:parent-style-name="762" style:display-name="T257" style:family="text" style:name="1022">
      <style:text-properties fo:color="#24292f" fo:font-family="Symbol" style:font-family-complex="Symbol"/>
    </style:style>
    <style:style style:parent-style-name="762" style:display-name="T258" style:family="text" style:name="1023">
      <style:text-properties fo:color="#24292f" fo:font-family="Symbol" style:font-family-complex="Symbol"/>
    </style:style>
    <style:style style:parent-style-name="762" style:display-name="T259" style:family="text" style:name="1024">
      <style:text-properties fo:color="#24292f" fo:font-family="Symbol" style:font-family-complex="Symbol"/>
    </style:style>
    <style:style style:parent-style-name="762" style:display-name="T260" style:family="text" style:name="1025">
      <style:text-properties fo:color="#24292f" fo:font-family="Symbol" style:font-family-complex="Symbol"/>
    </style:style>
    <style:style style:parent-style-name="762" style:display-name="T261" style:family="text" style:name="1026">
      <style:text-properties fo:color="#24292f" fo:font-family="Symbol" style:font-family-complex="Symbol"/>
    </style:style>
    <style:style style:parent-style-name="762" style:display-name="T262" style:family="text" style:name="1027">
      <style:text-properties fo:color="#24292f" fo:font-family="Symbol" style:font-family-complex="Symbol"/>
    </style:style>
    <style:style style:parent-style-name="762" style:display-name="T263" style:family="text" style:name="1028">
      <style:text-properties fo:color="#24292f" fo:font-family="Symbol" style:font-family-complex="Symbol"/>
    </style:style>
    <style:style style:parent-style-name="762" style:display-name="T264" style:family="text" style:name="1029">
      <style:text-properties fo:color="#24292f" fo:font-family="Symbol" style:font-family-complex="Symbol"/>
    </style:style>
    <style:style style:parent-style-name="762" style:display-name="T265" style:family="text" style:name="1030">
      <style:text-properties fo:color="#24292f" fo:font-family="Symbol" style:font-family-complex="Symbol"/>
    </style:style>
    <style:style style:parent-style-name="762" style:display-name="T266" style:family="text" style:name="1031">
      <style:text-properties fo:color="#24292f" fo:font-family="Symbol" style:font-family-complex="Symbol"/>
    </style:style>
    <style:style style:parent-style-name="762" style:display-name="T267" style:family="text" style:name="1032">
      <style:text-properties fo:color="#24292f" fo:font-family="Symbol" style:font-family-complex="Symbol"/>
    </style:style>
    <style:style style:parent-style-name="762" style:display-name="T268" style:family="text" style:name="1033">
      <style:text-properties fo:color="#24292f" fo:font-family="Symbol" style:font-family-complex="Symbol"/>
    </style:style>
    <style:style style:parent-style-name="762" style:display-name="T269" style:family="text" style:name="1034">
      <style:text-properties fo:color="#24292f" fo:font-family="Symbol" style:font-family-complex="Symbol"/>
    </style:style>
    <style:style style:parent-style-name="762" style:display-name="T270" style:family="text" style:name="1035">
      <style:text-properties fo:color="#24292f" fo:font-family="Symbol" style:font-family-complex="Symbol"/>
    </style:style>
    <style:style style:parent-style-name="762" style:display-name="T271" style:family="text" style:name="1036">
      <style:text-properties fo:color="#24292f" fo:font-family="Symbol" style:font-family-complex="Symbol"/>
    </style:style>
    <style:style style:parent-style-name="762" style:display-name="T272" style:family="text" style:name="1037">
      <style:text-properties fo:color="#24292f" fo:font-family="Symbol" style:font-family-complex="Symbol"/>
    </style:style>
    <style:style style:parent-style-name="762" style:display-name="T273" style:family="text" style:name="1038">
      <style:text-properties fo:color="#24292f" fo:font-family="Symbol" style:font-family-complex="Symbol"/>
    </style:style>
    <style:style style:parent-style-name="762" style:display-name="T274" style:family="text" style:name="1039">
      <style:text-properties fo:color="#24292f" fo:font-family="Symbol" style:font-family-complex="Symbol"/>
    </style:style>
    <style:style style:parent-style-name="762" style:display-name="T275" style:family="text" style:name="1040">
      <style:text-properties fo:color="#24292f" fo:font-family="Symbol" style:font-family-complex="Symbol"/>
    </style:style>
    <style:style style:parent-style-name="762" style:display-name="T276" style:family="text" style:name="1041">
      <style:text-properties fo:color="#24292f" fo:font-family="Symbol" style:font-family-complex="Symbol"/>
    </style:style>
    <style:style style:parent-style-name="762" style:display-name="T277" style:family="text" style:name="1042">
      <style:text-properties fo:color="#24292f" fo:font-family="Symbol" style:font-family-complex="Symbol"/>
    </style:style>
    <style:style style:parent-style-name="762" style:display-name="T278" style:family="text" style:name="1043">
      <style:text-properties fo:color="#24292f" fo:font-family="Symbol" style:font-family-complex="Symbol"/>
    </style:style>
    <style:style style:parent-style-name="762" style:display-name="T279" style:family="text" style:name="1044">
      <style:text-properties fo:color="#24292f" fo:font-family="Symbol" style:font-family-complex="Symbol"/>
    </style:style>
    <style:style style:parent-style-name="762" style:display-name="T280" style:family="text" style:name="1045">
      <style:text-properties fo:color="#24292f" fo:font-family="Symbol" style:font-family-complex="Symbol"/>
    </style:style>
    <style:style style:parent-style-name="762" style:display-name="T281" style:family="text" style:name="1046">
      <style:text-properties fo:color="#24292f" fo:font-family="Symbol" style:font-family-complex="Symbol"/>
    </style:style>
    <style:style style:parent-style-name="762" style:display-name="T282" style:family="text" style:name="1047">
      <style:text-properties fo:color="#24292f" fo:font-family="Symbol" style:font-family-complex="Symbol"/>
    </style:style>
    <style:style style:parent-style-name="762" style:display-name="T283" style:family="text" style:name="1048">
      <style:text-properties fo:color="#24292f" fo:font-family="Symbol" style:font-family-complex="Symbol"/>
    </style:style>
    <style:style style:parent-style-name="762" style:display-name="T284" style:family="text" style:name="1049">
      <style:text-properties fo:color="#24292f" fo:font-family="Symbol" style:font-family-complex="Symbol"/>
    </style:style>
    <style:style style:parent-style-name="762" style:display-name="T285" style:family="text" style:name="1050">
      <style:text-properties fo:color="#24292f" fo:font-family="Symbol" style:font-family-complex="Symbol"/>
    </style:style>
    <style:style style:parent-style-name="762" style:display-name="T286" style:family="text" style:name="1051">
      <style:text-properties fo:color="#24292f" fo:font-family="Symbol" style:font-family-complex="Symbol"/>
    </style:style>
    <style:style style:parent-style-name="762" style:display-name="T287" style:family="text" style:name="1052">
      <style:text-properties fo:color="#24292f" fo:font-family="Symbol" style:font-family-complex="Symbol"/>
    </style:style>
    <style:style style:parent-style-name="762" style:display-name="T288" style:family="text" style:name="1053">
      <style:text-properties fo:color="#24292f" fo:font-family="Symbol" style:font-family-complex="Symbol"/>
    </style:style>
    <style:style style:parent-style-name="762" style:display-name="T289" style:family="text" style:name="1054">
      <style:text-properties fo:color="#24292f" fo:font-family="Symbol" style:font-family-complex="Symbol"/>
    </style:style>
    <style:style style:parent-style-name="762" style:display-name="T290" style:family="text" style:name="1055">
      <style:text-properties fo:color="#24292f" fo:font-family="Symbol" style:font-family-complex="Symbol"/>
    </style:style>
    <style:style style:parent-style-name="762" style:display-name="T291" style:family="text" style:name="1056">
      <style:text-properties fo:color="#24292f" fo:font-family="Symbol" style:font-family-complex="Symbol"/>
    </style:style>
    <style:style style:parent-style-name="762" style:display-name="T292" style:family="text" style:name="1057">
      <style:text-properties fo:color="#24292f" fo:font-family="Symbol" style:font-family-complex="Symbol"/>
    </style:style>
    <style:style style:parent-style-name="762" style:display-name="T293" style:family="text" style:name="1058">
      <style:text-properties fo:color="#24292f" fo:font-family="Symbol" style:font-family-complex="Symbol"/>
    </style:style>
    <style:style style:parent-style-name="762" style:display-name="T294" style:family="text" style:name="1059">
      <style:text-properties fo:color="#24292f" fo:font-family="Symbol" style:font-family-complex="Symbol"/>
    </style:style>
    <style:style style:parent-style-name="762" style:display-name="T295" style:family="text" style:name="1060">
      <style:text-properties fo:color="#24292f" fo:font-family="Symbol" style:font-family-complex="Symbol"/>
    </style:style>
    <style:style style:parent-style-name="762" style:display-name="T296" style:family="text" style:name="1061">
      <style:text-properties fo:color="#24292f" fo:font-family="Symbol" style:font-family-complex="Symbol"/>
    </style:style>
    <style:style style:parent-style-name="762" style:display-name="T297" style:family="text" style:name="1062">
      <style:text-properties fo:color="#24292f" fo:font-family="Symbol" style:font-family-complex="Symbol"/>
    </style:style>
    <style:style style:parent-style-name="762" style:display-name="T298" style:family="text" style:name="1063">
      <style:text-properties fo:color="#24292f" fo:font-family="Symbol" style:font-family-complex="Symbol"/>
    </style:style>
    <style:style style:parent-style-name="762" style:display-name="T299" style:family="text" style:name="1064">
      <style:text-properties fo:color="#24292f" fo:font-family="Symbol" style:font-family-complex="Symbol"/>
    </style:style>
    <style:style style:parent-style-name="762" style:display-name="T300" style:family="text" style:name="1065">
      <style:text-properties fo:color="#24292f" fo:font-family="Symbol" style:font-family-complex="Symbol"/>
    </style:style>
    <style:style style:parent-style-name="762" style:display-name="T301" style:family="text" style:name="1066">
      <style:text-properties fo:color="#24292f" fo:font-family="Liberation Sans" style:font-family-complex="Liberation Sans" fo:font-size="12pt"/>
    </style:style>
    <style:style style:parent-style-name="762" style:display-name="T302" style:family="text" style:name="1067">
      <style:text-properties fo:color="#24292f" fo:font-family="Liberation Sans" style:font-family-complex="Liberation Sans"/>
    </style:style>
    <style:style style:parent-style-name="762" style:display-name="T303" style:family="text" style:name="1068">
      <style:text-properties fo:color="#24292f" fo:font-family="Liberation Sans" style:font-family-complex="Liberation Sans"/>
    </style:style>
    <style:style style:parent-style-name="762" style:display-name="T304" style:family="text" style:name="1069">
      <style:text-properties fo:color="#24292f" fo:font-family="Liberation Sans" style:font-family-complex="Liberation Sans"/>
    </style:style>
    <style:style style:parent-style-name="762" style:display-name="T305" style:family="text" style:name="1070">
      <style:text-properties fo:color="#24292f" fo:font-family="Liberation Sans" style:font-family-complex="Liberation Sans"/>
    </style:style>
    <style:style style:parent-style-name="762" style:display-name="T306" style:family="text" style:name="1071">
      <style:text-properties fo:color="#24292f" fo:font-family="Liberation Sans" style:font-family-complex="Liberation Sans"/>
    </style:style>
    <style:style style:parent-style-name="762" style:display-name="T307" style:family="text" style:name="1072">
      <style:text-properties fo:color="#24292f" fo:font-family="Liberation Sans" style:font-family-complex="Liberation Sans"/>
    </style:style>
    <style:style style:parent-style-name="762" style:display-name="T308" style:family="text" style:name="1073">
      <style:text-properties fo:color="#24292f" fo:font-family="Liberation Sans" style:font-family-complex="Liberation Sans"/>
    </style:style>
    <style:style style:parent-style-name="762" style:display-name="T309" style:family="text" style:name="1074">
      <style:text-properties fo:color="#24292f" fo:font-family="Liberation Sans" style:font-family-complex="Liberation Sans"/>
    </style:style>
    <style:style style:parent-style-name="762" style:display-name="T310" style:family="text" style:name="1075">
      <style:text-properties fo:color="#24292f" fo:font-family="Liberation Sans" style:font-family-complex="Liberation Sans"/>
    </style:style>
    <style:style style:parent-style-name="762" style:display-name="T311" style:family="text" style:name="1076">
      <style:text-properties fo:color="#24292f" fo:font-family="Liberation Sans" style:font-family-complex="Liberation Sans"/>
    </style:style>
    <style:style style:parent-style-name="762" style:display-name="T312" style:family="text" style:name="1077">
      <style:text-properties fo:color="#24292f" fo:font-family="Liberation Sans" style:font-family-complex="Liberation Sans"/>
    </style:style>
    <style:style style:family="text" style:name="T1">
      <style:text-properties fo:color="#24292f" fo:font-family="Symbol" style:font-family-complex="Symbol"/>
    </style:style>
    <style:style style:family="text" style:name="T2">
      <style:text-properties fo:color="#24292f" fo:font-family="Symbol" style:font-family-complex="Symbol"/>
    </style:style>
    <style:style style:family="text" style:name="T3">
      <style:text-properties fo:color="#24292f" fo:font-family="Symbol" style:font-family-complex="Symbol"/>
    </style:style>
    <style:style style:family="text" style:name="T4">
      <style:text-properties fo:color="#24292f" fo:font-family="Symbol" style:font-family-complex="Symbol"/>
    </style:style>
    <style:style style:family="text" style:name="T5">
      <style:text-properties fo:color="#24292f" fo:font-family="Symbol" style:font-family-complex="Symbol"/>
    </style:style>
    <style:style style:family="text" style:name="T6">
      <style:text-properties fo:color="#24292f" fo:font-family="Symbol" style:font-family-complex="Symbol"/>
    </style:style>
    <style:style style:family="text" style:name="T7">
      <style:text-properties fo:color="#24292f" fo:font-family="Symbol" style:font-family-complex="Symbol"/>
    </style:style>
    <style:style style:family="text" style:name="T8">
      <style:text-properties fo:color="#24292f" fo:font-family="Symbol" style:font-family-complex="Symbol"/>
    </style:style>
    <style:style style:family="text" style:name="T9">
      <style:text-properties fo:color="#24292f" fo:font-family="Symbol" style:font-family-complex="Symbol"/>
    </style:style>
    <style:style style:family="text" style:name="T10">
      <style:text-properties fo:color="#24292f" fo:font-family="Symbol" style:font-family-complex="Symbol"/>
    </style:style>
    <style:style style:family="text" style:name="T11">
      <style:text-properties fo:color="#24292f" fo:font-family="Symbol" style:font-family-complex="Symbol"/>
    </style:style>
    <style:style style:family="text" style:name="T12">
      <style:text-properties fo:color="#24292f" fo:font-family="Symbol" style:font-family-complex="Symbol"/>
    </style:style>
    <style:style style:family="text" style:name="T13">
      <style:text-properties fo:color="#24292f" fo:font-family="Symbol" style:font-family-complex="Symbol"/>
    </style:style>
    <style:style style:family="text" style:name="T14">
      <style:text-properties fo:color="#24292f" fo:font-family="Symbol" style:font-family-complex="Symbol"/>
    </style:style>
    <style:style style:family="text" style:name="T15">
      <style:text-properties fo:color="#24292f" fo:font-family="Symbol" style:font-family-complex="Symbol"/>
    </style:style>
    <style:style style:family="text" style:name="T16">
      <style:text-properties fo:color="#24292f" fo:font-family="Symbol" style:font-family-complex="Symbol"/>
    </style:style>
    <style:style style:family="text" style:name="T17">
      <style:text-properties fo:color="#24292f" fo:font-family="Symbol" style:font-family-complex="Symbol"/>
    </style:style>
    <style:style style:family="text" style:name="T18">
      <style:text-properties fo:color="#24292f" fo:font-family="Symbol" style:font-family-complex="Symbol"/>
    </style:style>
    <style:style style:family="text" style:name="T19">
      <style:text-properties fo:color="#24292f" fo:font-family="Symbol" style:font-family-complex="Symbol"/>
    </style:style>
    <style:style style:family="text" style:name="T20">
      <style:text-properties fo:color="#24292f" fo:font-family="Symbol" style:font-family-complex="Symbol"/>
    </style:style>
    <style:style style:family="text" style:name="T21">
      <style:text-properties fo:color="#24292f" fo:font-family="Symbol" style:font-family-complex="Symbol"/>
    </style:style>
    <style:style style:family="text" style:name="T22">
      <style:text-properties fo:color="#24292f" fo:font-family="Symbol" style:font-family-complex="Symbol"/>
    </style:style>
    <style:style style:family="text" style:name="T23">
      <style:text-properties fo:color="#24292f" fo:font-family="Symbol" style:font-family-complex="Symbol"/>
    </style:style>
    <style:style style:family="text" style:name="T24">
      <style:text-properties fo:color="#24292f" fo:font-family="Symbol" style:font-family-complex="Symbol"/>
    </style:style>
    <style:style style:family="text" style:name="T25">
      <style:text-properties fo:color="#24292f" fo:font-family="Symbol" style:font-family-complex="Symbol"/>
    </style:style>
    <style:style style:family="text" style:name="T26">
      <style:text-properties fo:color="#24292f" fo:font-family="Symbol" style:font-family-complex="Symbol"/>
    </style:style>
    <style:style style:family="text" style:name="T27">
      <style:text-properties fo:color="#24292f" fo:font-family="Symbol" style:font-family-complex="Symbol"/>
    </style:style>
    <style:style style:family="text" style:name="T28">
      <style:text-properties fo:color="#24292f" fo:font-family="Symbol" style:font-family-complex="Symbol"/>
    </style:style>
    <style:style style:family="text" style:name="T29">
      <style:text-properties fo:color="#24292f" fo:font-family="Symbol" style:font-family-complex="Symbol"/>
    </style:style>
    <style:style style:family="text" style:name="T30">
      <style:text-properties fo:color="#24292f" fo:font-family="Symbol" style:font-family-complex="Symbol"/>
    </style:style>
    <style:style style:family="text" style:name="T31">
      <style:text-properties fo:color="#24292f" fo:font-family="Symbol" style:font-family-complex="Symbol"/>
    </style:style>
    <style:style style:family="text" style:name="T32">
      <style:text-properties fo:color="#24292f" fo:font-family="Symbol" style:font-family-complex="Symbol"/>
    </style:style>
    <style:style style:family="text" style:name="T33">
      <style:text-properties fo:color="#24292f" fo:font-family="Symbol" style:font-family-complex="Symbol"/>
    </style:style>
    <style:style style:family="text" style:name="T34">
      <style:text-properties fo:color="#24292f" fo:font-family="Symbol" style:font-family-complex="Symbol"/>
    </style:style>
    <style:style style:family="text" style:name="T35">
      <style:text-properties fo:color="#24292f" fo:font-family="Symbol" style:font-family-complex="Symbol"/>
    </style:style>
    <style:style style:family="text" style:name="T36">
      <style:text-properties fo:color="#24292f" fo:font-family="Symbol" style:font-family-complex="Symbol"/>
    </style:style>
    <style:style style:family="text" style:name="T37">
      <style:text-properties fo:color="#24292f" fo:font-family="Symbol" style:font-family-complex="Symbol"/>
    </style:style>
    <style:style style:family="text" style:name="T38">
      <style:text-properties fo:color="#24292f" fo:font-family="Symbol" style:font-family-complex="Symbol"/>
    </style:style>
    <style:style style:family="text" style:name="T39">
      <style:text-properties fo:color="#24292f" fo:font-family="Symbol" style:font-family-complex="Symbol"/>
    </style:style>
    <style:style style:family="text" style:name="T40">
      <style:text-properties fo:color="#24292f" fo:font-family="Symbol" style:font-family-complex="Symbol"/>
    </style:style>
    <style:style style:family="text" style:name="T41">
      <style:text-properties fo:color="#24292f" fo:font-family="Symbol" style:font-family-complex="Symbol"/>
    </style:style>
    <style:style style:family="text" style:name="T42">
      <style:text-properties fo:color="#24292f" fo:font-family="Symbol" style:font-family-complex="Symbol"/>
    </style:style>
    <style:style style:family="text" style:name="T43">
      <style:text-properties fo:color="#24292f" fo:font-family="Symbol" style:font-family-complex="Symbol"/>
    </style:style>
    <style:style style:family="text" style:name="T44">
      <style:text-properties fo:color="#24292f" fo:font-family="Symbol" style:font-family-complex="Symbol"/>
    </style:style>
    <style:style style:family="text" style:name="T45">
      <style:text-properties fo:color="#24292f" fo:font-family="Symbol" style:font-family-complex="Symbol"/>
    </style:style>
    <style:style style:family="text" style:name="T46">
      <style:text-properties fo:color="#24292f" fo:font-family="Symbol" style:font-family-complex="Symbol"/>
    </style:style>
    <style:style style:family="text" style:name="T47">
      <style:text-properties fo:color="#24292f" fo:font-family="Symbol" style:font-family-complex="Symbol"/>
    </style:style>
    <style:style style:family="text" style:name="T48">
      <style:text-properties fo:color="#24292f" fo:font-family="Symbol" style:font-family-complex="Symbol"/>
    </style:style>
    <style:style style:family="text" style:name="T49">
      <style:text-properties fo:color="#24292f" fo:font-family="Symbol" style:font-family-complex="Symbol"/>
    </style:style>
    <style:style style:family="text" style:name="T50">
      <style:text-properties fo:color="#24292f" fo:font-family="Symbol" style:font-family-complex="Symbol"/>
    </style:style>
    <style:style style:family="text" style:name="T51">
      <style:text-properties fo:color="#24292f" fo:font-family="Symbol" style:font-family-complex="Symbol"/>
    </style:style>
    <style:style style:family="text" style:name="T52">
      <style:text-properties fo:color="#24292f" fo:font-family="Symbol" style:font-family-complex="Symbol"/>
    </style:style>
    <style:style style:family="text" style:name="T53">
      <style:text-properties fo:color="#24292f" fo:font-family="Symbol" style:font-family-complex="Symbol"/>
    </style:style>
    <style:style style:family="text" style:name="T54">
      <style:text-properties fo:color="#24292f" fo:font-family="Symbol" style:font-family-complex="Symbol"/>
    </style:style>
    <style:style style:family="text" style:name="T55">
      <style:text-properties fo:color="#24292f" fo:font-family="Symbol" style:font-family-complex="Symbol"/>
    </style:style>
    <style:style style:family="text" style:name="T56">
      <style:text-properties fo:color="#24292f" fo:font-family="Symbol" style:font-family-complex="Symbol"/>
    </style:style>
    <style:style style:family="text" style:name="T57">
      <style:text-properties fo:color="#24292f" fo:font-family="Symbol" style:font-family-complex="Symbol"/>
    </style:style>
    <style:style style:family="text" style:name="T58">
      <style:text-properties fo:color="#24292f" fo:font-family="Symbol" style:font-family-complex="Symbol"/>
    </style:style>
    <style:style style:family="text" style:name="T59">
      <style:text-properties fo:color="#24292f" fo:font-family="Symbol" style:font-family-complex="Symbol"/>
    </style:style>
    <style:style style:family="text" style:name="T60">
      <style:text-properties fo:color="#24292f" fo:font-family="Symbol" style:font-family-complex="Symbol"/>
    </style:style>
    <style:style style:family="text" style:name="T61">
      <style:text-properties fo:color="#24292f" fo:font-family="Symbol" style:font-family-complex="Symbol"/>
    </style:style>
    <style:style style:family="text" style:name="T62">
      <style:text-properties fo:color="#24292f" fo:font-family="Symbol" style:font-family-complex="Symbol"/>
    </style:style>
    <style:style style:family="text" style:name="T63">
      <style:text-properties fo:color="#24292f" fo:font-family="Symbol" style:font-family-complex="Symbol"/>
    </style:style>
    <style:style style:family="text" style:name="T64">
      <style:text-properties fo:color="#24292f" fo:font-family="Symbol" style:font-family-complex="Symbol"/>
    </style:style>
    <style:style style:family="text" style:name="T65">
      <style:text-properties fo:color="#24292f" fo:font-family="Symbol" style:font-family-complex="Symbol"/>
    </style:style>
    <style:style style:family="text" style:name="T66">
      <style:text-properties fo:color="#24292f" fo:font-family="Symbol" style:font-family-complex="Symbol"/>
    </style:style>
    <style:style style:family="text" style:name="T67">
      <style:text-properties fo:color="#24292f" fo:font-family="Symbol" style:font-family-complex="Symbol"/>
    </style:style>
    <style:style style:family="text" style:name="T68">
      <style:text-properties fo:color="#24292f" fo:font-family="Symbol" style:font-family-complex="Symbol"/>
    </style:style>
    <style:style style:family="text" style:name="T69">
      <style:text-properties fo:color="#24292f" fo:font-family="Symbol" style:font-family-complex="Symbol"/>
    </style:style>
    <style:style style:family="text" style:name="T70">
      <style:text-properties fo:color="#24292f" fo:font-family="Symbol" style:font-family-complex="Symbol"/>
    </style:style>
    <style:style style:family="text" style:name="T71">
      <style:text-properties fo:color="#24292f" fo:font-family="Symbol" style:font-family-complex="Symbol"/>
    </style:style>
    <style:style style:family="text" style:name="T72">
      <style:text-properties fo:color="#24292f" fo:font-family="Symbol" style:font-family-complex="Symbol"/>
    </style:style>
    <style:style style:family="text" style:name="T73">
      <style:text-properties fo:color="#24292f" fo:font-family="Symbol" style:font-family-complex="Symbol"/>
    </style:style>
    <style:style style:family="text" style:name="T74">
      <style:text-properties fo:color="#24292f" fo:font-family="Symbol" style:font-family-complex="Symbol"/>
    </style:style>
    <style:style style:family="text" style:name="T75">
      <style:text-properties fo:color="#24292f" fo:font-family="Symbol" style:font-family-complex="Symbol"/>
    </style:style>
    <style:style style:family="text" style:name="T76">
      <style:text-properties fo:color="#24292f" fo:font-family="Symbol" style:font-family-complex="Symbol"/>
    </style:style>
    <style:style style:family="text" style:name="T77">
      <style:text-properties fo:color="#24292f" fo:font-family="Symbol" style:font-family-complex="Symbol"/>
    </style:style>
    <style:style style:family="text" style:name="T78">
      <style:text-properties fo:color="#24292f" fo:font-family="Symbol" style:font-family-complex="Symbol"/>
    </style:style>
    <style:style style:family="text" style:name="T79">
      <style:text-properties fo:color="#24292f" fo:font-family="Symbol" style:font-family-complex="Symbol"/>
    </style:style>
    <style:style style:family="text" style:name="T80">
      <style:text-properties fo:color="#24292f" fo:font-family="Symbol" style:font-family-complex="Symbol"/>
    </style:style>
    <style:style style:family="text" style:name="T81">
      <style:text-properties fo:color="#24292f" fo:font-family="Symbol" style:font-family-complex="Symbol"/>
    </style:style>
    <style:style style:family="text" style:name="T82">
      <style:text-properties fo:color="#24292f" fo:font-family="Symbol" style:font-family-complex="Symbol"/>
    </style:style>
    <style:style style:family="text" style:name="T83">
      <style:text-properties fo:color="#24292f" fo:font-family="Symbol" style:font-family-complex="Symbol"/>
    </style:style>
    <style:style style:family="text" style:name="T84">
      <style:text-properties fo:color="#24292f" fo:font-family="Symbol" style:font-family-complex="Symbol"/>
    </style:style>
    <style:style style:family="text" style:name="T85">
      <style:text-properties fo:color="#24292f" fo:font-family="Symbol" style:font-family-complex="Symbol"/>
    </style:style>
    <style:style style:family="text" style:name="T86">
      <style:text-properties fo:color="#24292f" fo:font-family="Symbol" style:font-family-complex="Symbol"/>
    </style:style>
    <style:style style:family="text" style:name="T87">
      <style:text-properties fo:color="#24292f" fo:font-family="Symbol" style:font-family-complex="Symbol"/>
    </style:style>
    <style:style style:family="text" style:name="T88">
      <style:text-properties fo:color="#24292f" fo:font-family="Symbol" style:font-family-complex="Symbol"/>
    </style:style>
    <style:style style:family="text" style:name="T89">
      <style:text-properties fo:color="#24292f" fo:font-family="Symbol" style:font-family-complex="Symbol"/>
    </style:style>
    <style:style style:family="text" style:name="T90">
      <style:text-properties fo:color="#24292f" fo:font-family="Symbol" style:font-family-complex="Symbol"/>
    </style:style>
    <style:style style:family="text" style:name="T91">
      <style:text-properties fo:color="#24292f" fo:font-family="Symbol" style:font-family-complex="Symbol"/>
    </style:style>
    <style:style style:family="text" style:name="T92">
      <style:text-properties fo:color="#24292f" fo:font-family="Symbol" style:font-family-complex="Symbol"/>
    </style:style>
    <style:style style:family="text" style:name="T93">
      <style:text-properties fo:color="#24292f" fo:font-family="Symbol" style:font-family-complex="Symbol"/>
    </style:style>
    <style:style style:family="text" style:name="T94">
      <style:text-properties fo:color="#24292f" fo:font-family="Symbol" style:font-family-complex="Symbol"/>
    </style:style>
    <style:style style:family="text" style:name="T95">
      <style:text-properties fo:color="#24292f" fo:font-family="Symbol" style:font-family-complex="Symbol"/>
    </style:style>
    <style:style style:family="text" style:name="T96">
      <style:text-properties fo:color="#24292f" fo:font-family="Symbol" style:font-family-complex="Symbol"/>
    </style:style>
    <style:style style:family="text" style:name="T97">
      <style:text-properties fo:color="#24292f" fo:font-family="Symbol" style:font-family-complex="Symbol"/>
    </style:style>
    <style:style style:family="text" style:name="T98">
      <style:text-properties fo:color="#24292f" fo:font-family="Symbol" style:font-family-complex="Symbol"/>
    </style:style>
    <style:style style:family="text" style:name="T99">
      <style:text-properties fo:color="#24292f" fo:font-family="Symbol" style:font-family-complex="Symbol"/>
    </style:style>
    <style:style style:family="text" style:name="T100">
      <style:text-properties fo:color="#24292f" fo:font-family="Symbol" style:font-family-complex="Symbol"/>
    </style:style>
    <style:style style:family="text" style:name="T101">
      <style:text-properties fo:color="#24292f" fo:font-family="Symbol" style:font-family-complex="Symbol"/>
    </style:style>
    <style:style style:family="text" style:name="T102">
      <style:text-properties fo:color="#24292f" fo:font-family="Symbol" style:font-family-complex="Symbol"/>
    </style:style>
    <style:style style:family="text" style:name="T103">
      <style:text-properties fo:color="#24292f" fo:font-family="Symbol" style:font-family-complex="Symbol"/>
    </style:style>
    <style:style style:family="text" style:name="T104">
      <style:text-properties fo:color="#24292f" fo:font-family="Symbol" style:font-family-complex="Symbol"/>
    </style:style>
    <style:style style:family="text" style:name="T105">
      <style:text-properties fo:color="#24292f" fo:font-family="Symbol" style:font-family-complex="Symbol"/>
    </style:style>
    <style:style style:family="text" style:name="T106">
      <style:text-properties fo:color="#24292f" fo:font-family="Symbol" style:font-family-complex="Symbol"/>
    </style:style>
    <style:style style:family="text" style:name="T107">
      <style:text-properties fo:color="#24292f" fo:font-family="Symbol" style:font-family-complex="Symbol"/>
    </style:style>
    <style:style style:family="text" style:name="T108">
      <style:text-properties fo:color="#24292f" fo:font-family="Symbol" style:font-family-complex="Symbol"/>
    </style:style>
    <style:style style:family="text" style:name="T109">
      <style:text-properties fo:color="#24292f" fo:font-family="Symbol" style:font-family-complex="Symbol"/>
    </style:style>
    <style:style style:family="text" style:name="T110">
      <style:text-properties fo:color="#24292f" fo:font-family="Symbol" style:font-family-complex="Symbol"/>
    </style:style>
    <style:style style:family="text" style:name="T111">
      <style:text-properties fo:color="#24292f" fo:font-family="Symbol" style:font-family-complex="Symbol"/>
    </style:style>
    <style:style style:family="text" style:name="T112">
      <style:text-properties fo:color="#24292f" fo:font-family="Symbol" style:font-family-complex="Symbol"/>
    </style:style>
    <style:style style:family="text" style:name="T113">
      <style:text-properties fo:color="#24292f" fo:font-family="Symbol" style:font-family-complex="Symbol"/>
    </style:style>
    <style:style style:family="text" style:name="T114">
      <style:text-properties fo:color="#24292f" fo:font-family="Symbol" style:font-family-complex="Symbol"/>
    </style:style>
    <style:style style:family="text" style:name="T115">
      <style:text-properties fo:color="#24292f" fo:font-family="Symbol" style:font-family-complex="Symbol"/>
    </style:style>
    <style:style style:family="text" style:name="T116">
      <style:text-properties fo:color="#24292f" fo:font-family="Symbol" style:font-family-complex="Symbol"/>
    </style:style>
    <style:style style:family="text" style:name="T117">
      <style:text-properties fo:color="#24292f" fo:font-family="Symbol" style:font-family-complex="Symbol"/>
    </style:style>
    <style:style style:family="text" style:name="T118">
      <style:text-properties fo:color="#24292f" fo:font-family="Symbol" style:font-family-complex="Symbol"/>
    </style:style>
    <style:style style:family="text" style:name="T119">
      <style:text-properties fo:color="#24292f" fo:font-family="Symbol" style:font-family-complex="Symbol"/>
    </style:style>
    <style:style style:family="text" style:name="T120">
      <style:text-properties fo:color="#24292f" fo:font-family="Symbol" style:font-family-complex="Symbol"/>
    </style:style>
    <style:style style:family="text" style:name="T121">
      <style:text-properties fo:color="#24292f" fo:font-family="Symbol" style:font-family-complex="Symbol"/>
    </style:style>
    <style:style style:family="text" style:name="T122">
      <style:text-properties fo:color="#24292f" fo:font-family="Symbol" style:font-family-complex="Symbol"/>
    </style:style>
    <style:style style:family="text" style:name="T123">
      <style:text-properties fo:color="#24292f" fo:font-family="Symbol" style:font-family-complex="Symbol"/>
    </style:style>
    <style:style style:family="text" style:name="T124">
      <style:text-properties fo:color="#24292f" fo:font-family="Symbol" style:font-family-complex="Symbol"/>
    </style:style>
    <style:style style:family="text" style:name="T125">
      <style:text-properties fo:color="#24292f" fo:font-family="Symbol" style:font-family-complex="Symbol"/>
    </style:style>
    <style:style style:family="text" style:name="T126">
      <style:text-properties fo:color="#24292f" fo:font-family="Symbol" style:font-family-complex="Symbol"/>
    </style:style>
    <style:style style:family="text" style:name="T127">
      <style:text-properties fo:color="#24292f" fo:font-family="Symbol" style:font-family-complex="Symbol"/>
    </style:style>
    <style:style style:family="text" style:name="T128">
      <style:text-properties fo:color="#24292f" fo:font-family="Symbol" style:font-family-complex="Symbol"/>
    </style:style>
    <style:style style:family="text" style:name="T129">
      <style:text-properties fo:color="#24292f" fo:font-family="Symbol" style:font-family-complex="Symbol"/>
    </style:style>
    <style:style style:family="text" style:name="T130">
      <style:text-properties fo:color="#24292f" fo:font-family="Symbol" style:font-family-complex="Symbol"/>
    </style:style>
    <style:style style:family="text" style:name="T131">
      <style:text-properties fo:color="#24292f" fo:font-family="Symbol" style:font-family-complex="Symbol"/>
    </style:style>
    <style:style style:family="text" style:name="T132">
      <style:text-properties fo:color="#24292f" fo:font-family="Symbol" style:font-family-complex="Symbol"/>
    </style:style>
    <style:style style:family="text" style:name="T133">
      <style:text-properties fo:color="#24292f" fo:font-family="Symbol" style:font-family-complex="Symbol"/>
    </style:style>
    <style:style style:family="text" style:name="T134">
      <style:text-properties fo:color="#24292f" fo:font-family="Symbol" style:font-family-complex="Symbol"/>
    </style:style>
    <style:style style:family="text" style:name="T135">
      <style:text-properties fo:color="#24292f" fo:font-family="Symbol" style:font-family-complex="Symbol"/>
    </style:style>
    <style:style style:family="text" style:name="T136">
      <style:text-properties fo:color="#24292f" fo:font-family="Symbol" style:font-family-complex="Symbol"/>
    </style:style>
    <style:style style:family="text" style:name="T137">
      <style:text-properties fo:color="#24292f" fo:font-family="Symbol" style:font-family-complex="Symbol"/>
    </style:style>
    <style:style style:family="text" style:name="T138">
      <style:text-properties fo:color="#24292f" fo:font-family="Symbol" style:font-family-complex="Symbol"/>
    </style:style>
    <style:style style:family="text" style:name="T139">
      <style:text-properties fo:color="#24292f" fo:font-family="Symbol" style:font-family-complex="Symbol"/>
    </style:style>
    <style:style style:family="text" style:name="T140">
      <style:text-properties fo:color="#24292f" fo:font-family="Symbol" style:font-family-complex="Symbol"/>
    </style:style>
    <style:style style:family="text" style:name="T141">
      <style:text-properties fo:color="#24292f" fo:font-family="Symbol" style:font-family-complex="Symbol"/>
    </style:style>
    <style:style style:family="text" style:name="T142">
      <style:text-properties fo:color="#24292f" fo:font-family="Symbol" style:font-family-complex="Symbol"/>
    </style:style>
    <style:style style:family="text" style:name="T143">
      <style:text-properties fo:color="#24292f" fo:font-family="Symbol" style:font-family-complex="Symbol"/>
    </style:style>
    <style:style style:family="text" style:name="T144">
      <style:text-properties fo:color="#24292f" fo:font-family="Symbol" style:font-family-complex="Symbol"/>
    </style:style>
    <style:style style:family="text" style:name="T145">
      <style:text-properties fo:color="#24292f" fo:font-family="Liberation Sans" style:font-family-complex="Liberation Sans" fo:font-size="12pt"/>
    </style:style>
    <style:style style:family="text" style:name="T146">
      <style:text-properties fo:color="#24292f" fo:font-family="Liberation Sans" style:font-family-complex="Liberation Sans"/>
    </style:style>
    <style:style style:family="text" style:name="T147">
      <style:text-properties fo:color="#24292f" fo:font-family="Liberation Sans" style:font-family-complex="Liberation Sans"/>
    </style:style>
    <style:style style:family="text" style:name="T148">
      <style:text-properties fo:color="#24292f" fo:font-family="Liberation Sans" style:font-family-complex="Liberation Sans"/>
    </style:style>
    <style:style style:family="text" style:name="T149">
      <style:text-properties fo:color="#24292f" fo:font-family="Liberation Sans" style:font-family-complex="Liberation Sans"/>
    </style:style>
    <style:style style:family="text" style:name="T150">
      <style:text-properties fo:color="#24292f" fo:font-family="Liberation Sans" style:font-family-complex="Liberation Sans"/>
    </style:style>
    <style:style style:family="text" style:name="T151">
      <style:text-properties fo:color="#24292f" fo:font-family="Liberation Sans" style:font-family-complex="Liberation Sans"/>
    </style:style>
    <style:style style:family="text" style:name="T152">
      <style:text-properties fo:color="#24292f" fo:font-family="Liberation Sans" style:font-family-complex="Liberation Sans"/>
    </style:style>
    <style:style style:family="text" style:name="T153">
      <style:text-properties fo:color="#24292f" fo:font-family="Liberation Sans" style:font-family-complex="Liberation Sans"/>
    </style:style>
    <style:style style:family="text" style:name="T154">
      <style:text-properties fo:color="#24292f" fo:font-family="Liberation Sans" style:font-family-complex="Liberation Sans"/>
    </style:style>
    <style:style style:family="text" style:name="T155">
      <style:text-properties fo:color="#24292f" fo:font-family="Liberation Sans" style:font-family-complex="Liberation Sans"/>
    </style:style>
    <style:style style:family="text" style:name="T156">
      <style:text-properties fo:color="#24292f" fo:font-family="Liberation Sans" style:font-family-complex="Liberation Sans"/>
    </style:style>
    <style:style style:family="text" style:name="T157">
      <style:text-properties fo:color="#24292f" fo:font-family="Symbol" style:font-family-complex="Symbol"/>
    </style:style>
    <style:style style:family="text" style:name="T158">
      <style:text-properties fo:color="#24292f" fo:font-family="Symbol" style:font-family-complex="Symbol"/>
    </style:style>
    <style:style style:family="text" style:name="T159">
      <style:text-properties fo:color="#24292f" fo:font-family="Symbol" style:font-family-complex="Symbol"/>
    </style:style>
    <style:style style:family="text" style:name="T160">
      <style:text-properties fo:color="#24292f" fo:font-family="Symbol" style:font-family-complex="Symbol"/>
    </style:style>
    <style:style style:family="text" style:name="T161">
      <style:text-properties fo:color="#24292f" fo:font-family="Symbol" style:font-family-complex="Symbol"/>
    </style:style>
    <style:style style:family="text" style:name="T162">
      <style:text-properties fo:color="#24292f" fo:font-family="Symbol" style:font-family-complex="Symbol"/>
    </style:style>
    <style:style style:family="text" style:name="T163">
      <style:text-properties fo:color="#24292f" fo:font-family="Symbol" style:font-family-complex="Symbol"/>
    </style:style>
    <style:style style:family="text" style:name="T164">
      <style:text-properties fo:color="#24292f" fo:font-family="Symbol" style:font-family-complex="Symbol"/>
    </style:style>
    <style:style style:family="text" style:name="T165">
      <style:text-properties fo:color="#24292f" fo:font-family="Symbol" style:font-family-complex="Symbol"/>
    </style:style>
    <style:style style:family="text" style:name="T166">
      <style:text-properties fo:color="#24292f" fo:font-family="Symbol" style:font-family-complex="Symbol"/>
    </style:style>
    <style:style style:family="text" style:name="T167">
      <style:text-properties fo:color="#24292f" fo:font-family="Symbol" style:font-family-complex="Symbol"/>
    </style:style>
    <style:style style:family="text" style:name="T168">
      <style:text-properties fo:color="#24292f" fo:font-family="Symbol" style:font-family-complex="Symbol"/>
    </style:style>
    <style:style style:family="text" style:name="T169">
      <style:text-properties fo:color="#24292f" fo:font-family="Symbol" style:font-family-complex="Symbol"/>
    </style:style>
    <style:style style:family="text" style:name="T170">
      <style:text-properties fo:color="#24292f" fo:font-family="Symbol" style:font-family-complex="Symbol"/>
    </style:style>
    <style:style style:family="text" style:name="T171">
      <style:text-properties fo:color="#24292f" fo:font-family="Symbol" style:font-family-complex="Symbol"/>
    </style:style>
    <style:style style:family="text" style:name="T172">
      <style:text-properties fo:color="#24292f" fo:font-family="Symbol" style:font-family-complex="Symbol"/>
    </style:style>
    <style:style style:family="text" style:name="T173">
      <style:text-properties fo:color="#24292f" fo:font-family="Symbol" style:font-family-complex="Symbol"/>
    </style:style>
    <style:style style:family="text" style:name="T174">
      <style:text-properties fo:color="#24292f" fo:font-family="Symbol" style:font-family-complex="Symbol"/>
    </style:style>
    <style:style style:family="text" style:name="T175">
      <style:text-properties fo:color="#24292f" fo:font-family="Symbol" style:font-family-complex="Symbol"/>
    </style:style>
    <style:style style:family="text" style:name="T176">
      <style:text-properties fo:color="#24292f" fo:font-family="Symbol" style:font-family-complex="Symbol"/>
    </style:style>
    <style:style style:family="text" style:name="T177">
      <style:text-properties fo:color="#24292f" fo:font-family="Symbol" style:font-family-complex="Symbol"/>
    </style:style>
    <style:style style:family="text" style:name="T178">
      <style:text-properties fo:color="#24292f" fo:font-family="Symbol" style:font-family-complex="Symbol"/>
    </style:style>
    <style:style style:family="text" style:name="T179">
      <style:text-properties fo:color="#24292f" fo:font-family="Symbol" style:font-family-complex="Symbol"/>
    </style:style>
    <style:style style:family="text" style:name="T180">
      <style:text-properties fo:color="#24292f" fo:font-family="Symbol" style:font-family-complex="Symbol"/>
    </style:style>
    <style:style style:family="text" style:name="T181">
      <style:text-properties fo:color="#24292f" fo:font-family="Symbol" style:font-family-complex="Symbol"/>
    </style:style>
    <style:style style:family="text" style:name="T182">
      <style:text-properties fo:color="#24292f" fo:font-family="Symbol" style:font-family-complex="Symbol"/>
    </style:style>
    <style:style style:family="text" style:name="T183">
      <style:text-properties fo:color="#24292f" fo:font-family="Symbol" style:font-family-complex="Symbol"/>
    </style:style>
    <style:style style:family="text" style:name="T184">
      <style:text-properties fo:color="#24292f" fo:font-family="Symbol" style:font-family-complex="Symbol"/>
    </style:style>
    <style:style style:family="text" style:name="T185">
      <style:text-properties fo:color="#24292f" fo:font-family="Symbol" style:font-family-complex="Symbol"/>
    </style:style>
    <style:style style:family="text" style:name="T186">
      <style:text-properties fo:color="#24292f" fo:font-family="Symbol" style:font-family-complex="Symbol"/>
    </style:style>
    <style:style style:family="text" style:name="T187">
      <style:text-properties fo:color="#24292f" fo:font-family="Symbol" style:font-family-complex="Symbol"/>
    </style:style>
    <style:style style:family="text" style:name="T188">
      <style:text-properties fo:color="#24292f" fo:font-family="Symbol" style:font-family-complex="Symbol"/>
    </style:style>
    <style:style style:family="text" style:name="T189">
      <style:text-properties fo:color="#24292f" fo:font-family="Symbol" style:font-family-complex="Symbol"/>
    </style:style>
    <style:style style:family="text" style:name="T190">
      <style:text-properties fo:color="#24292f" fo:font-family="Symbol" style:font-family-complex="Symbol"/>
    </style:style>
    <style:style style:family="text" style:name="T191">
      <style:text-properties fo:color="#24292f" fo:font-family="Symbol" style:font-family-complex="Symbol"/>
    </style:style>
    <style:style style:family="text" style:name="T192">
      <style:text-properties fo:color="#24292f" fo:font-family="Symbol" style:font-family-complex="Symbol"/>
    </style:style>
    <style:style style:family="text" style:name="T193">
      <style:text-properties fo:color="#24292f" fo:font-family="Symbol" style:font-family-complex="Symbol"/>
    </style:style>
    <style:style style:family="text" style:name="T194">
      <style:text-properties fo:color="#24292f" fo:font-family="Symbol" style:font-family-complex="Symbol"/>
    </style:style>
    <style:style style:family="text" style:name="T195">
      <style:text-properties fo:color="#24292f" fo:font-family="Symbol" style:font-family-complex="Symbol"/>
    </style:style>
    <style:style style:family="text" style:name="T196">
      <style:text-properties fo:color="#24292f" fo:font-family="Symbol" style:font-family-complex="Symbol"/>
    </style:style>
    <style:style style:family="text" style:name="T197">
      <style:text-properties fo:color="#24292f" fo:font-family="Symbol" style:font-family-complex="Symbol"/>
    </style:style>
    <style:style style:family="text" style:name="T198">
      <style:text-properties fo:color="#24292f" fo:font-family="Symbol" style:font-family-complex="Symbol"/>
    </style:style>
    <style:style style:family="text" style:name="T199">
      <style:text-properties fo:color="#24292f" fo:font-family="Symbol" style:font-family-complex="Symbol"/>
    </style:style>
    <style:style style:family="text" style:name="T200">
      <style:text-properties fo:color="#24292f" fo:font-family="Symbol" style:font-family-complex="Symbol"/>
    </style:style>
    <style:style style:family="text" style:name="T201">
      <style:text-properties fo:color="#24292f" fo:font-family="Symbol" style:font-family-complex="Symbol"/>
    </style:style>
    <style:style style:family="text" style:name="T202">
      <style:text-properties fo:color="#24292f" fo:font-family="Symbol" style:font-family-complex="Symbol"/>
    </style:style>
    <style:style style:family="text" style:name="T203">
      <style:text-properties fo:color="#24292f" fo:font-family="Symbol" style:font-family-complex="Symbol"/>
    </style:style>
    <style:style style:family="text" style:name="T204">
      <style:text-properties fo:color="#24292f" fo:font-family="Symbol" style:font-family-complex="Symbol"/>
    </style:style>
    <style:style style:family="text" style:name="T205">
      <style:text-properties fo:color="#24292f" fo:font-family="Symbol" style:font-family-complex="Symbol"/>
    </style:style>
    <style:style style:family="text" style:name="T206">
      <style:text-properties fo:color="#24292f" fo:font-family="Symbol" style:font-family-complex="Symbol"/>
    </style:style>
    <style:style style:family="text" style:name="T207">
      <style:text-properties fo:color="#24292f" fo:font-family="Symbol" style:font-family-complex="Symbol"/>
    </style:style>
    <style:style style:family="text" style:name="T208">
      <style:text-properties fo:color="#24292f" fo:font-family="Symbol" style:font-family-complex="Symbol"/>
    </style:style>
    <style:style style:family="text" style:name="T209">
      <style:text-properties fo:color="#24292f" fo:font-family="Symbol" style:font-family-complex="Symbol"/>
    </style:style>
    <style:style style:family="text" style:name="T210">
      <style:text-properties fo:color="#24292f" fo:font-family="Symbol" style:font-family-complex="Symbol"/>
    </style:style>
    <style:style style:family="text" style:name="T211">
      <style:text-properties fo:color="#24292f" fo:font-family="Symbol" style:font-family-complex="Symbol"/>
    </style:style>
    <style:style style:family="text" style:name="T212">
      <style:text-properties fo:color="#24292f" fo:font-family="Symbol" style:font-family-complex="Symbol"/>
    </style:style>
    <style:style style:family="text" style:name="T213">
      <style:text-properties fo:color="#24292f" fo:font-family="Symbol" style:font-family-complex="Symbol"/>
    </style:style>
    <style:style style:family="text" style:name="T214">
      <style:text-properties fo:color="#24292f" fo:font-family="Symbol" style:font-family-complex="Symbol"/>
    </style:style>
    <style:style style:family="text" style:name="T215">
      <style:text-properties fo:color="#24292f" fo:font-family="Symbol" style:font-family-complex="Symbol"/>
    </style:style>
    <style:style style:family="text" style:name="T216">
      <style:text-properties fo:color="#24292f" fo:font-family="Symbol" style:font-family-complex="Symbol"/>
    </style:style>
    <style:style style:family="text" style:name="T217">
      <style:text-properties fo:color="#24292f" fo:font-family="Symbol" style:font-family-complex="Symbol"/>
    </style:style>
    <style:style style:family="text" style:name="T218">
      <style:text-properties fo:color="#24292f" fo:font-family="Symbol" style:font-family-complex="Symbol"/>
    </style:style>
    <style:style style:family="text" style:name="T219">
      <style:text-properties fo:color="#24292f" fo:font-family="Symbol" style:font-family-complex="Symbol"/>
    </style:style>
    <style:style style:family="text" style:name="T220">
      <style:text-properties fo:color="#24292f" fo:font-family="Symbol" style:font-family-complex="Symbol"/>
    </style:style>
    <style:style style:family="text" style:name="T221">
      <style:text-properties fo:color="#24292f" fo:font-family="Symbol" style:font-family-complex="Symbol"/>
    </style:style>
    <style:style style:family="text" style:name="T222">
      <style:text-properties fo:color="#24292f" fo:font-family="Symbol" style:font-family-complex="Symbol"/>
    </style:style>
    <style:style style:family="text" style:name="T223">
      <style:text-properties fo:color="#24292f" fo:font-family="Symbol" style:font-family-complex="Symbol"/>
    </style:style>
    <style:style style:family="text" style:name="T224">
      <style:text-properties fo:color="#24292f" fo:font-family="Symbol" style:font-family-complex="Symbol"/>
    </style:style>
    <style:style style:family="text" style:name="T225">
      <style:text-properties fo:color="#24292f" fo:font-family="Symbol" style:font-family-complex="Symbol"/>
    </style:style>
    <style:style style:family="text" style:name="T226">
      <style:text-properties fo:color="#24292f" fo:font-family="Symbol" style:font-family-complex="Symbol"/>
    </style:style>
    <style:style style:family="text" style:name="T227">
      <style:text-properties fo:color="#24292f" fo:font-family="Symbol" style:font-family-complex="Symbol"/>
    </style:style>
    <style:style style:family="text" style:name="T228">
      <style:text-properties fo:color="#24292f" fo:font-family="Symbol" style:font-family-complex="Symbol"/>
    </style:style>
    <style:style style:family="text" style:name="T229">
      <style:text-properties fo:color="#24292f" fo:font-family="Symbol" style:font-family-complex="Symbol"/>
    </style:style>
    <style:style style:family="text" style:name="T230">
      <style:text-properties fo:color="#24292f" fo:font-family="Symbol" style:font-family-complex="Symbol"/>
    </style:style>
    <style:style style:family="text" style:name="T231">
      <style:text-properties fo:color="#24292f" fo:font-family="Symbol" style:font-family-complex="Symbol"/>
    </style:style>
    <style:style style:family="text" style:name="T232">
      <style:text-properties fo:color="#24292f" fo:font-family="Symbol" style:font-family-complex="Symbol"/>
    </style:style>
    <style:style style:family="text" style:name="T233">
      <style:text-properties fo:color="#24292f" fo:font-family="Symbol" style:font-family-complex="Symbol"/>
    </style:style>
    <style:style style:family="text" style:name="T234">
      <style:text-properties fo:color="#24292f" fo:font-family="Symbol" style:font-family-complex="Symbol"/>
    </style:style>
    <style:style style:family="text" style:name="T235">
      <style:text-properties fo:color="#24292f" fo:font-family="Symbol" style:font-family-complex="Symbol"/>
    </style:style>
    <style:style style:family="text" style:name="T236">
      <style:text-properties fo:color="#24292f" fo:font-family="Symbol" style:font-family-complex="Symbol"/>
    </style:style>
    <style:style style:family="text" style:name="T237">
      <style:text-properties fo:color="#24292f" fo:font-family="Symbol" style:font-family-complex="Symbol"/>
    </style:style>
    <style:style style:family="text" style:name="T238">
      <style:text-properties fo:color="#24292f" fo:font-family="Symbol" style:font-family-complex="Symbol"/>
    </style:style>
    <style:style style:family="text" style:name="T239">
      <style:text-properties fo:color="#24292f" fo:font-family="Symbol" style:font-family-complex="Symbol"/>
    </style:style>
    <style:style style:family="text" style:name="T240">
      <style:text-properties fo:color="#24292f" fo:font-family="Symbol" style:font-family-complex="Symbol"/>
    </style:style>
    <style:style style:family="text" style:name="T241">
      <style:text-properties fo:color="#24292f" fo:font-family="Symbol" style:font-family-complex="Symbol"/>
    </style:style>
    <style:style style:family="text" style:name="T242">
      <style:text-properties fo:color="#24292f" fo:font-family="Symbol" style:font-family-complex="Symbol"/>
    </style:style>
    <style:style style:family="text" style:name="T243">
      <style:text-properties fo:color="#24292f" fo:font-family="Symbol" style:font-family-complex="Symbol"/>
    </style:style>
    <style:style style:family="text" style:name="T244">
      <style:text-properties fo:color="#24292f" fo:font-family="Symbol" style:font-family-complex="Symbol"/>
    </style:style>
    <style:style style:family="text" style:name="T245">
      <style:text-properties fo:color="#24292f" fo:font-family="Symbol" style:font-family-complex="Symbol"/>
    </style:style>
    <style:style style:family="text" style:name="T246">
      <style:text-properties fo:color="#24292f" fo:font-family="Symbol" style:font-family-complex="Symbol"/>
    </style:style>
    <style:style style:family="text" style:name="T247">
      <style:text-properties fo:color="#24292f" fo:font-family="Symbol" style:font-family-complex="Symbol"/>
    </style:style>
    <style:style style:family="text" style:name="T248">
      <style:text-properties fo:color="#24292f" fo:font-family="Symbol" style:font-family-complex="Symbol"/>
    </style:style>
    <style:style style:family="text" style:name="T249">
      <style:text-properties fo:color="#24292f" fo:font-family="Symbol" style:font-family-complex="Symbol"/>
    </style:style>
    <style:style style:family="text" style:name="T250">
      <style:text-properties fo:color="#24292f" fo:font-family="Symbol" style:font-family-complex="Symbol"/>
    </style:style>
    <style:style style:family="text" style:name="T251">
      <style:text-properties fo:color="#24292f" fo:font-family="Symbol" style:font-family-complex="Symbol"/>
    </style:style>
    <style:style style:family="text" style:name="T252">
      <style:text-properties fo:color="#24292f" fo:font-family="Symbol" style:font-family-complex="Symbol"/>
    </style:style>
    <style:style style:family="text" style:name="T253">
      <style:text-properties fo:color="#24292f" fo:font-family="Symbol" style:font-family-complex="Symbol"/>
    </style:style>
    <style:style style:family="text" style:name="T254">
      <style:text-properties fo:color="#24292f" fo:font-family="Symbol" style:font-family-complex="Symbol"/>
    </style:style>
    <style:style style:family="text" style:name="T255">
      <style:text-properties fo:color="#24292f" fo:font-family="Symbol" style:font-family-complex="Symbol"/>
    </style:style>
    <style:style style:family="text" style:name="T256">
      <style:text-properties fo:color="#24292f" fo:font-family="Symbol" style:font-family-complex="Symbol"/>
    </style:style>
    <style:style style:family="text" style:name="T257">
      <style:text-properties fo:color="#24292f" fo:font-family="Symbol" style:font-family-complex="Symbol"/>
    </style:style>
    <style:style style:family="text" style:name="T258">
      <style:text-properties fo:color="#24292f" fo:font-family="Symbol" style:font-family-complex="Symbol"/>
    </style:style>
    <style:style style:family="text" style:name="T259">
      <style:text-properties fo:color="#24292f" fo:font-family="Symbol" style:font-family-complex="Symbol"/>
    </style:style>
    <style:style style:family="text" style:name="T260">
      <style:text-properties fo:color="#24292f" fo:font-family="Symbol" style:font-family-complex="Symbol"/>
    </style:style>
    <style:style style:family="text" style:name="T261">
      <style:text-properties fo:color="#24292f" fo:font-family="Symbol" style:font-family-complex="Symbol"/>
    </style:style>
    <style:style style:family="text" style:name="T262">
      <style:text-properties fo:color="#24292f" fo:font-family="Symbol" style:font-family-complex="Symbol"/>
    </style:style>
    <style:style style:family="text" style:name="T263">
      <style:text-properties fo:color="#24292f" fo:font-family="Symbol" style:font-family-complex="Symbol"/>
    </style:style>
    <style:style style:family="text" style:name="T264">
      <style:text-properties fo:color="#24292f" fo:font-family="Symbol" style:font-family-complex="Symbol"/>
    </style:style>
    <style:style style:family="text" style:name="T265">
      <style:text-properties fo:color="#24292f" fo:font-family="Symbol" style:font-family-complex="Symbol"/>
    </style:style>
    <style:style style:family="text" style:name="T266">
      <style:text-properties fo:color="#24292f" fo:font-family="Symbol" style:font-family-complex="Symbol"/>
    </style:style>
    <style:style style:family="text" style:name="T267">
      <style:text-properties fo:color="#24292f" fo:font-family="Symbol" style:font-family-complex="Symbol"/>
    </style:style>
    <style:style style:family="text" style:name="T268">
      <style:text-properties fo:color="#24292f" fo:font-family="Symbol" style:font-family-complex="Symbol"/>
    </style:style>
    <style:style style:family="text" style:name="T269">
      <style:text-properties fo:color="#24292f" fo:font-family="Symbol" style:font-family-complex="Symbol"/>
    </style:style>
    <style:style style:family="text" style:name="T270">
      <style:text-properties fo:color="#24292f" fo:font-family="Symbol" style:font-family-complex="Symbol"/>
    </style:style>
    <style:style style:family="text" style:name="T271">
      <style:text-properties fo:color="#24292f" fo:font-family="Symbol" style:font-family-complex="Symbol"/>
    </style:style>
    <style:style style:family="text" style:name="T272">
      <style:text-properties fo:color="#24292f" fo:font-family="Symbol" style:font-family-complex="Symbol"/>
    </style:style>
    <style:style style:family="text" style:name="T273">
      <style:text-properties fo:color="#24292f" fo:font-family="Symbol" style:font-family-complex="Symbol"/>
    </style:style>
    <style:style style:family="text" style:name="T274">
      <style:text-properties fo:color="#24292f" fo:font-family="Symbol" style:font-family-complex="Symbol"/>
    </style:style>
    <style:style style:family="text" style:name="T275">
      <style:text-properties fo:color="#24292f" fo:font-family="Symbol" style:font-family-complex="Symbol"/>
    </style:style>
    <style:style style:family="text" style:name="T276">
      <style:text-properties fo:color="#24292f" fo:font-family="Symbol" style:font-family-complex="Symbol"/>
    </style:style>
    <style:style style:family="text" style:name="T277">
      <style:text-properties fo:color="#24292f" fo:font-family="Symbol" style:font-family-complex="Symbol"/>
    </style:style>
    <style:style style:family="text" style:name="T278">
      <style:text-properties fo:color="#24292f" fo:font-family="Symbol" style:font-family-complex="Symbol"/>
    </style:style>
    <style:style style:family="text" style:name="T279">
      <style:text-properties fo:color="#24292f" fo:font-family="Symbol" style:font-family-complex="Symbol"/>
    </style:style>
    <style:style style:family="text" style:name="T280">
      <style:text-properties fo:color="#24292f" fo:font-family="Symbol" style:font-family-complex="Symbol"/>
    </style:style>
    <style:style style:family="text" style:name="T281">
      <style:text-properties fo:color="#24292f" fo:font-family="Symbol" style:font-family-complex="Symbol"/>
    </style:style>
    <style:style style:family="text" style:name="T282">
      <style:text-properties fo:color="#24292f" fo:font-family="Symbol" style:font-family-complex="Symbol"/>
    </style:style>
    <style:style style:family="text" style:name="T283">
      <style:text-properties fo:color="#24292f" fo:font-family="Symbol" style:font-family-complex="Symbol"/>
    </style:style>
    <style:style style:family="text" style:name="T284">
      <style:text-properties fo:color="#24292f" fo:font-family="Symbol" style:font-family-complex="Symbol"/>
    </style:style>
    <style:style style:family="text" style:name="T285">
      <style:text-properties fo:color="#24292f" fo:font-family="Symbol" style:font-family-complex="Symbol"/>
    </style:style>
    <style:style style:family="text" style:name="T286">
      <style:text-properties fo:color="#24292f" fo:font-family="Symbol" style:font-family-complex="Symbol"/>
    </style:style>
    <style:style style:family="text" style:name="T287">
      <style:text-properties fo:color="#24292f" fo:font-family="Symbol" style:font-family-complex="Symbol"/>
    </style:style>
    <style:style style:family="text" style:name="T288">
      <style:text-properties fo:color="#24292f" fo:font-family="Symbol" style:font-family-complex="Symbol"/>
    </style:style>
    <style:style style:family="text" style:name="T289">
      <style:text-properties fo:color="#24292f" fo:font-family="Symbol" style:font-family-complex="Symbol"/>
    </style:style>
    <style:style style:family="text" style:name="T290">
      <style:text-properties fo:color="#24292f" fo:font-family="Symbol" style:font-family-complex="Symbol"/>
    </style:style>
    <style:style style:family="text" style:name="T291">
      <style:text-properties fo:color="#24292f" fo:font-family="Symbol" style:font-family-complex="Symbol"/>
    </style:style>
    <style:style style:family="text" style:name="T292">
      <style:text-properties fo:color="#24292f" fo:font-family="Symbol" style:font-family-complex="Symbol"/>
    </style:style>
    <style:style style:family="text" style:name="T293">
      <style:text-properties fo:color="#24292f" fo:font-family="Symbol" style:font-family-complex="Symbol"/>
    </style:style>
    <style:style style:family="text" style:name="T294">
      <style:text-properties fo:color="#24292f" fo:font-family="Symbol" style:font-family-complex="Symbol"/>
    </style:style>
    <style:style style:family="text" style:name="T295">
      <style:text-properties fo:color="#24292f" fo:font-family="Symbol" style:font-family-complex="Symbol"/>
    </style:style>
    <style:style style:family="text" style:name="T296">
      <style:text-properties fo:color="#24292f" fo:font-family="Symbol" style:font-family-complex="Symbol"/>
    </style:style>
    <style:style style:family="text" style:name="T297">
      <style:text-properties fo:color="#24292f" fo:font-family="Symbol" style:font-family-complex="Symbol"/>
    </style:style>
    <style:style style:family="text" style:name="T298">
      <style:text-properties fo:color="#24292f" fo:font-family="Symbol" style:font-family-complex="Symbol"/>
    </style:style>
    <style:style style:family="text" style:name="T299">
      <style:text-properties fo:color="#24292f" fo:font-family="Symbol" style:font-family-complex="Symbol"/>
    </style:style>
    <style:style style:family="text" style:name="T300">
      <style:text-properties fo:color="#24292f" fo:font-family="Symbol" style:font-family-complex="Symbol"/>
    </style:style>
    <style:style style:family="text" style:name="T301">
      <style:text-properties fo:color="#24292f" fo:font-family="Liberation Sans" style:font-family-complex="Liberation Sans" fo:font-size="12pt"/>
    </style:style>
    <style:style style:family="text" style:name="T302">
      <style:text-properties fo:color="#24292f" fo:font-family="Liberation Sans" style:font-family-complex="Liberation Sans"/>
    </style:style>
    <style:style style:family="text" style:name="T303">
      <style:text-properties fo:color="#24292f" fo:font-family="Liberation Sans" style:font-family-complex="Liberation Sans"/>
    </style:style>
    <style:style style:family="text" style:name="T304">
      <style:text-properties fo:color="#24292f" fo:font-family="Liberation Sans" style:font-family-complex="Liberation Sans"/>
    </style:style>
    <style:style style:family="text" style:name="T305">
      <style:text-properties fo:color="#24292f" fo:font-family="Liberation Sans" style:font-family-complex="Liberation Sans"/>
    </style:style>
    <style:style style:family="text" style:name="T306">
      <style:text-properties fo:color="#24292f" fo:font-family="Liberation Sans" style:font-family-complex="Liberation Sans"/>
    </style:style>
    <style:style style:family="text" style:name="T307">
      <style:text-properties fo:color="#24292f" fo:font-family="Liberation Sans" style:font-family-complex="Liberation Sans"/>
    </style:style>
    <style:style style:family="text" style:name="T308">
      <style:text-properties fo:color="#24292f" fo:font-family="Liberation Sans" style:font-family-complex="Liberation Sans"/>
    </style:style>
    <style:style style:family="text" style:name="T309">
      <style:text-properties fo:color="#24292f" fo:font-family="Liberation Sans" style:font-family-complex="Liberation Sans"/>
    </style:style>
    <style:style style:family="text" style:name="T310">
      <style:text-properties fo:color="#24292f" fo:font-family="Liberation Sans" style:font-family-complex="Liberation Sans"/>
    </style:style>
    <style:style style:family="text" style:name="T311">
      <style:text-properties fo:color="#24292f" fo:font-family="Liberation Sans" style:font-family-complex="Liberation Sans"/>
    </style:style>
    <style:style style:family="text" style:name="T312">
      <style:text-properties fo:color="#24292f" fo:font-family="Liberation Sans" style:font-family-complex="Liberation San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1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1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1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1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1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1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3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3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3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3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3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3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3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4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4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4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4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4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4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5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5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5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5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5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5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5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6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6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6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6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6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6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6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7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7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7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7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7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7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8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8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8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8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8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8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8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9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9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9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9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9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9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9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10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10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10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10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10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10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11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11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11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11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11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11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11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12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12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12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12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12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12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12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13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13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13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13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13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13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14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14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14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14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17">
      <text:list-level-style-number text:level="1" text:style-name="T14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 fo:font-size="12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18">
      <text:list-level-style-number text:level="1" text:style-name="T14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19">
      <text:list-level-style-number text:level="1" text:style-name="T14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0">
      <text:list-level-style-number text:level="1" text:style-name="T14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1">
      <text:list-level-style-number text:level="1" text:style-name="T14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2">
      <text:list-level-style-number text:level="1" text:style-name="T15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3">
      <text:list-level-style-number text:level="1" text:style-name="T15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4">
      <text:list-level-style-number text:level="1" text:style-name="T15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5">
      <text:list-level-style-number text:level="1" text:style-name="T153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6">
      <text:list-level-style-number text:level="1" text:style-name="T15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7">
      <text:list-level-style-number text:level="1" text:style-name="T15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8">
      <text:list-level-style-number text:level="1" text:style-name="T15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9">
      <text:list-level-style-bullet text:level="1" text:style-name="T1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15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15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1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16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16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1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16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16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30">
      <text:list-level-style-bullet text:level="1" text:style-name="T1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16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16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1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17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17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1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17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17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31">
      <text:list-level-style-bullet text:level="1" text:style-name="T1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17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17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1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17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18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1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18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18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32">
      <text:list-level-style-bullet text:level="1" text:style-name="T1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18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18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1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18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18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1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19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19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33">
      <text:list-level-style-bullet text:level="1" text:style-name="T1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19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19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1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19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19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1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0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0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34">
      <text:list-level-style-bullet text:level="1" text:style-name="T2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0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0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0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0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0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1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35">
      <text:list-level-style-bullet text:level="1" text:style-name="T2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1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1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1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1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1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1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36">
      <text:list-level-style-bullet text:level="1" text:style-name="T2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2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2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2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2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2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2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37">
      <text:list-level-style-bullet text:level="1" text:style-name="T2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3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3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3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3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3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3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38">
      <text:list-level-style-bullet text:level="1" text:style-name="T23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3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4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4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4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4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4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4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4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39">
      <text:list-level-style-bullet text:level="1" text:style-name="T24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4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4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5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5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5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5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5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5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40">
      <text:list-level-style-bullet text:level="1" text:style-name="T25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5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5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5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6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6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6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6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6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41">
      <text:list-level-style-bullet text:level="1" text:style-name="T26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6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6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6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6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7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7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7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7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42">
      <text:list-level-style-bullet text:level="1" text:style-name="T27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7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7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7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7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7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8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8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8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43">
      <text:list-level-style-bullet text:level="1" text:style-name="T28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8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8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8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8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8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8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9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29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44">
      <text:list-level-style-bullet text:level="1" text:style-name="T29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Symbol" style:font-family-complex="Symbol"/>
      </text:list-level-style-bullet>
      <text:list-level-style-bullet text:level="2" text:style-name="T29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color="#24292f" fo:font-family="Symbol" style:font-family-complex="Symbol"/>
      </text:list-level-style-bullet>
      <text:list-level-style-bullet text:level="3" text:style-name="T29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color="#24292f" fo:font-family="Symbol" style:font-family-complex="Symbol"/>
      </text:list-level-style-bullet>
      <text:list-level-style-bullet text:level="4" text:style-name="T29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color="#24292f" fo:font-family="Symbol" style:font-family-complex="Symbol"/>
      </text:list-level-style-bullet>
      <text:list-level-style-bullet text:level="5" text:style-name="T29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color="#24292f" fo:font-family="Symbol" style:font-family-complex="Symbol"/>
      </text:list-level-style-bullet>
      <text:list-level-style-bullet text:level="6" text:style-name="T29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color="#24292f" fo:font-family="Symbol" style:font-family-complex="Symbol"/>
      </text:list-level-style-bullet>
      <text:list-level-style-bullet text:level="7" text:style-name="T29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color="#24292f" fo:font-family="Symbol" style:font-family-complex="Symbol"/>
      </text:list-level-style-bullet>
      <text:list-level-style-bullet text:level="8" text:style-name="T29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color="#24292f" fo:font-family="Symbol" style:font-family-complex="Symbol"/>
      </text:list-level-style-bullet>
      <text:list-level-style-bullet text:level="9" text:style-name="T30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color="#24292f" fo:font-family="Symbol" style:font-family-complex="Symbol"/>
      </text:list-level-style-bullet>
    </text:list-style>
    <text:list-style style:name="WWNum45">
      <text:list-level-style-number text:level="1" text:style-name="T30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 fo:font-size="12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46">
      <text:list-level-style-number text:level="1" text:style-name="T30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47">
      <text:list-level-style-number text:level="1" text:style-name="T303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48">
      <text:list-level-style-number text:level="1" text:style-name="T30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49">
      <text:list-level-style-number text:level="1" text:style-name="T30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50">
      <text:list-level-style-number text:level="1" text:style-name="T30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51">
      <text:list-level-style-number text:level="1" text:style-name="T30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52">
      <text:list-level-style-number text:level="1" text:style-name="T30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53">
      <text:list-level-style-number text:level="1" text:style-name="T30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54">
      <text:list-level-style-number text:level="1" text:style-name="T3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55">
      <text:list-level-style-number text:level="1" text:style-name="T31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56">
      <text:list-level-style-number text:level="1" text:style-name="T31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24292f" fo:font-family="Liberation Sans" style:font-family-complex="Liberation Sans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2cm" fo:min-height="2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2cm" fo:min-height="2cm"/>
      </style:header-style>
    </style:page-layout>
    <style:style style:parent-style-name="737" style:family="paragraph" style:name="P34">
      <style:paragraph-properties/>
    </style:style>
    <style:style style:parent-style-name="737" style:family="paragraph" style:name="P36">
      <style:paragraph-properties/>
    </style:style>
  </office:automatic-styles>
  <office:master-styles>
    <style:master-page style:name="Standard" style:page-layout-name="Mpm1">
      <style:header>
        <text:p text:style-name="P34"><text:span/><text:span/></text:p>
      </style:header>
    </style:master-page>
    <style:master-page style:name="MasterPage2" style:page-layout-name="Mpm2">
      <style:header>
        <text:p text:style-name="P36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